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868in"/>
    </style:style>
    <style:style style:name="TableColumn3" style:family="table-column">
      <style:table-column-properties style:column-width="0.5312in"/>
    </style:style>
    <style:style style:name="TableColumn4" style:family="table-column">
      <style:table-column-properties style:column-width="1.0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1.025in"/>
    </style:style>
    <style:style style:name="TableColumn7" style:family="table-column">
      <style:table-column-properties style:column-width="1.0097in"/>
    </style:style>
    <style:style style:name="TableColumn8" style:family="table-column">
      <style:table-column-properties style:column-width="1.0104in"/>
    </style:style>
    <style:style style:name="TableColumn9" style:family="table-column">
      <style:table-column-properties style:column-width="1.0069in"/>
    </style:style>
    <style:style style:name="TableColumn10" style:family="table-column">
      <style:table-column-properties style:column-width="1.0083in"/>
    </style:style>
    <style:style style:name="TableColumn11" style:family="table-column">
      <style:table-column-properties style:column-width="1.0076in"/>
    </style:style>
    <style:style style:name="TableColumn12" style:family="table-column">
      <style:table-column-properties style:column-width="1in"/>
    </style:style>
    <style:style style:name="Table1" style:family="table" style:master-page-name="MP0">
      <style:table-properties style:width="10.311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color="#FF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color="#FF000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fo:color="#FF00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color="#FF0000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color="#FF0000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color="#FF0000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color="#FF0000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fo:color="#FF0000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color="#FF0000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fo:color="#FF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fo:color="#FF0000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/>
      <style:text-properties fo:color="#FF0000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fo:color="#FF0000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  <style:text-properties fo:color="#FF00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color="#FF0000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color="#FF0000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color="#FF0000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fo:color="#FF0000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fo:color="#FF0000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fo:color="#FF00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fo:color="#FF0000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  <style:text-properties fo:color="#FF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  <style:text-properties fo:color="#FF0000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fo:color="#FF0000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  <style:text-properties fo:color="#FF0000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fo:color="#FF0000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fo:color="#FF00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color="#FF00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color="#FF0000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color="#FF0000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fo:color="#FF0000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color="#FF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fo:color="#FF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fo:color="#FF0000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fo:color="#FF0000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fo:color="#FF0000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fo:color="#FF0000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fo:color="#FF0000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fo:color="#FF0000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fo:color="#FF0000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fo:color="#FF0000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fo:color="#FF0000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  <style:text-properties fo:color="#FF0000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/>
      <style:text-properties fo:color="#FF0000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fo:color="#FF000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fo:color="#FF0000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  <style:text-properties fo:color="#FF0000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fo:color="#FF0000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fo:color="#FF0000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fo:color="#FF0000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color="#FF0000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fo:color="#FF0000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color="#FF0000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fo:color="#FF0000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/>
      <style:text-properties fo:color="#FF0000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color="#FF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fo:color="#FF0000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/>
      <style:text-properties fo:color="#FF0000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  <style:text-properties fo:color="#FF0000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/>
      <style:text-properties fo:color="#FF00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  <style:text-properties fo:color="#FF0000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fo:color="#FF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color="#FF0000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fo:color="#FF0000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color="#FF0000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fo:color="#FF0000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fo:color="#FF0000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  <style:text-properties fo:color="#FF0000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fo:color="#FF0000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fo:color="#FF0000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fo:color="#FF0000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  <style:text-properties fo:color="#FF0000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/>
      <style:text-properties fo:color="#FF00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color="#FF0000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fo:color="#FF0000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fo:color="#FF0000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color="#FF0000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color="#FF0000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/>
      <style:text-properties fo:color="#FF0000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color="#FF0000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/>
      <style:text-properties fo:color="#FF00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  <style:text-properties fo:color="#FF0000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  <style:text-properties fo:color="#FF0000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  <style:text-properties fo:color="#FF0000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  <style:text-properties fo:color="#FF0000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/>
      <style:text-properties fo:color="#FF0000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  <style:text-properties fo:color="#FF0000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  <style:text-properties fo:color="#FF0000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fo:color="#FF0000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  <style:text-properties fo:color="#FF000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fo:color="#FF0000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  <style:text-properties fo:color="#FF0000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  <style:text-properties fo:color="#FF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  <style:text-properties fo:color="#FF0000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  <style:text-properties fo:color="#FF0000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  <style:text-properties fo:color="#FF0000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/>
      <style:text-properties fo:color="#FF0000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/>
      <style:text-properties fo:color="#FF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  <style:text-properties fo:color="#FF0000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/>
      <style:text-properties fo:color="#FF0000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  <style:text-properties fo:color="#FF0000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  <style:text-properties fo:color="#FF0000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  <style:text-properties fo:color="#FF0000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  <style:text-properties fo:color="#FF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  <style:text-properties fo:color="#FF0000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fo:color="#FF0000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/>
      <style:text-properties fo:color="#FF0000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/>
      <style:text-properties fo:color="#FF0000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/>
      <style:text-properties fo:color="#FF0000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/>
      <style:text-properties fo:color="#FF0000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/>
      <style:text-properties fo:color="#FF0000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  <style:text-properties fo:color="#FF0000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  <style:text-properties fo:color="#FF0000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  <style:text-properties fo:color="#FF0000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  <style:text-properties fo:color="#FF00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/>
      <style:text-properties fo:color="#FF0000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/>
      <style:text-properties fo:color="#FF0000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/>
      <style:text-properties fo:color="#FF0000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/>
      <style:text-properties fo:color="#FF0000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  <style:text-properties fo:color="#FF0000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/>
      <style:text-properties fo:color="#FF0000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  <style:text-properties fo:color="#FF0000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/>
      <style:text-properties fo:color="#FF0000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/>
      <style:text-properties fo:color="#FF0000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/>
      <style:text-properties fo:color="#FF0000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/>
      <style:text-properties fo:color="#FF0000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  <style:text-properties fo:color="#FF0000"/>
    </style:style>
    <style:style style:name="TableRow425" style:family="table-row">
      <style:table-row-properties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  <style:text-properties fo:color="#FF0000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  <style:text-properties fo:color="#FF0000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  <style:text-properties fo:color="#FF0000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  <style:text-properties fo:color="#FF0000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/>
      <style:text-properties fo:color="#FF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/>
      <style:text-properties fo:color="#FF0000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/>
      <style:text-properties fo:color="#FF0000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/>
      <style:text-properties fo:color="#FF0000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  <style:text-properties fo:color="#FF0000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  <style:text-properties fo:color="#FF0000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  <style:text-properties fo:color="#FF0000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/>
      <style:text-properties fo:color="#FF0000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/>
      <style:text-properties fo:color="#FF0000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/>
      <style:text-properties fo:color="#FF0000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/>
      <style:text-properties fo:color="#FF0000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  <style:text-properties fo:color="#FF0000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  <style:text-properties fo:color="#FF0000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/>
      <style:text-properties fo:color="#FF0000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/>
      <style:text-properties fo:color="#FF0000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/>
      <style:text-properties fo:color="#FF0000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/>
      <style:text-properties fo:color="#FF0000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/>
      <style:text-properties fo:color="#FF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  <style:text-properties fo:color="#FF0000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  <style:text-properties fo:color="#FF0000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bottom="0in" fo:line-height="103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bottom="0in" fo:line-height="103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style:vertical-align="auto" fo:margin-bottom="0in" fo:line-height="103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style:vertical-align="auto" fo:margin-bottom="0in" fo:line-height="103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style:vertical-align="auto" fo:margin-bottom="0in" fo:line-height="103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style:vertical-align="auto" fo:margin-bottom="0in" fo:line-height="103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 fo:margin-bottom="0in" fo:line-height="103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 fo:margin-bottom="0in" fo:line-height="103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 fo:margin-bottom="0in" fo:line-height="103%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/>
      <style:text-properties fo:color="#FF0000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/>
      <style:text-properties fo:color="#FF0000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  <style:text-properties fo:color="#FF0000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  <style:text-properties fo:color="#FF0000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/>
      <style:text-properties fo:color="#FF0000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/>
      <style:text-properties fo:color="#FF0000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/>
      <style:text-properties fo:color="#FF0000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/>
      <style:text-properties fo:color="#FF0000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  <style:text-properties fo:color="#FF0000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/>
      <style:text-properties fo:color="#FF0000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  <style:text-properties fo:color="#FF0000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  <style:text-properties fo:color="#FF0000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/>
      <style:text-properties fo:color="#FF0000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/>
      <style:text-properties fo:color="#FF0000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/>
      <style:text-properties fo:color="#FF0000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/>
      <style:text-properties fo:color="#FF0000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  <style:text-properties fo:color="#FF0000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/>
      <style:text-properties fo:color="#FF0000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/>
      <style:text-properties fo:color="#FF0000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/>
      <style:text-properties fo:color="#FF0000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/>
      <style:text-properties fo:color="#FF0000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/>
      <style:text-properties fo:color="#FF0000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  <style:text-properties fo:color="#FF0000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  <style:text-properties fo:color="#FF0000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  <style:text-properties fo:color="#FF0000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  <style:text-properties fo:color="#FF0000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  <style:text-properties fo:color="#FF0000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/>
      <style:text-properties fo:color="#FF0000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  <style:text-properties fo:color="#FF0000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/>
      <style:text-properties fo:color="#FF0000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/>
      <style:text-properties fo:color="#FF0000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/>
      <style:text-properties fo:color="#FF0000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bottom="0in" fo:line-height="103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 fo:line-height="103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style:vertical-align="auto" fo:margin-bottom="0in" fo:line-height="103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style:vertical-align="auto" fo:margin-bottom="0in" fo:line-height="103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style:vertical-align="auto" fo:margin-bottom="0in" fo:line-height="103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vertical-align="auto" fo:margin-bottom="0in" fo:line-height="103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style:vertical-align="auto" fo:margin-bottom="0in" fo:line-height="103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style:vertical-align="auto" fo:margin-bottom="0in" fo:line-height="103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style:vertical-align="auto" fo:margin-bottom="0in" fo:line-height="103%"/>
    </style:style>
    <style:style style:name="TableRow632" style:family="table-row">
      <style:table-row-properties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vertical-align="auto" fo:margin-bottom="0in" fo:line-height="103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style:vertical-align="auto" fo:margin-bottom="0in" fo:line-height="103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style:vertical-align="auto" fo:margin-bottom="0in" fo:line-height="103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style:vertical-align="auto" fo:margin-bottom="0in" fo:line-height="103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style:vertical-align="auto" fo:margin-bottom="0in" fo:line-height="103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style:vertical-align="auto" fo:margin-bottom="0in" fo:line-height="103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style:vertical-align="auto" fo:margin-bottom="0in" fo:line-height="103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style:vertical-align="auto" fo:margin-bottom="0in" fo:line-height="103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style:vertical-align="auto" fo:margin-bottom="0in" fo:line-height="103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style:vertical-align="auto" fo:margin-bottom="0in" fo:line-height="103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 fo:margin-bottom="0in" fo:line-height="103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style:vertical-align="auto" fo:margin-bottom="0in" fo:line-height="103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style:vertical-align="auto" fo:margin-bottom="0in" fo:line-height="103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vertical-align="auto" fo:margin-bottom="0in" fo:line-height="103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style:vertical-align="auto" fo:margin-bottom="0in" fo:line-height="103%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style:vertical-align="auto" fo:margin-bottom="0in" fo:line-height="103%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style:vertical-align="auto" fo:margin-bottom="0in" fo:line-height="103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style:vertical-align="auto" fo:margin-bottom="0in" fo:line-height="103%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 fo:line-height="103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 fo:margin-bottom="0in" fo:line-height="103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style:vertical-align="auto" fo:margin-bottom="0in" fo:line-height="103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style:vertical-align="auto" fo:margin-bottom="0in" fo:line-height="103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style:vertical-align="auto" fo:margin-bottom="0in" fo:line-height="103%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vertical-align="auto" fo:margin-bottom="0in" fo:line-height="103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style:vertical-align="auto" fo:margin-bottom="0in" fo:line-height="103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style:vertical-align="auto" fo:margin-bottom="0in" fo:line-height="103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style:vertical-align="auto" fo:margin-bottom="0in" fo:line-height="103%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vertical-align="auto" fo:margin-bottom="0in" fo:line-height="103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vertical-align="auto" fo:margin-bottom="0in" fo:line-height="103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vertical-align="auto" fo:margin-bottom="0in" fo:line-height="103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style:vertical-align="auto" fo:margin-bottom="0in" fo:line-height="103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style:vertical-align="auto" fo:margin-bottom="0in" fo:line-height="103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style:vertical-align="auto" fo:margin-bottom="0in" fo:line-height="103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style:vertical-align="auto" fo:margin-bottom="0in" fo:line-height="103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style:vertical-align="auto" fo:margin-bottom="0in" fo:line-height="103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style:vertical-align="auto" fo:margin-bottom="0in" fo:line-height="103%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in" fo:line-height="103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style:vertical-align="auto" fo:margin-bottom="0in" fo:line-height="103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style:vertical-align="auto" fo:margin-bottom="0in" fo:line-height="103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style:vertical-align="auto" fo:margin-bottom="0in" fo:line-height="103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style:vertical-align="auto" fo:margin-bottom="0in" fo:line-height="103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style:vertical-align="auto" fo:margin-bottom="0in" fo:line-height="103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style:vertical-align="auto" fo:margin-bottom="0in" fo:line-height="103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style:vertical-align="auto" fo:margin-bottom="0in" fo:line-height="103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style:vertical-align="auto" fo:margin-bottom="0in" fo:line-height="103%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vertical-align="auto" fo:margin-bottom="0in" fo:line-height="103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style:vertical-align="auto" fo:margin-bottom="0in" fo:line-height="103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style:vertical-align="auto" fo:margin-bottom="0in" fo:line-height="103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style:vertical-align="auto" fo:margin-bottom="0in" fo:line-height="103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style:vertical-align="auto" fo:margin-bottom="0in" fo:line-height="103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style:vertical-align="auto" fo:margin-bottom="0in" fo:line-height="103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style:vertical-align="auto" fo:margin-bottom="0in" fo:line-height="103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style:vertical-align="auto" fo:margin-bottom="0in" fo:line-height="103%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style:vertical-align="auto" fo:margin-bottom="0in" fo:line-height="103%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style:vertical-align="auto" fo:margin-bottom="0in" fo:line-height="103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style:vertical-align="auto" fo:margin-bottom="0in" fo:line-height="103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style:vertical-align="auto" fo:margin-bottom="0in" fo:line-height="103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style:vertical-align="auto" fo:margin-bottom="0in" fo:line-height="103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style:vertical-align="auto" fo:margin-bottom="0in" fo:line-height="103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style:vertical-align="auto" fo:margin-bottom="0in" fo:line-height="103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vertical-align="auto" fo:margin-bottom="0in" fo:line-height="103%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style:vertical-align="auto" fo:margin-bottom="0in" fo:line-height="103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style:vertical-align="auto" fo:margin-bottom="0in" fo:line-height="103%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style:vertical-align="auto" fo:margin-bottom="0in" fo:line-height="103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style:vertical-align="auto" fo:margin-bottom="0in" fo:line-height="103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style:vertical-align="auto" fo:margin-bottom="0in" fo:line-height="103%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style:vertical-align="auto" fo:margin-bottom="0in" fo:line-height="103%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style:vertical-align="auto" fo:margin-bottom="0in" fo:line-height="103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style:vertical-align="auto" fo:margin-bottom="0in" fo:line-height="103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style:vertical-align="auto" fo:margin-bottom="0in" fo:line-height="103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style:vertical-align="auto" fo:margin-bottom="0in" fo:line-height="103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style:vertical-align="auto" fo:margin-bottom="0in" fo:line-height="103%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9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style:vertical-align="auto" fo:margin-bottom="0in" fo:line-height="103%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style:vertical-align="auto" fo:margin-bottom="0in" fo:line-height="103%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style:vertical-align="auto" fo:margin-bottom="0in" fo:line-height="103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style:vertical-align="auto" fo:margin-bottom="0in" fo:line-height="103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style:vertical-align="auto" fo:margin-bottom="0in" fo:line-height="103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style:vertical-align="auto" fo:margin-bottom="0in" fo:line-height="103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style:vertical-align="auto" fo:margin-bottom="0in" fo:line-height="103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style:vertical-align="auto" fo:margin-bottom="0in" fo:line-height="103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style:vertical-align="auto" fo:margin-bottom="0in" fo:line-height="103%"/>
    </style:style>
    <style:style style:name="TableRow839" style:family="table-row">
      <style:table-row-properties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style:vertical-align="auto" fo:margin-bottom="0in" fo:line-height="103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style:vertical-align="auto" fo:margin-bottom="0in" fo:line-height="103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style:vertical-align="auto" fo:margin-bottom="0in" fo:line-height="103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style:vertical-align="auto" fo:margin-bottom="0in" fo:line-height="103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style:vertical-align="auto" fo:margin-bottom="0in" fo:line-height="103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style:vertical-align="auto" fo:margin-bottom="0in" fo:line-height="103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style:vertical-align="auto" fo:margin-bottom="0in" fo:line-height="103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style:vertical-align="auto" fo:margin-bottom="0in" fo:line-height="103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style:vertical-align="auto" fo:margin-bottom="0in" fo:line-height="103%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/>
      <style:text-properties fo:color="#FF0000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/>
      <style:text-properties fo:color="#FF0000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/>
      <style:text-properties fo:color="#FF0000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/>
      <style:text-properties fo:color="#FF0000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/>
      <style:text-properties fo:color="#FF0000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/>
      <style:text-properties fo:color="#FF0000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/>
      <style:text-properties fo:color="#FF0000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bottom="0in"/>
      <style:text-properties fo:color="#FF0000"/>
    </style:style>
    <style:style style:name="TableRow885" style:family="table-row">
      <style:table-row-properties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style:vertical-align="auto" fo:margin-bottom="0in" fo:line-height="103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style:vertical-align="auto" fo:margin-bottom="0in" fo:line-height="103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style:vertical-align="auto" fo:margin-bottom="0in" fo:line-height="103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style:vertical-align="auto" fo:margin-bottom="0in" fo:line-height="103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style:vertical-align="auto" fo:margin-bottom="0in" fo:line-height="103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style:vertical-align="auto" fo:margin-bottom="0in" fo:line-height="103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style:vertical-align="auto" fo:margin-bottom="0in" fo:line-height="103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style:vertical-align="auto" fo:margin-bottom="0in" fo:line-height="103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style:vertical-align="auto" fo:margin-bottom="0in" fo:line-height="103%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style:vertical-align="auto" fo:margin-bottom="0in" fo:line-height="103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style:vertical-align="auto" fo:margin-bottom="0in" fo:line-height="103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style:vertical-align="auto" fo:margin-bottom="0in" fo:line-height="103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style:vertical-align="auto" fo:margin-bottom="0in" fo:line-height="103%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style:vertical-align="auto" fo:margin-bottom="0in" fo:line-height="103%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style:vertical-align="auto" fo:margin-bottom="0in" fo:line-height="103%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paragraph-properties style:vertical-align="auto" fo:margin-bottom="0in" fo:line-height="103%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style:vertical-align="auto" fo:margin-bottom="0in" fo:line-height="103%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" style:family="paragraph">
      <style:paragraph-properties style:vertical-align="auto" fo:margin-bottom="0in" fo:line-height="103%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4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style:vertical-align="auto" fo:margin-bottom="0in" fo:line-height="103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style:vertical-align="auto" fo:margin-bottom="0in" fo:line-height="103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style:vertical-align="auto" fo:margin-bottom="0in" fo:line-height="103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style:vertical-align="auto" fo:margin-bottom="0in" fo:line-height="103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style:vertical-align="auto" fo:margin-bottom="0in" fo:line-height="103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style:vertical-align="auto" fo:margin-bottom="0in" fo:line-height="103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style:vertical-align="auto" fo:margin-bottom="0in" fo:line-height="103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style:vertical-align="auto" fo:margin-bottom="0in" fo:line-height="103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style:vertical-align="auto" fo:margin-bottom="0in" fo:line-height="103%"/>
    </style:style>
    <style:style style:name="TableRow954" style:family="table-row">
      <style:table-row-properties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7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style:vertical-align="auto" fo:margin-bottom="0in" fo:line-height="103%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style:vertical-align="auto" fo:margin-bottom="0in" fo:line-height="103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style:vertical-align="auto" fo:margin-bottom="0in" fo:line-height="103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style:vertical-align="auto" fo:margin-bottom="0in" fo:line-height="103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style:vertical-align="auto" fo:margin-bottom="0in" fo:line-height="103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style:vertical-align="auto" fo:margin-bottom="0in" fo:line-height="103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style:vertical-align="auto" fo:margin-bottom="0in" fo:line-height="103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style:vertical-align="auto" fo:margin-bottom="0in" fo:line-height="103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style:vertical-align="auto" fo:margin-bottom="0in" fo:line-height="103%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80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style:vertical-align="auto" fo:margin-bottom="0in" fo:line-height="103%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style:vertical-align="auto" fo:margin-bottom="0in" fo:line-height="103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style:vertical-align="auto" fo:margin-bottom="0in" fo:line-height="103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style:vertical-align="auto" fo:margin-bottom="0in" fo:line-height="103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style:vertical-align="auto" fo:margin-bottom="0in" fo:line-height="103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style:vertical-align="auto" fo:margin-bottom="0in" fo:line-height="103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style:vertical-align="auto" fo:margin-bottom="0in" fo:line-height="103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style:vertical-align="auto" fo:margin-bottom="0in" fo:line-height="103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style:vertical-align="auto" fo:margin-bottom="0in" fo:line-height="103%"/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style:vertical-align="auto" fo:margin-bottom="0in" fo:line-height="103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style:vertical-align="auto" fo:margin-bottom="0in" fo:line-height="103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style:vertical-align="auto" fo:margin-bottom="0in" fo:line-height="103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style:vertical-align="auto" fo:margin-bottom="0in" fo:line-height="103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style:vertical-align="auto" fo:margin-bottom="0in" fo:line-height="103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style:vertical-align="auto" fo:margin-bottom="0in" fo:line-height="103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style:vertical-align="auto" fo:margin-bottom="0in" fo:line-height="103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style:vertical-align="auto" fo:margin-bottom="0in" fo:line-height="103%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style:vertical-align="auto" fo:margin-bottom="0in" fo:line-height="103%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0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style:vertical-align="auto" fo:margin-bottom="0in" fo:line-height="103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style:vertical-align="auto" fo:margin-bottom="0in" fo:line-height="103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style:vertical-align="auto" fo:margin-bottom="0in" fo:line-height="103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style:vertical-align="auto" fo:margin-bottom="0in" fo:line-height="103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style:vertical-align="auto" fo:margin-bottom="0in" fo:line-height="103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style:vertical-align="auto" fo:margin-bottom="0in" fo:line-height="103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style:vertical-align="auto" fo:margin-bottom="0in" fo:line-height="103%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Normal" style:family="paragraph">
      <style:paragraph-properties style:vertical-align="auto" fo:margin-bottom="0in" fo:line-height="103%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style:vertical-align="auto" fo:margin-bottom="0in" fo:line-height="103%"/>
    </style:style>
    <style:style style:name="TableRow1046" style:family="table-row">
      <style:table-row-properties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/>
      <style:text-properties fo:color="#FF0000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/>
      <style:text-properties fo:color="#FF0000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/>
      <style:text-properties fo:color="#FF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/>
      <style:text-properties fo:color="#FF0000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/>
      <style:text-properties fo:color="#FF0000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margin-bottom="0in"/>
      <style:text-properties fo:color="#FF0000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/>
      <style:text-properties fo:color="#FF0000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/>
      <style:text-properties fo:color="#FF0000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/>
      <style:text-properties fo:color="#FF0000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margin-bottom="0in"/>
      <style:text-properties fo:color="#FF0000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/>
      <style:text-properties fo:color="#FF0000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/>
      <style:text-properties fo:color="#FF0000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/>
      <style:text-properties fo:color="#FF0000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/>
      <style:text-properties fo:color="#FF0000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/>
      <style:text-properties fo:color="#FF0000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/>
      <style:text-properties fo:color="#FF0000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/>
      <style:text-properties fo:color="#FF0000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/>
      <style:text-properties fo:color="#FF0000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/>
      <style:text-properties fo:color="#FF0000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bottom="0in"/>
      <style:text-properties fo:color="#FF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/>
      <style:text-properties fo:color="#FF0000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margin-bottom="0in"/>
      <style:text-properties fo:color="#FF0000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/>
      <style:text-properties fo:color="#FF0000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/>
      <style:text-properties fo:color="#FF0000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bottom="0in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/>
    </style:style>
    <style:style style:name="TableRow1161" style:family="table-row">
      <style:table-row-properties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bottom="0in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margin-bottom="0in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margin-bottom="0in"/>
    </style:style>
    <style:style style:name="TableRow1207" style:family="table-row">
      <style:table-row-properties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style:vertical-align="auto" fo:margin-bottom="0in" fo:line-height="103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style:vertical-align="auto" fo:margin-bottom="0in" fo:line-height="103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style:vertical-align="auto" fo:margin-bottom="0in" fo:line-height="103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style:vertical-align="auto" fo:margin-bottom="0in" fo:line-height="103%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vertical-align="auto" fo:margin-bottom="0in" fo:line-height="103%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style:vertical-align="auto" fo:margin-bottom="0in" fo:line-height="103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style:vertical-align="auto" fo:margin-bottom="0in" fo:line-height="103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style:vertical-align="auto" fo:margin-bottom="0in" fo:line-height="103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style:vertical-align="auto" fo:margin-bottom="0in" fo:line-height="103%"/>
    </style:style>
    <style:style style:name="TableRow1230" style:family="table-row">
      <style:table-row-properties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style:vertical-align="auto" fo:margin-bottom="0in" fo:line-height="103%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style:vertical-align="auto" fo:margin-bottom="0in" fo:line-height="103%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style:vertical-align="auto" fo:margin-bottom="0in" fo:line-height="103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style:vertical-align="auto" fo:margin-bottom="0in" fo:line-height="103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style:vertical-align="auto" fo:margin-bottom="0in" fo:line-height="103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style:vertical-align="auto" fo:margin-bottom="0in" fo:line-height="103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style:vertical-align="auto" fo:margin-bottom="0in" fo:line-height="103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style:vertical-align="auto" fo:margin-bottom="0in" fo:line-height="103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vertical-align="auto" fo:margin-bottom="0in" fo:line-height="103%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style:vertical-align="auto" fo:margin-bottom="0in" fo:line-height="103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style:vertical-align="auto" fo:margin-bottom="0in" fo:line-height="103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style:vertical-align="auto" fo:margin-bottom="0in" fo:line-height="103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style:vertical-align="auto" fo:margin-bottom="0in" fo:line-height="103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style:vertical-align="auto" fo:margin-bottom="0in" fo:line-height="103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style:vertical-align="auto" fo:margin-bottom="0in" fo:line-height="103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style:vertical-align="auto" fo:margin-bottom="0in" fo:line-height="103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style:vertical-align="auto" fo:margin-bottom="0in" fo:line-height="103%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style:vertical-align="auto" fo:margin-bottom="0in" fo:line-height="103%"/>
    </style:style>
    <style:style style:name="TableRow1276" style:family="table-row">
      <style:table-row-properties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style:vertical-align="auto" fo:margin-bottom="0in" fo:line-height="103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style:vertical-align="auto" fo:margin-bottom="0in" fo:line-height="103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style:vertical-align="auto" fo:margin-bottom="0in" fo:line-height="103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style:vertical-align="auto" fo:margin-bottom="0in" fo:line-height="103%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style:vertical-align="auto" fo:margin-bottom="0in" fo:line-height="103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style:vertical-align="auto" fo:margin-bottom="0in" fo:line-height="103%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style:vertical-align="auto" fo:margin-bottom="0in" fo:line-height="103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style:vertical-align="auto" fo:margin-bottom="0in" fo:line-height="103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style:vertical-align="auto" fo:margin-bottom="0in" fo:line-height="103%"/>
    </style:style>
    <style:style style:name="TableRow1299" style:family="table-row">
      <style:table-row-properties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vertical-align="auto" fo:margin-bottom="0in" fo:line-height="103%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vertical-align="auto" fo:margin-bottom="0in" fo:line-height="103%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style:vertical-align="auto" fo:margin-bottom="0in" fo:line-height="103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style:vertical-align="auto" fo:margin-bottom="0in" fo:line-height="103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style:vertical-align="auto" fo:margin-bottom="0in" fo:line-height="103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style:vertical-align="auto" fo:margin-bottom="0in" fo:line-height="103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style:vertical-align="auto" fo:margin-bottom="0in" fo:line-height="103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style:vertical-align="auto" fo:margin-bottom="0in" fo:line-height="103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style:vertical-align="auto" fo:margin-bottom="0in" fo:line-height="103%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margin-bottom="0in"/>
      <style:text-properties fo:color="#FF0000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/>
      <style:text-properties fo:color="#FF0000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margin-bottom="0in"/>
      <style:text-properties fo:color="#FF0000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/>
      <style:text-properties fo:color="#FF0000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margin-bottom="0in"/>
      <style:text-properties fo:color="#FF0000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bottom="0in"/>
      <style:text-properties fo:color="#FF0000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/>
      <style:text-properties fo:color="#FF0000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margin-bottom="0in"/>
      <style:text-properties fo:color="#FF0000"/>
    </style:style>
    <style:style style:name="TableRow1345" style:family="table-row">
      <style:table-row-properties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style:vertical-align="auto" fo:margin-bottom="0in" fo:line-height="103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style:vertical-align="auto" fo:margin-bottom="0in" fo:line-height="103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style:vertical-align="auto" fo:margin-bottom="0in" fo:line-height="103%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style:vertical-align="auto" fo:margin-bottom="0in" fo:line-height="103%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style:vertical-align="auto" fo:margin-bottom="0in" fo:line-height="103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style:vertical-align="auto" fo:margin-bottom="0in" fo:line-height="103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style:vertical-align="auto" fo:margin-bottom="0in" fo:line-height="103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style:vertical-align="auto" fo:margin-bottom="0in" fo:line-height="103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style:vertical-align="auto" fo:margin-bottom="0in" fo:line-height="103%"/>
    </style:style>
    <style:style style:name="TableRow1368" style:family="table-row">
      <style:table-row-properties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style:vertical-align="auto" fo:margin-bottom="0in" fo:line-height="103%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style:vertical-align="auto" fo:margin-bottom="0in" fo:line-height="103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style:vertical-align="auto" fo:margin-bottom="0in" fo:line-height="103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style:vertical-align="auto" fo:margin-bottom="0in" fo:line-height="103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style:vertical-align="auto" fo:margin-bottom="0in" fo:line-height="103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style:vertical-align="auto" fo:margin-bottom="0in" fo:line-height="103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style:vertical-align="auto" fo:margin-bottom="0in" fo:line-height="103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style:vertical-align="auto" fo:margin-bottom="0in" fo:line-height="103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style:vertical-align="auto" fo:margin-bottom="0in" fo:line-height="103%"/>
    </style:style>
    <style:style style:name="TableRow1391" style:family="table-row">
      <style:table-row-properties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style:vertical-align="auto" fo:margin-bottom="0in" fo:line-height="103%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style:vertical-align="auto" fo:margin-bottom="0in" fo:line-height="103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style:vertical-align="auto" fo:margin-bottom="0in" fo:line-height="103%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style:vertical-align="auto" fo:margin-bottom="0in" fo:line-height="103%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style:vertical-align="auto" fo:margin-bottom="0in" fo:line-height="103%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style:vertical-align="auto" fo:margin-bottom="0in" fo:line-height="103%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style:vertical-align="auto" fo:margin-bottom="0in" fo:line-height="103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vertical-align="auto" fo:margin-bottom="0in" fo:line-height="103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style:vertical-align="auto" fo:margin-bottom="0in" fo:line-height="103%"/>
    </style:style>
    <style:style style:name="TableRow1414" style:family="table-row">
      <style:table-row-properties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style:vertical-align="auto" fo:margin-bottom="0in" fo:line-height="103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style:vertical-align="auto" fo:margin-bottom="0in" fo:line-height="103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style:vertical-align="auto" fo:margin-bottom="0in" fo:line-height="103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style:vertical-align="auto" fo:margin-bottom="0in" fo:line-height="103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style:vertical-align="auto" fo:margin-bottom="0in" fo:line-height="103%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style:vertical-align="auto" fo:margin-bottom="0in" fo:line-height="103%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vertical-align="auto" fo:margin-bottom="0in" fo:line-height="103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style:vertical-align="auto" fo:margin-bottom="0in" fo:line-height="103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style:vertical-align="auto" fo:margin-bottom="0in" fo:line-height="103%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style:vertical-align="auto" fo:margin-bottom="0in" fo:line-height="103%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style:vertical-align="auto" fo:margin-bottom="0in" fo:line-height="103%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style:vertical-align="auto" fo:margin-bottom="0in" fo:line-height="103%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" style:family="paragraph">
      <style:paragraph-properties style:vertical-align="auto" fo:margin-bottom="0in" fo:line-height="103%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style:vertical-align="auto" fo:margin-bottom="0in" fo:line-height="103%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style:vertical-align="auto" fo:margin-bottom="0in" fo:line-height="103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style:vertical-align="auto" fo:margin-bottom="0in" fo:line-height="103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style:vertical-align="auto" fo:margin-bottom="0in" fo:line-height="103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style:vertical-align="auto" fo:margin-bottom="0in" fo:line-height="103%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margin-bottom="0in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margin-bottom="0in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margin-bottom="0in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margin-bottom="0in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margin-bottom="0in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margin-bottom="0in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margin-bottom="0in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/>
    </style:style>
    <style:style style:name="TableRow1506" style:family="table-row">
      <style:table-row-properties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margin-bottom="0in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margin-bottom="0in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fo:margin-bottom="0in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Normal" style:family="paragraph">
      <style:paragraph-properties fo:margin-bottom="0in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/>
    </style:style>
    <style:style style:name="TableRow1529" style:family="table-row">
      <style:table-row-properties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style:vertical-align="auto" fo:margin-bottom="0in" fo:line-height="103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style:vertical-align="auto" fo:margin-bottom="0in" fo:line-height="103%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style:vertical-align="auto" fo:margin-bottom="0in" fo:line-height="103%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style:vertical-align="auto" fo:margin-bottom="0in" fo:line-height="103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style:vertical-align="auto" fo:margin-bottom="0in" fo:line-height="103%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style:vertical-align="auto" fo:margin-bottom="0in" fo:line-height="103%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style:vertical-align="auto" fo:margin-bottom="0in" fo:line-height="103%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style:vertical-align="auto" fo:margin-bottom="0in" fo:line-height="103%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style:vertical-align="auto" fo:margin-bottom="0in" fo:line-height="103%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style:vertical-align="auto" fo:margin-bottom="0in" fo:line-height="103%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style:vertical-align="auto" fo:margin-bottom="0in" fo:line-height="103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style:vertical-align="auto" fo:margin-bottom="0in" fo:line-height="103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style:vertical-align="auto" fo:margin-bottom="0in" fo:line-height="103%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style:vertical-align="auto" fo:margin-bottom="0in" fo:line-height="103%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style:vertical-align="auto" fo:margin-bottom="0in" fo:line-height="103%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style:vertical-align="auto" fo:margin-bottom="0in" fo:line-height="103%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style:vertical-align="auto" fo:margin-bottom="0in" fo:line-height="103%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style:vertical-align="auto" fo:margin-bottom="0in" fo:line-height="103%"/>
    </style:style>
    <style:style style:name="TableRow1575" style:family="table-row">
      <style:table-row-properties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style:vertical-align="auto" fo:margin-bottom="0in" fo:line-height="103%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style:vertical-align="auto" fo:margin-bottom="0in" fo:line-height="103%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style:vertical-align="auto" fo:margin-bottom="0in" fo:line-height="103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style:vertical-align="auto" fo:margin-bottom="0in" fo:line-height="103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style:vertical-align="auto" fo:margin-bottom="0in" fo:line-height="103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style:vertical-align="auto" fo:margin-bottom="0in" fo:line-height="103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style:vertical-align="auto" fo:margin-bottom="0in" fo:line-height="103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style:vertical-align="auto" fo:margin-bottom="0in" fo:line-height="103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style:vertical-align="auto" fo:margin-bottom="0in" fo:line-height="103%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style:vertical-align="auto" fo:margin-bottom="0in" fo:line-height="103%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style:vertical-align="auto" fo:margin-bottom="0in" fo:line-height="103%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style:vertical-align="auto" fo:margin-bottom="0in" fo:line-height="103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style:vertical-align="auto" fo:margin-bottom="0in" fo:line-height="103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style:vertical-align="auto" fo:margin-bottom="0in" fo:line-height="103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style:vertical-align="auto" fo:margin-bottom="0in" fo:line-height="103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style:vertical-align="auto" fo:margin-bottom="0in" fo:line-height="103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style:vertical-align="auto" fo:margin-bottom="0in" fo:line-height="103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style:vertical-align="auto" fo:margin-bottom="0in" fo:line-height="103%"/>
    </style:style>
    <style:style style:name="TableRow1621" style:family="table-row">
      <style:table-row-properties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style:vertical-align="auto" fo:margin-bottom="0in" fo:line-height="103%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style:vertical-align="auto" fo:margin-bottom="0in" fo:line-height="103%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style:vertical-align="auto" fo:margin-bottom="0in" fo:line-height="103%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style:vertical-align="auto" fo:margin-bottom="0in" fo:line-height="103%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style:vertical-align="auto" fo:margin-bottom="0in" fo:line-height="103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style:vertical-align="auto" fo:margin-bottom="0in" fo:line-height="103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style:vertical-align="auto" fo:margin-bottom="0in" fo:line-height="103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style:vertical-align="auto" fo:margin-bottom="0in" fo:line-height="103%"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style:vertical-align="auto" fo:margin-bottom="0in" fo:line-height="103%"/>
    </style:style>
    <style:style style:name="TableRow1644" style:family="table-row">
      <style:table-row-properties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style:vertical-align="auto" fo:margin-bottom="0in" fo:line-height="103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style:vertical-align="auto" fo:margin-bottom="0in" fo:line-height="103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style:vertical-align="auto" fo:margin-bottom="0in" fo:line-height="103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style:vertical-align="auto" fo:margin-bottom="0in" fo:line-height="103%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" style:family="paragraph">
      <style:paragraph-properties style:vertical-align="auto" fo:margin-bottom="0in" fo:line-height="103%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style:vertical-align="auto" fo:margin-bottom="0in" fo:line-height="103%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style:vertical-align="auto" fo:margin-bottom="0in" fo:line-height="103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style:vertical-align="auto" fo:margin-bottom="0in" fo:line-height="103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style:vertical-align="auto" fo:margin-bottom="0in" fo:line-height="103%"/>
    </style:style>
    <style:style style:name="TableRow1667" style:family="table-row">
      <style:table-row-properties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style:vertical-align="auto" fo:margin-bottom="0in" fo:line-height="103%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style:vertical-align="auto" fo:margin-bottom="0in" fo:line-height="103%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Normal" style:family="paragraph">
      <style:paragraph-properties style:vertical-align="auto" fo:margin-bottom="0in" fo:line-height="103%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" style:family="paragraph">
      <style:paragraph-properties style:vertical-align="auto" fo:margin-bottom="0in" fo:line-height="103%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" style:family="paragraph">
      <style:paragraph-properties style:vertical-align="auto" fo:margin-bottom="0in" fo:line-height="103%"/>
    </style:style>
    <style:style style:name="TableCell1682" style:family="table-cell">
      <style:table-cell-properties fo:border="0.0069in solid #000000" style:writing-mode="lr-tb" fo:padding-top="0in" fo:padding-left="0.075in" fo:padding-bottom="0in" fo:padding-right="0.075in"/>
    </style:style>
    <style:style style:name="P1683" style:parent-style-name="Normal" style:family="paragraph">
      <style:paragraph-properties style:vertical-align="auto" fo:margin-bottom="0in" fo:line-height="103%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Normal" style:family="paragraph">
      <style:paragraph-properties style:vertical-align="auto" fo:margin-bottom="0in" fo:line-height="103%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Normal" style:family="paragraph">
      <style:paragraph-properties style:vertical-align="auto" fo:margin-bottom="0in" fo:line-height="103%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style:vertical-align="auto" fo:margin-bottom="0in" fo:line-height="103%"/>
    </style:style>
    <style:style style:name="TableRow1690" style:family="table-row">
      <style:table-row-properties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style:vertical-align="auto" fo:margin-bottom="0in" fo:line-height="103%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style:vertical-align="auto" fo:margin-bottom="0in" fo:line-height="103%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style:vertical-align="auto" fo:margin-bottom="0in" fo:line-height="103%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style:vertical-align="auto" fo:margin-bottom="0in" fo:line-height="103%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style:vertical-align="auto" fo:margin-bottom="0in" fo:line-height="103%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" style:family="paragraph">
      <style:paragraph-properties style:vertical-align="auto" fo:margin-bottom="0in" fo:line-height="103%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style:vertical-align="auto" fo:margin-bottom="0in" fo:line-height="103%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style:vertical-align="auto" fo:margin-bottom="0in" fo:line-height="103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style:vertical-align="auto" fo:margin-bottom="0in" fo:line-height="103%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style:vertical-align="auto" fo:margin-bottom="0in" fo:line-height="103%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style:vertical-align="auto" fo:margin-bottom="0in" fo:line-height="103%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style:vertical-align="auto" fo:margin-bottom="0in" fo:line-height="103%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" style:family="paragraph">
      <style:paragraph-properties style:vertical-align="auto" fo:margin-bottom="0in" fo:line-height="103%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style:vertical-align="auto" fo:margin-bottom="0in" fo:line-height="103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style:vertical-align="auto" fo:margin-bottom="0in" fo:line-height="103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style:vertical-align="auto" fo:margin-bottom="0in" fo:line-height="103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style:vertical-align="auto" fo:margin-bottom="0in" fo:line-height="103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style:vertical-align="auto" fo:margin-bottom="0in" fo:line-height="103%"/>
    </style:style>
    <style:style style:name="TableRow1736" style:family="table-row">
      <style:table-row-properties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style:vertical-align="auto" fo:margin-bottom="0in" fo:line-height="103%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style:vertical-align="auto" fo:margin-bottom="0in" fo:line-height="103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style:vertical-align="auto" fo:margin-bottom="0in" fo:line-height="103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style:vertical-align="auto" fo:margin-bottom="0in" fo:line-height="103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style:vertical-align="auto" fo:margin-bottom="0in" fo:line-height="103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style:vertical-align="auto" fo:margin-bottom="0in" fo:line-height="103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style:vertical-align="auto" fo:margin-bottom="0in" fo:line-height="103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style:vertical-align="auto" fo:margin-bottom="0in" fo:line-height="103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style:vertical-align="auto" fo:margin-bottom="0in" fo:line-height="103%"/>
    </style:style>
    <style:style style:name="TableRow1759" style:family="table-row">
      <style:table-row-properties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style:vertical-align="auto" fo:margin-bottom="0in" fo:line-height="103%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style:vertical-align="auto" fo:margin-bottom="0in" fo:line-height="103%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style:vertical-align="auto" fo:margin-bottom="0in" fo:line-height="103%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style:vertical-align="auto" fo:margin-bottom="0in" fo:line-height="103%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style:vertical-align="auto" fo:margin-bottom="0in" fo:line-height="103%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style:vertical-align="auto" fo:margin-bottom="0in" fo:line-height="103%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" style:family="paragraph">
      <style:paragraph-properties style:vertical-align="auto" fo:margin-bottom="0in" fo:line-height="103%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Normal" style:family="paragraph">
      <style:paragraph-properties style:vertical-align="auto" fo:margin-bottom="0in" fo:line-height="103%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Normal" style:family="paragraph">
      <style:paragraph-properties style:vertical-align="auto" fo:margin-bottom="0in" fo:line-height="103%"/>
    </style:style>
    <style:style style:name="TableRow1782" style:family="table-row">
      <style:table-row-properties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style:vertical-align="auto" fo:margin-bottom="0in" fo:line-height="103%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style:vertical-align="auto" fo:margin-bottom="0in" fo:line-height="103%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style:vertical-align="auto" fo:margin-bottom="0in" fo:line-height="103%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style:vertical-align="auto" fo:margin-bottom="0in" fo:line-height="103%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style:vertical-align="auto" fo:margin-bottom="0in" fo:line-height="103%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style:vertical-align="auto" fo:margin-bottom="0in" fo:line-height="103%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style:vertical-align="auto" fo:margin-bottom="0in" fo:line-height="103%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style:vertical-align="auto" fo:margin-bottom="0in" fo:line-height="103%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style:vertical-align="auto" fo:margin-bottom="0in" fo:line-height="103%"/>
    </style:style>
    <style:style style:name="TableRow1805" style:family="table-row">
      <style:table-row-properties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style:vertical-align="auto" fo:margin-bottom="0in" fo:line-height="103%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style:vertical-align="auto" fo:margin-bottom="0in" fo:line-height="103%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style:vertical-align="auto" fo:margin-bottom="0in" fo:line-height="103%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style:vertical-align="auto" fo:margin-bottom="0in" fo:line-height="103%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style:vertical-align="auto" fo:margin-bottom="0in" fo:line-height="103%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style:vertical-align="auto" fo:margin-bottom="0in" fo:line-height="103%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Normal" style:family="paragraph">
      <style:paragraph-properties style:vertical-align="auto" fo:margin-bottom="0in" fo:line-height="103%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Normal" style:family="paragraph">
      <style:paragraph-properties style:vertical-align="auto" fo:margin-bottom="0in" fo:line-height="103%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Normal" style:family="paragraph">
      <style:paragraph-properties style:vertical-align="auto" fo:margin-bottom="0in" fo:line-height="103%"/>
    </style:style>
    <style:style style:name="TableRow1828" style:family="table-row">
      <style:table-row-properties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style:vertical-align="auto" fo:margin-bottom="0in" fo:line-height="103%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style:vertical-align="auto" fo:margin-bottom="0in" fo:line-height="103%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style:vertical-align="auto" fo:margin-bottom="0in" fo:line-height="103%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Normal" style:family="paragraph">
      <style:paragraph-properties style:vertical-align="auto" fo:margin-bottom="0in" fo:line-height="103%"/>
    </style:style>
    <style:style style:name="TableCell1841" style:family="table-cell">
      <style:table-cell-properties fo:border="0.0069in solid #000000" style:writing-mode="lr-tb" fo:padding-top="0in" fo:padding-left="0.075in" fo:padding-bottom="0in" fo:padding-right="0.075in"/>
    </style:style>
    <style:style style:name="P1842" style:parent-style-name="Normal" style:family="paragraph">
      <style:paragraph-properties style:vertical-align="auto" fo:margin-bottom="0in" fo:line-height="103%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style:vertical-align="auto" fo:margin-bottom="0in" fo:line-height="103%"/>
    </style:style>
    <style:style style:name="TableCell1845" style:family="table-cell">
      <style:table-cell-properties fo:border="0.0069in solid #000000" style:writing-mode="lr-tb" fo:padding-top="0in" fo:padding-left="0.075in" fo:padding-bottom="0in" fo:padding-right="0.075in"/>
    </style:style>
    <style:style style:name="P1846" style:parent-style-name="Normal" style:family="paragraph">
      <style:paragraph-properties style:vertical-align="auto" fo:margin-bottom="0in" fo:line-height="103%"/>
    </style:style>
    <style:style style:name="TableCell1847" style:family="table-cell">
      <style:table-cell-properties fo:border="0.0069in solid #000000" style:writing-mode="lr-tb" fo:padding-top="0in" fo:padding-left="0.075in" fo:padding-bottom="0in" fo:padding-right="0.075in"/>
    </style:style>
    <style:style style:name="P1848" style:parent-style-name="Normal" style:family="paragraph">
      <style:paragraph-properties style:vertical-align="auto" fo:margin-bottom="0in" fo:line-height="103%"/>
    </style:style>
    <style:style style:name="TableCell1849" style:family="table-cell">
      <style:table-cell-properties fo:border="0.0069in solid #000000" style:writing-mode="lr-tb" fo:padding-top="0in" fo:padding-left="0.075in" fo:padding-bottom="0in" fo:padding-right="0.075in"/>
    </style:style>
    <style:style style:name="P1850" style:parent-style-name="Normal" style:family="paragraph">
      <style:paragraph-properties style:vertical-align="auto" fo:margin-bottom="0in" fo:line-height="103%"/>
    </style:style>
    <style:style style:name="TableRow1851" style:family="table-row">
      <style:table-row-properties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style:vertical-align="auto" fo:margin-bottom="0in" fo:line-height="103%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style:vertical-align="auto" fo:margin-bottom="0in" fo:line-height="103%"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Normal" style:family="paragraph">
      <style:paragraph-properties style:vertical-align="auto" fo:margin-bottom="0in" fo:line-height="103%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Normal" style:family="paragraph">
      <style:paragraph-properties style:vertical-align="auto" fo:margin-bottom="0in" fo:line-height="103%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Normal" style:family="paragraph">
      <style:paragraph-properties style:vertical-align="auto" fo:margin-bottom="0in" fo:line-height="103%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Normal" style:family="paragraph">
      <style:paragraph-properties style:vertical-align="auto" fo:margin-bottom="0in" fo:line-height="103%"/>
    </style:style>
    <style:style style:name="TableCell1868" style:family="table-cell">
      <style:table-cell-properties fo:border="0.0069in solid #000000" style:writing-mode="lr-tb" fo:padding-top="0in" fo:padding-left="0.075in" fo:padding-bottom="0in" fo:padding-right="0.075in"/>
    </style:style>
    <style:style style:name="P1869" style:parent-style-name="Normal" style:family="paragraph">
      <style:paragraph-properties style:vertical-align="auto" fo:margin-bottom="0in" fo:line-height="103%"/>
    </style:style>
    <style:style style:name="TableCell1870" style:family="table-cell">
      <style:table-cell-properties fo:border="0.0069in solid #000000" style:writing-mode="lr-tb" fo:padding-top="0in" fo:padding-left="0.075in" fo:padding-bottom="0in" fo:padding-right="0.075in"/>
    </style:style>
    <style:style style:name="P1871" style:parent-style-name="Normal" style:family="paragraph">
      <style:paragraph-properties style:vertical-align="auto" fo:margin-bottom="0in" fo:line-height="103%"/>
    </style:style>
    <style:style style:name="TableCell1872" style:family="table-cell">
      <style:table-cell-properties fo:border="0.0069in solid #000000" style:writing-mode="lr-tb" fo:padding-top="0in" fo:padding-left="0.075in" fo:padding-bottom="0in" fo:padding-right="0.075in"/>
    </style:style>
    <style:style style:name="P1873" style:parent-style-name="Normal" style:family="paragraph">
      <style:paragraph-properties style:vertical-align="auto" fo:margin-bottom="0in" fo:line-height="103%"/>
    </style:style>
    <style:style style:name="TableRow1874" style:family="table-row">
      <style:table-row-properties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style:vertical-align="auto" fo:margin-bottom="0in" fo:line-height="103%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paragraph-properties style:vertical-align="auto" fo:margin-bottom="0in" fo:line-height="103%"/>
    </style:style>
    <style:style style:name="TableCell1883" style:family="table-cell">
      <style:table-cell-properties fo:border="0.0069in solid #000000" style:writing-mode="lr-tb" fo:padding-top="0in" fo:padding-left="0.075in" fo:padding-bottom="0in" fo:padding-right="0.075in"/>
    </style:style>
    <style:style style:name="P1884" style:parent-style-name="Normal" style:family="paragraph">
      <style:paragraph-properties style:vertical-align="auto" fo:margin-bottom="0in" fo:line-height="103%"/>
    </style:style>
    <style:style style:name="TableCell1885" style:family="table-cell">
      <style:table-cell-properties fo:border="0.0069in solid #000000" style:writing-mode="lr-tb" fo:padding-top="0in" fo:padding-left="0.075in" fo:padding-bottom="0in" fo:padding-right="0.075in"/>
    </style:style>
    <style:style style:name="P1886" style:parent-style-name="Normal" style:family="paragraph">
      <style:paragraph-properties style:vertical-align="auto" fo:margin-bottom="0in" fo:line-height="103%"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Normal" style:family="paragraph">
      <style:paragraph-properties style:vertical-align="auto" fo:margin-bottom="0in" fo:line-height="103%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Normal" style:family="paragraph">
      <style:paragraph-properties style:vertical-align="auto" fo:margin-bottom="0in" fo:line-height="103%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style:vertical-align="auto" fo:margin-bottom="0in" fo:line-height="103%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style:vertical-align="auto" fo:margin-bottom="0in" fo:line-height="103%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style:vertical-align="auto" fo:margin-bottom="0in" fo:line-height="103%"/>
    </style:style>
    <style:style style:name="TableRow1897" style:family="table-row">
      <style:table-row-properties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style:vertical-align="auto" fo:margin-bottom="0in" fo:line-height="103%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style:vertical-align="auto" fo:margin-bottom="0in" fo:line-height="103%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Normal" style:family="paragraph">
      <style:paragraph-properties style:vertical-align="auto" fo:margin-bottom="0in" fo:line-height="103%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style:vertical-align="auto" fo:margin-bottom="0in" fo:line-height="103%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style:vertical-align="auto" fo:margin-bottom="0in" fo:line-height="103%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style:vertical-align="auto" fo:margin-bottom="0in" fo:line-height="103%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style:vertical-align="auto" fo:margin-bottom="0in" fo:line-height="103%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style:vertical-align="auto" fo:margin-bottom="0in" fo:line-height="103%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style:vertical-align="auto" fo:margin-bottom="0in" fo:line-height="103%"/>
    </style:style>
    <style:style style:name="TableRow1920" style:family="table-row">
      <style:table-row-properties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style:vertical-align="auto" fo:margin-bottom="0in" fo:line-height="103%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style:vertical-align="auto" fo:margin-bottom="0in" fo:line-height="103%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style:vertical-align="auto" fo:margin-bottom="0in" fo:line-height="103%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style:vertical-align="auto" fo:margin-bottom="0in" fo:line-height="103%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style:vertical-align="auto" fo:margin-bottom="0in" fo:line-height="103%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style:vertical-align="auto" fo:margin-bottom="0in" fo:line-height="103%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style:vertical-align="auto" fo:margin-bottom="0in" fo:line-height="103%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style:vertical-align="auto" fo:margin-bottom="0in" fo:line-height="103%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Normal" style:family="paragraph">
      <style:paragraph-properties style:vertical-align="auto" fo:margin-bottom="0in" fo:line-height="103%"/>
    </style:style>
    <style:style style:name="TableRow1943" style:family="table-row">
      <style:table-row-properties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4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style:vertical-align="auto" fo:margin-bottom="0in" fo:line-height="103%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style:vertical-align="auto" fo:margin-bottom="0in" fo:line-height="103%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style:vertical-align="auto" fo:margin-bottom="0in" fo:line-height="103%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style:vertical-align="auto" fo:margin-bottom="0in" fo:line-height="103%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style:vertical-align="auto" fo:margin-bottom="0in" fo:line-height="103%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Normal" style:family="paragraph">
      <style:paragraph-properties style:vertical-align="auto" fo:margin-bottom="0in" fo:line-height="103%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Normal" style:family="paragraph">
      <style:paragraph-properties style:vertical-align="auto" fo:margin-bottom="0in" fo:line-height="103%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Normal" style:family="paragraph">
      <style:paragraph-properties style:vertical-align="auto" fo:margin-bottom="0in" fo:line-height="103%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Normal" style:family="paragraph">
      <style:paragraph-properties style:vertical-align="auto" fo:margin-bottom="0in" fo:line-height="103%"/>
    </style:style>
    <style:style style:name="TableRow1966" style:family="table-row">
      <style:table-row-properties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6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style:vertical-align="auto" fo:margin-bottom="0in" fo:line-height="103%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style:vertical-align="auto" fo:margin-bottom="0in" fo:line-height="103%"/>
    </style:style>
    <style:style style:name="TableCell1975" style:family="table-cell">
      <style:table-cell-properties fo:border="0.0069in solid #000000" style:writing-mode="lr-tb" fo:padding-top="0in" fo:padding-left="0.075in" fo:padding-bottom="0in" fo:padding-right="0.075in"/>
    </style:style>
    <style:style style:name="P1976" style:parent-style-name="Normal" style:family="paragraph">
      <style:paragraph-properties style:vertical-align="auto" fo:margin-bottom="0in" fo:line-height="103%"/>
    </style:style>
    <style:style style:name="TableCell1977" style:family="table-cell">
      <style:table-cell-properties fo:border="0.0069in solid #000000" style:writing-mode="lr-tb" fo:padding-top="0in" fo:padding-left="0.075in" fo:padding-bottom="0in" fo:padding-right="0.075in"/>
    </style:style>
    <style:style style:name="P1978" style:parent-style-name="Normal" style:family="paragraph">
      <style:paragraph-properties style:vertical-align="auto" fo:margin-bottom="0in" fo:line-height="103%"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Normal" style:family="paragraph">
      <style:paragraph-properties style:vertical-align="auto" fo:margin-bottom="0in" fo:line-height="103%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Normal" style:family="paragraph">
      <style:paragraph-properties style:vertical-align="auto" fo:margin-bottom="0in" fo:line-height="103%"/>
    </style:style>
    <style:style style:name="TableCell1983" style:family="table-cell">
      <style:table-cell-properties fo:border="0.0069in solid #000000" style:writing-mode="lr-tb" fo:padding-top="0in" fo:padding-left="0.075in" fo:padding-bottom="0in" fo:padding-right="0.075in"/>
    </style:style>
    <style:style style:name="P1984" style:parent-style-name="Normal" style:family="paragraph">
      <style:paragraph-properties style:vertical-align="auto" fo:margin-bottom="0in" fo:line-height="103%"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paragraph-properties style:vertical-align="auto" fo:margin-bottom="0in" fo:line-height="103%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Normal" style:family="paragraph">
      <style:paragraph-properties style:vertical-align="auto" fo:margin-bottom="0in" fo:line-height="103%"/>
    </style:style>
    <style:style style:name="TableRow1989" style:family="table-row">
      <style:table-row-properties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style:vertical-align="auto" fo:margin-bottom="0in" fo:line-height="103%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style:vertical-align="auto" fo:margin-bottom="0in" fo:line-height="103%"/>
    </style:style>
    <style:style style:name="TableCell19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9" style:parent-style-name="Normal" style:family="paragraph">
      <style:paragraph-properties style:vertical-align="auto" fo:margin-bottom="0in" fo:line-height="103%"/>
    </style:style>
    <style:style style:name="TableCell2000" style:family="table-cell">
      <style:table-cell-properties fo:border="0.0069in solid #000000" style:writing-mode="lr-tb" fo:padding-top="0in" fo:padding-left="0.075in" fo:padding-bottom="0in" fo:padding-right="0.075in"/>
    </style:style>
    <style:style style:name="P2001" style:parent-style-name="Normal" style:family="paragraph">
      <style:paragraph-properties style:vertical-align="auto" fo:margin-bottom="0in" fo:line-height="103%"/>
    </style:style>
    <style:style style:name="TableCell2002" style:family="table-cell">
      <style:table-cell-properties fo:border="0.0069in solid #000000" style:writing-mode="lr-tb" fo:padding-top="0in" fo:padding-left="0.075in" fo:padding-bottom="0in" fo:padding-right="0.075in"/>
    </style:style>
    <style:style style:name="P2003" style:parent-style-name="Normal" style:family="paragraph">
      <style:paragraph-properties style:vertical-align="auto" fo:margin-bottom="0in" fo:line-height="103%"/>
    </style:style>
    <style:style style:name="TableCell2004" style:family="table-cell">
      <style:table-cell-properties fo:border="0.0069in solid #000000" style:writing-mode="lr-tb" fo:padding-top="0in" fo:padding-left="0.075in" fo:padding-bottom="0in" fo:padding-right="0.075in"/>
    </style:style>
    <style:style style:name="P2005" style:parent-style-name="Normal" style:family="paragraph">
      <style:paragraph-properties style:vertical-align="auto" fo:margin-bottom="0in" fo:line-height="103%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Normal" style:family="paragraph">
      <style:paragraph-properties style:vertical-align="auto" fo:margin-bottom="0in" fo:line-height="103%"/>
    </style:style>
    <style:style style:name="TableCell2008" style:family="table-cell">
      <style:table-cell-properties fo:border="0.0069in solid #000000" style:writing-mode="lr-tb" fo:padding-top="0in" fo:padding-left="0.075in" fo:padding-bottom="0in" fo:padding-right="0.075in"/>
    </style:style>
    <style:style style:name="P2009" style:parent-style-name="Normal" style:family="paragraph">
      <style:paragraph-properties style:vertical-align="auto" fo:margin-bottom="0in" fo:line-height="103%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style:vertical-align="auto" fo:margin-bottom="0in" fo:line-height="103%"/>
    </style:style>
    <style:style style:name="TableRow2012" style:family="table-row">
      <style:table-row-properties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style:vertical-align="auto" fo:margin-bottom="0in" fo:line-height="103%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style:vertical-align="auto" fo:margin-bottom="0in" fo:line-height="103%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Normal" style:family="paragraph">
      <style:paragraph-properties style:vertical-align="auto" fo:margin-bottom="0in" fo:line-height="103%"/>
    </style:style>
    <style:style style:name="TableCell2023" style:family="table-cell">
      <style:table-cell-properties fo:border="0.0069in solid #000000" style:writing-mode="lr-tb" fo:padding-top="0in" fo:padding-left="0.075in" fo:padding-bottom="0in" fo:padding-right="0.075in"/>
    </style:style>
    <style:style style:name="P2024" style:parent-style-name="Normal" style:family="paragraph">
      <style:paragraph-properties style:vertical-align="auto" fo:margin-bottom="0in" fo:line-height="103%"/>
    </style:style>
    <style:style style:name="TableCell2025" style:family="table-cell">
      <style:table-cell-properties fo:border="0.0069in solid #000000" style:writing-mode="lr-tb" fo:padding-top="0in" fo:padding-left="0.075in" fo:padding-bottom="0in" fo:padding-right="0.075in"/>
    </style:style>
    <style:style style:name="P2026" style:parent-style-name="Normal" style:family="paragraph">
      <style:paragraph-properties style:vertical-align="auto" fo:margin-bottom="0in" fo:line-height="103%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style:vertical-align="auto" fo:margin-bottom="0in" fo:line-height="103%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style:vertical-align="auto" fo:margin-bottom="0in" fo:line-height="103%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style:vertical-align="auto" fo:margin-bottom="0in" fo:line-height="103%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style:vertical-align="auto" fo:margin-bottom="0in" fo:line-height="103%"/>
    </style:style>
    <style:style style:name="TableRow2035" style:family="table-row">
      <style:table-row-properties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style:vertical-align="auto" fo:margin-bottom="0in" fo:line-height="103%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style:vertical-align="auto" fo:margin-bottom="0in" fo:line-height="103%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style:vertical-align="auto" fo:margin-bottom="0in" fo:line-height="103%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style:vertical-align="auto" fo:margin-bottom="0in" fo:line-height="103%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style:vertical-align="auto" fo:margin-bottom="0in" fo:line-height="103%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style:vertical-align="auto" fo:margin-bottom="0in" fo:line-height="103%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style:vertical-align="auto" fo:margin-bottom="0in" fo:line-height="103%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style:vertical-align="auto" fo:margin-bottom="0in" fo:line-height="103%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style:vertical-align="auto" fo:margin-bottom="0in" fo:line-height="103%"/>
    </style:style>
    <style:style style:name="TableRow2058" style:family="table-row">
      <style:table-row-properties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style:vertical-align="auto" fo:margin-bottom="0in" fo:line-height="103%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style:vertical-align="auto" fo:margin-bottom="0in" fo:line-height="103%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style:vertical-align="auto" fo:margin-bottom="0in" fo:line-height="103%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style:vertical-align="auto" fo:margin-bottom="0in" fo:line-height="103%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style:vertical-align="auto" fo:margin-bottom="0in" fo:line-height="103%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style:vertical-align="auto" fo:margin-bottom="0in" fo:line-height="103%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style:vertical-align="auto" fo:margin-bottom="0in" fo:line-height="103%"/>
    </style:style>
    <style:style style:name="TableCell2077" style:family="table-cell">
      <style:table-cell-properties fo:border="0.0069in solid #000000" style:writing-mode="lr-tb" fo:padding-top="0in" fo:padding-left="0.075in" fo:padding-bottom="0in" fo:padding-right="0.075in"/>
    </style:style>
    <style:style style:name="P2078" style:parent-style-name="Normal" style:family="paragraph">
      <style:paragraph-properties style:vertical-align="auto" fo:margin-bottom="0in" fo:line-height="103%"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Normal" style:family="paragraph">
      <style:paragraph-properties style:vertical-align="auto" fo:margin-bottom="0in" fo:line-height="103%"/>
    </style:style>
    <style:style style:name="TableRow2081" style:family="table-row">
      <style:table-row-properties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style:vertical-align="auto" fo:margin-bottom="0in" fo:line-height="103%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style:vertical-align="auto" fo:margin-bottom="0in" fo:line-height="103%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style:vertical-align="auto" fo:margin-bottom="0in" fo:line-height="103%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style:vertical-align="auto" fo:margin-bottom="0in" fo:line-height="103%"/>
    </style:style>
    <style:style style:name="TableCell2094" style:family="table-cell">
      <style:table-cell-properties fo:border="0.0069in solid #000000" style:writing-mode="lr-tb" fo:padding-top="0in" fo:padding-left="0.075in" fo:padding-bottom="0in" fo:padding-right="0.075in"/>
    </style:style>
    <style:style style:name="P2095" style:parent-style-name="Normal" style:family="paragraph">
      <style:paragraph-properties style:vertical-align="auto" fo:margin-bottom="0in" fo:line-height="103%"/>
    </style:style>
    <style:style style:name="TableCell2096" style:family="table-cell">
      <style:table-cell-properties fo:border="0.0069in solid #000000" style:writing-mode="lr-tb" fo:padding-top="0in" fo:padding-left="0.075in" fo:padding-bottom="0in" fo:padding-right="0.075in"/>
    </style:style>
    <style:style style:name="P2097" style:parent-style-name="Normal" style:family="paragraph">
      <style:paragraph-properties style:vertical-align="auto" fo:margin-bottom="0in" fo:line-height="103%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Normal" style:family="paragraph">
      <style:paragraph-properties style:vertical-align="auto" fo:margin-bottom="0in" fo:line-height="103%"/>
    </style:style>
    <style:style style:name="TableCell2100" style:family="table-cell">
      <style:table-cell-properties fo:border="0.0069in solid #000000" style:writing-mode="lr-tb" fo:padding-top="0in" fo:padding-left="0.075in" fo:padding-bottom="0in" fo:padding-right="0.075in"/>
    </style:style>
    <style:style style:name="P2101" style:parent-style-name="Normal" style:family="paragraph">
      <style:paragraph-properties style:vertical-align="auto" fo:margin-bottom="0in" fo:line-height="103%"/>
    </style:style>
    <style:style style:name="TableCell2102" style:family="table-cell">
      <style:table-cell-properties fo:border="0.0069in solid #000000" style:writing-mode="lr-tb" fo:padding-top="0in" fo:padding-left="0.075in" fo:padding-bottom="0in" fo:padding-right="0.075in"/>
    </style:style>
    <style:style style:name="P2103" style:parent-style-name="Normal" style:family="paragraph">
      <style:paragraph-properties style:vertical-align="auto" fo:margin-bottom="0in" fo:line-height="103%"/>
    </style:style>
    <style:style style:name="TableRow2104" style:family="table-row">
      <style:table-row-properties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style:vertical-align="auto" fo:margin-bottom="0in" fo:line-height="103%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style:vertical-align="auto" fo:margin-bottom="0in" fo:line-height="103%"/>
    </style:style>
    <style:style style:name="TableCell2113" style:family="table-cell">
      <style:table-cell-properties fo:border="0.0069in solid #000000" style:writing-mode="lr-tb" fo:padding-top="0in" fo:padding-left="0.075in" fo:padding-bottom="0in" fo:padding-right="0.075in"/>
    </style:style>
    <style:style style:name="P2114" style:parent-style-name="Normal" style:family="paragraph">
      <style:paragraph-properties style:vertical-align="auto" fo:margin-bottom="0in" fo:line-height="103%"/>
    </style:style>
    <style:style style:name="TableCell2115" style:family="table-cell">
      <style:table-cell-properties fo:border="0.0069in solid #000000" style:writing-mode="lr-tb" fo:padding-top="0in" fo:padding-left="0.075in" fo:padding-bottom="0in" fo:padding-right="0.075in"/>
    </style:style>
    <style:style style:name="P2116" style:parent-style-name="Normal" style:family="paragraph">
      <style:paragraph-properties style:vertical-align="auto" fo:margin-bottom="0in" fo:line-height="103%"/>
    </style:style>
    <style:style style:name="TableCell2117" style:family="table-cell">
      <style:table-cell-properties fo:border="0.0069in solid #000000" style:writing-mode="lr-tb" fo:padding-top="0in" fo:padding-left="0.075in" fo:padding-bottom="0in" fo:padding-right="0.075in"/>
    </style:style>
    <style:style style:name="P2118" style:parent-style-name="Normal" style:family="paragraph">
      <style:paragraph-properties style:vertical-align="auto" fo:margin-bottom="0in" fo:line-height="103%"/>
    </style:style>
    <style:style style:name="TableCell2119" style:family="table-cell">
      <style:table-cell-properties fo:border="0.0069in solid #000000" style:writing-mode="lr-tb" fo:padding-top="0in" fo:padding-left="0.075in" fo:padding-bottom="0in" fo:padding-right="0.075in"/>
    </style:style>
    <style:style style:name="P2120" style:parent-style-name="Normal" style:family="paragraph">
      <style:paragraph-properties style:vertical-align="auto" fo:margin-bottom="0in" fo:line-height="103%"/>
    </style:style>
    <style:style style:name="TableCell2121" style:family="table-cell">
      <style:table-cell-properties fo:border="0.0069in solid #000000" style:writing-mode="lr-tb" fo:padding-top="0in" fo:padding-left="0.075in" fo:padding-bottom="0in" fo:padding-right="0.075in"/>
    </style:style>
    <style:style style:name="P2122" style:parent-style-name="Normal" style:family="paragraph">
      <style:paragraph-properties style:vertical-align="auto" fo:margin-bottom="0in" fo:line-height="103%"/>
    </style:style>
    <style:style style:name="TableCell2123" style:family="table-cell">
      <style:table-cell-properties fo:border="0.0069in solid #000000" style:writing-mode="lr-tb" fo:padding-top="0in" fo:padding-left="0.075in" fo:padding-bottom="0in" fo:padding-right="0.075in"/>
    </style:style>
    <style:style style:name="P2124" style:parent-style-name="Normal" style:family="paragraph">
      <style:paragraph-properties style:vertical-align="auto" fo:margin-bottom="0in" fo:line-height="103%"/>
    </style:style>
    <style:style style:name="TableCell2125" style:family="table-cell">
      <style:table-cell-properties fo:border="0.0069in solid #000000" style:writing-mode="lr-tb" fo:padding-top="0in" fo:padding-left="0.075in" fo:padding-bottom="0in" fo:padding-right="0.075in"/>
    </style:style>
    <style:style style:name="P2126" style:parent-style-name="Normal" style:family="paragraph">
      <style:paragraph-properties style:vertical-align="auto" fo:margin-bottom="0in" fo:line-height="103%"/>
    </style:style>
    <style:style style:name="TableRow2127" style:family="table-row">
      <style:table-row-properties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style:vertical-align="auto" fo:margin-bottom="0in" fo:line-height="103%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P2135" style:parent-style-name="Normal" style:family="paragraph">
      <style:paragraph-properties style:vertical-align="auto" fo:margin-bottom="0in" fo:line-height="103%"/>
    </style:style>
    <style:style style:name="TableCell2136" style:family="table-cell">
      <style:table-cell-properties fo:border="0.0069in solid #000000" style:writing-mode="lr-tb" fo:padding-top="0in" fo:padding-left="0.075in" fo:padding-bottom="0in" fo:padding-right="0.075in"/>
    </style:style>
    <style:style style:name="P2137" style:parent-style-name="Normal" style:family="paragraph">
      <style:paragraph-properties style:vertical-align="auto" fo:margin-bottom="0in" fo:line-height="103%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Normal" style:family="paragraph">
      <style:paragraph-properties style:vertical-align="auto" fo:margin-bottom="0in" fo:line-height="103%"/>
    </style:style>
    <style:style style:name="TableCell2140" style:family="table-cell">
      <style:table-cell-properties fo:border="0.0069in solid #000000" style:writing-mode="lr-tb" fo:padding-top="0in" fo:padding-left="0.075in" fo:padding-bottom="0in" fo:padding-right="0.075in"/>
    </style:style>
    <style:style style:name="P2141" style:parent-style-name="Normal" style:family="paragraph">
      <style:paragraph-properties style:vertical-align="auto" fo:margin-bottom="0in" fo:line-height="103%"/>
    </style:style>
    <style:style style:name="TableCell2142" style:family="table-cell">
      <style:table-cell-properties fo:border="0.0069in solid #000000" style:writing-mode="lr-tb" fo:padding-top="0in" fo:padding-left="0.075in" fo:padding-bottom="0in" fo:padding-right="0.075in"/>
    </style:style>
    <style:style style:name="P2143" style:parent-style-name="Normal" style:family="paragraph">
      <style:paragraph-properties style:vertical-align="auto" fo:margin-bottom="0in" fo:line-height="103%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Normal" style:family="paragraph">
      <style:paragraph-properties style:vertical-align="auto" fo:margin-bottom="0in" fo:line-height="103%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style:vertical-align="auto" fo:margin-bottom="0in" fo:line-height="103%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style:vertical-align="auto" fo:margin-bottom="0in" fo:line-height="103%"/>
    </style:style>
    <style:style style:name="TableRow2150" style:family="table-row">
      <style:table-row-properties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Normal" style:family="paragraph">
      <style:paragraph-properties style:vertical-align="auto" fo:margin-bottom="0in" fo:line-height="103%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style:vertical-align="auto" fo:margin-bottom="0in" fo:line-height="103%"/>
    </style:style>
    <style:style style:name="TableCell2159" style:family="table-cell">
      <style:table-cell-properties fo:border="0.0069in solid #000000" style:writing-mode="lr-tb" fo:padding-top="0in" fo:padding-left="0.075in" fo:padding-bottom="0in" fo:padding-right="0.075in"/>
    </style:style>
    <style:style style:name="P2160" style:parent-style-name="Normal" style:family="paragraph">
      <style:paragraph-properties style:vertical-align="auto" fo:margin-bottom="0in" fo:line-height="103%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Normal" style:family="paragraph">
      <style:paragraph-properties style:vertical-align="auto" fo:margin-bottom="0in" fo:line-height="103%"/>
    </style:style>
    <style:style style:name="TableCell2163" style:family="table-cell">
      <style:table-cell-properties fo:border="0.0069in solid #000000" style:writing-mode="lr-tb" fo:padding-top="0in" fo:padding-left="0.075in" fo:padding-bottom="0in" fo:padding-right="0.075in"/>
    </style:style>
    <style:style style:name="P2164" style:parent-style-name="Normal" style:family="paragraph">
      <style:paragraph-properties style:vertical-align="auto" fo:margin-bottom="0in" fo:line-height="103%"/>
    </style:style>
    <style:style style:name="TableCell2165" style:family="table-cell">
      <style:table-cell-properties fo:border="0.0069in solid #000000" style:writing-mode="lr-tb" fo:padding-top="0in" fo:padding-left="0.075in" fo:padding-bottom="0in" fo:padding-right="0.075in"/>
    </style:style>
    <style:style style:name="P2166" style:parent-style-name="Normal" style:family="paragraph">
      <style:paragraph-properties style:vertical-align="auto" fo:margin-bottom="0in" fo:line-height="103%"/>
    </style:style>
    <style:style style:name="TableCell2167" style:family="table-cell">
      <style:table-cell-properties fo:border="0.0069in solid #000000" style:writing-mode="lr-tb" fo:padding-top="0in" fo:padding-left="0.075in" fo:padding-bottom="0in" fo:padding-right="0.075in"/>
    </style:style>
    <style:style style:name="P2168" style:parent-style-name="Normal" style:family="paragraph">
      <style:paragraph-properties style:vertical-align="auto" fo:margin-bottom="0in" fo:line-height="103%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Normal" style:family="paragraph">
      <style:paragraph-properties style:vertical-align="auto" fo:margin-bottom="0in" fo:line-height="103%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Normal" style:family="paragraph">
      <style:paragraph-properties style:vertical-align="auto" fo:margin-bottom="0in" fo:line-height="103%"/>
    </style:style>
    <style:style style:name="TableRow2173" style:family="table-row">
      <style:table-row-properties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style:vertical-align="auto" fo:margin-bottom="0in" fo:line-height="103%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Normal" style:family="paragraph">
      <style:paragraph-properties style:vertical-align="auto" fo:margin-bottom="0in" fo:line-height="103%"/>
    </style:style>
    <style:style style:name="TableCell2182" style:family="table-cell">
      <style:table-cell-properties fo:border="0.0069in solid #000000" style:writing-mode="lr-tb" fo:padding-top="0in" fo:padding-left="0.075in" fo:padding-bottom="0in" fo:padding-right="0.075in"/>
    </style:style>
    <style:style style:name="P2183" style:parent-style-name="Normal" style:family="paragraph">
      <style:paragraph-properties style:vertical-align="auto" fo:margin-bottom="0in" fo:line-height="103%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Normal" style:family="paragraph">
      <style:paragraph-properties style:vertical-align="auto" fo:margin-bottom="0in" fo:line-height="103%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Normal" style:family="paragraph">
      <style:paragraph-properties style:vertical-align="auto" fo:margin-bottom="0in" fo:line-height="103%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Normal" style:family="paragraph">
      <style:paragraph-properties style:vertical-align="auto" fo:margin-bottom="0in" fo:line-height="103%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style:vertical-align="auto" fo:margin-bottom="0in" fo:line-height="103%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style:vertical-align="auto" fo:margin-bottom="0in" fo:line-height="103%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style:vertical-align="auto" fo:margin-bottom="0in" fo:line-height="103%"/>
    </style:style>
    <style:style style:name="TableRow2196" style:family="table-row">
      <style:table-row-properties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style:vertical-align="auto" fo:margin-bottom="0in" fo:line-height="103%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style:vertical-align="auto" fo:margin-bottom="0in" fo:line-height="103%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Normal" style:family="paragraph">
      <style:paragraph-properties style:vertical-align="auto" fo:margin-bottom="0in" fo:line-height="103%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style:vertical-align="auto" fo:margin-bottom="0in" fo:line-height="103%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style:vertical-align="auto" fo:margin-bottom="0in" fo:line-height="103%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style:vertical-align="auto" fo:margin-bottom="0in" fo:line-height="103%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style:vertical-align="auto" fo:margin-bottom="0in" fo:line-height="103%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style:vertical-align="auto" fo:margin-bottom="0in" fo:line-height="103%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style:vertical-align="auto" fo:margin-bottom="0in" fo:line-height="103%"/>
    </style:style>
    <style:style style:name="TableRow2219" style:family="table-row">
      <style:table-row-properties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style:vertical-align="auto" fo:margin-bottom="0in" fo:line-height="103%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style:vertical-align="auto" fo:margin-bottom="0in" fo:line-height="103%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style:vertical-align="auto" fo:margin-bottom="0in" fo:line-height="103%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style:vertical-align="auto" fo:margin-bottom="0in" fo:line-height="103%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style:vertical-align="auto" fo:margin-bottom="0in" fo:line-height="103%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style:vertical-align="auto" fo:margin-bottom="0in" fo:line-height="103%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style:vertical-align="auto" fo:margin-bottom="0in" fo:line-height="103%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style:vertical-align="auto" fo:margin-bottom="0in" fo:line-height="103%"/>
    </style:style>
    <style:style style:name="TableCell2240" style:family="table-cell">
      <style:table-cell-properties fo:border="0.0069in solid #000000" style:writing-mode="lr-tb" fo:padding-top="0in" fo:padding-left="0.075in" fo:padding-bottom="0in" fo:padding-right="0.075in"/>
    </style:style>
    <style:style style:name="P2241" style:parent-style-name="Normal" style:family="paragraph">
      <style:paragraph-properties style:vertical-align="auto" fo:margin-bottom="0in" fo:line-height="103%"/>
    </style:style>
    <style:style style:name="TableRow2242" style:family="table-row">
      <style:table-row-properties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style:vertical-align="auto" fo:margin-bottom="0in" fo:line-height="103%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style:vertical-align="auto" fo:margin-bottom="0in" fo:line-height="103%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style:vertical-align="auto" fo:margin-bottom="0in" fo:line-height="103%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style:vertical-align="auto" fo:margin-bottom="0in" fo:line-height="103%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style:vertical-align="auto" fo:margin-bottom="0in" fo:line-height="103%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Normal" style:family="paragraph">
      <style:paragraph-properties style:vertical-align="auto" fo:margin-bottom="0in" fo:line-height="103%"/>
    </style:style>
    <style:style style:name="TableCell2259" style:family="table-cell">
      <style:table-cell-properties fo:border="0.0069in solid #000000" style:writing-mode="lr-tb" fo:padding-top="0in" fo:padding-left="0.075in" fo:padding-bottom="0in" fo:padding-right="0.075in"/>
    </style:style>
    <style:style style:name="P2260" style:parent-style-name="Normal" style:family="paragraph">
      <style:paragraph-properties style:vertical-align="auto" fo:margin-bottom="0in" fo:line-height="103%"/>
    </style:style>
    <style:style style:name="TableCell2261" style:family="table-cell">
      <style:table-cell-properties fo:border="0.0069in solid #000000" style:writing-mode="lr-tb" fo:padding-top="0in" fo:padding-left="0.075in" fo:padding-bottom="0in" fo:padding-right="0.075in"/>
    </style:style>
    <style:style style:name="P2262" style:parent-style-name="Normal" style:family="paragraph">
      <style:paragraph-properties style:vertical-align="auto" fo:margin-bottom="0in" fo:line-height="103%"/>
    </style:style>
    <style:style style:name="TableCell2263" style:family="table-cell">
      <style:table-cell-properties fo:border="0.0069in solid #000000" style:writing-mode="lr-tb" fo:padding-top="0in" fo:padding-left="0.075in" fo:padding-bottom="0in" fo:padding-right="0.075in"/>
    </style:style>
    <style:style style:name="P2264" style:parent-style-name="Normal" style:family="paragraph">
      <style:paragraph-properties style:vertical-align="auto" fo:margin-bottom="0in" fo:line-height="103%"/>
    </style:style>
    <style:style style:name="TableRow2265" style:family="table-row">
      <style:table-row-properties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style:vertical-align="auto" fo:margin-bottom="0in" fo:line-height="103%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style:vertical-align="auto" fo:margin-bottom="0in" fo:line-height="103%"/>
    </style:style>
    <style:style style:name="TableCell2274" style:family="table-cell">
      <style:table-cell-properties fo:border="0.0069in solid #000000" style:writing-mode="lr-tb" fo:padding-top="0in" fo:padding-left="0.075in" fo:padding-bottom="0in" fo:padding-right="0.075in"/>
    </style:style>
    <style:style style:name="P2275" style:parent-style-name="Normal" style:family="paragraph">
      <style:paragraph-properties style:vertical-align="auto" fo:margin-bottom="0in" fo:line-height="103%"/>
    </style:style>
    <style:style style:name="TableCell2276" style:family="table-cell">
      <style:table-cell-properties fo:border="0.0069in solid #000000" style:writing-mode="lr-tb" fo:padding-top="0in" fo:padding-left="0.075in" fo:padding-bottom="0in" fo:padding-right="0.075in"/>
    </style:style>
    <style:style style:name="P2277" style:parent-style-name="Normal" style:family="paragraph">
      <style:paragraph-properties style:vertical-align="auto" fo:margin-bottom="0in" fo:line-height="103%"/>
    </style:style>
    <style:style style:name="TableCell2278" style:family="table-cell">
      <style:table-cell-properties fo:border="0.0069in solid #000000" style:writing-mode="lr-tb" fo:padding-top="0in" fo:padding-left="0.075in" fo:padding-bottom="0in" fo:padding-right="0.075in"/>
    </style:style>
    <style:style style:name="P2279" style:parent-style-name="Normal" style:family="paragraph">
      <style:paragraph-properties style:vertical-align="auto" fo:margin-bottom="0in" fo:line-height="103%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Normal" style:family="paragraph">
      <style:paragraph-properties style:vertical-align="auto" fo:margin-bottom="0in" fo:line-height="103%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Normal" style:family="paragraph">
      <style:paragraph-properties style:vertical-align="auto" fo:margin-bottom="0in" fo:line-height="103%"/>
    </style:style>
    <style:style style:name="TableCell2284" style:family="table-cell">
      <style:table-cell-properties fo:border="0.0069in solid #000000" style:writing-mode="lr-tb" fo:padding-top="0in" fo:padding-left="0.075in" fo:padding-bottom="0in" fo:padding-right="0.075in"/>
    </style:style>
    <style:style style:name="P2285" style:parent-style-name="Normal" style:family="paragraph">
      <style:paragraph-properties style:vertical-align="auto" fo:margin-bottom="0in" fo:line-height="103%"/>
    </style:style>
    <style:style style:name="TableCell2286" style:family="table-cell">
      <style:table-cell-properties fo:border="0.0069in solid #000000" style:writing-mode="lr-tb" fo:padding-top="0in" fo:padding-left="0.075in" fo:padding-bottom="0in" fo:padding-right="0.075in"/>
    </style:style>
    <style:style style:name="P2287" style:parent-style-name="Normal" style:family="paragraph">
      <style:paragraph-properties style:vertical-align="auto" fo:margin-bottom="0in" fo:line-height="103%"/>
    </style:style>
    <style:style style:name="TableRow2288" style:family="table-row">
      <style:table-row-properties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293" style:family="table-cell">
      <style:table-cell-properties fo:border="0.0069in solid #000000" style:writing-mode="lr-tb" fo:padding-top="0in" fo:padding-left="0.075in" fo:padding-bottom="0in" fo:padding-right="0.075in"/>
    </style:style>
    <style:style style:name="P2294" style:parent-style-name="Normal" style:family="paragraph">
      <style:paragraph-properties style:vertical-align="auto" fo:margin-bottom="0in" fo:line-height="103%"/>
    </style:style>
    <style:style style:name="TableCell2295" style:family="table-cell">
      <style:table-cell-properties fo:border="0.0069in solid #000000" style:writing-mode="lr-tb" fo:padding-top="0in" fo:padding-left="0.075in" fo:padding-bottom="0in" fo:padding-right="0.075in"/>
    </style:style>
    <style:style style:name="P2296" style:parent-style-name="Normal" style:family="paragraph">
      <style:paragraph-properties style:vertical-align="auto" fo:margin-bottom="0in" fo:line-height="103%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Normal" style:family="paragraph">
      <style:paragraph-properties style:vertical-align="auto" fo:margin-bottom="0in" fo:line-height="103%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Normal" style:family="paragraph">
      <style:paragraph-properties style:vertical-align="auto" fo:margin-bottom="0in" fo:line-height="103%"/>
    </style:style>
    <style:style style:name="TableCell2301" style:family="table-cell">
      <style:table-cell-properties fo:border="0.0069in solid #000000" style:writing-mode="lr-tb" fo:padding-top="0in" fo:padding-left="0.075in" fo:padding-bottom="0in" fo:padding-right="0.075in"/>
    </style:style>
    <style:style style:name="P2302" style:parent-style-name="Normal" style:family="paragraph">
      <style:paragraph-properties style:vertical-align="auto" fo:margin-bottom="0in" fo:line-height="103%"/>
    </style:style>
    <style:style style:name="TableCell2303" style:family="table-cell">
      <style:table-cell-properties fo:border="0.0069in solid #000000" style:writing-mode="lr-tb" fo:padding-top="0in" fo:padding-left="0.075in" fo:padding-bottom="0in" fo:padding-right="0.075in"/>
    </style:style>
    <style:style style:name="P2304" style:parent-style-name="Normal" style:family="paragraph">
      <style:paragraph-properties style:vertical-align="auto" fo:margin-bottom="0in" fo:line-height="103%"/>
    </style:style>
    <style:style style:name="TableCell2305" style:family="table-cell">
      <style:table-cell-properties fo:border="0.0069in solid #000000" style:writing-mode="lr-tb" fo:padding-top="0in" fo:padding-left="0.075in" fo:padding-bottom="0in" fo:padding-right="0.075in"/>
    </style:style>
    <style:style style:name="P2306" style:parent-style-name="Normal" style:family="paragraph">
      <style:paragraph-properties style:vertical-align="auto" fo:margin-bottom="0in" fo:line-height="103%"/>
    </style:style>
    <style:style style:name="TableCell2307" style:family="table-cell">
      <style:table-cell-properties fo:border="0.0069in solid #000000" style:writing-mode="lr-tb" fo:padding-top="0in" fo:padding-left="0.075in" fo:padding-bottom="0in" fo:padding-right="0.075in"/>
    </style:style>
    <style:style style:name="P2308" style:parent-style-name="Normal" style:family="paragraph">
      <style:paragraph-properties style:vertical-align="auto" fo:margin-bottom="0in" fo:line-height="103%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style:vertical-align="auto" fo:margin-bottom="0in" fo:line-height="103%"/>
    </style:style>
    <style:style style:name="TableRow2311" style:family="table-row">
      <style:table-row-properties/>
    </style:style>
    <style:style style:name="TableCell2312" style:family="table-cell">
      <style:table-cell-properties fo:border="0.0069in solid #000000" style:writing-mode="lr-tb" fo:padding-top="0in" fo:padding-left="0.075in" fo:padding-bottom="0in" fo:padding-right="0.075in"/>
    </style:style>
    <style:style style:name="P23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16" style:family="table-cell">
      <style:table-cell-properties fo:border="0.0069in solid #000000" style:writing-mode="lr-tb" fo:padding-top="0in" fo:padding-left="0.075in" fo:padding-bottom="0in" fo:padding-right="0.075in"/>
    </style:style>
    <style:style style:name="P2317" style:parent-style-name="Normal" style:family="paragraph">
      <style:paragraph-properties style:vertical-align="auto" fo:margin-bottom="0in" fo:line-height="103%"/>
    </style:style>
    <style:style style:name="TableCell2318" style:family="table-cell">
      <style:table-cell-properties fo:border="0.0069in solid #000000" style:writing-mode="lr-tb" fo:padding-top="0in" fo:padding-left="0.075in" fo:padding-bottom="0in" fo:padding-right="0.075in"/>
    </style:style>
    <style:style style:name="P2319" style:parent-style-name="Normal" style:family="paragraph">
      <style:paragraph-properties style:vertical-align="auto" fo:margin-bottom="0in" fo:line-height="103%"/>
    </style:style>
    <style:style style:name="TableCell2320" style:family="table-cell">
      <style:table-cell-properties fo:border="0.0069in solid #000000" style:writing-mode="lr-tb" fo:padding-top="0in" fo:padding-left="0.075in" fo:padding-bottom="0in" fo:padding-right="0.075in"/>
    </style:style>
    <style:style style:name="P2321" style:parent-style-name="Normal" style:family="paragraph">
      <style:paragraph-properties style:vertical-align="auto" fo:margin-bottom="0in" fo:line-height="103%"/>
    </style:style>
    <style:style style:name="TableCell2322" style:family="table-cell">
      <style:table-cell-properties fo:border="0.0069in solid #000000" style:writing-mode="lr-tb" fo:padding-top="0in" fo:padding-left="0.075in" fo:padding-bottom="0in" fo:padding-right="0.075in"/>
    </style:style>
    <style:style style:name="P2323" style:parent-style-name="Normal" style:family="paragraph">
      <style:paragraph-properties style:vertical-align="auto" fo:margin-bottom="0in" fo:line-height="103%"/>
    </style:style>
    <style:style style:name="TableCell2324" style:family="table-cell">
      <style:table-cell-properties fo:border="0.0069in solid #000000" style:writing-mode="lr-tb" fo:padding-top="0in" fo:padding-left="0.075in" fo:padding-bottom="0in" fo:padding-right="0.075in"/>
    </style:style>
    <style:style style:name="P2325" style:parent-style-name="Normal" style:family="paragraph">
      <style:paragraph-properties style:vertical-align="auto" fo:margin-bottom="0in" fo:line-height="103%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style:vertical-align="auto" fo:margin-bottom="0in" fo:line-height="103%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style:vertical-align="auto" fo:margin-bottom="0in" fo:line-height="103%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style:vertical-align="auto" fo:margin-bottom="0in" fo:line-height="103%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style:vertical-align="auto" fo:margin-bottom="0in" fo:line-height="103%"/>
    </style:style>
    <style:style style:name="TableRow2334" style:family="table-row">
      <style:table-row-properties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P23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39" style:family="table-cell">
      <style:table-cell-properties fo:border="0.0069in solid #000000" style:writing-mode="lr-tb" fo:padding-top="0in" fo:padding-left="0.075in" fo:padding-bottom="0in" fo:padding-right="0.075in"/>
    </style:style>
    <style:style style:name="P2340" style:parent-style-name="Normal" style:family="paragraph">
      <style:paragraph-properties style:vertical-align="auto" fo:margin-bottom="0in" fo:line-height="103%"/>
    </style:style>
    <style:style style:name="TableCell2341" style:family="table-cell">
      <style:table-cell-properties fo:border="0.0069in solid #000000" style:writing-mode="lr-tb" fo:padding-top="0in" fo:padding-left="0.075in" fo:padding-bottom="0in" fo:padding-right="0.075in"/>
    </style:style>
    <style:style style:name="P2342" style:parent-style-name="Normal" style:family="paragraph">
      <style:paragraph-properties style:vertical-align="auto" fo:margin-bottom="0in" fo:line-height="103%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style:vertical-align="auto" fo:margin-bottom="0in" fo:line-height="103%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style:vertical-align="auto" fo:margin-bottom="0in" fo:line-height="103%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style:vertical-align="auto" fo:margin-bottom="0in" fo:line-height="103%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style:vertical-align="auto" fo:margin-bottom="0in" fo:line-height="103%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style:vertical-align="auto" fo:margin-bottom="0in" fo:line-height="103%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style:vertical-align="auto" fo:margin-bottom="0in" fo:line-height="103%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style:vertical-align="auto" fo:margin-bottom="0in" fo:line-height="103%"/>
    </style:style>
    <style:style style:name="TableRow2357" style:family="table-row">
      <style:table-row-properties/>
    </style:style>
    <style:style style:name="TableCell2358" style:family="table-cell">
      <style:table-cell-properties fo:border="0.0069in solid #000000" style:writing-mode="lr-tb" fo:padding-top="0in" fo:padding-left="0.075in" fo:padding-bottom="0in" fo:padding-right="0.075in"/>
    </style:style>
    <style:style style:name="P23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style:vertical-align="auto" fo:margin-bottom="0in" fo:line-height="103%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style:vertical-align="auto" fo:margin-bottom="0in" fo:line-height="103%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style:vertical-align="auto" fo:margin-bottom="0in" fo:line-height="103%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style:vertical-align="auto" fo:margin-bottom="0in" fo:line-height="103%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style:vertical-align="auto" fo:margin-bottom="0in" fo:line-height="103%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style:vertical-align="auto" fo:margin-bottom="0in" fo:line-height="103%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style:vertical-align="auto" fo:margin-bottom="0in" fo:line-height="103%"/>
    </style:style>
    <style:style style:name="TableCell2376" style:family="table-cell">
      <style:table-cell-properties fo:border="0.0069in solid #000000" style:writing-mode="lr-tb" fo:padding-top="0in" fo:padding-left="0.075in" fo:padding-bottom="0in" fo:padding-right="0.075in"/>
    </style:style>
    <style:style style:name="P2377" style:parent-style-name="Normal" style:family="paragraph">
      <style:paragraph-properties style:vertical-align="auto" fo:margin-bottom="0in" fo:line-height="103%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Normal" style:family="paragraph">
      <style:paragraph-properties style:vertical-align="auto" fo:margin-bottom="0in" fo:line-height="103%"/>
    </style:style>
    <style:style style:name="TableRow2380" style:family="table-row">
      <style:table-row-properties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style:vertical-align="auto" fo:margin-bottom="0in" fo:line-height="103%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style:vertical-align="auto" fo:margin-bottom="0in" fo:line-height="103%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style:vertical-align="auto" fo:margin-bottom="0in" fo:line-height="103%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style:vertical-align="auto" fo:margin-bottom="0in" fo:line-height="103%"/>
    </style:style>
    <style:style style:name="TableCell2393" style:family="table-cell">
      <style:table-cell-properties fo:border="0.0069in solid #000000" style:writing-mode="lr-tb" fo:padding-top="0in" fo:padding-left="0.075in" fo:padding-bottom="0in" fo:padding-right="0.075in"/>
    </style:style>
    <style:style style:name="P2394" style:parent-style-name="Normal" style:family="paragraph">
      <style:paragraph-properties style:vertical-align="auto" fo:margin-bottom="0in" fo:line-height="103%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Normal" style:family="paragraph">
      <style:paragraph-properties style:vertical-align="auto" fo:margin-bottom="0in" fo:line-height="103%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Normal" style:family="paragraph">
      <style:paragraph-properties style:vertical-align="auto" fo:margin-bottom="0in" fo:line-height="103%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Normal" style:family="paragraph">
      <style:paragraph-properties style:vertical-align="auto" fo:margin-bottom="0in" fo:line-height="103%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style:vertical-align="auto" fo:margin-bottom="0in" fo:line-height="103%"/>
    </style:style>
    <style:style style:name="TableRow2403" style:family="table-row">
      <style:table-row-properties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style:vertical-align="auto" fo:margin-bottom="0in" fo:line-height="103%"/>
    </style:style>
    <style:style style:name="TableCell2410" style:family="table-cell">
      <style:table-cell-properties fo:border="0.0069in solid #000000" style:writing-mode="lr-tb" fo:padding-top="0in" fo:padding-left="0.075in" fo:padding-bottom="0in" fo:padding-right="0.075in"/>
    </style:style>
    <style:style style:name="P2411" style:parent-style-name="Normal" style:family="paragraph">
      <style:paragraph-properties style:vertical-align="auto" fo:margin-bottom="0in" fo:line-height="103%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Normal" style:family="paragraph">
      <style:paragraph-properties style:vertical-align="auto" fo:margin-bottom="0in" fo:line-height="103%"/>
    </style:style>
    <style:style style:name="TableCell2414" style:family="table-cell">
      <style:table-cell-properties fo:border="0.0069in solid #000000" style:writing-mode="lr-tb" fo:padding-top="0in" fo:padding-left="0.075in" fo:padding-bottom="0in" fo:padding-right="0.075in"/>
    </style:style>
    <style:style style:name="P2415" style:parent-style-name="Normal" style:family="paragraph">
      <style:paragraph-properties style:vertical-align="auto" fo:margin-bottom="0in" fo:line-height="103%"/>
    </style:style>
    <style:style style:name="TableCell2416" style:family="table-cell">
      <style:table-cell-properties fo:border="0.0069in solid #000000" style:writing-mode="lr-tb" fo:padding-top="0in" fo:padding-left="0.075in" fo:padding-bottom="0in" fo:padding-right="0.075in"/>
    </style:style>
    <style:style style:name="P2417" style:parent-style-name="Normal" style:family="paragraph">
      <style:paragraph-properties style:vertical-align="auto" fo:margin-bottom="0in" fo:line-height="103%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Normal" style:family="paragraph">
      <style:paragraph-properties style:vertical-align="auto" fo:margin-bottom="0in" fo:line-height="103%"/>
    </style:style>
    <style:style style:name="TableCell2420" style:family="table-cell">
      <style:table-cell-properties fo:border="0.0069in solid #000000" style:writing-mode="lr-tb" fo:padding-top="0in" fo:padding-left="0.075in" fo:padding-bottom="0in" fo:padding-right="0.075in"/>
    </style:style>
    <style:style style:name="P2421" style:parent-style-name="Normal" style:family="paragraph">
      <style:paragraph-properties style:vertical-align="auto" fo:margin-bottom="0in" fo:line-height="103%"/>
    </style:style>
    <style:style style:name="TableCell2422" style:family="table-cell">
      <style:table-cell-properties fo:border="0.0069in solid #000000" style:writing-mode="lr-tb" fo:padding-top="0in" fo:padding-left="0.075in" fo:padding-bottom="0in" fo:padding-right="0.075in"/>
    </style:style>
    <style:style style:name="P2423" style:parent-style-name="Normal" style:family="paragraph">
      <style:paragraph-properties style:vertical-align="auto" fo:margin-bottom="0in" fo:line-height="103%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style:vertical-align="auto" fo:margin-bottom="0in" fo:line-height="103%"/>
    </style:style>
    <style:style style:name="TableRow2426" style:family="table-row">
      <style:table-row-properties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Normal" style:family="paragraph">
      <style:paragraph-properties style:vertical-align="auto" fo:margin-bottom="0in" fo:line-height="103%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Normal" style:family="paragraph">
      <style:paragraph-properties style:vertical-align="auto" fo:margin-bottom="0in" fo:line-height="103%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Normal" style:family="paragraph">
      <style:paragraph-properties style:vertical-align="auto" fo:margin-bottom="0in" fo:line-height="103%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Normal" style:family="paragraph">
      <style:paragraph-properties style:vertical-align="auto" fo:margin-bottom="0in" fo:line-height="103%"/>
    </style:style>
    <style:style style:name="TableCell2439" style:family="table-cell">
      <style:table-cell-properties fo:border="0.0069in solid #000000" style:writing-mode="lr-tb" fo:padding-top="0in" fo:padding-left="0.075in" fo:padding-bottom="0in" fo:padding-right="0.075in"/>
    </style:style>
    <style:style style:name="P2440" style:parent-style-name="Normal" style:family="paragraph">
      <style:paragraph-properties style:vertical-align="auto" fo:margin-bottom="0in" fo:line-height="103%"/>
    </style:style>
    <style:style style:name="TableCell2441" style:family="table-cell">
      <style:table-cell-properties fo:border="0.0069in solid #000000" style:writing-mode="lr-tb" fo:padding-top="0in" fo:padding-left="0.075in" fo:padding-bottom="0in" fo:padding-right="0.075in"/>
    </style:style>
    <style:style style:name="P2442" style:parent-style-name="Normal" style:family="paragraph">
      <style:paragraph-properties style:vertical-align="auto" fo:margin-bottom="0in" fo:line-height="103%"/>
    </style:style>
    <style:style style:name="TableCell24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4" style:parent-style-name="Normal" style:family="paragraph">
      <style:paragraph-properties style:vertical-align="auto" fo:margin-bottom="0in" fo:line-height="103%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style:vertical-align="auto" fo:margin-bottom="0in" fo:line-height="103%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style:vertical-align="auto" fo:margin-bottom="0in" fo:line-height="103%"/>
    </style:style>
    <style:style style:name="TableRow2449" style:family="table-row">
      <style:table-row-properties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54" style:family="table-cell">
      <style:table-cell-properties fo:border="0.0069in solid #000000" style:writing-mode="lr-tb" fo:padding-top="0in" fo:padding-left="0.075in" fo:padding-bottom="0in" fo:padding-right="0.075in"/>
    </style:style>
    <style:style style:name="P2455" style:parent-style-name="Normal" style:family="paragraph">
      <style:paragraph-properties style:vertical-align="auto" fo:margin-bottom="0in" fo:line-height="103%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P2457" style:parent-style-name="Normal" style:family="paragraph">
      <style:paragraph-properties style:vertical-align="auto" fo:margin-bottom="0in" fo:line-height="103%"/>
    </style:style>
    <style:style style:name="TableCell2458" style:family="table-cell">
      <style:table-cell-properties fo:border="0.0069in solid #000000" style:writing-mode="lr-tb" fo:padding-top="0in" fo:padding-left="0.075in" fo:padding-bottom="0in" fo:padding-right="0.075in"/>
    </style:style>
    <style:style style:name="P2459" style:parent-style-name="Normal" style:family="paragraph">
      <style:paragraph-properties style:vertical-align="auto" fo:margin-bottom="0in" fo:line-height="103%"/>
    </style:style>
    <style:style style:name="TableCell2460" style:family="table-cell">
      <style:table-cell-properties fo:border="0.0069in solid #000000" style:writing-mode="lr-tb" fo:padding-top="0in" fo:padding-left="0.075in" fo:padding-bottom="0in" fo:padding-right="0.075in"/>
    </style:style>
    <style:style style:name="P2461" style:parent-style-name="Normal" style:family="paragraph">
      <style:paragraph-properties style:vertical-align="auto" fo:margin-bottom="0in" fo:line-height="103%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style:vertical-align="auto" fo:margin-bottom="0in" fo:line-height="103%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style:vertical-align="auto" fo:margin-bottom="0in" fo:line-height="103%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style:vertical-align="auto" fo:margin-bottom="0in" fo:line-height="103%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style:vertical-align="auto" fo:margin-bottom="0in" fo:line-height="103%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style:vertical-align="auto" fo:margin-bottom="0in" fo:line-height="103%"/>
    </style:style>
    <style:style style:name="TableRow2472" style:family="table-row">
      <style:table-row-properties/>
    </style:style>
    <style:style style:name="TableCell2473" style:family="table-cell">
      <style:table-cell-properties fo:border="0.0069in solid #000000" style:writing-mode="lr-tb" fo:padding-top="0in" fo:padding-left="0.075in" fo:padding-bottom="0in" fo:padding-right="0.075in"/>
    </style:style>
    <style:style style:name="P24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77" style:family="table-cell">
      <style:table-cell-properties fo:border="0.0069in solid #000000" style:writing-mode="lr-tb" fo:padding-top="0in" fo:padding-left="0.075in" fo:padding-bottom="0in" fo:padding-right="0.075in"/>
    </style:style>
    <style:style style:name="P2478" style:parent-style-name="Normal" style:family="paragraph">
      <style:paragraph-properties style:vertical-align="auto" fo:margin-bottom="0in" fo:line-height="103%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style:vertical-align="auto" fo:margin-bottom="0in" fo:line-height="103%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style:vertical-align="auto" fo:margin-bottom="0in" fo:line-height="103%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style:vertical-align="auto" fo:margin-bottom="0in" fo:line-height="103%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style:vertical-align="auto" fo:margin-bottom="0in" fo:line-height="103%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style:vertical-align="auto" fo:margin-bottom="0in" fo:line-height="103%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style:vertical-align="auto" fo:margin-bottom="0in" fo:line-height="103%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style:vertical-align="auto" fo:margin-bottom="0in" fo:line-height="103%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style:vertical-align="auto" fo:margin-bottom="0in" fo:line-height="103%"/>
    </style:style>
    <style:style style:name="TableRow2495" style:family="table-row">
      <style:table-row-properties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style:vertical-align="auto" fo:margin-bottom="0in" fo:line-height="103%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style:vertical-align="auto" fo:margin-bottom="0in" fo:line-height="103%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style:vertical-align="auto" fo:margin-bottom="0in" fo:line-height="103%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style:vertical-align="auto" fo:margin-bottom="0in" fo:line-height="103%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style:vertical-align="auto" fo:margin-bottom="0in" fo:line-height="103%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style:vertical-align="auto" fo:margin-bottom="0in" fo:line-height="103%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P2513" style:parent-style-name="Normal" style:family="paragraph">
      <style:paragraph-properties style:vertical-align="auto" fo:margin-bottom="0in" fo:line-height="103%"/>
    </style:style>
    <style:style style:name="TableCell2514" style:family="table-cell">
      <style:table-cell-properties fo:border="0.0069in solid #000000" style:writing-mode="lr-tb" fo:padding-top="0in" fo:padding-left="0.075in" fo:padding-bottom="0in" fo:padding-right="0.075in"/>
    </style:style>
    <style:style style:name="P2515" style:parent-style-name="Normal" style:family="paragraph">
      <style:paragraph-properties style:vertical-align="auto" fo:margin-bottom="0in" fo:line-height="103%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style:vertical-align="auto" fo:margin-bottom="0in" fo:line-height="103%"/>
    </style:style>
    <style:style style:name="TableRow2518" style:family="table-row">
      <style:table-row-properties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style:vertical-align="auto" fo:margin-bottom="0in" fo:line-height="103%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style:vertical-align="auto" fo:margin-bottom="0in" fo:line-height="103%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style:vertical-align="auto" fo:margin-bottom="0in" fo:line-height="103%"/>
    </style:style>
    <style:style style:name="TableCell2529" style:family="table-cell">
      <style:table-cell-properties fo:border="0.0069in solid #000000" style:writing-mode="lr-tb" fo:padding-top="0in" fo:padding-left="0.075in" fo:padding-bottom="0in" fo:padding-right="0.075in"/>
    </style:style>
    <style:style style:name="P2530" style:parent-style-name="Normal" style:family="paragraph">
      <style:paragraph-properties style:vertical-align="auto" fo:margin-bottom="0in" fo:line-height="103%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Normal" style:family="paragraph">
      <style:paragraph-properties style:vertical-align="auto" fo:margin-bottom="0in" fo:line-height="103%"/>
    </style:style>
    <style:style style:name="TableCell2533" style:family="table-cell">
      <style:table-cell-properties fo:border="0.0069in solid #000000" style:writing-mode="lr-tb" fo:padding-top="0in" fo:padding-left="0.075in" fo:padding-bottom="0in" fo:padding-right="0.075in"/>
    </style:style>
    <style:style style:name="P2534" style:parent-style-name="Normal" style:family="paragraph">
      <style:paragraph-properties style:vertical-align="auto" fo:margin-bottom="0in" fo:line-height="103%"/>
    </style:style>
    <style:style style:name="TableCell2535" style:family="table-cell">
      <style:table-cell-properties fo:border="0.0069in solid #000000" style:writing-mode="lr-tb" fo:padding-top="0in" fo:padding-left="0.075in" fo:padding-bottom="0in" fo:padding-right="0.075in"/>
    </style:style>
    <style:style style:name="P2536" style:parent-style-name="Normal" style:family="paragraph">
      <style:paragraph-properties style:vertical-align="auto" fo:margin-bottom="0in" fo:line-height="103%"/>
    </style:style>
    <style:style style:name="TableCell2537" style:family="table-cell">
      <style:table-cell-properties fo:border="0.0069in solid #000000" style:writing-mode="lr-tb" fo:padding-top="0in" fo:padding-left="0.075in" fo:padding-bottom="0in" fo:padding-right="0.075in"/>
    </style:style>
    <style:style style:name="P2538" style:parent-style-name="Normal" style:family="paragraph">
      <style:paragraph-properties style:vertical-align="auto" fo:margin-bottom="0in" fo:line-height="103%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style:vertical-align="auto" fo:margin-bottom="0in" fo:line-height="103%"/>
    </style:style>
    <style:style style:name="TableRow2541" style:family="table-row">
      <style:table-row-properties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46" style:family="table-cell">
      <style:table-cell-properties fo:border="0.0069in solid #000000" style:writing-mode="lr-tb" fo:padding-top="0in" fo:padding-left="0.075in" fo:padding-bottom="0in" fo:padding-right="0.075in"/>
    </style:style>
    <style:style style:name="P2547" style:parent-style-name="Normal" style:family="paragraph">
      <style:paragraph-properties style:vertical-align="auto" fo:margin-bottom="0in" fo:line-height="103%"/>
    </style:style>
    <style:style style:name="TableCell2548" style:family="table-cell">
      <style:table-cell-properties fo:border="0.0069in solid #000000" style:writing-mode="lr-tb" fo:padding-top="0in" fo:padding-left="0.075in" fo:padding-bottom="0in" fo:padding-right="0.075in"/>
    </style:style>
    <style:style style:name="P2549" style:parent-style-name="Normal" style:family="paragraph">
      <style:paragraph-properties style:vertical-align="auto" fo:margin-bottom="0in" fo:line-height="103%"/>
    </style:style>
    <style:style style:name="TableCell2550" style:family="table-cell">
      <style:table-cell-properties fo:border="0.0069in solid #000000" style:writing-mode="lr-tb" fo:padding-top="0in" fo:padding-left="0.075in" fo:padding-bottom="0in" fo:padding-right="0.075in"/>
    </style:style>
    <style:style style:name="P2551" style:parent-style-name="Normal" style:family="paragraph">
      <style:paragraph-properties style:vertical-align="auto" fo:margin-bottom="0in" fo:line-height="103%"/>
    </style:style>
    <style:style style:name="TableCell2552" style:family="table-cell">
      <style:table-cell-properties fo:border="0.0069in solid #000000" style:writing-mode="lr-tb" fo:padding-top="0in" fo:padding-left="0.075in" fo:padding-bottom="0in" fo:padding-right="0.075in"/>
    </style:style>
    <style:style style:name="P2553" style:parent-style-name="Normal" style:family="paragraph">
      <style:paragraph-properties style:vertical-align="auto" fo:margin-bottom="0in" fo:line-height="103%"/>
    </style:style>
    <style:style style:name="TableCell25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5" style:parent-style-name="Normal" style:family="paragraph">
      <style:paragraph-properties style:vertical-align="auto" fo:margin-bottom="0in" fo:line-height="103%"/>
    </style:style>
    <style:style style:name="TableCell2556" style:family="table-cell">
      <style:table-cell-properties fo:border="0.0069in solid #000000" style:writing-mode="lr-tb" fo:padding-top="0in" fo:padding-left="0.075in" fo:padding-bottom="0in" fo:padding-right="0.075in"/>
    </style:style>
    <style:style style:name="P2557" style:parent-style-name="Normal" style:family="paragraph">
      <style:paragraph-properties style:vertical-align="auto" fo:margin-bottom="0in" fo:line-height="103%"/>
    </style:style>
    <style:style style:name="TableCell2558" style:family="table-cell">
      <style:table-cell-properties fo:border="0.0069in solid #000000" style:writing-mode="lr-tb" fo:padding-top="0in" fo:padding-left="0.075in" fo:padding-bottom="0in" fo:padding-right="0.075in"/>
    </style:style>
    <style:style style:name="P2559" style:parent-style-name="Normal" style:family="paragraph">
      <style:paragraph-properties style:vertical-align="auto" fo:margin-bottom="0in" fo:line-height="103%"/>
    </style:style>
    <style:style style:name="TableCell2560" style:family="table-cell">
      <style:table-cell-properties fo:border="0.0069in solid #000000" style:writing-mode="lr-tb" fo:padding-top="0in" fo:padding-left="0.075in" fo:padding-bottom="0in" fo:padding-right="0.075in"/>
    </style:style>
    <style:style style:name="P2561" style:parent-style-name="Normal" style:family="paragraph">
      <style:paragraph-properties style:vertical-align="auto" fo:margin-bottom="0in" fo:line-height="103%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style:vertical-align="auto" fo:margin-bottom="0in" fo:line-height="103%"/>
    </style:style>
    <style:style style:name="TableRow2564" style:family="table-row">
      <style:table-row-properties/>
    </style:style>
    <style:style style:name="TableCell2565" style:family="table-cell">
      <style:table-cell-properties fo:border="0.0069in solid #000000" style:writing-mode="lr-tb" fo:padding-top="0in" fo:padding-left="0.075in" fo:padding-bottom="0in" fo:padding-right="0.075in"/>
    </style:style>
    <style:style style:name="P25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69" style:family="table-cell">
      <style:table-cell-properties fo:border="0.0069in solid #000000" style:writing-mode="lr-tb" fo:padding-top="0in" fo:padding-left="0.075in" fo:padding-bottom="0in" fo:padding-right="0.075in"/>
    </style:style>
    <style:style style:name="P2570" style:parent-style-name="Normal" style:family="paragraph">
      <style:paragraph-properties style:vertical-align="auto" fo:margin-bottom="0in" fo:line-height="103%"/>
    </style:style>
    <style:style style:name="TableCell2571" style:family="table-cell">
      <style:table-cell-properties fo:border="0.0069in solid #000000" style:writing-mode="lr-tb" fo:padding-top="0in" fo:padding-left="0.075in" fo:padding-bottom="0in" fo:padding-right="0.075in"/>
    </style:style>
    <style:style style:name="P2572" style:parent-style-name="Normal" style:family="paragraph">
      <style:paragraph-properties style:vertical-align="auto" fo:margin-bottom="0in" fo:line-height="103%"/>
    </style:style>
    <style:style style:name="TableCell2573" style:family="table-cell">
      <style:table-cell-properties fo:border="0.0069in solid #000000" style:writing-mode="lr-tb" fo:padding-top="0in" fo:padding-left="0.075in" fo:padding-bottom="0in" fo:padding-right="0.075in"/>
    </style:style>
    <style:style style:name="P2574" style:parent-style-name="Normal" style:family="paragraph">
      <style:paragraph-properties style:vertical-align="auto" fo:margin-bottom="0in" fo:line-height="103%"/>
    </style:style>
    <style:style style:name="TableCell2575" style:family="table-cell">
      <style:table-cell-properties fo:border="0.0069in solid #000000" style:writing-mode="lr-tb" fo:padding-top="0in" fo:padding-left="0.075in" fo:padding-bottom="0in" fo:padding-right="0.075in"/>
    </style:style>
    <style:style style:name="P2576" style:parent-style-name="Normal" style:family="paragraph">
      <style:paragraph-properties style:vertical-align="auto" fo:margin-bottom="0in" fo:line-height="103%"/>
    </style:style>
    <style:style style:name="TableCell2577" style:family="table-cell">
      <style:table-cell-properties fo:border="0.0069in solid #000000" style:writing-mode="lr-tb" fo:padding-top="0in" fo:padding-left="0.075in" fo:padding-bottom="0in" fo:padding-right="0.075in"/>
    </style:style>
    <style:style style:name="P2578" style:parent-style-name="Normal" style:family="paragraph">
      <style:paragraph-properties style:vertical-align="auto" fo:margin-bottom="0in" fo:line-height="103%"/>
    </style:style>
    <style:style style:name="TableCell2579" style:family="table-cell">
      <style:table-cell-properties fo:border="0.0069in solid #000000" style:writing-mode="lr-tb" fo:padding-top="0in" fo:padding-left="0.075in" fo:padding-bottom="0in" fo:padding-right="0.075in"/>
    </style:style>
    <style:style style:name="P2580" style:parent-style-name="Normal" style:family="paragraph">
      <style:paragraph-properties style:vertical-align="auto" fo:margin-bottom="0in" fo:line-height="103%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style:vertical-align="auto" fo:margin-bottom="0in" fo:line-height="103%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style:vertical-align="auto" fo:margin-bottom="0in" fo:line-height="103%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style:vertical-align="auto" fo:margin-bottom="0in" fo:line-height="103%"/>
    </style:style>
    <style:style style:name="TableRow2587" style:family="table-row">
      <style:table-row-properties/>
    </style:style>
    <style:style style:name="TableCell2588" style:family="table-cell">
      <style:table-cell-properties fo:border="0.0069in solid #000000" style:writing-mode="lr-tb" fo:padding-top="0in" fo:padding-left="0.075in" fo:padding-bottom="0in" fo:padding-right="0.075in"/>
    </style:style>
    <style:style style:name="P25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592" style:family="table-cell">
      <style:table-cell-properties fo:border="0.0069in solid #000000" style:writing-mode="lr-tb" fo:padding-top="0in" fo:padding-left="0.075in" fo:padding-bottom="0in" fo:padding-right="0.075in"/>
    </style:style>
    <style:style style:name="P2593" style:parent-style-name="Normal" style:family="paragraph">
      <style:paragraph-properties style:vertical-align="auto" fo:margin-bottom="0in" fo:line-height="103%"/>
    </style:style>
    <style:style style:name="TableCell2594" style:family="table-cell">
      <style:table-cell-properties fo:border="0.0069in solid #000000" style:writing-mode="lr-tb" fo:padding-top="0in" fo:padding-left="0.075in" fo:padding-bottom="0in" fo:padding-right="0.075in"/>
    </style:style>
    <style:style style:name="P2595" style:parent-style-name="Normal" style:family="paragraph">
      <style:paragraph-properties style:vertical-align="auto" fo:margin-bottom="0in" fo:line-height="103%"/>
    </style:style>
    <style:style style:name="TableCell2596" style:family="table-cell">
      <style:table-cell-properties fo:border="0.0069in solid #000000" style:writing-mode="lr-tb" fo:padding-top="0in" fo:padding-left="0.075in" fo:padding-bottom="0in" fo:padding-right="0.075in"/>
    </style:style>
    <style:style style:name="P2597" style:parent-style-name="Normal" style:family="paragraph">
      <style:paragraph-properties style:vertical-align="auto" fo:margin-bottom="0in" fo:line-height="103%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style:vertical-align="auto" fo:margin-bottom="0in" fo:line-height="103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style:vertical-align="auto" fo:margin-bottom="0in" fo:line-height="103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style:vertical-align="auto" fo:margin-bottom="0in" fo:line-height="103%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style:vertical-align="auto" fo:margin-bottom="0in" fo:line-height="103%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style:vertical-align="auto" fo:margin-bottom="0in" fo:line-height="103%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style:vertical-align="auto" fo:margin-bottom="0in" fo:line-height="103%"/>
    </style:style>
    <style:style style:name="TableRow2610" style:family="table-row">
      <style:table-row-properties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style:vertical-align="auto" fo:margin-bottom="0in" fo:line-height="103%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style:vertical-align="auto" fo:margin-bottom="0in" fo:line-height="103%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style:vertical-align="auto" fo:margin-bottom="0in" fo:line-height="103%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style:vertical-align="auto" fo:margin-bottom="0in" fo:line-height="103%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style:vertical-align="auto" fo:margin-bottom="0in" fo:line-height="103%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style:vertical-align="auto" fo:margin-bottom="0in" fo:line-height="103%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style:vertical-align="auto" fo:margin-bottom="0in" fo:line-height="103%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style:vertical-align="auto" fo:margin-bottom="0in" fo:line-height="103%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style:vertical-align="auto" fo:margin-bottom="0in" fo:line-height="103%"/>
    </style:style>
    <style:style style:name="TableRow2633" style:family="table-row">
      <style:table-row-properties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style:vertical-align="auto" fo:margin-bottom="0in" fo:line-height="103%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style:vertical-align="auto" fo:margin-bottom="0in" fo:line-height="103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style:vertical-align="auto" fo:margin-bottom="0in" fo:line-height="103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style:vertical-align="auto" fo:margin-bottom="0in" fo:line-height="103%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style:vertical-align="auto" fo:margin-bottom="0in" fo:line-height="103%"/>
    </style:style>
    <style:style style:name="TableCell2648" style:family="table-cell">
      <style:table-cell-properties fo:border="0.0069in solid #000000" style:writing-mode="lr-tb" fo:padding-top="0in" fo:padding-left="0.075in" fo:padding-bottom="0in" fo:padding-right="0.075in"/>
    </style:style>
    <style:style style:name="P2649" style:parent-style-name="Normal" style:family="paragraph">
      <style:paragraph-properties style:vertical-align="auto" fo:margin-bottom="0in" fo:line-height="103%"/>
    </style:style>
    <style:style style:name="TableCell2650" style:family="table-cell">
      <style:table-cell-properties fo:border="0.0069in solid #000000" style:writing-mode="lr-tb" fo:padding-top="0in" fo:padding-left="0.075in" fo:padding-bottom="0in" fo:padding-right="0.075in"/>
    </style:style>
    <style:style style:name="P2651" style:parent-style-name="Normal" style:family="paragraph">
      <style:paragraph-properties style:vertical-align="auto" fo:margin-bottom="0in" fo:line-height="103%"/>
    </style:style>
    <style:style style:name="TableCell2652" style:family="table-cell">
      <style:table-cell-properties fo:border="0.0069in solid #000000" style:writing-mode="lr-tb" fo:padding-top="0in" fo:padding-left="0.075in" fo:padding-bottom="0in" fo:padding-right="0.075in"/>
    </style:style>
    <style:style style:name="P2653" style:parent-style-name="Normal" style:family="paragraph">
      <style:paragraph-properties style:vertical-align="auto" fo:margin-bottom="0in" fo:line-height="103%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style:vertical-align="auto" fo:margin-bottom="0in" fo:line-height="103%"/>
    </style:style>
    <style:style style:name="TableRow2656" style:family="table-row">
      <style:table-row-properties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Normal" style:family="paragraph">
      <style:paragraph-properties style:vertical-align="auto" fo:margin-bottom="0in" fo:line-height="103%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Normal" style:family="paragraph">
      <style:paragraph-properties style:vertical-align="auto" fo:margin-bottom="0in" fo:line-height="103%"/>
    </style:style>
    <style:style style:name="TableCell26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6" style:parent-style-name="Normal" style:family="paragraph">
      <style:paragraph-properties style:vertical-align="auto" fo:margin-bottom="0in" fo:line-height="103%"/>
    </style:style>
    <style:style style:name="TableCell2667" style:family="table-cell">
      <style:table-cell-properties fo:border="0.0069in solid #000000" style:writing-mode="lr-tb" fo:padding-top="0in" fo:padding-left="0.075in" fo:padding-bottom="0in" fo:padding-right="0.075in"/>
    </style:style>
    <style:style style:name="P2668" style:parent-style-name="Normal" style:family="paragraph">
      <style:paragraph-properties style:vertical-align="auto" fo:margin-bottom="0in" fo:line-height="103%"/>
    </style:style>
    <style:style style:name="TableCell2669" style:family="table-cell">
      <style:table-cell-properties fo:border="0.0069in solid #000000" style:writing-mode="lr-tb" fo:padding-top="0in" fo:padding-left="0.075in" fo:padding-bottom="0in" fo:padding-right="0.075in"/>
    </style:style>
    <style:style style:name="P2670" style:parent-style-name="Normal" style:family="paragraph">
      <style:paragraph-properties style:vertical-align="auto" fo:margin-bottom="0in" fo:line-height="103%"/>
    </style:style>
    <style:style style:name="TableCell2671" style:family="table-cell">
      <style:table-cell-properties fo:border="0.0069in solid #000000" style:writing-mode="lr-tb" fo:padding-top="0in" fo:padding-left="0.075in" fo:padding-bottom="0in" fo:padding-right="0.075in"/>
    </style:style>
    <style:style style:name="P2672" style:parent-style-name="Normal" style:family="paragraph">
      <style:paragraph-properties style:vertical-align="auto" fo:margin-bottom="0in" fo:line-height="103%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P2674" style:parent-style-name="Normal" style:family="paragraph">
      <style:paragraph-properties style:vertical-align="auto" fo:margin-bottom="0in" fo:line-height="103%"/>
    </style:style>
    <style:style style:name="TableCell2675" style:family="table-cell">
      <style:table-cell-properties fo:border="0.0069in solid #000000" style:writing-mode="lr-tb" fo:padding-top="0in" fo:padding-left="0.075in" fo:padding-bottom="0in" fo:padding-right="0.075in"/>
    </style:style>
    <style:style style:name="P2676" style:parent-style-name="Normal" style:family="paragraph">
      <style:paragraph-properties style:vertical-align="auto" fo:margin-bottom="0in" fo:line-height="103%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style:vertical-align="auto" fo:margin-bottom="0in" fo:line-height="103%"/>
    </style:style>
    <style:style style:name="TableRow2679" style:family="table-row">
      <style:table-row-properties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684" style:family="table-cell">
      <style:table-cell-properties fo:border="0.0069in solid #000000" style:writing-mode="lr-tb" fo:padding-top="0in" fo:padding-left="0.075in" fo:padding-bottom="0in" fo:padding-right="0.075in"/>
    </style:style>
    <style:style style:name="P2685" style:parent-style-name="Normal" style:family="paragraph">
      <style:paragraph-properties style:vertical-align="auto" fo:margin-bottom="0in" fo:line-height="103%"/>
    </style:style>
    <style:style style:name="TableCell2686" style:family="table-cell">
      <style:table-cell-properties fo:border="0.0069in solid #000000" style:writing-mode="lr-tb" fo:padding-top="0in" fo:padding-left="0.075in" fo:padding-bottom="0in" fo:padding-right="0.075in"/>
    </style:style>
    <style:style style:name="P2687" style:parent-style-name="Normal" style:family="paragraph">
      <style:paragraph-properties style:vertical-align="auto" fo:margin-bottom="0in" fo:line-height="103%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P2689" style:parent-style-name="Normal" style:family="paragraph">
      <style:paragraph-properties style:vertical-align="auto" fo:margin-bottom="0in" fo:line-height="103%"/>
    </style:style>
    <style:style style:name="TableCell2690" style:family="table-cell">
      <style:table-cell-properties fo:border="0.0069in solid #000000" style:writing-mode="lr-tb" fo:padding-top="0in" fo:padding-left="0.075in" fo:padding-bottom="0in" fo:padding-right="0.075in"/>
    </style:style>
    <style:style style:name="P2691" style:parent-style-name="Normal" style:family="paragraph">
      <style:paragraph-properties style:vertical-align="auto" fo:margin-bottom="0in" fo:line-height="103%"/>
    </style:style>
    <style:style style:name="TableCell2692" style:family="table-cell">
      <style:table-cell-properties fo:border="0.0069in solid #000000" style:writing-mode="lr-tb" fo:padding-top="0in" fo:padding-left="0.075in" fo:padding-bottom="0in" fo:padding-right="0.075in"/>
    </style:style>
    <style:style style:name="P2693" style:parent-style-name="Normal" style:family="paragraph">
      <style:paragraph-properties style:vertical-align="auto" fo:margin-bottom="0in" fo:line-height="103%"/>
    </style:style>
    <style:style style:name="TableCell2694" style:family="table-cell">
      <style:table-cell-properties fo:border="0.0069in solid #000000" style:writing-mode="lr-tb" fo:padding-top="0in" fo:padding-left="0.075in" fo:padding-bottom="0in" fo:padding-right="0.075in"/>
    </style:style>
    <style:style style:name="P2695" style:parent-style-name="Normal" style:family="paragraph">
      <style:paragraph-properties style:vertical-align="auto" fo:margin-bottom="0in" fo:line-height="103%"/>
    </style:style>
    <style:style style:name="TableCell2696" style:family="table-cell">
      <style:table-cell-properties fo:border="0.0069in solid #000000" style:writing-mode="lr-tb" fo:padding-top="0in" fo:padding-left="0.075in" fo:padding-bottom="0in" fo:padding-right="0.075in"/>
    </style:style>
    <style:style style:name="P2697" style:parent-style-name="Normal" style:family="paragraph">
      <style:paragraph-properties style:vertical-align="auto" fo:margin-bottom="0in" fo:line-height="103%"/>
    </style:style>
    <style:style style:name="TableCell2698" style:family="table-cell">
      <style:table-cell-properties fo:border="0.0069in solid #000000" style:writing-mode="lr-tb" fo:padding-top="0in" fo:padding-left="0.075in" fo:padding-bottom="0in" fo:padding-right="0.075in"/>
    </style:style>
    <style:style style:name="P2699" style:parent-style-name="Normal" style:family="paragraph">
      <style:paragraph-properties style:vertical-align="auto" fo:margin-bottom="0in" fo:line-height="103%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Normal" style:family="paragraph">
      <style:paragraph-properties style:vertical-align="auto" fo:margin-bottom="0in" fo:line-height="103%"/>
    </style:style>
    <style:style style:name="TableRow2702" style:family="table-row">
      <style:table-row-properties/>
    </style:style>
    <style:style style:name="TableCell2703" style:family="table-cell">
      <style:table-cell-properties fo:border="0.0069in solid #000000" style:writing-mode="lr-tb" fo:padding-top="0in" fo:padding-left="0.075in" fo:padding-bottom="0in" fo:padding-right="0.075in"/>
    </style:style>
    <style:style style:name="P27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07" style:family="table-cell">
      <style:table-cell-properties fo:border="0.0069in solid #000000" style:writing-mode="lr-tb" fo:padding-top="0in" fo:padding-left="0.075in" fo:padding-bottom="0in" fo:padding-right="0.075in"/>
    </style:style>
    <style:style style:name="P2708" style:parent-style-name="Normal" style:family="paragraph">
      <style:paragraph-properties style:vertical-align="auto" fo:margin-bottom="0in" fo:line-height="103%"/>
    </style:style>
    <style:style style:name="TableCell2709" style:family="table-cell">
      <style:table-cell-properties fo:border="0.0069in solid #000000" style:writing-mode="lr-tb" fo:padding-top="0in" fo:padding-left="0.075in" fo:padding-bottom="0in" fo:padding-right="0.075in"/>
    </style:style>
    <style:style style:name="P2710" style:parent-style-name="Normal" style:family="paragraph">
      <style:paragraph-properties style:vertical-align="auto" fo:margin-bottom="0in" fo:line-height="103%"/>
    </style:style>
    <style:style style:name="TableCell2711" style:family="table-cell">
      <style:table-cell-properties fo:border="0.0069in solid #000000" style:writing-mode="lr-tb" fo:padding-top="0in" fo:padding-left="0.075in" fo:padding-bottom="0in" fo:padding-right="0.075in"/>
    </style:style>
    <style:style style:name="P2712" style:parent-style-name="Normal" style:family="paragraph">
      <style:paragraph-properties style:vertical-align="auto" fo:margin-bottom="0in" fo:line-height="103%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Normal" style:family="paragraph">
      <style:paragraph-properties style:vertical-align="auto" fo:margin-bottom="0in" fo:line-height="103%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Normal" style:family="paragraph">
      <style:paragraph-properties style:vertical-align="auto" fo:margin-bottom="0in" fo:line-height="103%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Normal" style:family="paragraph">
      <style:paragraph-properties style:vertical-align="auto" fo:margin-bottom="0in" fo:line-height="103%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style:vertical-align="auto" fo:margin-bottom="0in" fo:line-height="103%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style:vertical-align="auto" fo:margin-bottom="0in" fo:line-height="103%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style:vertical-align="auto" fo:margin-bottom="0in" fo:line-height="103%"/>
    </style:style>
    <style:style style:name="TableRow2725" style:family="table-row">
      <style:table-row-properties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30" style:family="table-cell">
      <style:table-cell-properties fo:border="0.0069in solid #000000" style:writing-mode="lr-tb" fo:padding-top="0in" fo:padding-left="0.075in" fo:padding-bottom="0in" fo:padding-right="0.075in"/>
    </style:style>
    <style:style style:name="P2731" style:parent-style-name="Normal" style:family="paragraph">
      <style:paragraph-properties style:vertical-align="auto" fo:margin-bottom="0in" fo:line-height="103%"/>
    </style:style>
    <style:style style:name="TableCell2732" style:family="table-cell">
      <style:table-cell-properties fo:border="0.0069in solid #000000" style:writing-mode="lr-tb" fo:padding-top="0in" fo:padding-left="0.075in" fo:padding-bottom="0in" fo:padding-right="0.075in"/>
    </style:style>
    <style:style style:name="P2733" style:parent-style-name="Normal" style:family="paragraph">
      <style:paragraph-properties style:vertical-align="auto" fo:margin-bottom="0in" fo:line-height="103%"/>
    </style:style>
    <style:style style:name="TableCell2734" style:family="table-cell">
      <style:table-cell-properties fo:border="0.0069in solid #000000" style:writing-mode="lr-tb" fo:padding-top="0in" fo:padding-left="0.075in" fo:padding-bottom="0in" fo:padding-right="0.075in"/>
    </style:style>
    <style:style style:name="P2735" style:parent-style-name="Normal" style:family="paragraph">
      <style:paragraph-properties style:vertical-align="auto" fo:margin-bottom="0in" fo:line-height="103%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style:vertical-align="auto" fo:margin-bottom="0in" fo:line-height="103%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style:vertical-align="auto" fo:margin-bottom="0in" fo:line-height="103%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style:vertical-align="auto" fo:margin-bottom="0in" fo:line-height="103%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style:vertical-align="auto" fo:margin-bottom="0in" fo:line-height="103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style:vertical-align="auto" fo:margin-bottom="0in" fo:line-height="103%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style:vertical-align="auto" fo:margin-bottom="0in" fo:line-height="103%"/>
    </style:style>
    <style:style style:name="TableRow2748" style:family="table-row">
      <style:table-row-properties/>
    </style:style>
    <style:style style:name="TableCell2749" style:family="table-cell">
      <style:table-cell-properties fo:border="0.0069in solid #000000" style:writing-mode="lr-tb" fo:padding-top="0in" fo:padding-left="0.075in" fo:padding-bottom="0in" fo:padding-right="0.075in"/>
    </style:style>
    <style:style style:name="P27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5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style:vertical-align="auto" fo:margin-bottom="0in" fo:line-height="103%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style:vertical-align="auto" fo:margin-bottom="0in" fo:line-height="103%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style:vertical-align="auto" fo:margin-bottom="0in" fo:line-height="103%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style:vertical-align="auto" fo:margin-bottom="0in" fo:line-height="103%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style:vertical-align="auto" fo:margin-bottom="0in" fo:line-height="103%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style:vertical-align="auto" fo:margin-bottom="0in" fo:line-height="103%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style:vertical-align="auto" fo:margin-bottom="0in" fo:line-height="103%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style:vertical-align="auto" fo:margin-bottom="0in" fo:line-height="103%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Normal" style:family="paragraph">
      <style:paragraph-properties style:vertical-align="auto" fo:margin-bottom="0in" fo:line-height="103%"/>
    </style:style>
    <style:style style:name="TableRow2771" style:family="table-row">
      <style:table-row-properties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7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style:vertical-align="auto" fo:margin-bottom="0in" fo:line-height="103%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style:vertical-align="auto" fo:margin-bottom="0in" fo:line-height="103%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style:vertical-align="auto" fo:margin-bottom="0in" fo:line-height="103%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style:vertical-align="auto" fo:margin-bottom="0in" fo:line-height="103%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style:vertical-align="auto" fo:margin-bottom="0in" fo:line-height="103%"/>
    </style:style>
    <style:style style:name="TableCell2786" style:family="table-cell">
      <style:table-cell-properties fo:border="0.0069in solid #000000" style:writing-mode="lr-tb" fo:padding-top="0in" fo:padding-left="0.075in" fo:padding-bottom="0in" fo:padding-right="0.075in"/>
    </style:style>
    <style:style style:name="P2787" style:parent-style-name="Normal" style:family="paragraph">
      <style:paragraph-properties style:vertical-align="auto" fo:margin-bottom="0in" fo:line-height="103%"/>
    </style:style>
    <style:style style:name="TableCell2788" style:family="table-cell">
      <style:table-cell-properties fo:border="0.0069in solid #000000" style:writing-mode="lr-tb" fo:padding-top="0in" fo:padding-left="0.075in" fo:padding-bottom="0in" fo:padding-right="0.075in"/>
    </style:style>
    <style:style style:name="P2789" style:parent-style-name="Normal" style:family="paragraph">
      <style:paragraph-properties style:vertical-align="auto" fo:margin-bottom="0in" fo:line-height="103%"/>
    </style:style>
    <style:style style:name="TableCell2790" style:family="table-cell">
      <style:table-cell-properties fo:border="0.0069in solid #000000" style:writing-mode="lr-tb" fo:padding-top="0in" fo:padding-left="0.075in" fo:padding-bottom="0in" fo:padding-right="0.075in"/>
    </style:style>
    <style:style style:name="P2791" style:parent-style-name="Normal" style:family="paragraph">
      <style:paragraph-properties style:vertical-align="auto" fo:margin-bottom="0in" fo:line-height="103%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style:vertical-align="auto" fo:margin-bottom="0in" fo:line-height="103%"/>
    </style:style>
    <style:style style:name="TableRow2794" style:family="table-row">
      <style:table-row-properties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style:vertical-align="auto" fo:margin-bottom="0in" fo:line-height="103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style:vertical-align="auto" fo:margin-bottom="0in" fo:line-height="103%"/>
    </style:style>
    <style:style style:name="TableCell2803" style:family="table-cell">
      <style:table-cell-properties fo:border="0.0069in solid #000000" style:writing-mode="lr-tb" fo:padding-top="0in" fo:padding-left="0.075in" fo:padding-bottom="0in" fo:padding-right="0.075in"/>
    </style:style>
    <style:style style:name="P2804" style:parent-style-name="Normal" style:family="paragraph">
      <style:paragraph-properties style:vertical-align="auto" fo:margin-bottom="0in" fo:line-height="103%"/>
    </style:style>
    <style:style style:name="TableCell2805" style:family="table-cell">
      <style:table-cell-properties fo:border="0.0069in solid #000000" style:writing-mode="lr-tb" fo:padding-top="0in" fo:padding-left="0.075in" fo:padding-bottom="0in" fo:padding-right="0.075in"/>
    </style:style>
    <style:style style:name="P2806" style:parent-style-name="Normal" style:family="paragraph">
      <style:paragraph-properties style:vertical-align="auto" fo:margin-bottom="0in" fo:line-height="103%"/>
    </style:style>
    <style:style style:name="TableCell2807" style:family="table-cell">
      <style:table-cell-properties fo:border="0.0069in solid #000000" style:writing-mode="lr-tb" fo:padding-top="0in" fo:padding-left="0.075in" fo:padding-bottom="0in" fo:padding-right="0.075in"/>
    </style:style>
    <style:style style:name="P2808" style:parent-style-name="Normal" style:family="paragraph">
      <style:paragraph-properties style:vertical-align="auto" fo:margin-bottom="0in" fo:line-height="103%"/>
    </style:style>
    <style:style style:name="TableCell2809" style:family="table-cell">
      <style:table-cell-properties fo:border="0.0069in solid #000000" style:writing-mode="lr-tb" fo:padding-top="0in" fo:padding-left="0.075in" fo:padding-bottom="0in" fo:padding-right="0.075in"/>
    </style:style>
    <style:style style:name="P2810" style:parent-style-name="Normal" style:family="paragraph">
      <style:paragraph-properties style:vertical-align="auto" fo:margin-bottom="0in" fo:line-height="103%"/>
    </style:style>
    <style:style style:name="TableCell2811" style:family="table-cell">
      <style:table-cell-properties fo:border="0.0069in solid #000000" style:writing-mode="lr-tb" fo:padding-top="0in" fo:padding-left="0.075in" fo:padding-bottom="0in" fo:padding-right="0.075in"/>
    </style:style>
    <style:style style:name="P2812" style:parent-style-name="Normal" style:family="paragraph">
      <style:paragraph-properties style:vertical-align="auto" fo:margin-bottom="0in" fo:line-height="103%"/>
    </style:style>
    <style:style style:name="TableCell2813" style:family="table-cell">
      <style:table-cell-properties fo:border="0.0069in solid #000000" style:writing-mode="lr-tb" fo:padding-top="0in" fo:padding-left="0.075in" fo:padding-bottom="0in" fo:padding-right="0.075in"/>
    </style:style>
    <style:style style:name="P2814" style:parent-style-name="Normal" style:family="paragraph">
      <style:paragraph-properties style:vertical-align="auto" fo:margin-bottom="0in" fo:line-height="103%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style:vertical-align="auto" fo:margin-bottom="0in" fo:line-height="103%"/>
    </style:style>
    <style:style style:name="TableRow2817" style:family="table-row">
      <style:table-row-properties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P2823" style:parent-style-name="Normal" style:family="paragraph">
      <style:paragraph-properties style:vertical-align="auto" fo:margin-bottom="0in" fo:line-height="103%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Normal" style:family="paragraph">
      <style:paragraph-properties style:vertical-align="auto" fo:margin-bottom="0in" fo:line-height="103%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Normal" style:family="paragraph">
      <style:paragraph-properties style:vertical-align="auto" fo:margin-bottom="0in" fo:line-height="103%"/>
    </style:style>
    <style:style style:name="TableCell2828" style:family="table-cell">
      <style:table-cell-properties fo:border="0.0069in solid #000000" style:writing-mode="lr-tb" fo:padding-top="0in" fo:padding-left="0.075in" fo:padding-bottom="0in" fo:padding-right="0.075in"/>
    </style:style>
    <style:style style:name="P2829" style:parent-style-name="Normal" style:family="paragraph">
      <style:paragraph-properties style:vertical-align="auto" fo:margin-bottom="0in" fo:line-height="103%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Normal" style:family="paragraph">
      <style:paragraph-properties style:vertical-align="auto" fo:margin-bottom="0in" fo:line-height="103%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Normal" style:family="paragraph">
      <style:paragraph-properties style:vertical-align="auto" fo:margin-bottom="0in" fo:line-height="103%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Normal" style:family="paragraph">
      <style:paragraph-properties style:vertical-align="auto" fo:margin-bottom="0in" fo:line-height="103%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Normal" style:family="paragraph">
      <style:paragraph-properties style:vertical-align="auto" fo:margin-bottom="0in" fo:line-height="103%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style:vertical-align="auto" fo:margin-bottom="0in" fo:line-height="103%"/>
    </style:style>
    <style:style style:name="TableRow2840" style:family="table-row">
      <style:table-row-properties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45" style:family="table-cell">
      <style:table-cell-properties fo:border="0.0069in solid #000000" style:writing-mode="lr-tb" fo:padding-top="0in" fo:padding-left="0.075in" fo:padding-bottom="0in" fo:padding-right="0.075in"/>
    </style:style>
    <style:style style:name="P2846" style:parent-style-name="Normal" style:family="paragraph">
      <style:paragraph-properties style:vertical-align="auto" fo:margin-bottom="0in" fo:line-height="103%"/>
    </style:style>
    <style:style style:name="TableCell2847" style:family="table-cell">
      <style:table-cell-properties fo:border="0.0069in solid #000000" style:writing-mode="lr-tb" fo:padding-top="0in" fo:padding-left="0.075in" fo:padding-bottom="0in" fo:padding-right="0.075in"/>
    </style:style>
    <style:style style:name="P2848" style:parent-style-name="Normal" style:family="paragraph">
      <style:paragraph-properties style:vertical-align="auto" fo:margin-bottom="0in" fo:line-height="103%"/>
    </style:style>
    <style:style style:name="TableCell2849" style:family="table-cell">
      <style:table-cell-properties fo:border="0.0069in solid #000000" style:writing-mode="lr-tb" fo:padding-top="0in" fo:padding-left="0.075in" fo:padding-bottom="0in" fo:padding-right="0.075in"/>
    </style:style>
    <style:style style:name="P2850" style:parent-style-name="Normal" style:family="paragraph">
      <style:paragraph-properties style:vertical-align="auto" fo:margin-bottom="0in" fo:line-height="103%"/>
    </style:style>
    <style:style style:name="TableCell2851" style:family="table-cell">
      <style:table-cell-properties fo:border="0.0069in solid #000000" style:writing-mode="lr-tb" fo:padding-top="0in" fo:padding-left="0.075in" fo:padding-bottom="0in" fo:padding-right="0.075in"/>
    </style:style>
    <style:style style:name="P2852" style:parent-style-name="Normal" style:family="paragraph">
      <style:paragraph-properties style:vertical-align="auto" fo:margin-bottom="0in" fo:line-height="103%"/>
    </style:style>
    <style:style style:name="TableCell2853" style:family="table-cell">
      <style:table-cell-properties fo:border="0.0069in solid #000000" style:writing-mode="lr-tb" fo:padding-top="0in" fo:padding-left="0.075in" fo:padding-bottom="0in" fo:padding-right="0.075in"/>
    </style:style>
    <style:style style:name="P2854" style:parent-style-name="Normal" style:family="paragraph">
      <style:paragraph-properties style:vertical-align="auto" fo:margin-bottom="0in" fo:line-height="103%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style:vertical-align="auto" fo:margin-bottom="0in" fo:line-height="103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style:vertical-align="auto" fo:margin-bottom="0in" fo:line-height="103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style:vertical-align="auto" fo:margin-bottom="0in" fo:line-height="103%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style:vertical-align="auto" fo:margin-bottom="0in" fo:line-height="103%"/>
    </style:style>
    <style:style style:name="TableRow2863" style:family="table-row">
      <style:table-row-properties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6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Normal" style:family="paragraph">
      <style:paragraph-properties style:vertical-align="auto" fo:margin-bottom="0in" fo:line-height="103%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Normal" style:family="paragraph">
      <style:paragraph-properties style:vertical-align="auto" fo:margin-bottom="0in" fo:line-height="103%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style:vertical-align="auto" fo:margin-bottom="0in" fo:line-height="103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style:vertical-align="auto" fo:margin-bottom="0in" fo:line-height="103%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style:vertical-align="auto" fo:margin-bottom="0in" fo:line-height="103%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style:vertical-align="auto" fo:margin-bottom="0in" fo:line-height="103%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style:vertical-align="auto" fo:margin-bottom="0in" fo:line-height="103%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style:vertical-align="auto" fo:margin-bottom="0in" fo:line-height="103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style:vertical-align="auto" fo:margin-bottom="0in" fo:line-height="103%"/>
    </style:style>
    <style:style style:name="TableRow2886" style:family="table-row">
      <style:table-row-properties/>
    </style:style>
    <style:style style:name="TableCell28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style:vertical-align="auto" fo:margin-bottom="0in" fo:line-height="103%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style:vertical-align="auto" fo:margin-bottom="0in" fo:line-height="103%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style:vertical-align="auto" fo:margin-bottom="0in" fo:line-height="103%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style:vertical-align="auto" fo:margin-bottom="0in" fo:line-height="103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style:vertical-align="auto" fo:margin-bottom="0in" fo:line-height="103%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style:vertical-align="auto" fo:margin-bottom="0in" fo:line-height="103%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style:vertical-align="auto" fo:margin-bottom="0in" fo:line-height="103%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P2906" style:parent-style-name="Normal" style:family="paragraph">
      <style:paragraph-properties style:vertical-align="auto" fo:margin-bottom="0in" fo:line-height="103%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style:vertical-align="auto" fo:margin-bottom="0in" fo:line-height="103%"/>
    </style:style>
    <style:style style:name="TableRow2909" style:family="table-row">
      <style:table-row-properties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style:vertical-align="auto" fo:margin-bottom="0in" fo:line-height="103%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style:vertical-align="auto" fo:margin-bottom="0in" fo:line-height="103%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style:vertical-align="auto" fo:margin-bottom="0in" fo:line-height="103%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style:vertical-align="auto" fo:margin-bottom="0in" fo:line-height="103%"/>
    </style:style>
    <style:style style:name="TableCell2922" style:family="table-cell">
      <style:table-cell-properties fo:border="0.0069in solid #000000" style:writing-mode="lr-tb" fo:padding-top="0in" fo:padding-left="0.075in" fo:padding-bottom="0in" fo:padding-right="0.075in"/>
    </style:style>
    <style:style style:name="P2923" style:parent-style-name="Normal" style:family="paragraph">
      <style:paragraph-properties style:vertical-align="auto" fo:margin-bottom="0in" fo:line-height="103%"/>
    </style:style>
    <style:style style:name="TableCell2924" style:family="table-cell">
      <style:table-cell-properties fo:border="0.0069in solid #000000" style:writing-mode="lr-tb" fo:padding-top="0in" fo:padding-left="0.075in" fo:padding-bottom="0in" fo:padding-right="0.075in"/>
    </style:style>
    <style:style style:name="P2925" style:parent-style-name="Normal" style:family="paragraph">
      <style:paragraph-properties style:vertical-align="auto" fo:margin-bottom="0in" fo:line-height="103%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Normal" style:family="paragraph">
      <style:paragraph-properties style:vertical-align="auto" fo:margin-bottom="0in" fo:line-height="103%"/>
    </style:style>
    <style:style style:name="TableCell2928" style:family="table-cell">
      <style:table-cell-properties fo:border="0.0069in solid #000000" style:writing-mode="lr-tb" fo:padding-top="0in" fo:padding-left="0.075in" fo:padding-bottom="0in" fo:padding-right="0.075in"/>
    </style:style>
    <style:style style:name="P2929" style:parent-style-name="Normal" style:family="paragraph">
      <style:paragraph-properties style:vertical-align="auto" fo:margin-bottom="0in" fo:line-height="103%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style:vertical-align="auto" fo:margin-bottom="0in" fo:line-height="103%"/>
    </style:style>
    <style:style style:name="TableRow2932" style:family="table-row">
      <style:table-row-properties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style:vertical-align="auto" fo:margin-bottom="0in" fo:line-height="103%"/>
    </style:style>
    <style:style style:name="TableCell2939" style:family="table-cell">
      <style:table-cell-properties fo:border="0.0069in solid #000000" style:writing-mode="lr-tb" fo:padding-top="0in" fo:padding-left="0.075in" fo:padding-bottom="0in" fo:padding-right="0.075in"/>
    </style:style>
    <style:style style:name="P2940" style:parent-style-name="Normal" style:family="paragraph">
      <style:paragraph-properties style:vertical-align="auto" fo:margin-bottom="0in" fo:line-height="103%"/>
    </style:style>
    <style:style style:name="TableCell2941" style:family="table-cell">
      <style:table-cell-properties fo:border="0.0069in solid #000000" style:writing-mode="lr-tb" fo:padding-top="0in" fo:padding-left="0.075in" fo:padding-bottom="0in" fo:padding-right="0.075in"/>
    </style:style>
    <style:style style:name="P2942" style:parent-style-name="Normal" style:family="paragraph">
      <style:paragraph-properties style:vertical-align="auto" fo:margin-bottom="0in" fo:line-height="103%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Normal" style:family="paragraph">
      <style:paragraph-properties style:vertical-align="auto" fo:margin-bottom="0in" fo:line-height="103%"/>
    </style:style>
    <style:style style:name="TableCell2945" style:family="table-cell">
      <style:table-cell-properties fo:border="0.0069in solid #000000" style:writing-mode="lr-tb" fo:padding-top="0in" fo:padding-left="0.075in" fo:padding-bottom="0in" fo:padding-right="0.075in"/>
    </style:style>
    <style:style style:name="P2946" style:parent-style-name="Normal" style:family="paragraph">
      <style:paragraph-properties style:vertical-align="auto" fo:margin-bottom="0in" fo:line-height="103%"/>
    </style:style>
    <style:style style:name="TableCell2947" style:family="table-cell">
      <style:table-cell-properties fo:border="0.0069in solid #000000" style:writing-mode="lr-tb" fo:padding-top="0in" fo:padding-left="0.075in" fo:padding-bottom="0in" fo:padding-right="0.075in"/>
    </style:style>
    <style:style style:name="P2948" style:parent-style-name="Normal" style:family="paragraph">
      <style:paragraph-properties style:vertical-align="auto" fo:margin-bottom="0in" fo:line-height="103%"/>
    </style:style>
    <style:style style:name="TableCell2949" style:family="table-cell">
      <style:table-cell-properties fo:border="0.0069in solid #000000" style:writing-mode="lr-tb" fo:padding-top="0in" fo:padding-left="0.075in" fo:padding-bottom="0in" fo:padding-right="0.075in"/>
    </style:style>
    <style:style style:name="P2950" style:parent-style-name="Normal" style:family="paragraph">
      <style:paragraph-properties style:vertical-align="auto" fo:margin-bottom="0in" fo:line-height="103%"/>
    </style:style>
    <style:style style:name="TableCell2951" style:family="table-cell">
      <style:table-cell-properties fo:border="0.0069in solid #000000" style:writing-mode="lr-tb" fo:padding-top="0in" fo:padding-left="0.075in" fo:padding-bottom="0in" fo:padding-right="0.075in"/>
    </style:style>
    <style:style style:name="P2952" style:parent-style-name="Normal" style:family="paragraph">
      <style:paragraph-properties style:vertical-align="auto" fo:margin-bottom="0in" fo:line-height="103%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style:vertical-align="auto" fo:margin-bottom="0in" fo:line-height="103%"/>
    </style:style>
    <style:style style:name="TableRow2955" style:family="table-row">
      <style:table-row-properties/>
    </style:style>
    <style:style style:name="TableCell2956" style:family="table-cell">
      <style:table-cell-properties fo:border="0.0069in solid #000000" style:writing-mode="lr-tb" fo:padding-top="0in" fo:padding-left="0.075in" fo:padding-bottom="0in" fo:padding-right="0.075in"/>
    </style:style>
    <style:style style:name="P29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60" style:family="table-cell">
      <style:table-cell-properties fo:border="0.0069in solid #000000" style:writing-mode="lr-tb" fo:padding-top="0in" fo:padding-left="0.075in" fo:padding-bottom="0in" fo:padding-right="0.075in"/>
    </style:style>
    <style:style style:name="P2961" style:parent-style-name="Normal" style:family="paragraph">
      <style:paragraph-properties style:vertical-align="auto" fo:margin-bottom="0in" fo:line-height="103%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P2963" style:parent-style-name="Normal" style:family="paragraph">
      <style:paragraph-properties style:vertical-align="auto" fo:margin-bottom="0in" fo:line-height="103%"/>
    </style:style>
    <style:style style:name="TableCell2964" style:family="table-cell">
      <style:table-cell-properties fo:border="0.0069in solid #000000" style:writing-mode="lr-tb" fo:padding-top="0in" fo:padding-left="0.075in" fo:padding-bottom="0in" fo:padding-right="0.075in"/>
    </style:style>
    <style:style style:name="P2965" style:parent-style-name="Normal" style:family="paragraph">
      <style:paragraph-properties style:vertical-align="auto" fo:margin-bottom="0in" fo:line-height="103%"/>
    </style:style>
    <style:style style:name="TableCell2966" style:family="table-cell">
      <style:table-cell-properties fo:border="0.0069in solid #000000" style:writing-mode="lr-tb" fo:padding-top="0in" fo:padding-left="0.075in" fo:padding-bottom="0in" fo:padding-right="0.075in"/>
    </style:style>
    <style:style style:name="P2967" style:parent-style-name="Normal" style:family="paragraph">
      <style:paragraph-properties style:vertical-align="auto" fo:margin-bottom="0in" fo:line-height="103%"/>
    </style:style>
    <style:style style:name="TableCell2968" style:family="table-cell">
      <style:table-cell-properties fo:border="0.0069in solid #000000" style:writing-mode="lr-tb" fo:padding-top="0in" fo:padding-left="0.075in" fo:padding-bottom="0in" fo:padding-right="0.075in"/>
    </style:style>
    <style:style style:name="P2969" style:parent-style-name="Normal" style:family="paragraph">
      <style:paragraph-properties style:vertical-align="auto" fo:margin-bottom="0in" fo:line-height="103%"/>
    </style:style>
    <style:style style:name="TableCell2970" style:family="table-cell">
      <style:table-cell-properties fo:border="0.0069in solid #000000" style:writing-mode="lr-tb" fo:padding-top="0in" fo:padding-left="0.075in" fo:padding-bottom="0in" fo:padding-right="0.075in"/>
    </style:style>
    <style:style style:name="P2971" style:parent-style-name="Normal" style:family="paragraph">
      <style:paragraph-properties style:vertical-align="auto" fo:margin-bottom="0in" fo:line-height="103%"/>
    </style:style>
    <style:style style:name="TableCell2972" style:family="table-cell">
      <style:table-cell-properties fo:border="0.0069in solid #000000" style:writing-mode="lr-tb" fo:padding-top="0in" fo:padding-left="0.075in" fo:padding-bottom="0in" fo:padding-right="0.075in"/>
    </style:style>
    <style:style style:name="P2973" style:parent-style-name="Normal" style:family="paragraph">
      <style:paragraph-properties style:vertical-align="auto" fo:margin-bottom="0in" fo:line-height="103%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style:vertical-align="auto" fo:margin-bottom="0in" fo:line-height="103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style:vertical-align="auto" fo:margin-bottom="0in" fo:line-height="103%"/>
    </style:style>
    <style:style style:name="TableRow2978" style:family="table-row">
      <style:table-row-properties/>
    </style:style>
    <style:style style:name="TableCell2979" style:family="table-cell">
      <style:table-cell-properties fo:border="0.0069in solid #000000" style:writing-mode="lr-tb" fo:padding-top="0in" fo:padding-left="0.075in" fo:padding-bottom="0in" fo:padding-right="0.075in"/>
    </style:style>
    <style:style style:name="P29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2983" style:family="table-cell">
      <style:table-cell-properties fo:border="0.0069in solid #000000" style:writing-mode="lr-tb" fo:padding-top="0in" fo:padding-left="0.075in" fo:padding-bottom="0in" fo:padding-right="0.075in"/>
    </style:style>
    <style:style style:name="P2984" style:parent-style-name="Normal" style:family="paragraph">
      <style:paragraph-properties style:vertical-align="auto" fo:margin-bottom="0in" fo:line-height="103%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Normal" style:family="paragraph">
      <style:paragraph-properties style:vertical-align="auto" fo:margin-bottom="0in" fo:line-height="103%"/>
    </style:style>
    <style:style style:name="TableCell2987" style:family="table-cell">
      <style:table-cell-properties fo:border="0.0069in solid #000000" style:writing-mode="lr-tb" fo:padding-top="0in" fo:padding-left="0.075in" fo:padding-bottom="0in" fo:padding-right="0.075in"/>
    </style:style>
    <style:style style:name="P2988" style:parent-style-name="Normal" style:family="paragraph">
      <style:paragraph-properties style:vertical-align="auto" fo:margin-bottom="0in" fo:line-height="103%"/>
    </style:style>
    <style:style style:name="TableCell2989" style:family="table-cell">
      <style:table-cell-properties fo:border="0.0069in solid #000000" style:writing-mode="lr-tb" fo:padding-top="0in" fo:padding-left="0.075in" fo:padding-bottom="0in" fo:padding-right="0.075in"/>
    </style:style>
    <style:style style:name="P2990" style:parent-style-name="Normal" style:family="paragraph">
      <style:paragraph-properties style:vertical-align="auto" fo:margin-bottom="0in" fo:line-height="103%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style:vertical-align="auto" fo:margin-bottom="0in" fo:line-height="103%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style:vertical-align="auto" fo:margin-bottom="0in" fo:line-height="103%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style:vertical-align="auto" fo:margin-bottom="0in" fo:line-height="103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style:vertical-align="auto" fo:margin-bottom="0in" fo:line-height="103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style:vertical-align="auto" fo:margin-bottom="0in" fo:line-height="103%"/>
    </style:style>
    <style:style style:name="TableRow3001" style:family="table-row">
      <style:table-row-properties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P30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06" style:family="table-cell">
      <style:table-cell-properties fo:border="0.0069in solid #000000" style:writing-mode="lr-tb" fo:padding-top="0in" fo:padding-left="0.075in" fo:padding-bottom="0in" fo:padding-right="0.075in"/>
    </style:style>
    <style:style style:name="P3007" style:parent-style-name="Normal" style:family="paragraph">
      <style:paragraph-properties style:vertical-align="auto" fo:margin-bottom="0in" fo:line-height="103%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style:vertical-align="auto" fo:margin-bottom="0in" fo:line-height="103%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style:vertical-align="auto" fo:margin-bottom="0in" fo:line-height="103%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style:vertical-align="auto" fo:margin-bottom="0in" fo:line-height="103%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style:vertical-align="auto" fo:margin-bottom="0in" fo:line-height="103%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style:vertical-align="auto" fo:margin-bottom="0in" fo:line-height="103%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style:vertical-align="auto" fo:margin-bottom="0in" fo:line-height="103%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style:vertical-align="auto" fo:margin-bottom="0in" fo:line-height="103%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style:vertical-align="auto" fo:margin-bottom="0in" fo:line-height="103%"/>
    </style:style>
    <style:style style:name="TableRow3024" style:family="table-row">
      <style:table-row-properties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2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style:vertical-align="auto" fo:margin-bottom="0in" fo:line-height="103%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style:vertical-align="auto" fo:margin-bottom="0in" fo:line-height="103%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style:vertical-align="auto" fo:margin-bottom="0in" fo:line-height="103%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style:vertical-align="auto" fo:margin-bottom="0in" fo:line-height="103%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style:vertical-align="auto" fo:margin-bottom="0in" fo:line-height="103%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style:vertical-align="auto" fo:margin-bottom="0in" fo:line-height="103%"/>
    </style:style>
    <style:style style:name="TableCell3041" style:family="table-cell">
      <style:table-cell-properties fo:border="0.0069in solid #000000" style:writing-mode="lr-tb" fo:padding-top="0in" fo:padding-left="0.075in" fo:padding-bottom="0in" fo:padding-right="0.075in"/>
    </style:style>
    <style:style style:name="P3042" style:parent-style-name="Normal" style:family="paragraph">
      <style:paragraph-properties style:vertical-align="auto" fo:margin-bottom="0in" fo:line-height="103%"/>
    </style:style>
    <style:style style:name="TableCell3043" style:family="table-cell">
      <style:table-cell-properties fo:border="0.0069in solid #000000" style:writing-mode="lr-tb" fo:padding-top="0in" fo:padding-left="0.075in" fo:padding-bottom="0in" fo:padding-right="0.075in"/>
    </style:style>
    <style:style style:name="P3044" style:parent-style-name="Normal" style:family="paragraph">
      <style:paragraph-properties style:vertical-align="auto" fo:margin-bottom="0in" fo:line-height="103%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Normal" style:family="paragraph">
      <style:paragraph-properties style:vertical-align="auto" fo:margin-bottom="0in" fo:line-height="103%"/>
    </style:style>
    <style:style style:name="TableRow3047" style:family="table-row">
      <style:table-row-properties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style:vertical-align="auto" fo:margin-bottom="0in" fo:line-height="103%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style:vertical-align="auto" fo:margin-bottom="0in" fo:line-height="103%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style:vertical-align="auto" fo:margin-bottom="0in" fo:line-height="103%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Normal" style:family="paragraph">
      <style:paragraph-properties style:vertical-align="auto" fo:margin-bottom="0in" fo:line-height="103%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Normal" style:family="paragraph">
      <style:paragraph-properties style:vertical-align="auto" fo:margin-bottom="0in" fo:line-height="103%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Normal" style:family="paragraph">
      <style:paragraph-properties style:vertical-align="auto" fo:margin-bottom="0in" fo:line-height="103%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Normal" style:family="paragraph">
      <style:paragraph-properties style:vertical-align="auto" fo:margin-bottom="0in" fo:line-height="103%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Normal" style:family="paragraph">
      <style:paragraph-properties style:vertical-align="auto" fo:margin-bottom="0in" fo:line-height="103%"/>
    </style:style>
    <style:style style:name="TableCell3068" style:family="table-cell">
      <style:table-cell-properties fo:border="0.0069in solid #000000" style:writing-mode="lr-tb" fo:padding-top="0in" fo:padding-left="0.075in" fo:padding-bottom="0in" fo:padding-right="0.075in"/>
    </style:style>
    <style:style style:name="P3069" style:parent-style-name="Normal" style:family="paragraph">
      <style:paragraph-properties style:vertical-align="auto" fo:margin-bottom="0in" fo:line-height="103%"/>
    </style:style>
    <style:style style:name="TableRow3070" style:family="table-row">
      <style:table-row-properties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75" style:family="table-cell">
      <style:table-cell-properties fo:border="0.0069in solid #000000" style:writing-mode="lr-tb" fo:padding-top="0in" fo:padding-left="0.075in" fo:padding-bottom="0in" fo:padding-right="0.075in"/>
    </style:style>
    <style:style style:name="P3076" style:parent-style-name="Normal" style:family="paragraph">
      <style:paragraph-properties style:vertical-align="auto" fo:margin-bottom="0in" fo:line-height="103%"/>
    </style:style>
    <style:style style:name="TableCell3077" style:family="table-cell">
      <style:table-cell-properties fo:border="0.0069in solid #000000" style:writing-mode="lr-tb" fo:padding-top="0in" fo:padding-left="0.075in" fo:padding-bottom="0in" fo:padding-right="0.075in"/>
    </style:style>
    <style:style style:name="P3078" style:parent-style-name="Normal" style:family="paragraph">
      <style:paragraph-properties style:vertical-align="auto" fo:margin-bottom="0in" fo:line-height="103%"/>
    </style:style>
    <style:style style:name="TableCell3079" style:family="table-cell">
      <style:table-cell-properties fo:border="0.0069in solid #000000" style:writing-mode="lr-tb" fo:padding-top="0in" fo:padding-left="0.075in" fo:padding-bottom="0in" fo:padding-right="0.075in"/>
    </style:style>
    <style:style style:name="P3080" style:parent-style-name="Normal" style:family="paragraph">
      <style:paragraph-properties style:vertical-align="auto" fo:margin-bottom="0in" fo:line-height="103%"/>
    </style:style>
    <style:style style:name="TableCell3081" style:family="table-cell">
      <style:table-cell-properties fo:border="0.0069in solid #000000" style:writing-mode="lr-tb" fo:padding-top="0in" fo:padding-left="0.075in" fo:padding-bottom="0in" fo:padding-right="0.075in"/>
    </style:style>
    <style:style style:name="P3082" style:parent-style-name="Normal" style:family="paragraph">
      <style:paragraph-properties style:vertical-align="auto" fo:margin-bottom="0in" fo:line-height="103%"/>
    </style:style>
    <style:style style:name="TableCell3083" style:family="table-cell">
      <style:table-cell-properties fo:border="0.0069in solid #000000" style:writing-mode="lr-tb" fo:padding-top="0in" fo:padding-left="0.075in" fo:padding-bottom="0in" fo:padding-right="0.075in"/>
    </style:style>
    <style:style style:name="P3084" style:parent-style-name="Normal" style:family="paragraph">
      <style:paragraph-properties style:vertical-align="auto" fo:margin-bottom="0in" fo:line-height="103%"/>
    </style:style>
    <style:style style:name="TableCell3085" style:family="table-cell">
      <style:table-cell-properties fo:border="0.0069in solid #000000" style:writing-mode="lr-tb" fo:padding-top="0in" fo:padding-left="0.075in" fo:padding-bottom="0in" fo:padding-right="0.075in"/>
    </style:style>
    <style:style style:name="P3086" style:parent-style-name="Normal" style:family="paragraph">
      <style:paragraph-properties style:vertical-align="auto" fo:margin-bottom="0in" fo:line-height="103%"/>
    </style:style>
    <style:style style:name="TableCell3087" style:family="table-cell">
      <style:table-cell-properties fo:border="0.0069in solid #000000" style:writing-mode="lr-tb" fo:padding-top="0in" fo:padding-left="0.075in" fo:padding-bottom="0in" fo:padding-right="0.075in"/>
    </style:style>
    <style:style style:name="P3088" style:parent-style-name="Normal" style:family="paragraph">
      <style:paragraph-properties style:vertical-align="auto" fo:margin-bottom="0in" fo:line-height="103%"/>
    </style:style>
    <style:style style:name="TableCell3089" style:family="table-cell">
      <style:table-cell-properties fo:border="0.0069in solid #000000" style:writing-mode="lr-tb" fo:padding-top="0in" fo:padding-left="0.075in" fo:padding-bottom="0in" fo:padding-right="0.075in"/>
    </style:style>
    <style:style style:name="P3090" style:parent-style-name="Normal" style:family="paragraph">
      <style:paragraph-properties style:vertical-align="auto" fo:margin-bottom="0in" fo:line-height="103%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style:vertical-align="auto" fo:margin-bottom="0in" fo:line-height="103%"/>
    </style:style>
    <style:style style:name="TableRow3093" style:family="table-row">
      <style:table-row-properties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9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Normal" style:family="paragraph">
      <style:paragraph-properties style:vertical-align="auto" fo:margin-bottom="0in" fo:line-height="103%"/>
    </style:style>
    <style:style style:name="TableCell3100" style:family="table-cell">
      <style:table-cell-properties fo:border="0.0069in solid #000000" style:writing-mode="lr-tb" fo:padding-top="0in" fo:padding-left="0.075in" fo:padding-bottom="0in" fo:padding-right="0.075in"/>
    </style:style>
    <style:style style:name="P3101" style:parent-style-name="Normal" style:family="paragraph">
      <style:paragraph-properties style:vertical-align="auto" fo:margin-bottom="0in" fo:line-height="103%"/>
    </style:style>
    <style:style style:name="TableCell3102" style:family="table-cell">
      <style:table-cell-properties fo:border="0.0069in solid #000000" style:writing-mode="lr-tb" fo:padding-top="0in" fo:padding-left="0.075in" fo:padding-bottom="0in" fo:padding-right="0.075in"/>
    </style:style>
    <style:style style:name="P3103" style:parent-style-name="Normal" style:family="paragraph">
      <style:paragraph-properties style:vertical-align="auto" fo:margin-bottom="0in" fo:line-height="103%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Normal" style:family="paragraph">
      <style:paragraph-properties style:vertical-align="auto" fo:margin-bottom="0in" fo:line-height="103%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Normal" style:family="paragraph">
      <style:paragraph-properties style:vertical-align="auto" fo:margin-bottom="0in" fo:line-height="103%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Normal" style:family="paragraph">
      <style:paragraph-properties style:vertical-align="auto" fo:margin-bottom="0in" fo:line-height="103%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style:vertical-align="auto" fo:margin-bottom="0in" fo:line-height="103%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style:vertical-align="auto" fo:margin-bottom="0in" fo:line-height="103%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style:vertical-align="auto" fo:margin-bottom="0in" fo:line-height="103%"/>
    </style:style>
    <style:style style:name="TableRow3116" style:family="table-row">
      <style:table-row-properties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P31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Normal" style:family="paragraph">
      <style:paragraph-properties style:vertical-align="auto" fo:margin-bottom="0in" fo:line-height="103%"/>
    </style:style>
    <style:style style:name="TableCell3123" style:family="table-cell">
      <style:table-cell-properties fo:border="0.0069in solid #000000" style:writing-mode="lr-tb" fo:padding-top="0in" fo:padding-left="0.075in" fo:padding-bottom="0in" fo:padding-right="0.075in"/>
    </style:style>
    <style:style style:name="P3124" style:parent-style-name="Normal" style:family="paragraph">
      <style:paragraph-properties style:vertical-align="auto" fo:margin-bottom="0in" fo:line-height="103%"/>
    </style:style>
    <style:style style:name="TableCell3125" style:family="table-cell">
      <style:table-cell-properties fo:border="0.0069in solid #000000" style:writing-mode="lr-tb" fo:padding-top="0in" fo:padding-left="0.075in" fo:padding-bottom="0in" fo:padding-right="0.075in"/>
    </style:style>
    <style:style style:name="P3126" style:parent-style-name="Normal" style:family="paragraph">
      <style:paragraph-properties style:vertical-align="auto" fo:margin-bottom="0in" fo:line-height="103%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style:vertical-align="auto" fo:margin-bottom="0in" fo:line-height="103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style:vertical-align="auto" fo:margin-bottom="0in" fo:line-height="103%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style:vertical-align="auto" fo:margin-bottom="0in" fo:line-height="103%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style:vertical-align="auto" fo:margin-bottom="0in" fo:line-height="103%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style:vertical-align="auto" fo:margin-bottom="0in" fo:line-height="103%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style:vertical-align="auto" fo:margin-bottom="0in" fo:line-height="103%"/>
    </style:style>
    <style:style style:name="TableRow3139" style:family="table-row">
      <style:table-row-properties/>
    </style:style>
    <style:style style:name="TableCell3140" style:family="table-cell">
      <style:table-cell-properties fo:border="0.0069in solid #000000" style:writing-mode="lr-tb" fo:padding-top="0in" fo:padding-left="0.075in" fo:padding-bottom="0in" fo:padding-right="0.075in"/>
    </style:style>
    <style:style style:name="P31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style:vertical-align="auto" fo:margin-bottom="0in" fo:line-height="103%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style:vertical-align="auto" fo:margin-bottom="0in" fo:line-height="103%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style:vertical-align="auto" fo:margin-bottom="0in" fo:line-height="103%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style:vertical-align="auto" fo:margin-bottom="0in" fo:line-height="103%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style:vertical-align="auto" fo:margin-bottom="0in" fo:line-height="103%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style:vertical-align="auto" fo:margin-bottom="0in" fo:line-height="103%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style:vertical-align="auto" fo:margin-bottom="0in" fo:line-height="103%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style:vertical-align="auto" fo:margin-bottom="0in" fo:line-height="103%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style:vertical-align="auto" fo:margin-bottom="0in" fo:line-height="103%"/>
    </style:style>
    <style:style style:name="TableRow3162" style:family="table-row">
      <style:table-row-properties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31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style:vertical-align="auto" fo:margin-bottom="0in" fo:line-height="103%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style:vertical-align="auto" fo:margin-bottom="0in" fo:line-height="103%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style:vertical-align="auto" fo:margin-bottom="0in" fo:line-height="103%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style:vertical-align="auto" fo:margin-bottom="0in" fo:line-height="103%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style:vertical-align="auto" fo:margin-bottom="0in" fo:line-height="103%"/>
    </style:style>
    <style:style style:name="TableCell3177" style:family="table-cell">
      <style:table-cell-properties fo:border="0.0069in solid #000000" style:writing-mode="lr-tb" fo:padding-top="0in" fo:padding-left="0.075in" fo:padding-bottom="0in" fo:padding-right="0.075in"/>
    </style:style>
    <style:style style:name="P3178" style:parent-style-name="Normal" style:family="paragraph">
      <style:paragraph-properties style:vertical-align="auto" fo:margin-bottom="0in" fo:line-height="103%"/>
    </style:style>
    <style:style style:name="TableCell3179" style:family="table-cell">
      <style:table-cell-properties fo:border="0.0069in solid #000000" style:writing-mode="lr-tb" fo:padding-top="0in" fo:padding-left="0.075in" fo:padding-bottom="0in" fo:padding-right="0.075in"/>
    </style:style>
    <style:style style:name="P3180" style:parent-style-name="Normal" style:family="paragraph">
      <style:paragraph-properties style:vertical-align="auto" fo:margin-bottom="0in" fo:line-height="103%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P3182" style:parent-style-name="Normal" style:family="paragraph">
      <style:paragraph-properties style:vertical-align="auto" fo:margin-bottom="0in" fo:line-height="103%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Normal" style:family="paragraph">
      <style:paragraph-properties style:vertical-align="auto" fo:margin-bottom="0in" fo:line-height="103%"/>
    </style:style>
    <style:style style:name="TableRow3185" style:family="table-row">
      <style:table-row-properties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style:vertical-align="auto" fo:margin-bottom="0in" fo:line-height="103%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style:vertical-align="auto" fo:margin-bottom="0in" fo:line-height="103%"/>
    </style:style>
    <style:style style:name="TableCell3194" style:family="table-cell">
      <style:table-cell-properties fo:border="0.0069in solid #000000" style:writing-mode="lr-tb" fo:padding-top="0in" fo:padding-left="0.075in" fo:padding-bottom="0in" fo:padding-right="0.075in"/>
    </style:style>
    <style:style style:name="P3195" style:parent-style-name="Normal" style:family="paragraph">
      <style:paragraph-properties style:vertical-align="auto" fo:margin-bottom="0in" fo:line-height="103%"/>
    </style:style>
    <style:style style:name="TableCell3196" style:family="table-cell">
      <style:table-cell-properties fo:border="0.0069in solid #000000" style:writing-mode="lr-tb" fo:padding-top="0in" fo:padding-left="0.075in" fo:padding-bottom="0in" fo:padding-right="0.075in"/>
    </style:style>
    <style:style style:name="P3197" style:parent-style-name="Normal" style:family="paragraph">
      <style:paragraph-properties style:vertical-align="auto" fo:margin-bottom="0in" fo:line-height="103%"/>
    </style:style>
    <style:style style:name="TableCell3198" style:family="table-cell">
      <style:table-cell-properties fo:border="0.0069in solid #000000" style:writing-mode="lr-tb" fo:padding-top="0in" fo:padding-left="0.075in" fo:padding-bottom="0in" fo:padding-right="0.075in"/>
    </style:style>
    <style:style style:name="P3199" style:parent-style-name="Normal" style:family="paragraph">
      <style:paragraph-properties style:vertical-align="auto" fo:margin-bottom="0in" fo:line-height="103%"/>
    </style:style>
    <style:style style:name="TableCell3200" style:family="table-cell">
      <style:table-cell-properties fo:border="0.0069in solid #000000" style:writing-mode="lr-tb" fo:padding-top="0in" fo:padding-left="0.075in" fo:padding-bottom="0in" fo:padding-right="0.075in"/>
    </style:style>
    <style:style style:name="P3201" style:parent-style-name="Normal" style:family="paragraph">
      <style:paragraph-properties style:vertical-align="auto" fo:margin-bottom="0in" fo:line-height="103%"/>
    </style:style>
    <style:style style:name="TableCell3202" style:family="table-cell">
      <style:table-cell-properties fo:border="0.0069in solid #000000" style:writing-mode="lr-tb" fo:padding-top="0in" fo:padding-left="0.075in" fo:padding-bottom="0in" fo:padding-right="0.075in"/>
    </style:style>
    <style:style style:name="P3203" style:parent-style-name="Normal" style:family="paragraph">
      <style:paragraph-properties style:vertical-align="auto" fo:margin-bottom="0in" fo:line-height="103%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P3205" style:parent-style-name="Normal" style:family="paragraph">
      <style:paragraph-properties style:vertical-align="auto" fo:margin-bottom="0in" fo:line-height="103%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P3207" style:parent-style-name="Normal" style:family="paragraph">
      <style:paragraph-properties style:vertical-align="auto" fo:margin-bottom="0in" fo:line-height="103%"/>
    </style:style>
    <style:style style:name="TableRow3208" style:family="table-row">
      <style:table-row-properties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13" style:family="table-cell">
      <style:table-cell-properties fo:border="0.0069in solid #000000" style:writing-mode="lr-tb" fo:padding-top="0in" fo:padding-left="0.075in" fo:padding-bottom="0in" fo:padding-right="0.075in"/>
    </style:style>
    <style:style style:name="P3214" style:parent-style-name="Normal" style:family="paragraph">
      <style:paragraph-properties style:vertical-align="auto" fo:margin-bottom="0in" fo:line-height="103%"/>
    </style:style>
    <style:style style:name="TableCell3215" style:family="table-cell">
      <style:table-cell-properties fo:border="0.0069in solid #000000" style:writing-mode="lr-tb" fo:padding-top="0in" fo:padding-left="0.075in" fo:padding-bottom="0in" fo:padding-right="0.075in"/>
    </style:style>
    <style:style style:name="P3216" style:parent-style-name="Normal" style:family="paragraph">
      <style:paragraph-properties style:vertical-align="auto" fo:margin-bottom="0in" fo:line-height="103%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P3218" style:parent-style-name="Normal" style:family="paragraph">
      <style:paragraph-properties style:vertical-align="auto" fo:margin-bottom="0in" fo:line-height="103%"/>
    </style:style>
    <style:style style:name="TableCell3219" style:family="table-cell">
      <style:table-cell-properties fo:border="0.0069in solid #000000" style:writing-mode="lr-tb" fo:padding-top="0in" fo:padding-left="0.075in" fo:padding-bottom="0in" fo:padding-right="0.075in"/>
    </style:style>
    <style:style style:name="P3220" style:parent-style-name="Normal" style:family="paragraph">
      <style:paragraph-properties style:vertical-align="auto" fo:margin-bottom="0in" fo:line-height="103%"/>
    </style:style>
    <style:style style:name="TableCell32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2" style:parent-style-name="Normal" style:family="paragraph">
      <style:paragraph-properties style:vertical-align="auto" fo:margin-bottom="0in" fo:line-height="103%"/>
    </style:style>
    <style:style style:name="TableCell3223" style:family="table-cell">
      <style:table-cell-properties fo:border="0.0069in solid #000000" style:writing-mode="lr-tb" fo:padding-top="0in" fo:padding-left="0.075in" fo:padding-bottom="0in" fo:padding-right="0.075in"/>
    </style:style>
    <style:style style:name="P3224" style:parent-style-name="Normal" style:family="paragraph">
      <style:paragraph-properties style:vertical-align="auto" fo:margin-bottom="0in" fo:line-height="103%"/>
    </style:style>
    <style:style style:name="TableCell3225" style:family="table-cell">
      <style:table-cell-properties fo:border="0.0069in solid #000000" style:writing-mode="lr-tb" fo:padding-top="0in" fo:padding-left="0.075in" fo:padding-bottom="0in" fo:padding-right="0.075in"/>
    </style:style>
    <style:style style:name="P3226" style:parent-style-name="Normal" style:family="paragraph">
      <style:paragraph-properties style:vertical-align="auto" fo:margin-bottom="0in" fo:line-height="103%"/>
    </style:style>
    <style:style style:name="TableCell3227" style:family="table-cell">
      <style:table-cell-properties fo:border="0.0069in solid #000000" style:writing-mode="lr-tb" fo:padding-top="0in" fo:padding-left="0.075in" fo:padding-bottom="0in" fo:padding-right="0.075in"/>
    </style:style>
    <style:style style:name="P3228" style:parent-style-name="Normal" style:family="paragraph">
      <style:paragraph-properties style:vertical-align="auto" fo:margin-bottom="0in" fo:line-height="103%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style:vertical-align="auto" fo:margin-bottom="0in" fo:line-height="103%"/>
    </style:style>
    <style:style style:name="TableRow3231" style:family="table-row">
      <style:table-row-properties/>
    </style:style>
    <style:style style:name="TableCell3232" style:family="table-cell">
      <style:table-cell-properties fo:border="0.0069in solid #000000" style:writing-mode="lr-tb" fo:padding-top="0in" fo:padding-left="0.075in" fo:padding-bottom="0in" fo:padding-right="0.075in"/>
    </style:style>
    <style:style style:name="P32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36" style:family="table-cell">
      <style:table-cell-properties fo:border="0.0069in solid #000000" style:writing-mode="lr-tb" fo:padding-top="0in" fo:padding-left="0.075in" fo:padding-bottom="0in" fo:padding-right="0.075in"/>
    </style:style>
    <style:style style:name="P3237" style:parent-style-name="Normal" style:family="paragraph">
      <style:paragraph-properties style:vertical-align="auto" fo:margin-bottom="0in" fo:line-height="103%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Normal" style:family="paragraph">
      <style:paragraph-properties style:vertical-align="auto" fo:margin-bottom="0in" fo:line-height="103%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P3241" style:parent-style-name="Normal" style:family="paragraph">
      <style:paragraph-properties style:vertical-align="auto" fo:margin-bottom="0in" fo:line-height="103%"/>
    </style:style>
    <style:style style:name="TableCell3242" style:family="table-cell">
      <style:table-cell-properties fo:border="0.0069in solid #000000" style:writing-mode="lr-tb" fo:padding-top="0in" fo:padding-left="0.075in" fo:padding-bottom="0in" fo:padding-right="0.075in"/>
    </style:style>
    <style:style style:name="P3243" style:parent-style-name="Normal" style:family="paragraph">
      <style:paragraph-properties style:vertical-align="auto" fo:margin-bottom="0in" fo:line-height="103%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Normal" style:family="paragraph">
      <style:paragraph-properties style:vertical-align="auto" fo:margin-bottom="0in" fo:line-height="103%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style:vertical-align="auto" fo:margin-bottom="0in" fo:line-height="103%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style:vertical-align="auto" fo:margin-bottom="0in" fo:line-height="103%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style:vertical-align="auto" fo:margin-bottom="0in" fo:line-height="103%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style:vertical-align="auto" fo:margin-bottom="0in" fo:line-height="103%"/>
    </style:style>
    <style:style style:name="TableRow3254" style:family="table-row">
      <style:table-row-properties/>
    </style:style>
    <style:style style:name="TableCell3255" style:family="table-cell">
      <style:table-cell-properties fo:border="0.0069in solid #000000" style:writing-mode="lr-tb" fo:padding-top="0in" fo:padding-left="0.075in" fo:padding-bottom="0in" fo:padding-right="0.075in"/>
    </style:style>
    <style:style style:name="P32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59" style:family="table-cell">
      <style:table-cell-properties fo:border="0.0069in solid #000000" style:writing-mode="lr-tb" fo:padding-top="0in" fo:padding-left="0.075in" fo:padding-bottom="0in" fo:padding-right="0.075in"/>
    </style:style>
    <style:style style:name="P3260" style:parent-style-name="Normal" style:family="paragraph">
      <style:paragraph-properties style:vertical-align="auto" fo:margin-bottom="0in" fo:line-height="103%"/>
    </style:style>
    <style:style style:name="TableCell3261" style:family="table-cell">
      <style:table-cell-properties fo:border="0.0069in solid #000000" style:writing-mode="lr-tb" fo:padding-top="0in" fo:padding-left="0.075in" fo:padding-bottom="0in" fo:padding-right="0.075in"/>
    </style:style>
    <style:style style:name="P3262" style:parent-style-name="Normal" style:family="paragraph">
      <style:paragraph-properties style:vertical-align="auto" fo:margin-bottom="0in" fo:line-height="103%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style:vertical-align="auto" fo:margin-bottom="0in" fo:line-height="103%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style:vertical-align="auto" fo:margin-bottom="0in" fo:line-height="103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style:vertical-align="auto" fo:margin-bottom="0in" fo:line-height="103%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style:vertical-align="auto" fo:margin-bottom="0in" fo:line-height="103%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style:vertical-align="auto" fo:margin-bottom="0in" fo:line-height="103%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style:vertical-align="auto" fo:margin-bottom="0in" fo:line-height="103%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style:vertical-align="auto" fo:margin-bottom="0in" fo:line-height="103%"/>
    </style:style>
    <style:style style:name="TableRow3277" style:family="table-row">
      <style:table-row-properties/>
    </style:style>
    <style:style style:name="TableCell3278" style:family="table-cell">
      <style:table-cell-properties fo:border="0.0069in solid #000000" style:writing-mode="lr-tb" fo:padding-top="0in" fo:padding-left="0.075in" fo:padding-bottom="0in" fo:padding-right="0.075in"/>
    </style:style>
    <style:style style:name="P32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32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282" style:family="table-cell">
      <style:table-cell-properties fo:border="0.0069in solid #000000" style:writing-mode="lr-tb" fo:padding-top="0in" fo:padding-left="0.075in" fo:padding-bottom="0in" fo:padding-right="0.075in"/>
    </style:style>
    <style:style style:name="P3283" style:parent-style-name="Normal" style:family="paragraph">
      <style:paragraph-properties style:vertical-align="auto" fo:margin-bottom="0in" fo:line-height="103%"/>
    </style:style>
    <style:style style:name="TableCell3284" style:family="table-cell">
      <style:table-cell-properties fo:border="0.0069in solid #000000" style:writing-mode="lr-tb" fo:padding-top="0in" fo:padding-left="0.075in" fo:padding-bottom="0in" fo:padding-right="0.075in"/>
    </style:style>
    <style:style style:name="P3285" style:parent-style-name="Normal" style:family="paragraph">
      <style:paragraph-properties style:vertical-align="auto" fo:margin-bottom="0in" fo:line-height="103%"/>
    </style:style>
    <style:style style:name="TableCell3286" style:family="table-cell">
      <style:table-cell-properties fo:border="0.0069in solid #000000" style:writing-mode="lr-tb" fo:padding-top="0in" fo:padding-left="0.075in" fo:padding-bottom="0in" fo:padding-right="0.075in"/>
    </style:style>
    <style:style style:name="P3287" style:parent-style-name="Normal" style:family="paragraph">
      <style:paragraph-properties style:vertical-align="auto" fo:margin-bottom="0in" fo:line-height="103%"/>
    </style:style>
    <style:style style:name="TableCell3288" style:family="table-cell">
      <style:table-cell-properties fo:border="0.0069in solid #000000" style:writing-mode="lr-tb" fo:padding-top="0in" fo:padding-left="0.075in" fo:padding-bottom="0in" fo:padding-right="0.075in"/>
    </style:style>
    <style:style style:name="P3289" style:parent-style-name="Normal" style:family="paragraph">
      <style:paragraph-properties style:vertical-align="auto" fo:margin-bottom="0in" fo:line-height="103%"/>
    </style:style>
    <style:style style:name="TableCell3290" style:family="table-cell">
      <style:table-cell-properties fo:border="0.0069in solid #000000" style:writing-mode="lr-tb" fo:padding-top="0in" fo:padding-left="0.075in" fo:padding-bottom="0in" fo:padding-right="0.075in"/>
    </style:style>
    <style:style style:name="P3291" style:parent-style-name="Normal" style:family="paragraph">
      <style:paragraph-properties style:vertical-align="auto" fo:margin-bottom="0in" fo:line-height="103%"/>
    </style:style>
    <style:style style:name="TableCell3292" style:family="table-cell">
      <style:table-cell-properties fo:border="0.0069in solid #000000" style:writing-mode="lr-tb" fo:padding-top="0in" fo:padding-left="0.075in" fo:padding-bottom="0in" fo:padding-right="0.075in"/>
    </style:style>
    <style:style style:name="P3293" style:parent-style-name="Normal" style:family="paragraph">
      <style:paragraph-properties style:vertical-align="auto" fo:margin-bottom="0in" fo:line-height="103%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Normal" style:family="paragraph">
      <style:paragraph-properties style:vertical-align="auto" fo:margin-bottom="0in" fo:line-height="103%"/>
    </style:style>
    <style:style style:name="TableCell3296" style:family="table-cell">
      <style:table-cell-properties fo:border="0.0069in solid #000000" style:writing-mode="lr-tb" fo:padding-top="0in" fo:padding-left="0.075in" fo:padding-bottom="0in" fo:padding-right="0.075in"/>
    </style:style>
    <style:style style:name="P3297" style:parent-style-name="Normal" style:family="paragraph">
      <style:paragraph-properties style:vertical-align="auto" fo:margin-bottom="0in" fo:line-height="103%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Normal" style:family="paragraph">
      <style:paragraph-properties style:vertical-align="auto" fo:margin-bottom="0in" fo:line-height="103%"/>
    </style:style>
    <style:style style:name="TableRow3300" style:family="table-row">
      <style:table-row-properties/>
    </style:style>
    <style:style style:name="TableCell3301" style:family="table-cell">
      <style:table-cell-properties fo:border="0.0069in solid #000000" style:writing-mode="lr-tb" fo:padding-top="0in" fo:padding-left="0.075in" fo:padding-bottom="0in" fo:padding-right="0.075in"/>
    </style:style>
    <style:style style:name="P33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05" style:family="table-cell">
      <style:table-cell-properties fo:border="0.0069in solid #000000" style:writing-mode="lr-tb" fo:padding-top="0in" fo:padding-left="0.075in" fo:padding-bottom="0in" fo:padding-right="0.075in"/>
    </style:style>
    <style:style style:name="P3306" style:parent-style-name="Normal" style:family="paragraph">
      <style:paragraph-properties style:vertical-align="auto" fo:margin-bottom="0in" fo:line-height="103%"/>
    </style:style>
    <style:style style:name="TableCell3307" style:family="table-cell">
      <style:table-cell-properties fo:border="0.0069in solid #000000" style:writing-mode="lr-tb" fo:padding-top="0in" fo:padding-left="0.075in" fo:padding-bottom="0in" fo:padding-right="0.075in"/>
    </style:style>
    <style:style style:name="P3308" style:parent-style-name="Normal" style:family="paragraph">
      <style:paragraph-properties style:vertical-align="auto" fo:margin-bottom="0in" fo:line-height="103%"/>
    </style:style>
    <style:style style:name="TableCell3309" style:family="table-cell">
      <style:table-cell-properties fo:border="0.0069in solid #000000" style:writing-mode="lr-tb" fo:padding-top="0in" fo:padding-left="0.075in" fo:padding-bottom="0in" fo:padding-right="0.075in"/>
    </style:style>
    <style:style style:name="P3310" style:parent-style-name="Normal" style:family="paragraph">
      <style:paragraph-properties style:vertical-align="auto" fo:margin-bottom="0in" fo:line-height="103%"/>
    </style:style>
    <style:style style:name="TableCell3311" style:family="table-cell">
      <style:table-cell-properties fo:border="0.0069in solid #000000" style:writing-mode="lr-tb" fo:padding-top="0in" fo:padding-left="0.075in" fo:padding-bottom="0in" fo:padding-right="0.075in"/>
    </style:style>
    <style:style style:name="P3312" style:parent-style-name="Normal" style:family="paragraph">
      <style:paragraph-properties style:vertical-align="auto" fo:margin-bottom="0in" fo:line-height="103%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P3314" style:parent-style-name="Normal" style:family="paragraph">
      <style:paragraph-properties style:vertical-align="auto" fo:margin-bottom="0in" fo:line-height="103%"/>
    </style:style>
    <style:style style:name="TableCell3315" style:family="table-cell">
      <style:table-cell-properties fo:border="0.0069in solid #000000" style:writing-mode="lr-tb" fo:padding-top="0in" fo:padding-left="0.075in" fo:padding-bottom="0in" fo:padding-right="0.075in"/>
    </style:style>
    <style:style style:name="P3316" style:parent-style-name="Normal" style:family="paragraph">
      <style:paragraph-properties style:vertical-align="auto" fo:margin-bottom="0in" fo:line-height="103%"/>
    </style:style>
    <style:style style:name="TableCell3317" style:family="table-cell">
      <style:table-cell-properties fo:border="0.0069in solid #000000" style:writing-mode="lr-tb" fo:padding-top="0in" fo:padding-left="0.075in" fo:padding-bottom="0in" fo:padding-right="0.075in"/>
    </style:style>
    <style:style style:name="P3318" style:parent-style-name="Normal" style:family="paragraph">
      <style:paragraph-properties style:vertical-align="auto" fo:margin-bottom="0in" fo:line-height="103%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P3320" style:parent-style-name="Normal" style:family="paragraph">
      <style:paragraph-properties style:vertical-align="auto" fo:margin-bottom="0in" fo:line-height="103%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style:vertical-align="auto" fo:margin-bottom="0in" fo:line-height="103%"/>
    </style:style>
    <style:style style:name="TableRow3323" style:family="table-row">
      <style:table-row-properties/>
    </style:style>
    <style:style style:name="TableCell3324" style:family="table-cell">
      <style:table-cell-properties fo:border="0.0069in solid #000000" style:writing-mode="lr-tb" fo:padding-top="0in" fo:padding-left="0.075in" fo:padding-bottom="0in" fo:padding-right="0.075in"/>
    </style:style>
    <style:style style:name="P33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P3329" style:parent-style-name="Normal" style:family="paragraph">
      <style:paragraph-properties style:vertical-align="auto" fo:margin-bottom="0in" fo:line-height="103%"/>
    </style:style>
    <style:style style:name="TableCell3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31" style:parent-style-name="Normal" style:family="paragraph">
      <style:paragraph-properties style:vertical-align="auto" fo:margin-bottom="0in" fo:line-height="103%"/>
    </style:style>
    <style:style style:name="TableCell3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3" style:parent-style-name="Normal" style:family="paragraph">
      <style:paragraph-properties style:vertical-align="auto" fo:margin-bottom="0in" fo:line-height="103%"/>
    </style:style>
    <style:style style:name="TableCell3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35" style:parent-style-name="Normal" style:family="paragraph">
      <style:paragraph-properties style:vertical-align="auto" fo:margin-bottom="0in" fo:line-height="103%"/>
    </style:style>
    <style:style style:name="TableCell3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37" style:parent-style-name="Normal" style:family="paragraph">
      <style:paragraph-properties style:vertical-align="auto" fo:margin-bottom="0in" fo:line-height="103%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style:vertical-align="auto" fo:margin-bottom="0in" fo:line-height="103%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style:vertical-align="auto" fo:margin-bottom="0in" fo:line-height="103%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style:vertical-align="auto" fo:margin-bottom="0in" fo:line-height="103%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style:vertical-align="auto" fo:margin-bottom="0in" fo:line-height="103%"/>
    </style:style>
    <style:style style:name="TableRow3346" style:family="table-row">
      <style:table-row-properties/>
    </style:style>
    <style:style style:name="TableCell3347" style:family="table-cell">
      <style:table-cell-properties fo:border="0.0069in solid #000000" style:writing-mode="lr-tb" fo:padding-top="0in" fo:padding-left="0.075in" fo:padding-bottom="0in" fo:padding-right="0.075in"/>
    </style:style>
    <style:style style:name="P33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4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51" style:family="table-cell">
      <style:table-cell-properties fo:border="0.0069in solid #000000" style:writing-mode="lr-tb" fo:padding-top="0in" fo:padding-left="0.075in" fo:padding-bottom="0in" fo:padding-right="0.075in"/>
    </style:style>
    <style:style style:name="P3352" style:parent-style-name="Normal" style:family="paragraph">
      <style:paragraph-properties style:vertical-align="auto" fo:margin-bottom="0in" fo:line-height="103%"/>
    </style:style>
    <style:style style:name="TableCell3353" style:family="table-cell">
      <style:table-cell-properties fo:border="0.0069in solid #000000" style:writing-mode="lr-tb" fo:padding-top="0in" fo:padding-left="0.075in" fo:padding-bottom="0in" fo:padding-right="0.075in"/>
    </style:style>
    <style:style style:name="P3354" style:parent-style-name="Normal" style:family="paragraph">
      <style:paragraph-properties style:vertical-align="auto" fo:margin-bottom="0in" fo:line-height="103%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style:vertical-align="auto" fo:margin-bottom="0in" fo:line-height="103%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style:vertical-align="auto" fo:margin-bottom="0in" fo:line-height="103%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style:vertical-align="auto" fo:margin-bottom="0in" fo:line-height="103%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style:vertical-align="auto" fo:margin-bottom="0in" fo:line-height="103%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style:vertical-align="auto" fo:margin-bottom="0in" fo:line-height="103%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style:vertical-align="auto" fo:margin-bottom="0in" fo:line-height="103%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style:vertical-align="auto" fo:margin-bottom="0in" fo:line-height="103%"/>
    </style:style>
    <style:style style:name="TableRow3369" style:family="table-row">
      <style:table-row-properties/>
    </style:style>
    <style:style style:name="TableCell3370" style:family="table-cell">
      <style:table-cell-properties fo:border="0.0069in solid #000000" style:writing-mode="lr-tb" fo:padding-top="0in" fo:padding-left="0.075in" fo:padding-bottom="0in" fo:padding-right="0.075in"/>
    </style:style>
    <style:style style:name="P33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style:vertical-align="auto" fo:margin-bottom="0in" fo:line-height="103%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style:vertical-align="auto" fo:margin-bottom="0in" fo:line-height="103%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style:vertical-align="auto" fo:margin-bottom="0in" fo:line-height="103%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style:vertical-align="auto" fo:margin-bottom="0in" fo:line-height="103%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style:vertical-align="auto" fo:margin-bottom="0in" fo:line-height="103%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style:vertical-align="auto" fo:margin-bottom="0in" fo:line-height="103%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style:vertical-align="auto" fo:margin-bottom="0in" fo:line-height="103%"/>
    </style:style>
    <style:style style:name="TableCell3388" style:family="table-cell">
      <style:table-cell-properties fo:border="0.0069in solid #000000" style:writing-mode="lr-tb" fo:padding-top="0in" fo:padding-left="0.075in" fo:padding-bottom="0in" fo:padding-right="0.075in"/>
    </style:style>
    <style:style style:name="P3389" style:parent-style-name="Normal" style:family="paragraph">
      <style:paragraph-properties style:vertical-align="auto" fo:margin-bottom="0in" fo:line-height="103%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Normal" style:family="paragraph">
      <style:paragraph-properties style:vertical-align="auto" fo:margin-bottom="0in" fo:line-height="103%"/>
    </style:style>
    <style:style style:name="TableRow3392" style:family="table-row">
      <style:table-row-properties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style:vertical-align="auto" fo:margin-bottom="0in" fo:line-height="103%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style:vertical-align="auto" fo:margin-bottom="0in" fo:line-height="103%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style:vertical-align="auto" fo:margin-bottom="0in" fo:line-height="103%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style:vertical-align="auto" fo:margin-bottom="0in" fo:line-height="103%"/>
    </style:style>
    <style:style style:name="TableCell3405" style:family="table-cell">
      <style:table-cell-properties fo:border="0.0069in solid #000000" style:writing-mode="lr-tb" fo:padding-top="0in" fo:padding-left="0.075in" fo:padding-bottom="0in" fo:padding-right="0.075in"/>
    </style:style>
    <style:style style:name="P3406" style:parent-style-name="Normal" style:family="paragraph">
      <style:paragraph-properties style:vertical-align="auto" fo:margin-bottom="0in" fo:line-height="103%"/>
    </style:style>
    <style:style style:name="TableCell3407" style:family="table-cell">
      <style:table-cell-properties fo:border="0.0069in solid #000000" style:writing-mode="lr-tb" fo:padding-top="0in" fo:padding-left="0.075in" fo:padding-bottom="0in" fo:padding-right="0.075in"/>
    </style:style>
    <style:style style:name="P3408" style:parent-style-name="Normal" style:family="paragraph">
      <style:paragraph-properties style:vertical-align="auto" fo:margin-bottom="0in" fo:line-height="103%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Normal" style:family="paragraph">
      <style:paragraph-properties style:vertical-align="auto" fo:margin-bottom="0in" fo:line-height="103%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Normal" style:family="paragraph">
      <style:paragraph-properties style:vertical-align="auto" fo:margin-bottom="0in" fo:line-height="103%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Normal" style:family="paragraph">
      <style:paragraph-properties style:vertical-align="auto" fo:margin-bottom="0in" fo:line-height="103%"/>
    </style:style>
    <style:style style:name="TableRow3415" style:family="table-row">
      <style:table-row-properties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style:vertical-align="auto" fo:margin-bottom="0in" fo:line-height="103%"/>
    </style:style>
    <style:style style:name="TableCell3422" style:family="table-cell">
      <style:table-cell-properties fo:border="0.0069in solid #000000" style:writing-mode="lr-tb" fo:padding-top="0in" fo:padding-left="0.075in" fo:padding-bottom="0in" fo:padding-right="0.075in"/>
    </style:style>
    <style:style style:name="P3423" style:parent-style-name="Normal" style:family="paragraph">
      <style:paragraph-properties style:vertical-align="auto" fo:margin-bottom="0in" fo:line-height="103%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P3425" style:parent-style-name="Normal" style:family="paragraph">
      <style:paragraph-properties style:vertical-align="auto" fo:margin-bottom="0in" fo:line-height="103%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P3427" style:parent-style-name="Normal" style:family="paragraph">
      <style:paragraph-properties style:vertical-align="auto" fo:margin-bottom="0in" fo:line-height="103%"/>
    </style:style>
    <style:style style:name="TableCell3428" style:family="table-cell">
      <style:table-cell-properties fo:border="0.0069in solid #000000" style:writing-mode="lr-tb" fo:padding-top="0in" fo:padding-left="0.075in" fo:padding-bottom="0in" fo:padding-right="0.075in"/>
    </style:style>
    <style:style style:name="P3429" style:parent-style-name="Normal" style:family="paragraph">
      <style:paragraph-properties style:vertical-align="auto" fo:margin-bottom="0in" fo:line-height="103%"/>
    </style:style>
    <style:style style:name="TableCell3430" style:family="table-cell">
      <style:table-cell-properties fo:border="0.0069in solid #000000" style:writing-mode="lr-tb" fo:padding-top="0in" fo:padding-left="0.075in" fo:padding-bottom="0in" fo:padding-right="0.075in"/>
    </style:style>
    <style:style style:name="P3431" style:parent-style-name="Normal" style:family="paragraph">
      <style:paragraph-properties style:vertical-align="auto" fo:margin-bottom="0in" fo:line-height="103%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P3433" style:parent-style-name="Normal" style:family="paragraph">
      <style:paragraph-properties style:vertical-align="auto" fo:margin-bottom="0in" fo:line-height="103%"/>
    </style:style>
    <style:style style:name="TableCell3434" style:family="table-cell">
      <style:table-cell-properties fo:border="0.0069in solid #000000" style:writing-mode="lr-tb" fo:padding-top="0in" fo:padding-left="0.075in" fo:padding-bottom="0in" fo:padding-right="0.075in"/>
    </style:style>
    <style:style style:name="P3435" style:parent-style-name="Normal" style:family="paragraph">
      <style:paragraph-properties style:vertical-align="auto" fo:margin-bottom="0in" fo:line-height="103%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Normal" style:family="paragraph">
      <style:paragraph-properties style:vertical-align="auto" fo:margin-bottom="0in" fo:line-height="103%"/>
    </style:style>
    <style:style style:name="TableRow3438" style:family="table-row">
      <style:table-row-properties/>
    </style:style>
    <style:style style:name="TableCell3439" style:family="table-cell">
      <style:table-cell-properties fo:border="0.0069in solid #000000" style:writing-mode="lr-tb" fo:padding-top="0in" fo:padding-left="0.075in" fo:padding-bottom="0in" fo:padding-right="0.075in"/>
    </style:style>
    <style:style style:name="P34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4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Normal" style:family="paragraph">
      <style:paragraph-properties style:vertical-align="auto" fo:margin-bottom="0in" fo:line-height="103%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Normal" style:family="paragraph">
      <style:paragraph-properties style:vertical-align="auto" fo:margin-bottom="0in" fo:line-height="103%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P3448" style:parent-style-name="Normal" style:family="paragraph">
      <style:paragraph-properties style:vertical-align="auto" fo:margin-bottom="0in" fo:line-height="103%"/>
    </style:style>
    <style:style style:name="TableCell3449" style:family="table-cell">
      <style:table-cell-properties fo:border="0.0069in solid #000000" style:writing-mode="lr-tb" fo:padding-top="0in" fo:padding-left="0.075in" fo:padding-bottom="0in" fo:padding-right="0.075in"/>
    </style:style>
    <style:style style:name="P3450" style:parent-style-name="Normal" style:family="paragraph">
      <style:paragraph-properties style:vertical-align="auto" fo:margin-bottom="0in" fo:line-height="103%"/>
    </style:style>
    <style:style style:name="TableCell3451" style:family="table-cell">
      <style:table-cell-properties fo:border="0.0069in solid #000000" style:writing-mode="lr-tb" fo:padding-top="0in" fo:padding-left="0.075in" fo:padding-bottom="0in" fo:padding-right="0.075in"/>
    </style:style>
    <style:style style:name="P3452" style:parent-style-name="Normal" style:family="paragraph">
      <style:paragraph-properties style:vertical-align="auto" fo:margin-bottom="0in" fo:line-height="103%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P3454" style:parent-style-name="Normal" style:family="paragraph">
      <style:paragraph-properties style:vertical-align="auto" fo:margin-bottom="0in" fo:line-height="103%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P3456" style:parent-style-name="Normal" style:family="paragraph">
      <style:paragraph-properties style:vertical-align="auto" fo:margin-bottom="0in" fo:line-height="103%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style:vertical-align="auto" fo:margin-bottom="0in" fo:line-height="103%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style:vertical-align="auto" fo:margin-bottom="0in" fo:line-height="103%"/>
    </style:style>
    <style:style style:name="TableRow3461" style:family="table-row">
      <style:table-row-properties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66" style:family="table-cell">
      <style:table-cell-properties fo:border="0.0069in solid #000000" style:writing-mode="lr-tb" fo:padding-top="0in" fo:padding-left="0.075in" fo:padding-bottom="0in" fo:padding-right="0.075in"/>
    </style:style>
    <style:style style:name="P3467" style:parent-style-name="Normal" style:family="paragraph">
      <style:paragraph-properties style:vertical-align="auto" fo:margin-bottom="0in" fo:line-height="103%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Normal" style:family="paragraph">
      <style:paragraph-properties style:vertical-align="auto" fo:margin-bottom="0in" fo:line-height="103%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Normal" style:family="paragraph">
      <style:paragraph-properties style:vertical-align="auto" fo:margin-bottom="0in" fo:line-height="103%"/>
    </style:style>
    <style:style style:name="TableCell3472" style:family="table-cell">
      <style:table-cell-properties fo:border="0.0069in solid #000000" style:writing-mode="lr-tb" fo:padding-top="0in" fo:padding-left="0.075in" fo:padding-bottom="0in" fo:padding-right="0.075in"/>
    </style:style>
    <style:style style:name="P3473" style:parent-style-name="Normal" style:family="paragraph">
      <style:paragraph-properties style:vertical-align="auto" fo:margin-bottom="0in" fo:line-height="103%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style:vertical-align="auto" fo:margin-bottom="0in" fo:line-height="103%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style:vertical-align="auto" fo:margin-bottom="0in" fo:line-height="103%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style:vertical-align="auto" fo:margin-bottom="0in" fo:line-height="103%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style:vertical-align="auto" fo:margin-bottom="0in" fo:line-height="103%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style:vertical-align="auto" fo:margin-bottom="0in" fo:line-height="103%"/>
    </style:style>
    <style:style style:name="TableRow3484" style:family="table-row">
      <style:table-row-properties/>
    </style:style>
    <style:style style:name="TableCell3485" style:family="table-cell">
      <style:table-cell-properties fo:border="0.0069in solid #000000" style:writing-mode="lr-tb" fo:padding-top="0in" fo:padding-left="0.075in" fo:padding-bottom="0in" fo:padding-right="0.075in"/>
    </style:style>
    <style:style style:name="P34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4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489" style:family="table-cell">
      <style:table-cell-properties fo:border="0.0069in solid #000000" style:writing-mode="lr-tb" fo:padding-top="0in" fo:padding-left="0.075in" fo:padding-bottom="0in" fo:padding-right="0.075in"/>
    </style:style>
    <style:style style:name="P3490" style:parent-style-name="Normal" style:family="paragraph">
      <style:paragraph-properties style:vertical-align="auto" fo:margin-bottom="0in" fo:line-height="103%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style:vertical-align="auto" fo:margin-bottom="0in" fo:line-height="103%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style:vertical-align="auto" fo:margin-bottom="0in" fo:line-height="103%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style:vertical-align="auto" fo:margin-bottom="0in" fo:line-height="103%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style:vertical-align="auto" fo:margin-bottom="0in" fo:line-height="103%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style:vertical-align="auto" fo:margin-bottom="0in" fo:line-height="103%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style:vertical-align="auto" fo:margin-bottom="0in" fo:line-height="103%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style:vertical-align="auto" fo:margin-bottom="0in" fo:line-height="103%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style:vertical-align="auto" fo:margin-bottom="0in" fo:line-height="103%"/>
    </style:style>
    <style:style style:name="TableRow3507" style:family="table-row">
      <style:table-row-properties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style:vertical-align="auto" fo:margin-bottom="0in" fo:line-height="103%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style:vertical-align="auto" fo:margin-bottom="0in" fo:line-height="103%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style:vertical-align="auto" fo:margin-bottom="0in" fo:line-height="103%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style:vertical-align="auto" fo:margin-bottom="0in" fo:line-height="103%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style:vertical-align="auto" fo:margin-bottom="0in" fo:line-height="103%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style:vertical-align="auto" fo:margin-bottom="0in" fo:line-height="103%"/>
    </style:style>
    <style:style style:name="TableCell3524" style:family="table-cell">
      <style:table-cell-properties fo:border="0.0069in solid #000000" style:writing-mode="lr-tb" fo:padding-top="0in" fo:padding-left="0.075in" fo:padding-bottom="0in" fo:padding-right="0.075in"/>
    </style:style>
    <style:style style:name="P3525" style:parent-style-name="Normal" style:family="paragraph">
      <style:paragraph-properties style:vertical-align="auto" fo:margin-bottom="0in" fo:line-height="103%"/>
    </style:style>
    <style:style style:name="TableCell3526" style:family="table-cell">
      <style:table-cell-properties fo:border="0.0069in solid #000000" style:writing-mode="lr-tb" fo:padding-top="0in" fo:padding-left="0.075in" fo:padding-bottom="0in" fo:padding-right="0.075in"/>
    </style:style>
    <style:style style:name="P3527" style:parent-style-name="Normal" style:family="paragraph">
      <style:paragraph-properties style:vertical-align="auto" fo:margin-bottom="0in" fo:line-height="103%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style:vertical-align="auto" fo:margin-bottom="0in" fo:line-height="103%"/>
    </style:style>
    <style:style style:name="TableRow3530" style:family="table-row">
      <style:table-row-properties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3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style:vertical-align="auto" fo:margin-bottom="0in" fo:line-height="103%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style:vertical-align="auto" fo:margin-bottom="0in" fo:line-height="103%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style:vertical-align="auto" fo:margin-bottom="0in" fo:line-height="103%"/>
    </style:style>
    <style:style style:name="TableCell3541" style:family="table-cell">
      <style:table-cell-properties fo:border="0.0069in solid #000000" style:writing-mode="lr-tb" fo:padding-top="0in" fo:padding-left="0.075in" fo:padding-bottom="0in" fo:padding-right="0.075in"/>
    </style:style>
    <style:style style:name="P3542" style:parent-style-name="Normal" style:family="paragraph">
      <style:paragraph-properties style:vertical-align="auto" fo:margin-bottom="0in" fo:line-height="103%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P3544" style:parent-style-name="Normal" style:family="paragraph">
      <style:paragraph-properties style:vertical-align="auto" fo:margin-bottom="0in" fo:line-height="103%"/>
    </style:style>
    <style:style style:name="TableCell3545" style:family="table-cell">
      <style:table-cell-properties fo:border="0.0069in solid #000000" style:writing-mode="lr-tb" fo:padding-top="0in" fo:padding-left="0.075in" fo:padding-bottom="0in" fo:padding-right="0.075in"/>
    </style:style>
    <style:style style:name="P3546" style:parent-style-name="Normal" style:family="paragraph">
      <style:paragraph-properties style:vertical-align="auto" fo:margin-bottom="0in" fo:line-height="103%"/>
    </style:style>
    <style:style style:name="TableCell3547" style:family="table-cell">
      <style:table-cell-properties fo:border="0.0069in solid #000000" style:writing-mode="lr-tb" fo:padding-top="0in" fo:padding-left="0.075in" fo:padding-bottom="0in" fo:padding-right="0.075in"/>
    </style:style>
    <style:style style:name="P3548" style:parent-style-name="Normal" style:family="paragraph">
      <style:paragraph-properties style:vertical-align="auto" fo:margin-bottom="0in" fo:line-height="103%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P3550" style:parent-style-name="Normal" style:family="paragraph">
      <style:paragraph-properties style:vertical-align="auto" fo:margin-bottom="0in" fo:line-height="103%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style:vertical-align="auto" fo:margin-bottom="0in" fo:line-height="103%"/>
    </style:style>
    <style:style style:name="TableRow3553" style:family="table-row">
      <style:table-row-properties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58" style:family="table-cell">
      <style:table-cell-properties fo:border="0.0069in solid #000000" style:writing-mode="lr-tb" fo:padding-top="0in" fo:padding-left="0.075in" fo:padding-bottom="0in" fo:padding-right="0.075in"/>
    </style:style>
    <style:style style:name="P3559" style:parent-style-name="Normal" style:family="paragraph">
      <style:paragraph-properties style:vertical-align="auto" fo:margin-bottom="0in" fo:line-height="103%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Normal" style:family="paragraph">
      <style:paragraph-properties style:vertical-align="auto" fo:margin-bottom="0in" fo:line-height="103%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Normal" style:family="paragraph">
      <style:paragraph-properties style:vertical-align="auto" fo:margin-bottom="0in" fo:line-height="103%"/>
    </style:style>
    <style:style style:name="TableCell3564" style:family="table-cell">
      <style:table-cell-properties fo:border="0.0069in solid #000000" style:writing-mode="lr-tb" fo:padding-top="0in" fo:padding-left="0.075in" fo:padding-bottom="0in" fo:padding-right="0.075in"/>
    </style:style>
    <style:style style:name="P3565" style:parent-style-name="Normal" style:family="paragraph">
      <style:paragraph-properties style:vertical-align="auto" fo:margin-bottom="0in" fo:line-height="103%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P3567" style:parent-style-name="Normal" style:family="paragraph">
      <style:paragraph-properties style:vertical-align="auto" fo:margin-bottom="0in" fo:line-height="103%"/>
    </style:style>
    <style:style style:name="TableCell3568" style:family="table-cell">
      <style:table-cell-properties fo:border="0.0069in solid #000000" style:writing-mode="lr-tb" fo:padding-top="0in" fo:padding-left="0.075in" fo:padding-bottom="0in" fo:padding-right="0.075in"/>
    </style:style>
    <style:style style:name="P3569" style:parent-style-name="Normal" style:family="paragraph">
      <style:paragraph-properties style:vertical-align="auto" fo:margin-bottom="0in" fo:line-height="103%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Normal" style:family="paragraph">
      <style:paragraph-properties style:vertical-align="auto" fo:margin-bottom="0in" fo:line-height="103%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P3573" style:parent-style-name="Normal" style:family="paragraph">
      <style:paragraph-properties style:vertical-align="auto" fo:margin-bottom="0in" fo:line-height="103%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Normal" style:family="paragraph">
      <style:paragraph-properties style:vertical-align="auto" fo:margin-bottom="0in" fo:line-height="103%"/>
    </style:style>
    <style:style style:name="TableRow3576" style:family="table-row">
      <style:table-row-properties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P35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79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581" style:family="table-cell">
      <style:table-cell-properties fo:border="0.0069in solid #000000" style:writing-mode="lr-tb" fo:padding-top="0in" fo:padding-left="0.075in" fo:padding-bottom="0in" fo:padding-right="0.075in"/>
    </style:style>
    <style:style style:name="P3582" style:parent-style-name="Normal" style:family="paragraph">
      <style:paragraph-properties style:vertical-align="auto" fo:margin-bottom="0in" fo:line-height="103%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P3584" style:parent-style-name="Normal" style:family="paragraph">
      <style:paragraph-properties style:vertical-align="auto" fo:margin-bottom="0in" fo:line-height="103%"/>
    </style:style>
    <style:style style:name="TableCell3585" style:family="table-cell">
      <style:table-cell-properties fo:border="0.0069in solid #000000" style:writing-mode="lr-tb" fo:padding-top="0in" fo:padding-left="0.075in" fo:padding-bottom="0in" fo:padding-right="0.075in"/>
    </style:style>
    <style:style style:name="P3586" style:parent-style-name="Normal" style:family="paragraph">
      <style:paragraph-properties style:vertical-align="auto" fo:margin-bottom="0in" fo:line-height="103%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Normal" style:family="paragraph">
      <style:paragraph-properties style:vertical-align="auto" fo:margin-bottom="0in" fo:line-height="103%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Normal" style:family="paragraph">
      <style:paragraph-properties style:vertical-align="auto" fo:margin-bottom="0in" fo:line-height="103%"/>
    </style:style>
    <style:style style:name="TableCell3591" style:family="table-cell">
      <style:table-cell-properties fo:border="0.0069in solid #000000" style:writing-mode="lr-tb" fo:padding-top="0in" fo:padding-left="0.075in" fo:padding-bottom="0in" fo:padding-right="0.075in"/>
    </style:style>
    <style:style style:name="P3592" style:parent-style-name="Normal" style:family="paragraph">
      <style:paragraph-properties style:vertical-align="auto" fo:margin-bottom="0in" fo:line-height="103%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style:vertical-align="auto" fo:margin-bottom="0in" fo:line-height="103%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style:vertical-align="auto" fo:margin-bottom="0in" fo:line-height="103%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style:vertical-align="auto" fo:margin-bottom="0in" fo:line-height="103%"/>
    </style:style>
    <style:style style:name="TableRow3599" style:family="table-row">
      <style:table-row-properties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P36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Normal" style:family="paragraph">
      <style:paragraph-properties style:vertical-align="auto" fo:margin-bottom="0in" fo:line-height="103%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P3607" style:parent-style-name="Normal" style:family="paragraph">
      <style:paragraph-properties style:vertical-align="auto" fo:margin-bottom="0in" fo:line-height="103%"/>
    </style:style>
    <style:style style:name="TableCell3608" style:family="table-cell">
      <style:table-cell-properties fo:border="0.0069in solid #000000" style:writing-mode="lr-tb" fo:padding-top="0in" fo:padding-left="0.075in" fo:padding-bottom="0in" fo:padding-right="0.075in"/>
    </style:style>
    <style:style style:name="P3609" style:parent-style-name="Normal" style:family="paragraph">
      <style:paragraph-properties style:vertical-align="auto" fo:margin-bottom="0in" fo:line-height="103%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style:vertical-align="auto" fo:margin-bottom="0in" fo:line-height="103%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style:vertical-align="auto" fo:margin-bottom="0in" fo:line-height="103%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style:vertical-align="auto" fo:margin-bottom="0in" fo:line-height="103%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style:vertical-align="auto" fo:margin-bottom="0in" fo:line-height="103%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style:vertical-align="auto" fo:margin-bottom="0in" fo:line-height="103%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style:vertical-align="auto" fo:margin-bottom="0in" fo:line-height="103%"/>
    </style:style>
    <style:style style:name="TableRow3622" style:family="table-row">
      <style:table-row-properties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style:vertical-align="auto" fo:margin-bottom="0in" fo:line-height="103%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style:vertical-align="auto" fo:margin-bottom="0in" fo:line-height="103%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style:vertical-align="auto" fo:margin-bottom="0in" fo:line-height="103%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style:vertical-align="auto" fo:margin-bottom="0in" fo:line-height="103%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style:vertical-align="auto" fo:margin-bottom="0in" fo:line-height="103%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style:vertical-align="auto" fo:margin-bottom="0in" fo:line-height="103%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style:vertical-align="auto" fo:margin-bottom="0in" fo:line-height="103%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style:vertical-align="auto" fo:margin-bottom="0in" fo:line-height="103%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style:vertical-align="auto" fo:margin-bottom="0in" fo:line-height="103%"/>
    </style:style>
    <style:style style:name="TableRow3645" style:family="table-row">
      <style:table-row-properties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style:vertical-align="auto" fo:margin-bottom="0in" fo:line-height="103%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style:vertical-align="auto" fo:margin-bottom="0in" fo:line-height="103%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style:vertical-align="auto" fo:margin-bottom="0in" fo:line-height="103%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style:vertical-align="auto" fo:margin-bottom="0in" fo:line-height="103%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style:vertical-align="auto" fo:margin-bottom="0in" fo:line-height="103%"/>
    </style:style>
    <style:style style:name="TableCell3660" style:family="table-cell">
      <style:table-cell-properties fo:border="0.0069in solid #000000" style:writing-mode="lr-tb" fo:padding-top="0in" fo:padding-left="0.075in" fo:padding-bottom="0in" fo:padding-right="0.075in"/>
    </style:style>
    <style:style style:name="P3661" style:parent-style-name="Normal" style:family="paragraph">
      <style:paragraph-properties style:vertical-align="auto" fo:margin-bottom="0in" fo:line-height="103%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Normal" style:family="paragraph">
      <style:paragraph-properties style:vertical-align="auto" fo:margin-bottom="0in" fo:line-height="103%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Normal" style:family="paragraph">
      <style:paragraph-properties style:vertical-align="auto" fo:margin-bottom="0in" fo:line-height="103%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style:vertical-align="auto" fo:margin-bottom="0in" fo:line-height="103%"/>
    </style:style>
    <style:style style:name="TableRow3668" style:family="table-row">
      <style:table-row-properties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style:vertical-align="auto" fo:margin-bottom="0in" fo:line-height="103%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style:vertical-align="auto" fo:margin-bottom="0in" fo:line-height="103%"/>
    </style:style>
    <style:style style:name="TableCell3677" style:family="table-cell">
      <style:table-cell-properties fo:border="0.0069in solid #000000" style:writing-mode="lr-tb" fo:padding-top="0in" fo:padding-left="0.075in" fo:padding-bottom="0in" fo:padding-right="0.075in"/>
    </style:style>
    <style:style style:name="P3678" style:parent-style-name="Normal" style:family="paragraph">
      <style:paragraph-properties style:vertical-align="auto" fo:margin-bottom="0in" fo:line-height="103%"/>
    </style:style>
    <style:style style:name="TableCell3679" style:family="table-cell">
      <style:table-cell-properties fo:border="0.0069in solid #000000" style:writing-mode="lr-tb" fo:padding-top="0in" fo:padding-left="0.075in" fo:padding-bottom="0in" fo:padding-right="0.075in"/>
    </style:style>
    <style:style style:name="P3680" style:parent-style-name="Normal" style:family="paragraph">
      <style:paragraph-properties style:vertical-align="auto" fo:margin-bottom="0in" fo:line-height="103%"/>
    </style:style>
    <style:style style:name="TableCell3681" style:family="table-cell">
      <style:table-cell-properties fo:border="0.0069in solid #000000" style:writing-mode="lr-tb" fo:padding-top="0in" fo:padding-left="0.075in" fo:padding-bottom="0in" fo:padding-right="0.075in"/>
    </style:style>
    <style:style style:name="P3682" style:parent-style-name="Normal" style:family="paragraph">
      <style:paragraph-properties style:vertical-align="auto" fo:margin-bottom="0in" fo:line-height="103%"/>
    </style:style>
    <style:style style:name="TableCell3683" style:family="table-cell">
      <style:table-cell-properties fo:border="0.0069in solid #000000" style:writing-mode="lr-tb" fo:padding-top="0in" fo:padding-left="0.075in" fo:padding-bottom="0in" fo:padding-right="0.075in"/>
    </style:style>
    <style:style style:name="P3684" style:parent-style-name="Normal" style:family="paragraph">
      <style:paragraph-properties style:vertical-align="auto" fo:margin-bottom="0in" fo:line-height="103%"/>
    </style:style>
    <style:style style:name="TableCell3685" style:family="table-cell">
      <style:table-cell-properties fo:border="0.0069in solid #000000" style:writing-mode="lr-tb" fo:padding-top="0in" fo:padding-left="0.075in" fo:padding-bottom="0in" fo:padding-right="0.075in"/>
    </style:style>
    <style:style style:name="P3686" style:parent-style-name="Normal" style:family="paragraph">
      <style:paragraph-properties style:vertical-align="auto" fo:margin-bottom="0in" fo:line-height="103%"/>
    </style:style>
    <style:style style:name="TableCell3687" style:family="table-cell">
      <style:table-cell-properties fo:border="0.0069in solid #000000" style:writing-mode="lr-tb" fo:padding-top="0in" fo:padding-left="0.075in" fo:padding-bottom="0in" fo:padding-right="0.075in"/>
    </style:style>
    <style:style style:name="P3688" style:parent-style-name="Normal" style:family="paragraph">
      <style:paragraph-properties style:vertical-align="auto" fo:margin-bottom="0in" fo:line-height="103%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style:vertical-align="auto" fo:margin-bottom="0in" fo:line-height="103%"/>
    </style:style>
    <style:style style:name="TableRow3691" style:family="table-row">
      <style:table-row-properties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696" style:family="table-cell">
      <style:table-cell-properties fo:border="0.0069in solid #000000" style:writing-mode="lr-tb" fo:padding-top="0in" fo:padding-left="0.075in" fo:padding-bottom="0in" fo:padding-right="0.075in"/>
    </style:style>
    <style:style style:name="P3697" style:parent-style-name="Normal" style:family="paragraph">
      <style:paragraph-properties style:vertical-align="auto" fo:margin-bottom="0in" fo:line-height="103%"/>
    </style:style>
    <style:style style:name="TableCell3698" style:family="table-cell">
      <style:table-cell-properties fo:border="0.0069in solid #000000" style:writing-mode="lr-tb" fo:padding-top="0in" fo:padding-left="0.075in" fo:padding-bottom="0in" fo:padding-right="0.075in"/>
    </style:style>
    <style:style style:name="P3699" style:parent-style-name="Normal" style:family="paragraph">
      <style:paragraph-properties style:vertical-align="auto" fo:margin-bottom="0in" fo:line-height="103%"/>
    </style:style>
    <style:style style:name="TableCell3700" style:family="table-cell">
      <style:table-cell-properties fo:border="0.0069in solid #000000" style:writing-mode="lr-tb" fo:padding-top="0in" fo:padding-left="0.075in" fo:padding-bottom="0in" fo:padding-right="0.075in"/>
    </style:style>
    <style:style style:name="P3701" style:parent-style-name="Normal" style:family="paragraph">
      <style:paragraph-properties style:vertical-align="auto" fo:margin-bottom="0in" fo:line-height="103%"/>
    </style:style>
    <style:style style:name="TableCell3702" style:family="table-cell">
      <style:table-cell-properties fo:border="0.0069in solid #000000" style:writing-mode="lr-tb" fo:padding-top="0in" fo:padding-left="0.075in" fo:padding-bottom="0in" fo:padding-right="0.075in"/>
    </style:style>
    <style:style style:name="P3703" style:parent-style-name="Normal" style:family="paragraph">
      <style:paragraph-properties style:vertical-align="auto" fo:margin-bottom="0in" fo:line-height="103%"/>
    </style:style>
    <style:style style:name="TableCell3704" style:family="table-cell">
      <style:table-cell-properties fo:border="0.0069in solid #000000" style:writing-mode="lr-tb" fo:padding-top="0in" fo:padding-left="0.075in" fo:padding-bottom="0in" fo:padding-right="0.075in"/>
    </style:style>
    <style:style style:name="P3705" style:parent-style-name="Normal" style:family="paragraph">
      <style:paragraph-properties style:vertical-align="auto" fo:margin-bottom="0in" fo:line-height="103%"/>
    </style:style>
    <style:style style:name="TableCell3706" style:family="table-cell">
      <style:table-cell-properties fo:border="0.0069in solid #000000" style:writing-mode="lr-tb" fo:padding-top="0in" fo:padding-left="0.075in" fo:padding-bottom="0in" fo:padding-right="0.075in"/>
    </style:style>
    <style:style style:name="P3707" style:parent-style-name="Normal" style:family="paragraph">
      <style:paragraph-properties style:vertical-align="auto" fo:margin-bottom="0in" fo:line-height="103%"/>
    </style:style>
    <style:style style:name="TableCell3708" style:family="table-cell">
      <style:table-cell-properties fo:border="0.0069in solid #000000" style:writing-mode="lr-tb" fo:padding-top="0in" fo:padding-left="0.075in" fo:padding-bottom="0in" fo:padding-right="0.075in"/>
    </style:style>
    <style:style style:name="P3709" style:parent-style-name="Normal" style:family="paragraph">
      <style:paragraph-properties style:vertical-align="auto" fo:margin-bottom="0in" fo:line-height="103%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Normal" style:family="paragraph">
      <style:paragraph-properties style:vertical-align="auto" fo:margin-bottom="0in" fo:line-height="103%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style:vertical-align="auto" fo:margin-bottom="0in" fo:line-height="103%"/>
    </style:style>
    <style:style style:name="TableRow3714" style:family="table-row">
      <style:table-row-properties/>
    </style:style>
    <style:style style:name="TableCell3715" style:family="table-cell">
      <style:table-cell-properties fo:border="0.0069in solid #000000" style:writing-mode="lr-tb" fo:padding-top="0in" fo:padding-left="0.075in" fo:padding-bottom="0in" fo:padding-right="0.075in"/>
    </style:style>
    <style:style style:name="P37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19" style:family="table-cell">
      <style:table-cell-properties fo:border="0.0069in solid #000000" style:writing-mode="lr-tb" fo:padding-top="0in" fo:padding-left="0.075in" fo:padding-bottom="0in" fo:padding-right="0.075in"/>
    </style:style>
    <style:style style:name="P3720" style:parent-style-name="Normal" style:family="paragraph">
      <style:paragraph-properties style:vertical-align="auto" fo:margin-bottom="0in" fo:line-height="103%"/>
    </style:style>
    <style:style style:name="TableCell3721" style:family="table-cell">
      <style:table-cell-properties fo:border="0.0069in solid #000000" style:writing-mode="lr-tb" fo:padding-top="0in" fo:padding-left="0.075in" fo:padding-bottom="0in" fo:padding-right="0.075in"/>
    </style:style>
    <style:style style:name="P3722" style:parent-style-name="Normal" style:family="paragraph">
      <style:paragraph-properties style:vertical-align="auto" fo:margin-bottom="0in" fo:line-height="103%"/>
    </style:style>
    <style:style style:name="TableCell3723" style:family="table-cell">
      <style:table-cell-properties fo:border="0.0069in solid #000000" style:writing-mode="lr-tb" fo:padding-top="0in" fo:padding-left="0.075in" fo:padding-bottom="0in" fo:padding-right="0.075in"/>
    </style:style>
    <style:style style:name="P3724" style:parent-style-name="Normal" style:family="paragraph">
      <style:paragraph-properties style:vertical-align="auto" fo:margin-bottom="0in" fo:line-height="103%"/>
    </style:style>
    <style:style style:name="TableCell3725" style:family="table-cell">
      <style:table-cell-properties fo:border="0.0069in solid #000000" style:writing-mode="lr-tb" fo:padding-top="0in" fo:padding-left="0.075in" fo:padding-bottom="0in" fo:padding-right="0.075in"/>
    </style:style>
    <style:style style:name="P3726" style:parent-style-name="Normal" style:family="paragraph">
      <style:paragraph-properties style:vertical-align="auto" fo:margin-bottom="0in" fo:line-height="103%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Normal" style:family="paragraph">
      <style:paragraph-properties style:vertical-align="auto" fo:margin-bottom="0in" fo:line-height="103%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style:vertical-align="auto" fo:margin-bottom="0in" fo:line-height="103%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style:vertical-align="auto" fo:margin-bottom="0in" fo:line-height="103%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style:vertical-align="auto" fo:margin-bottom="0in" fo:line-height="103%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style:vertical-align="auto" fo:margin-bottom="0in" fo:line-height="103%"/>
    </style:style>
    <style:style style:name="TableRow3737" style:family="table-row">
      <style:table-row-properties/>
    </style:style>
    <style:style style:name="TableCell3738" style:family="table-cell">
      <style:table-cell-properties fo:border="0.0069in solid #000000" style:writing-mode="lr-tb" fo:padding-top="0in" fo:padding-left="0.075in" fo:padding-bottom="0in" fo:padding-right="0.075in"/>
    </style:style>
    <style:style style:name="P37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Normal" style:family="paragraph">
      <style:paragraph-properties style:vertical-align="auto" fo:margin-bottom="0in" fo:line-height="103%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Normal" style:family="paragraph">
      <style:paragraph-properties style:vertical-align="auto" fo:margin-bottom="0in" fo:line-height="103%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style:vertical-align="auto" fo:margin-bottom="0in" fo:line-height="103%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style:vertical-align="auto" fo:margin-bottom="0in" fo:line-height="103%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style:vertical-align="auto" fo:margin-bottom="0in" fo:line-height="103%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style:vertical-align="auto" fo:margin-bottom="0in" fo:line-height="103%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style:vertical-align="auto" fo:margin-bottom="0in" fo:line-height="103%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style:vertical-align="auto" fo:margin-bottom="0in" fo:line-height="103%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style:vertical-align="auto" fo:margin-bottom="0in" fo:line-height="103%"/>
    </style:style>
    <style:style style:name="TableRow3760" style:family="table-row">
      <style:table-row-properties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P37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6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style:vertical-align="auto" fo:margin-bottom="0in" fo:line-height="103%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style:vertical-align="auto" fo:margin-bottom="0in" fo:line-height="103%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style:vertical-align="auto" fo:margin-bottom="0in" fo:line-height="103%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style:vertical-align="auto" fo:margin-bottom="0in" fo:line-height="103%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style:vertical-align="auto" fo:margin-bottom="0in" fo:line-height="103%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style:vertical-align="auto" fo:margin-bottom="0in" fo:line-height="103%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style:vertical-align="auto" fo:margin-bottom="0in" fo:line-height="103%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P3780" style:parent-style-name="Normal" style:family="paragraph">
      <style:paragraph-properties style:vertical-align="auto" fo:margin-bottom="0in" fo:line-height="103%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Normal" style:family="paragraph">
      <style:paragraph-properties style:vertical-align="auto" fo:margin-bottom="0in" fo:line-height="103%"/>
    </style:style>
    <style:style style:name="TableRow3783" style:family="table-row">
      <style:table-row-properties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style:vertical-align="auto" fo:margin-bottom="0in" fo:line-height="103%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style:vertical-align="auto" fo:margin-bottom="0in" fo:line-height="103%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style:vertical-align="auto" fo:margin-bottom="0in" fo:line-height="103%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style:vertical-align="auto" fo:margin-bottom="0in" fo:line-height="103%"/>
    </style:style>
    <style:style style:name="TableCell3796" style:family="table-cell">
      <style:table-cell-properties fo:border="0.0069in solid #000000" style:writing-mode="lr-tb" fo:padding-top="0in" fo:padding-left="0.075in" fo:padding-bottom="0in" fo:padding-right="0.075in"/>
    </style:style>
    <style:style style:name="P3797" style:parent-style-name="Normal" style:family="paragraph">
      <style:paragraph-properties style:vertical-align="auto" fo:margin-bottom="0in" fo:line-height="103%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Normal" style:family="paragraph">
      <style:paragraph-properties style:vertical-align="auto" fo:margin-bottom="0in" fo:line-height="103%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P3801" style:parent-style-name="Normal" style:family="paragraph">
      <style:paragraph-properties style:vertical-align="auto" fo:margin-bottom="0in" fo:line-height="103%"/>
    </style:style>
    <style:style style:name="TableCell3802" style:family="table-cell">
      <style:table-cell-properties fo:border="0.0069in solid #000000" style:writing-mode="lr-tb" fo:padding-top="0in" fo:padding-left="0.075in" fo:padding-bottom="0in" fo:padding-right="0.075in"/>
    </style:style>
    <style:style style:name="P3803" style:parent-style-name="Normal" style:family="paragraph">
      <style:paragraph-properties style:vertical-align="auto" fo:margin-bottom="0in" fo:line-height="103%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style:vertical-align="auto" fo:margin-bottom="0in" fo:line-height="103%"/>
    </style:style>
    <style:style style:name="TableRow3806" style:family="table-row">
      <style:table-row-properties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0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style:vertical-align="auto" fo:margin-bottom="0in" fo:line-height="103%"/>
    </style:style>
    <style:style style:name="TableCell3813" style:family="table-cell">
      <style:table-cell-properties fo:border="0.0069in solid #000000" style:writing-mode="lr-tb" fo:padding-top="0in" fo:padding-left="0.075in" fo:padding-bottom="0in" fo:padding-right="0.075in"/>
    </style:style>
    <style:style style:name="P3814" style:parent-style-name="Normal" style:family="paragraph">
      <style:paragraph-properties style:vertical-align="auto" fo:margin-bottom="0in" fo:line-height="103%"/>
    </style:style>
    <style:style style:name="TableCell3815" style:family="table-cell">
      <style:table-cell-properties fo:border="0.0069in solid #000000" style:writing-mode="lr-tb" fo:padding-top="0in" fo:padding-left="0.075in" fo:padding-bottom="0in" fo:padding-right="0.075in"/>
    </style:style>
    <style:style style:name="P3816" style:parent-style-name="Normal" style:family="paragraph">
      <style:paragraph-properties style:vertical-align="auto" fo:margin-bottom="0in" fo:line-height="103%"/>
    </style:style>
    <style:style style:name="TableCell3817" style:family="table-cell">
      <style:table-cell-properties fo:border="0.0069in solid #000000" style:writing-mode="lr-tb" fo:padding-top="0in" fo:padding-left="0.075in" fo:padding-bottom="0in" fo:padding-right="0.075in"/>
    </style:style>
    <style:style style:name="P3818" style:parent-style-name="Normal" style:family="paragraph">
      <style:paragraph-properties style:vertical-align="auto" fo:margin-bottom="0in" fo:line-height="103%"/>
    </style:style>
    <style:style style:name="TableCell3819" style:family="table-cell">
      <style:table-cell-properties fo:border="0.0069in solid #000000" style:writing-mode="lr-tb" fo:padding-top="0in" fo:padding-left="0.075in" fo:padding-bottom="0in" fo:padding-right="0.075in"/>
    </style:style>
    <style:style style:name="P3820" style:parent-style-name="Normal" style:family="paragraph">
      <style:paragraph-properties style:vertical-align="auto" fo:margin-bottom="0in" fo:line-height="103%"/>
    </style:style>
    <style:style style:name="TableCell3821" style:family="table-cell">
      <style:table-cell-properties fo:border="0.0069in solid #000000" style:writing-mode="lr-tb" fo:padding-top="0in" fo:padding-left="0.075in" fo:padding-bottom="0in" fo:padding-right="0.075in"/>
    </style:style>
    <style:style style:name="P3822" style:parent-style-name="Normal" style:family="paragraph">
      <style:paragraph-properties style:vertical-align="auto" fo:margin-bottom="0in" fo:line-height="103%"/>
    </style:style>
    <style:style style:name="TableCell3823" style:family="table-cell">
      <style:table-cell-properties fo:border="0.0069in solid #000000" style:writing-mode="lr-tb" fo:padding-top="0in" fo:padding-left="0.075in" fo:padding-bottom="0in" fo:padding-right="0.075in"/>
    </style:style>
    <style:style style:name="P3824" style:parent-style-name="Normal" style:family="paragraph">
      <style:paragraph-properties style:vertical-align="auto" fo:margin-bottom="0in" fo:line-height="103%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Normal" style:family="paragraph">
      <style:paragraph-properties style:vertical-align="auto" fo:margin-bottom="0in" fo:line-height="103%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Normal" style:family="paragraph">
      <style:paragraph-properties style:vertical-align="auto" fo:margin-bottom="0in" fo:line-height="103%"/>
    </style:style>
    <style:style style:name="TableRow3829" style:family="table-row">
      <style:table-row-properties/>
    </style:style>
    <style:style style:name="TableCell3830" style:family="table-cell">
      <style:table-cell-properties fo:border="0.0069in solid #000000" style:writing-mode="lr-tb" fo:padding-top="0in" fo:padding-left="0.075in" fo:padding-bottom="0in" fo:padding-right="0.075in"/>
    </style:style>
    <style:style style:name="P38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34" style:family="table-cell">
      <style:table-cell-properties fo:border="0.0069in solid #000000" style:writing-mode="lr-tb" fo:padding-top="0in" fo:padding-left="0.075in" fo:padding-bottom="0in" fo:padding-right="0.075in"/>
    </style:style>
    <style:style style:name="P3835" style:parent-style-name="Normal" style:family="paragraph">
      <style:paragraph-properties style:vertical-align="auto" fo:margin-bottom="0in" fo:line-height="103%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Normal" style:family="paragraph">
      <style:paragraph-properties style:vertical-align="auto" fo:margin-bottom="0in" fo:line-height="103%"/>
    </style:style>
    <style:style style:name="TableCell3838" style:family="table-cell">
      <style:table-cell-properties fo:border="0.0069in solid #000000" style:writing-mode="lr-tb" fo:padding-top="0in" fo:padding-left="0.075in" fo:padding-bottom="0in" fo:padding-right="0.075in"/>
    </style:style>
    <style:style style:name="P3839" style:parent-style-name="Normal" style:family="paragraph">
      <style:paragraph-properties style:vertical-align="auto" fo:margin-bottom="0in" fo:line-height="103%"/>
    </style:style>
    <style:style style:name="TableCell3840" style:family="table-cell">
      <style:table-cell-properties fo:border="0.0069in solid #000000" style:writing-mode="lr-tb" fo:padding-top="0in" fo:padding-left="0.075in" fo:padding-bottom="0in" fo:padding-right="0.075in"/>
    </style:style>
    <style:style style:name="P3841" style:parent-style-name="Normal" style:family="paragraph">
      <style:paragraph-properties style:vertical-align="auto" fo:margin-bottom="0in" fo:line-height="103%"/>
    </style:style>
    <style:style style:name="TableCell3842" style:family="table-cell">
      <style:table-cell-properties fo:border="0.0069in solid #000000" style:writing-mode="lr-tb" fo:padding-top="0in" fo:padding-left="0.075in" fo:padding-bottom="0in" fo:padding-right="0.075in"/>
    </style:style>
    <style:style style:name="P3843" style:parent-style-name="Normal" style:family="paragraph">
      <style:paragraph-properties style:vertical-align="auto" fo:margin-bottom="0in" fo:line-height="103%"/>
    </style:style>
    <style:style style:name="TableCell3844" style:family="table-cell">
      <style:table-cell-properties fo:border="0.0069in solid #000000" style:writing-mode="lr-tb" fo:padding-top="0in" fo:padding-left="0.075in" fo:padding-bottom="0in" fo:padding-right="0.075in"/>
    </style:style>
    <style:style style:name="P3845" style:parent-style-name="Normal" style:family="paragraph">
      <style:paragraph-properties style:vertical-align="auto" fo:margin-bottom="0in" fo:line-height="103%"/>
    </style:style>
    <style:style style:name="TableCell3846" style:family="table-cell">
      <style:table-cell-properties fo:border="0.0069in solid #000000" style:writing-mode="lr-tb" fo:padding-top="0in" fo:padding-left="0.075in" fo:padding-bottom="0in" fo:padding-right="0.075in"/>
    </style:style>
    <style:style style:name="P3847" style:parent-style-name="Normal" style:family="paragraph">
      <style:paragraph-properties style:vertical-align="auto" fo:margin-bottom="0in" fo:line-height="103%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style:vertical-align="auto" fo:margin-bottom="0in" fo:line-height="103%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style:vertical-align="auto" fo:margin-bottom="0in" fo:line-height="103%"/>
    </style:style>
    <style:style style:name="TableRow3852" style:family="table-row">
      <style:table-row-properties/>
    </style:style>
    <style:style style:name="TableCell3853" style:family="table-cell">
      <style:table-cell-properties fo:border="0.0069in solid #000000" style:writing-mode="lr-tb" fo:padding-top="0in" fo:padding-left="0.075in" fo:padding-bottom="0in" fo:padding-right="0.075in"/>
    </style:style>
    <style:style style:name="P38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57" style:family="table-cell">
      <style:table-cell-properties fo:border="0.0069in solid #000000" style:writing-mode="lr-tb" fo:padding-top="0in" fo:padding-left="0.075in" fo:padding-bottom="0in" fo:padding-right="0.075in"/>
    </style:style>
    <style:style style:name="P3858" style:parent-style-name="Normal" style:family="paragraph">
      <style:paragraph-properties style:vertical-align="auto" fo:margin-bottom="0in" fo:line-height="103%"/>
    </style:style>
    <style:style style:name="TableCell3859" style:family="table-cell">
      <style:table-cell-properties fo:border="0.0069in solid #000000" style:writing-mode="lr-tb" fo:padding-top="0in" fo:padding-left="0.075in" fo:padding-bottom="0in" fo:padding-right="0.075in"/>
    </style:style>
    <style:style style:name="P3860" style:parent-style-name="Normal" style:family="paragraph">
      <style:paragraph-properties style:vertical-align="auto" fo:margin-bottom="0in" fo:line-height="103%"/>
    </style:style>
    <style:style style:name="TableCell3861" style:family="table-cell">
      <style:table-cell-properties fo:border="0.0069in solid #000000" style:writing-mode="lr-tb" fo:padding-top="0in" fo:padding-left="0.075in" fo:padding-bottom="0in" fo:padding-right="0.075in"/>
    </style:style>
    <style:style style:name="P3862" style:parent-style-name="Normal" style:family="paragraph">
      <style:paragraph-properties style:vertical-align="auto" fo:margin-bottom="0in" fo:line-height="103%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P3864" style:parent-style-name="Normal" style:family="paragraph">
      <style:paragraph-properties style:vertical-align="auto" fo:margin-bottom="0in" fo:line-height="103%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style:vertical-align="auto" fo:margin-bottom="0in" fo:line-height="103%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style:vertical-align="auto" fo:margin-bottom="0in" fo:line-height="103%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style:vertical-align="auto" fo:margin-bottom="0in" fo:line-height="103%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style:vertical-align="auto" fo:margin-bottom="0in" fo:line-height="103%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style:vertical-align="auto" fo:margin-bottom="0in" fo:line-height="103%"/>
    </style:style>
    <style:style style:name="TableRow3875" style:family="table-row">
      <style:table-row-properties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P38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7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880" style:family="table-cell">
      <style:table-cell-properties fo:border="0.0069in solid #000000" style:writing-mode="lr-tb" fo:padding-top="0in" fo:padding-left="0.075in" fo:padding-bottom="0in" fo:padding-right="0.075in"/>
    </style:style>
    <style:style style:name="P3881" style:parent-style-name="Normal" style:family="paragraph">
      <style:paragraph-properties style:vertical-align="auto" fo:margin-bottom="0in" fo:line-height="103%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style:vertical-align="auto" fo:margin-bottom="0in" fo:line-height="103%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style:vertical-align="auto" fo:margin-bottom="0in" fo:line-height="103%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style:vertical-align="auto" fo:margin-bottom="0in" fo:line-height="103%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style:vertical-align="auto" fo:margin-bottom="0in" fo:line-height="103%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style:vertical-align="auto" fo:margin-bottom="0in" fo:line-height="103%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style:vertical-align="auto" fo:margin-bottom="0in" fo:line-height="103%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style:vertical-align="auto" fo:margin-bottom="0in" fo:line-height="103%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style:vertical-align="auto" fo:margin-bottom="0in" fo:line-height="103%"/>
    </style:style>
    <style:style style:name="TableRow3898" style:family="table-row">
      <style:table-row-properties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style:vertical-align="auto" fo:margin-bottom="0in" fo:line-height="103%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style:vertical-align="auto" fo:margin-bottom="0in" fo:line-height="103%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style:vertical-align="auto" fo:margin-bottom="0in" fo:line-height="103%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style:vertical-align="auto" fo:margin-bottom="0in" fo:line-height="103%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style:vertical-align="auto" fo:margin-bottom="0in" fo:line-height="103%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style:vertical-align="auto" fo:margin-bottom="0in" fo:line-height="103%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P3916" style:parent-style-name="Normal" style:family="paragraph">
      <style:paragraph-properties style:vertical-align="auto" fo:margin-bottom="0in" fo:line-height="103%"/>
    </style:style>
    <style:style style:name="TableCell3917" style:family="table-cell">
      <style:table-cell-properties fo:border="0.0069in solid #000000" style:writing-mode="lr-tb" fo:padding-top="0in" fo:padding-left="0.075in" fo:padding-bottom="0in" fo:padding-right="0.075in"/>
    </style:style>
    <style:style style:name="P3918" style:parent-style-name="Normal" style:family="paragraph">
      <style:paragraph-properties style:vertical-align="auto" fo:margin-bottom="0in" fo:line-height="103%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Normal" style:family="paragraph">
      <style:paragraph-properties style:vertical-align="auto" fo:margin-bottom="0in" fo:line-height="103%"/>
    </style:style>
    <style:style style:name="TableRow3921" style:family="table-row">
      <style:table-row-properties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style:vertical-align="auto" fo:margin-bottom="0in" fo:line-height="103%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style:vertical-align="auto" fo:margin-bottom="0in" fo:line-height="103%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style:vertical-align="auto" fo:margin-bottom="0in" fo:line-height="103%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P3933" style:parent-style-name="Normal" style:family="paragraph">
      <style:paragraph-properties style:vertical-align="auto" fo:margin-bottom="0in" fo:line-height="103%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Normal" style:family="paragraph">
      <style:paragraph-properties style:vertical-align="auto" fo:margin-bottom="0in" fo:line-height="103%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Normal" style:family="paragraph">
      <style:paragraph-properties style:vertical-align="auto" fo:margin-bottom="0in" fo:line-height="103%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P3939" style:parent-style-name="Normal" style:family="paragraph">
      <style:paragraph-properties style:vertical-align="auto" fo:margin-bottom="0in" fo:line-height="103%"/>
    </style:style>
    <style:style style:name="TableCell3940" style:family="table-cell">
      <style:table-cell-properties fo:border="0.0069in solid #000000" style:writing-mode="lr-tb" fo:padding-top="0in" fo:padding-left="0.075in" fo:padding-bottom="0in" fo:padding-right="0.075in"/>
    </style:style>
    <style:style style:name="P3941" style:parent-style-name="Normal" style:family="paragraph">
      <style:paragraph-properties style:vertical-align="auto" fo:margin-bottom="0in" fo:line-height="103%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Normal" style:family="paragraph">
      <style:paragraph-properties style:vertical-align="auto" fo:margin-bottom="0in" fo:line-height="103%"/>
    </style:style>
    <style:style style:name="TableRow3944" style:family="table-row">
      <style:table-row-properties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4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Normal" style:family="paragraph">
      <style:paragraph-properties style:vertical-align="auto" fo:margin-bottom="0in" fo:line-height="103%"/>
    </style:style>
    <style:style style:name="TableCell3951" style:family="table-cell">
      <style:table-cell-properties fo:border="0.0069in solid #000000" style:writing-mode="lr-tb" fo:padding-top="0in" fo:padding-left="0.075in" fo:padding-bottom="0in" fo:padding-right="0.075in"/>
    </style:style>
    <style:style style:name="P3952" style:parent-style-name="Normal" style:family="paragraph">
      <style:paragraph-properties style:vertical-align="auto" fo:margin-bottom="0in" fo:line-height="103%"/>
    </style:style>
    <style:style style:name="TableCell3953" style:family="table-cell">
      <style:table-cell-properties fo:border="0.0069in solid #000000" style:writing-mode="lr-tb" fo:padding-top="0in" fo:padding-left="0.075in" fo:padding-bottom="0in" fo:padding-right="0.075in"/>
    </style:style>
    <style:style style:name="P3954" style:parent-style-name="Normal" style:family="paragraph">
      <style:paragraph-properties style:vertical-align="auto" fo:margin-bottom="0in" fo:line-height="103%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Normal" style:family="paragraph">
      <style:paragraph-properties style:vertical-align="auto" fo:margin-bottom="0in" fo:line-height="103%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Normal" style:family="paragraph">
      <style:paragraph-properties style:vertical-align="auto" fo:margin-bottom="0in" fo:line-height="103%"/>
    </style:style>
    <style:style style:name="TableCell3959" style:family="table-cell">
      <style:table-cell-properties fo:border="0.0069in solid #000000" style:writing-mode="lr-tb" fo:padding-top="0in" fo:padding-left="0.075in" fo:padding-bottom="0in" fo:padding-right="0.075in"/>
    </style:style>
    <style:style style:name="P3960" style:parent-style-name="Normal" style:family="paragraph">
      <style:paragraph-properties style:vertical-align="auto" fo:margin-bottom="0in" fo:line-height="103%"/>
    </style:style>
    <style:style style:name="TableCell3961" style:family="table-cell">
      <style:table-cell-properties fo:border="0.0069in solid #000000" style:writing-mode="lr-tb" fo:padding-top="0in" fo:padding-left="0.075in" fo:padding-bottom="0in" fo:padding-right="0.075in"/>
    </style:style>
    <style:style style:name="P3962" style:parent-style-name="Normal" style:family="paragraph">
      <style:paragraph-properties style:vertical-align="auto" fo:margin-bottom="0in" fo:line-height="103%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P3964" style:parent-style-name="Normal" style:family="paragraph">
      <style:paragraph-properties style:vertical-align="auto" fo:margin-bottom="0in" fo:line-height="103%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Normal" style:family="paragraph">
      <style:paragraph-properties style:vertical-align="auto" fo:margin-bottom="0in" fo:line-height="103%"/>
    </style:style>
    <style:style style:name="TableRow3967" style:family="table-row">
      <style:table-row-properties/>
    </style:style>
    <style:style style:name="TableCell3968" style:family="table-cell">
      <style:table-cell-properties fo:border="0.0069in solid #000000" style:writing-mode="lr-tb" fo:padding-top="0in" fo:padding-left="0.075in" fo:padding-bottom="0in" fo:padding-right="0.075in"/>
    </style:style>
    <style:style style:name="P39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Normal" style:family="paragraph">
      <style:paragraph-properties style:vertical-align="auto" fo:margin-bottom="0in" fo:line-height="103%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Normal" style:family="paragraph">
      <style:paragraph-properties style:vertical-align="auto" fo:margin-bottom="0in" fo:line-height="103%"/>
    </style:style>
    <style:style style:name="TableCell3976" style:family="table-cell">
      <style:table-cell-properties fo:border="0.0069in solid #000000" style:writing-mode="lr-tb" fo:padding-top="0in" fo:padding-left="0.075in" fo:padding-bottom="0in" fo:padding-right="0.075in"/>
    </style:style>
    <style:style style:name="P3977" style:parent-style-name="Normal" style:family="paragraph">
      <style:paragraph-properties style:vertical-align="auto" fo:margin-bottom="0in" fo:line-height="103%"/>
    </style:style>
    <style:style style:name="TableCell3978" style:family="table-cell">
      <style:table-cell-properties fo:border="0.0069in solid #000000" style:writing-mode="lr-tb" fo:padding-top="0in" fo:padding-left="0.075in" fo:padding-bottom="0in" fo:padding-right="0.075in"/>
    </style:style>
    <style:style style:name="P3979" style:parent-style-name="Normal" style:family="paragraph">
      <style:paragraph-properties style:vertical-align="auto" fo:margin-bottom="0in" fo:line-height="103%"/>
    </style:style>
    <style:style style:name="TableCell3980" style:family="table-cell">
      <style:table-cell-properties fo:border="0.0069in solid #000000" style:writing-mode="lr-tb" fo:padding-top="0in" fo:padding-left="0.075in" fo:padding-bottom="0in" fo:padding-right="0.075in"/>
    </style:style>
    <style:style style:name="P3981" style:parent-style-name="Normal" style:family="paragraph">
      <style:paragraph-properties style:vertical-align="auto" fo:margin-bottom="0in" fo:line-height="103%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Normal" style:family="paragraph">
      <style:paragraph-properties style:vertical-align="auto" fo:margin-bottom="0in" fo:line-height="103%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style:vertical-align="auto" fo:margin-bottom="0in" fo:line-height="103%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style:vertical-align="auto" fo:margin-bottom="0in" fo:line-height="103%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style:vertical-align="auto" fo:margin-bottom="0in" fo:line-height="103%"/>
    </style:style>
    <style:style style:name="TableRow3990" style:family="table-row">
      <style:table-row-properties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3995" style:family="table-cell">
      <style:table-cell-properties fo:border="0.0069in solid #000000" style:writing-mode="lr-tb" fo:padding-top="0in" fo:padding-left="0.075in" fo:padding-bottom="0in" fo:padding-right="0.075in"/>
    </style:style>
    <style:style style:name="P3996" style:parent-style-name="Normal" style:family="paragraph">
      <style:paragraph-properties style:vertical-align="auto" fo:margin-bottom="0in" fo:line-height="103%"/>
    </style:style>
    <style:style style:name="TableCell3997" style:family="table-cell">
      <style:table-cell-properties fo:border="0.0069in solid #000000" style:writing-mode="lr-tb" fo:padding-top="0in" fo:padding-left="0.075in" fo:padding-bottom="0in" fo:padding-right="0.075in"/>
    </style:style>
    <style:style style:name="P3998" style:parent-style-name="Normal" style:family="paragraph">
      <style:paragraph-properties style:vertical-align="auto" fo:margin-bottom="0in" fo:line-height="103%"/>
    </style:style>
    <style:style style:name="TableCell39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0" style:parent-style-name="Normal" style:family="paragraph">
      <style:paragraph-properties style:vertical-align="auto" fo:margin-bottom="0in" fo:line-height="103%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style:vertical-align="auto" fo:margin-bottom="0in" fo:line-height="103%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style:vertical-align="auto" fo:margin-bottom="0in" fo:line-height="103%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style:vertical-align="auto" fo:margin-bottom="0in" fo:line-height="103%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style:vertical-align="auto" fo:margin-bottom="0in" fo:line-height="103%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style:vertical-align="auto" fo:margin-bottom="0in" fo:line-height="103%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style:vertical-align="auto" fo:margin-bottom="0in" fo:line-height="103%"/>
    </style:style>
    <style:style style:name="TableRow4013" style:family="table-row">
      <style:table-row-properties/>
    </style:style>
    <style:style style:name="TableCell4014" style:family="table-cell">
      <style:table-cell-properties fo:border="0.0069in solid #000000" style:writing-mode="lr-tb" fo:padding-top="0in" fo:padding-left="0.075in" fo:padding-bottom="0in" fo:padding-right="0.075in"/>
    </style:style>
    <style:style style:name="P40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style:vertical-align="auto" fo:margin-bottom="0in" fo:line-height="103%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style:vertical-align="auto" fo:margin-bottom="0in" fo:line-height="103%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style:vertical-align="auto" fo:margin-bottom="0in" fo:line-height="103%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style:vertical-align="auto" fo:margin-bottom="0in" fo:line-height="103%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style:vertical-align="auto" fo:margin-bottom="0in" fo:line-height="103%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style:vertical-align="auto" fo:margin-bottom="0in" fo:line-height="103%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style:vertical-align="auto" fo:margin-bottom="0in" fo:line-height="103%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style:vertical-align="auto" fo:margin-bottom="0in" fo:line-height="103%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P4035" style:parent-style-name="Normal" style:family="paragraph">
      <style:paragraph-properties style:vertical-align="auto" fo:margin-bottom="0in" fo:line-height="103%"/>
    </style:style>
    <style:style style:name="TableRow4036" style:family="table-row">
      <style:table-row-properties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style:vertical-align="auto" fo:margin-bottom="0in" fo:line-height="103%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style:vertical-align="auto" fo:margin-bottom="0in" fo:line-height="103%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style:vertical-align="auto" fo:margin-bottom="0in" fo:line-height="103%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style:vertical-align="auto" fo:margin-bottom="0in" fo:line-height="103%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style:vertical-align="auto" fo:margin-bottom="0in" fo:line-height="103%"/>
    </style:style>
    <style:style style:name="TableCell4051" style:family="table-cell">
      <style:table-cell-properties fo:border="0.0069in solid #000000" style:writing-mode="lr-tb" fo:padding-top="0in" fo:padding-left="0.075in" fo:padding-bottom="0in" fo:padding-right="0.075in"/>
    </style:style>
    <style:style style:name="P4052" style:parent-style-name="Normal" style:family="paragraph">
      <style:paragraph-properties style:vertical-align="auto" fo:margin-bottom="0in" fo:line-height="103%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P4054" style:parent-style-name="Normal" style:family="paragraph">
      <style:paragraph-properties style:vertical-align="auto" fo:margin-bottom="0in" fo:line-height="103%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P4056" style:parent-style-name="Normal" style:family="paragraph">
      <style:paragraph-properties style:vertical-align="auto" fo:margin-bottom="0in" fo:line-height="103%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style:vertical-align="auto" fo:margin-bottom="0in" fo:line-height="103%"/>
    </style:style>
    <style:style style:name="TableRow4059" style:family="table-row">
      <style:table-row-properties/>
    </style:style>
    <style:style style:name="TableCell4060" style:family="table-cell">
      <style:table-cell-properties fo:border="0.0069in solid #000000" style:writing-mode="lr-tb" fo:padding-top="0in" fo:padding-left="0.075in" fo:padding-bottom="0in" fo:padding-right="0.075in"/>
    </style:style>
    <style:style style:name="P40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6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style:vertical-align="auto" fo:margin-bottom="0in" fo:line-height="103%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style:vertical-align="auto" fo:margin-bottom="0in" fo:line-height="103%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style:vertical-align="auto" fo:margin-bottom="0in" fo:line-height="103%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style:vertical-align="auto" fo:margin-bottom="0in" fo:line-height="103%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style:vertical-align="auto" fo:margin-bottom="0in" fo:line-height="103%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style:vertical-align="auto" fo:margin-bottom="0in" fo:line-height="103%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style:vertical-align="auto" fo:margin-bottom="0in" fo:line-height="103%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P4079" style:parent-style-name="Normal" style:family="paragraph">
      <style:paragraph-properties style:vertical-align="auto" fo:margin-bottom="0in" fo:line-height="103%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style:vertical-align="auto" fo:margin-bottom="0in" fo:line-height="103%"/>
    </style:style>
    <style:style style:name="TableRow4082" style:family="table-row">
      <style:table-row-properties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style:vertical-align="auto" fo:margin-bottom="0in" fo:line-height="103%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style:vertical-align="auto" fo:margin-bottom="0in" fo:line-height="103%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style:vertical-align="auto" fo:margin-bottom="0in" fo:line-height="103%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style:vertical-align="auto" fo:margin-bottom="0in" fo:line-height="103%"/>
    </style:style>
    <style:style style:name="TableCell4095" style:family="table-cell">
      <style:table-cell-properties fo:border="0.0069in solid #000000" style:writing-mode="lr-tb" fo:padding-top="0in" fo:padding-left="0.075in" fo:padding-bottom="0in" fo:padding-right="0.075in"/>
    </style:style>
    <style:style style:name="P4096" style:parent-style-name="Normal" style:family="paragraph">
      <style:paragraph-properties style:vertical-align="auto" fo:margin-bottom="0in" fo:line-height="103%"/>
    </style:style>
    <style:style style:name="TableCell4097" style:family="table-cell">
      <style:table-cell-properties fo:border="0.0069in solid #000000" style:writing-mode="lr-tb" fo:padding-top="0in" fo:padding-left="0.075in" fo:padding-bottom="0in" fo:padding-right="0.075in"/>
    </style:style>
    <style:style style:name="P4098" style:parent-style-name="Normal" style:family="paragraph">
      <style:paragraph-properties style:vertical-align="auto" fo:margin-bottom="0in" fo:line-height="103%"/>
    </style:style>
    <style:style style:name="TableCell4099" style:family="table-cell">
      <style:table-cell-properties fo:border="0.0069in solid #000000" style:writing-mode="lr-tb" fo:padding-top="0in" fo:padding-left="0.075in" fo:padding-bottom="0in" fo:padding-right="0.075in"/>
    </style:style>
    <style:style style:name="P4100" style:parent-style-name="Normal" style:family="paragraph">
      <style:paragraph-properties style:vertical-align="auto" fo:margin-bottom="0in" fo:line-height="103%"/>
    </style:style>
    <style:style style:name="TableCell4101" style:family="table-cell">
      <style:table-cell-properties fo:border="0.0069in solid #000000" style:writing-mode="lr-tb" fo:padding-top="0in" fo:padding-left="0.075in" fo:padding-bottom="0in" fo:padding-right="0.075in"/>
    </style:style>
    <style:style style:name="P4102" style:parent-style-name="Normal" style:family="paragraph">
      <style:paragraph-properties style:vertical-align="auto" fo:margin-bottom="0in" fo:line-height="103%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style:vertical-align="auto" fo:margin-bottom="0in" fo:line-height="103%"/>
    </style:style>
    <style:style style:name="TableRow4105" style:family="table-row">
      <style:table-row-properties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style:vertical-align="auto" fo:margin-bottom="0in" fo:line-height="103%"/>
    </style:style>
    <style:style style:name="TableCell4112" style:family="table-cell">
      <style:table-cell-properties fo:border="0.0069in solid #000000" style:writing-mode="lr-tb" fo:padding-top="0in" fo:padding-left="0.075in" fo:padding-bottom="0in" fo:padding-right="0.075in"/>
    </style:style>
    <style:style style:name="P4113" style:parent-style-name="Normal" style:family="paragraph">
      <style:paragraph-properties style:vertical-align="auto" fo:margin-bottom="0in" fo:line-height="103%"/>
    </style:style>
    <style:style style:name="TableCell4114" style:family="table-cell">
      <style:table-cell-properties fo:border="0.0069in solid #000000" style:writing-mode="lr-tb" fo:padding-top="0in" fo:padding-left="0.075in" fo:padding-bottom="0in" fo:padding-right="0.075in"/>
    </style:style>
    <style:style style:name="P4115" style:parent-style-name="Normal" style:family="paragraph">
      <style:paragraph-properties style:vertical-align="auto" fo:margin-bottom="0in" fo:line-height="103%"/>
    </style:style>
    <style:style style:name="TableCell4116" style:family="table-cell">
      <style:table-cell-properties fo:border="0.0069in solid #000000" style:writing-mode="lr-tb" fo:padding-top="0in" fo:padding-left="0.075in" fo:padding-bottom="0in" fo:padding-right="0.075in"/>
    </style:style>
    <style:style style:name="P4117" style:parent-style-name="Normal" style:family="paragraph">
      <style:paragraph-properties style:vertical-align="auto" fo:margin-bottom="0in" fo:line-height="103%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P4119" style:parent-style-name="Normal" style:family="paragraph">
      <style:paragraph-properties style:vertical-align="auto" fo:margin-bottom="0in" fo:line-height="103%"/>
    </style:style>
    <style:style style:name="TableCell4120" style:family="table-cell">
      <style:table-cell-properties fo:border="0.0069in solid #000000" style:writing-mode="lr-tb" fo:padding-top="0in" fo:padding-left="0.075in" fo:padding-bottom="0in" fo:padding-right="0.075in"/>
    </style:style>
    <style:style style:name="P4121" style:parent-style-name="Normal" style:family="paragraph">
      <style:paragraph-properties style:vertical-align="auto" fo:margin-bottom="0in" fo:line-height="103%"/>
    </style:style>
    <style:style style:name="TableCell4122" style:family="table-cell">
      <style:table-cell-properties fo:border="0.0069in solid #000000" style:writing-mode="lr-tb" fo:padding-top="0in" fo:padding-left="0.075in" fo:padding-bottom="0in" fo:padding-right="0.075in"/>
    </style:style>
    <style:style style:name="P4123" style:parent-style-name="Normal" style:family="paragraph">
      <style:paragraph-properties style:vertical-align="auto" fo:margin-bottom="0in" fo:line-height="103%"/>
    </style:style>
    <style:style style:name="TableCell4124" style:family="table-cell">
      <style:table-cell-properties fo:border="0.0069in solid #000000" style:writing-mode="lr-tb" fo:padding-top="0in" fo:padding-left="0.075in" fo:padding-bottom="0in" fo:padding-right="0.075in"/>
    </style:style>
    <style:style style:name="P4125" style:parent-style-name="Normal" style:family="paragraph">
      <style:paragraph-properties style:vertical-align="auto" fo:margin-bottom="0in" fo:line-height="103%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Normal" style:family="paragraph">
      <style:paragraph-properties style:vertical-align="auto" fo:margin-bottom="0in" fo:line-height="103%"/>
    </style:style>
    <style:style style:name="TableRow4128" style:family="table-row">
      <style:table-row-properties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33" style:family="table-cell">
      <style:table-cell-properties fo:border="0.0069in solid #000000" style:writing-mode="lr-tb" fo:padding-top="0in" fo:padding-left="0.075in" fo:padding-bottom="0in" fo:padding-right="0.075in"/>
    </style:style>
    <style:style style:name="P4134" style:parent-style-name="Normal" style:family="paragraph">
      <style:paragraph-properties style:vertical-align="auto" fo:margin-bottom="0in" fo:line-height="103%"/>
    </style:style>
    <style:style style:name="TableCell4135" style:family="table-cell">
      <style:table-cell-properties fo:border="0.0069in solid #000000" style:writing-mode="lr-tb" fo:padding-top="0in" fo:padding-left="0.075in" fo:padding-bottom="0in" fo:padding-right="0.075in"/>
    </style:style>
    <style:style style:name="P4136" style:parent-style-name="Normal" style:family="paragraph">
      <style:paragraph-properties style:vertical-align="auto" fo:margin-bottom="0in" fo:line-height="103%"/>
    </style:style>
    <style:style style:name="TableCell4137" style:family="table-cell">
      <style:table-cell-properties fo:border="0.0069in solid #000000" style:writing-mode="lr-tb" fo:padding-top="0in" fo:padding-left="0.075in" fo:padding-bottom="0in" fo:padding-right="0.075in"/>
    </style:style>
    <style:style style:name="P4138" style:parent-style-name="Normal" style:family="paragraph">
      <style:paragraph-properties style:vertical-align="auto" fo:margin-bottom="0in" fo:line-height="103%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P4140" style:parent-style-name="Normal" style:family="paragraph">
      <style:paragraph-properties style:vertical-align="auto" fo:margin-bottom="0in" fo:line-height="103%"/>
    </style:style>
    <style:style style:name="TableCell4141" style:family="table-cell">
      <style:table-cell-properties fo:border="0.0069in solid #000000" style:writing-mode="lr-tb" fo:padding-top="0in" fo:padding-left="0.075in" fo:padding-bottom="0in" fo:padding-right="0.075in"/>
    </style:style>
    <style:style style:name="P4142" style:parent-style-name="Normal" style:family="paragraph">
      <style:paragraph-properties style:vertical-align="auto" fo:margin-bottom="0in" fo:line-height="103%"/>
    </style:style>
    <style:style style:name="TableCell4143" style:family="table-cell">
      <style:table-cell-properties fo:border="0.0069in solid #000000" style:writing-mode="lr-tb" fo:padding-top="0in" fo:padding-left="0.075in" fo:padding-bottom="0in" fo:padding-right="0.075in"/>
    </style:style>
    <style:style style:name="P4144" style:parent-style-name="Normal" style:family="paragraph">
      <style:paragraph-properties style:vertical-align="auto" fo:margin-bottom="0in" fo:line-height="103%"/>
    </style:style>
    <style:style style:name="TableCell4145" style:family="table-cell">
      <style:table-cell-properties fo:border="0.0069in solid #000000" style:writing-mode="lr-tb" fo:padding-top="0in" fo:padding-left="0.075in" fo:padding-bottom="0in" fo:padding-right="0.075in"/>
    </style:style>
    <style:style style:name="P4146" style:parent-style-name="Normal" style:family="paragraph">
      <style:paragraph-properties style:vertical-align="auto" fo:margin-bottom="0in" fo:line-height="103%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style:vertical-align="auto" fo:margin-bottom="0in" fo:line-height="103%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style:vertical-align="auto" fo:margin-bottom="0in" fo:line-height="103%"/>
    </style:style>
    <style:style style:name="TableRow4151" style:family="table-row">
      <style:table-row-properties/>
    </style:style>
    <style:style style:name="TableCell4152" style:family="table-cell">
      <style:table-cell-properties fo:border="0.0069in solid #000000" style:writing-mode="lr-tb" fo:padding-top="0in" fo:padding-left="0.075in" fo:padding-bottom="0in" fo:padding-right="0.075in"/>
    </style:style>
    <style:style style:name="P41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56" style:family="table-cell">
      <style:table-cell-properties fo:border="0.0069in solid #000000" style:writing-mode="lr-tb" fo:padding-top="0in" fo:padding-left="0.075in" fo:padding-bottom="0in" fo:padding-right="0.075in"/>
    </style:style>
    <style:style style:name="P4157" style:parent-style-name="Normal" style:family="paragraph">
      <style:paragraph-properties style:vertical-align="auto" fo:margin-bottom="0in" fo:line-height="103%"/>
    </style:style>
    <style:style style:name="TableCell4158" style:family="table-cell">
      <style:table-cell-properties fo:border="0.0069in solid #000000" style:writing-mode="lr-tb" fo:padding-top="0in" fo:padding-left="0.075in" fo:padding-bottom="0in" fo:padding-right="0.075in"/>
    </style:style>
    <style:style style:name="P4159" style:parent-style-name="Normal" style:family="paragraph">
      <style:paragraph-properties style:vertical-align="auto" fo:margin-bottom="0in" fo:line-height="103%"/>
    </style:style>
    <style:style style:name="TableCell4160" style:family="table-cell">
      <style:table-cell-properties fo:border="0.0069in solid #000000" style:writing-mode="lr-tb" fo:padding-top="0in" fo:padding-left="0.075in" fo:padding-bottom="0in" fo:padding-right="0.075in"/>
    </style:style>
    <style:style style:name="P4161" style:parent-style-name="Normal" style:family="paragraph">
      <style:paragraph-properties style:vertical-align="auto" fo:margin-bottom="0in" fo:line-height="103%"/>
    </style:style>
    <style:style style:name="TableCell4162" style:family="table-cell">
      <style:table-cell-properties fo:border="0.0069in solid #000000" style:writing-mode="lr-tb" fo:padding-top="0in" fo:padding-left="0.075in" fo:padding-bottom="0in" fo:padding-right="0.075in"/>
    </style:style>
    <style:style style:name="P4163" style:parent-style-name="Normal" style:family="paragraph">
      <style:paragraph-properties style:vertical-align="auto" fo:margin-bottom="0in" fo:line-height="103%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style:vertical-align="auto" fo:margin-bottom="0in" fo:line-height="103%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style:vertical-align="auto" fo:margin-bottom="0in" fo:line-height="103%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style:vertical-align="auto" fo:margin-bottom="0in" fo:line-height="103%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style:vertical-align="auto" fo:margin-bottom="0in" fo:line-height="103%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style:vertical-align="auto" fo:margin-bottom="0in" fo:line-height="103%"/>
    </style:style>
    <style:style style:name="TableRow4174" style:family="table-row">
      <style:table-row-properties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179" style:family="table-cell">
      <style:table-cell-properties fo:border="0.0069in solid #000000" style:writing-mode="lr-tb" fo:padding-top="0in" fo:padding-left="0.075in" fo:padding-bottom="0in" fo:padding-right="0.075in"/>
    </style:style>
    <style:style style:name="P4180" style:parent-style-name="Normal" style:family="paragraph">
      <style:paragraph-properties style:vertical-align="auto" fo:margin-bottom="0in" fo:line-height="103%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style:vertical-align="auto" fo:margin-bottom="0in" fo:line-height="103%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style:vertical-align="auto" fo:margin-bottom="0in" fo:line-height="103%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style:vertical-align="auto" fo:margin-bottom="0in" fo:line-height="103%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style:vertical-align="auto" fo:margin-bottom="0in" fo:line-height="103%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style:vertical-align="auto" fo:margin-bottom="0in" fo:line-height="103%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style:vertical-align="auto" fo:margin-bottom="0in" fo:line-height="103%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style:vertical-align="auto" fo:margin-bottom="0in" fo:line-height="103%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style:vertical-align="auto" fo:margin-bottom="0in" fo:line-height="103%"/>
    </style:style>
    <style:style style:name="TableRow4197" style:family="table-row">
      <style:table-row-properties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style:vertical-align="auto" fo:margin-bottom="0in" fo:line-height="103%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style:vertical-align="auto" fo:margin-bottom="0in" fo:line-height="103%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style:vertical-align="auto" fo:margin-bottom="0in" fo:line-height="103%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style:vertical-align="auto" fo:margin-bottom="0in" fo:line-height="103%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style:vertical-align="auto" fo:margin-bottom="0in" fo:line-height="103%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style:vertical-align="auto" fo:margin-bottom="0in" fo:line-height="103%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Normal" style:family="paragraph">
      <style:paragraph-properties style:vertical-align="auto" fo:margin-bottom="0in" fo:line-height="103%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Normal" style:family="paragraph">
      <style:paragraph-properties style:vertical-align="auto" fo:margin-bottom="0in" fo:line-height="103%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style:vertical-align="auto" fo:margin-bottom="0in" fo:line-height="103%"/>
    </style:style>
    <style:style style:name="TableRow4220" style:family="table-row">
      <style:table-row-properties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style:vertical-align="auto" fo:margin-bottom="0in" fo:line-height="103%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style:vertical-align="auto" fo:margin-bottom="0in" fo:line-height="103%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style:vertical-align="auto" fo:margin-bottom="0in" fo:line-height="103%"/>
    </style:style>
    <style:style style:name="TableCell4231" style:family="table-cell">
      <style:table-cell-properties fo:border="0.0069in solid #000000" style:writing-mode="lr-tb" fo:padding-top="0in" fo:padding-left="0.075in" fo:padding-bottom="0in" fo:padding-right="0.075in"/>
    </style:style>
    <style:style style:name="P4232" style:parent-style-name="Normal" style:family="paragraph">
      <style:paragraph-properties style:vertical-align="auto" fo:margin-bottom="0in" fo:line-height="103%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Normal" style:family="paragraph">
      <style:paragraph-properties style:vertical-align="auto" fo:margin-bottom="0in" fo:line-height="103%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Normal" style:family="paragraph">
      <style:paragraph-properties style:vertical-align="auto" fo:margin-bottom="0in" fo:line-height="103%"/>
    </style:style>
    <style:style style:name="TableCell4237" style:family="table-cell">
      <style:table-cell-properties fo:border="0.0069in solid #000000" style:writing-mode="lr-tb" fo:padding-top="0in" fo:padding-left="0.075in" fo:padding-bottom="0in" fo:padding-right="0.075in"/>
    </style:style>
    <style:style style:name="P4238" style:parent-style-name="Normal" style:family="paragraph">
      <style:paragraph-properties style:vertical-align="auto" fo:margin-bottom="0in" fo:line-height="103%"/>
    </style:style>
    <style:style style:name="TableCell4239" style:family="table-cell">
      <style:table-cell-properties fo:border="0.0069in solid #000000" style:writing-mode="lr-tb" fo:padding-top="0in" fo:padding-left="0.075in" fo:padding-bottom="0in" fo:padding-right="0.075in"/>
    </style:style>
    <style:style style:name="P4240" style:parent-style-name="Normal" style:family="paragraph">
      <style:paragraph-properties style:vertical-align="auto" fo:margin-bottom="0in" fo:line-height="103%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Normal" style:family="paragraph">
      <style:paragraph-properties style:vertical-align="auto" fo:margin-bottom="0in" fo:line-height="103%"/>
    </style:style>
    <style:style style:name="TableRow4243" style:family="table-row">
      <style:table-row-properties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46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Normal" style:family="paragraph">
      <style:paragraph-properties style:vertical-align="auto" fo:margin-bottom="0in" fo:line-height="103%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Normal" style:family="paragraph">
      <style:paragraph-properties style:vertical-align="auto" fo:margin-bottom="0in" fo:line-height="103%"/>
    </style:style>
    <style:style style:name="TableCell4252" style:family="table-cell">
      <style:table-cell-properties fo:border="0.0069in solid #000000" style:writing-mode="lr-tb" fo:padding-top="0in" fo:padding-left="0.075in" fo:padding-bottom="0in" fo:padding-right="0.075in"/>
    </style:style>
    <style:style style:name="P4253" style:parent-style-name="Normal" style:family="paragraph">
      <style:paragraph-properties style:vertical-align="auto" fo:margin-bottom="0in" fo:line-height="103%"/>
    </style:style>
    <style:style style:name="TableCell4254" style:family="table-cell">
      <style:table-cell-properties fo:border="0.0069in solid #000000" style:writing-mode="lr-tb" fo:padding-top="0in" fo:padding-left="0.075in" fo:padding-bottom="0in" fo:padding-right="0.075in"/>
    </style:style>
    <style:style style:name="P4255" style:parent-style-name="Normal" style:family="paragraph">
      <style:paragraph-properties style:vertical-align="auto" fo:margin-bottom="0in" fo:line-height="103%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Normal" style:family="paragraph">
      <style:paragraph-properties style:vertical-align="auto" fo:margin-bottom="0in" fo:line-height="103%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Normal" style:family="paragraph">
      <style:paragraph-properties style:vertical-align="auto" fo:margin-bottom="0in" fo:line-height="103%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Normal" style:family="paragraph">
      <style:paragraph-properties style:vertical-align="auto" fo:margin-bottom="0in" fo:line-height="103%"/>
    </style:style>
    <style:style style:name="TableCell4262" style:family="table-cell">
      <style:table-cell-properties fo:border="0.0069in solid #000000" style:writing-mode="lr-tb" fo:padding-top="0in" fo:padding-left="0.075in" fo:padding-bottom="0in" fo:padding-right="0.075in"/>
    </style:style>
    <style:style style:name="P4263" style:parent-style-name="Normal" style:family="paragraph">
      <style:paragraph-properties style:vertical-align="auto" fo:margin-bottom="0in" fo:line-height="103%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Normal" style:family="paragraph">
      <style:paragraph-properties style:vertical-align="auto" fo:margin-bottom="0in" fo:line-height="103%"/>
    </style:style>
    <style:style style:name="TableRow4266" style:family="table-row">
      <style:table-row-properties/>
    </style:style>
    <style:style style:name="TableCell4267" style:family="table-cell">
      <style:table-cell-properties fo:border="0.0069in solid #000000" style:writing-mode="lr-tb" fo:padding-top="0in" fo:padding-left="0.075in" fo:padding-bottom="0in" fo:padding-right="0.075in"/>
    </style:style>
    <style:style style:name="P42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6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Normal" style:family="paragraph">
      <style:paragraph-properties style:vertical-align="auto" fo:margin-bottom="0in" fo:line-height="103%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P4274" style:parent-style-name="Normal" style:family="paragraph">
      <style:paragraph-properties style:vertical-align="auto" fo:margin-bottom="0in" fo:line-height="103%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Normal" style:family="paragraph">
      <style:paragraph-properties style:vertical-align="auto" fo:margin-bottom="0in" fo:line-height="103%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Normal" style:family="paragraph">
      <style:paragraph-properties style:vertical-align="auto" fo:margin-bottom="0in" fo:line-height="103%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Normal" style:family="paragraph">
      <style:paragraph-properties style:vertical-align="auto" fo:margin-bottom="0in" fo:line-height="103%"/>
    </style:style>
    <style:style style:name="TableCell4281" style:family="table-cell">
      <style:table-cell-properties fo:border="0.0069in solid #000000" style:writing-mode="lr-tb" fo:padding-top="0in" fo:padding-left="0.075in" fo:padding-bottom="0in" fo:padding-right="0.075in"/>
    </style:style>
    <style:style style:name="P4282" style:parent-style-name="Normal" style:family="paragraph">
      <style:paragraph-properties style:vertical-align="auto" fo:margin-bottom="0in" fo:line-height="103%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style:vertical-align="auto" fo:margin-bottom="0in" fo:line-height="103%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style:vertical-align="auto" fo:margin-bottom="0in" fo:line-height="103%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style:vertical-align="auto" fo:margin-bottom="0in" fo:line-height="103%"/>
    </style:style>
    <style:style style:name="TableRow4289" style:family="table-row">
      <style:table-row-properties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294" style:family="table-cell">
      <style:table-cell-properties fo:border="0.0069in solid #000000" style:writing-mode="lr-tb" fo:padding-top="0in" fo:padding-left="0.075in" fo:padding-bottom="0in" fo:padding-right="0.075in"/>
    </style:style>
    <style:style style:name="P4295" style:parent-style-name="Normal" style:family="paragraph">
      <style:paragraph-properties style:vertical-align="auto" fo:margin-bottom="0in" fo:line-height="103%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Normal" style:family="paragraph">
      <style:paragraph-properties style:vertical-align="auto" fo:margin-bottom="0in" fo:line-height="103%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Normal" style:family="paragraph">
      <style:paragraph-properties style:vertical-align="auto" fo:margin-bottom="0in" fo:line-height="103%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style:vertical-align="auto" fo:margin-bottom="0in" fo:line-height="103%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style:vertical-align="auto" fo:margin-bottom="0in" fo:line-height="103%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style:vertical-align="auto" fo:margin-bottom="0in" fo:line-height="103%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style:vertical-align="auto" fo:margin-bottom="0in" fo:line-height="103%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style:vertical-align="auto" fo:margin-bottom="0in" fo:line-height="103%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style:vertical-align="auto" fo:margin-bottom="0in" fo:line-height="103%"/>
    </style:style>
    <style:style style:name="TableRow4312" style:family="table-row">
      <style:table-row-properties/>
    </style:style>
    <style:style style:name="TableCell4313" style:family="table-cell">
      <style:table-cell-properties fo:border="0.0069in solid #000000" style:writing-mode="lr-tb" fo:padding-top="0in" fo:padding-left="0.075in" fo:padding-bottom="0in" fo:padding-right="0.075in"/>
    </style:style>
    <style:style style:name="P43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1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style:vertical-align="auto" fo:margin-bottom="0in" fo:line-height="103%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style:vertical-align="auto" fo:margin-bottom="0in" fo:line-height="103%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style:vertical-align="auto" fo:margin-bottom="0in" fo:line-height="103%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style:vertical-align="auto" fo:margin-bottom="0in" fo:line-height="103%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style:vertical-align="auto" fo:margin-bottom="0in" fo:line-height="103%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style:vertical-align="auto" fo:margin-bottom="0in" fo:line-height="103%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style:vertical-align="auto" fo:margin-bottom="0in" fo:line-height="103%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style:vertical-align="auto" fo:margin-bottom="0in" fo:line-height="103%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Normal" style:family="paragraph">
      <style:paragraph-properties style:vertical-align="auto" fo:margin-bottom="0in" fo:line-height="103%"/>
    </style:style>
    <style:style style:name="TableRow4335" style:family="table-row">
      <style:table-row-properties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style:vertical-align="auto" fo:margin-bottom="0in" fo:line-height="103%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style:vertical-align="auto" fo:margin-bottom="0in" fo:line-height="103%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style:vertical-align="auto" fo:margin-bottom="0in" fo:line-height="103%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style:vertical-align="auto" fo:margin-bottom="0in" fo:line-height="103%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style:vertical-align="auto" fo:margin-bottom="0in" fo:line-height="103%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P4351" style:parent-style-name="Normal" style:family="paragraph">
      <style:paragraph-properties style:vertical-align="auto" fo:margin-bottom="0in" fo:line-height="103%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P4353" style:parent-style-name="Normal" style:family="paragraph">
      <style:paragraph-properties style:vertical-align="auto" fo:margin-bottom="0in" fo:line-height="103%"/>
    </style:style>
    <style:style style:name="TableCell4354" style:family="table-cell">
      <style:table-cell-properties fo:border="0.0069in solid #000000" style:writing-mode="lr-tb" fo:padding-top="0in" fo:padding-left="0.075in" fo:padding-bottom="0in" fo:padding-right="0.075in"/>
    </style:style>
    <style:style style:name="P4355" style:parent-style-name="Normal" style:family="paragraph">
      <style:paragraph-properties style:vertical-align="auto" fo:margin-bottom="0in" fo:line-height="103%"/>
    </style:style>
    <style:style style:name="TableCell4356" style:family="table-cell">
      <style:table-cell-properties fo:border="0.0069in solid #000000" style:writing-mode="lr-tb" fo:padding-top="0in" fo:padding-left="0.075in" fo:padding-bottom="0in" fo:padding-right="0.075in"/>
    </style:style>
    <style:style style:name="P4357" style:parent-style-name="Normal" style:family="paragraph">
      <style:paragraph-properties style:vertical-align="auto" fo:margin-bottom="0in" fo:line-height="103%"/>
    </style:style>
    <style:style style:name="TableRow4358" style:family="table-row">
      <style:table-row-properties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style:vertical-align="auto" fo:margin-bottom="0in" fo:line-height="103%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style:vertical-align="auto" fo:margin-bottom="0in" fo:line-height="103%"/>
    </style:style>
    <style:style style:name="TableCell4367" style:family="table-cell">
      <style:table-cell-properties fo:border="0.0069in solid #000000" style:writing-mode="lr-tb" fo:padding-top="0in" fo:padding-left="0.075in" fo:padding-bottom="0in" fo:padding-right="0.075in"/>
    </style:style>
    <style:style style:name="P4368" style:parent-style-name="Normal" style:family="paragraph">
      <style:paragraph-properties style:vertical-align="auto" fo:margin-bottom="0in" fo:line-height="103%"/>
    </style:style>
    <style:style style:name="TableCell4369" style:family="table-cell">
      <style:table-cell-properties fo:border="0.0069in solid #000000" style:writing-mode="lr-tb" fo:padding-top="0in" fo:padding-left="0.075in" fo:padding-bottom="0in" fo:padding-right="0.075in"/>
    </style:style>
    <style:style style:name="P4370" style:parent-style-name="Normal" style:family="paragraph">
      <style:paragraph-properties style:vertical-align="auto" fo:margin-bottom="0in" fo:line-height="103%"/>
    </style:style>
    <style:style style:name="TableCell4371" style:family="table-cell">
      <style:table-cell-properties fo:border="0.0069in solid #000000" style:writing-mode="lr-tb" fo:padding-top="0in" fo:padding-left="0.075in" fo:padding-bottom="0in" fo:padding-right="0.075in"/>
    </style:style>
    <style:style style:name="P4372" style:parent-style-name="Normal" style:family="paragraph">
      <style:paragraph-properties style:vertical-align="auto" fo:margin-bottom="0in" fo:line-height="103%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Normal" style:family="paragraph">
      <style:paragraph-properties style:vertical-align="auto" fo:margin-bottom="0in" fo:line-height="103%"/>
    </style:style>
    <style:style style:name="TableCell4375" style:family="table-cell">
      <style:table-cell-properties fo:border="0.0069in solid #000000" style:writing-mode="lr-tb" fo:padding-top="0in" fo:padding-left="0.075in" fo:padding-bottom="0in" fo:padding-right="0.075in"/>
    </style:style>
    <style:style style:name="P4376" style:parent-style-name="Normal" style:family="paragraph">
      <style:paragraph-properties style:vertical-align="auto" fo:margin-bottom="0in" fo:line-height="103%"/>
    </style:style>
    <style:style style:name="TableCell4377" style:family="table-cell">
      <style:table-cell-properties fo:border="0.0069in solid #000000" style:writing-mode="lr-tb" fo:padding-top="0in" fo:padding-left="0.075in" fo:padding-bottom="0in" fo:padding-right="0.075in"/>
    </style:style>
    <style:style style:name="P4378" style:parent-style-name="Normal" style:family="paragraph">
      <style:paragraph-properties style:vertical-align="auto" fo:margin-bottom="0in" fo:line-height="103%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Normal" style:family="paragraph">
      <style:paragraph-properties style:vertical-align="auto" fo:margin-bottom="0in" fo:line-height="103%"/>
    </style:style>
    <style:style style:name="TableRow4381" style:family="table-row">
      <style:table-row-properties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8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386" style:family="table-cell">
      <style:table-cell-properties fo:border="0.0069in solid #000000" style:writing-mode="lr-tb" fo:padding-top="0in" fo:padding-left="0.075in" fo:padding-bottom="0in" fo:padding-right="0.075in"/>
    </style:style>
    <style:style style:name="P4387" style:parent-style-name="Normal" style:family="paragraph">
      <style:paragraph-properties style:vertical-align="auto" fo:margin-bottom="0in" fo:line-height="103%"/>
    </style:style>
    <style:style style:name="TableCell4388" style:family="table-cell">
      <style:table-cell-properties fo:border="0.0069in solid #000000" style:writing-mode="lr-tb" fo:padding-top="0in" fo:padding-left="0.075in" fo:padding-bottom="0in" fo:padding-right="0.075in"/>
    </style:style>
    <style:style style:name="P4389" style:parent-style-name="Normal" style:family="paragraph">
      <style:paragraph-properties style:vertical-align="auto" fo:margin-bottom="0in" fo:line-height="103%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P4391" style:parent-style-name="Normal" style:family="paragraph">
      <style:paragraph-properties style:vertical-align="auto" fo:margin-bottom="0in" fo:line-height="103%"/>
    </style:style>
    <style:style style:name="TableCell4392" style:family="table-cell">
      <style:table-cell-properties fo:border="0.0069in solid #000000" style:writing-mode="lr-tb" fo:padding-top="0in" fo:padding-left="0.075in" fo:padding-bottom="0in" fo:padding-right="0.075in"/>
    </style:style>
    <style:style style:name="P4393" style:parent-style-name="Normal" style:family="paragraph">
      <style:paragraph-properties style:vertical-align="auto" fo:margin-bottom="0in" fo:line-height="103%"/>
    </style:style>
    <style:style style:name="TableCell4394" style:family="table-cell">
      <style:table-cell-properties fo:border="0.0069in solid #000000" style:writing-mode="lr-tb" fo:padding-top="0in" fo:padding-left="0.075in" fo:padding-bottom="0in" fo:padding-right="0.075in"/>
    </style:style>
    <style:style style:name="P4395" style:parent-style-name="Normal" style:family="paragraph">
      <style:paragraph-properties style:vertical-align="auto" fo:margin-bottom="0in" fo:line-height="103%"/>
    </style:style>
    <style:style style:name="TableCell4396" style:family="table-cell">
      <style:table-cell-properties fo:border="0.0069in solid #000000" style:writing-mode="lr-tb" fo:padding-top="0in" fo:padding-left="0.075in" fo:padding-bottom="0in" fo:padding-right="0.075in"/>
    </style:style>
    <style:style style:name="P4397" style:parent-style-name="Normal" style:family="paragraph">
      <style:paragraph-properties style:vertical-align="auto" fo:margin-bottom="0in" fo:line-height="103%"/>
    </style:style>
    <style:style style:name="TableCell4398" style:family="table-cell">
      <style:table-cell-properties fo:border="0.0069in solid #000000" style:writing-mode="lr-tb" fo:padding-top="0in" fo:padding-left="0.075in" fo:padding-bottom="0in" fo:padding-right="0.075in"/>
    </style:style>
    <style:style style:name="P4399" style:parent-style-name="Normal" style:family="paragraph">
      <style:paragraph-properties style:vertical-align="auto" fo:margin-bottom="0in" fo:line-height="103%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P4401" style:parent-style-name="Normal" style:family="paragraph">
      <style:paragraph-properties style:vertical-align="auto" fo:margin-bottom="0in" fo:line-height="103%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style:vertical-align="auto" fo:margin-bottom="0in" fo:line-height="103%"/>
    </style:style>
    <style:style style:name="TableRow4404" style:family="table-row">
      <style:table-row-properties/>
    </style:style>
    <style:style style:name="TableCell4405" style:family="table-cell">
      <style:table-cell-properties fo:border="0.0069in solid #000000" style:writing-mode="lr-tb" fo:padding-top="0in" fo:padding-left="0.075in" fo:padding-bottom="0in" fo:padding-right="0.075in"/>
    </style:style>
    <style:style style:name="P44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09" style:family="table-cell">
      <style:table-cell-properties fo:border="0.0069in solid #000000" style:writing-mode="lr-tb" fo:padding-top="0in" fo:padding-left="0.075in" fo:padding-bottom="0in" fo:padding-right="0.075in"/>
    </style:style>
    <style:style style:name="P4410" style:parent-style-name="Normal" style:family="paragraph">
      <style:paragraph-properties style:vertical-align="auto" fo:margin-bottom="0in" fo:line-height="103%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P4412" style:parent-style-name="Normal" style:family="paragraph">
      <style:paragraph-properties style:vertical-align="auto" fo:margin-bottom="0in" fo:line-height="103%"/>
    </style:style>
    <style:style style:name="TableCell4413" style:family="table-cell">
      <style:table-cell-properties fo:border="0.0069in solid #000000" style:writing-mode="lr-tb" fo:padding-top="0in" fo:padding-left="0.075in" fo:padding-bottom="0in" fo:padding-right="0.075in"/>
    </style:style>
    <style:style style:name="P4414" style:parent-style-name="Normal" style:family="paragraph">
      <style:paragraph-properties style:vertical-align="auto" fo:margin-bottom="0in" fo:line-height="103%"/>
    </style:style>
    <style:style style:name="TableCell4415" style:family="table-cell">
      <style:table-cell-properties fo:border="0.0069in solid #000000" style:writing-mode="lr-tb" fo:padding-top="0in" fo:padding-left="0.075in" fo:padding-bottom="0in" fo:padding-right="0.075in"/>
    </style:style>
    <style:style style:name="P4416" style:parent-style-name="Normal" style:family="paragraph">
      <style:paragraph-properties style:vertical-align="auto" fo:margin-bottom="0in" fo:line-height="103%"/>
    </style:style>
    <style:style style:name="TableCell4417" style:family="table-cell">
      <style:table-cell-properties fo:border="0.0069in solid #000000" style:writing-mode="lr-tb" fo:padding-top="0in" fo:padding-left="0.075in" fo:padding-bottom="0in" fo:padding-right="0.075in"/>
    </style:style>
    <style:style style:name="P4418" style:parent-style-name="Normal" style:family="paragraph">
      <style:paragraph-properties style:vertical-align="auto" fo:margin-bottom="0in" fo:line-height="103%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style:vertical-align="auto" fo:margin-bottom="0in" fo:line-height="103%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style:vertical-align="auto" fo:margin-bottom="0in" fo:line-height="103%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style:vertical-align="auto" fo:margin-bottom="0in" fo:line-height="103%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style:vertical-align="auto" fo:margin-bottom="0in" fo:line-height="103%"/>
    </style:style>
    <style:style style:name="TableRow4427" style:family="table-row">
      <style:table-row-properties/>
    </style:style>
    <style:style style:name="TableCell4428" style:family="table-cell">
      <style:table-cell-properties fo:border="0.0069in solid #000000" style:writing-mode="lr-tb" fo:padding-top="0in" fo:padding-left="0.075in" fo:padding-bottom="0in" fo:padding-right="0.075in"/>
    </style:style>
    <style:style style:name="P44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3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Normal" style:family="paragraph">
      <style:paragraph-properties style:vertical-align="auto" fo:margin-bottom="0in" fo:line-height="103%"/>
    </style:style>
    <style:style style:name="TableCell4434" style:family="table-cell">
      <style:table-cell-properties fo:border="0.0069in solid #000000" style:writing-mode="lr-tb" fo:padding-top="0in" fo:padding-left="0.075in" fo:padding-bottom="0in" fo:padding-right="0.075in"/>
    </style:style>
    <style:style style:name="P4435" style:parent-style-name="Normal" style:family="paragraph">
      <style:paragraph-properties style:vertical-align="auto" fo:margin-bottom="0in" fo:line-height="103%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style:vertical-align="auto" fo:margin-bottom="0in" fo:line-height="103%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style:vertical-align="auto" fo:margin-bottom="0in" fo:line-height="103%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style:vertical-align="auto" fo:margin-bottom="0in" fo:line-height="103%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style:vertical-align="auto" fo:margin-bottom="0in" fo:line-height="103%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style:vertical-align="auto" fo:margin-bottom="0in" fo:line-height="103%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style:vertical-align="auto" fo:margin-bottom="0in" fo:line-height="103%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style:vertical-align="auto" fo:margin-bottom="0in" fo:line-height="103%"/>
    </style:style>
    <style:style style:name="TableRow4450" style:family="table-row">
      <style:table-row-properties/>
    </style:style>
    <style:style style:name="TableCell4451" style:family="table-cell">
      <style:table-cell-properties fo:border="0.0069in solid #000000" style:writing-mode="lr-tb" fo:padding-top="0in" fo:padding-left="0.075in" fo:padding-bottom="0in" fo:padding-right="0.075in"/>
    </style:style>
    <style:style style:name="P44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style:vertical-align="auto" fo:margin-bottom="0in" fo:line-height="103%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style:vertical-align="auto" fo:margin-bottom="0in" fo:line-height="103%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style:vertical-align="auto" fo:margin-bottom="0in" fo:line-height="103%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style:vertical-align="auto" fo:margin-bottom="0in" fo:line-height="103%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style:vertical-align="auto" fo:margin-bottom="0in" fo:line-height="103%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style:vertical-align="auto" fo:margin-bottom="0in" fo:line-height="103%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style:vertical-align="auto" fo:margin-bottom="0in" fo:line-height="103%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P4470" style:parent-style-name="Normal" style:family="paragraph">
      <style:paragraph-properties style:vertical-align="auto" fo:margin-bottom="0in" fo:line-height="103%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Normal" style:family="paragraph">
      <style:paragraph-properties style:vertical-align="auto" fo:margin-bottom="0in" fo:line-height="103%"/>
    </style:style>
    <style:style style:name="TableRow4473" style:family="table-row">
      <style:table-row-properties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7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style:vertical-align="auto" fo:margin-bottom="0in" fo:line-height="103%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style:vertical-align="auto" fo:margin-bottom="0in" fo:line-height="103%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style:vertical-align="auto" fo:margin-bottom="0in" fo:line-height="103%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style:vertical-align="auto" fo:margin-bottom="0in" fo:line-height="103%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P4487" style:parent-style-name="Normal" style:family="paragraph">
      <style:paragraph-properties style:vertical-align="auto" fo:margin-bottom="0in" fo:line-height="103%"/>
    </style:style>
    <style:style style:name="TableCell4488" style:family="table-cell">
      <style:table-cell-properties fo:border="0.0069in solid #000000" style:writing-mode="lr-tb" fo:padding-top="0in" fo:padding-left="0.075in" fo:padding-bottom="0in" fo:padding-right="0.075in"/>
    </style:style>
    <style:style style:name="P4489" style:parent-style-name="Normal" style:family="paragraph">
      <style:paragraph-properties style:vertical-align="auto" fo:margin-bottom="0in" fo:line-height="103%"/>
    </style:style>
    <style:style style:name="TableCell4490" style:family="table-cell">
      <style:table-cell-properties fo:border="0.0069in solid #000000" style:writing-mode="lr-tb" fo:padding-top="0in" fo:padding-left="0.075in" fo:padding-bottom="0in" fo:padding-right="0.075in"/>
    </style:style>
    <style:style style:name="P4491" style:parent-style-name="Normal" style:family="paragraph">
      <style:paragraph-properties style:vertical-align="auto" fo:margin-bottom="0in" fo:line-height="103%"/>
    </style:style>
    <style:style style:name="TableCell4492" style:family="table-cell">
      <style:table-cell-properties fo:border="0.0069in solid #000000" style:writing-mode="lr-tb" fo:padding-top="0in" fo:padding-left="0.075in" fo:padding-bottom="0in" fo:padding-right="0.075in"/>
    </style:style>
    <style:style style:name="P4493" style:parent-style-name="Normal" style:family="paragraph">
      <style:paragraph-properties style:vertical-align="auto" fo:margin-bottom="0in" fo:line-height="103%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Normal" style:family="paragraph">
      <style:paragraph-properties style:vertical-align="auto" fo:margin-bottom="0in" fo:line-height="103%"/>
    </style:style>
    <style:style style:name="TableRow4496" style:family="table-row">
      <style:table-row-properties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49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style:vertical-align="auto" fo:margin-bottom="0in" fo:line-height="103%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Normal" style:family="paragraph">
      <style:paragraph-properties style:vertical-align="auto" fo:margin-bottom="0in" fo:line-height="103%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P4506" style:parent-style-name="Normal" style:family="paragraph">
      <style:paragraph-properties style:vertical-align="auto" fo:margin-bottom="0in" fo:line-height="103%"/>
    </style:style>
    <style:style style:name="TableCell4507" style:family="table-cell">
      <style:table-cell-properties fo:border="0.0069in solid #000000" style:writing-mode="lr-tb" fo:padding-top="0in" fo:padding-left="0.075in" fo:padding-bottom="0in" fo:padding-right="0.075in"/>
    </style:style>
    <style:style style:name="P4508" style:parent-style-name="Normal" style:family="paragraph">
      <style:paragraph-properties style:vertical-align="auto" fo:margin-bottom="0in" fo:line-height="103%"/>
    </style:style>
    <style:style style:name="TableCell4509" style:family="table-cell">
      <style:table-cell-properties fo:border="0.0069in solid #000000" style:writing-mode="lr-tb" fo:padding-top="0in" fo:padding-left="0.075in" fo:padding-bottom="0in" fo:padding-right="0.075in"/>
    </style:style>
    <style:style style:name="P4510" style:parent-style-name="Normal" style:family="paragraph">
      <style:paragraph-properties style:vertical-align="auto" fo:margin-bottom="0in" fo:line-height="103%"/>
    </style:style>
    <style:style style:name="TableCell4511" style:family="table-cell">
      <style:table-cell-properties fo:border="0.0069in solid #000000" style:writing-mode="lr-tb" fo:padding-top="0in" fo:padding-left="0.075in" fo:padding-bottom="0in" fo:padding-right="0.075in"/>
    </style:style>
    <style:style style:name="P4512" style:parent-style-name="Normal" style:family="paragraph">
      <style:paragraph-properties style:vertical-align="auto" fo:margin-bottom="0in" fo:line-height="103%"/>
    </style:style>
    <style:style style:name="TableCell4513" style:family="table-cell">
      <style:table-cell-properties fo:border="0.0069in solid #000000" style:writing-mode="lr-tb" fo:padding-top="0in" fo:padding-left="0.075in" fo:padding-bottom="0in" fo:padding-right="0.075in"/>
    </style:style>
    <style:style style:name="P4514" style:parent-style-name="Normal" style:family="paragraph">
      <style:paragraph-properties style:vertical-align="auto" fo:margin-bottom="0in" fo:line-height="103%"/>
    </style:style>
    <style:style style:name="TableCell4515" style:family="table-cell">
      <style:table-cell-properties fo:border="0.0069in solid #000000" style:writing-mode="lr-tb" fo:padding-top="0in" fo:padding-left="0.075in" fo:padding-bottom="0in" fo:padding-right="0.075in"/>
    </style:style>
    <style:style style:name="P4516" style:parent-style-name="Normal" style:family="paragraph">
      <style:paragraph-properties style:vertical-align="auto" fo:margin-bottom="0in" fo:line-height="103%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Normal" style:family="paragraph">
      <style:paragraph-properties style:vertical-align="auto" fo:margin-bottom="0in" fo:line-height="103%"/>
    </style:style>
    <style:style style:name="TableRow4519" style:family="table-row">
      <style:table-row-properties/>
    </style:style>
    <style:style style:name="TableCell4520" style:family="table-cell">
      <style:table-cell-properties fo:border="0.0069in solid #000000" style:writing-mode="lr-tb" fo:padding-top="0in" fo:padding-left="0.075in" fo:padding-bottom="0in" fo:padding-right="0.075in"/>
    </style:style>
    <style:style style:name="P45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24" style:family="table-cell">
      <style:table-cell-properties fo:border="0.0069in solid #000000" style:writing-mode="lr-tb" fo:padding-top="0in" fo:padding-left="0.075in" fo:padding-bottom="0in" fo:padding-right="0.075in"/>
    </style:style>
    <style:style style:name="P4525" style:parent-style-name="Normal" style:family="paragraph">
      <style:paragraph-properties style:vertical-align="auto" fo:margin-bottom="0in" fo:line-height="103%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P4527" style:parent-style-name="Normal" style:family="paragraph">
      <style:paragraph-properties style:vertical-align="auto" fo:margin-bottom="0in" fo:line-height="103%"/>
    </style:style>
    <style:style style:name="TableCell4528" style:family="table-cell">
      <style:table-cell-properties fo:border="0.0069in solid #000000" style:writing-mode="lr-tb" fo:padding-top="0in" fo:padding-left="0.075in" fo:padding-bottom="0in" fo:padding-right="0.075in"/>
    </style:style>
    <style:style style:name="P4529" style:parent-style-name="Normal" style:family="paragraph">
      <style:paragraph-properties style:vertical-align="auto" fo:margin-bottom="0in" fo:line-height="103%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Normal" style:family="paragraph">
      <style:paragraph-properties style:vertical-align="auto" fo:margin-bottom="0in" fo:line-height="103%"/>
    </style:style>
    <style:style style:name="TableCell4532" style:family="table-cell">
      <style:table-cell-properties fo:border="0.0069in solid #000000" style:writing-mode="lr-tb" fo:padding-top="0in" fo:padding-left="0.075in" fo:padding-bottom="0in" fo:padding-right="0.075in"/>
    </style:style>
    <style:style style:name="P4533" style:parent-style-name="Normal" style:family="paragraph">
      <style:paragraph-properties style:vertical-align="auto" fo:margin-bottom="0in" fo:line-height="103%"/>
    </style:style>
    <style:style style:name="TableCell4534" style:family="table-cell">
      <style:table-cell-properties fo:border="0.0069in solid #000000" style:writing-mode="lr-tb" fo:padding-top="0in" fo:padding-left="0.075in" fo:padding-bottom="0in" fo:padding-right="0.075in"/>
    </style:style>
    <style:style style:name="P4535" style:parent-style-name="Normal" style:family="paragraph">
      <style:paragraph-properties style:vertical-align="auto" fo:margin-bottom="0in" fo:line-height="103%"/>
    </style:style>
    <style:style style:name="TableCell4536" style:family="table-cell">
      <style:table-cell-properties fo:border="0.0069in solid #000000" style:writing-mode="lr-tb" fo:padding-top="0in" fo:padding-left="0.075in" fo:padding-bottom="0in" fo:padding-right="0.075in"/>
    </style:style>
    <style:style style:name="P4537" style:parent-style-name="Normal" style:family="paragraph">
      <style:paragraph-properties style:vertical-align="auto" fo:margin-bottom="0in" fo:line-height="103%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style:vertical-align="auto" fo:margin-bottom="0in" fo:line-height="103%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style:vertical-align="auto" fo:margin-bottom="0in" fo:line-height="103%"/>
    </style:style>
    <style:style style:name="TableRow4542" style:family="table-row">
      <style:table-row-properties/>
    </style:style>
    <style:style style:name="TableCell4543" style:family="table-cell">
      <style:table-cell-properties fo:border="0.0069in solid #000000" style:writing-mode="lr-tb" fo:padding-top="0in" fo:padding-left="0.075in" fo:padding-bottom="0in" fo:padding-right="0.075in"/>
    </style:style>
    <style:style style:name="P45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47" style:family="table-cell">
      <style:table-cell-properties fo:border="0.0069in solid #000000" style:writing-mode="lr-tb" fo:padding-top="0in" fo:padding-left="0.075in" fo:padding-bottom="0in" fo:padding-right="0.075in"/>
    </style:style>
    <style:style style:name="P4548" style:parent-style-name="Normal" style:family="paragraph">
      <style:paragraph-properties style:vertical-align="auto" fo:margin-bottom="0in" fo:line-height="103%"/>
    </style:style>
    <style:style style:name="TableCell4549" style:family="table-cell">
      <style:table-cell-properties fo:border="0.0069in solid #000000" style:writing-mode="lr-tb" fo:padding-top="0in" fo:padding-left="0.075in" fo:padding-bottom="0in" fo:padding-right="0.075in"/>
    </style:style>
    <style:style style:name="P4550" style:parent-style-name="Normal" style:family="paragraph">
      <style:paragraph-properties style:vertical-align="auto" fo:margin-bottom="0in" fo:line-height="103%"/>
    </style:style>
    <style:style style:name="TableCell4551" style:family="table-cell">
      <style:table-cell-properties fo:border="0.0069in solid #000000" style:writing-mode="lr-tb" fo:padding-top="0in" fo:padding-left="0.075in" fo:padding-bottom="0in" fo:padding-right="0.075in"/>
    </style:style>
    <style:style style:name="P4552" style:parent-style-name="Normal" style:family="paragraph">
      <style:paragraph-properties style:vertical-align="auto" fo:margin-bottom="0in" fo:line-height="103%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Normal" style:family="paragraph">
      <style:paragraph-properties style:vertical-align="auto" fo:margin-bottom="0in" fo:line-height="103%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style:vertical-align="auto" fo:margin-bottom="0in" fo:line-height="103%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style:vertical-align="auto" fo:margin-bottom="0in" fo:line-height="103%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style:vertical-align="auto" fo:margin-bottom="0in" fo:line-height="103%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style:vertical-align="auto" fo:margin-bottom="0in" fo:line-height="103%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style:vertical-align="auto" fo:margin-bottom="0in" fo:line-height="103%"/>
    </style:style>
    <style:style style:name="TableRow4565" style:family="table-row">
      <style:table-row-properties/>
    </style:style>
    <style:style style:name="TableCell4566" style:family="table-cell">
      <style:table-cell-properties fo:border="0.0069in solid #000000" style:writing-mode="lr-tb" fo:padding-top="0in" fo:padding-left="0.075in" fo:padding-bottom="0in" fo:padding-right="0.075in"/>
    </style:style>
    <style:style style:name="P45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6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70" style:family="table-cell">
      <style:table-cell-properties fo:border="0.0069in solid #000000" style:writing-mode="lr-tb" fo:padding-top="0in" fo:padding-left="0.075in" fo:padding-bottom="0in" fo:padding-right="0.075in"/>
    </style:style>
    <style:style style:name="P4571" style:parent-style-name="Normal" style:family="paragraph">
      <style:paragraph-properties style:vertical-align="auto" fo:margin-bottom="0in" fo:line-height="103%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style:vertical-align="auto" fo:margin-bottom="0in" fo:line-height="103%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style:vertical-align="auto" fo:margin-bottom="0in" fo:line-height="103%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style:vertical-align="auto" fo:margin-bottom="0in" fo:line-height="103%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style:vertical-align="auto" fo:margin-bottom="0in" fo:line-height="103%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style:vertical-align="auto" fo:margin-bottom="0in" fo:line-height="103%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style:vertical-align="auto" fo:margin-bottom="0in" fo:line-height="103%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style:vertical-align="auto" fo:margin-bottom="0in" fo:line-height="103%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style:vertical-align="auto" fo:margin-bottom="0in" fo:line-height="103%"/>
    </style:style>
    <style:style style:name="TableRow4588" style:family="table-row">
      <style:table-row-properties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9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style:vertical-align="auto" fo:margin-bottom="0in" fo:line-height="103%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style:vertical-align="auto" fo:margin-bottom="0in" fo:line-height="103%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style:vertical-align="auto" fo:margin-bottom="0in" fo:line-height="103%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style:vertical-align="auto" fo:margin-bottom="0in" fo:line-height="103%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style:vertical-align="auto" fo:margin-bottom="0in" fo:line-height="103%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style:vertical-align="auto" fo:margin-bottom="0in" fo:line-height="103%"/>
    </style:style>
    <style:style style:name="TableCell4605" style:family="table-cell">
      <style:table-cell-properties fo:border="0.0069in solid #000000" style:writing-mode="lr-tb" fo:padding-top="0in" fo:padding-left="0.075in" fo:padding-bottom="0in" fo:padding-right="0.075in"/>
    </style:style>
    <style:style style:name="P4606" style:parent-style-name="Normal" style:family="paragraph">
      <style:paragraph-properties style:vertical-align="auto" fo:margin-bottom="0in" fo:line-height="103%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Normal" style:family="paragraph">
      <style:paragraph-properties style:vertical-align="auto" fo:margin-bottom="0in" fo:line-height="103%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Normal" style:family="paragraph">
      <style:paragraph-properties style:vertical-align="auto" fo:margin-bottom="0in" fo:line-height="103%"/>
    </style:style>
    <style:style style:name="TableRow4611" style:family="table-row">
      <style:table-row-properties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style:vertical-align="auto" fo:margin-bottom="0in" fo:line-height="103%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style:vertical-align="auto" fo:margin-bottom="0in" fo:line-height="103%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style:vertical-align="auto" fo:margin-bottom="0in" fo:line-height="103%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Normal" style:family="paragraph">
      <style:paragraph-properties style:vertical-align="auto" fo:margin-bottom="0in" fo:line-height="103%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Normal" style:family="paragraph">
      <style:paragraph-properties style:vertical-align="auto" fo:margin-bottom="0in" fo:line-height="103%"/>
    </style:style>
    <style:style style:name="TableCell4626" style:family="table-cell">
      <style:table-cell-properties fo:border="0.0069in solid #000000" style:writing-mode="lr-tb" fo:padding-top="0in" fo:padding-left="0.075in" fo:padding-bottom="0in" fo:padding-right="0.075in"/>
    </style:style>
    <style:style style:name="P4627" style:parent-style-name="Normal" style:family="paragraph">
      <style:paragraph-properties style:vertical-align="auto" fo:margin-bottom="0in" fo:line-height="103%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Normal" style:family="paragraph">
      <style:paragraph-properties style:vertical-align="auto" fo:margin-bottom="0in" fo:line-height="103%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Normal" style:family="paragraph">
      <style:paragraph-properties style:vertical-align="auto" fo:margin-bottom="0in" fo:line-height="103%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style:vertical-align="auto" fo:margin-bottom="0in" fo:line-height="103%"/>
    </style:style>
    <style:style style:name="TableRow4634" style:family="table-row">
      <style:table-row-properties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3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39" style:family="table-cell">
      <style:table-cell-properties fo:border="0.0069in solid #000000" style:writing-mode="lr-tb" fo:padding-top="0in" fo:padding-left="0.075in" fo:padding-bottom="0in" fo:padding-right="0.075in"/>
    </style:style>
    <style:style style:name="P4640" style:parent-style-name="Normal" style:family="paragraph">
      <style:paragraph-properties style:vertical-align="auto" fo:margin-bottom="0in" fo:line-height="103%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Normal" style:family="paragraph">
      <style:paragraph-properties style:vertical-align="auto" fo:margin-bottom="0in" fo:line-height="103%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Normal" style:family="paragraph">
      <style:paragraph-properties style:vertical-align="auto" fo:margin-bottom="0in" fo:line-height="103%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Normal" style:family="paragraph">
      <style:paragraph-properties style:vertical-align="auto" fo:margin-bottom="0in" fo:line-height="103%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Normal" style:family="paragraph">
      <style:paragraph-properties style:vertical-align="auto" fo:margin-bottom="0in" fo:line-height="103%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P4650" style:parent-style-name="Normal" style:family="paragraph">
      <style:paragraph-properties style:vertical-align="auto" fo:margin-bottom="0in" fo:line-height="103%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Normal" style:family="paragraph">
      <style:paragraph-properties style:vertical-align="auto" fo:margin-bottom="0in" fo:line-height="103%"/>
    </style:style>
    <style:style style:name="TableCell4653" style:family="table-cell">
      <style:table-cell-properties fo:border="0.0069in solid #000000" style:writing-mode="lr-tb" fo:padding-top="0in" fo:padding-left="0.075in" fo:padding-bottom="0in" fo:padding-right="0.075in"/>
    </style:style>
    <style:style style:name="P4654" style:parent-style-name="Normal" style:family="paragraph">
      <style:paragraph-properties style:vertical-align="auto" fo:margin-bottom="0in" fo:line-height="103%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style:vertical-align="auto" fo:margin-bottom="0in" fo:line-height="103%"/>
    </style:style>
    <style:style style:name="TableRow4657" style:family="table-row">
      <style:table-row-properties/>
    </style:style>
    <style:style style:name="TableCell4658" style:family="table-cell">
      <style:table-cell-properties fo:border="0.0069in solid #000000" style:writing-mode="lr-tb" fo:padding-top="0in" fo:padding-left="0.075in" fo:padding-bottom="0in" fo:padding-right="0.075in"/>
    </style:style>
    <style:style style:name="P46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62" style:family="table-cell">
      <style:table-cell-properties fo:border="0.0069in solid #000000" style:writing-mode="lr-tb" fo:padding-top="0in" fo:padding-left="0.075in" fo:padding-bottom="0in" fo:padding-right="0.075in"/>
    </style:style>
    <style:style style:name="P4663" style:parent-style-name="Normal" style:family="paragraph">
      <style:paragraph-properties style:vertical-align="auto" fo:margin-bottom="0in" fo:line-height="103%"/>
    </style:style>
    <style:style style:name="TableCell4664" style:family="table-cell">
      <style:table-cell-properties fo:border="0.0069in solid #000000" style:writing-mode="lr-tb" fo:padding-top="0in" fo:padding-left="0.075in" fo:padding-bottom="0in" fo:padding-right="0.075in"/>
    </style:style>
    <style:style style:name="P4665" style:parent-style-name="Normal" style:family="paragraph">
      <style:paragraph-properties style:vertical-align="auto" fo:margin-bottom="0in" fo:line-height="103%"/>
    </style:style>
    <style:style style:name="TableCell4666" style:family="table-cell">
      <style:table-cell-properties fo:border="0.0069in solid #000000" style:writing-mode="lr-tb" fo:padding-top="0in" fo:padding-left="0.075in" fo:padding-bottom="0in" fo:padding-right="0.075in"/>
    </style:style>
    <style:style style:name="P4667" style:parent-style-name="Normal" style:family="paragraph">
      <style:paragraph-properties style:vertical-align="auto" fo:margin-bottom="0in" fo:line-height="103%"/>
    </style:style>
    <style:style style:name="TableCell4668" style:family="table-cell">
      <style:table-cell-properties fo:border="0.0069in solid #000000" style:writing-mode="lr-tb" fo:padding-top="0in" fo:padding-left="0.075in" fo:padding-bottom="0in" fo:padding-right="0.075in"/>
    </style:style>
    <style:style style:name="P4669" style:parent-style-name="Normal" style:family="paragraph">
      <style:paragraph-properties style:vertical-align="auto" fo:margin-bottom="0in" fo:line-height="103%"/>
    </style:style>
    <style:style style:name="TableCell4670" style:family="table-cell">
      <style:table-cell-properties fo:border="0.0069in solid #000000" style:writing-mode="lr-tb" fo:padding-top="0in" fo:padding-left="0.075in" fo:padding-bottom="0in" fo:padding-right="0.075in"/>
    </style:style>
    <style:style style:name="P4671" style:parent-style-name="Normal" style:family="paragraph">
      <style:paragraph-properties style:vertical-align="auto" fo:margin-bottom="0in" fo:line-height="103%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Normal" style:family="paragraph">
      <style:paragraph-properties style:vertical-align="auto" fo:margin-bottom="0in" fo:line-height="103%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style:vertical-align="auto" fo:margin-bottom="0in" fo:line-height="103%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style:vertical-align="auto" fo:margin-bottom="0in" fo:line-height="103%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style:vertical-align="auto" fo:margin-bottom="0in" fo:line-height="103%"/>
    </style:style>
    <style:style style:name="TableRow4680" style:family="table-row">
      <style:table-row-properties/>
    </style:style>
    <style:style style:name="TableCell4681" style:family="table-cell">
      <style:table-cell-properties fo:border="0.0069in solid #000000" style:writing-mode="lr-tb" fo:padding-top="0in" fo:padding-left="0.075in" fo:padding-bottom="0in" fo:padding-right="0.075in"/>
    </style:style>
    <style:style style:name="P46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83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685" style:family="table-cell">
      <style:table-cell-properties fo:border="0.0069in solid #000000" style:writing-mode="lr-tb" fo:padding-top="0in" fo:padding-left="0.075in" fo:padding-bottom="0in" fo:padding-right="0.075in"/>
    </style:style>
    <style:style style:name="P4686" style:parent-style-name="Normal" style:family="paragraph">
      <style:paragraph-properties style:vertical-align="auto" fo:margin-bottom="0in" fo:line-height="103%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Normal" style:family="paragraph">
      <style:paragraph-properties style:vertical-align="auto" fo:margin-bottom="0in" fo:line-height="103%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Normal" style:family="paragraph">
      <style:paragraph-properties style:vertical-align="auto" fo:margin-bottom="0in" fo:line-height="103%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style:vertical-align="auto" fo:margin-bottom="0in" fo:line-height="103%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style:vertical-align="auto" fo:margin-bottom="0in" fo:line-height="103%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style:vertical-align="auto" fo:margin-bottom="0in" fo:line-height="103%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style:vertical-align="auto" fo:margin-bottom="0in" fo:line-height="103%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style:vertical-align="auto" fo:margin-bottom="0in" fo:line-height="103%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style:vertical-align="auto" fo:margin-bottom="0in" fo:line-height="103%"/>
    </style:style>
    <style:style style:name="TableRow4703" style:family="table-row">
      <style:table-row-properties/>
    </style:style>
    <style:style style:name="TableCell4704" style:family="table-cell">
      <style:table-cell-properties fo:border="0.0069in solid #000000" style:writing-mode="lr-tb" fo:padding-top="0in" fo:padding-left="0.075in" fo:padding-bottom="0in" fo:padding-right="0.075in"/>
    </style:style>
    <style:style style:name="P47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0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style:vertical-align="auto" fo:margin-bottom="0in" fo:line-height="103%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style:vertical-align="auto" fo:margin-bottom="0in" fo:line-height="103%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style:vertical-align="auto" fo:margin-bottom="0in" fo:line-height="103%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style:vertical-align="auto" fo:margin-bottom="0in" fo:line-height="103%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style:vertical-align="auto" fo:margin-bottom="0in" fo:line-height="103%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style:vertical-align="auto" fo:margin-bottom="0in" fo:line-height="103%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style:vertical-align="auto" fo:margin-bottom="0in" fo:line-height="103%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style:vertical-align="auto" fo:margin-bottom="0in" fo:line-height="103%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style:vertical-align="auto" fo:margin-bottom="0in" fo:line-height="103%"/>
    </style:style>
    <style:style style:name="TableRow4726" style:family="table-row">
      <style:table-row-properties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style:vertical-align="auto" fo:margin-bottom="0in" fo:line-height="103%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style:vertical-align="auto" fo:margin-bottom="0in" fo:line-height="103%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style:vertical-align="auto" fo:margin-bottom="0in" fo:line-height="103%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style:vertical-align="auto" fo:margin-bottom="0in" fo:line-height="103%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style:vertical-align="auto" fo:margin-bottom="0in" fo:line-height="103%"/>
    </style:style>
    <style:style style:name="TableCell4741" style:family="table-cell">
      <style:table-cell-properties fo:border="0.0069in solid #000000" style:writing-mode="lr-tb" fo:padding-top="0in" fo:padding-left="0.075in" fo:padding-bottom="0in" fo:padding-right="0.075in"/>
    </style:style>
    <style:style style:name="P4742" style:parent-style-name="Normal" style:family="paragraph">
      <style:paragraph-properties style:vertical-align="auto" fo:margin-bottom="0in" fo:line-height="103%"/>
    </style:style>
    <style:style style:name="TableCell4743" style:family="table-cell">
      <style:table-cell-properties fo:border="0.0069in solid #000000" style:writing-mode="lr-tb" fo:padding-top="0in" fo:padding-left="0.075in" fo:padding-bottom="0in" fo:padding-right="0.075in"/>
    </style:style>
    <style:style style:name="P4744" style:parent-style-name="Normal" style:family="paragraph">
      <style:paragraph-properties style:vertical-align="auto" fo:margin-bottom="0in" fo:line-height="103%"/>
    </style:style>
    <style:style style:name="TableCell4745" style:family="table-cell">
      <style:table-cell-properties fo:border="0.0069in solid #000000" style:writing-mode="lr-tb" fo:padding-top="0in" fo:padding-left="0.075in" fo:padding-bottom="0in" fo:padding-right="0.075in"/>
    </style:style>
    <style:style style:name="P4746" style:parent-style-name="Normal" style:family="paragraph">
      <style:paragraph-properties style:vertical-align="auto" fo:margin-bottom="0in" fo:line-height="103%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style:vertical-align="auto" fo:margin-bottom="0in" fo:line-height="103%"/>
    </style:style>
    <style:style style:name="TableRow4749" style:family="table-row">
      <style:table-row-properties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5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style:vertical-align="auto" fo:margin-bottom="0in" fo:line-height="103%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style:vertical-align="auto" fo:margin-bottom="0in" fo:line-height="103%"/>
    </style:style>
    <style:style style:name="TableCell4758" style:family="table-cell">
      <style:table-cell-properties fo:border="0.0069in solid #000000" style:writing-mode="lr-tb" fo:padding-top="0in" fo:padding-left="0.075in" fo:padding-bottom="0in" fo:padding-right="0.075in"/>
    </style:style>
    <style:style style:name="P4759" style:parent-style-name="Normal" style:family="paragraph">
      <style:paragraph-properties style:vertical-align="auto" fo:margin-bottom="0in" fo:line-height="103%"/>
    </style:style>
    <style:style style:name="TableCell4760" style:family="table-cell">
      <style:table-cell-properties fo:border="0.0069in solid #000000" style:writing-mode="lr-tb" fo:padding-top="0in" fo:padding-left="0.075in" fo:padding-bottom="0in" fo:padding-right="0.075in"/>
    </style:style>
    <style:style style:name="P4761" style:parent-style-name="Normal" style:family="paragraph">
      <style:paragraph-properties style:vertical-align="auto" fo:margin-bottom="0in" fo:line-height="103%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P4763" style:parent-style-name="Normal" style:family="paragraph">
      <style:paragraph-properties style:vertical-align="auto" fo:margin-bottom="0in" fo:line-height="103%"/>
    </style:style>
    <style:style style:name="TableCell4764" style:family="table-cell">
      <style:table-cell-properties fo:border="0.0069in solid #000000" style:writing-mode="lr-tb" fo:padding-top="0in" fo:padding-left="0.075in" fo:padding-bottom="0in" fo:padding-right="0.075in"/>
    </style:style>
    <style:style style:name="P4765" style:parent-style-name="Normal" style:family="paragraph">
      <style:paragraph-properties style:vertical-align="auto" fo:margin-bottom="0in" fo:line-height="103%"/>
    </style:style>
    <style:style style:name="TableCell4766" style:family="table-cell">
      <style:table-cell-properties fo:border="0.0069in solid #000000" style:writing-mode="lr-tb" fo:padding-top="0in" fo:padding-left="0.075in" fo:padding-bottom="0in" fo:padding-right="0.075in"/>
    </style:style>
    <style:style style:name="P4767" style:parent-style-name="Normal" style:family="paragraph">
      <style:paragraph-properties style:vertical-align="auto" fo:margin-bottom="0in" fo:line-height="103%"/>
    </style:style>
    <style:style style:name="TableCell4768" style:family="table-cell">
      <style:table-cell-properties fo:border="0.0069in solid #000000" style:writing-mode="lr-tb" fo:padding-top="0in" fo:padding-left="0.075in" fo:padding-bottom="0in" fo:padding-right="0.075in"/>
    </style:style>
    <style:style style:name="P4769" style:parent-style-name="Normal" style:family="paragraph">
      <style:paragraph-properties style:vertical-align="auto" fo:margin-bottom="0in" fo:line-height="103%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Normal" style:family="paragraph">
      <style:paragraph-properties style:vertical-align="auto" fo:margin-bottom="0in" fo:line-height="103%"/>
    </style:style>
    <style:style style:name="TableRow4772" style:family="table-row">
      <style:table-row-properties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77" style:family="table-cell">
      <style:table-cell-properties fo:border="0.0069in solid #000000" style:writing-mode="lr-tb" fo:padding-top="0in" fo:padding-left="0.075in" fo:padding-bottom="0in" fo:padding-right="0.075in"/>
    </style:style>
    <style:style style:name="P4778" style:parent-style-name="Normal" style:family="paragraph">
      <style:paragraph-properties style:vertical-align="auto" fo:margin-bottom="0in" fo:line-height="103%"/>
    </style:style>
    <style:style style:name="TableCell4779" style:family="table-cell">
      <style:table-cell-properties fo:border="0.0069in solid #000000" style:writing-mode="lr-tb" fo:padding-top="0in" fo:padding-left="0.075in" fo:padding-bottom="0in" fo:padding-right="0.075in"/>
    </style:style>
    <style:style style:name="P4780" style:parent-style-name="Normal" style:family="paragraph">
      <style:paragraph-properties style:vertical-align="auto" fo:margin-bottom="0in" fo:line-height="103%"/>
    </style:style>
    <style:style style:name="TableCell4781" style:family="table-cell">
      <style:table-cell-properties fo:border="0.0069in solid #000000" style:writing-mode="lr-tb" fo:padding-top="0in" fo:padding-left="0.075in" fo:padding-bottom="0in" fo:padding-right="0.075in"/>
    </style:style>
    <style:style style:name="P4782" style:parent-style-name="Normal" style:family="paragraph">
      <style:paragraph-properties style:vertical-align="auto" fo:margin-bottom="0in" fo:line-height="103%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P4784" style:parent-style-name="Normal" style:family="paragraph">
      <style:paragraph-properties style:vertical-align="auto" fo:margin-bottom="0in" fo:line-height="103%"/>
    </style:style>
    <style:style style:name="TableCell4785" style:family="table-cell">
      <style:table-cell-properties fo:border="0.0069in solid #000000" style:writing-mode="lr-tb" fo:padding-top="0in" fo:padding-left="0.075in" fo:padding-bottom="0in" fo:padding-right="0.075in"/>
    </style:style>
    <style:style style:name="P4786" style:parent-style-name="Normal" style:family="paragraph">
      <style:paragraph-properties style:vertical-align="auto" fo:margin-bottom="0in" fo:line-height="103%"/>
    </style:style>
    <style:style style:name="TableCell4787" style:family="table-cell">
      <style:table-cell-properties fo:border="0.0069in solid #000000" style:writing-mode="lr-tb" fo:padding-top="0in" fo:padding-left="0.075in" fo:padding-bottom="0in" fo:padding-right="0.075in"/>
    </style:style>
    <style:style style:name="P4788" style:parent-style-name="Normal" style:family="paragraph">
      <style:paragraph-properties style:vertical-align="auto" fo:margin-bottom="0in" fo:line-height="103%"/>
    </style:style>
    <style:style style:name="TableCell4789" style:family="table-cell">
      <style:table-cell-properties fo:border="0.0069in solid #000000" style:writing-mode="lr-tb" fo:padding-top="0in" fo:padding-left="0.075in" fo:padding-bottom="0in" fo:padding-right="0.075in"/>
    </style:style>
    <style:style style:name="P4790" style:parent-style-name="Normal" style:family="paragraph">
      <style:paragraph-properties style:vertical-align="auto" fo:margin-bottom="0in" fo:line-height="103%"/>
    </style:style>
    <style:style style:name="TableCell4791" style:family="table-cell">
      <style:table-cell-properties fo:border="0.0069in solid #000000" style:writing-mode="lr-tb" fo:padding-top="0in" fo:padding-left="0.075in" fo:padding-bottom="0in" fo:padding-right="0.075in"/>
    </style:style>
    <style:style style:name="P4792" style:parent-style-name="Normal" style:family="paragraph">
      <style:paragraph-properties style:vertical-align="auto" fo:margin-bottom="0in" fo:line-height="103%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style:vertical-align="auto" fo:margin-bottom="0in" fo:line-height="103%"/>
    </style:style>
    <style:style style:name="TableRow4795" style:family="table-row">
      <style:table-row-properties/>
    </style:style>
    <style:style style:name="TableCell4796" style:family="table-cell">
      <style:table-cell-properties fo:border="0.0069in solid #000000" style:writing-mode="lr-tb" fo:padding-top="0in" fo:padding-left="0.075in" fo:padding-bottom="0in" fo:padding-right="0.075in"/>
    </style:style>
    <style:style style:name="P47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7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00" style:family="table-cell">
      <style:table-cell-properties fo:border="0.0069in solid #000000" style:writing-mode="lr-tb" fo:padding-top="0in" fo:padding-left="0.075in" fo:padding-bottom="0in" fo:padding-right="0.075in"/>
    </style:style>
    <style:style style:name="P4801" style:parent-style-name="Normal" style:family="paragraph">
      <style:paragraph-properties style:vertical-align="auto" fo:margin-bottom="0in" fo:line-height="103%"/>
    </style:style>
    <style:style style:name="TableCell4802" style:family="table-cell">
      <style:table-cell-properties fo:border="0.0069in solid #000000" style:writing-mode="lr-tb" fo:padding-top="0in" fo:padding-left="0.075in" fo:padding-bottom="0in" fo:padding-right="0.075in"/>
    </style:style>
    <style:style style:name="P4803" style:parent-style-name="Normal" style:family="paragraph">
      <style:paragraph-properties style:vertical-align="auto" fo:margin-bottom="0in" fo:line-height="103%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P4805" style:parent-style-name="Normal" style:family="paragraph">
      <style:paragraph-properties style:vertical-align="auto" fo:margin-bottom="0in" fo:line-height="103%"/>
    </style:style>
    <style:style style:name="TableCell4806" style:family="table-cell">
      <style:table-cell-properties fo:border="0.0069in solid #000000" style:writing-mode="lr-tb" fo:padding-top="0in" fo:padding-left="0.075in" fo:padding-bottom="0in" fo:padding-right="0.075in"/>
    </style:style>
    <style:style style:name="P4807" style:parent-style-name="Normal" style:family="paragraph">
      <style:paragraph-properties style:vertical-align="auto" fo:margin-bottom="0in" fo:line-height="103%"/>
    </style:style>
    <style:style style:name="TableCell4808" style:family="table-cell">
      <style:table-cell-properties fo:border="0.0069in solid #000000" style:writing-mode="lr-tb" fo:padding-top="0in" fo:padding-left="0.075in" fo:padding-bottom="0in" fo:padding-right="0.075in"/>
    </style:style>
    <style:style style:name="P4809" style:parent-style-name="Normal" style:family="paragraph">
      <style:paragraph-properties style:vertical-align="auto" fo:margin-bottom="0in" fo:line-height="103%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style:vertical-align="auto" fo:margin-bottom="0in" fo:line-height="103%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style:vertical-align="auto" fo:margin-bottom="0in" fo:line-height="103%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style:vertical-align="auto" fo:margin-bottom="0in" fo:line-height="103%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style:vertical-align="auto" fo:margin-bottom="0in" fo:line-height="103%"/>
    </style:style>
    <style:style style:name="TableRow4818" style:family="table-row">
      <style:table-row-properties/>
    </style:style>
    <style:style style:name="TableCell4819" style:family="table-cell">
      <style:table-cell-properties fo:border="0.0069in solid #000000" style:writing-mode="lr-tb" fo:padding-top="0in" fo:padding-left="0.075in" fo:padding-bottom="0in" fo:padding-right="0.075in"/>
    </style:style>
    <style:style style:name="P48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Normal" style:family="paragraph">
      <style:paragraph-properties style:vertical-align="auto" fo:margin-bottom="0in" fo:line-height="103%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P4826" style:parent-style-name="Normal" style:family="paragraph">
      <style:paragraph-properties style:vertical-align="auto" fo:margin-bottom="0in" fo:line-height="103%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style:vertical-align="auto" fo:margin-bottom="0in" fo:line-height="103%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style:vertical-align="auto" fo:margin-bottom="0in" fo:line-height="103%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style:vertical-align="auto" fo:margin-bottom="0in" fo:line-height="103%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style:vertical-align="auto" fo:margin-bottom="0in" fo:line-height="103%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style:vertical-align="auto" fo:margin-bottom="0in" fo:line-height="103%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style:vertical-align="auto" fo:margin-bottom="0in" fo:line-height="103%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style:vertical-align="auto" fo:margin-bottom="0in" fo:line-height="103%"/>
    </style:style>
    <style:style style:name="TableRow4841" style:family="table-row">
      <style:table-row-properties/>
    </style:style>
    <style:style style:name="TableCell4842" style:family="table-cell">
      <style:table-cell-properties fo:border="0.0069in solid #000000" style:writing-mode="lr-tb" fo:padding-top="0in" fo:padding-left="0.075in" fo:padding-bottom="0in" fo:padding-right="0.075in"/>
    </style:style>
    <style:style style:name="P48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44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style:vertical-align="auto" fo:margin-bottom="0in" fo:line-height="103%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style:vertical-align="auto" fo:margin-bottom="0in" fo:line-height="103%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style:vertical-align="auto" fo:margin-bottom="0in" fo:line-height="103%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style:vertical-align="auto" fo:margin-bottom="0in" fo:line-height="103%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style:vertical-align="auto" fo:margin-bottom="0in" fo:line-height="103%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style:vertical-align="auto" fo:margin-bottom="0in" fo:line-height="103%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style:vertical-align="auto" fo:margin-bottom="0in" fo:line-height="103%"/>
    </style:style>
    <style:style style:name="TableCell4860" style:family="table-cell">
      <style:table-cell-properties fo:border="0.0069in solid #000000" style:writing-mode="lr-tb" fo:padding-top="0in" fo:padding-left="0.075in" fo:padding-bottom="0in" fo:padding-right="0.075in"/>
    </style:style>
    <style:style style:name="P4861" style:parent-style-name="Normal" style:family="paragraph">
      <style:paragraph-properties style:vertical-align="auto" fo:margin-bottom="0in" fo:line-height="103%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style:vertical-align="auto" fo:margin-bottom="0in" fo:line-height="103%"/>
    </style:style>
    <style:style style:name="TableRow4864" style:family="table-row">
      <style:table-row-properties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6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style:vertical-align="auto" fo:margin-bottom="0in" fo:line-height="103%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style:vertical-align="auto" fo:margin-bottom="0in" fo:line-height="103%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style:vertical-align="auto" fo:margin-bottom="0in" fo:line-height="103%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style:vertical-align="auto" fo:margin-bottom="0in" fo:line-height="103%"/>
    </style:style>
    <style:style style:name="TableCell4877" style:family="table-cell">
      <style:table-cell-properties fo:border="0.0069in solid #000000" style:writing-mode="lr-tb" fo:padding-top="0in" fo:padding-left="0.075in" fo:padding-bottom="0in" fo:padding-right="0.075in"/>
    </style:style>
    <style:style style:name="P4878" style:parent-style-name="Normal" style:family="paragraph">
      <style:paragraph-properties style:vertical-align="auto" fo:margin-bottom="0in" fo:line-height="103%"/>
    </style:style>
    <style:style style:name="TableCell4879" style:family="table-cell">
      <style:table-cell-properties fo:border="0.0069in solid #000000" style:writing-mode="lr-tb" fo:padding-top="0in" fo:padding-left="0.075in" fo:padding-bottom="0in" fo:padding-right="0.075in"/>
    </style:style>
    <style:style style:name="P4880" style:parent-style-name="Normal" style:family="paragraph">
      <style:paragraph-properties style:vertical-align="auto" fo:margin-bottom="0in" fo:line-height="103%"/>
    </style:style>
    <style:style style:name="TableCell4881" style:family="table-cell">
      <style:table-cell-properties fo:border="0.0069in solid #000000" style:writing-mode="lr-tb" fo:padding-top="0in" fo:padding-left="0.075in" fo:padding-bottom="0in" fo:padding-right="0.075in"/>
    </style:style>
    <style:style style:name="P4882" style:parent-style-name="Normal" style:family="paragraph">
      <style:paragraph-properties style:vertical-align="auto" fo:margin-bottom="0in" fo:line-height="103%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P4884" style:parent-style-name="Normal" style:family="paragraph">
      <style:paragraph-properties style:vertical-align="auto" fo:margin-bottom="0in" fo:line-height="103%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Normal" style:family="paragraph">
      <style:paragraph-properties style:vertical-align="auto" fo:margin-bottom="0in" fo:line-height="103%"/>
    </style:style>
    <style:style style:name="TableRow4887" style:family="table-row">
      <style:table-row-properties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9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style:vertical-align="auto" fo:margin-bottom="0in" fo:line-height="103%"/>
    </style:style>
    <style:style style:name="TableCell4894" style:family="table-cell">
      <style:table-cell-properties fo:border="0.0069in solid #000000" style:writing-mode="lr-tb" fo:padding-top="0in" fo:padding-left="0.075in" fo:padding-bottom="0in" fo:padding-right="0.075in"/>
    </style:style>
    <style:style style:name="P4895" style:parent-style-name="Normal" style:family="paragraph">
      <style:paragraph-properties style:vertical-align="auto" fo:margin-bottom="0in" fo:line-height="103%"/>
    </style:style>
    <style:style style:name="TableCell4896" style:family="table-cell">
      <style:table-cell-properties fo:border="0.0069in solid #000000" style:writing-mode="lr-tb" fo:padding-top="0in" fo:padding-left="0.075in" fo:padding-bottom="0in" fo:padding-right="0.075in"/>
    </style:style>
    <style:style style:name="P4897" style:parent-style-name="Normal" style:family="paragraph">
      <style:paragraph-properties style:vertical-align="auto" fo:margin-bottom="0in" fo:line-height="103%"/>
    </style:style>
    <style:style style:name="TableCell4898" style:family="table-cell">
      <style:table-cell-properties fo:border="0.0069in solid #000000" style:writing-mode="lr-tb" fo:padding-top="0in" fo:padding-left="0.075in" fo:padding-bottom="0in" fo:padding-right="0.075in"/>
    </style:style>
    <style:style style:name="P4899" style:parent-style-name="Normal" style:family="paragraph">
      <style:paragraph-properties style:vertical-align="auto" fo:margin-bottom="0in" fo:line-height="103%"/>
    </style:style>
    <style:style style:name="TableCell4900" style:family="table-cell">
      <style:table-cell-properties fo:border="0.0069in solid #000000" style:writing-mode="lr-tb" fo:padding-top="0in" fo:padding-left="0.075in" fo:padding-bottom="0in" fo:padding-right="0.075in"/>
    </style:style>
    <style:style style:name="P4901" style:parent-style-name="Normal" style:family="paragraph">
      <style:paragraph-properties style:vertical-align="auto" fo:margin-bottom="0in" fo:line-height="103%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Normal" style:family="paragraph">
      <style:paragraph-properties style:vertical-align="auto" fo:margin-bottom="0in" fo:line-height="103%"/>
    </style:style>
    <style:style style:name="TableCell4904" style:family="table-cell">
      <style:table-cell-properties fo:border="0.0069in solid #000000" style:writing-mode="lr-tb" fo:padding-top="0in" fo:padding-left="0.075in" fo:padding-bottom="0in" fo:padding-right="0.075in"/>
    </style:style>
    <style:style style:name="P4905" style:parent-style-name="Normal" style:family="paragraph">
      <style:paragraph-properties style:vertical-align="auto" fo:margin-bottom="0in" fo:line-height="103%"/>
    </style:style>
    <style:style style:name="TableCell4906" style:family="table-cell">
      <style:table-cell-properties fo:border="0.0069in solid #000000" style:writing-mode="lr-tb" fo:padding-top="0in" fo:padding-left="0.075in" fo:padding-bottom="0in" fo:padding-right="0.075in"/>
    </style:style>
    <style:style style:name="P4907" style:parent-style-name="Normal" style:family="paragraph">
      <style:paragraph-properties style:vertical-align="auto" fo:margin-bottom="0in" fo:line-height="103%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Normal" style:family="paragraph">
      <style:paragraph-properties style:vertical-align="auto" fo:margin-bottom="0in" fo:line-height="103%"/>
    </style:style>
    <style:style style:name="TableRow4910" style:family="table-row">
      <style:table-row-properties/>
    </style:style>
    <style:style style:name="TableCell4911" style:family="table-cell">
      <style:table-cell-properties fo:border="0.0069in solid #000000" style:writing-mode="lr-tb" fo:padding-top="0in" fo:padding-left="0.075in" fo:padding-bottom="0in" fo:padding-right="0.075in"/>
    </style:style>
    <style:style style:name="P49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Normal" style:family="paragraph">
      <style:paragraph-properties style:vertical-align="auto" fo:margin-bottom="0in" fo:line-height="103%"/>
    </style:style>
    <style:style style:name="TableCell4917" style:family="table-cell">
      <style:table-cell-properties fo:border="0.0069in solid #000000" style:writing-mode="lr-tb" fo:padding-top="0in" fo:padding-left="0.075in" fo:padding-bottom="0in" fo:padding-right="0.075in"/>
    </style:style>
    <style:style style:name="P4918" style:parent-style-name="Normal" style:family="paragraph">
      <style:paragraph-properties style:vertical-align="auto" fo:margin-bottom="0in" fo:line-height="103%"/>
    </style:style>
    <style:style style:name="TableCell4919" style:family="table-cell">
      <style:table-cell-properties fo:border="0.0069in solid #000000" style:writing-mode="lr-tb" fo:padding-top="0in" fo:padding-left="0.075in" fo:padding-bottom="0in" fo:padding-right="0.075in"/>
    </style:style>
    <style:style style:name="P4920" style:parent-style-name="Normal" style:family="paragraph">
      <style:paragraph-properties style:vertical-align="auto" fo:margin-bottom="0in" fo:line-height="103%"/>
    </style:style>
    <style:style style:name="TableCell4921" style:family="table-cell">
      <style:table-cell-properties fo:border="0.0069in solid #000000" style:writing-mode="lr-tb" fo:padding-top="0in" fo:padding-left="0.075in" fo:padding-bottom="0in" fo:padding-right="0.075in"/>
    </style:style>
    <style:style style:name="P4922" style:parent-style-name="Normal" style:family="paragraph">
      <style:paragraph-properties style:vertical-align="auto" fo:margin-bottom="0in" fo:line-height="103%"/>
    </style:style>
    <style:style style:name="TableCell4923" style:family="table-cell">
      <style:table-cell-properties fo:border="0.0069in solid #000000" style:writing-mode="lr-tb" fo:padding-top="0in" fo:padding-left="0.075in" fo:padding-bottom="0in" fo:padding-right="0.075in"/>
    </style:style>
    <style:style style:name="P4924" style:parent-style-name="Normal" style:family="paragraph">
      <style:paragraph-properties style:vertical-align="auto" fo:margin-bottom="0in" fo:line-height="103%"/>
    </style:style>
    <style:style style:name="TableCell4925" style:family="table-cell">
      <style:table-cell-properties fo:border="0.0069in solid #000000" style:writing-mode="lr-tb" fo:padding-top="0in" fo:padding-left="0.075in" fo:padding-bottom="0in" fo:padding-right="0.075in"/>
    </style:style>
    <style:style style:name="P4926" style:parent-style-name="Normal" style:family="paragraph">
      <style:paragraph-properties style:vertical-align="auto" fo:margin-bottom="0in" fo:line-height="103%"/>
    </style:style>
    <style:style style:name="TableCell4927" style:family="table-cell">
      <style:table-cell-properties fo:border="0.0069in solid #000000" style:writing-mode="lr-tb" fo:padding-top="0in" fo:padding-left="0.075in" fo:padding-bottom="0in" fo:padding-right="0.075in"/>
    </style:style>
    <style:style style:name="P4928" style:parent-style-name="Normal" style:family="paragraph">
      <style:paragraph-properties style:vertical-align="auto" fo:margin-bottom="0in" fo:line-height="103%"/>
    </style:style>
    <style:style style:name="TableCell4929" style:family="table-cell">
      <style:table-cell-properties fo:border="0.0069in solid #000000" style:writing-mode="lr-tb" fo:padding-top="0in" fo:padding-left="0.075in" fo:padding-bottom="0in" fo:padding-right="0.075in"/>
    </style:style>
    <style:style style:name="P4930" style:parent-style-name="Normal" style:family="paragraph">
      <style:paragraph-properties style:vertical-align="auto" fo:margin-bottom="0in" fo:line-height="103%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Normal" style:family="paragraph">
      <style:paragraph-properties style:vertical-align="auto" fo:margin-bottom="0in" fo:line-height="103%"/>
    </style:style>
    <style:style style:name="TableRow4933" style:family="table-row">
      <style:table-row-properties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P49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P4939" style:parent-style-name="Normal" style:family="paragraph">
      <style:paragraph-properties style:vertical-align="auto" fo:margin-bottom="0in" fo:line-height="103%"/>
    </style:style>
    <style:style style:name="TableCell4940" style:family="table-cell">
      <style:table-cell-properties fo:border="0.0069in solid #000000" style:writing-mode="lr-tb" fo:padding-top="0in" fo:padding-left="0.075in" fo:padding-bottom="0in" fo:padding-right="0.075in"/>
    </style:style>
    <style:style style:name="P4941" style:parent-style-name="Normal" style:family="paragraph">
      <style:paragraph-properties style:vertical-align="auto" fo:margin-bottom="0in" fo:line-height="103%"/>
    </style:style>
    <style:style style:name="TableCell4942" style:family="table-cell">
      <style:table-cell-properties fo:border="0.0069in solid #000000" style:writing-mode="lr-tb" fo:padding-top="0in" fo:padding-left="0.075in" fo:padding-bottom="0in" fo:padding-right="0.075in"/>
    </style:style>
    <style:style style:name="P4943" style:parent-style-name="Normal" style:family="paragraph">
      <style:paragraph-properties style:vertical-align="auto" fo:margin-bottom="0in" fo:line-height="103%"/>
    </style:style>
    <style:style style:name="TableCell4944" style:family="table-cell">
      <style:table-cell-properties fo:border="0.0069in solid #000000" style:writing-mode="lr-tb" fo:padding-top="0in" fo:padding-left="0.075in" fo:padding-bottom="0in" fo:padding-right="0.075in"/>
    </style:style>
    <style:style style:name="P4945" style:parent-style-name="Normal" style:family="paragraph">
      <style:paragraph-properties style:vertical-align="auto" fo:margin-bottom="0in" fo:line-height="103%"/>
    </style:style>
    <style:style style:name="TableCell4946" style:family="table-cell">
      <style:table-cell-properties fo:border="0.0069in solid #000000" style:writing-mode="lr-tb" fo:padding-top="0in" fo:padding-left="0.075in" fo:padding-bottom="0in" fo:padding-right="0.075in"/>
    </style:style>
    <style:style style:name="P4947" style:parent-style-name="Normal" style:family="paragraph">
      <style:paragraph-properties style:vertical-align="auto" fo:margin-bottom="0in" fo:line-height="103%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P4949" style:parent-style-name="Normal" style:family="paragraph">
      <style:paragraph-properties style:vertical-align="auto" fo:margin-bottom="0in" fo:line-height="103%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style:vertical-align="auto" fo:margin-bottom="0in" fo:line-height="103%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style:vertical-align="auto" fo:margin-bottom="0in" fo:line-height="103%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style:vertical-align="auto" fo:margin-bottom="0in" fo:line-height="103%"/>
    </style:style>
    <style:style style:name="TableRow4956" style:family="table-row">
      <style:table-row-properties/>
    </style:style>
    <style:style style:name="TableCell4957" style:family="table-cell">
      <style:table-cell-properties fo:border="0.0069in solid #000000" style:writing-mode="lr-tb" fo:padding-top="0in" fo:padding-left="0.075in" fo:padding-bottom="0in" fo:padding-right="0.075in"/>
    </style:style>
    <style:style style:name="P49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5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P4962" style:parent-style-name="Normal" style:family="paragraph">
      <style:paragraph-properties style:vertical-align="auto" fo:margin-bottom="0in" fo:line-height="103%"/>
    </style:style>
    <style:style style:name="TableCell4963" style:family="table-cell">
      <style:table-cell-properties fo:border="0.0069in solid #000000" style:writing-mode="lr-tb" fo:padding-top="0in" fo:padding-left="0.075in" fo:padding-bottom="0in" fo:padding-right="0.075in"/>
    </style:style>
    <style:style style:name="P4964" style:parent-style-name="Normal" style:family="paragraph">
      <style:paragraph-properties style:vertical-align="auto" fo:margin-bottom="0in" fo:line-height="103%"/>
    </style:style>
    <style:style style:name="TableCell4965" style:family="table-cell">
      <style:table-cell-properties fo:border="0.0069in solid #000000" style:writing-mode="lr-tb" fo:padding-top="0in" fo:padding-left="0.075in" fo:padding-bottom="0in" fo:padding-right="0.075in"/>
    </style:style>
    <style:style style:name="P4966" style:parent-style-name="Normal" style:family="paragraph">
      <style:paragraph-properties style:vertical-align="auto" fo:margin-bottom="0in" fo:line-height="103%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style:vertical-align="auto" fo:margin-bottom="0in" fo:line-height="103%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style:vertical-align="auto" fo:margin-bottom="0in" fo:line-height="103%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style:vertical-align="auto" fo:margin-bottom="0in" fo:line-height="103%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style:vertical-align="auto" fo:margin-bottom="0in" fo:line-height="103%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style:vertical-align="auto" fo:margin-bottom="0in" fo:line-height="103%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style:vertical-align="auto" fo:margin-bottom="0in" fo:line-height="103%"/>
    </style:style>
    <style:style style:name="TableRow4979" style:family="table-row">
      <style:table-row-properties/>
    </style:style>
    <style:style style:name="TableCell4980" style:family="table-cell">
      <style:table-cell-properties fo:border="0.0069in solid #000000" style:writing-mode="lr-tb" fo:padding-top="0in" fo:padding-left="0.075in" fo:padding-bottom="0in" fo:padding-right="0.075in"/>
    </style:style>
    <style:style style:name="P49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style:vertical-align="auto" fo:margin-bottom="0in" fo:line-height="103%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style:vertical-align="auto" fo:margin-bottom="0in" fo:line-height="103%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style:vertical-align="auto" fo:margin-bottom="0in" fo:line-height="103%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style:vertical-align="auto" fo:margin-bottom="0in" fo:line-height="103%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style:vertical-align="auto" fo:margin-bottom="0in" fo:line-height="103%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style:vertical-align="auto" fo:margin-bottom="0in" fo:line-height="103%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style:vertical-align="auto" fo:margin-bottom="0in" fo:line-height="103%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style:vertical-align="auto" fo:margin-bottom="0in" fo:line-height="103%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Normal" style:family="paragraph">
      <style:paragraph-properties style:vertical-align="auto" fo:margin-bottom="0in" fo:line-height="103%"/>
    </style:style>
    <style:style style:name="TableRow5002" style:family="table-row">
      <style:table-row-properties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05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style:vertical-align="auto" fo:margin-bottom="0in" fo:line-height="103%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style:vertical-align="auto" fo:margin-bottom="0in" fo:line-height="103%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style:vertical-align="auto" fo:margin-bottom="0in" fo:line-height="103%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style:vertical-align="auto" fo:margin-bottom="0in" fo:line-height="103%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style:vertical-align="auto" fo:margin-bottom="0in" fo:line-height="103%"/>
    </style:style>
    <style:style style:name="TableCell5017" style:family="table-cell">
      <style:table-cell-properties fo:border="0.0069in solid #000000" style:writing-mode="lr-tb" fo:padding-top="0in" fo:padding-left="0.075in" fo:padding-bottom="0in" fo:padding-right="0.075in"/>
    </style:style>
    <style:style style:name="P5018" style:parent-style-name="Normal" style:family="paragraph">
      <style:paragraph-properties style:vertical-align="auto" fo:margin-bottom="0in" fo:line-height="103%"/>
    </style:style>
    <style:style style:name="TableCell5019" style:family="table-cell">
      <style:table-cell-properties fo:border="0.0069in solid #000000" style:writing-mode="lr-tb" fo:padding-top="0in" fo:padding-left="0.075in" fo:padding-bottom="0in" fo:padding-right="0.075in"/>
    </style:style>
    <style:style style:name="P5020" style:parent-style-name="Normal" style:family="paragraph">
      <style:paragraph-properties style:vertical-align="auto" fo:margin-bottom="0in" fo:line-height="103%"/>
    </style:style>
    <style:style style:name="TableCell5021" style:family="table-cell">
      <style:table-cell-properties fo:border="0.0069in solid #000000" style:writing-mode="lr-tb" fo:padding-top="0in" fo:padding-left="0.075in" fo:padding-bottom="0in" fo:padding-right="0.075in"/>
    </style:style>
    <style:style style:name="P5022" style:parent-style-name="Normal" style:family="paragraph">
      <style:paragraph-properties style:vertical-align="auto" fo:margin-bottom="0in" fo:line-height="103%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Normal" style:family="paragraph">
      <style:paragraph-properties style:vertical-align="auto" fo:margin-bottom="0in" fo:line-height="103%"/>
    </style:style>
    <style:style style:name="TableRow5025" style:family="table-row">
      <style:table-row-properties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2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style:vertical-align="auto" fo:margin-bottom="0in" fo:line-height="103%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style:vertical-align="auto" fo:margin-bottom="0in" fo:line-height="103%"/>
    </style:style>
    <style:style style:name="TableCell5034" style:family="table-cell">
      <style:table-cell-properties fo:border="0.0069in solid #000000" style:writing-mode="lr-tb" fo:padding-top="0in" fo:padding-left="0.075in" fo:padding-bottom="0in" fo:padding-right="0.075in"/>
    </style:style>
    <style:style style:name="P5035" style:parent-style-name="Normal" style:family="paragraph">
      <style:paragraph-properties style:vertical-align="auto" fo:margin-bottom="0in" fo:line-height="103%"/>
    </style:style>
    <style:style style:name="TableCell5036" style:family="table-cell">
      <style:table-cell-properties fo:border="0.0069in solid #000000" style:writing-mode="lr-tb" fo:padding-top="0in" fo:padding-left="0.075in" fo:padding-bottom="0in" fo:padding-right="0.075in"/>
    </style:style>
    <style:style style:name="P5037" style:parent-style-name="Normal" style:family="paragraph">
      <style:paragraph-properties style:vertical-align="auto" fo:margin-bottom="0in" fo:line-height="103%"/>
    </style:style>
    <style:style style:name="TableCell5038" style:family="table-cell">
      <style:table-cell-properties fo:border="0.0069in solid #000000" style:writing-mode="lr-tb" fo:padding-top="0in" fo:padding-left="0.075in" fo:padding-bottom="0in" fo:padding-right="0.075in"/>
    </style:style>
    <style:style style:name="P5039" style:parent-style-name="Normal" style:family="paragraph">
      <style:paragraph-properties style:vertical-align="auto" fo:margin-bottom="0in" fo:line-height="103%"/>
    </style:style>
    <style:style style:name="TableCell5040" style:family="table-cell">
      <style:table-cell-properties fo:border="0.0069in solid #000000" style:writing-mode="lr-tb" fo:padding-top="0in" fo:padding-left="0.075in" fo:padding-bottom="0in" fo:padding-right="0.075in"/>
    </style:style>
    <style:style style:name="P5041" style:parent-style-name="Normal" style:family="paragraph">
      <style:paragraph-properties style:vertical-align="auto" fo:margin-bottom="0in" fo:line-height="103%"/>
    </style:style>
    <style:style style:name="TableCell5042" style:family="table-cell">
      <style:table-cell-properties fo:border="0.0069in solid #000000" style:writing-mode="lr-tb" fo:padding-top="0in" fo:padding-left="0.075in" fo:padding-bottom="0in" fo:padding-right="0.075in"/>
    </style:style>
    <style:style style:name="P5043" style:parent-style-name="Normal" style:family="paragraph">
      <style:paragraph-properties style:vertical-align="auto" fo:margin-bottom="0in" fo:line-height="103%"/>
    </style:style>
    <style:style style:name="TableCell5044" style:family="table-cell">
      <style:table-cell-properties fo:border="0.0069in solid #000000" style:writing-mode="lr-tb" fo:padding-top="0in" fo:padding-left="0.075in" fo:padding-bottom="0in" fo:padding-right="0.075in"/>
    </style:style>
    <style:style style:name="P5045" style:parent-style-name="Normal" style:family="paragraph">
      <style:paragraph-properties style:vertical-align="auto" fo:margin-bottom="0in" fo:line-height="103%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style:vertical-align="auto" fo:margin-bottom="0in" fo:line-height="103%"/>
    </style:style>
    <style:style style:name="TableRow5048" style:family="table-row">
      <style:table-row-properties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53" style:family="table-cell">
      <style:table-cell-properties fo:border="0.0069in solid #000000" style:writing-mode="lr-tb" fo:padding-top="0in" fo:padding-left="0.075in" fo:padding-bottom="0in" fo:padding-right="0.075in"/>
    </style:style>
    <style:style style:name="P5054" style:parent-style-name="Normal" style:family="paragraph">
      <style:paragraph-properties style:vertical-align="auto" fo:margin-bottom="0in" fo:line-height="103%"/>
    </style:style>
    <style:style style:name="TableCell5055" style:family="table-cell">
      <style:table-cell-properties fo:border="0.0069in solid #000000" style:writing-mode="lr-tb" fo:padding-top="0in" fo:padding-left="0.075in" fo:padding-bottom="0in" fo:padding-right="0.075in"/>
    </style:style>
    <style:style style:name="P5056" style:parent-style-name="Normal" style:family="paragraph">
      <style:paragraph-properties style:vertical-align="auto" fo:margin-bottom="0in" fo:line-height="103%"/>
    </style:style>
    <style:style style:name="TableCell5057" style:family="table-cell">
      <style:table-cell-properties fo:border="0.0069in solid #000000" style:writing-mode="lr-tb" fo:padding-top="0in" fo:padding-left="0.075in" fo:padding-bottom="0in" fo:padding-right="0.075in"/>
    </style:style>
    <style:style style:name="P5058" style:parent-style-name="Normal" style:family="paragraph">
      <style:paragraph-properties style:vertical-align="auto" fo:margin-bottom="0in" fo:line-height="103%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P5060" style:parent-style-name="Normal" style:family="paragraph">
      <style:paragraph-properties style:vertical-align="auto" fo:margin-bottom="0in" fo:line-height="103%"/>
    </style:style>
    <style:style style:name="TableCell5061" style:family="table-cell">
      <style:table-cell-properties fo:border="0.0069in solid #000000" style:writing-mode="lr-tb" fo:padding-top="0in" fo:padding-left="0.075in" fo:padding-bottom="0in" fo:padding-right="0.075in"/>
    </style:style>
    <style:style style:name="P5062" style:parent-style-name="Normal" style:family="paragraph">
      <style:paragraph-properties style:vertical-align="auto" fo:margin-bottom="0in" fo:line-height="103%"/>
    </style:style>
    <style:style style:name="TableCell5063" style:family="table-cell">
      <style:table-cell-properties fo:border="0.0069in solid #000000" style:writing-mode="lr-tb" fo:padding-top="0in" fo:padding-left="0.075in" fo:padding-bottom="0in" fo:padding-right="0.075in"/>
    </style:style>
    <style:style style:name="P5064" style:parent-style-name="Normal" style:family="paragraph">
      <style:paragraph-properties style:vertical-align="auto" fo:margin-bottom="0in" fo:line-height="103%"/>
    </style:style>
    <style:style style:name="TableCell5065" style:family="table-cell">
      <style:table-cell-properties fo:border="0.0069in solid #000000" style:writing-mode="lr-tb" fo:padding-top="0in" fo:padding-left="0.075in" fo:padding-bottom="0in" fo:padding-right="0.075in"/>
    </style:style>
    <style:style style:name="P5066" style:parent-style-name="Normal" style:family="paragraph">
      <style:paragraph-properties style:vertical-align="auto" fo:margin-bottom="0in" fo:line-height="103%"/>
    </style:style>
    <style:style style:name="TableCell5067" style:family="table-cell">
      <style:table-cell-properties fo:border="0.0069in solid #000000" style:writing-mode="lr-tb" fo:padding-top="0in" fo:padding-left="0.075in" fo:padding-bottom="0in" fo:padding-right="0.075in"/>
    </style:style>
    <style:style style:name="P5068" style:parent-style-name="Normal" style:family="paragraph">
      <style:paragraph-properties style:vertical-align="auto" fo:margin-bottom="0in" fo:line-height="103%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style:vertical-align="auto" fo:margin-bottom="0in" fo:line-height="103%"/>
    </style:style>
    <style:style style:name="TableRow5071" style:family="table-row">
      <style:table-row-properties/>
    </style:style>
    <style:style style:name="TableCell5072" style:family="table-cell">
      <style:table-cell-properties fo:border="0.0069in solid #000000" style:writing-mode="lr-tb" fo:padding-top="0in" fo:padding-left="0.075in" fo:padding-bottom="0in" fo:padding-right="0.075in"/>
    </style:style>
    <style:style style:name="P50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P5077" style:parent-style-name="Normal" style:family="paragraph">
      <style:paragraph-properties style:vertical-align="auto" fo:margin-bottom="0in" fo:line-height="103%"/>
    </style:style>
    <style:style style:name="TableCell5078" style:family="table-cell">
      <style:table-cell-properties fo:border="0.0069in solid #000000" style:writing-mode="lr-tb" fo:padding-top="0in" fo:padding-left="0.075in" fo:padding-bottom="0in" fo:padding-right="0.075in"/>
    </style:style>
    <style:style style:name="P5079" style:parent-style-name="Normal" style:family="paragraph">
      <style:paragraph-properties style:vertical-align="auto" fo:margin-bottom="0in" fo:line-height="103%"/>
    </style:style>
    <style:style style:name="TableCell5080" style:family="table-cell">
      <style:table-cell-properties fo:border="0.0069in solid #000000" style:writing-mode="lr-tb" fo:padding-top="0in" fo:padding-left="0.075in" fo:padding-bottom="0in" fo:padding-right="0.075in"/>
    </style:style>
    <style:style style:name="P5081" style:parent-style-name="Normal" style:family="paragraph">
      <style:paragraph-properties style:vertical-align="auto" fo:margin-bottom="0in" fo:line-height="103%"/>
    </style:style>
    <style:style style:name="TableCell5082" style:family="table-cell">
      <style:table-cell-properties fo:border="0.0069in solid #000000" style:writing-mode="lr-tb" fo:padding-top="0in" fo:padding-left="0.075in" fo:padding-bottom="0in" fo:padding-right="0.075in"/>
    </style:style>
    <style:style style:name="P5083" style:parent-style-name="Normal" style:family="paragraph">
      <style:paragraph-properties style:vertical-align="auto" fo:margin-bottom="0in" fo:line-height="103%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P5085" style:parent-style-name="Normal" style:family="paragraph">
      <style:paragraph-properties style:vertical-align="auto" fo:margin-bottom="0in" fo:line-height="103%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style:vertical-align="auto" fo:margin-bottom="0in" fo:line-height="103%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style:vertical-align="auto" fo:margin-bottom="0in" fo:line-height="103%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style:vertical-align="auto" fo:margin-bottom="0in" fo:line-height="103%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style:vertical-align="auto" fo:margin-bottom="0in" fo:line-height="103%"/>
    </style:style>
    <style:style style:name="TableRow5094" style:family="table-row">
      <style:table-row-properties/>
    </style:style>
    <style:style style:name="TableCell5095" style:family="table-cell">
      <style:table-cell-properties fo:border="0.0069in solid #000000" style:writing-mode="lr-tb" fo:padding-top="0in" fo:padding-left="0.075in" fo:padding-bottom="0in" fo:padding-right="0.075in"/>
    </style:style>
    <style:style style:name="P50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97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099" style:family="table-cell">
      <style:table-cell-properties fo:border="0.0069in solid #000000" style:writing-mode="lr-tb" fo:padding-top="0in" fo:padding-left="0.075in" fo:padding-bottom="0in" fo:padding-right="0.075in"/>
    </style:style>
    <style:style style:name="P5100" style:parent-style-name="Normal" style:family="paragraph">
      <style:paragraph-properties style:vertical-align="auto" fo:margin-bottom="0in" fo:line-height="103%"/>
    </style:style>
    <style:style style:name="TableCell5101" style:family="table-cell">
      <style:table-cell-properties fo:border="0.0069in solid #000000" style:writing-mode="lr-tb" fo:padding-top="0in" fo:padding-left="0.075in" fo:padding-bottom="0in" fo:padding-right="0.075in"/>
    </style:style>
    <style:style style:name="P5102" style:parent-style-name="Normal" style:family="paragraph">
      <style:paragraph-properties style:vertical-align="auto" fo:margin-bottom="0in" fo:line-height="103%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style:vertical-align="auto" fo:margin-bottom="0in" fo:line-height="103%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style:vertical-align="auto" fo:margin-bottom="0in" fo:line-height="103%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style:vertical-align="auto" fo:margin-bottom="0in" fo:line-height="103%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style:vertical-align="auto" fo:margin-bottom="0in" fo:line-height="103%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style:vertical-align="auto" fo:margin-bottom="0in" fo:line-height="103%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style:vertical-align="auto" fo:margin-bottom="0in" fo:line-height="103%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style:vertical-align="auto" fo:margin-bottom="0in" fo:line-height="103%"/>
    </style:style>
    <style:style style:name="TableRow5117" style:family="table-row">
      <style:table-row-properties/>
    </style:style>
    <style:style style:name="TableCell5118" style:family="table-cell">
      <style:table-cell-properties fo:border="0.0069in solid #000000" style:writing-mode="lr-tb" fo:padding-top="0in" fo:padding-left="0.075in" fo:padding-bottom="0in" fo:padding-right="0.075in"/>
    </style:style>
    <style:style style:name="P51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style:vertical-align="auto" fo:margin-bottom="0in" fo:line-height="103%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style:vertical-align="auto" fo:margin-bottom="0in" fo:line-height="103%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style:vertical-align="auto" fo:margin-bottom="0in" fo:line-height="103%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style:vertical-align="auto" fo:margin-bottom="0in" fo:line-height="103%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style:vertical-align="auto" fo:margin-bottom="0in" fo:line-height="103%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style:vertical-align="auto" fo:margin-bottom="0in" fo:line-height="103%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style:vertical-align="auto" fo:margin-bottom="0in" fo:line-height="103%"/>
    </style:style>
    <style:style style:name="TableCell5136" style:family="table-cell">
      <style:table-cell-properties fo:border="0.0069in solid #000000" style:writing-mode="lr-tb" fo:padding-top="0in" fo:padding-left="0.075in" fo:padding-bottom="0in" fo:padding-right="0.075in"/>
    </style:style>
    <style:style style:name="P5137" style:parent-style-name="Normal" style:family="paragraph">
      <style:paragraph-properties style:vertical-align="auto" fo:margin-bottom="0in" fo:line-height="103%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P5139" style:parent-style-name="Normal" style:family="paragraph">
      <style:paragraph-properties style:vertical-align="auto" fo:margin-bottom="0in" fo:line-height="103%"/>
    </style:style>
    <style:style style:name="TableRow5140" style:family="table-row">
      <style:table-row-properties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style:vertical-align="auto" fo:margin-bottom="0in" fo:line-height="103%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style:vertical-align="auto" fo:margin-bottom="0in" fo:line-height="103%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style:vertical-align="auto" fo:margin-bottom="0in" fo:line-height="103%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style:vertical-align="auto" fo:margin-bottom="0in" fo:line-height="103%"/>
    </style:style>
    <style:style style:name="TableCell5153" style:family="table-cell">
      <style:table-cell-properties fo:border="0.0069in solid #000000" style:writing-mode="lr-tb" fo:padding-top="0in" fo:padding-left="0.075in" fo:padding-bottom="0in" fo:padding-right="0.075in"/>
    </style:style>
    <style:style style:name="P5154" style:parent-style-name="Normal" style:family="paragraph">
      <style:paragraph-properties style:vertical-align="auto" fo:margin-bottom="0in" fo:line-height="103%"/>
    </style:style>
    <style:style style:name="TableCell5155" style:family="table-cell">
      <style:table-cell-properties fo:border="0.0069in solid #000000" style:writing-mode="lr-tb" fo:padding-top="0in" fo:padding-left="0.075in" fo:padding-bottom="0in" fo:padding-right="0.075in"/>
    </style:style>
    <style:style style:name="P5156" style:parent-style-name="Normal" style:family="paragraph">
      <style:paragraph-properties style:vertical-align="auto" fo:margin-bottom="0in" fo:line-height="103%"/>
    </style:style>
    <style:style style:name="TableCell5157" style:family="table-cell">
      <style:table-cell-properties fo:border="0.0069in solid #000000" style:writing-mode="lr-tb" fo:padding-top="0in" fo:padding-left="0.075in" fo:padding-bottom="0in" fo:padding-right="0.075in"/>
    </style:style>
    <style:style style:name="P5158" style:parent-style-name="Normal" style:family="paragraph">
      <style:paragraph-properties style:vertical-align="auto" fo:margin-bottom="0in" fo:line-height="103%"/>
    </style:style>
    <style:style style:name="TableCell5159" style:family="table-cell">
      <style:table-cell-properties fo:border="0.0069in solid #000000" style:writing-mode="lr-tb" fo:padding-top="0in" fo:padding-left="0.075in" fo:padding-bottom="0in" fo:padding-right="0.075in"/>
    </style:style>
    <style:style style:name="P5160" style:parent-style-name="Normal" style:family="paragraph">
      <style:paragraph-properties style:vertical-align="auto" fo:margin-bottom="0in" fo:line-height="103%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style:vertical-align="auto" fo:margin-bottom="0in" fo:line-height="103%"/>
    </style:style>
    <style:style style:name="TableRow5163" style:family="table-row">
      <style:table-row-properties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style:vertical-align="auto" fo:margin-bottom="0in" fo:line-height="103%"/>
    </style:style>
    <style:style style:name="TableCell5170" style:family="table-cell">
      <style:table-cell-properties fo:border="0.0069in solid #000000" style:writing-mode="lr-tb" fo:padding-top="0in" fo:padding-left="0.075in" fo:padding-bottom="0in" fo:padding-right="0.075in"/>
    </style:style>
    <style:style style:name="P5171" style:parent-style-name="Normal" style:family="paragraph">
      <style:paragraph-properties style:vertical-align="auto" fo:margin-bottom="0in" fo:line-height="103%"/>
    </style:style>
    <style:style style:name="TableCell5172" style:family="table-cell">
      <style:table-cell-properties fo:border="0.0069in solid #000000" style:writing-mode="lr-tb" fo:padding-top="0in" fo:padding-left="0.075in" fo:padding-bottom="0in" fo:padding-right="0.075in"/>
    </style:style>
    <style:style style:name="P5173" style:parent-style-name="Normal" style:family="paragraph">
      <style:paragraph-properties style:vertical-align="auto" fo:margin-bottom="0in" fo:line-height="103%"/>
    </style:style>
    <style:style style:name="TableCell5174" style:family="table-cell">
      <style:table-cell-properties fo:border="0.0069in solid #000000" style:writing-mode="lr-tb" fo:padding-top="0in" fo:padding-left="0.075in" fo:padding-bottom="0in" fo:padding-right="0.075in"/>
    </style:style>
    <style:style style:name="P5175" style:parent-style-name="Normal" style:family="paragraph">
      <style:paragraph-properties style:vertical-align="auto" fo:margin-bottom="0in" fo:line-height="103%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Normal" style:family="paragraph">
      <style:paragraph-properties style:vertical-align="auto" fo:margin-bottom="0in" fo:line-height="103%"/>
    </style:style>
    <style:style style:name="TableCell5178" style:family="table-cell">
      <style:table-cell-properties fo:border="0.0069in solid #000000" style:writing-mode="lr-tb" fo:padding-top="0in" fo:padding-left="0.075in" fo:padding-bottom="0in" fo:padding-right="0.075in"/>
    </style:style>
    <style:style style:name="P5179" style:parent-style-name="Normal" style:family="paragraph">
      <style:paragraph-properties style:vertical-align="auto" fo:margin-bottom="0in" fo:line-height="103%"/>
    </style:style>
    <style:style style:name="TableCell5180" style:family="table-cell">
      <style:table-cell-properties fo:border="0.0069in solid #000000" style:writing-mode="lr-tb" fo:padding-top="0in" fo:padding-left="0.075in" fo:padding-bottom="0in" fo:padding-right="0.075in"/>
    </style:style>
    <style:style style:name="P5181" style:parent-style-name="Normal" style:family="paragraph">
      <style:paragraph-properties style:vertical-align="auto" fo:margin-bottom="0in" fo:line-height="103%"/>
    </style:style>
    <style:style style:name="TableCell5182" style:family="table-cell">
      <style:table-cell-properties fo:border="0.0069in solid #000000" style:writing-mode="lr-tb" fo:padding-top="0in" fo:padding-left="0.075in" fo:padding-bottom="0in" fo:padding-right="0.075in"/>
    </style:style>
    <style:style style:name="P5183" style:parent-style-name="Normal" style:family="paragraph">
      <style:paragraph-properties style:vertical-align="auto" fo:margin-bottom="0in" fo:line-height="103%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style:vertical-align="auto" fo:margin-bottom="0in" fo:line-height="103%"/>
    </style:style>
    <style:style style:name="TableRow5186" style:family="table-row">
      <style:table-row-properties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1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191" style:family="table-cell">
      <style:table-cell-properties fo:border="0.0069in solid #000000" style:writing-mode="lr-tb" fo:padding-top="0in" fo:padding-left="0.075in" fo:padding-bottom="0in" fo:padding-right="0.075in"/>
    </style:style>
    <style:style style:name="P5192" style:parent-style-name="Normal" style:family="paragraph">
      <style:paragraph-properties style:vertical-align="auto" fo:margin-bottom="0in" fo:line-height="103%"/>
    </style:style>
    <style:style style:name="TableCell5193" style:family="table-cell">
      <style:table-cell-properties fo:border="0.0069in solid #000000" style:writing-mode="lr-tb" fo:padding-top="0in" fo:padding-left="0.075in" fo:padding-bottom="0in" fo:padding-right="0.075in"/>
    </style:style>
    <style:style style:name="P5194" style:parent-style-name="Normal" style:family="paragraph">
      <style:paragraph-properties style:vertical-align="auto" fo:margin-bottom="0in" fo:line-height="103%"/>
    </style:style>
    <style:style style:name="TableCell5195" style:family="table-cell">
      <style:table-cell-properties fo:border="0.0069in solid #000000" style:writing-mode="lr-tb" fo:padding-top="0in" fo:padding-left="0.075in" fo:padding-bottom="0in" fo:padding-right="0.075in"/>
    </style:style>
    <style:style style:name="P5196" style:parent-style-name="Normal" style:family="paragraph">
      <style:paragraph-properties style:vertical-align="auto" fo:margin-bottom="0in" fo:line-height="103%"/>
    </style:style>
    <style:style style:name="TableCell5197" style:family="table-cell">
      <style:table-cell-properties fo:border="0.0069in solid #000000" style:writing-mode="lr-tb" fo:padding-top="0in" fo:padding-left="0.075in" fo:padding-bottom="0in" fo:padding-right="0.075in"/>
    </style:style>
    <style:style style:name="P5198" style:parent-style-name="Normal" style:family="paragraph">
      <style:paragraph-properties style:vertical-align="auto" fo:margin-bottom="0in" fo:line-height="103%"/>
    </style:style>
    <style:style style:name="TableCell5199" style:family="table-cell">
      <style:table-cell-properties fo:border="0.0069in solid #000000" style:writing-mode="lr-tb" fo:padding-top="0in" fo:padding-left="0.075in" fo:padding-bottom="0in" fo:padding-right="0.075in"/>
    </style:style>
    <style:style style:name="P5200" style:parent-style-name="Normal" style:family="paragraph">
      <style:paragraph-properties style:vertical-align="auto" fo:margin-bottom="0in" fo:line-height="103%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Normal" style:family="paragraph">
      <style:paragraph-properties style:vertical-align="auto" fo:margin-bottom="0in" fo:line-height="103%"/>
    </style:style>
    <style:style style:name="TableCell5203" style:family="table-cell">
      <style:table-cell-properties fo:border="0.0069in solid #000000" style:writing-mode="lr-tb" fo:padding-top="0in" fo:padding-left="0.075in" fo:padding-bottom="0in" fo:padding-right="0.075in"/>
    </style:style>
    <style:style style:name="P5204" style:parent-style-name="Normal" style:family="paragraph">
      <style:paragraph-properties style:vertical-align="auto" fo:margin-bottom="0in" fo:line-height="103%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style:vertical-align="auto" fo:margin-bottom="0in" fo:line-height="103%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style:vertical-align="auto" fo:margin-bottom="0in" fo:line-height="103%"/>
    </style:style>
    <style:style style:name="TableRow5209" style:family="table-row">
      <style:table-row-properties/>
    </style:style>
    <style:style style:name="TableCell5210" style:family="table-cell">
      <style:table-cell-properties fo:border="0.0069in solid #000000" style:writing-mode="lr-tb" fo:padding-top="0in" fo:padding-left="0.075in" fo:padding-bottom="0in" fo:padding-right="0.075in"/>
    </style:style>
    <style:style style:name="P52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14" style:family="table-cell">
      <style:table-cell-properties fo:border="0.0069in solid #000000" style:writing-mode="lr-tb" fo:padding-top="0in" fo:padding-left="0.075in" fo:padding-bottom="0in" fo:padding-right="0.075in"/>
    </style:style>
    <style:style style:name="P5215" style:parent-style-name="Normal" style:family="paragraph">
      <style:paragraph-properties style:vertical-align="auto" fo:margin-bottom="0in" fo:line-height="103%"/>
    </style:style>
    <style:style style:name="TableCell5216" style:family="table-cell">
      <style:table-cell-properties fo:border="0.0069in solid #000000" style:writing-mode="lr-tb" fo:padding-top="0in" fo:padding-left="0.075in" fo:padding-bottom="0in" fo:padding-right="0.075in"/>
    </style:style>
    <style:style style:name="P5217" style:parent-style-name="Normal" style:family="paragraph">
      <style:paragraph-properties style:vertical-align="auto" fo:margin-bottom="0in" fo:line-height="103%"/>
    </style:style>
    <style:style style:name="TableCell5218" style:family="table-cell">
      <style:table-cell-properties fo:border="0.0069in solid #000000" style:writing-mode="lr-tb" fo:padding-top="0in" fo:padding-left="0.075in" fo:padding-bottom="0in" fo:padding-right="0.075in"/>
    </style:style>
    <style:style style:name="P5219" style:parent-style-name="Normal" style:family="paragraph">
      <style:paragraph-properties style:vertical-align="auto" fo:margin-bottom="0in" fo:line-height="103%"/>
    </style:style>
    <style:style style:name="TableCell5220" style:family="table-cell">
      <style:table-cell-properties fo:border="0.0069in solid #000000" style:writing-mode="lr-tb" fo:padding-top="0in" fo:padding-left="0.075in" fo:padding-bottom="0in" fo:padding-right="0.075in"/>
    </style:style>
    <style:style style:name="P5221" style:parent-style-name="Normal" style:family="paragraph">
      <style:paragraph-properties style:vertical-align="auto" fo:margin-bottom="0in" fo:line-height="103%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style:vertical-align="auto" fo:margin-bottom="0in" fo:line-height="103%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style:vertical-align="auto" fo:margin-bottom="0in" fo:line-height="103%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style:vertical-align="auto" fo:margin-bottom="0in" fo:line-height="103%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style:vertical-align="auto" fo:margin-bottom="0in" fo:line-height="103%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style:vertical-align="auto" fo:margin-bottom="0in" fo:line-height="103%"/>
    </style:style>
    <style:style style:name="TableRow5232" style:family="table-row">
      <style:table-row-properties/>
    </style:style>
    <style:style style:name="TableCell5233" style:family="table-cell">
      <style:table-cell-properties fo:border="0.0069in solid #000000" style:writing-mode="lr-tb" fo:padding-top="0in" fo:padding-left="0.075in" fo:padding-bottom="0in" fo:padding-right="0.075in"/>
    </style:style>
    <style:style style:name="P52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37" style:family="table-cell">
      <style:table-cell-properties fo:border="0.0069in solid #000000" style:writing-mode="lr-tb" fo:padding-top="0in" fo:padding-left="0.075in" fo:padding-bottom="0in" fo:padding-right="0.075in"/>
    </style:style>
    <style:style style:name="P5238" style:parent-style-name="Normal" style:family="paragraph">
      <style:paragraph-properties style:vertical-align="auto" fo:margin-bottom="0in" fo:line-height="103%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style:vertical-align="auto" fo:margin-bottom="0in" fo:line-height="103%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style:vertical-align="auto" fo:margin-bottom="0in" fo:line-height="103%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style:vertical-align="auto" fo:margin-bottom="0in" fo:line-height="103%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style:vertical-align="auto" fo:margin-bottom="0in" fo:line-height="103%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style:vertical-align="auto" fo:margin-bottom="0in" fo:line-height="103%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style:vertical-align="auto" fo:margin-bottom="0in" fo:line-height="103%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style:vertical-align="auto" fo:margin-bottom="0in" fo:line-height="103%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style:vertical-align="auto" fo:margin-bottom="0in" fo:line-height="103%"/>
    </style:style>
    <style:style style:name="TableRow5255" style:family="table-row">
      <style:table-row-properties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style:vertical-align="auto" fo:margin-bottom="0in" fo:line-height="103%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style:vertical-align="auto" fo:margin-bottom="0in" fo:line-height="103%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style:vertical-align="auto" fo:margin-bottom="0in" fo:line-height="103%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style:vertical-align="auto" fo:margin-bottom="0in" fo:line-height="103%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style:vertical-align="auto" fo:margin-bottom="0in" fo:line-height="103%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style:vertical-align="auto" fo:margin-bottom="0in" fo:line-height="103%"/>
    </style:style>
    <style:style style:name="TableCell5272" style:family="table-cell">
      <style:table-cell-properties fo:border="0.0069in solid #000000" style:writing-mode="lr-tb" fo:padding-top="0in" fo:padding-left="0.075in" fo:padding-bottom="0in" fo:padding-right="0.075in"/>
    </style:style>
    <style:style style:name="P5273" style:parent-style-name="Normal" style:family="paragraph">
      <style:paragraph-properties style:vertical-align="auto" fo:margin-bottom="0in" fo:line-height="103%"/>
    </style:style>
    <style:style style:name="TableCell5274" style:family="table-cell">
      <style:table-cell-properties fo:border="0.0069in solid #000000" style:writing-mode="lr-tb" fo:padding-top="0in" fo:padding-left="0.075in" fo:padding-bottom="0in" fo:padding-right="0.075in"/>
    </style:style>
    <style:style style:name="P5275" style:parent-style-name="Normal" style:family="paragraph">
      <style:paragraph-properties style:vertical-align="auto" fo:margin-bottom="0in" fo:line-height="103%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style:vertical-align="auto" fo:margin-bottom="0in" fo:line-height="103%"/>
    </style:style>
    <style:style style:name="TableRow5278" style:family="table-row">
      <style:table-row-properties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style:vertical-align="auto" fo:margin-bottom="0in" fo:line-height="103%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style:vertical-align="auto" fo:margin-bottom="0in" fo:line-height="103%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style:vertical-align="auto" fo:margin-bottom="0in" fo:line-height="103%"/>
    </style:style>
    <style:style style:name="TableCell5289" style:family="table-cell">
      <style:table-cell-properties fo:border="0.0069in solid #000000" style:writing-mode="lr-tb" fo:padding-top="0in" fo:padding-left="0.075in" fo:padding-bottom="0in" fo:padding-right="0.075in"/>
    </style:style>
    <style:style style:name="P5290" style:parent-style-name="Normal" style:family="paragraph">
      <style:paragraph-properties style:vertical-align="auto" fo:margin-bottom="0in" fo:line-height="103%"/>
    </style:style>
    <style:style style:name="TableCell5291" style:family="table-cell">
      <style:table-cell-properties fo:border="0.0069in solid #000000" style:writing-mode="lr-tb" fo:padding-top="0in" fo:padding-left="0.075in" fo:padding-bottom="0in" fo:padding-right="0.075in"/>
    </style:style>
    <style:style style:name="P5292" style:parent-style-name="Normal" style:family="paragraph">
      <style:paragraph-properties style:vertical-align="auto" fo:margin-bottom="0in" fo:line-height="103%"/>
    </style:style>
    <style:style style:name="TableCell5293" style:family="table-cell">
      <style:table-cell-properties fo:border="0.0069in solid #000000" style:writing-mode="lr-tb" fo:padding-top="0in" fo:padding-left="0.075in" fo:padding-bottom="0in" fo:padding-right="0.075in"/>
    </style:style>
    <style:style style:name="P5294" style:parent-style-name="Normal" style:family="paragraph">
      <style:paragraph-properties style:vertical-align="auto" fo:margin-bottom="0in" fo:line-height="103%"/>
    </style:style>
    <style:style style:name="TableCell5295" style:family="table-cell">
      <style:table-cell-properties fo:border="0.0069in solid #000000" style:writing-mode="lr-tb" fo:padding-top="0in" fo:padding-left="0.075in" fo:padding-bottom="0in" fo:padding-right="0.075in"/>
    </style:style>
    <style:style style:name="P5296" style:parent-style-name="Normal" style:family="paragraph">
      <style:paragraph-properties style:vertical-align="auto" fo:margin-bottom="0in" fo:line-height="103%"/>
    </style:style>
    <style:style style:name="TableCell5297" style:family="table-cell">
      <style:table-cell-properties fo:border="0.0069in solid #000000" style:writing-mode="lr-tb" fo:padding-top="0in" fo:padding-left="0.075in" fo:padding-bottom="0in" fo:padding-right="0.075in"/>
    </style:style>
    <style:style style:name="P5298" style:parent-style-name="Normal" style:family="paragraph">
      <style:paragraph-properties style:vertical-align="auto" fo:margin-bottom="0in" fo:line-height="103%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Normal" style:family="paragraph">
      <style:paragraph-properties style:vertical-align="auto" fo:margin-bottom="0in" fo:line-height="103%"/>
    </style:style>
    <style:style style:name="TableRow5301" style:family="table-row">
      <style:table-row-properties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06" style:family="table-cell">
      <style:table-cell-properties fo:border="0.0069in solid #000000" style:writing-mode="lr-tb" fo:padding-top="0in" fo:padding-left="0.075in" fo:padding-bottom="0in" fo:padding-right="0.075in"/>
    </style:style>
    <style:style style:name="P5307" style:parent-style-name="Normal" style:family="paragraph">
      <style:paragraph-properties style:vertical-align="auto" fo:margin-bottom="0in" fo:line-height="103%"/>
    </style:style>
    <style:style style:name="TableCell5308" style:family="table-cell">
      <style:table-cell-properties fo:border="0.0069in solid #000000" style:writing-mode="lr-tb" fo:padding-top="0in" fo:padding-left="0.075in" fo:padding-bottom="0in" fo:padding-right="0.075in"/>
    </style:style>
    <style:style style:name="P5309" style:parent-style-name="Normal" style:family="paragraph">
      <style:paragraph-properties style:vertical-align="auto" fo:margin-bottom="0in" fo:line-height="103%"/>
    </style:style>
    <style:style style:name="TableCell5310" style:family="table-cell">
      <style:table-cell-properties fo:border="0.0069in solid #000000" style:writing-mode="lr-tb" fo:padding-top="0in" fo:padding-left="0.075in" fo:padding-bottom="0in" fo:padding-right="0.075in"/>
    </style:style>
    <style:style style:name="P5311" style:parent-style-name="Normal" style:family="paragraph">
      <style:paragraph-properties style:vertical-align="auto" fo:margin-bottom="0in" fo:line-height="103%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P5313" style:parent-style-name="Normal" style:family="paragraph">
      <style:paragraph-properties style:vertical-align="auto" fo:margin-bottom="0in" fo:line-height="103%"/>
    </style:style>
    <style:style style:name="TableCell5314" style:family="table-cell">
      <style:table-cell-properties fo:border="0.0069in solid #000000" style:writing-mode="lr-tb" fo:padding-top="0in" fo:padding-left="0.075in" fo:padding-bottom="0in" fo:padding-right="0.075in"/>
    </style:style>
    <style:style style:name="P5315" style:parent-style-name="Normal" style:family="paragraph">
      <style:paragraph-properties style:vertical-align="auto" fo:margin-bottom="0in" fo:line-height="103%"/>
    </style:style>
    <style:style style:name="TableCell5316" style:family="table-cell">
      <style:table-cell-properties fo:border="0.0069in solid #000000" style:writing-mode="lr-tb" fo:padding-top="0in" fo:padding-left="0.075in" fo:padding-bottom="0in" fo:padding-right="0.075in"/>
    </style:style>
    <style:style style:name="P5317" style:parent-style-name="Normal" style:family="paragraph">
      <style:paragraph-properties style:vertical-align="auto" fo:margin-bottom="0in" fo:line-height="103%"/>
    </style:style>
    <style:style style:name="TableCell5318" style:family="table-cell">
      <style:table-cell-properties fo:border="0.0069in solid #000000" style:writing-mode="lr-tb" fo:padding-top="0in" fo:padding-left="0.075in" fo:padding-bottom="0in" fo:padding-right="0.075in"/>
    </style:style>
    <style:style style:name="P5319" style:parent-style-name="Normal" style:family="paragraph">
      <style:paragraph-properties style:vertical-align="auto" fo:margin-bottom="0in" fo:line-height="103%"/>
    </style:style>
    <style:style style:name="TableCell5320" style:family="table-cell">
      <style:table-cell-properties fo:border="0.0069in solid #000000" style:writing-mode="lr-tb" fo:padding-top="0in" fo:padding-left="0.075in" fo:padding-bottom="0in" fo:padding-right="0.075in"/>
    </style:style>
    <style:style style:name="P5321" style:parent-style-name="Normal" style:family="paragraph">
      <style:paragraph-properties style:vertical-align="auto" fo:margin-bottom="0in" fo:line-height="103%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Normal" style:family="paragraph">
      <style:paragraph-properties style:vertical-align="auto" fo:margin-bottom="0in" fo:line-height="103%"/>
    </style:style>
    <style:style style:name="TableRow5324" style:family="table-row">
      <style:table-row-properties/>
    </style:style>
    <style:style style:name="TableCell5325" style:family="table-cell">
      <style:table-cell-properties fo:border="0.0069in solid #000000" style:writing-mode="lr-tb" fo:padding-top="0in" fo:padding-left="0.075in" fo:padding-bottom="0in" fo:padding-right="0.075in"/>
    </style:style>
    <style:style style:name="P53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29" style:family="table-cell">
      <style:table-cell-properties fo:border="0.0069in solid #000000" style:writing-mode="lr-tb" fo:padding-top="0in" fo:padding-left="0.075in" fo:padding-bottom="0in" fo:padding-right="0.075in"/>
    </style:style>
    <style:style style:name="P5330" style:parent-style-name="Normal" style:family="paragraph">
      <style:paragraph-properties style:vertical-align="auto" fo:margin-bottom="0in" fo:line-height="103%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P5332" style:parent-style-name="Normal" style:family="paragraph">
      <style:paragraph-properties style:vertical-align="auto" fo:margin-bottom="0in" fo:line-height="103%"/>
    </style:style>
    <style:style style:name="TableCell5333" style:family="table-cell">
      <style:table-cell-properties fo:border="0.0069in solid #000000" style:writing-mode="lr-tb" fo:padding-top="0in" fo:padding-left="0.075in" fo:padding-bottom="0in" fo:padding-right="0.075in"/>
    </style:style>
    <style:style style:name="P5334" style:parent-style-name="Normal" style:family="paragraph">
      <style:paragraph-properties style:vertical-align="auto" fo:margin-bottom="0in" fo:line-height="103%"/>
    </style:style>
    <style:style style:name="TableCell5335" style:family="table-cell">
      <style:table-cell-properties fo:border="0.0069in solid #000000" style:writing-mode="lr-tb" fo:padding-top="0in" fo:padding-left="0.075in" fo:padding-bottom="0in" fo:padding-right="0.075in"/>
    </style:style>
    <style:style style:name="P5336" style:parent-style-name="Normal" style:family="paragraph">
      <style:paragraph-properties style:vertical-align="auto" fo:margin-bottom="0in" fo:line-height="103%"/>
    </style:style>
    <style:style style:name="TableCell5337" style:family="table-cell">
      <style:table-cell-properties fo:border="0.0069in solid #000000" style:writing-mode="lr-tb" fo:padding-top="0in" fo:padding-left="0.075in" fo:padding-bottom="0in" fo:padding-right="0.075in"/>
    </style:style>
    <style:style style:name="P5338" style:parent-style-name="Normal" style:family="paragraph">
      <style:paragraph-properties style:vertical-align="auto" fo:margin-bottom="0in" fo:line-height="103%"/>
    </style:style>
    <style:style style:name="TableCell5339" style:family="table-cell">
      <style:table-cell-properties fo:border="0.0069in solid #000000" style:writing-mode="lr-tb" fo:padding-top="0in" fo:padding-left="0.075in" fo:padding-bottom="0in" fo:padding-right="0.075in"/>
    </style:style>
    <style:style style:name="P5340" style:parent-style-name="Normal" style:family="paragraph">
      <style:paragraph-properties style:vertical-align="auto" fo:margin-bottom="0in" fo:line-height="103%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style:vertical-align="auto" fo:margin-bottom="0in" fo:line-height="103%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style:vertical-align="auto" fo:margin-bottom="0in" fo:line-height="103%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style:vertical-align="auto" fo:margin-bottom="0in" fo:line-height="103%"/>
    </style:style>
    <style:style style:name="TableRow5347" style:family="table-row">
      <style:table-row-properties/>
    </style:style>
    <style:style style:name="TableCell5348" style:family="table-cell">
      <style:table-cell-properties fo:border="0.0069in solid #000000" style:writing-mode="lr-tb" fo:padding-top="0in" fo:padding-left="0.075in" fo:padding-bottom="0in" fo:padding-right="0.075in"/>
    </style:style>
    <style:style style:name="P53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52" style:family="table-cell">
      <style:table-cell-properties fo:border="0.0069in solid #000000" style:writing-mode="lr-tb" fo:padding-top="0in" fo:padding-left="0.075in" fo:padding-bottom="0in" fo:padding-right="0.075in"/>
    </style:style>
    <style:style style:name="P5353" style:parent-style-name="Normal" style:family="paragraph">
      <style:paragraph-properties style:vertical-align="auto" fo:margin-bottom="0in" fo:line-height="103%"/>
    </style:style>
    <style:style style:name="TableCell5354" style:family="table-cell">
      <style:table-cell-properties fo:border="0.0069in solid #000000" style:writing-mode="lr-tb" fo:padding-top="0in" fo:padding-left="0.075in" fo:padding-bottom="0in" fo:padding-right="0.075in"/>
    </style:style>
    <style:style style:name="P5355" style:parent-style-name="Normal" style:family="paragraph">
      <style:paragraph-properties style:vertical-align="auto" fo:margin-bottom="0in" fo:line-height="103%"/>
    </style:style>
    <style:style style:name="TableCell5356" style:family="table-cell">
      <style:table-cell-properties fo:border="0.0069in solid #000000" style:writing-mode="lr-tb" fo:padding-top="0in" fo:padding-left="0.075in" fo:padding-bottom="0in" fo:padding-right="0.075in"/>
    </style:style>
    <style:style style:name="P5357" style:parent-style-name="Normal" style:family="paragraph">
      <style:paragraph-properties style:vertical-align="auto" fo:margin-bottom="0in" fo:line-height="103%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style:vertical-align="auto" fo:margin-bottom="0in" fo:line-height="103%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style:vertical-align="auto" fo:margin-bottom="0in" fo:line-height="103%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style:vertical-align="auto" fo:margin-bottom="0in" fo:line-height="103%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style:vertical-align="auto" fo:margin-bottom="0in" fo:line-height="103%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style:vertical-align="auto" fo:margin-bottom="0in" fo:line-height="103%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style:vertical-align="auto" fo:margin-bottom="0in" fo:line-height="103%"/>
    </style:style>
    <style:style style:name="TableRow5370" style:family="table-row">
      <style:table-row-properties/>
    </style:style>
    <style:style style:name="TableCell5371" style:family="table-cell">
      <style:table-cell-properties fo:border="0.0069in solid #000000" style:writing-mode="lr-tb" fo:padding-top="0in" fo:padding-left="0.075in" fo:padding-bottom="0in" fo:padding-right="0.075in"/>
    </style:style>
    <style:style style:name="P53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3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style:vertical-align="auto" fo:margin-bottom="0in" fo:line-height="103%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style:vertical-align="auto" fo:margin-bottom="0in" fo:line-height="103%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style:vertical-align="auto" fo:margin-bottom="0in" fo:line-height="103%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style:vertical-align="auto" fo:margin-bottom="0in" fo:line-height="103%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style:vertical-align="auto" fo:margin-bottom="0in" fo:line-height="103%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style:vertical-align="auto" fo:margin-bottom="0in" fo:line-height="103%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style:vertical-align="auto" fo:margin-bottom="0in" fo:line-height="103%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style:vertical-align="auto" fo:margin-bottom="0in" fo:line-height="103%"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style:vertical-align="auto" fo:margin-bottom="0in" fo:line-height="103%"/>
    </style:style>
    <style:style style:name="TableRow5393" style:family="table-row">
      <style:table-row-properties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style:vertical-align="auto" fo:margin-bottom="0in" fo:line-height="103%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style:vertical-align="auto" fo:margin-bottom="0in" fo:line-height="103%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style:vertical-align="auto" fo:margin-bottom="0in" fo:line-height="103%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style:vertical-align="auto" fo:margin-bottom="0in" fo:line-height="103%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style:vertical-align="auto" fo:margin-bottom="0in" fo:line-height="103%"/>
    </style:style>
    <style:style style:name="TableCell5408" style:family="table-cell">
      <style:table-cell-properties fo:border="0.0069in solid #000000" style:writing-mode="lr-tb" fo:padding-top="0in" fo:padding-left="0.075in" fo:padding-bottom="0in" fo:padding-right="0.075in"/>
    </style:style>
    <style:style style:name="P5409" style:parent-style-name="Normal" style:family="paragraph">
      <style:paragraph-properties style:vertical-align="auto" fo:margin-bottom="0in" fo:line-height="103%"/>
    </style:style>
    <style:style style:name="TableCell5410" style:family="table-cell">
      <style:table-cell-properties fo:border="0.0069in solid #000000" style:writing-mode="lr-tb" fo:padding-top="0in" fo:padding-left="0.075in" fo:padding-bottom="0in" fo:padding-right="0.075in"/>
    </style:style>
    <style:style style:name="P5411" style:parent-style-name="Normal" style:family="paragraph">
      <style:paragraph-properties style:vertical-align="auto" fo:margin-bottom="0in" fo:line-height="103%"/>
    </style:style>
    <style:style style:name="TableCell5412" style:family="table-cell">
      <style:table-cell-properties fo:border="0.0069in solid #000000" style:writing-mode="lr-tb" fo:padding-top="0in" fo:padding-left="0.075in" fo:padding-bottom="0in" fo:padding-right="0.075in"/>
    </style:style>
    <style:style style:name="P5413" style:parent-style-name="Normal" style:family="paragraph">
      <style:paragraph-properties style:vertical-align="auto" fo:margin-bottom="0in" fo:line-height="103%"/>
    </style:style>
    <style:style style:name="TableCell5414" style:family="table-cell">
      <style:table-cell-properties fo:border="0.0069in solid #000000" style:writing-mode="lr-tb" fo:padding-top="0in" fo:padding-left="0.075in" fo:padding-bottom="0in" fo:padding-right="0.075in"/>
    </style:style>
    <style:style style:name="P5415" style:parent-style-name="Normal" style:family="paragraph">
      <style:paragraph-properties style:vertical-align="auto" fo:margin-bottom="0in" fo:line-height="103%"/>
    </style:style>
    <style:style style:name="TableRow5416" style:family="table-row">
      <style:table-row-properties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19" style:family="table-cell">
      <style:table-cell-properties fo:border="0.0069in solid #000000" style:writing-mode="lr-tb" fo:padding-top="0in" fo:padding-left="0.0069in" fo:padding-bottom="0in" fo:padding-right="0.0069in"/>
    </style:style>
    <style:style style:name="P54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style:vertical-align="auto" fo:margin-bottom="0in" fo:line-height="103%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style:vertical-align="auto" fo:margin-bottom="0in" fo:line-height="103%"/>
    </style:style>
    <style:style style:name="TableCell5425" style:family="table-cell">
      <style:table-cell-properties fo:border="0.0069in solid #000000" style:writing-mode="lr-tb" fo:padding-top="0in" fo:padding-left="0.075in" fo:padding-bottom="0in" fo:padding-right="0.075in"/>
    </style:style>
    <style:style style:name="P5426" style:parent-style-name="Normal" style:family="paragraph">
      <style:paragraph-properties style:vertical-align="auto" fo:margin-bottom="0in" fo:line-height="103%"/>
    </style:style>
    <style:style style:name="TableCell5427" style:family="table-cell">
      <style:table-cell-properties fo:border="0.0069in solid #000000" style:writing-mode="lr-tb" fo:padding-top="0in" fo:padding-left="0.075in" fo:padding-bottom="0in" fo:padding-right="0.075in"/>
    </style:style>
    <style:style style:name="P5428" style:parent-style-name="Normal" style:family="paragraph">
      <style:paragraph-properties style:vertical-align="auto" fo:margin-bottom="0in" fo:line-height="103%"/>
    </style:style>
    <style:style style:name="TableCell5429" style:family="table-cell">
      <style:table-cell-properties fo:border="0.0069in solid #000000" style:writing-mode="lr-tb" fo:padding-top="0in" fo:padding-left="0.075in" fo:padding-bottom="0in" fo:padding-right="0.075in"/>
    </style:style>
    <style:style style:name="P5430" style:parent-style-name="Normal" style:family="paragraph">
      <style:paragraph-properties style:vertical-align="auto" fo:margin-bottom="0in" fo:line-height="103%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P5432" style:parent-style-name="Normal" style:family="paragraph">
      <style:paragraph-properties style:vertical-align="auto" fo:margin-bottom="0in" fo:line-height="103%"/>
    </style:style>
    <style:style style:name="TableCell5433" style:family="table-cell">
      <style:table-cell-properties fo:border="0.0069in solid #000000" style:writing-mode="lr-tb" fo:padding-top="0in" fo:padding-left="0.075in" fo:padding-bottom="0in" fo:padding-right="0.075in"/>
    </style:style>
    <style:style style:name="P5434" style:parent-style-name="Normal" style:family="paragraph">
      <style:paragraph-properties style:vertical-align="auto" fo:margin-bottom="0in" fo:line-height="103%"/>
    </style:style>
    <style:style style:name="TableCell5435" style:family="table-cell">
      <style:table-cell-properties fo:border="0.0069in solid #000000" style:writing-mode="lr-tb" fo:padding-top="0in" fo:padding-left="0.075in" fo:padding-bottom="0in" fo:padding-right="0.075in"/>
    </style:style>
    <style:style style:name="P5436" style:parent-style-name="Normal" style:family="paragraph">
      <style:paragraph-properties style:vertical-align="auto" fo:margin-bottom="0in" fo:line-height="103%"/>
    </style:style>
    <style:style style:name="TableCell5437" style:family="table-cell">
      <style:table-cell-properties fo:border="0.0069in solid #000000" style:writing-mode="lr-tb" fo:padding-top="0in" fo:padding-left="0.075in" fo:padding-bottom="0in" fo:padding-right="0.075in"/>
    </style:style>
    <style:style style:name="P5438" style:parent-style-name="Normal" style:family="paragraph">
      <style:paragraph-properties style:vertical-align="auto" fo:margin-bottom="0in" fo:line-height="103%"/>
    </style:style>
    <style:style style:name="TableRow5439" style:family="table-row">
      <style:table-row-properties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44" style:family="table-cell">
      <style:table-cell-properties fo:border="0.0069in solid #000000" style:writing-mode="lr-tb" fo:padding-top="0in" fo:padding-left="0.075in" fo:padding-bottom="0in" fo:padding-right="0.075in"/>
    </style:style>
    <style:style style:name="P5445" style:parent-style-name="Normal" style:family="paragraph">
      <style:paragraph-properties style:vertical-align="auto" fo:margin-bottom="0in" fo:line-height="103%"/>
    </style:style>
    <style:style style:name="TableCell5446" style:family="table-cell">
      <style:table-cell-properties fo:border="0.0069in solid #000000" style:writing-mode="lr-tb" fo:padding-top="0in" fo:padding-left="0.075in" fo:padding-bottom="0in" fo:padding-right="0.075in"/>
    </style:style>
    <style:style style:name="P5447" style:parent-style-name="Normal" style:family="paragraph">
      <style:paragraph-properties style:vertical-align="auto" fo:margin-bottom="0in" fo:line-height="103%"/>
    </style:style>
    <style:style style:name="TableCell5448" style:family="table-cell">
      <style:table-cell-properties fo:border="0.0069in solid #000000" style:writing-mode="lr-tb" fo:padding-top="0in" fo:padding-left="0.075in" fo:padding-bottom="0in" fo:padding-right="0.075in"/>
    </style:style>
    <style:style style:name="P5449" style:parent-style-name="Normal" style:family="paragraph">
      <style:paragraph-properties style:vertical-align="auto" fo:margin-bottom="0in" fo:line-height="103%"/>
    </style:style>
    <style:style style:name="TableCell5450" style:family="table-cell">
      <style:table-cell-properties fo:border="0.0069in solid #000000" style:writing-mode="lr-tb" fo:padding-top="0in" fo:padding-left="0.075in" fo:padding-bottom="0in" fo:padding-right="0.075in"/>
    </style:style>
    <style:style style:name="P5451" style:parent-style-name="Normal" style:family="paragraph">
      <style:paragraph-properties style:vertical-align="auto" fo:margin-bottom="0in" fo:line-height="103%"/>
    </style:style>
    <style:style style:name="TableCell5452" style:family="table-cell">
      <style:table-cell-properties fo:border="0.0069in solid #000000" style:writing-mode="lr-tb" fo:padding-top="0in" fo:padding-left="0.075in" fo:padding-bottom="0in" fo:padding-right="0.075in"/>
    </style:style>
    <style:style style:name="P5453" style:parent-style-name="Normal" style:family="paragraph">
      <style:paragraph-properties style:vertical-align="auto" fo:margin-bottom="0in" fo:line-height="103%"/>
    </style:style>
    <style:style style:name="TableCell5454" style:family="table-cell">
      <style:table-cell-properties fo:border="0.0069in solid #000000" style:writing-mode="lr-tb" fo:padding-top="0in" fo:padding-left="0.075in" fo:padding-bottom="0in" fo:padding-right="0.075in"/>
    </style:style>
    <style:style style:name="P5455" style:parent-style-name="Normal" style:family="paragraph">
      <style:paragraph-properties style:vertical-align="auto" fo:margin-bottom="0in" fo:line-height="103%"/>
    </style:style>
    <style:style style:name="TableCell5456" style:family="table-cell">
      <style:table-cell-properties fo:border="0.0069in solid #000000" style:writing-mode="lr-tb" fo:padding-top="0in" fo:padding-left="0.075in" fo:padding-bottom="0in" fo:padding-right="0.075in"/>
    </style:style>
    <style:style style:name="P5457" style:parent-style-name="Normal" style:family="paragraph">
      <style:paragraph-properties style:vertical-align="auto" fo:margin-bottom="0in" fo:line-height="103%"/>
    </style:style>
    <style:style style:name="TableCell5458" style:family="table-cell">
      <style:table-cell-properties fo:border="0.0069in solid #000000" style:writing-mode="lr-tb" fo:padding-top="0in" fo:padding-left="0.075in" fo:padding-bottom="0in" fo:padding-right="0.075in"/>
    </style:style>
    <style:style style:name="P5459" style:parent-style-name="Normal" style:family="paragraph">
      <style:paragraph-properties style:vertical-align="auto" fo:margin-bottom="0in" fo:line-height="103%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style:vertical-align="auto" fo:margin-bottom="0in" fo:line-height="103%"/>
    </style:style>
    <style:style style:name="TableRow5462" style:family="table-row">
      <style:table-row-properties/>
    </style:style>
    <style:style style:name="TableCell5463" style:family="table-cell">
      <style:table-cell-properties fo:border="0.0069in solid #000000" style:writing-mode="lr-tb" fo:padding-top="0in" fo:padding-left="0.075in" fo:padding-bottom="0in" fo:padding-right="0.075in"/>
    </style:style>
    <style:style style:name="P54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67" style:family="table-cell">
      <style:table-cell-properties fo:border="0.0069in solid #000000" style:writing-mode="lr-tb" fo:padding-top="0in" fo:padding-left="0.075in" fo:padding-bottom="0in" fo:padding-right="0.075in"/>
    </style:style>
    <style:style style:name="P5468" style:parent-style-name="Normal" style:family="paragraph">
      <style:paragraph-properties style:vertical-align="auto" fo:margin-bottom="0in" fo:line-height="103%"/>
    </style:style>
    <style:style style:name="TableCell5469" style:family="table-cell">
      <style:table-cell-properties fo:border="0.0069in solid #000000" style:writing-mode="lr-tb" fo:padding-top="0in" fo:padding-left="0.075in" fo:padding-bottom="0in" fo:padding-right="0.075in"/>
    </style:style>
    <style:style style:name="P5470" style:parent-style-name="Normal" style:family="paragraph">
      <style:paragraph-properties style:vertical-align="auto" fo:margin-bottom="0in" fo:line-height="103%"/>
    </style:style>
    <style:style style:name="TableCell5471" style:family="table-cell">
      <style:table-cell-properties fo:border="0.0069in solid #000000" style:writing-mode="lr-tb" fo:padding-top="0in" fo:padding-left="0.075in" fo:padding-bottom="0in" fo:padding-right="0.075in"/>
    </style:style>
    <style:style style:name="P5472" style:parent-style-name="Normal" style:family="paragraph">
      <style:paragraph-properties style:vertical-align="auto" fo:margin-bottom="0in" fo:line-height="103%"/>
    </style:style>
    <style:style style:name="TableCell5473" style:family="table-cell">
      <style:table-cell-properties fo:border="0.0069in solid #000000" style:writing-mode="lr-tb" fo:padding-top="0in" fo:padding-left="0.075in" fo:padding-bottom="0in" fo:padding-right="0.075in"/>
    </style:style>
    <style:style style:name="P5474" style:parent-style-name="Normal" style:family="paragraph">
      <style:paragraph-properties style:vertical-align="auto" fo:margin-bottom="0in" fo:line-height="103%"/>
    </style:style>
    <style:style style:name="TableCell5475" style:family="table-cell">
      <style:table-cell-properties fo:border="0.0069in solid #000000" style:writing-mode="lr-tb" fo:padding-top="0in" fo:padding-left="0.075in" fo:padding-bottom="0in" fo:padding-right="0.075in"/>
    </style:style>
    <style:style style:name="P5476" style:parent-style-name="Normal" style:family="paragraph">
      <style:paragraph-properties style:vertical-align="auto" fo:margin-bottom="0in" fo:line-height="103%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style:vertical-align="auto" fo:margin-bottom="0in" fo:line-height="103%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style:vertical-align="auto" fo:margin-bottom="0in" fo:line-height="103%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style:vertical-align="auto" fo:margin-bottom="0in" fo:line-height="103%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style:vertical-align="auto" fo:margin-bottom="0in" fo:line-height="103%"/>
    </style:style>
    <style:style style:name="TableRow5485" style:family="table-row">
      <style:table-row-properties/>
    </style:style>
    <style:style style:name="TableCell5486" style:family="table-cell">
      <style:table-cell-properties fo:border="0.0069in solid #000000" style:writing-mode="lr-tb" fo:padding-top="0in" fo:padding-left="0.075in" fo:padding-bottom="0in" fo:padding-right="0.075in"/>
    </style:style>
    <style:style style:name="P54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88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490" style:family="table-cell">
      <style:table-cell-properties fo:border="0.0069in solid #000000" style:writing-mode="lr-tb" fo:padding-top="0in" fo:padding-left="0.075in" fo:padding-bottom="0in" fo:padding-right="0.075in"/>
    </style:style>
    <style:style style:name="P5491" style:parent-style-name="Normal" style:family="paragraph">
      <style:paragraph-properties style:vertical-align="auto" fo:margin-bottom="0in" fo:line-height="103%"/>
    </style:style>
    <style:style style:name="TableCell5492" style:family="table-cell">
      <style:table-cell-properties fo:border="0.0069in solid #000000" style:writing-mode="lr-tb" fo:padding-top="0in" fo:padding-left="0.075in" fo:padding-bottom="0in" fo:padding-right="0.075in"/>
    </style:style>
    <style:style style:name="P5493" style:parent-style-name="Normal" style:family="paragraph">
      <style:paragraph-properties style:vertical-align="auto" fo:margin-bottom="0in" fo:line-height="103%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style:vertical-align="auto" fo:margin-bottom="0in" fo:line-height="103%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style:vertical-align="auto" fo:margin-bottom="0in" fo:line-height="103%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style:vertical-align="auto" fo:margin-bottom="0in" fo:line-height="103%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style:vertical-align="auto" fo:margin-bottom="0in" fo:line-height="103%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style:vertical-align="auto" fo:margin-bottom="0in" fo:line-height="103%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style:vertical-align="auto" fo:margin-bottom="0in" fo:line-height="103%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style:vertical-align="auto" fo:margin-bottom="0in" fo:line-height="103%"/>
    </style:style>
    <style:style style:name="TableRow5508" style:family="table-row">
      <style:table-row-properties/>
    </style:style>
    <style:style style:name="TableCell5509" style:family="table-cell">
      <style:table-cell-properties fo:border="0.0069in solid #000000" style:writing-mode="lr-tb" fo:padding-top="0in" fo:padding-left="0.075in" fo:padding-bottom="0in" fo:padding-right="0.075in"/>
    </style:style>
    <style:style style:name="P55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style:vertical-align="auto" fo:margin-bottom="0in" fo:line-height="103%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style:vertical-align="auto" fo:margin-bottom="0in" fo:line-height="103%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style:vertical-align="auto" fo:margin-bottom="0in" fo:line-height="103%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style:vertical-align="auto" fo:margin-bottom="0in" fo:line-height="103%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style:vertical-align="auto" fo:margin-bottom="0in" fo:line-height="103%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style:vertical-align="auto" fo:margin-bottom="0in" fo:line-height="103%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style:vertical-align="auto" fo:margin-bottom="0in" fo:line-height="103%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Normal" style:family="paragraph">
      <style:paragraph-properties style:vertical-align="auto" fo:margin-bottom="0in" fo:line-height="103%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Normal" style:family="paragraph">
      <style:paragraph-properties style:vertical-align="auto" fo:margin-bottom="0in" fo:line-height="103%"/>
    </style:style>
    <style:style style:name="TableRow5531" style:family="table-row">
      <style:table-row-properties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3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style:vertical-align="auto" fo:margin-bottom="0in" fo:line-height="103%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style:vertical-align="auto" fo:margin-bottom="0in" fo:line-height="103%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style:vertical-align="auto" fo:margin-bottom="0in" fo:line-height="103%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style:vertical-align="auto" fo:margin-bottom="0in" fo:line-height="103%"/>
    </style:style>
    <style:style style:name="TableCell5544" style:family="table-cell">
      <style:table-cell-properties fo:border="0.0069in solid #000000" style:writing-mode="lr-tb" fo:padding-top="0in" fo:padding-left="0.075in" fo:padding-bottom="0in" fo:padding-right="0.075in"/>
    </style:style>
    <style:style style:name="P5545" style:parent-style-name="Normal" style:family="paragraph">
      <style:paragraph-properties style:vertical-align="auto" fo:margin-bottom="0in" fo:line-height="103%"/>
    </style:style>
    <style:style style:name="TableCell5546" style:family="table-cell">
      <style:table-cell-properties fo:border="0.0069in solid #000000" style:writing-mode="lr-tb" fo:padding-top="0in" fo:padding-left="0.075in" fo:padding-bottom="0in" fo:padding-right="0.075in"/>
    </style:style>
    <style:style style:name="P5547" style:parent-style-name="Normal" style:family="paragraph">
      <style:paragraph-properties style:vertical-align="auto" fo:margin-bottom="0in" fo:line-height="103%"/>
    </style:style>
    <style:style style:name="TableCell5548" style:family="table-cell">
      <style:table-cell-properties fo:border="0.0069in solid #000000" style:writing-mode="lr-tb" fo:padding-top="0in" fo:padding-left="0.075in" fo:padding-bottom="0in" fo:padding-right="0.075in"/>
    </style:style>
    <style:style style:name="P5549" style:parent-style-name="Normal" style:family="paragraph">
      <style:paragraph-properties style:vertical-align="auto" fo:margin-bottom="0in" fo:line-height="103%"/>
    </style:style>
    <style:style style:name="TableCell5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51" style:parent-style-name="Normal" style:family="paragraph">
      <style:paragraph-properties style:vertical-align="auto" fo:margin-bottom="0in" fo:line-height="103%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Normal" style:family="paragraph">
      <style:paragraph-properties style:vertical-align="auto" fo:margin-bottom="0in" fo:line-height="103%"/>
    </style:style>
    <style:style style:name="TableRow5554" style:family="table-row">
      <style:table-row-properties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style:vertical-align="auto" fo:margin-bottom="0in" fo:line-height="103%"/>
    </style:style>
    <style:style style:name="TableCell5561" style:family="table-cell">
      <style:table-cell-properties fo:border="0.0069in solid #000000" style:writing-mode="lr-tb" fo:padding-top="0in" fo:padding-left="0.075in" fo:padding-bottom="0in" fo:padding-right="0.075in"/>
    </style:style>
    <style:style style:name="P5562" style:parent-style-name="Normal" style:family="paragraph">
      <style:paragraph-properties style:vertical-align="auto" fo:margin-bottom="0in" fo:line-height="103%"/>
    </style:style>
    <style:style style:name="TableCell5563" style:family="table-cell">
      <style:table-cell-properties fo:border="0.0069in solid #000000" style:writing-mode="lr-tb" fo:padding-top="0in" fo:padding-left="0.075in" fo:padding-bottom="0in" fo:padding-right="0.075in"/>
    </style:style>
    <style:style style:name="P5564" style:parent-style-name="Normal" style:family="paragraph">
      <style:paragraph-properties style:vertical-align="auto" fo:margin-bottom="0in" fo:line-height="103%"/>
    </style:style>
    <style:style style:name="TableCell5565" style:family="table-cell">
      <style:table-cell-properties fo:border="0.0069in solid #000000" style:writing-mode="lr-tb" fo:padding-top="0in" fo:padding-left="0.075in" fo:padding-bottom="0in" fo:padding-right="0.075in"/>
    </style:style>
    <style:style style:name="P5566" style:parent-style-name="Normal" style:family="paragraph">
      <style:paragraph-properties style:vertical-align="auto" fo:margin-bottom="0in" fo:line-height="103%"/>
    </style:style>
    <style:style style:name="TableCell5567" style:family="table-cell">
      <style:table-cell-properties fo:border="0.0069in solid #000000" style:writing-mode="lr-tb" fo:padding-top="0in" fo:padding-left="0.075in" fo:padding-bottom="0in" fo:padding-right="0.075in"/>
    </style:style>
    <style:style style:name="P5568" style:parent-style-name="Normal" style:family="paragraph">
      <style:paragraph-properties style:vertical-align="auto" fo:margin-bottom="0in" fo:line-height="103%"/>
    </style:style>
    <style:style style:name="TableCell5569" style:family="table-cell">
      <style:table-cell-properties fo:border="0.0069in solid #000000" style:writing-mode="lr-tb" fo:padding-top="0in" fo:padding-left="0.075in" fo:padding-bottom="0in" fo:padding-right="0.075in"/>
    </style:style>
    <style:style style:name="P5570" style:parent-style-name="Normal" style:family="paragraph">
      <style:paragraph-properties style:vertical-align="auto" fo:margin-bottom="0in" fo:line-height="103%"/>
    </style:style>
    <style:style style:name="TableCell5571" style:family="table-cell">
      <style:table-cell-properties fo:border="0.0069in solid #000000" style:writing-mode="lr-tb" fo:padding-top="0in" fo:padding-left="0.075in" fo:padding-bottom="0in" fo:padding-right="0.075in"/>
    </style:style>
    <style:style style:name="P5572" style:parent-style-name="Normal" style:family="paragraph">
      <style:paragraph-properties style:vertical-align="auto" fo:margin-bottom="0in" fo:line-height="103%"/>
    </style:style>
    <style:style style:name="TableCell5573" style:family="table-cell">
      <style:table-cell-properties fo:border="0.0069in solid #000000" style:writing-mode="lr-tb" fo:padding-top="0in" fo:padding-left="0.075in" fo:padding-bottom="0in" fo:padding-right="0.075in"/>
    </style:style>
    <style:style style:name="P5574" style:parent-style-name="Normal" style:family="paragraph">
      <style:paragraph-properties style:vertical-align="auto" fo:margin-bottom="0in" fo:line-height="103%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style:vertical-align="auto" fo:margin-bottom="0in" fo:line-height="103%"/>
    </style:style>
    <style:style style:name="TableRow5577" style:family="table-row">
      <style:table-row-properties/>
    </style:style>
    <style:style style:name="TableCell5578" style:family="table-cell">
      <style:table-cell-properties fo:border="0.0069in solid #000000" style:writing-mode="lr-tb" fo:padding-top="0in" fo:padding-left="0.075in" fo:padding-bottom="0in" fo:padding-right="0.075in"/>
    </style:style>
    <style:style style:name="P55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80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582" style:family="table-cell">
      <style:table-cell-properties fo:border="0.0069in solid #000000" style:writing-mode="lr-tb" fo:padding-top="0in" fo:padding-left="0.075in" fo:padding-bottom="0in" fo:padding-right="0.075in"/>
    </style:style>
    <style:style style:name="P5583" style:parent-style-name="Normal" style:family="paragraph">
      <style:paragraph-properties style:vertical-align="auto" fo:margin-bottom="0in" fo:line-height="103%"/>
    </style:style>
    <style:style style:name="TableCell5584" style:family="table-cell">
      <style:table-cell-properties fo:border="0.0069in solid #000000" style:writing-mode="lr-tb" fo:padding-top="0in" fo:padding-left="0.075in" fo:padding-bottom="0in" fo:padding-right="0.075in"/>
    </style:style>
    <style:style style:name="P5585" style:parent-style-name="Normal" style:family="paragraph">
      <style:paragraph-properties style:vertical-align="auto" fo:margin-bottom="0in" fo:line-height="103%"/>
    </style:style>
    <style:style style:name="TableCell5586" style:family="table-cell">
      <style:table-cell-properties fo:border="0.0069in solid #000000" style:writing-mode="lr-tb" fo:padding-top="0in" fo:padding-left="0.075in" fo:padding-bottom="0in" fo:padding-right="0.075in"/>
    </style:style>
    <style:style style:name="P5587" style:parent-style-name="Normal" style:family="paragraph">
      <style:paragraph-properties style:vertical-align="auto" fo:margin-bottom="0in" fo:line-height="103%"/>
    </style:style>
    <style:style style:name="TableCell5588" style:family="table-cell">
      <style:table-cell-properties fo:border="0.0069in solid #000000" style:writing-mode="lr-tb" fo:padding-top="0in" fo:padding-left="0.075in" fo:padding-bottom="0in" fo:padding-right="0.075in"/>
    </style:style>
    <style:style style:name="P5589" style:parent-style-name="Normal" style:family="paragraph">
      <style:paragraph-properties style:vertical-align="auto" fo:margin-bottom="0in" fo:line-height="103%"/>
    </style:style>
    <style:style style:name="TableCell5590" style:family="table-cell">
      <style:table-cell-properties fo:border="0.0069in solid #000000" style:writing-mode="lr-tb" fo:padding-top="0in" fo:padding-left="0.075in" fo:padding-bottom="0in" fo:padding-right="0.075in"/>
    </style:style>
    <style:style style:name="P5591" style:parent-style-name="Normal" style:family="paragraph">
      <style:paragraph-properties style:vertical-align="auto" fo:margin-bottom="0in" fo:line-height="103%"/>
    </style:style>
    <style:style style:name="TableCell5592" style:family="table-cell">
      <style:table-cell-properties fo:border="0.0069in solid #000000" style:writing-mode="lr-tb" fo:padding-top="0in" fo:padding-left="0.075in" fo:padding-bottom="0in" fo:padding-right="0.075in"/>
    </style:style>
    <style:style style:name="P5593" style:parent-style-name="Normal" style:family="paragraph">
      <style:paragraph-properties style:vertical-align="auto" fo:margin-bottom="0in" fo:line-height="103%"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P5595" style:parent-style-name="Normal" style:family="paragraph">
      <style:paragraph-properties style:vertical-align="auto" fo:margin-bottom="0in" fo:line-height="103%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style:vertical-align="auto" fo:margin-bottom="0in" fo:line-height="103%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style:vertical-align="auto" fo:margin-bottom="0in" fo:line-height="103%"/>
    </style:style>
    <style:style style:name="TableRow5600" style:family="table-row">
      <style:table-row-properties/>
    </style:style>
    <style:style style:name="TableCell5601" style:family="table-cell">
      <style:table-cell-properties fo:border="0.0069in solid #000000" style:writing-mode="lr-tb" fo:padding-top="0in" fo:padding-left="0.075in" fo:padding-bottom="0in" fo:padding-right="0.075in"/>
    </style:style>
    <style:style style:name="P56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0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P5606" style:parent-style-name="Normal" style:family="paragraph">
      <style:paragraph-properties style:vertical-align="auto" fo:margin-bottom="0in" fo:line-height="103%"/>
    </style:style>
    <style:style style:name="TableCell5607" style:family="table-cell">
      <style:table-cell-properties fo:border="0.0069in solid #000000" style:writing-mode="lr-tb" fo:padding-top="0in" fo:padding-left="0.075in" fo:padding-bottom="0in" fo:padding-right="0.075in"/>
    </style:style>
    <style:style style:name="P5608" style:parent-style-name="Normal" style:family="paragraph">
      <style:paragraph-properties style:vertical-align="auto" fo:margin-bottom="0in" fo:line-height="103%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Normal" style:family="paragraph">
      <style:paragraph-properties style:vertical-align="auto" fo:margin-bottom="0in" fo:line-height="103%"/>
    </style:style>
    <style:style style:name="TableCell5611" style:family="table-cell">
      <style:table-cell-properties fo:border="0.0069in solid #000000" style:writing-mode="lr-tb" fo:padding-top="0in" fo:padding-left="0.075in" fo:padding-bottom="0in" fo:padding-right="0.075in"/>
    </style:style>
    <style:style style:name="P5612" style:parent-style-name="Normal" style:family="paragraph">
      <style:paragraph-properties style:vertical-align="auto" fo:margin-bottom="0in" fo:line-height="103%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style:vertical-align="auto" fo:margin-bottom="0in" fo:line-height="103%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style:vertical-align="auto" fo:margin-bottom="0in" fo:line-height="103%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style:vertical-align="auto" fo:margin-bottom="0in" fo:line-height="103%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style:vertical-align="auto" fo:margin-bottom="0in" fo:line-height="103%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style:vertical-align="auto" fo:margin-bottom="0in" fo:line-height="103%"/>
    </style:style>
    <style:style style:name="TableRow5623" style:family="table-row">
      <style:table-row-properties/>
    </style:style>
    <style:style style:name="TableCell5624" style:family="table-cell">
      <style:table-cell-properties fo:border="0.0069in solid #000000" style:writing-mode="lr-tb" fo:padding-top="0in" fo:padding-left="0.075in" fo:padding-bottom="0in" fo:padding-right="0.075in"/>
    </style:style>
    <style:style style:name="P56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2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28" style:family="table-cell">
      <style:table-cell-properties fo:border="0.0069in solid #000000" style:writing-mode="lr-tb" fo:padding-top="0in" fo:padding-left="0.075in" fo:padding-bottom="0in" fo:padding-right="0.075in"/>
    </style:style>
    <style:style style:name="P5629" style:parent-style-name="Normal" style:family="paragraph">
      <style:paragraph-properties style:vertical-align="auto" fo:margin-bottom="0in" fo:line-height="103%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style:vertical-align="auto" fo:margin-bottom="0in" fo:line-height="103%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style:vertical-align="auto" fo:margin-bottom="0in" fo:line-height="103%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style:vertical-align="auto" fo:margin-bottom="0in" fo:line-height="103%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style:vertical-align="auto" fo:margin-bottom="0in" fo:line-height="103%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style:vertical-align="auto" fo:margin-bottom="0in" fo:line-height="103%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style:vertical-align="auto" fo:margin-bottom="0in" fo:line-height="103%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style:vertical-align="auto" fo:margin-bottom="0in" fo:line-height="103%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style:vertical-align="auto" fo:margin-bottom="0in" fo:line-height="103%"/>
    </style:style>
    <style:style style:name="TableRow5646" style:family="table-row">
      <style:table-row-properties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style:vertical-align="auto" fo:margin-bottom="0in" fo:line-height="103%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style:vertical-align="auto" fo:margin-bottom="0in" fo:line-height="103%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style:vertical-align="auto" fo:margin-bottom="0in" fo:line-height="103%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style:vertical-align="auto" fo:margin-bottom="0in" fo:line-height="103%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style:vertical-align="auto" fo:margin-bottom="0in" fo:line-height="103%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style:vertical-align="auto" fo:margin-bottom="0in" fo:line-height="103%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Normal" style:family="paragraph">
      <style:paragraph-properties style:vertical-align="auto" fo:margin-bottom="0in" fo:line-height="103%"/>
    </style:style>
    <style:style style:name="TableCell56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6" style:parent-style-name="Normal" style:family="paragraph">
      <style:paragraph-properties style:vertical-align="auto" fo:margin-bottom="0in" fo:line-height="103%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style:vertical-align="auto" fo:margin-bottom="0in" fo:line-height="103%"/>
    </style:style>
    <style:style style:name="TableRow5669" style:family="table-row">
      <style:table-row-properties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7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style:vertical-align="auto" fo:margin-bottom="0in" fo:line-height="103%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style:vertical-align="auto" fo:margin-bottom="0in" fo:line-height="103%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style:vertical-align="auto" fo:margin-bottom="0in" fo:line-height="103%"/>
    </style:style>
    <style:style style:name="TableCell5680" style:family="table-cell">
      <style:table-cell-properties fo:border="0.0069in solid #000000" style:writing-mode="lr-tb" fo:padding-top="0in" fo:padding-left="0.075in" fo:padding-bottom="0in" fo:padding-right="0.075in"/>
    </style:style>
    <style:style style:name="P5681" style:parent-style-name="Normal" style:family="paragraph">
      <style:paragraph-properties style:vertical-align="auto" fo:margin-bottom="0in" fo:line-height="103%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P5683" style:parent-style-name="Normal" style:family="paragraph">
      <style:paragraph-properties style:vertical-align="auto" fo:margin-bottom="0in" fo:line-height="103%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P5685" style:parent-style-name="Normal" style:family="paragraph">
      <style:paragraph-properties style:vertical-align="auto" fo:margin-bottom="0in" fo:line-height="103%"/>
    </style:style>
    <style:style style:name="TableCell5686" style:family="table-cell">
      <style:table-cell-properties fo:border="0.0069in solid #000000" style:writing-mode="lr-tb" fo:padding-top="0in" fo:padding-left="0.075in" fo:padding-bottom="0in" fo:padding-right="0.075in"/>
    </style:style>
    <style:style style:name="P5687" style:parent-style-name="Normal" style:family="paragraph">
      <style:paragraph-properties style:vertical-align="auto" fo:margin-bottom="0in" fo:line-height="103%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P5689" style:parent-style-name="Normal" style:family="paragraph">
      <style:paragraph-properties style:vertical-align="auto" fo:margin-bottom="0in" fo:line-height="103%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style:vertical-align="auto" fo:margin-bottom="0in" fo:line-height="103%"/>
    </style:style>
    <style:style style:name="TableRow5692" style:family="table-row">
      <style:table-row-properties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697" style:family="table-cell">
      <style:table-cell-properties fo:border="0.0069in solid #000000" style:writing-mode="lr-tb" fo:padding-top="0in" fo:padding-left="0.075in" fo:padding-bottom="0in" fo:padding-right="0.075in"/>
    </style:style>
    <style:style style:name="P5698" style:parent-style-name="Normal" style:family="paragraph">
      <style:paragraph-properties style:vertical-align="auto" fo:margin-bottom="0in" fo:line-height="103%"/>
    </style:style>
    <style:style style:name="TableCell5699" style:family="table-cell">
      <style:table-cell-properties fo:border="0.0069in solid #000000" style:writing-mode="lr-tb" fo:padding-top="0in" fo:padding-left="0.075in" fo:padding-bottom="0in" fo:padding-right="0.075in"/>
    </style:style>
    <style:style style:name="P5700" style:parent-style-name="Normal" style:family="paragraph">
      <style:paragraph-properties style:vertical-align="auto" fo:margin-bottom="0in" fo:line-height="103%"/>
    </style:style>
    <style:style style:name="TableCell5701" style:family="table-cell">
      <style:table-cell-properties fo:border="0.0069in solid #000000" style:writing-mode="lr-tb" fo:padding-top="0in" fo:padding-left="0.075in" fo:padding-bottom="0in" fo:padding-right="0.075in"/>
    </style:style>
    <style:style style:name="P5702" style:parent-style-name="Normal" style:family="paragraph">
      <style:paragraph-properties style:vertical-align="auto" fo:margin-bottom="0in" fo:line-height="103%"/>
    </style:style>
    <style:style style:name="TableCell5703" style:family="table-cell">
      <style:table-cell-properties fo:border="0.0069in solid #000000" style:writing-mode="lr-tb" fo:padding-top="0in" fo:padding-left="0.075in" fo:padding-bottom="0in" fo:padding-right="0.075in"/>
    </style:style>
    <style:style style:name="P5704" style:parent-style-name="Normal" style:family="paragraph">
      <style:paragraph-properties style:vertical-align="auto" fo:margin-bottom="0in" fo:line-height="103%"/>
    </style:style>
    <style:style style:name="TableCell5705" style:family="table-cell">
      <style:table-cell-properties fo:border="0.0069in solid #000000" style:writing-mode="lr-tb" fo:padding-top="0in" fo:padding-left="0.075in" fo:padding-bottom="0in" fo:padding-right="0.075in"/>
    </style:style>
    <style:style style:name="P5706" style:parent-style-name="Normal" style:family="paragraph">
      <style:paragraph-properties style:vertical-align="auto" fo:margin-bottom="0in" fo:line-height="103%"/>
    </style:style>
    <style:style style:name="TableCell5707" style:family="table-cell">
      <style:table-cell-properties fo:border="0.0069in solid #000000" style:writing-mode="lr-tb" fo:padding-top="0in" fo:padding-left="0.075in" fo:padding-bottom="0in" fo:padding-right="0.075in"/>
    </style:style>
    <style:style style:name="P5708" style:parent-style-name="Normal" style:family="paragraph">
      <style:paragraph-properties style:vertical-align="auto" fo:margin-bottom="0in" fo:line-height="103%"/>
    </style:style>
    <style:style style:name="TableCell5709" style:family="table-cell">
      <style:table-cell-properties fo:border="0.0069in solid #000000" style:writing-mode="lr-tb" fo:padding-top="0in" fo:padding-left="0.075in" fo:padding-bottom="0in" fo:padding-right="0.075in"/>
    </style:style>
    <style:style style:name="P5710" style:parent-style-name="Normal" style:family="paragraph">
      <style:paragraph-properties style:vertical-align="auto" fo:margin-bottom="0in" fo:line-height="103%"/>
    </style:style>
    <style:style style:name="TableCell5711" style:family="table-cell">
      <style:table-cell-properties fo:border="0.0069in solid #000000" style:writing-mode="lr-tb" fo:padding-top="0in" fo:padding-left="0.075in" fo:padding-bottom="0in" fo:padding-right="0.075in"/>
    </style:style>
    <style:style style:name="P5712" style:parent-style-name="Normal" style:family="paragraph">
      <style:paragraph-properties style:vertical-align="auto" fo:margin-bottom="0in" fo:line-height="103%"/>
    </style:style>
    <style:style style:name="TableCell5713" style:family="table-cell">
      <style:table-cell-properties fo:border="0.0069in solid #000000" style:writing-mode="lr-tb" fo:padding-top="0in" fo:padding-left="0.075in" fo:padding-bottom="0in" fo:padding-right="0.075in"/>
    </style:style>
    <style:style style:name="P5714" style:parent-style-name="Normal" style:family="paragraph">
      <style:paragraph-properties style:vertical-align="auto" fo:margin-bottom="0in" fo:line-height="103%"/>
    </style:style>
    <style:style style:name="TableRow5715" style:family="table-row">
      <style:table-row-properties/>
    </style:style>
    <style:style style:name="TableCell5716" style:family="table-cell">
      <style:table-cell-properties fo:border="0.0069in solid #000000" style:writing-mode="lr-tb" fo:padding-top="0in" fo:padding-left="0.075in" fo:padding-bottom="0in" fo:padding-right="0.075in"/>
    </style:style>
    <style:style style:name="P57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1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20" style:family="table-cell">
      <style:table-cell-properties fo:border="0.0069in solid #000000" style:writing-mode="lr-tb" fo:padding-top="0in" fo:padding-left="0.075in" fo:padding-bottom="0in" fo:padding-right="0.075in"/>
    </style:style>
    <style:style style:name="P5721" style:parent-style-name="Normal" style:family="paragraph">
      <style:paragraph-properties style:vertical-align="auto" fo:margin-bottom="0in" fo:line-height="103%"/>
    </style:style>
    <style:style style:name="TableCell5722" style:family="table-cell">
      <style:table-cell-properties fo:border="0.0069in solid #000000" style:writing-mode="lr-tb" fo:padding-top="0in" fo:padding-left="0.075in" fo:padding-bottom="0in" fo:padding-right="0.075in"/>
    </style:style>
    <style:style style:name="P5723" style:parent-style-name="Normal" style:family="paragraph">
      <style:paragraph-properties style:vertical-align="auto" fo:margin-bottom="0in" fo:line-height="103%"/>
    </style:style>
    <style:style style:name="TableCell5724" style:family="table-cell">
      <style:table-cell-properties fo:border="0.0069in solid #000000" style:writing-mode="lr-tb" fo:padding-top="0in" fo:padding-left="0.075in" fo:padding-bottom="0in" fo:padding-right="0.075in"/>
    </style:style>
    <style:style style:name="P5725" style:parent-style-name="Normal" style:family="paragraph">
      <style:paragraph-properties style:vertical-align="auto" fo:margin-bottom="0in" fo:line-height="103%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Normal" style:family="paragraph">
      <style:paragraph-properties style:vertical-align="auto" fo:margin-bottom="0in" fo:line-height="103%"/>
    </style:style>
    <style:style style:name="TableCell5728" style:family="table-cell">
      <style:table-cell-properties fo:border="0.0069in solid #000000" style:writing-mode="lr-tb" fo:padding-top="0in" fo:padding-left="0.075in" fo:padding-bottom="0in" fo:padding-right="0.075in"/>
    </style:style>
    <style:style style:name="P5729" style:parent-style-name="Normal" style:family="paragraph">
      <style:paragraph-properties style:vertical-align="auto" fo:margin-bottom="0in" fo:line-height="103%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Normal" style:family="paragraph">
      <style:paragraph-properties style:vertical-align="auto" fo:margin-bottom="0in" fo:line-height="103%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style:vertical-align="auto" fo:margin-bottom="0in" fo:line-height="103%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style:vertical-align="auto" fo:margin-bottom="0in" fo:line-height="103%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style:vertical-align="auto" fo:margin-bottom="0in" fo:line-height="103%"/>
    </style:style>
    <style:style style:name="TableRow5738" style:family="table-row">
      <style:table-row-properties/>
    </style:style>
    <style:style style:name="TableCell5739" style:family="table-cell">
      <style:table-cell-properties fo:border="0.0069in solid #000000" style:writing-mode="lr-tb" fo:padding-top="0in" fo:padding-left="0.075in" fo:padding-bottom="0in" fo:padding-right="0.075in"/>
    </style:style>
    <style:style style:name="P57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4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43" style:family="table-cell">
      <style:table-cell-properties fo:border="0.0069in solid #000000" style:writing-mode="lr-tb" fo:padding-top="0in" fo:padding-left="0.075in" fo:padding-bottom="0in" fo:padding-right="0.075in"/>
    </style:style>
    <style:style style:name="P5744" style:parent-style-name="Normal" style:family="paragraph">
      <style:paragraph-properties style:vertical-align="auto" fo:margin-bottom="0in" fo:line-height="103%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Normal" style:family="paragraph">
      <style:paragraph-properties style:vertical-align="auto" fo:margin-bottom="0in" fo:line-height="103%"/>
    </style:style>
    <style:style style:name="TableCell5747" style:family="table-cell">
      <style:table-cell-properties fo:border="0.0069in solid #000000" style:writing-mode="lr-tb" fo:padding-top="0in" fo:padding-left="0.075in" fo:padding-bottom="0in" fo:padding-right="0.075in"/>
    </style:style>
    <style:style style:name="P5748" style:parent-style-name="Normal" style:family="paragraph">
      <style:paragraph-properties style:vertical-align="auto" fo:margin-bottom="0in" fo:line-height="103%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style:vertical-align="auto" fo:margin-bottom="0in" fo:line-height="103%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style:vertical-align="auto" fo:margin-bottom="0in" fo:line-height="103%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style:vertical-align="auto" fo:margin-bottom="0in" fo:line-height="103%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style:vertical-align="auto" fo:margin-bottom="0in" fo:line-height="103%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style:vertical-align="auto" fo:margin-bottom="0in" fo:line-height="103%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style:vertical-align="auto" fo:margin-bottom="0in" fo:line-height="103%"/>
    </style:style>
    <style:style style:name="TableRow5761" style:family="table-row">
      <style:table-row-properties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6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style:vertical-align="auto" fo:margin-bottom="0in" fo:line-height="103%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style:vertical-align="auto" fo:margin-bottom="0in" fo:line-height="103%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style:vertical-align="auto" fo:margin-bottom="0in" fo:line-height="103%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style:vertical-align="auto" fo:margin-bottom="0in" fo:line-height="103%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style:vertical-align="auto" fo:margin-bottom="0in" fo:line-height="103%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style:vertical-align="auto" fo:margin-bottom="0in" fo:line-height="103%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style:vertical-align="auto" fo:margin-bottom="0in" fo:line-height="103%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style:vertical-align="auto" fo:margin-bottom="0in" fo:line-height="103%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style:vertical-align="auto" fo:margin-bottom="0in" fo:line-height="103%"/>
    </style:style>
    <style:style style:name="TableRow5784" style:family="table-row">
      <style:table-row-properties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8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style:vertical-align="auto" fo:margin-bottom="0in" fo:line-height="103%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style:vertical-align="auto" fo:margin-bottom="0in" fo:line-height="103%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style:vertical-align="auto" fo:margin-bottom="0in" fo:line-height="103%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style:vertical-align="auto" fo:margin-bottom="0in" fo:line-height="103%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style:vertical-align="auto" fo:margin-bottom="0in" fo:line-height="103%"/>
    </style:style>
    <style:style style:name="TableCell5799" style:family="table-cell">
      <style:table-cell-properties fo:border="0.0069in solid #000000" style:writing-mode="lr-tb" fo:padding-top="0in" fo:padding-left="0.075in" fo:padding-bottom="0in" fo:padding-right="0.075in"/>
    </style:style>
    <style:style style:name="P5800" style:parent-style-name="Normal" style:family="paragraph">
      <style:paragraph-properties style:vertical-align="auto" fo:margin-bottom="0in" fo:line-height="103%"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P5802" style:parent-style-name="Normal" style:family="paragraph">
      <style:paragraph-properties style:vertical-align="auto" fo:margin-bottom="0in" fo:line-height="103%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Normal" style:family="paragraph">
      <style:paragraph-properties style:vertical-align="auto" fo:margin-bottom="0in" fo:line-height="103%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Normal" style:family="paragraph">
      <style:paragraph-properties style:vertical-align="auto" fo:margin-bottom="0in" fo:line-height="103%"/>
    </style:style>
    <style:style style:name="TableRow5807" style:family="table-row">
      <style:table-row-properties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10" style:family="table-cell">
      <style:table-cell-properties fo:border="0.0069in solid #000000" style:writing-mode="lr-tb" fo:padding-top="0in" fo:padding-left="0.0069in" fo:padding-bottom="0in" fo:padding-right="0.0069in"/>
    </style:style>
    <style:style style:name="P58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style:vertical-align="auto" fo:margin-bottom="0in" fo:line-height="103%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style:vertical-align="auto" fo:margin-bottom="0in" fo:line-height="103%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Normal" style:family="paragraph">
      <style:paragraph-properties style:vertical-align="auto" fo:margin-bottom="0in" fo:line-height="103%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Normal" style:family="paragraph">
      <style:paragraph-properties style:vertical-align="auto" fo:margin-bottom="0in" fo:line-height="103%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Normal" style:family="paragraph">
      <style:paragraph-properties style:vertical-align="auto" fo:margin-bottom="0in" fo:line-height="103%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Normal" style:family="paragraph">
      <style:paragraph-properties style:vertical-align="auto" fo:margin-bottom="0in" fo:line-height="103%"/>
    </style:style>
    <style:style style:name="TableCell5824" style:family="table-cell">
      <style:table-cell-properties fo:border="0.0069in solid #000000" style:writing-mode="lr-tb" fo:padding-top="0in" fo:padding-left="0.075in" fo:padding-bottom="0in" fo:padding-right="0.075in"/>
    </style:style>
    <style:style style:name="P5825" style:parent-style-name="Normal" style:family="paragraph">
      <style:paragraph-properties style:vertical-align="auto" fo:margin-bottom="0in" fo:line-height="103%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Normal" style:family="paragraph">
      <style:paragraph-properties style:vertical-align="auto" fo:margin-bottom="0in" fo:line-height="103%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Normal" style:family="paragraph">
      <style:paragraph-properties style:vertical-align="auto" fo:margin-bottom="0in" fo:line-height="103%"/>
    </style:style>
    <style:style style:name="TableRow5830" style:family="table-row">
      <style:table-row-properties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33" style:family="table-cell">
      <style:table-cell-properties fo:border="0.0069in solid #000000" style:writing-mode="lr-tb" fo:padding-top="0in" fo:padding-left="0.0069in" fo:padding-bottom="0in" fo:padding-right="0.0069in"/>
    </style:style>
    <style:style style:name="P58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35" style:family="table-cell">
      <style:table-cell-properties fo:border="0.0069in solid #000000" style:writing-mode="lr-tb" fo:padding-top="0in" fo:padding-left="0.075in" fo:padding-bottom="0in" fo:padding-right="0.075in"/>
    </style:style>
    <style:style style:name="P5836" style:parent-style-name="Normal" style:family="paragraph">
      <style:paragraph-properties style:vertical-align="auto" fo:margin-bottom="0in" fo:line-height="103%"/>
    </style:style>
    <style:style style:name="TableCell5837" style:family="table-cell">
      <style:table-cell-properties fo:border="0.0069in solid #000000" style:writing-mode="lr-tb" fo:padding-top="0in" fo:padding-left="0.075in" fo:padding-bottom="0in" fo:padding-right="0.075in"/>
    </style:style>
    <style:style style:name="P5838" style:parent-style-name="Normal" style:family="paragraph">
      <style:paragraph-properties style:vertical-align="auto" fo:margin-bottom="0in" fo:line-height="103%"/>
    </style:style>
    <style:style style:name="TableCell5839" style:family="table-cell">
      <style:table-cell-properties fo:border="0.0069in solid #000000" style:writing-mode="lr-tb" fo:padding-top="0in" fo:padding-left="0.075in" fo:padding-bottom="0in" fo:padding-right="0.075in"/>
    </style:style>
    <style:style style:name="P5840" style:parent-style-name="Normal" style:family="paragraph">
      <style:paragraph-properties style:vertical-align="auto" fo:margin-bottom="0in" fo:line-height="103%"/>
    </style:style>
    <style:style style:name="TableCell5841" style:family="table-cell">
      <style:table-cell-properties fo:border="0.0069in solid #000000" style:writing-mode="lr-tb" fo:padding-top="0in" fo:padding-left="0.075in" fo:padding-bottom="0in" fo:padding-right="0.075in"/>
    </style:style>
    <style:style style:name="P5842" style:parent-style-name="Normal" style:family="paragraph">
      <style:paragraph-properties style:vertical-align="auto" fo:margin-bottom="0in" fo:line-height="103%"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Normal" style:family="paragraph">
      <style:paragraph-properties style:vertical-align="auto" fo:margin-bottom="0in" fo:line-height="103%"/>
    </style:style>
    <style:style style:name="TableCell5845" style:family="table-cell">
      <style:table-cell-properties fo:border="0.0069in solid #000000" style:writing-mode="lr-tb" fo:padding-top="0in" fo:padding-left="0.075in" fo:padding-bottom="0in" fo:padding-right="0.075in"/>
    </style:style>
    <style:style style:name="P5846" style:parent-style-name="Normal" style:family="paragraph">
      <style:paragraph-properties style:vertical-align="auto" fo:margin-bottom="0in" fo:line-height="103%"/>
    </style:style>
    <style:style style:name="TableCell5847" style:family="table-cell">
      <style:table-cell-properties fo:border="0.0069in solid #000000" style:writing-mode="lr-tb" fo:padding-top="0in" fo:padding-left="0.075in" fo:padding-bottom="0in" fo:padding-right="0.075in"/>
    </style:style>
    <style:style style:name="P5848" style:parent-style-name="Normal" style:family="paragraph">
      <style:paragraph-properties style:vertical-align="auto" fo:margin-bottom="0in" fo:line-height="103%"/>
    </style:style>
    <style:style style:name="TableCell5849" style:family="table-cell">
      <style:table-cell-properties fo:border="0.0069in solid #000000" style:writing-mode="lr-tb" fo:padding-top="0in" fo:padding-left="0.075in" fo:padding-bottom="0in" fo:padding-right="0.075in"/>
    </style:style>
    <style:style style:name="P5850" style:parent-style-name="Normal" style:family="paragraph">
      <style:paragraph-properties style:vertical-align="auto" fo:margin-bottom="0in" fo:line-height="103%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style:vertical-align="auto" fo:margin-bottom="0in" fo:line-height="103%"/>
    </style:style>
    <style:style style:name="TableRow5853" style:family="table-row">
      <style:table-row-properties/>
    </style:style>
    <style:style style:name="TableCell5854" style:family="table-cell">
      <style:table-cell-properties fo:border="0.0069in solid #000000" style:writing-mode="lr-tb" fo:padding-top="0in" fo:padding-left="0.075in" fo:padding-bottom="0in" fo:padding-right="0.075in"/>
    </style:style>
    <style:style style:name="P58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58" style:family="table-cell">
      <style:table-cell-properties fo:border="0.0069in solid #000000" style:writing-mode="lr-tb" fo:padding-top="0in" fo:padding-left="0.075in" fo:padding-bottom="0in" fo:padding-right="0.075in"/>
    </style:style>
    <style:style style:name="P5859" style:parent-style-name="Normal" style:family="paragraph">
      <style:paragraph-properties style:vertical-align="auto" fo:margin-bottom="0in" fo:line-height="103%"/>
    </style:style>
    <style:style style:name="TableCell5860" style:family="table-cell">
      <style:table-cell-properties fo:border="0.0069in solid #000000" style:writing-mode="lr-tb" fo:padding-top="0in" fo:padding-left="0.075in" fo:padding-bottom="0in" fo:padding-right="0.075in"/>
    </style:style>
    <style:style style:name="P5861" style:parent-style-name="Normal" style:family="paragraph">
      <style:paragraph-properties style:vertical-align="auto" fo:margin-bottom="0in" fo:line-height="103%"/>
    </style:style>
    <style:style style:name="TableCell5862" style:family="table-cell">
      <style:table-cell-properties fo:border="0.0069in solid #000000" style:writing-mode="lr-tb" fo:padding-top="0in" fo:padding-left="0.075in" fo:padding-bottom="0in" fo:padding-right="0.075in"/>
    </style:style>
    <style:style style:name="P5863" style:parent-style-name="Normal" style:family="paragraph">
      <style:paragraph-properties style:vertical-align="auto" fo:margin-bottom="0in" fo:line-height="103%"/>
    </style:style>
    <style:style style:name="TableCell5864" style:family="table-cell">
      <style:table-cell-properties fo:border="0.0069in solid #000000" style:writing-mode="lr-tb" fo:padding-top="0in" fo:padding-left="0.075in" fo:padding-bottom="0in" fo:padding-right="0.075in"/>
    </style:style>
    <style:style style:name="P5865" style:parent-style-name="Normal" style:family="paragraph">
      <style:paragraph-properties style:vertical-align="auto" fo:margin-bottom="0in" fo:line-height="103%"/>
    </style:style>
    <style:style style:name="TableCell5866" style:family="table-cell">
      <style:table-cell-properties fo:border="0.0069in solid #000000" style:writing-mode="lr-tb" fo:padding-top="0in" fo:padding-left="0.075in" fo:padding-bottom="0in" fo:padding-right="0.075in"/>
    </style:style>
    <style:style style:name="P5867" style:parent-style-name="Normal" style:family="paragraph">
      <style:paragraph-properties style:vertical-align="auto" fo:margin-bottom="0in" fo:line-height="103%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style:vertical-align="auto" fo:margin-bottom="0in" fo:line-height="103%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style:vertical-align="auto" fo:margin-bottom="0in" fo:line-height="103%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style:vertical-align="auto" fo:margin-bottom="0in" fo:line-height="103%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style:vertical-align="auto" fo:margin-bottom="0in" fo:line-height="103%"/>
    </style:style>
    <style:style style:name="TableRow5876" style:family="table-row">
      <style:table-row-properties/>
    </style:style>
    <style:style style:name="TableCell5877" style:family="table-cell">
      <style:table-cell-properties fo:border="0.0069in solid #000000" style:writing-mode="lr-tb" fo:padding-top="0in" fo:padding-left="0.075in" fo:padding-bottom="0in" fo:padding-right="0.075in"/>
    </style:style>
    <style:style style:name="P58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79" style:family="table-cell">
      <style:table-cell-properties fo:border="0.0069in solid #000000" style:writing-mode="lr-tb" fo:padding-top="0in" fo:padding-left="0.0069in" fo:padding-bottom="0in" fo:padding-right="0.0069in"/>
    </style:style>
    <style:style style:name="P58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881" style:family="table-cell">
      <style:table-cell-properties fo:border="0.0069in solid #000000" style:writing-mode="lr-tb" fo:padding-top="0in" fo:padding-left="0.075in" fo:padding-bottom="0in" fo:padding-right="0.075in"/>
    </style:style>
    <style:style style:name="P5882" style:parent-style-name="Normal" style:family="paragraph">
      <style:paragraph-properties style:vertical-align="auto" fo:margin-bottom="0in" fo:line-height="103%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Normal" style:family="paragraph">
      <style:paragraph-properties style:vertical-align="auto" fo:margin-bottom="0in" fo:line-height="103%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style:vertical-align="auto" fo:margin-bottom="0in" fo:line-height="103%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style:vertical-align="auto" fo:margin-bottom="0in" fo:line-height="103%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style:vertical-align="auto" fo:margin-bottom="0in" fo:line-height="103%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style:vertical-align="auto" fo:margin-bottom="0in" fo:line-height="103%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style:vertical-align="auto" fo:margin-bottom="0in" fo:line-height="103%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style:vertical-align="auto" fo:margin-bottom="0in" fo:line-height="103%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style:vertical-align="auto" fo:margin-bottom="0in" fo:line-height="103%"/>
    </style:style>
    <style:style style:name="TableRow5899" style:family="table-row">
      <style:table-row-properties/>
    </style:style>
    <style:style style:name="TableCell5900" style:family="table-cell">
      <style:table-cell-properties fo:border="0.0069in solid #000000" style:writing-mode="lr-tb" fo:padding-top="0in" fo:padding-left="0.075in" fo:padding-bottom="0in" fo:padding-right="0.075in"/>
    </style:style>
    <style:style style:name="P59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0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style:vertical-align="auto" fo:margin-bottom="0in" fo:line-height="103%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style:vertical-align="auto" fo:margin-bottom="0in" fo:line-height="103%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style:vertical-align="auto" fo:margin-bottom="0in" fo:line-height="103%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style:vertical-align="auto" fo:margin-bottom="0in" fo:line-height="103%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style:vertical-align="auto" fo:margin-bottom="0in" fo:line-height="103%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style:vertical-align="auto" fo:margin-bottom="0in" fo:line-height="103%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style:vertical-align="auto" fo:margin-bottom="0in" fo:line-height="103%"/>
    </style:style>
    <style:style style:name="TableCell5918" style:family="table-cell">
      <style:table-cell-properties fo:border="0.0069in solid #000000" style:writing-mode="lr-tb" fo:padding-top="0in" fo:padding-left="0.075in" fo:padding-bottom="0in" fo:padding-right="0.075in"/>
    </style:style>
    <style:style style:name="P5919" style:parent-style-name="Normal" style:family="paragraph">
      <style:paragraph-properties style:vertical-align="auto" fo:margin-bottom="0in" fo:line-height="103%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Normal" style:family="paragraph">
      <style:paragraph-properties style:vertical-align="auto" fo:margin-bottom="0in" fo:line-height="103%"/>
    </style:style>
    <style:style style:name="TableRow5922" style:family="table-row">
      <style:table-row-properties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style:vertical-align="auto" fo:margin-bottom="0in" fo:line-height="103%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style:vertical-align="auto" fo:margin-bottom="0in" fo:line-height="103%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style:vertical-align="auto" fo:margin-bottom="0in" fo:line-height="103%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style:vertical-align="auto" fo:margin-bottom="0in" fo:line-height="103%"/>
    </style:style>
    <style:style style:name="TableCell5935" style:family="table-cell">
      <style:table-cell-properties fo:border="0.0069in solid #000000" style:writing-mode="lr-tb" fo:padding-top="0in" fo:padding-left="0.075in" fo:padding-bottom="0in" fo:padding-right="0.075in"/>
    </style:style>
    <style:style style:name="P5936" style:parent-style-name="Normal" style:family="paragraph">
      <style:paragraph-properties style:vertical-align="auto" fo:margin-bottom="0in" fo:line-height="103%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Normal" style:family="paragraph">
      <style:paragraph-properties style:vertical-align="auto" fo:margin-bottom="0in" fo:line-height="103%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Normal" style:family="paragraph">
      <style:paragraph-properties style:vertical-align="auto" fo:margin-bottom="0in" fo:line-height="103%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Normal" style:family="paragraph">
      <style:paragraph-properties style:vertical-align="auto" fo:margin-bottom="0in" fo:line-height="103%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Normal" style:family="paragraph">
      <style:paragraph-properties style:vertical-align="auto" fo:margin-bottom="0in" fo:line-height="103%"/>
    </style:style>
    <style:style style:name="TableRow5945" style:family="table-row">
      <style:table-row-properties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style:vertical-align="auto" fo:margin-bottom="0in" fo:line-height="103%"/>
    </style:style>
    <style:style style:name="TableCell5952" style:family="table-cell">
      <style:table-cell-properties fo:border="0.0069in solid #000000" style:writing-mode="lr-tb" fo:padding-top="0in" fo:padding-left="0.075in" fo:padding-bottom="0in" fo:padding-right="0.075in"/>
    </style:style>
    <style:style style:name="P5953" style:parent-style-name="Normal" style:family="paragraph">
      <style:paragraph-properties style:vertical-align="auto" fo:margin-bottom="0in" fo:line-height="103%"/>
    </style:style>
    <style:style style:name="TableCell5954" style:family="table-cell">
      <style:table-cell-properties fo:border="0.0069in solid #000000" style:writing-mode="lr-tb" fo:padding-top="0in" fo:padding-left="0.075in" fo:padding-bottom="0in" fo:padding-right="0.075in"/>
    </style:style>
    <style:style style:name="P5955" style:parent-style-name="Normal" style:family="paragraph">
      <style:paragraph-properties style:vertical-align="auto" fo:margin-bottom="0in" fo:line-height="103%"/>
    </style:style>
    <style:style style:name="TableCell5956" style:family="table-cell">
      <style:table-cell-properties fo:border="0.0069in solid #000000" style:writing-mode="lr-tb" fo:padding-top="0in" fo:padding-left="0.075in" fo:padding-bottom="0in" fo:padding-right="0.075in"/>
    </style:style>
    <style:style style:name="P5957" style:parent-style-name="Normal" style:family="paragraph">
      <style:paragraph-properties style:vertical-align="auto" fo:margin-bottom="0in" fo:line-height="103%"/>
    </style:style>
    <style:style style:name="TableCell5958" style:family="table-cell">
      <style:table-cell-properties fo:border="0.0069in solid #000000" style:writing-mode="lr-tb" fo:padding-top="0in" fo:padding-left="0.075in" fo:padding-bottom="0in" fo:padding-right="0.075in"/>
    </style:style>
    <style:style style:name="P5959" style:parent-style-name="Normal" style:family="paragraph">
      <style:paragraph-properties style:vertical-align="auto" fo:margin-bottom="0in" fo:line-height="103%"/>
    </style:style>
    <style:style style:name="TableCell5960" style:family="table-cell">
      <style:table-cell-properties fo:border="0.0069in solid #000000" style:writing-mode="lr-tb" fo:padding-top="0in" fo:padding-left="0.075in" fo:padding-bottom="0in" fo:padding-right="0.075in"/>
    </style:style>
    <style:style style:name="P5961" style:parent-style-name="Normal" style:family="paragraph">
      <style:paragraph-properties style:vertical-align="auto" fo:margin-bottom="0in" fo:line-height="103%"/>
    </style:style>
    <style:style style:name="TableCell5962" style:family="table-cell">
      <style:table-cell-properties fo:border="0.0069in solid #000000" style:writing-mode="lr-tb" fo:padding-top="0in" fo:padding-left="0.075in" fo:padding-bottom="0in" fo:padding-right="0.075in"/>
    </style:style>
    <style:style style:name="P5963" style:parent-style-name="Normal" style:family="paragraph">
      <style:paragraph-properties style:vertical-align="auto" fo:margin-bottom="0in" fo:line-height="103%"/>
    </style:style>
    <style:style style:name="TableCell5964" style:family="table-cell">
      <style:table-cell-properties fo:border="0.0069in solid #000000" style:writing-mode="lr-tb" fo:padding-top="0in" fo:padding-left="0.075in" fo:padding-bottom="0in" fo:padding-right="0.075in"/>
    </style:style>
    <style:style style:name="P5965" style:parent-style-name="Normal" style:family="paragraph">
      <style:paragraph-properties style:vertical-align="auto" fo:margin-bottom="0in" fo:line-height="103%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style:vertical-align="auto" fo:margin-bottom="0in" fo:line-height="103%"/>
    </style:style>
    <style:style style:name="TableRow5968" style:family="table-row">
      <style:table-row-properties/>
    </style:style>
    <style:style style:name="TableCell5969" style:family="table-cell">
      <style:table-cell-properties fo:border="0.0069in solid #000000" style:writing-mode="lr-tb" fo:padding-top="0in" fo:padding-left="0.075in" fo:padding-bottom="0in" fo:padding-right="0.075in"/>
    </style:style>
    <style:style style:name="P59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73" style:family="table-cell">
      <style:table-cell-properties fo:border="0.0069in solid #000000" style:writing-mode="lr-tb" fo:padding-top="0in" fo:padding-left="0.075in" fo:padding-bottom="0in" fo:padding-right="0.075in"/>
    </style:style>
    <style:style style:name="P5974" style:parent-style-name="Normal" style:family="paragraph">
      <style:paragraph-properties style:vertical-align="auto" fo:margin-bottom="0in" fo:line-height="103%"/>
    </style:style>
    <style:style style:name="TableCell5975" style:family="table-cell">
      <style:table-cell-properties fo:border="0.0069in solid #000000" style:writing-mode="lr-tb" fo:padding-top="0in" fo:padding-left="0.075in" fo:padding-bottom="0in" fo:padding-right="0.075in"/>
    </style:style>
    <style:style style:name="P5976" style:parent-style-name="Normal" style:family="paragraph">
      <style:paragraph-properties style:vertical-align="auto" fo:margin-bottom="0in" fo:line-height="103%"/>
    </style:style>
    <style:style style:name="TableCell5977" style:family="table-cell">
      <style:table-cell-properties fo:border="0.0069in solid #000000" style:writing-mode="lr-tb" fo:padding-top="0in" fo:padding-left="0.075in" fo:padding-bottom="0in" fo:padding-right="0.075in"/>
    </style:style>
    <style:style style:name="P5978" style:parent-style-name="Normal" style:family="paragraph">
      <style:paragraph-properties style:vertical-align="auto" fo:margin-bottom="0in" fo:line-height="103%"/>
    </style:style>
    <style:style style:name="TableCell5979" style:family="table-cell">
      <style:table-cell-properties fo:border="0.0069in solid #000000" style:writing-mode="lr-tb" fo:padding-top="0in" fo:padding-left="0.075in" fo:padding-bottom="0in" fo:padding-right="0.075in"/>
    </style:style>
    <style:style style:name="P5980" style:parent-style-name="Normal" style:family="paragraph">
      <style:paragraph-properties style:vertical-align="auto" fo:margin-bottom="0in" fo:line-height="103%"/>
    </style:style>
    <style:style style:name="TableCell5981" style:family="table-cell">
      <style:table-cell-properties fo:border="0.0069in solid #000000" style:writing-mode="lr-tb" fo:padding-top="0in" fo:padding-left="0.075in" fo:padding-bottom="0in" fo:padding-right="0.075in"/>
    </style:style>
    <style:style style:name="P5982" style:parent-style-name="Normal" style:family="paragraph">
      <style:paragraph-properties style:vertical-align="auto" fo:margin-bottom="0in" fo:line-height="103%"/>
    </style:style>
    <style:style style:name="TableCell5983" style:family="table-cell">
      <style:table-cell-properties fo:border="0.0069in solid #000000" style:writing-mode="lr-tb" fo:padding-top="0in" fo:padding-left="0.075in" fo:padding-bottom="0in" fo:padding-right="0.075in"/>
    </style:style>
    <style:style style:name="P5984" style:parent-style-name="Normal" style:family="paragraph">
      <style:paragraph-properties style:vertical-align="auto" fo:margin-bottom="0in" fo:line-height="103%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Normal" style:family="paragraph">
      <style:paragraph-properties style:vertical-align="auto" fo:margin-bottom="0in" fo:line-height="103%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style:vertical-align="auto" fo:margin-bottom="0in" fo:line-height="103%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style:vertical-align="auto" fo:margin-bottom="0in" fo:line-height="103%"/>
    </style:style>
    <style:style style:name="TableRow5991" style:family="table-row">
      <style:table-row-properties/>
    </style:style>
    <style:style style:name="TableCell5992" style:family="table-cell">
      <style:table-cell-properties fo:border="0.0069in solid #000000" style:writing-mode="lr-tb" fo:padding-top="0in" fo:padding-left="0.075in" fo:padding-bottom="0in" fo:padding-right="0.075in"/>
    </style:style>
    <style:style style:name="P59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5996" style:family="table-cell">
      <style:table-cell-properties fo:border="0.0069in solid #000000" style:writing-mode="lr-tb" fo:padding-top="0in" fo:padding-left="0.075in" fo:padding-bottom="0in" fo:padding-right="0.075in"/>
    </style:style>
    <style:style style:name="P5997" style:parent-style-name="Normal" style:family="paragraph">
      <style:paragraph-properties style:vertical-align="auto" fo:margin-bottom="0in" fo:line-height="103%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Normal" style:family="paragraph">
      <style:paragraph-properties style:vertical-align="auto" fo:margin-bottom="0in" fo:line-height="103%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Normal" style:family="paragraph">
      <style:paragraph-properties style:vertical-align="auto" fo:margin-bottom="0in" fo:line-height="103%"/>
    </style:style>
    <style:style style:name="TableCell6002" style:family="table-cell">
      <style:table-cell-properties fo:border="0.0069in solid #000000" style:writing-mode="lr-tb" fo:padding-top="0in" fo:padding-left="0.075in" fo:padding-bottom="0in" fo:padding-right="0.075in"/>
    </style:style>
    <style:style style:name="P6003" style:parent-style-name="Normal" style:family="paragraph">
      <style:paragraph-properties style:vertical-align="auto" fo:margin-bottom="0in" fo:line-height="103%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style:vertical-align="auto" fo:margin-bottom="0in" fo:line-height="103%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style:vertical-align="auto" fo:margin-bottom="0in" fo:line-height="103%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style:vertical-align="auto" fo:margin-bottom="0in" fo:line-height="103%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style:vertical-align="auto" fo:margin-bottom="0in" fo:line-height="103%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style:vertical-align="auto" fo:margin-bottom="0in" fo:line-height="103%"/>
    </style:style>
    <style:style style:name="TableRow6014" style:family="table-row">
      <style:table-row-properties/>
    </style:style>
    <style:style style:name="TableCell6015" style:family="table-cell">
      <style:table-cell-properties fo:border="0.0069in solid #000000" style:writing-mode="lr-tb" fo:padding-top="0in" fo:padding-left="0.075in" fo:padding-bottom="0in" fo:padding-right="0.075in"/>
    </style:style>
    <style:style style:name="P60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1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Normal" style:family="paragraph">
      <style:paragraph-properties style:vertical-align="auto" fo:margin-bottom="0in" fo:line-height="103%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style:vertical-align="auto" fo:margin-bottom="0in" fo:line-height="103%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style:vertical-align="auto" fo:margin-bottom="0in" fo:line-height="103%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style:vertical-align="auto" fo:margin-bottom="0in" fo:line-height="103%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style:vertical-align="auto" fo:margin-bottom="0in" fo:line-height="103%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style:vertical-align="auto" fo:margin-bottom="0in" fo:line-height="103%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style:vertical-align="auto" fo:margin-bottom="0in" fo:line-height="103%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style:vertical-align="auto" fo:margin-bottom="0in" fo:line-height="103%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style:vertical-align="auto" fo:margin-bottom="0in" fo:line-height="103%"/>
    </style:style>
    <style:style style:name="TableRow6037" style:family="table-row">
      <style:table-row-properties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style:vertical-align="auto" fo:margin-bottom="0in" fo:line-height="103%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style:vertical-align="auto" fo:margin-bottom="0in" fo:line-height="103%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style:vertical-align="auto" fo:margin-bottom="0in" fo:line-height="103%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style:vertical-align="auto" fo:margin-bottom="0in" fo:line-height="103%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style:vertical-align="auto" fo:margin-bottom="0in" fo:line-height="103%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style:vertical-align="auto" fo:margin-bottom="0in" fo:line-height="103%"/>
    </style:style>
    <style:style style:name="TableCell6054" style:family="table-cell">
      <style:table-cell-properties fo:border="0.0069in solid #000000" style:writing-mode="lr-tb" fo:padding-top="0in" fo:padding-left="0.075in" fo:padding-bottom="0in" fo:padding-right="0.075in"/>
    </style:style>
    <style:style style:name="P6055" style:parent-style-name="Normal" style:family="paragraph">
      <style:paragraph-properties style:vertical-align="auto" fo:margin-bottom="0in" fo:line-height="103%"/>
    </style:style>
    <style:style style:name="TableCell6056" style:family="table-cell">
      <style:table-cell-properties fo:border="0.0069in solid #000000" style:writing-mode="lr-tb" fo:padding-top="0in" fo:padding-left="0.075in" fo:padding-bottom="0in" fo:padding-right="0.075in"/>
    </style:style>
    <style:style style:name="P6057" style:parent-style-name="Normal" style:family="paragraph">
      <style:paragraph-properties style:vertical-align="auto" fo:margin-bottom="0in" fo:line-height="103%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Normal" style:family="paragraph">
      <style:paragraph-properties style:vertical-align="auto" fo:margin-bottom="0in" fo:line-height="103%"/>
    </style:style>
    <style:style style:name="TableRow6060" style:family="table-row">
      <style:table-row-properties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style:vertical-align="auto" fo:margin-bottom="0in" fo:line-height="103%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style:vertical-align="auto" fo:margin-bottom="0in" fo:line-height="103%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style:vertical-align="auto" fo:margin-bottom="0in" fo:line-height="103%"/>
    </style:style>
    <style:style style:name="TableCell6071" style:family="table-cell">
      <style:table-cell-properties fo:border="0.0069in solid #000000" style:writing-mode="lr-tb" fo:padding-top="0in" fo:padding-left="0.075in" fo:padding-bottom="0in" fo:padding-right="0.075in"/>
    </style:style>
    <style:style style:name="P6072" style:parent-style-name="Normal" style:family="paragraph">
      <style:paragraph-properties style:vertical-align="auto" fo:margin-bottom="0in" fo:line-height="103%"/>
    </style:style>
    <style:style style:name="TableCell6073" style:family="table-cell">
      <style:table-cell-properties fo:border="0.0069in solid #000000" style:writing-mode="lr-tb" fo:padding-top="0in" fo:padding-left="0.075in" fo:padding-bottom="0in" fo:padding-right="0.075in"/>
    </style:style>
    <style:style style:name="P6074" style:parent-style-name="Normal" style:family="paragraph">
      <style:paragraph-properties style:vertical-align="auto" fo:margin-bottom="0in" fo:line-height="103%"/>
    </style:style>
    <style:style style:name="TableCell6075" style:family="table-cell">
      <style:table-cell-properties fo:border="0.0069in solid #000000" style:writing-mode="lr-tb" fo:padding-top="0in" fo:padding-left="0.075in" fo:padding-bottom="0in" fo:padding-right="0.075in"/>
    </style:style>
    <style:style style:name="P6076" style:parent-style-name="Normal" style:family="paragraph">
      <style:paragraph-properties style:vertical-align="auto" fo:margin-bottom="0in" fo:line-height="103%"/>
    </style:style>
    <style:style style:name="TableCell6077" style:family="table-cell">
      <style:table-cell-properties fo:border="0.0069in solid #000000" style:writing-mode="lr-tb" fo:padding-top="0in" fo:padding-left="0.075in" fo:padding-bottom="0in" fo:padding-right="0.075in"/>
    </style:style>
    <style:style style:name="P6078" style:parent-style-name="Normal" style:family="paragraph">
      <style:paragraph-properties style:vertical-align="auto" fo:margin-bottom="0in" fo:line-height="103%"/>
    </style:style>
    <style:style style:name="TableCell6079" style:family="table-cell">
      <style:table-cell-properties fo:border="0.0069in solid #000000" style:writing-mode="lr-tb" fo:padding-top="0in" fo:padding-left="0.075in" fo:padding-bottom="0in" fo:padding-right="0.075in"/>
    </style:style>
    <style:style style:name="P6080" style:parent-style-name="Normal" style:family="paragraph">
      <style:paragraph-properties style:vertical-align="auto" fo:margin-bottom="0in" fo:line-height="103%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style:vertical-align="auto" fo:margin-bottom="0in" fo:line-height="103%"/>
    </style:style>
    <style:style style:name="TableRow6083" style:family="table-row">
      <style:table-row-properties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86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088" style:family="table-cell">
      <style:table-cell-properties fo:border="0.0069in solid #000000" style:writing-mode="lr-tb" fo:padding-top="0in" fo:padding-left="0.075in" fo:padding-bottom="0in" fo:padding-right="0.075in"/>
    </style:style>
    <style:style style:name="P6089" style:parent-style-name="Normal" style:family="paragraph">
      <style:paragraph-properties style:vertical-align="auto" fo:margin-bottom="0in" fo:line-height="103%"/>
    </style:style>
    <style:style style:name="TableCell6090" style:family="table-cell">
      <style:table-cell-properties fo:border="0.0069in solid #000000" style:writing-mode="lr-tb" fo:padding-top="0in" fo:padding-left="0.075in" fo:padding-bottom="0in" fo:padding-right="0.075in"/>
    </style:style>
    <style:style style:name="P6091" style:parent-style-name="Normal" style:family="paragraph">
      <style:paragraph-properties style:vertical-align="auto" fo:margin-bottom="0in" fo:line-height="103%"/>
    </style:style>
    <style:style style:name="TableCell6092" style:family="table-cell">
      <style:table-cell-properties fo:border="0.0069in solid #000000" style:writing-mode="lr-tb" fo:padding-top="0in" fo:padding-left="0.075in" fo:padding-bottom="0in" fo:padding-right="0.075in"/>
    </style:style>
    <style:style style:name="P6093" style:parent-style-name="Normal" style:family="paragraph">
      <style:paragraph-properties style:vertical-align="auto" fo:margin-bottom="0in" fo:line-height="103%"/>
    </style:style>
    <style:style style:name="TableCell6094" style:family="table-cell">
      <style:table-cell-properties fo:border="0.0069in solid #000000" style:writing-mode="lr-tb" fo:padding-top="0in" fo:padding-left="0.075in" fo:padding-bottom="0in" fo:padding-right="0.075in"/>
    </style:style>
    <style:style style:name="P6095" style:parent-style-name="Normal" style:family="paragraph">
      <style:paragraph-properties style:vertical-align="auto" fo:margin-bottom="0in" fo:line-height="103%"/>
    </style:style>
    <style:style style:name="TableCell6096" style:family="table-cell">
      <style:table-cell-properties fo:border="0.0069in solid #000000" style:writing-mode="lr-tb" fo:padding-top="0in" fo:padding-left="0.075in" fo:padding-bottom="0in" fo:padding-right="0.075in"/>
    </style:style>
    <style:style style:name="P6097" style:parent-style-name="Normal" style:family="paragraph">
      <style:paragraph-properties style:vertical-align="auto" fo:margin-bottom="0in" fo:line-height="103%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Normal" style:family="paragraph">
      <style:paragraph-properties style:vertical-align="auto" fo:margin-bottom="0in" fo:line-height="103%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Normal" style:family="paragraph">
      <style:paragraph-properties style:vertical-align="auto" fo:margin-bottom="0in" fo:line-height="103%"/>
    </style:style>
    <style:style style:name="TableCell6102" style:family="table-cell">
      <style:table-cell-properties fo:border="0.0069in solid #000000" style:writing-mode="lr-tb" fo:padding-top="0in" fo:padding-left="0.075in" fo:padding-bottom="0in" fo:padding-right="0.075in"/>
    </style:style>
    <style:style style:name="P6103" style:parent-style-name="Normal" style:family="paragraph">
      <style:paragraph-properties style:vertical-align="auto" fo:margin-bottom="0in" fo:line-height="103%"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style:vertical-align="auto" fo:margin-bottom="0in" fo:line-height="103%"/>
    </style:style>
    <style:style style:name="TableRow6106" style:family="table-row">
      <style:table-row-properties/>
    </style:style>
    <style:style style:name="TableCell6107" style:family="table-cell">
      <style:table-cell-properties fo:border="0.0069in solid #000000" style:writing-mode="lr-tb" fo:padding-top="0in" fo:padding-left="0.075in" fo:padding-bottom="0in" fo:padding-right="0.075in"/>
    </style:style>
    <style:style style:name="P61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11" style:family="table-cell">
      <style:table-cell-properties fo:border="0.0069in solid #000000" style:writing-mode="lr-tb" fo:padding-top="0in" fo:padding-left="0.075in" fo:padding-bottom="0in" fo:padding-right="0.075in"/>
    </style:style>
    <style:style style:name="P6112" style:parent-style-name="Normal" style:family="paragraph">
      <style:paragraph-properties style:vertical-align="auto" fo:margin-bottom="0in" fo:line-height="103%"/>
    </style:style>
    <style:style style:name="TableCell6113" style:family="table-cell">
      <style:table-cell-properties fo:border="0.0069in solid #000000" style:writing-mode="lr-tb" fo:padding-top="0in" fo:padding-left="0.075in" fo:padding-bottom="0in" fo:padding-right="0.075in"/>
    </style:style>
    <style:style style:name="P6114" style:parent-style-name="Normal" style:family="paragraph">
      <style:paragraph-properties style:vertical-align="auto" fo:margin-bottom="0in" fo:line-height="103%"/>
    </style:style>
    <style:style style:name="TableCell6115" style:family="table-cell">
      <style:table-cell-properties fo:border="0.0069in solid #000000" style:writing-mode="lr-tb" fo:padding-top="0in" fo:padding-left="0.075in" fo:padding-bottom="0in" fo:padding-right="0.075in"/>
    </style:style>
    <style:style style:name="P6116" style:parent-style-name="Normal" style:family="paragraph">
      <style:paragraph-properties style:vertical-align="auto" fo:margin-bottom="0in" fo:line-height="103%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Normal" style:family="paragraph">
      <style:paragraph-properties style:vertical-align="auto" fo:margin-bottom="0in" fo:line-height="103%"/>
    </style:style>
    <style:style style:name="TableCell6119" style:family="table-cell">
      <style:table-cell-properties fo:border="0.0069in solid #000000" style:writing-mode="lr-tb" fo:padding-top="0in" fo:padding-left="0.075in" fo:padding-bottom="0in" fo:padding-right="0.075in"/>
    </style:style>
    <style:style style:name="P6120" style:parent-style-name="Normal" style:family="paragraph">
      <style:paragraph-properties style:vertical-align="auto" fo:margin-bottom="0in" fo:line-height="103%"/>
    </style:style>
    <style:style style:name="TableCell6121" style:family="table-cell">
      <style:table-cell-properties fo:border="0.0069in solid #000000" style:writing-mode="lr-tb" fo:padding-top="0in" fo:padding-left="0.075in" fo:padding-bottom="0in" fo:padding-right="0.075in"/>
    </style:style>
    <style:style style:name="P6122" style:parent-style-name="Normal" style:family="paragraph">
      <style:paragraph-properties style:vertical-align="auto" fo:margin-bottom="0in" fo:line-height="103%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style:vertical-align="auto" fo:margin-bottom="0in" fo:line-height="103%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style:vertical-align="auto" fo:margin-bottom="0in" fo:line-height="103%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style:vertical-align="auto" fo:margin-bottom="0in" fo:line-height="103%"/>
    </style:style>
    <style:style style:name="TableRow6129" style:family="table-row">
      <style:table-row-properties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34" style:family="table-cell">
      <style:table-cell-properties fo:border="0.0069in solid #000000" style:writing-mode="lr-tb" fo:padding-top="0in" fo:padding-left="0.075in" fo:padding-bottom="0in" fo:padding-right="0.075in"/>
    </style:style>
    <style:style style:name="P6135" style:parent-style-name="Normal" style:family="paragraph">
      <style:paragraph-properties style:vertical-align="auto" fo:margin-bottom="0in" fo:line-height="103%"/>
    </style:style>
    <style:style style:name="TableCell6136" style:family="table-cell">
      <style:table-cell-properties fo:border="0.0069in solid #000000" style:writing-mode="lr-tb" fo:padding-top="0in" fo:padding-left="0.075in" fo:padding-bottom="0in" fo:padding-right="0.075in"/>
    </style:style>
    <style:style style:name="P6137" style:parent-style-name="Normal" style:family="paragraph">
      <style:paragraph-properties style:vertical-align="auto" fo:margin-bottom="0in" fo:line-height="103%"/>
    </style:style>
    <style:style style:name="TableCell6138" style:family="table-cell">
      <style:table-cell-properties fo:border="0.0069in solid #000000" style:writing-mode="lr-tb" fo:padding-top="0in" fo:padding-left="0.075in" fo:padding-bottom="0in" fo:padding-right="0.075in"/>
    </style:style>
    <style:style style:name="P6139" style:parent-style-name="Normal" style:family="paragraph">
      <style:paragraph-properties style:vertical-align="auto" fo:margin-bottom="0in" fo:line-height="103%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style:vertical-align="auto" fo:margin-bottom="0in" fo:line-height="103%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style:vertical-align="auto" fo:margin-bottom="0in" fo:line-height="103%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style:vertical-align="auto" fo:margin-bottom="0in" fo:line-height="103%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style:vertical-align="auto" fo:margin-bottom="0in" fo:line-height="103%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style:vertical-align="auto" fo:margin-bottom="0in" fo:line-height="103%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style:vertical-align="auto" fo:margin-bottom="0in" fo:line-height="103%"/>
    </style:style>
    <style:style style:name="TableRow6152" style:family="table-row">
      <style:table-row-properties/>
    </style:style>
    <style:style style:name="TableCell6153" style:family="table-cell">
      <style:table-cell-properties fo:border="0.0069in solid #000000" style:writing-mode="lr-tb" fo:padding-top="0in" fo:padding-left="0.075in" fo:padding-bottom="0in" fo:padding-right="0.075in"/>
    </style:style>
    <style:style style:name="P61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style:vertical-align="auto" fo:margin-bottom="0in" fo:line-height="103%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style:vertical-align="auto" fo:margin-bottom="0in" fo:line-height="103%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style:vertical-align="auto" fo:margin-bottom="0in" fo:line-height="103%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style:vertical-align="auto" fo:margin-bottom="0in" fo:line-height="103%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style:vertical-align="auto" fo:margin-bottom="0in" fo:line-height="103%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style:vertical-align="auto" fo:margin-bottom="0in" fo:line-height="103%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style:vertical-align="auto" fo:margin-bottom="0in" fo:line-height="103%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style:vertical-align="auto" fo:margin-bottom="0in" fo:line-height="103%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Normal" style:family="paragraph">
      <style:paragraph-properties style:vertical-align="auto" fo:margin-bottom="0in" fo:line-height="103%"/>
    </style:style>
    <style:style style:name="TableRow6175" style:family="table-row">
      <style:table-row-properties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style:vertical-align="auto" fo:margin-bottom="0in" fo:line-height="103%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style:vertical-align="auto" fo:margin-bottom="0in" fo:line-height="103%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style:vertical-align="auto" fo:margin-bottom="0in" fo:line-height="103%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style:vertical-align="auto" fo:margin-bottom="0in" fo:line-height="103%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style:vertical-align="auto" fo:margin-bottom="0in" fo:line-height="103%"/>
    </style:style>
    <style:style style:name="TableCell6190" style:family="table-cell">
      <style:table-cell-properties fo:border="0.0069in solid #000000" style:writing-mode="lr-tb" fo:padding-top="0in" fo:padding-left="0.075in" fo:padding-bottom="0in" fo:padding-right="0.075in"/>
    </style:style>
    <style:style style:name="P6191" style:parent-style-name="Normal" style:family="paragraph">
      <style:paragraph-properties style:vertical-align="auto" fo:margin-bottom="0in" fo:line-height="103%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Normal" style:family="paragraph">
      <style:paragraph-properties style:vertical-align="auto" fo:margin-bottom="0in" fo:line-height="103%"/>
    </style:style>
    <style:style style:name="TableCell6194" style:family="table-cell">
      <style:table-cell-properties fo:border="0.0069in solid #000000" style:writing-mode="lr-tb" fo:padding-top="0in" fo:padding-left="0.075in" fo:padding-bottom="0in" fo:padding-right="0.075in"/>
    </style:style>
    <style:style style:name="P6195" style:parent-style-name="Normal" style:family="paragraph">
      <style:paragraph-properties style:vertical-align="auto" fo:margin-bottom="0in" fo:line-height="103%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style:vertical-align="auto" fo:margin-bottom="0in" fo:line-height="103%"/>
    </style:style>
    <style:style style:name="TableRow6198" style:family="table-row">
      <style:table-row-properties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style:vertical-align="auto" fo:margin-bottom="0in" fo:line-height="103%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style:vertical-align="auto" fo:margin-bottom="0in" fo:line-height="103%"/>
    </style:style>
    <style:style style:name="TableCell6207" style:family="table-cell">
      <style:table-cell-properties fo:border="0.0069in solid #000000" style:writing-mode="lr-tb" fo:padding-top="0in" fo:padding-left="0.075in" fo:padding-bottom="0in" fo:padding-right="0.075in"/>
    </style:style>
    <style:style style:name="P6208" style:parent-style-name="Normal" style:family="paragraph">
      <style:paragraph-properties style:vertical-align="auto" fo:margin-bottom="0in" fo:line-height="103%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Normal" style:family="paragraph">
      <style:paragraph-properties style:vertical-align="auto" fo:margin-bottom="0in" fo:line-height="103%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Normal" style:family="paragraph">
      <style:paragraph-properties style:vertical-align="auto" fo:margin-bottom="0in" fo:line-height="103%"/>
    </style:style>
    <style:style style:name="TableCell6213" style:family="table-cell">
      <style:table-cell-properties fo:border="0.0069in solid #000000" style:writing-mode="lr-tb" fo:padding-top="0in" fo:padding-left="0.075in" fo:padding-bottom="0in" fo:padding-right="0.075in"/>
    </style:style>
    <style:style style:name="P6214" style:parent-style-name="Normal" style:family="paragraph">
      <style:paragraph-properties style:vertical-align="auto" fo:margin-bottom="0in" fo:line-height="103%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Normal" style:family="paragraph">
      <style:paragraph-properties style:vertical-align="auto" fo:margin-bottom="0in" fo:line-height="103%"/>
    </style:style>
    <style:style style:name="TableCell6217" style:family="table-cell">
      <style:table-cell-properties fo:border="0.0069in solid #000000" style:writing-mode="lr-tb" fo:padding-top="0in" fo:padding-left="0.075in" fo:padding-bottom="0in" fo:padding-right="0.075in"/>
    </style:style>
    <style:style style:name="P6218" style:parent-style-name="Normal" style:family="paragraph">
      <style:paragraph-properties style:vertical-align="auto" fo:margin-bottom="0in" fo:line-height="103%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Normal" style:family="paragraph">
      <style:paragraph-properties style:vertical-align="auto" fo:margin-bottom="0in" fo:line-height="103%"/>
    </style:style>
    <style:style style:name="TableRow6221" style:family="table-row">
      <style:table-row-properties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Normal" style:family="paragraph">
      <style:paragraph-properties style:vertical-align="auto" fo:margin-bottom="0in" fo:line-height="103%"/>
    </style:style>
    <style:style style:name="TableCell6228" style:family="table-cell">
      <style:table-cell-properties fo:border="0.0069in solid #000000" style:writing-mode="lr-tb" fo:padding-top="0in" fo:padding-left="0.075in" fo:padding-bottom="0in" fo:padding-right="0.075in"/>
    </style:style>
    <style:style style:name="P6229" style:parent-style-name="Normal" style:family="paragraph">
      <style:paragraph-properties style:vertical-align="auto" fo:margin-bottom="0in" fo:line-height="103%"/>
    </style:style>
    <style:style style:name="TableCell6230" style:family="table-cell">
      <style:table-cell-properties fo:border="0.0069in solid #000000" style:writing-mode="lr-tb" fo:padding-top="0in" fo:padding-left="0.075in" fo:padding-bottom="0in" fo:padding-right="0.075in"/>
    </style:style>
    <style:style style:name="P6231" style:parent-style-name="Normal" style:family="paragraph">
      <style:paragraph-properties style:vertical-align="auto" fo:margin-bottom="0in" fo:line-height="103%"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Normal" style:family="paragraph">
      <style:paragraph-properties style:vertical-align="auto" fo:margin-bottom="0in" fo:line-height="103%"/>
    </style:style>
    <style:style style:name="TableCell6234" style:family="table-cell">
      <style:table-cell-properties fo:border="0.0069in solid #000000" style:writing-mode="lr-tb" fo:padding-top="0in" fo:padding-left="0.075in" fo:padding-bottom="0in" fo:padding-right="0.075in"/>
    </style:style>
    <style:style style:name="P6235" style:parent-style-name="Normal" style:family="paragraph">
      <style:paragraph-properties style:vertical-align="auto" fo:margin-bottom="0in" fo:line-height="103%"/>
    </style:style>
    <style:style style:name="TableCell6236" style:family="table-cell">
      <style:table-cell-properties fo:border="0.0069in solid #000000" style:writing-mode="lr-tb" fo:padding-top="0in" fo:padding-left="0.075in" fo:padding-bottom="0in" fo:padding-right="0.075in"/>
    </style:style>
    <style:style style:name="P6237" style:parent-style-name="Normal" style:family="paragraph">
      <style:paragraph-properties style:vertical-align="auto" fo:margin-bottom="0in" fo:line-height="103%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Normal" style:family="paragraph">
      <style:paragraph-properties style:vertical-align="auto" fo:margin-bottom="0in" fo:line-height="103%"/>
    </style:style>
    <style:style style:name="TableCell6240" style:family="table-cell">
      <style:table-cell-properties fo:border="0.0069in solid #000000" style:writing-mode="lr-tb" fo:padding-top="0in" fo:padding-left="0.075in" fo:padding-bottom="0in" fo:padding-right="0.075in"/>
    </style:style>
    <style:style style:name="P6241" style:parent-style-name="Normal" style:family="paragraph">
      <style:paragraph-properties style:vertical-align="auto" fo:margin-bottom="0in" fo:line-height="103%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style:vertical-align="auto" fo:margin-bottom="0in" fo:line-height="103%"/>
    </style:style>
    <style:style style:name="TableRow6244" style:family="table-row">
      <style:table-row-properties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49" style:family="table-cell">
      <style:table-cell-properties fo:border="0.0069in solid #000000" style:writing-mode="lr-tb" fo:padding-top="0in" fo:padding-left="0.075in" fo:padding-bottom="0in" fo:padding-right="0.075in"/>
    </style:style>
    <style:style style:name="P6250" style:parent-style-name="Normal" style:family="paragraph">
      <style:paragraph-properties style:vertical-align="auto" fo:margin-bottom="0in" fo:line-height="103%"/>
    </style:style>
    <style:style style:name="TableCell6251" style:family="table-cell">
      <style:table-cell-properties fo:border="0.0069in solid #000000" style:writing-mode="lr-tb" fo:padding-top="0in" fo:padding-left="0.075in" fo:padding-bottom="0in" fo:padding-right="0.075in"/>
    </style:style>
    <style:style style:name="P6252" style:parent-style-name="Normal" style:family="paragraph">
      <style:paragraph-properties style:vertical-align="auto" fo:margin-bottom="0in" fo:line-height="103%"/>
    </style:style>
    <style:style style:name="TableCell6253" style:family="table-cell">
      <style:table-cell-properties fo:border="0.0069in solid #000000" style:writing-mode="lr-tb" fo:padding-top="0in" fo:padding-left="0.075in" fo:padding-bottom="0in" fo:padding-right="0.075in"/>
    </style:style>
    <style:style style:name="P6254" style:parent-style-name="Normal" style:family="paragraph">
      <style:paragraph-properties style:vertical-align="auto" fo:margin-bottom="0in" fo:line-height="103%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Normal" style:family="paragraph">
      <style:paragraph-properties style:vertical-align="auto" fo:margin-bottom="0in" fo:line-height="103%"/>
    </style:style>
    <style:style style:name="TableCell6257" style:family="table-cell">
      <style:table-cell-properties fo:border="0.0069in solid #000000" style:writing-mode="lr-tb" fo:padding-top="0in" fo:padding-left="0.075in" fo:padding-bottom="0in" fo:padding-right="0.075in"/>
    </style:style>
    <style:style style:name="P6258" style:parent-style-name="Normal" style:family="paragraph">
      <style:paragraph-properties style:vertical-align="auto" fo:margin-bottom="0in" fo:line-height="103%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style:vertical-align="auto" fo:margin-bottom="0in" fo:line-height="103%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style:vertical-align="auto" fo:margin-bottom="0in" fo:line-height="103%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style:vertical-align="auto" fo:margin-bottom="0in" fo:line-height="103%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style:vertical-align="auto" fo:margin-bottom="0in" fo:line-height="103%"/>
    </style:style>
    <style:style style:name="TableRow6267" style:family="table-row">
      <style:table-row-properties/>
    </style:style>
    <style:style style:name="TableCell6268" style:family="table-cell">
      <style:table-cell-properties fo:border="0.0069in solid #000000" style:writing-mode="lr-tb" fo:padding-top="0in" fo:padding-left="0.075in" fo:padding-bottom="0in" fo:padding-right="0.075in"/>
    </style:style>
    <style:style style:name="P62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70" style:family="table-cell">
      <style:table-cell-properties fo:border="0.0069in solid #000000" style:writing-mode="lr-tb" fo:padding-top="0in" fo:padding-left="0.0069in" fo:padding-bottom="0in" fo:padding-right="0.0069in"/>
    </style:style>
    <style:style style:name="P62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72" style:family="table-cell">
      <style:table-cell-properties fo:border="0.0069in solid #000000" style:writing-mode="lr-tb" fo:padding-top="0in" fo:padding-left="0.075in" fo:padding-bottom="0in" fo:padding-right="0.075in"/>
    </style:style>
    <style:style style:name="P6273" style:parent-style-name="Normal" style:family="paragraph">
      <style:paragraph-properties style:vertical-align="auto" fo:margin-bottom="0in" fo:line-height="103%"/>
    </style:style>
    <style:style style:name="TableCell6274" style:family="table-cell">
      <style:table-cell-properties fo:border="0.0069in solid #000000" style:writing-mode="lr-tb" fo:padding-top="0in" fo:padding-left="0.075in" fo:padding-bottom="0in" fo:padding-right="0.075in"/>
    </style:style>
    <style:style style:name="P6275" style:parent-style-name="Normal" style:family="paragraph">
      <style:paragraph-properties style:vertical-align="auto" fo:margin-bottom="0in" fo:line-height="103%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style:vertical-align="auto" fo:margin-bottom="0in" fo:line-height="103%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style:vertical-align="auto" fo:margin-bottom="0in" fo:line-height="103%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style:vertical-align="auto" fo:margin-bottom="0in" fo:line-height="103%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style:vertical-align="auto" fo:margin-bottom="0in" fo:line-height="103%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style:vertical-align="auto" fo:margin-bottom="0in" fo:line-height="103%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style:vertical-align="auto" fo:margin-bottom="0in" fo:line-height="103%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style:vertical-align="auto" fo:margin-bottom="0in" fo:line-height="103%"/>
    </style:style>
    <style:style style:name="TableRow6290" style:family="table-row">
      <style:table-row-properties/>
    </style:style>
    <style:style style:name="TableCell6291" style:family="table-cell">
      <style:table-cell-properties fo:border="0.0069in solid #000000" style:writing-mode="lr-tb" fo:padding-top="0in" fo:padding-left="0.075in" fo:padding-bottom="0in" fo:padding-right="0.075in"/>
    </style:style>
    <style:style style:name="P62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9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style:vertical-align="auto" fo:margin-bottom="0in" fo:line-height="103%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style:vertical-align="auto" fo:margin-bottom="0in" fo:line-height="103%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style:vertical-align="auto" fo:margin-bottom="0in" fo:line-height="103%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style:vertical-align="auto" fo:margin-bottom="0in" fo:line-height="103%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style:vertical-align="auto" fo:margin-bottom="0in" fo:line-height="103%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style:vertical-align="auto" fo:margin-bottom="0in" fo:line-height="103%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style:vertical-align="auto" fo:margin-bottom="0in" fo:line-height="103%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Normal" style:family="paragraph">
      <style:paragraph-properties style:vertical-align="auto" fo:margin-bottom="0in" fo:line-height="103%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Normal" style:family="paragraph">
      <style:paragraph-properties style:vertical-align="auto" fo:margin-bottom="0in" fo:line-height="103%"/>
    </style:style>
    <style:style style:name="TableRow6313" style:family="table-row">
      <style:table-row-properties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style:vertical-align="auto" fo:margin-bottom="0in" fo:line-height="103%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style:vertical-align="auto" fo:margin-bottom="0in" fo:line-height="103%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style:vertical-align="auto" fo:margin-bottom="0in" fo:line-height="103%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style:vertical-align="auto" fo:margin-bottom="0in" fo:line-height="103%"/>
    </style:style>
    <style:style style:name="TableCell6326" style:family="table-cell">
      <style:table-cell-properties fo:border="0.0069in solid #000000" style:writing-mode="lr-tb" fo:padding-top="0in" fo:padding-left="0.075in" fo:padding-bottom="0in" fo:padding-right="0.075in"/>
    </style:style>
    <style:style style:name="P6327" style:parent-style-name="Normal" style:family="paragraph">
      <style:paragraph-properties style:vertical-align="auto" fo:margin-bottom="0in" fo:line-height="103%"/>
    </style:style>
    <style:style style:name="TableCell6328" style:family="table-cell">
      <style:table-cell-properties fo:border="0.0069in solid #000000" style:writing-mode="lr-tb" fo:padding-top="0in" fo:padding-left="0.075in" fo:padding-bottom="0in" fo:padding-right="0.075in"/>
    </style:style>
    <style:style style:name="P6329" style:parent-style-name="Normal" style:family="paragraph">
      <style:paragraph-properties style:vertical-align="auto" fo:margin-bottom="0in" fo:line-height="103%"/>
    </style:style>
    <style:style style:name="TableCell6330" style:family="table-cell">
      <style:table-cell-properties fo:border="0.0069in solid #000000" style:writing-mode="lr-tb" fo:padding-top="0in" fo:padding-left="0.075in" fo:padding-bottom="0in" fo:padding-right="0.075in"/>
    </style:style>
    <style:style style:name="P6331" style:parent-style-name="Normal" style:family="paragraph">
      <style:paragraph-properties style:vertical-align="auto" fo:margin-bottom="0in" fo:line-height="103%"/>
    </style:style>
    <style:style style:name="TableCell63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3" style:parent-style-name="Normal" style:family="paragraph">
      <style:paragraph-properties style:vertical-align="auto" fo:margin-bottom="0in" fo:line-height="103%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Normal" style:family="paragraph">
      <style:paragraph-properties style:vertical-align="auto" fo:margin-bottom="0in" fo:line-height="103%"/>
    </style:style>
    <style:style style:name="TableRow6336" style:family="table-row">
      <style:table-row-properties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style:vertical-align="auto" fo:margin-bottom="0in" fo:line-height="103%"/>
    </style:style>
    <style:style style:name="TableCell6343" style:family="table-cell">
      <style:table-cell-properties fo:border="0.0069in solid #000000" style:writing-mode="lr-tb" fo:padding-top="0in" fo:padding-left="0.075in" fo:padding-bottom="0in" fo:padding-right="0.075in"/>
    </style:style>
    <style:style style:name="P6344" style:parent-style-name="Normal" style:family="paragraph">
      <style:paragraph-properties style:vertical-align="auto" fo:margin-bottom="0in" fo:line-height="103%"/>
    </style:style>
    <style:style style:name="TableCell6345" style:family="table-cell">
      <style:table-cell-properties fo:border="0.0069in solid #000000" style:writing-mode="lr-tb" fo:padding-top="0in" fo:padding-left="0.075in" fo:padding-bottom="0in" fo:padding-right="0.075in"/>
    </style:style>
    <style:style style:name="P6346" style:parent-style-name="Normal" style:family="paragraph">
      <style:paragraph-properties style:vertical-align="auto" fo:margin-bottom="0in" fo:line-height="103%"/>
    </style:style>
    <style:style style:name="TableCell6347" style:family="table-cell">
      <style:table-cell-properties fo:border="0.0069in solid #000000" style:writing-mode="lr-tb" fo:padding-top="0in" fo:padding-left="0.075in" fo:padding-bottom="0in" fo:padding-right="0.075in"/>
    </style:style>
    <style:style style:name="P6348" style:parent-style-name="Normal" style:family="paragraph">
      <style:paragraph-properties style:vertical-align="auto" fo:margin-bottom="0in" fo:line-height="103%"/>
    </style:style>
    <style:style style:name="TableCell6349" style:family="table-cell">
      <style:table-cell-properties fo:border="0.0069in solid #000000" style:writing-mode="lr-tb" fo:padding-top="0in" fo:padding-left="0.075in" fo:padding-bottom="0in" fo:padding-right="0.075in"/>
    </style:style>
    <style:style style:name="P6350" style:parent-style-name="Normal" style:family="paragraph">
      <style:paragraph-properties style:vertical-align="auto" fo:margin-bottom="0in" fo:line-height="103%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Normal" style:family="paragraph">
      <style:paragraph-properties style:vertical-align="auto" fo:margin-bottom="0in" fo:line-height="103%"/>
    </style:style>
    <style:style style:name="TableCell6353" style:family="table-cell">
      <style:table-cell-properties fo:border="0.0069in solid #000000" style:writing-mode="lr-tb" fo:padding-top="0in" fo:padding-left="0.075in" fo:padding-bottom="0in" fo:padding-right="0.075in"/>
    </style:style>
    <style:style style:name="P6354" style:parent-style-name="Normal" style:family="paragraph">
      <style:paragraph-properties style:vertical-align="auto" fo:margin-bottom="0in" fo:line-height="103%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Normal" style:family="paragraph">
      <style:paragraph-properties style:vertical-align="auto" fo:margin-bottom="0in" fo:line-height="103%"/>
    </style:style>
    <style:style style:name="TableCell6357" style:family="table-cell">
      <style:table-cell-properties fo:border="0.0069in solid #000000" style:writing-mode="lr-tb" fo:padding-top="0in" fo:padding-left="0.075in" fo:padding-bottom="0in" fo:padding-right="0.075in"/>
    </style:style>
    <style:style style:name="P6358" style:parent-style-name="Normal" style:family="paragraph">
      <style:paragraph-properties style:vertical-align="auto" fo:margin-bottom="0in" fo:line-height="103%"/>
    </style:style>
    <style:style style:name="TableRow6359" style:family="table-row">
      <style:table-row-properties/>
    </style:style>
    <style:style style:name="TableCell6360" style:family="table-cell">
      <style:table-cell-properties fo:border="0.0069in solid #000000" style:writing-mode="lr-tb" fo:padding-top="0in" fo:padding-left="0.075in" fo:padding-bottom="0in" fo:padding-right="0.075in"/>
    </style:style>
    <style:style style:name="P63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64" style:family="table-cell">
      <style:table-cell-properties fo:border="0.0069in solid #000000" style:writing-mode="lr-tb" fo:padding-top="0in" fo:padding-left="0.075in" fo:padding-bottom="0in" fo:padding-right="0.075in"/>
    </style:style>
    <style:style style:name="P6365" style:parent-style-name="Normal" style:family="paragraph">
      <style:paragraph-properties style:vertical-align="auto" fo:margin-bottom="0in" fo:line-height="103%"/>
    </style:style>
    <style:style style:name="TableCell6366" style:family="table-cell">
      <style:table-cell-properties fo:border="0.0069in solid #000000" style:writing-mode="lr-tb" fo:padding-top="0in" fo:padding-left="0.075in" fo:padding-bottom="0in" fo:padding-right="0.075in"/>
    </style:style>
    <style:style style:name="P6367" style:parent-style-name="Normal" style:family="paragraph">
      <style:paragraph-properties style:vertical-align="auto" fo:margin-bottom="0in" fo:line-height="103%"/>
    </style:style>
    <style:style style:name="TableCell6368" style:family="table-cell">
      <style:table-cell-properties fo:border="0.0069in solid #000000" style:writing-mode="lr-tb" fo:padding-top="0in" fo:padding-left="0.075in" fo:padding-bottom="0in" fo:padding-right="0.075in"/>
    </style:style>
    <style:style style:name="P6369" style:parent-style-name="Normal" style:family="paragraph">
      <style:paragraph-properties style:vertical-align="auto" fo:margin-bottom="0in" fo:line-height="103%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Normal" style:family="paragraph">
      <style:paragraph-properties style:vertical-align="auto" fo:margin-bottom="0in" fo:line-height="103%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Normal" style:family="paragraph">
      <style:paragraph-properties style:vertical-align="auto" fo:margin-bottom="0in" fo:line-height="103%"/>
    </style:style>
    <style:style style:name="TableCell6374" style:family="table-cell">
      <style:table-cell-properties fo:border="0.0069in solid #000000" style:writing-mode="lr-tb" fo:padding-top="0in" fo:padding-left="0.075in" fo:padding-bottom="0in" fo:padding-right="0.075in"/>
    </style:style>
    <style:style style:name="P6375" style:parent-style-name="Normal" style:family="paragraph">
      <style:paragraph-properties style:vertical-align="auto" fo:margin-bottom="0in" fo:line-height="103%"/>
    </style:style>
    <style:style style:name="TableCell6376" style:family="table-cell">
      <style:table-cell-properties fo:border="0.0069in solid #000000" style:writing-mode="lr-tb" fo:padding-top="0in" fo:padding-left="0.075in" fo:padding-bottom="0in" fo:padding-right="0.075in"/>
    </style:style>
    <style:style style:name="P6377" style:parent-style-name="Normal" style:family="paragraph">
      <style:paragraph-properties style:vertical-align="auto" fo:margin-bottom="0in" fo:line-height="103%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style:vertical-align="auto" fo:margin-bottom="0in" fo:line-height="103%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style:vertical-align="auto" fo:margin-bottom="0in" fo:line-height="103%"/>
    </style:style>
    <style:style style:name="TableRow6382" style:family="table-row">
      <style:table-row-properties/>
    </style:style>
    <style:style style:name="TableCell6383" style:family="table-cell">
      <style:table-cell-properties fo:border="0.0069in solid #000000" style:writing-mode="lr-tb" fo:padding-top="0in" fo:padding-left="0.075in" fo:padding-bottom="0in" fo:padding-right="0.075in"/>
    </style:style>
    <style:style style:name="P63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8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Normal" style:family="paragraph">
      <style:paragraph-properties style:vertical-align="auto" fo:margin-bottom="0in" fo:line-height="103%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Normal" style:family="paragraph">
      <style:paragraph-properties style:vertical-align="auto" fo:margin-bottom="0in" fo:line-height="103%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Normal" style:family="paragraph">
      <style:paragraph-properties style:vertical-align="auto" fo:margin-bottom="0in" fo:line-height="103%"/>
    </style:style>
    <style:style style:name="TableCell6393" style:family="table-cell">
      <style:table-cell-properties fo:border="0.0069in solid #000000" style:writing-mode="lr-tb" fo:padding-top="0in" fo:padding-left="0.075in" fo:padding-bottom="0in" fo:padding-right="0.075in"/>
    </style:style>
    <style:style style:name="P6394" style:parent-style-name="Normal" style:family="paragraph">
      <style:paragraph-properties style:vertical-align="auto" fo:margin-bottom="0in" fo:line-height="103%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style:vertical-align="auto" fo:margin-bottom="0in" fo:line-height="103%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style:vertical-align="auto" fo:margin-bottom="0in" fo:line-height="103%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style:vertical-align="auto" fo:margin-bottom="0in" fo:line-height="103%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style:vertical-align="auto" fo:margin-bottom="0in" fo:line-height="103%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style:vertical-align="auto" fo:margin-bottom="0in" fo:line-height="103%"/>
    </style:style>
    <style:style style:name="TableRow6405" style:family="table-row">
      <style:table-row-properties/>
    </style:style>
    <style:style style:name="TableCell6406" style:family="table-cell">
      <style:table-cell-properties fo:border="0.0069in solid #000000" style:writing-mode="lr-tb" fo:padding-top="0in" fo:padding-left="0.075in" fo:padding-bottom="0in" fo:padding-right="0.075in"/>
    </style:style>
    <style:style style:name="P64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10" style:family="table-cell">
      <style:table-cell-properties fo:border="0.0069in solid #000000" style:writing-mode="lr-tb" fo:padding-top="0in" fo:padding-left="0.075in" fo:padding-bottom="0in" fo:padding-right="0.075in"/>
    </style:style>
    <style:style style:name="P6411" style:parent-style-name="Normal" style:family="paragraph">
      <style:paragraph-properties style:vertical-align="auto" fo:margin-bottom="0in" fo:line-height="103%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style:vertical-align="auto" fo:margin-bottom="0in" fo:line-height="103%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style:vertical-align="auto" fo:margin-bottom="0in" fo:line-height="103%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style:vertical-align="auto" fo:margin-bottom="0in" fo:line-height="103%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style:vertical-align="auto" fo:margin-bottom="0in" fo:line-height="103%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style:vertical-align="auto" fo:margin-bottom="0in" fo:line-height="103%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style:vertical-align="auto" fo:margin-bottom="0in" fo:line-height="103%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style:vertical-align="auto" fo:margin-bottom="0in" fo:line-height="103%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style:vertical-align="auto" fo:margin-bottom="0in" fo:line-height="103%"/>
    </style:style>
    <style:style style:name="TableRow6428" style:family="table-row">
      <style:table-row-properties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style:vertical-align="auto" fo:margin-bottom="0in" fo:line-height="103%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style:vertical-align="auto" fo:margin-bottom="0in" fo:line-height="103%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style:vertical-align="auto" fo:margin-bottom="0in" fo:line-height="103%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style:vertical-align="auto" fo:margin-bottom="0in" fo:line-height="103%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style:vertical-align="auto" fo:margin-bottom="0in" fo:line-height="103%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style:vertical-align="auto" fo:margin-bottom="0in" fo:line-height="103%"/>
    </style:style>
    <style:style style:name="TableCell6445" style:family="table-cell">
      <style:table-cell-properties fo:border="0.0069in solid #000000" style:writing-mode="lr-tb" fo:padding-top="0in" fo:padding-left="0.075in" fo:padding-bottom="0in" fo:padding-right="0.075in"/>
    </style:style>
    <style:style style:name="P6446" style:parent-style-name="Normal" style:family="paragraph">
      <style:paragraph-properties style:vertical-align="auto" fo:margin-bottom="0in" fo:line-height="103%"/>
    </style:style>
    <style:style style:name="TableCell6447" style:family="table-cell">
      <style:table-cell-properties fo:border="0.0069in solid #000000" style:writing-mode="lr-tb" fo:padding-top="0in" fo:padding-left="0.075in" fo:padding-bottom="0in" fo:padding-right="0.075in"/>
    </style:style>
    <style:style style:name="P6448" style:parent-style-name="Normal" style:family="paragraph">
      <style:paragraph-properties style:vertical-align="auto" fo:margin-bottom="0in" fo:line-height="103%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Normal" style:family="paragraph">
      <style:paragraph-properties style:vertical-align="auto" fo:margin-bottom="0in" fo:line-height="103%"/>
    </style:style>
    <style:style style:name="TableRow6451" style:family="table-row">
      <style:table-row-properties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5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style:vertical-align="auto" fo:margin-bottom="0in" fo:line-height="103%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style:vertical-align="auto" fo:margin-bottom="0in" fo:line-height="103%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style:vertical-align="auto" fo:margin-bottom="0in" fo:line-height="103%"/>
    </style:style>
    <style:style style:name="TableCell6462" style:family="table-cell">
      <style:table-cell-properties fo:border="0.0069in solid #000000" style:writing-mode="lr-tb" fo:padding-top="0in" fo:padding-left="0.075in" fo:padding-bottom="0in" fo:padding-right="0.075in"/>
    </style:style>
    <style:style style:name="P6463" style:parent-style-name="Normal" style:family="paragraph">
      <style:paragraph-properties style:vertical-align="auto" fo:margin-bottom="0in" fo:line-height="103%"/>
    </style:style>
    <style:style style:name="TableCell6464" style:family="table-cell">
      <style:table-cell-properties fo:border="0.0069in solid #000000" style:writing-mode="lr-tb" fo:padding-top="0in" fo:padding-left="0.075in" fo:padding-bottom="0in" fo:padding-right="0.075in"/>
    </style:style>
    <style:style style:name="P6465" style:parent-style-name="Normal" style:family="paragraph">
      <style:paragraph-properties style:vertical-align="auto" fo:margin-bottom="0in" fo:line-height="103%"/>
    </style:style>
    <style:style style:name="TableCell6466" style:family="table-cell">
      <style:table-cell-properties fo:border="0.0069in solid #000000" style:writing-mode="lr-tb" fo:padding-top="0in" fo:padding-left="0.075in" fo:padding-bottom="0in" fo:padding-right="0.075in"/>
    </style:style>
    <style:style style:name="P6467" style:parent-style-name="Normal" style:family="paragraph">
      <style:paragraph-properties style:vertical-align="auto" fo:margin-bottom="0in" fo:line-height="103%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Normal" style:family="paragraph">
      <style:paragraph-properties style:vertical-align="auto" fo:margin-bottom="0in" fo:line-height="103%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Normal" style:family="paragraph">
      <style:paragraph-properties style:vertical-align="auto" fo:margin-bottom="0in" fo:line-height="103%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style:vertical-align="auto" fo:margin-bottom="0in" fo:line-height="103%"/>
    </style:style>
    <style:style style:name="TableRow6474" style:family="table-row">
      <style:table-row-properties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479" style:family="table-cell">
      <style:table-cell-properties fo:border="0.0069in solid #000000" style:writing-mode="lr-tb" fo:padding-top="0in" fo:padding-left="0.075in" fo:padding-bottom="0in" fo:padding-right="0.075in"/>
    </style:style>
    <style:style style:name="P6480" style:parent-style-name="Normal" style:family="paragraph">
      <style:paragraph-properties style:vertical-align="auto" fo:margin-bottom="0in" fo:line-height="103%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Normal" style:family="paragraph">
      <style:paragraph-properties style:vertical-align="auto" fo:margin-bottom="0in" fo:line-height="103%"/>
    </style:style>
    <style:style style:name="TableCell6483" style:family="table-cell">
      <style:table-cell-properties fo:border="0.0069in solid #000000" style:writing-mode="lr-tb" fo:padding-top="0in" fo:padding-left="0.075in" fo:padding-bottom="0in" fo:padding-right="0.075in"/>
    </style:style>
    <style:style style:name="P6484" style:parent-style-name="Normal" style:family="paragraph">
      <style:paragraph-properties style:vertical-align="auto" fo:margin-bottom="0in" fo:line-height="103%"/>
    </style:style>
    <style:style style:name="TableCell6485" style:family="table-cell">
      <style:table-cell-properties fo:border="0.0069in solid #000000" style:writing-mode="lr-tb" fo:padding-top="0in" fo:padding-left="0.075in" fo:padding-bottom="0in" fo:padding-right="0.075in"/>
    </style:style>
    <style:style style:name="P6486" style:parent-style-name="Normal" style:family="paragraph">
      <style:paragraph-properties style:vertical-align="auto" fo:margin-bottom="0in" fo:line-height="103%"/>
    </style:style>
    <style:style style:name="TableCell6487" style:family="table-cell">
      <style:table-cell-properties fo:border="0.0069in solid #000000" style:writing-mode="lr-tb" fo:padding-top="0in" fo:padding-left="0.075in" fo:padding-bottom="0in" fo:padding-right="0.075in"/>
    </style:style>
    <style:style style:name="P6488" style:parent-style-name="Normal" style:family="paragraph">
      <style:paragraph-properties style:vertical-align="auto" fo:margin-bottom="0in" fo:line-height="103%"/>
    </style:style>
    <style:style style:name="TableCell6489" style:family="table-cell">
      <style:table-cell-properties fo:border="0.0069in solid #000000" style:writing-mode="lr-tb" fo:padding-top="0in" fo:padding-left="0.075in" fo:padding-bottom="0in" fo:padding-right="0.075in"/>
    </style:style>
    <style:style style:name="P6490" style:parent-style-name="Normal" style:family="paragraph">
      <style:paragraph-properties style:vertical-align="auto" fo:margin-bottom="0in" fo:line-height="103%"/>
    </style:style>
    <style:style style:name="TableCell6491" style:family="table-cell">
      <style:table-cell-properties fo:border="0.0069in solid #000000" style:writing-mode="lr-tb" fo:padding-top="0in" fo:padding-left="0.075in" fo:padding-bottom="0in" fo:padding-right="0.075in"/>
    </style:style>
    <style:style style:name="P6492" style:parent-style-name="Normal" style:family="paragraph">
      <style:paragraph-properties style:vertical-align="auto" fo:margin-bottom="0in" fo:line-height="103%"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Normal" style:family="paragraph">
      <style:paragraph-properties style:vertical-align="auto" fo:margin-bottom="0in" fo:line-height="103%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style:vertical-align="auto" fo:margin-bottom="0in" fo:line-height="103%"/>
    </style:style>
    <style:style style:name="TableRow6497" style:family="table-row">
      <style:table-row-properties/>
    </style:style>
    <style:style style:name="TableCell6498" style:family="table-cell">
      <style:table-cell-properties fo:border="0.0069in solid #000000" style:writing-mode="lr-tb" fo:padding-top="0in" fo:padding-left="0.075in" fo:padding-bottom="0in" fo:padding-right="0.075in"/>
    </style:style>
    <style:style style:name="P64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00" style:family="table-cell">
      <style:table-cell-properties fo:border="0.0069in solid #000000" style:writing-mode="lr-tb" fo:padding-top="0in" fo:padding-left="0.0069in" fo:padding-bottom="0in" fo:padding-right="0.0069in"/>
    </style:style>
    <style:style style:name="P65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02" style:family="table-cell">
      <style:table-cell-properties fo:border="0.0069in solid #000000" style:writing-mode="lr-tb" fo:padding-top="0in" fo:padding-left="0.075in" fo:padding-bottom="0in" fo:padding-right="0.075in"/>
    </style:style>
    <style:style style:name="P6503" style:parent-style-name="Normal" style:family="paragraph">
      <style:paragraph-properties style:vertical-align="auto" fo:margin-bottom="0in" fo:line-height="103%"/>
    </style:style>
    <style:style style:name="TableCell6504" style:family="table-cell">
      <style:table-cell-properties fo:border="0.0069in solid #000000" style:writing-mode="lr-tb" fo:padding-top="0in" fo:padding-left="0.075in" fo:padding-bottom="0in" fo:padding-right="0.075in"/>
    </style:style>
    <style:style style:name="P6505" style:parent-style-name="Normal" style:family="paragraph">
      <style:paragraph-properties style:vertical-align="auto" fo:margin-bottom="0in" fo:line-height="103%"/>
    </style:style>
    <style:style style:name="TableCell6506" style:family="table-cell">
      <style:table-cell-properties fo:border="0.0069in solid #000000" style:writing-mode="lr-tb" fo:padding-top="0in" fo:padding-left="0.075in" fo:padding-bottom="0in" fo:padding-right="0.075in"/>
    </style:style>
    <style:style style:name="P6507" style:parent-style-name="Normal" style:family="paragraph">
      <style:paragraph-properties style:vertical-align="auto" fo:margin-bottom="0in" fo:line-height="103%"/>
    </style:style>
    <style:style style:name="TableCell6508" style:family="table-cell">
      <style:table-cell-properties fo:border="0.0069in solid #000000" style:writing-mode="lr-tb" fo:padding-top="0in" fo:padding-left="0.075in" fo:padding-bottom="0in" fo:padding-right="0.075in"/>
    </style:style>
    <style:style style:name="P6509" style:parent-style-name="Normal" style:family="paragraph">
      <style:paragraph-properties style:vertical-align="auto" fo:margin-bottom="0in" fo:line-height="103%"/>
    </style:style>
    <style:style style:name="TableCell6510" style:family="table-cell">
      <style:table-cell-properties fo:border="0.0069in solid #000000" style:writing-mode="lr-tb" fo:padding-top="0in" fo:padding-left="0.075in" fo:padding-bottom="0in" fo:padding-right="0.075in"/>
    </style:style>
    <style:style style:name="P6511" style:parent-style-name="Normal" style:family="paragraph">
      <style:paragraph-properties style:vertical-align="auto" fo:margin-bottom="0in" fo:line-height="103%"/>
    </style:style>
    <style:style style:name="TableCell6512" style:family="table-cell">
      <style:table-cell-properties fo:border="0.0069in solid #000000" style:writing-mode="lr-tb" fo:padding-top="0in" fo:padding-left="0.075in" fo:padding-bottom="0in" fo:padding-right="0.075in"/>
    </style:style>
    <style:style style:name="P6513" style:parent-style-name="Normal" style:family="paragraph">
      <style:paragraph-properties style:vertical-align="auto" fo:margin-bottom="0in" fo:line-height="103%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style:vertical-align="auto" fo:margin-bottom="0in" fo:line-height="103%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style:vertical-align="auto" fo:margin-bottom="0in" fo:line-height="103%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style:vertical-align="auto" fo:margin-bottom="0in" fo:line-height="103%"/>
    </style:style>
    <style:style style:name="TableRow6520" style:family="table-row">
      <style:table-row-properties/>
    </style:style>
    <style:style style:name="TableCell6521" style:family="table-cell">
      <style:table-cell-properties fo:border="0.0069in solid #000000" style:writing-mode="lr-tb" fo:padding-top="0in" fo:padding-left="0.075in" fo:padding-bottom="0in" fo:padding-right="0.075in"/>
    </style:style>
    <style:style style:name="P65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25" style:family="table-cell">
      <style:table-cell-properties fo:border="0.0069in solid #000000" style:writing-mode="lr-tb" fo:padding-top="0in" fo:padding-left="0.075in" fo:padding-bottom="0in" fo:padding-right="0.075in"/>
    </style:style>
    <style:style style:name="P6526" style:parent-style-name="Normal" style:family="paragraph">
      <style:paragraph-properties style:vertical-align="auto" fo:margin-bottom="0in" fo:line-height="103%"/>
    </style:style>
    <style:style style:name="TableCell6527" style:family="table-cell">
      <style:table-cell-properties fo:border="0.0069in solid #000000" style:writing-mode="lr-tb" fo:padding-top="0in" fo:padding-left="0.075in" fo:padding-bottom="0in" fo:padding-right="0.075in"/>
    </style:style>
    <style:style style:name="P6528" style:parent-style-name="Normal" style:family="paragraph">
      <style:paragraph-properties style:vertical-align="auto" fo:margin-bottom="0in" fo:line-height="103%"/>
    </style:style>
    <style:style style:name="TableCell6529" style:family="table-cell">
      <style:table-cell-properties fo:border="0.0069in solid #000000" style:writing-mode="lr-tb" fo:padding-top="0in" fo:padding-left="0.075in" fo:padding-bottom="0in" fo:padding-right="0.075in"/>
    </style:style>
    <style:style style:name="P6530" style:parent-style-name="Normal" style:family="paragraph">
      <style:paragraph-properties style:vertical-align="auto" fo:margin-bottom="0in" fo:line-height="103%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style:vertical-align="auto" fo:margin-bottom="0in" fo:line-height="103%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style:vertical-align="auto" fo:margin-bottom="0in" fo:line-height="103%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style:vertical-align="auto" fo:margin-bottom="0in" fo:line-height="103%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style:vertical-align="auto" fo:margin-bottom="0in" fo:line-height="103%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style:vertical-align="auto" fo:margin-bottom="0in" fo:line-height="103%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style:vertical-align="auto" fo:margin-bottom="0in" fo:line-height="103%"/>
    </style:style>
    <style:style style:name="TableRow6543" style:family="table-row">
      <style:table-row-properties/>
    </style:style>
    <style:style style:name="TableCell6544" style:family="table-cell">
      <style:table-cell-properties fo:border="0.0069in solid #000000" style:writing-mode="lr-tb" fo:padding-top="0in" fo:padding-left="0.075in" fo:padding-bottom="0in" fo:padding-right="0.075in"/>
    </style:style>
    <style:style style:name="P65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style:vertical-align="auto" fo:margin-bottom="0in" fo:line-height="103%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style:vertical-align="auto" fo:margin-bottom="0in" fo:line-height="103%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style:vertical-align="auto" fo:margin-bottom="0in" fo:line-height="103%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style:vertical-align="auto" fo:margin-bottom="0in" fo:line-height="103%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style:vertical-align="auto" fo:margin-bottom="0in" fo:line-height="103%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style:vertical-align="auto" fo:margin-bottom="0in" fo:line-height="103%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style:vertical-align="auto" fo:margin-bottom="0in" fo:line-height="103%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style:vertical-align="auto" fo:margin-bottom="0in" fo:line-height="103%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Normal" style:family="paragraph">
      <style:paragraph-properties style:vertical-align="auto" fo:margin-bottom="0in" fo:line-height="103%"/>
    </style:style>
    <style:style style:name="TableRow6566" style:family="table-row">
      <style:table-row-properties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69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style:vertical-align="auto" fo:margin-bottom="0in" fo:line-height="103%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style:vertical-align="auto" fo:margin-bottom="0in" fo:line-height="103%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style:vertical-align="auto" fo:margin-bottom="0in" fo:line-height="103%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style:vertical-align="auto" fo:margin-bottom="0in" fo:line-height="103%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style:vertical-align="auto" fo:margin-bottom="0in" fo:line-height="103%"/>
    </style:style>
    <style:style style:name="TableCell6581" style:family="table-cell">
      <style:table-cell-properties fo:border="0.0069in solid #000000" style:writing-mode="lr-tb" fo:padding-top="0in" fo:padding-left="0.075in" fo:padding-bottom="0in" fo:padding-right="0.075in"/>
    </style:style>
    <style:style style:name="P6582" style:parent-style-name="Normal" style:family="paragraph">
      <style:paragraph-properties style:vertical-align="auto" fo:margin-bottom="0in" fo:line-height="103%"/>
    </style:style>
    <style:style style:name="TableCell6583" style:family="table-cell">
      <style:table-cell-properties fo:border="0.0069in solid #000000" style:writing-mode="lr-tb" fo:padding-top="0in" fo:padding-left="0.075in" fo:padding-bottom="0in" fo:padding-right="0.075in"/>
    </style:style>
    <style:style style:name="P6584" style:parent-style-name="Normal" style:family="paragraph">
      <style:paragraph-properties style:vertical-align="auto" fo:margin-bottom="0in" fo:line-height="103%"/>
    </style:style>
    <style:style style:name="TableCell6585" style:family="table-cell">
      <style:table-cell-properties fo:border="0.0069in solid #000000" style:writing-mode="lr-tb" fo:padding-top="0in" fo:padding-left="0.075in" fo:padding-bottom="0in" fo:padding-right="0.075in"/>
    </style:style>
    <style:style style:name="P6586" style:parent-style-name="Normal" style:family="paragraph">
      <style:paragraph-properties style:vertical-align="auto" fo:margin-bottom="0in" fo:line-height="103%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style:vertical-align="auto" fo:margin-bottom="0in" fo:line-height="103%"/>
    </style:style>
    <style:style style:name="TableRow6589" style:family="table-row">
      <style:table-row-properties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style:vertical-align="auto" fo:margin-bottom="0in" fo:line-height="103%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style:vertical-align="auto" fo:margin-bottom="0in" fo:line-height="103%"/>
    </style:style>
    <style:style style:name="TableCell6598" style:family="table-cell">
      <style:table-cell-properties fo:border="0.0069in solid #000000" style:writing-mode="lr-tb" fo:padding-top="0in" fo:padding-left="0.075in" fo:padding-bottom="0in" fo:padding-right="0.075in"/>
    </style:style>
    <style:style style:name="P6599" style:parent-style-name="Normal" style:family="paragraph">
      <style:paragraph-properties style:vertical-align="auto" fo:margin-bottom="0in" fo:line-height="103%"/>
    </style:style>
    <style:style style:name="TableCell6600" style:family="table-cell">
      <style:table-cell-properties fo:border="0.0069in solid #000000" style:writing-mode="lr-tb" fo:padding-top="0in" fo:padding-left="0.075in" fo:padding-bottom="0in" fo:padding-right="0.075in"/>
    </style:style>
    <style:style style:name="P6601" style:parent-style-name="Normal" style:family="paragraph">
      <style:paragraph-properties style:vertical-align="auto" fo:margin-bottom="0in" fo:line-height="103%"/>
    </style:style>
    <style:style style:name="TableCell6602" style:family="table-cell">
      <style:table-cell-properties fo:border="0.0069in solid #000000" style:writing-mode="lr-tb" fo:padding-top="0in" fo:padding-left="0.075in" fo:padding-bottom="0in" fo:padding-right="0.075in"/>
    </style:style>
    <style:style style:name="P6603" style:parent-style-name="Normal" style:family="paragraph">
      <style:paragraph-properties style:vertical-align="auto" fo:margin-bottom="0in" fo:line-height="103%"/>
    </style:style>
    <style:style style:name="TableCell6604" style:family="table-cell">
      <style:table-cell-properties fo:border="0.0069in solid #000000" style:writing-mode="lr-tb" fo:padding-top="0in" fo:padding-left="0.075in" fo:padding-bottom="0in" fo:padding-right="0.075in"/>
    </style:style>
    <style:style style:name="P6605" style:parent-style-name="Normal" style:family="paragraph">
      <style:paragraph-properties style:vertical-align="auto" fo:margin-bottom="0in" fo:line-height="103%"/>
    </style:style>
    <style:style style:name="TableCell6606" style:family="table-cell">
      <style:table-cell-properties fo:border="0.0069in solid #000000" style:writing-mode="lr-tb" fo:padding-top="0in" fo:padding-left="0.075in" fo:padding-bottom="0in" fo:padding-right="0.075in"/>
    </style:style>
    <style:style style:name="P6607" style:parent-style-name="Normal" style:family="paragraph">
      <style:paragraph-properties style:vertical-align="auto" fo:margin-bottom="0in" fo:line-height="103%"/>
    </style:style>
    <style:style style:name="TableCell6608" style:family="table-cell">
      <style:table-cell-properties fo:border="0.0069in solid #000000" style:writing-mode="lr-tb" fo:padding-top="0in" fo:padding-left="0.075in" fo:padding-bottom="0in" fo:padding-right="0.075in"/>
    </style:style>
    <style:style style:name="P6609" style:parent-style-name="Normal" style:family="paragraph">
      <style:paragraph-properties style:vertical-align="auto" fo:margin-bottom="0in" fo:line-height="103%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style:vertical-align="auto" fo:margin-bottom="0in" fo:line-height="103%"/>
    </style:style>
    <style:style style:name="TableRow6612" style:family="table-row">
      <style:table-row-properties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1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17" style:family="table-cell">
      <style:table-cell-properties fo:border="0.0069in solid #000000" style:writing-mode="lr-tb" fo:padding-top="0in" fo:padding-left="0.075in" fo:padding-bottom="0in" fo:padding-right="0.075in"/>
    </style:style>
    <style:style style:name="P6618" style:parent-style-name="Normal" style:family="paragraph">
      <style:paragraph-properties style:vertical-align="auto" fo:margin-bottom="0in" fo:line-height="103%"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Normal" style:family="paragraph">
      <style:paragraph-properties style:vertical-align="auto" fo:margin-bottom="0in" fo:line-height="103%"/>
    </style:style>
    <style:style style:name="TableCell6621" style:family="table-cell">
      <style:table-cell-properties fo:border="0.0069in solid #000000" style:writing-mode="lr-tb" fo:padding-top="0in" fo:padding-left="0.075in" fo:padding-bottom="0in" fo:padding-right="0.075in"/>
    </style:style>
    <style:style style:name="P6622" style:parent-style-name="Normal" style:family="paragraph">
      <style:paragraph-properties style:vertical-align="auto" fo:margin-bottom="0in" fo:line-height="103%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Normal" style:family="paragraph">
      <style:paragraph-properties style:vertical-align="auto" fo:margin-bottom="0in" fo:line-height="103%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Normal" style:family="paragraph">
      <style:paragraph-properties style:vertical-align="auto" fo:margin-bottom="0in" fo:line-height="103%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Normal" style:family="paragraph">
      <style:paragraph-properties style:vertical-align="auto" fo:margin-bottom="0in" fo:line-height="103%"/>
    </style:style>
    <style:style style:name="TableCell6629" style:family="table-cell">
      <style:table-cell-properties fo:border="0.0069in solid #000000" style:writing-mode="lr-tb" fo:padding-top="0in" fo:padding-left="0.075in" fo:padding-bottom="0in" fo:padding-right="0.075in"/>
    </style:style>
    <style:style style:name="P6630" style:parent-style-name="Normal" style:family="paragraph">
      <style:paragraph-properties style:vertical-align="auto" fo:margin-bottom="0in" fo:line-height="103%"/>
    </style:style>
    <style:style style:name="TableCell6631" style:family="table-cell">
      <style:table-cell-properties fo:border="0.0069in solid #000000" style:writing-mode="lr-tb" fo:padding-top="0in" fo:padding-left="0.075in" fo:padding-bottom="0in" fo:padding-right="0.075in"/>
    </style:style>
    <style:style style:name="P6632" style:parent-style-name="Normal" style:family="paragraph">
      <style:paragraph-properties style:vertical-align="auto" fo:margin-bottom="0in" fo:line-height="103%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style:vertical-align="auto" fo:margin-bottom="0in" fo:line-height="103%"/>
    </style:style>
    <style:style style:name="TableRow6635" style:family="table-row">
      <style:table-row-properties/>
    </style:style>
    <style:style style:name="TableCell6636" style:family="table-cell">
      <style:table-cell-properties fo:border="0.0069in solid #000000" style:writing-mode="lr-tb" fo:padding-top="0in" fo:padding-left="0.075in" fo:padding-bottom="0in" fo:padding-right="0.075in"/>
    </style:style>
    <style:style style:name="P66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38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40" style:family="table-cell">
      <style:table-cell-properties fo:border="0.0069in solid #000000" style:writing-mode="lr-tb" fo:padding-top="0in" fo:padding-left="0.075in" fo:padding-bottom="0in" fo:padding-right="0.075in"/>
    </style:style>
    <style:style style:name="P6641" style:parent-style-name="Normal" style:family="paragraph">
      <style:paragraph-properties style:vertical-align="auto" fo:margin-bottom="0in" fo:line-height="103%"/>
    </style:style>
    <style:style style:name="TableCell6642" style:family="table-cell">
      <style:table-cell-properties fo:border="0.0069in solid #000000" style:writing-mode="lr-tb" fo:padding-top="0in" fo:padding-left="0.075in" fo:padding-bottom="0in" fo:padding-right="0.075in"/>
    </style:style>
    <style:style style:name="P6643" style:parent-style-name="Normal" style:family="paragraph">
      <style:paragraph-properties style:vertical-align="auto" fo:margin-bottom="0in" fo:line-height="103%"/>
    </style:style>
    <style:style style:name="TableCell6644" style:family="table-cell">
      <style:table-cell-properties fo:border="0.0069in solid #000000" style:writing-mode="lr-tb" fo:padding-top="0in" fo:padding-left="0.075in" fo:padding-bottom="0in" fo:padding-right="0.075in"/>
    </style:style>
    <style:style style:name="P6645" style:parent-style-name="Normal" style:family="paragraph">
      <style:paragraph-properties style:vertical-align="auto" fo:margin-bottom="0in" fo:line-height="103%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Normal" style:family="paragraph">
      <style:paragraph-properties style:vertical-align="auto" fo:margin-bottom="0in" fo:line-height="103%"/>
    </style:style>
    <style:style style:name="TableCell6648" style:family="table-cell">
      <style:table-cell-properties fo:border="0.0069in solid #000000" style:writing-mode="lr-tb" fo:padding-top="0in" fo:padding-left="0.075in" fo:padding-bottom="0in" fo:padding-right="0.075in"/>
    </style:style>
    <style:style style:name="P6649" style:parent-style-name="Normal" style:family="paragraph">
      <style:paragraph-properties style:vertical-align="auto" fo:margin-bottom="0in" fo:line-height="103%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style:vertical-align="auto" fo:margin-bottom="0in" fo:line-height="103%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style:vertical-align="auto" fo:margin-bottom="0in" fo:line-height="103%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style:vertical-align="auto" fo:margin-bottom="0in" fo:line-height="103%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style:vertical-align="auto" fo:margin-bottom="0in" fo:line-height="103%"/>
    </style:style>
    <style:style style:name="TableRow6658" style:family="table-row">
      <style:table-row-properties/>
    </style:style>
    <style:style style:name="TableCell6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64" style:parent-style-name="Normal" style:family="paragraph">
      <style:paragraph-properties style:vertical-align="auto" fo:margin-bottom="0in" fo:line-height="103%"/>
    </style:style>
    <style:style style:name="TableCell6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6" style:parent-style-name="Normal" style:family="paragraph">
      <style:paragraph-properties style:vertical-align="auto" fo:margin-bottom="0in" fo:line-height="103%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style:vertical-align="auto" fo:margin-bottom="0in" fo:line-height="103%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style:vertical-align="auto" fo:margin-bottom="0in" fo:line-height="103%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style:vertical-align="auto" fo:margin-bottom="0in" fo:line-height="103%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style:vertical-align="auto" fo:margin-bottom="0in" fo:line-height="103%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style:vertical-align="auto" fo:margin-bottom="0in" fo:line-height="103%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style:vertical-align="auto" fo:margin-bottom="0in" fo:line-height="103%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style:vertical-align="auto" fo:margin-bottom="0in" fo:line-height="103%"/>
    </style:style>
    <style:style style:name="TableRow6681" style:family="table-row">
      <style:table-row-properties/>
    </style:style>
    <style:style style:name="TableCell6682" style:family="table-cell">
      <style:table-cell-properties fo:border="0.0069in solid #000000" style:writing-mode="lr-tb" fo:padding-top="0in" fo:padding-left="0.075in" fo:padding-bottom="0in" fo:padding-right="0.075in"/>
    </style:style>
    <style:style style:name="P66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84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style:vertical-align="auto" fo:margin-bottom="0in" fo:line-height="103%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style:vertical-align="auto" fo:margin-bottom="0in" fo:line-height="103%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style:vertical-align="auto" fo:margin-bottom="0in" fo:line-height="103%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style:vertical-align="auto" fo:margin-bottom="0in" fo:line-height="103%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style:vertical-align="auto" fo:margin-bottom="0in" fo:line-height="103%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style:vertical-align="auto" fo:margin-bottom="0in" fo:line-height="103%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style:vertical-align="auto" fo:margin-bottom="0in" fo:line-height="103%"/>
    </style:style>
    <style:style style:name="TableCell6700" style:family="table-cell">
      <style:table-cell-properties fo:border="0.0069in solid #000000" style:writing-mode="lr-tb" fo:padding-top="0in" fo:padding-left="0.075in" fo:padding-bottom="0in" fo:padding-right="0.075in"/>
    </style:style>
    <style:style style:name="P6701" style:parent-style-name="Normal" style:family="paragraph">
      <style:paragraph-properties style:vertical-align="auto" fo:margin-bottom="0in" fo:line-height="103%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style:vertical-align="auto" fo:margin-bottom="0in" fo:line-height="103%"/>
    </style:style>
    <style:style style:name="TableRow6704" style:family="table-row">
      <style:table-row-properties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style:vertical-align="auto" fo:margin-bottom="0in" fo:line-height="103%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style:vertical-align="auto" fo:margin-bottom="0in" fo:line-height="103%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style:vertical-align="auto" fo:margin-bottom="0in" fo:line-height="103%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style:vertical-align="auto" fo:margin-bottom="0in" fo:line-height="103%"/>
    </style:style>
    <style:style style:name="TableCell6717" style:family="table-cell">
      <style:table-cell-properties fo:border="0.0069in solid #000000" style:writing-mode="lr-tb" fo:padding-top="0in" fo:padding-left="0.075in" fo:padding-bottom="0in" fo:padding-right="0.075in"/>
    </style:style>
    <style:style style:name="P6718" style:parent-style-name="Normal" style:family="paragraph">
      <style:paragraph-properties style:vertical-align="auto" fo:margin-bottom="0in" fo:line-height="103%"/>
    </style:style>
    <style:style style:name="TableCell6719" style:family="table-cell">
      <style:table-cell-properties fo:border="0.0069in solid #000000" style:writing-mode="lr-tb" fo:padding-top="0in" fo:padding-left="0.075in" fo:padding-bottom="0in" fo:padding-right="0.075in"/>
    </style:style>
    <style:style style:name="P6720" style:parent-style-name="Normal" style:family="paragraph">
      <style:paragraph-properties style:vertical-align="auto" fo:margin-bottom="0in" fo:line-height="103%"/>
    </style:style>
    <style:style style:name="TableCell6721" style:family="table-cell">
      <style:table-cell-properties fo:border="0.0069in solid #000000" style:writing-mode="lr-tb" fo:padding-top="0in" fo:padding-left="0.075in" fo:padding-bottom="0in" fo:padding-right="0.075in"/>
    </style:style>
    <style:style style:name="P6722" style:parent-style-name="Normal" style:family="paragraph">
      <style:paragraph-properties style:vertical-align="auto" fo:margin-bottom="0in" fo:line-height="103%"/>
    </style:style>
    <style:style style:name="TableCell6723" style:family="table-cell">
      <style:table-cell-properties fo:border="0.0069in solid #000000" style:writing-mode="lr-tb" fo:padding-top="0in" fo:padding-left="0.075in" fo:padding-bottom="0in" fo:padding-right="0.075in"/>
    </style:style>
    <style:style style:name="P6724" style:parent-style-name="Normal" style:family="paragraph">
      <style:paragraph-properties style:vertical-align="auto" fo:margin-bottom="0in" fo:line-height="103%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Normal" style:family="paragraph">
      <style:paragraph-properties style:vertical-align="auto" fo:margin-bottom="0in" fo:line-height="103%"/>
    </style:style>
    <style:style style:name="TableRow6727" style:family="table-row">
      <style:table-row-properties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3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style:vertical-align="auto" fo:margin-bottom="0in" fo:line-height="103%"/>
    </style:style>
    <style:style style:name="TableCell6734" style:family="table-cell">
      <style:table-cell-properties fo:border="0.0069in solid #000000" style:writing-mode="lr-tb" fo:padding-top="0in" fo:padding-left="0.075in" fo:padding-bottom="0in" fo:padding-right="0.075in"/>
    </style:style>
    <style:style style:name="P6735" style:parent-style-name="Normal" style:family="paragraph">
      <style:paragraph-properties style:vertical-align="auto" fo:margin-bottom="0in" fo:line-height="103%"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Normal" style:family="paragraph">
      <style:paragraph-properties style:vertical-align="auto" fo:margin-bottom="0in" fo:line-height="103%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Normal" style:family="paragraph">
      <style:paragraph-properties style:vertical-align="auto" fo:margin-bottom="0in" fo:line-height="103%"/>
    </style:style>
    <style:style style:name="TableCell6740" style:family="table-cell">
      <style:table-cell-properties fo:border="0.0069in solid #000000" style:writing-mode="lr-tb" fo:padding-top="0in" fo:padding-left="0.075in" fo:padding-bottom="0in" fo:padding-right="0.075in"/>
    </style:style>
    <style:style style:name="P6741" style:parent-style-name="Normal" style:family="paragraph">
      <style:paragraph-properties style:vertical-align="auto" fo:margin-bottom="0in" fo:line-height="103%"/>
    </style:style>
    <style:style style:name="TableCell6742" style:family="table-cell">
      <style:table-cell-properties fo:border="0.0069in solid #000000" style:writing-mode="lr-tb" fo:padding-top="0in" fo:padding-left="0.075in" fo:padding-bottom="0in" fo:padding-right="0.075in"/>
    </style:style>
    <style:style style:name="P6743" style:parent-style-name="Normal" style:family="paragraph">
      <style:paragraph-properties style:vertical-align="auto" fo:margin-bottom="0in" fo:line-height="103%"/>
    </style:style>
    <style:style style:name="TableCell6744" style:family="table-cell">
      <style:table-cell-properties fo:border="0.0069in solid #000000" style:writing-mode="lr-tb" fo:padding-top="0in" fo:padding-left="0.075in" fo:padding-bottom="0in" fo:padding-right="0.075in"/>
    </style:style>
    <style:style style:name="P6745" style:parent-style-name="Normal" style:family="paragraph">
      <style:paragraph-properties style:vertical-align="auto" fo:margin-bottom="0in" fo:line-height="103%"/>
    </style:style>
    <style:style style:name="TableCell6746" style:family="table-cell">
      <style:table-cell-properties fo:border="0.0069in solid #000000" style:writing-mode="lr-tb" fo:padding-top="0in" fo:padding-left="0.075in" fo:padding-bottom="0in" fo:padding-right="0.075in"/>
    </style:style>
    <style:style style:name="P6747" style:parent-style-name="Normal" style:family="paragraph">
      <style:paragraph-properties style:vertical-align="auto" fo:margin-bottom="0in" fo:line-height="103%"/>
    </style:style>
    <style:style style:name="TableCell6748" style:family="table-cell">
      <style:table-cell-properties fo:border="0.0069in solid #000000" style:writing-mode="lr-tb" fo:padding-top="0in" fo:padding-left="0.075in" fo:padding-bottom="0in" fo:padding-right="0.075in"/>
    </style:style>
    <style:style style:name="P6749" style:parent-style-name="Normal" style:family="paragraph">
      <style:paragraph-properties style:vertical-align="auto" fo:margin-bottom="0in" fo:line-height="103%"/>
    </style:style>
    <style:style style:name="TableRow6750" style:family="table-row">
      <style:table-row-properties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5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55" style:family="table-cell">
      <style:table-cell-properties fo:border="0.0069in solid #000000" style:writing-mode="lr-tb" fo:padding-top="0in" fo:padding-left="0.075in" fo:padding-bottom="0in" fo:padding-right="0.075in"/>
    </style:style>
    <style:style style:name="P6756" style:parent-style-name="Normal" style:family="paragraph">
      <style:paragraph-properties style:vertical-align="auto" fo:margin-bottom="0in" fo:line-height="103%"/>
    </style:style>
    <style:style style:name="TableCell6757" style:family="table-cell">
      <style:table-cell-properties fo:border="0.0069in solid #000000" style:writing-mode="lr-tb" fo:padding-top="0in" fo:padding-left="0.075in" fo:padding-bottom="0in" fo:padding-right="0.075in"/>
    </style:style>
    <style:style style:name="P6758" style:parent-style-name="Normal" style:family="paragraph">
      <style:paragraph-properties style:vertical-align="auto" fo:margin-bottom="0in" fo:line-height="103%"/>
    </style:style>
    <style:style style:name="TableCell6759" style:family="table-cell">
      <style:table-cell-properties fo:border="0.0069in solid #000000" style:writing-mode="lr-tb" fo:padding-top="0in" fo:padding-left="0.075in" fo:padding-bottom="0in" fo:padding-right="0.075in"/>
    </style:style>
    <style:style style:name="P6760" style:parent-style-name="Normal" style:family="paragraph">
      <style:paragraph-properties style:vertical-align="auto" fo:margin-bottom="0in" fo:line-height="103%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Normal" style:family="paragraph">
      <style:paragraph-properties style:vertical-align="auto" fo:margin-bottom="0in" fo:line-height="103%"/>
    </style:style>
    <style:style style:name="TableCell6763" style:family="table-cell">
      <style:table-cell-properties fo:border="0.0069in solid #000000" style:writing-mode="lr-tb" fo:padding-top="0in" fo:padding-left="0.075in" fo:padding-bottom="0in" fo:padding-right="0.075in"/>
    </style:style>
    <style:style style:name="P6764" style:parent-style-name="Normal" style:family="paragraph">
      <style:paragraph-properties style:vertical-align="auto" fo:margin-bottom="0in" fo:line-height="103%"/>
    </style:style>
    <style:style style:name="TableCell6765" style:family="table-cell">
      <style:table-cell-properties fo:border="0.0069in solid #000000" style:writing-mode="lr-tb" fo:padding-top="0in" fo:padding-left="0.075in" fo:padding-bottom="0in" fo:padding-right="0.075in"/>
    </style:style>
    <style:style style:name="P6766" style:parent-style-name="Normal" style:family="paragraph">
      <style:paragraph-properties style:vertical-align="auto" fo:margin-bottom="0in" fo:line-height="103%"/>
    </style:style>
    <style:style style:name="TableCell6767" style:family="table-cell">
      <style:table-cell-properties fo:border="0.0069in solid #000000" style:writing-mode="lr-tb" fo:padding-top="0in" fo:padding-left="0.075in" fo:padding-bottom="0in" fo:padding-right="0.075in"/>
    </style:style>
    <style:style style:name="P6768" style:parent-style-name="Normal" style:family="paragraph">
      <style:paragraph-properties style:vertical-align="auto" fo:margin-bottom="0in" fo:line-height="103%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style:vertical-align="auto" fo:margin-bottom="0in" fo:line-height="103%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style:vertical-align="auto" fo:margin-bottom="0in" fo:line-height="103%"/>
    </style:style>
    <style:style style:name="TableRow6773" style:family="table-row">
      <style:table-row-properties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7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78" style:family="table-cell">
      <style:table-cell-properties fo:border="0.0069in solid #000000" style:writing-mode="lr-tb" fo:padding-top="0in" fo:padding-left="0.075in" fo:padding-bottom="0in" fo:padding-right="0.075in"/>
    </style:style>
    <style:style style:name="P6779" style:parent-style-name="Normal" style:family="paragraph">
      <style:paragraph-properties style:vertical-align="auto" fo:margin-bottom="0in" fo:line-height="103%"/>
    </style:style>
    <style:style style:name="TableCell6780" style:family="table-cell">
      <style:table-cell-properties fo:border="0.0069in solid #000000" style:writing-mode="lr-tb" fo:padding-top="0in" fo:padding-left="0.075in" fo:padding-bottom="0in" fo:padding-right="0.075in"/>
    </style:style>
    <style:style style:name="P6781" style:parent-style-name="Normal" style:family="paragraph">
      <style:paragraph-properties style:vertical-align="auto" fo:margin-bottom="0in" fo:line-height="103%"/>
    </style:style>
    <style:style style:name="TableCell6782" style:family="table-cell">
      <style:table-cell-properties fo:border="0.0069in solid #000000" style:writing-mode="lr-tb" fo:padding-top="0in" fo:padding-left="0.075in" fo:padding-bottom="0in" fo:padding-right="0.075in"/>
    </style:style>
    <style:style style:name="P6783" style:parent-style-name="Normal" style:family="paragraph">
      <style:paragraph-properties style:vertical-align="auto" fo:margin-bottom="0in" fo:line-height="103%"/>
    </style:style>
    <style:style style:name="TableCell6784" style:family="table-cell">
      <style:table-cell-properties fo:border="0.0069in solid #000000" style:writing-mode="lr-tb" fo:padding-top="0in" fo:padding-left="0.075in" fo:padding-bottom="0in" fo:padding-right="0.075in"/>
    </style:style>
    <style:style style:name="P6785" style:parent-style-name="Normal" style:family="paragraph">
      <style:paragraph-properties style:vertical-align="auto" fo:margin-bottom="0in" fo:line-height="103%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style:vertical-align="auto" fo:margin-bottom="0in" fo:line-height="103%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style:vertical-align="auto" fo:margin-bottom="0in" fo:line-height="103%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style:vertical-align="auto" fo:margin-bottom="0in" fo:line-height="103%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style:vertical-align="auto" fo:margin-bottom="0in" fo:line-height="103%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style:vertical-align="auto" fo:margin-bottom="0in" fo:line-height="103%"/>
    </style:style>
    <style:style style:name="TableRow6796" style:family="table-row">
      <style:table-row-properties/>
    </style:style>
    <style:style style:name="TableCell6797" style:family="table-cell">
      <style:table-cell-properties fo:border="0.0069in solid #000000" style:writing-mode="lr-tb" fo:padding-top="0in" fo:padding-left="0.075in" fo:padding-bottom="0in" fo:padding-right="0.075in"/>
    </style:style>
    <style:style style:name="P67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79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01" style:family="table-cell">
      <style:table-cell-properties fo:border="0.0069in solid #000000" style:writing-mode="lr-tb" fo:padding-top="0in" fo:padding-left="0.075in" fo:padding-bottom="0in" fo:padding-right="0.075in"/>
    </style:style>
    <style:style style:name="P6802" style:parent-style-name="Normal" style:family="paragraph">
      <style:paragraph-properties style:vertical-align="auto" fo:margin-bottom="0in" fo:line-height="103%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style:vertical-align="auto" fo:margin-bottom="0in" fo:line-height="103%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style:vertical-align="auto" fo:margin-bottom="0in" fo:line-height="103%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style:vertical-align="auto" fo:margin-bottom="0in" fo:line-height="103%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style:vertical-align="auto" fo:margin-bottom="0in" fo:line-height="103%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style:vertical-align="auto" fo:margin-bottom="0in" fo:line-height="103%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style:vertical-align="auto" fo:margin-bottom="0in" fo:line-height="103%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style:vertical-align="auto" fo:margin-bottom="0in" fo:line-height="103%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style:vertical-align="auto" fo:margin-bottom="0in" fo:line-height="103%"/>
    </style:style>
    <style:style style:name="TableRow6819" style:family="table-row">
      <style:table-row-properties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22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style:vertical-align="auto" fo:margin-bottom="0in" fo:line-height="103%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style:vertical-align="auto" fo:margin-bottom="0in" fo:line-height="103%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style:vertical-align="auto" fo:margin-bottom="0in" fo:line-height="103%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style:vertical-align="auto" fo:margin-bottom="0in" fo:line-height="103%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style:vertical-align="auto" fo:margin-bottom="0in" fo:line-height="103%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style:vertical-align="auto" fo:margin-bottom="0in" fo:line-height="103%"/>
    </style:style>
    <style:style style:name="TableCell6836" style:family="table-cell">
      <style:table-cell-properties fo:border="0.0069in solid #000000" style:writing-mode="lr-tb" fo:padding-top="0in" fo:padding-left="0.075in" fo:padding-bottom="0in" fo:padding-right="0.075in"/>
    </style:style>
    <style:style style:name="P6837" style:parent-style-name="Normal" style:family="paragraph">
      <style:paragraph-properties style:vertical-align="auto" fo:margin-bottom="0in" fo:line-height="103%"/>
    </style:style>
    <style:style style:name="TableCell6838" style:family="table-cell">
      <style:table-cell-properties fo:border="0.0069in solid #000000" style:writing-mode="lr-tb" fo:padding-top="0in" fo:padding-left="0.075in" fo:padding-bottom="0in" fo:padding-right="0.075in"/>
    </style:style>
    <style:style style:name="P6839" style:parent-style-name="Normal" style:family="paragraph">
      <style:paragraph-properties style:vertical-align="auto" fo:margin-bottom="0in" fo:line-height="103%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style:vertical-align="auto" fo:margin-bottom="0in" fo:line-height="103%"/>
    </style:style>
    <style:style style:name="TableRow6842" style:family="table-row">
      <style:table-row-properties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45" style:family="table-cell">
      <style:table-cell-properties fo:border="0.0069in solid #000000" style:writing-mode="lr-tb" fo:padding-top="0in" fo:padding-left="0.0069in" fo:padding-bottom="0in" fo:padding-right="0.0069in"/>
    </style:style>
    <style:style style:name="P68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style:vertical-align="auto" fo:margin-bottom="0in" fo:line-height="103%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style:vertical-align="auto" fo:margin-bottom="0in" fo:line-height="103%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style:vertical-align="auto" fo:margin-bottom="0in" fo:line-height="103%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Normal" style:family="paragraph">
      <style:paragraph-properties style:vertical-align="auto" fo:margin-bottom="0in" fo:line-height="103%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Normal" style:family="paragraph">
      <style:paragraph-properties style:vertical-align="auto" fo:margin-bottom="0in" fo:line-height="103%"/>
    </style:style>
    <style:style style:name="TableCell6857" style:family="table-cell">
      <style:table-cell-properties fo:border="0.0069in solid #000000" style:writing-mode="lr-tb" fo:padding-top="0in" fo:padding-left="0.075in" fo:padding-bottom="0in" fo:padding-right="0.075in"/>
    </style:style>
    <style:style style:name="P6858" style:parent-style-name="Normal" style:family="paragraph">
      <style:paragraph-properties style:vertical-align="auto" fo:margin-bottom="0in" fo:line-height="103%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Normal" style:family="paragraph">
      <style:paragraph-properties style:vertical-align="auto" fo:margin-bottom="0in" fo:line-height="103%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Normal" style:family="paragraph">
      <style:paragraph-properties style:vertical-align="auto" fo:margin-bottom="0in" fo:line-height="103%"/>
    </style:style>
    <style:style style:name="TableCell6863" style:family="table-cell">
      <style:table-cell-properties fo:border="0.0069in solid #000000" style:writing-mode="lr-tb" fo:padding-top="0in" fo:padding-left="0.075in" fo:padding-bottom="0in" fo:padding-right="0.075in"/>
    </style:style>
    <style:style style:name="P6864" style:parent-style-name="Normal" style:family="paragraph">
      <style:paragraph-properties style:vertical-align="auto" fo:margin-bottom="0in" fo:line-height="103%"/>
    </style:style>
    <style:style style:name="TableRow6865" style:family="table-row">
      <style:table-row-properties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8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70" style:family="table-cell">
      <style:table-cell-properties fo:border="0.0069in solid #000000" style:writing-mode="lr-tb" fo:padding-top="0in" fo:padding-left="0.075in" fo:padding-bottom="0in" fo:padding-right="0.075in"/>
    </style:style>
    <style:style style:name="P6871" style:parent-style-name="Normal" style:family="paragraph">
      <style:paragraph-properties style:vertical-align="auto" fo:margin-bottom="0in" fo:line-height="103%"/>
    </style:style>
    <style:style style:name="TableCell6872" style:family="table-cell">
      <style:table-cell-properties fo:border="0.0069in solid #000000" style:writing-mode="lr-tb" fo:padding-top="0in" fo:padding-left="0.075in" fo:padding-bottom="0in" fo:padding-right="0.075in"/>
    </style:style>
    <style:style style:name="P6873" style:parent-style-name="Normal" style:family="paragraph">
      <style:paragraph-properties style:vertical-align="auto" fo:margin-bottom="0in" fo:line-height="103%"/>
    </style:style>
    <style:style style:name="TableCell6874" style:family="table-cell">
      <style:table-cell-properties fo:border="0.0069in solid #000000" style:writing-mode="lr-tb" fo:padding-top="0in" fo:padding-left="0.075in" fo:padding-bottom="0in" fo:padding-right="0.075in"/>
    </style:style>
    <style:style style:name="P6875" style:parent-style-name="Normal" style:family="paragraph">
      <style:paragraph-properties style:vertical-align="auto" fo:margin-bottom="0in" fo:line-height="103%"/>
    </style:style>
    <style:style style:name="TableCell6876" style:family="table-cell">
      <style:table-cell-properties fo:border="0.0069in solid #000000" style:writing-mode="lr-tb" fo:padding-top="0in" fo:padding-left="0.075in" fo:padding-bottom="0in" fo:padding-right="0.075in"/>
    </style:style>
    <style:style style:name="P6877" style:parent-style-name="Normal" style:family="paragraph">
      <style:paragraph-properties style:vertical-align="auto" fo:margin-bottom="0in" fo:line-height="103%"/>
    </style:style>
    <style:style style:name="TableCell6878" style:family="table-cell">
      <style:table-cell-properties fo:border="0.0069in solid #000000" style:writing-mode="lr-tb" fo:padding-top="0in" fo:padding-left="0.075in" fo:padding-bottom="0in" fo:padding-right="0.075in"/>
    </style:style>
    <style:style style:name="P6879" style:parent-style-name="Normal" style:family="paragraph">
      <style:paragraph-properties style:vertical-align="auto" fo:margin-bottom="0in" fo:line-height="103%"/>
    </style:style>
    <style:style style:name="TableCell6880" style:family="table-cell">
      <style:table-cell-properties fo:border="0.0069in solid #000000" style:writing-mode="lr-tb" fo:padding-top="0in" fo:padding-left="0.075in" fo:padding-bottom="0in" fo:padding-right="0.075in"/>
    </style:style>
    <style:style style:name="P6881" style:parent-style-name="Normal" style:family="paragraph">
      <style:paragraph-properties style:vertical-align="auto" fo:margin-bottom="0in" fo:line-height="103%"/>
    </style:style>
    <style:style style:name="TableCell6882" style:family="table-cell">
      <style:table-cell-properties fo:border="0.0069in solid #000000" style:writing-mode="lr-tb" fo:padding-top="0in" fo:padding-left="0.075in" fo:padding-bottom="0in" fo:padding-right="0.075in"/>
    </style:style>
    <style:style style:name="P6883" style:parent-style-name="Normal" style:family="paragraph">
      <style:paragraph-properties style:vertical-align="auto" fo:margin-bottom="0in" fo:line-height="103%"/>
    </style:style>
    <style:style style:name="TableCell6884" style:family="table-cell">
      <style:table-cell-properties fo:border="0.0069in solid #000000" style:writing-mode="lr-tb" fo:padding-top="0in" fo:padding-left="0.075in" fo:padding-bottom="0in" fo:padding-right="0.075in"/>
    </style:style>
    <style:style style:name="P6885" style:parent-style-name="Normal" style:family="paragraph">
      <style:paragraph-properties style:vertical-align="auto" fo:margin-bottom="0in" fo:line-height="103%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Normal" style:family="paragraph">
      <style:paragraph-properties style:vertical-align="auto" fo:margin-bottom="0in" fo:line-height="103%"/>
    </style:style>
    <style:style style:name="TableRow6888" style:family="table-row">
      <style:table-row-properties/>
    </style:style>
    <style:style style:name="TableCell6889" style:family="table-cell">
      <style:table-cell-properties fo:border="0.0069in solid #000000" style:writing-mode="lr-tb" fo:padding-top="0in" fo:padding-left="0.075in" fo:padding-bottom="0in" fo:padding-right="0.075in"/>
    </style:style>
    <style:style style:name="P68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9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893" style:family="table-cell">
      <style:table-cell-properties fo:border="0.0069in solid #000000" style:writing-mode="lr-tb" fo:padding-top="0in" fo:padding-left="0.075in" fo:padding-bottom="0in" fo:padding-right="0.075in"/>
    </style:style>
    <style:style style:name="P6894" style:parent-style-name="Normal" style:family="paragraph">
      <style:paragraph-properties style:vertical-align="auto" fo:margin-bottom="0in" fo:line-height="103%"/>
    </style:style>
    <style:style style:name="TableCell6895" style:family="table-cell">
      <style:table-cell-properties fo:border="0.0069in solid #000000" style:writing-mode="lr-tb" fo:padding-top="0in" fo:padding-left="0.075in" fo:padding-bottom="0in" fo:padding-right="0.075in"/>
    </style:style>
    <style:style style:name="P6896" style:parent-style-name="Normal" style:family="paragraph">
      <style:paragraph-properties style:vertical-align="auto" fo:margin-bottom="0in" fo:line-height="103%"/>
    </style:style>
    <style:style style:name="TableCell6897" style:family="table-cell">
      <style:table-cell-properties fo:border="0.0069in solid #000000" style:writing-mode="lr-tb" fo:padding-top="0in" fo:padding-left="0.075in" fo:padding-bottom="0in" fo:padding-right="0.075in"/>
    </style:style>
    <style:style style:name="P6898" style:parent-style-name="Normal" style:family="paragraph">
      <style:paragraph-properties style:vertical-align="auto" fo:margin-bottom="0in" fo:line-height="103%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Normal" style:family="paragraph">
      <style:paragraph-properties style:vertical-align="auto" fo:margin-bottom="0in" fo:line-height="103%"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Normal" style:family="paragraph">
      <style:paragraph-properties style:vertical-align="auto" fo:margin-bottom="0in" fo:line-height="103%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Normal" style:family="paragraph">
      <style:paragraph-properties style:vertical-align="auto" fo:margin-bottom="0in" fo:line-height="103%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style:vertical-align="auto" fo:margin-bottom="0in" fo:line-height="103%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style:vertical-align="auto" fo:margin-bottom="0in" fo:line-height="103%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style:vertical-align="auto" fo:margin-bottom="0in" fo:line-height="103%"/>
    </style:style>
    <style:style style:name="TableRow6911" style:family="table-row">
      <style:table-row-properties/>
    </style:style>
    <style:style style:name="TableCell6912" style:family="table-cell">
      <style:table-cell-properties fo:border="0.0069in solid #000000" style:writing-mode="lr-tb" fo:padding-top="0in" fo:padding-left="0.075in" fo:padding-bottom="0in" fo:padding-right="0.075in"/>
    </style:style>
    <style:style style:name="P69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9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16" style:family="table-cell">
      <style:table-cell-properties fo:border="0.0069in solid #000000" style:writing-mode="lr-tb" fo:padding-top="0in" fo:padding-left="0.075in" fo:padding-bottom="0in" fo:padding-right="0.075in"/>
    </style:style>
    <style:style style:name="P6917" style:parent-style-name="Normal" style:family="paragraph">
      <style:paragraph-properties style:vertical-align="auto" fo:margin-bottom="0in" fo:line-height="103%"/>
    </style:style>
    <style:style style:name="TableCell6918" style:family="table-cell">
      <style:table-cell-properties fo:border="0.0069in solid #000000" style:writing-mode="lr-tb" fo:padding-top="0in" fo:padding-left="0.075in" fo:padding-bottom="0in" fo:padding-right="0.075in"/>
    </style:style>
    <style:style style:name="P6919" style:parent-style-name="Normal" style:family="paragraph">
      <style:paragraph-properties style:vertical-align="auto" fo:margin-bottom="0in" fo:line-height="103%"/>
    </style:style>
    <style:style style:name="TableCell6920" style:family="table-cell">
      <style:table-cell-properties fo:border="0.0069in solid #000000" style:writing-mode="lr-tb" fo:padding-top="0in" fo:padding-left="0.075in" fo:padding-bottom="0in" fo:padding-right="0.075in"/>
    </style:style>
    <style:style style:name="P6921" style:parent-style-name="Normal" style:family="paragraph">
      <style:paragraph-properties style:vertical-align="auto" fo:margin-bottom="0in" fo:line-height="103%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style:vertical-align="auto" fo:margin-bottom="0in" fo:line-height="103%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style:vertical-align="auto" fo:margin-bottom="0in" fo:line-height="103%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style:vertical-align="auto" fo:margin-bottom="0in" fo:line-height="103%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style:vertical-align="auto" fo:margin-bottom="0in" fo:line-height="103%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style:vertical-align="auto" fo:margin-bottom="0in" fo:line-height="103%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style:vertical-align="auto" fo:margin-bottom="0in" fo:line-height="103%"/>
    </style:style>
    <style:style style:name="TableRow6934" style:family="table-row">
      <style:table-row-properties/>
    </style:style>
    <style:style style:name="TableCell6935" style:family="table-cell">
      <style:table-cell-properties fo:border="0.0069in solid #000000" style:writing-mode="lr-tb" fo:padding-top="0in" fo:padding-left="0.075in" fo:padding-bottom="0in" fo:padding-right="0.075in"/>
    </style:style>
    <style:style style:name="P69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style:vertical-align="auto" fo:margin-bottom="0in" fo:line-height="103%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style:vertical-align="auto" fo:margin-bottom="0in" fo:line-height="103%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style:vertical-align="auto" fo:margin-bottom="0in" fo:line-height="103%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style:vertical-align="auto" fo:margin-bottom="0in" fo:line-height="103%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style:vertical-align="auto" fo:margin-bottom="0in" fo:line-height="103%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style:vertical-align="auto" fo:margin-bottom="0in" fo:line-height="103%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style:vertical-align="auto" fo:margin-bottom="0in" fo:line-height="103%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style:vertical-align="auto" fo:margin-bottom="0in" fo:line-height="103%"/>
    </style:style>
    <style:style style:name="TableCell6955" style:family="table-cell">
      <style:table-cell-properties fo:border="0.0069in solid #000000" style:writing-mode="lr-tb" fo:padding-top="0in" fo:padding-left="0.075in" fo:padding-bottom="0in" fo:padding-right="0.075in"/>
    </style:style>
    <style:style style:name="P6956" style:parent-style-name="Normal" style:family="paragraph">
      <style:paragraph-properties style:vertical-align="auto" fo:margin-bottom="0in" fo:line-height="103%"/>
    </style:style>
    <style:style style:name="TableRow6957" style:family="table-row">
      <style:table-row-properties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style:vertical-align="auto" fo:margin-bottom="0in" fo:line-height="103%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style:vertical-align="auto" fo:margin-bottom="0in" fo:line-height="103%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style:vertical-align="auto" fo:margin-bottom="0in" fo:line-height="103%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style:vertical-align="auto" fo:margin-bottom="0in" fo:line-height="103%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style:vertical-align="auto" fo:margin-bottom="0in" fo:line-height="103%"/>
    </style:style>
    <style:style style:name="TableCell6972" style:family="table-cell">
      <style:table-cell-properties fo:border="0.0069in solid #000000" style:writing-mode="lr-tb" fo:padding-top="0in" fo:padding-left="0.075in" fo:padding-bottom="0in" fo:padding-right="0.075in"/>
    </style:style>
    <style:style style:name="P6973" style:parent-style-name="Normal" style:family="paragraph">
      <style:paragraph-properties style:vertical-align="auto" fo:margin-bottom="0in" fo:line-height="103%"/>
    </style:style>
    <style:style style:name="TableCell6974" style:family="table-cell">
      <style:table-cell-properties fo:border="0.0069in solid #000000" style:writing-mode="lr-tb" fo:padding-top="0in" fo:padding-left="0.075in" fo:padding-bottom="0in" fo:padding-right="0.075in"/>
    </style:style>
    <style:style style:name="P6975" style:parent-style-name="Normal" style:family="paragraph">
      <style:paragraph-properties style:vertical-align="auto" fo:margin-bottom="0in" fo:line-height="103%"/>
    </style:style>
    <style:style style:name="TableCell6976" style:family="table-cell">
      <style:table-cell-properties fo:border="0.0069in solid #000000" style:writing-mode="lr-tb" fo:padding-top="0in" fo:padding-left="0.075in" fo:padding-bottom="0in" fo:padding-right="0.075in"/>
    </style:style>
    <style:style style:name="P6977" style:parent-style-name="Normal" style:family="paragraph">
      <style:paragraph-properties style:vertical-align="auto" fo:margin-bottom="0in" fo:line-height="103%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style:vertical-align="auto" fo:margin-bottom="0in" fo:line-height="103%"/>
    </style:style>
    <style:style style:name="TableRow6980" style:family="table-row">
      <style:table-row-properties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83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style:vertical-align="auto" fo:margin-bottom="0in" fo:line-height="103%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style:vertical-align="auto" fo:margin-bottom="0in" fo:line-height="103%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Normal" style:family="paragraph">
      <style:paragraph-properties style:vertical-align="auto" fo:margin-bottom="0in" fo:line-height="103%"/>
    </style:style>
    <style:style style:name="TableCell6991" style:family="table-cell">
      <style:table-cell-properties fo:border="0.0069in solid #000000" style:writing-mode="lr-tb" fo:padding-top="0in" fo:padding-left="0.075in" fo:padding-bottom="0in" fo:padding-right="0.075in"/>
    </style:style>
    <style:style style:name="P6992" style:parent-style-name="Normal" style:family="paragraph">
      <style:paragraph-properties style:vertical-align="auto" fo:margin-bottom="0in" fo:line-height="103%"/>
    </style:style>
    <style:style style:name="TableCell6993" style:family="table-cell">
      <style:table-cell-properties fo:border="0.0069in solid #000000" style:writing-mode="lr-tb" fo:padding-top="0in" fo:padding-left="0.075in" fo:padding-bottom="0in" fo:padding-right="0.075in"/>
    </style:style>
    <style:style style:name="P6994" style:parent-style-name="Normal" style:family="paragraph">
      <style:paragraph-properties style:vertical-align="auto" fo:margin-bottom="0in" fo:line-height="103%"/>
    </style:style>
    <style:style style:name="TableCell6995" style:family="table-cell">
      <style:table-cell-properties fo:border="0.0069in solid #000000" style:writing-mode="lr-tb" fo:padding-top="0in" fo:padding-left="0.075in" fo:padding-bottom="0in" fo:padding-right="0.075in"/>
    </style:style>
    <style:style style:name="P6996" style:parent-style-name="Normal" style:family="paragraph">
      <style:paragraph-properties style:vertical-align="auto" fo:margin-bottom="0in" fo:line-height="103%"/>
    </style:style>
    <style:style style:name="TableCell6997" style:family="table-cell">
      <style:table-cell-properties fo:border="0.0069in solid #000000" style:writing-mode="lr-tb" fo:padding-top="0in" fo:padding-left="0.075in" fo:padding-bottom="0in" fo:padding-right="0.075in"/>
    </style:style>
    <style:style style:name="P6998" style:parent-style-name="Normal" style:family="paragraph">
      <style:paragraph-properties style:vertical-align="auto" fo:margin-bottom="0in" fo:line-height="103%"/>
    </style:style>
    <style:style style:name="TableCell69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0" style:parent-style-name="Normal" style:family="paragraph">
      <style:paragraph-properties style:vertical-align="auto" fo:margin-bottom="0in" fo:line-height="103%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Normal" style:family="paragraph">
      <style:paragraph-properties style:vertical-align="auto" fo:margin-bottom="0in" fo:line-height="103%"/>
    </style:style>
    <style:style style:name="TableRow7003" style:family="table-row">
      <style:table-row-properties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0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08" style:family="table-cell">
      <style:table-cell-properties fo:border="0.0069in solid #000000" style:writing-mode="lr-tb" fo:padding-top="0in" fo:padding-left="0.075in" fo:padding-bottom="0in" fo:padding-right="0.075in"/>
    </style:style>
    <style:style style:name="P7009" style:parent-style-name="Normal" style:family="paragraph">
      <style:paragraph-properties style:vertical-align="auto" fo:margin-bottom="0in" fo:line-height="103%"/>
    </style:style>
    <style:style style:name="TableCell7010" style:family="table-cell">
      <style:table-cell-properties fo:border="0.0069in solid #000000" style:writing-mode="lr-tb" fo:padding-top="0in" fo:padding-left="0.075in" fo:padding-bottom="0in" fo:padding-right="0.075in"/>
    </style:style>
    <style:style style:name="P7011" style:parent-style-name="Normal" style:family="paragraph">
      <style:paragraph-properties style:vertical-align="auto" fo:margin-bottom="0in" fo:line-height="103%"/>
    </style:style>
    <style:style style:name="TableCell7012" style:family="table-cell">
      <style:table-cell-properties fo:border="0.0069in solid #000000" style:writing-mode="lr-tb" fo:padding-top="0in" fo:padding-left="0.075in" fo:padding-bottom="0in" fo:padding-right="0.075in"/>
    </style:style>
    <style:style style:name="P7013" style:parent-style-name="Normal" style:family="paragraph">
      <style:paragraph-properties style:vertical-align="auto" fo:margin-bottom="0in" fo:line-height="103%"/>
    </style:style>
    <style:style style:name="TableCell7014" style:family="table-cell">
      <style:table-cell-properties fo:border="0.0069in solid #000000" style:writing-mode="lr-tb" fo:padding-top="0in" fo:padding-left="0.075in" fo:padding-bottom="0in" fo:padding-right="0.075in"/>
    </style:style>
    <style:style style:name="P7015" style:parent-style-name="Normal" style:family="paragraph">
      <style:paragraph-properties style:vertical-align="auto" fo:margin-bottom="0in" fo:line-height="103%"/>
    </style:style>
    <style:style style:name="TableCell7016" style:family="table-cell">
      <style:table-cell-properties fo:border="0.0069in solid #000000" style:writing-mode="lr-tb" fo:padding-top="0in" fo:padding-left="0.075in" fo:padding-bottom="0in" fo:padding-right="0.075in"/>
    </style:style>
    <style:style style:name="P7017" style:parent-style-name="Normal" style:family="paragraph">
      <style:paragraph-properties style:vertical-align="auto" fo:margin-bottom="0in" fo:line-height="103%"/>
    </style:style>
    <style:style style:name="TableCell7018" style:family="table-cell">
      <style:table-cell-properties fo:border="0.0069in solid #000000" style:writing-mode="lr-tb" fo:padding-top="0in" fo:padding-left="0.075in" fo:padding-bottom="0in" fo:padding-right="0.075in"/>
    </style:style>
    <style:style style:name="P7019" style:parent-style-name="Normal" style:family="paragraph">
      <style:paragraph-properties style:vertical-align="auto" fo:margin-bottom="0in" fo:line-height="103%"/>
    </style:style>
    <style:style style:name="TableCell7020" style:family="table-cell">
      <style:table-cell-properties fo:border="0.0069in solid #000000" style:writing-mode="lr-tb" fo:padding-top="0in" fo:padding-left="0.075in" fo:padding-bottom="0in" fo:padding-right="0.075in"/>
    </style:style>
    <style:style style:name="P7021" style:parent-style-name="Normal" style:family="paragraph">
      <style:paragraph-properties style:vertical-align="auto" fo:margin-bottom="0in" fo:line-height="103%"/>
    </style:style>
    <style:style style:name="TableCell7022" style:family="table-cell">
      <style:table-cell-properties fo:border="0.0069in solid #000000" style:writing-mode="lr-tb" fo:padding-top="0in" fo:padding-left="0.075in" fo:padding-bottom="0in" fo:padding-right="0.075in"/>
    </style:style>
    <style:style style:name="P7023" style:parent-style-name="Normal" style:family="paragraph">
      <style:paragraph-properties style:vertical-align="auto" fo:margin-bottom="0in" fo:line-height="103%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style:vertical-align="auto" fo:margin-bottom="0in" fo:line-height="103%"/>
    </style:style>
    <style:style style:name="TableRow7026" style:family="table-row">
      <style:table-row-properties/>
    </style:style>
    <style:style style:name="TableCell7027" style:family="table-cell">
      <style:table-cell-properties fo:border="0.0069in solid #000000" style:writing-mode="lr-tb" fo:padding-top="0in" fo:padding-left="0.075in" fo:padding-bottom="0in" fo:padding-right="0.075in"/>
    </style:style>
    <style:style style:name="P70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2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31" style:family="table-cell">
      <style:table-cell-properties fo:border="0.0069in solid #000000" style:writing-mode="lr-tb" fo:padding-top="0in" fo:padding-left="0.075in" fo:padding-bottom="0in" fo:padding-right="0.075in"/>
    </style:style>
    <style:style style:name="P7032" style:parent-style-name="Normal" style:family="paragraph">
      <style:paragraph-properties style:vertical-align="auto" fo:margin-bottom="0in" fo:line-height="103%"/>
    </style:style>
    <style:style style:name="TableCell7033" style:family="table-cell">
      <style:table-cell-properties fo:border="0.0069in solid #000000" style:writing-mode="lr-tb" fo:padding-top="0in" fo:padding-left="0.075in" fo:padding-bottom="0in" fo:padding-right="0.075in"/>
    </style:style>
    <style:style style:name="P7034" style:parent-style-name="Normal" style:family="paragraph">
      <style:paragraph-properties style:vertical-align="auto" fo:margin-bottom="0in" fo:line-height="103%"/>
    </style:style>
    <style:style style:name="TableCell7035" style:family="table-cell">
      <style:table-cell-properties fo:border="0.0069in solid #000000" style:writing-mode="lr-tb" fo:padding-top="0in" fo:padding-left="0.075in" fo:padding-bottom="0in" fo:padding-right="0.075in"/>
    </style:style>
    <style:style style:name="P7036" style:parent-style-name="Normal" style:family="paragraph">
      <style:paragraph-properties style:vertical-align="auto" fo:margin-bottom="0in" fo:line-height="103%"/>
    </style:style>
    <style:style style:name="TableCell7037" style:family="table-cell">
      <style:table-cell-properties fo:border="0.0069in solid #000000" style:writing-mode="lr-tb" fo:padding-top="0in" fo:padding-left="0.075in" fo:padding-bottom="0in" fo:padding-right="0.075in"/>
    </style:style>
    <style:style style:name="P7038" style:parent-style-name="Normal" style:family="paragraph">
      <style:paragraph-properties style:vertical-align="auto" fo:margin-bottom="0in" fo:line-height="103%"/>
    </style:style>
    <style:style style:name="TableCell7039" style:family="table-cell">
      <style:table-cell-properties fo:border="0.0069in solid #000000" style:writing-mode="lr-tb" fo:padding-top="0in" fo:padding-left="0.075in" fo:padding-bottom="0in" fo:padding-right="0.075in"/>
    </style:style>
    <style:style style:name="P7040" style:parent-style-name="Normal" style:family="paragraph">
      <style:paragraph-properties style:vertical-align="auto" fo:margin-bottom="0in" fo:line-height="103%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style:vertical-align="auto" fo:margin-bottom="0in" fo:line-height="103%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style:vertical-align="auto" fo:margin-bottom="0in" fo:line-height="103%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style:vertical-align="auto" fo:margin-bottom="0in" fo:line-height="103%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style:vertical-align="auto" fo:margin-bottom="0in" fo:line-height="103%"/>
    </style:style>
    <style:style style:name="TableRow7049" style:family="table-row">
      <style:table-row-properties/>
    </style:style>
    <style:style style:name="TableCell7050" style:family="table-cell">
      <style:table-cell-properties fo:border="0.0069in solid #000000" style:writing-mode="lr-tb" fo:padding-top="0in" fo:padding-left="0.075in" fo:padding-bottom="0in" fo:padding-right="0.075in"/>
    </style:style>
    <style:style style:name="P70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54" style:family="table-cell">
      <style:table-cell-properties fo:border="0.0069in solid #000000" style:writing-mode="lr-tb" fo:padding-top="0in" fo:padding-left="0.075in" fo:padding-bottom="0in" fo:padding-right="0.075in"/>
    </style:style>
    <style:style style:name="P7055" style:parent-style-name="Normal" style:family="paragraph">
      <style:paragraph-properties style:vertical-align="auto" fo:margin-bottom="0in" fo:line-height="103%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Normal" style:family="paragraph">
      <style:paragraph-properties style:vertical-align="auto" fo:margin-bottom="0in" fo:line-height="103%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style:vertical-align="auto" fo:margin-bottom="0in" fo:line-height="103%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style:vertical-align="auto" fo:margin-bottom="0in" fo:line-height="103%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style:vertical-align="auto" fo:margin-bottom="0in" fo:line-height="103%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style:vertical-align="auto" fo:margin-bottom="0in" fo:line-height="103%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style:vertical-align="auto" fo:margin-bottom="0in" fo:line-height="103%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style:vertical-align="auto" fo:margin-bottom="0in" fo:line-height="103%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style:vertical-align="auto" fo:margin-bottom="0in" fo:line-height="103%"/>
    </style:style>
    <style:style style:name="TableRow7072" style:family="table-row">
      <style:table-row-properties/>
    </style:style>
    <style:style style:name="TableCell7073" style:family="table-cell">
      <style:table-cell-properties fo:border="0.0069in solid #000000" style:writing-mode="lr-tb" fo:padding-top="0in" fo:padding-left="0.075in" fo:padding-bottom="0in" fo:padding-right="0.075in"/>
    </style:style>
    <style:style style:name="P70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77" style:family="table-cell">
      <style:table-cell-properties fo:border="0.0069in solid #000000" style:writing-mode="lr-tb" fo:padding-top="0in" fo:padding-left="0.075in" fo:padding-bottom="0in" fo:padding-right="0.075in"/>
    </style:style>
    <style:style style:name="P7078" style:parent-style-name="Normal" style:family="paragraph">
      <style:paragraph-properties style:vertical-align="auto" fo:margin-bottom="0in" fo:line-height="103%"/>
    </style:style>
    <style:style style:name="TableCell7079" style:family="table-cell">
      <style:table-cell-properties fo:border="0.0069in solid #000000" style:writing-mode="lr-tb" fo:padding-top="0in" fo:padding-left="0.075in" fo:padding-bottom="0in" fo:padding-right="0.075in"/>
    </style:style>
    <style:style style:name="P7080" style:parent-style-name="Normal" style:family="paragraph">
      <style:paragraph-properties style:vertical-align="auto" fo:margin-bottom="0in" fo:line-height="103%"/>
    </style:style>
    <style:style style:name="TableCell7081" style:family="table-cell">
      <style:table-cell-properties fo:border="0.0069in solid #000000" style:writing-mode="lr-tb" fo:padding-top="0in" fo:padding-left="0.075in" fo:padding-bottom="0in" fo:padding-right="0.075in"/>
    </style:style>
    <style:style style:name="P7082" style:parent-style-name="Normal" style:family="paragraph">
      <style:paragraph-properties style:vertical-align="auto" fo:margin-bottom="0in" fo:line-height="103%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Normal" style:family="paragraph">
      <style:paragraph-properties style:vertical-align="auto" fo:margin-bottom="0in" fo:line-height="103%"/>
    </style:style>
    <style:style style:name="TableCell7085" style:family="table-cell">
      <style:table-cell-properties fo:border="0.0069in solid #000000" style:writing-mode="lr-tb" fo:padding-top="0in" fo:padding-left="0.075in" fo:padding-bottom="0in" fo:padding-right="0.075in"/>
    </style:style>
    <style:style style:name="P7086" style:parent-style-name="Normal" style:family="paragraph">
      <style:paragraph-properties style:vertical-align="auto" fo:margin-bottom="0in" fo:line-height="103%"/>
    </style:style>
    <style:style style:name="TableCell7087" style:family="table-cell">
      <style:table-cell-properties fo:border="0.0069in solid #000000" style:writing-mode="lr-tb" fo:padding-top="0in" fo:padding-left="0.075in" fo:padding-bottom="0in" fo:padding-right="0.075in"/>
    </style:style>
    <style:style style:name="P7088" style:parent-style-name="Normal" style:family="paragraph">
      <style:paragraph-properties style:vertical-align="auto" fo:margin-bottom="0in" fo:line-height="103%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style:vertical-align="auto" fo:margin-bottom="0in" fo:line-height="103%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style:vertical-align="auto" fo:margin-bottom="0in" fo:line-height="103%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style:vertical-align="auto" fo:margin-bottom="0in" fo:line-height="103%"/>
    </style:style>
    <style:style style:name="TableRow7095" style:family="table-row">
      <style:table-row-properties/>
    </style:style>
    <style:style style:name="TableCell7096" style:family="table-cell">
      <style:table-cell-properties fo:border="0.0069in solid #000000" style:writing-mode="lr-tb" fo:padding-top="0in" fo:padding-left="0.075in" fo:padding-bottom="0in" fo:padding-right="0.075in"/>
    </style:style>
    <style:style style:name="P70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098" style:family="table-cell">
      <style:table-cell-properties fo:border="0.0069in solid #000000" style:writing-mode="lr-tb" fo:padding-top="0in" fo:padding-left="0.0069in" fo:padding-bottom="0in" fo:padding-right="0.0069in"/>
    </style:style>
    <style:style style:name="P70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00" style:family="table-cell">
      <style:table-cell-properties fo:border="0.0069in solid #000000" style:writing-mode="lr-tb" fo:padding-top="0in" fo:padding-left="0.075in" fo:padding-bottom="0in" fo:padding-right="0.075in"/>
    </style:style>
    <style:style style:name="P7101" style:parent-style-name="Normal" style:family="paragraph">
      <style:paragraph-properties style:vertical-align="auto" fo:margin-bottom="0in" fo:line-height="103%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Normal" style:family="paragraph">
      <style:paragraph-properties style:vertical-align="auto" fo:margin-bottom="0in" fo:line-height="103%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Normal" style:family="paragraph">
      <style:paragraph-properties style:vertical-align="auto" fo:margin-bottom="0in" fo:line-height="103%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style:vertical-align="auto" fo:margin-bottom="0in" fo:line-height="103%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style:vertical-align="auto" fo:margin-bottom="0in" fo:line-height="103%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style:vertical-align="auto" fo:margin-bottom="0in" fo:line-height="103%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style:vertical-align="auto" fo:margin-bottom="0in" fo:line-height="103%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style:vertical-align="auto" fo:margin-bottom="0in" fo:line-height="103%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style:vertical-align="auto" fo:margin-bottom="0in" fo:line-height="103%"/>
    </style:style>
    <style:style style:name="TableRow7118" style:family="table-row">
      <style:table-row-properties/>
    </style:style>
    <style:style style:name="TableCell7119" style:family="table-cell">
      <style:table-cell-properties fo:border="0.0069in solid #000000" style:writing-mode="lr-tb" fo:padding-top="0in" fo:padding-left="0.075in" fo:padding-bottom="0in" fo:padding-right="0.075in"/>
    </style:style>
    <style:style style:name="P71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71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style:vertical-align="auto" fo:margin-bottom="0in" fo:line-height="103%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style:vertical-align="auto" fo:margin-bottom="0in" fo:line-height="103%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style:vertical-align="auto" fo:margin-bottom="0in" fo:line-height="103%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style:vertical-align="auto" fo:margin-bottom="0in" fo:line-height="103%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style:vertical-align="auto" fo:margin-bottom="0in" fo:line-height="103%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style:vertical-align="auto" fo:margin-bottom="0in" fo:line-height="103%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style:vertical-align="auto" fo:margin-bottom="0in" fo:line-height="103%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style:vertical-align="auto" fo:margin-bottom="0in" fo:line-height="103%"/>
    </style:style>
    <style:style style:name="TableCell7139" style:family="table-cell">
      <style:table-cell-properties fo:border="0.0069in solid #000000" style:writing-mode="lr-tb" fo:padding-top="0in" fo:padding-left="0.075in" fo:padding-bottom="0in" fo:padding-right="0.075in"/>
    </style:style>
    <style:style style:name="P7140" style:parent-style-name="Normal" style:family="paragraph">
      <style:paragraph-properties style:vertical-align="auto" fo:margin-bottom="0in" fo:line-height="103%"/>
    </style:style>
    <style:style style:name="TableRow7141" style:family="table-row">
      <style:table-row-properties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style:vertical-align="auto" fo:margin-bottom="0in" fo:line-height="103%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style:vertical-align="auto" fo:margin-bottom="0in" fo:line-height="103%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style:vertical-align="auto" fo:margin-bottom="0in" fo:line-height="103%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style:vertical-align="auto" fo:margin-bottom="0in" fo:line-height="103%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style:vertical-align="auto" fo:margin-bottom="0in" fo:line-height="103%"/>
    </style:style>
    <style:style style:name="TableCell7156" style:family="table-cell">
      <style:table-cell-properties fo:border="0.0069in solid #000000" style:writing-mode="lr-tb" fo:padding-top="0in" fo:padding-left="0.075in" fo:padding-bottom="0in" fo:padding-right="0.075in"/>
    </style:style>
    <style:style style:name="P7157" style:parent-style-name="Normal" style:family="paragraph">
      <style:paragraph-properties style:vertical-align="auto" fo:margin-bottom="0in" fo:line-height="103%"/>
    </style:style>
    <style:style style:name="TableCell7158" style:family="table-cell">
      <style:table-cell-properties fo:border="0.0069in solid #000000" style:writing-mode="lr-tb" fo:padding-top="0in" fo:padding-left="0.075in" fo:padding-bottom="0in" fo:padding-right="0.075in"/>
    </style:style>
    <style:style style:name="P7159" style:parent-style-name="Normal" style:family="paragraph">
      <style:paragraph-properties style:vertical-align="auto" fo:margin-bottom="0in" fo:line-height="103%"/>
    </style:style>
    <style:style style:name="TableCell7160" style:family="table-cell">
      <style:table-cell-properties fo:border="0.0069in solid #000000" style:writing-mode="lr-tb" fo:padding-top="0in" fo:padding-left="0.075in" fo:padding-bottom="0in" fo:padding-right="0.075in"/>
    </style:style>
    <style:style style:name="P7161" style:parent-style-name="Normal" style:family="paragraph">
      <style:paragraph-properties style:vertical-align="auto" fo:margin-bottom="0in" fo:line-height="103%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style:vertical-align="auto" fo:margin-bottom="0in" fo:line-height="103%"/>
    </style:style>
    <style:style style:name="TableRow7164" style:family="table-row">
      <style:table-row-properties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style:vertical-align="auto" fo:margin-bottom="0in" fo:line-height="103%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style:vertical-align="auto" fo:margin-bottom="0in" fo:line-height="103%"/>
    </style:style>
    <style:style style:name="TableCell7173" style:family="table-cell">
      <style:table-cell-properties fo:border="0.0069in solid #000000" style:writing-mode="lr-tb" fo:padding-top="0in" fo:padding-left="0.075in" fo:padding-bottom="0in" fo:padding-right="0.075in"/>
    </style:style>
    <style:style style:name="P7174" style:parent-style-name="Normal" style:family="paragraph">
      <style:paragraph-properties style:vertical-align="auto" fo:margin-bottom="0in" fo:line-height="103%"/>
    </style:style>
    <style:style style:name="TableCell7175" style:family="table-cell">
      <style:table-cell-properties fo:border="0.0069in solid #000000" style:writing-mode="lr-tb" fo:padding-top="0in" fo:padding-left="0.075in" fo:padding-bottom="0in" fo:padding-right="0.075in"/>
    </style:style>
    <style:style style:name="P7176" style:parent-style-name="Normal" style:family="paragraph">
      <style:paragraph-properties style:vertical-align="auto" fo:margin-bottom="0in" fo:line-height="103%"/>
    </style:style>
    <style:style style:name="TableCell7177" style:family="table-cell">
      <style:table-cell-properties fo:border="0.0069in solid #000000" style:writing-mode="lr-tb" fo:padding-top="0in" fo:padding-left="0.075in" fo:padding-bottom="0in" fo:padding-right="0.075in"/>
    </style:style>
    <style:style style:name="P7178" style:parent-style-name="Normal" style:family="paragraph">
      <style:paragraph-properties style:vertical-align="auto" fo:margin-bottom="0in" fo:line-height="103%"/>
    </style:style>
    <style:style style:name="TableCell7179" style:family="table-cell">
      <style:table-cell-properties fo:border="0.0069in solid #000000" style:writing-mode="lr-tb" fo:padding-top="0in" fo:padding-left="0.075in" fo:padding-bottom="0in" fo:padding-right="0.075in"/>
    </style:style>
    <style:style style:name="P7180" style:parent-style-name="Normal" style:family="paragraph">
      <style:paragraph-properties style:vertical-align="auto" fo:margin-bottom="0in" fo:line-height="103%"/>
    </style:style>
    <style:style style:name="TableCell7181" style:family="table-cell">
      <style:table-cell-properties fo:border="0.0069in solid #000000" style:writing-mode="lr-tb" fo:padding-top="0in" fo:padding-left="0.075in" fo:padding-bottom="0in" fo:padding-right="0.075in"/>
    </style:style>
    <style:style style:name="P7182" style:parent-style-name="Normal" style:family="paragraph">
      <style:paragraph-properties style:vertical-align="auto" fo:margin-bottom="0in" fo:line-height="103%"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Normal" style:family="paragraph">
      <style:paragraph-properties style:vertical-align="auto" fo:margin-bottom="0in" fo:line-height="103%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style:vertical-align="auto" fo:margin-bottom="0in" fo:line-height="103%"/>
    </style:style>
    <style:style style:name="TableRow7187" style:family="table-row">
      <style:table-row-properties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192" style:family="table-cell">
      <style:table-cell-properties fo:border="0.0069in solid #000000" style:writing-mode="lr-tb" fo:padding-top="0in" fo:padding-left="0.075in" fo:padding-bottom="0in" fo:padding-right="0.075in"/>
    </style:style>
    <style:style style:name="P7193" style:parent-style-name="Normal" style:family="paragraph">
      <style:paragraph-properties style:vertical-align="auto" fo:margin-bottom="0in" fo:line-height="103%"/>
    </style:style>
    <style:style style:name="TableCell7194" style:family="table-cell">
      <style:table-cell-properties fo:border="0.0069in solid #000000" style:writing-mode="lr-tb" fo:padding-top="0in" fo:padding-left="0.075in" fo:padding-bottom="0in" fo:padding-right="0.075in"/>
    </style:style>
    <style:style style:name="P7195" style:parent-style-name="Normal" style:family="paragraph">
      <style:paragraph-properties style:vertical-align="auto" fo:margin-bottom="0in" fo:line-height="103%"/>
    </style:style>
    <style:style style:name="TableCell7196" style:family="table-cell">
      <style:table-cell-properties fo:border="0.0069in solid #000000" style:writing-mode="lr-tb" fo:padding-top="0in" fo:padding-left="0.075in" fo:padding-bottom="0in" fo:padding-right="0.075in"/>
    </style:style>
    <style:style style:name="P7197" style:parent-style-name="Normal" style:family="paragraph">
      <style:paragraph-properties style:vertical-align="auto" fo:margin-bottom="0in" fo:line-height="103%"/>
    </style:style>
    <style:style style:name="TableCell7198" style:family="table-cell">
      <style:table-cell-properties fo:border="0.0069in solid #000000" style:writing-mode="lr-tb" fo:padding-top="0in" fo:padding-left="0.075in" fo:padding-bottom="0in" fo:padding-right="0.075in"/>
    </style:style>
    <style:style style:name="P7199" style:parent-style-name="Normal" style:family="paragraph">
      <style:paragraph-properties style:vertical-align="auto" fo:margin-bottom="0in" fo:line-height="103%"/>
    </style:style>
    <style:style style:name="TableCell7200" style:family="table-cell">
      <style:table-cell-properties fo:border="0.0069in solid #000000" style:writing-mode="lr-tb" fo:padding-top="0in" fo:padding-left="0.075in" fo:padding-bottom="0in" fo:padding-right="0.075in"/>
    </style:style>
    <style:style style:name="P7201" style:parent-style-name="Normal" style:family="paragraph">
      <style:paragraph-properties style:vertical-align="auto" fo:margin-bottom="0in" fo:line-height="103%"/>
    </style:style>
    <style:style style:name="TableCell7202" style:family="table-cell">
      <style:table-cell-properties fo:border="0.0069in solid #000000" style:writing-mode="lr-tb" fo:padding-top="0in" fo:padding-left="0.075in" fo:padding-bottom="0in" fo:padding-right="0.075in"/>
    </style:style>
    <style:style style:name="P7203" style:parent-style-name="Normal" style:family="paragraph">
      <style:paragraph-properties style:vertical-align="auto" fo:margin-bottom="0in" fo:line-height="103%"/>
    </style:style>
    <style:style style:name="TableCell7204" style:family="table-cell">
      <style:table-cell-properties fo:border="0.0069in solid #000000" style:writing-mode="lr-tb" fo:padding-top="0in" fo:padding-left="0.075in" fo:padding-bottom="0in" fo:padding-right="0.075in"/>
    </style:style>
    <style:style style:name="P7205" style:parent-style-name="Normal" style:family="paragraph">
      <style:paragraph-properties style:vertical-align="auto" fo:margin-bottom="0in" fo:line-height="103%"/>
    </style:style>
    <style:style style:name="TableCell7206" style:family="table-cell">
      <style:table-cell-properties fo:border="0.0069in solid #000000" style:writing-mode="lr-tb" fo:padding-top="0in" fo:padding-left="0.075in" fo:padding-bottom="0in" fo:padding-right="0.075in"/>
    </style:style>
    <style:style style:name="P7207" style:parent-style-name="Normal" style:family="paragraph">
      <style:paragraph-properties style:vertical-align="auto" fo:margin-bottom="0in" fo:line-height="103%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style:vertical-align="auto" fo:margin-bottom="0in" fo:line-height="103%"/>
    </style:style>
    <style:style style:name="TableRow7210" style:family="table-row">
      <style:table-row-properties/>
    </style:style>
    <style:style style:name="TableCell7211" style:family="table-cell">
      <style:table-cell-properties fo:border="0.0069in solid #000000" style:writing-mode="lr-tb" fo:padding-top="0in" fo:padding-left="0.075in" fo:padding-bottom="0in" fo:padding-right="0.075in"/>
    </style:style>
    <style:style style:name="P72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13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15" style:family="table-cell">
      <style:table-cell-properties fo:border="0.0069in solid #000000" style:writing-mode="lr-tb" fo:padding-top="0in" fo:padding-left="0.075in" fo:padding-bottom="0in" fo:padding-right="0.075in"/>
    </style:style>
    <style:style style:name="P7216" style:parent-style-name="Normal" style:family="paragraph">
      <style:paragraph-properties style:vertical-align="auto" fo:margin-bottom="0in" fo:line-height="103%"/>
    </style:style>
    <style:style style:name="TableCell7217" style:family="table-cell">
      <style:table-cell-properties fo:border="0.0069in solid #000000" style:writing-mode="lr-tb" fo:padding-top="0in" fo:padding-left="0.075in" fo:padding-bottom="0in" fo:padding-right="0.075in"/>
    </style:style>
    <style:style style:name="P7218" style:parent-style-name="Normal" style:family="paragraph">
      <style:paragraph-properties style:vertical-align="auto" fo:margin-bottom="0in" fo:line-height="103%"/>
    </style:style>
    <style:style style:name="TableCell7219" style:family="table-cell">
      <style:table-cell-properties fo:border="0.0069in solid #000000" style:writing-mode="lr-tb" fo:padding-top="0in" fo:padding-left="0.075in" fo:padding-bottom="0in" fo:padding-right="0.075in"/>
    </style:style>
    <style:style style:name="P7220" style:parent-style-name="Normal" style:family="paragraph">
      <style:paragraph-properties style:vertical-align="auto" fo:margin-bottom="0in" fo:line-height="103%"/>
    </style:style>
    <style:style style:name="TableCell72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2" style:parent-style-name="Normal" style:family="paragraph">
      <style:paragraph-properties style:vertical-align="auto" fo:margin-bottom="0in" fo:line-height="103%"/>
    </style:style>
    <style:style style:name="TableCell7223" style:family="table-cell">
      <style:table-cell-properties fo:border="0.0069in solid #000000" style:writing-mode="lr-tb" fo:padding-top="0in" fo:padding-left="0.075in" fo:padding-bottom="0in" fo:padding-right="0.075in"/>
    </style:style>
    <style:style style:name="P7224" style:parent-style-name="Normal" style:family="paragraph">
      <style:paragraph-properties style:vertical-align="auto" fo:margin-bottom="0in" fo:line-height="103%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style:vertical-align="auto" fo:margin-bottom="0in" fo:line-height="103%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style:vertical-align="auto" fo:margin-bottom="0in" fo:line-height="103%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style:vertical-align="auto" fo:margin-bottom="0in" fo:line-height="103%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style:vertical-align="auto" fo:margin-bottom="0in" fo:line-height="103%"/>
    </style:style>
    <style:style style:name="TableRow7233" style:family="table-row">
      <style:table-row-properties/>
    </style:style>
    <style:style style:name="TableCell7234" style:family="table-cell">
      <style:table-cell-properties fo:border="0.0069in solid #000000" style:writing-mode="lr-tb" fo:padding-top="0in" fo:padding-left="0.075in" fo:padding-bottom="0in" fo:padding-right="0.075in"/>
    </style:style>
    <style:style style:name="P72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72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38" style:family="table-cell">
      <style:table-cell-properties fo:border="0.0069in solid #000000" style:writing-mode="lr-tb" fo:padding-top="0in" fo:padding-left="0.075in" fo:padding-bottom="0in" fo:padding-right="0.075in"/>
    </style:style>
    <style:style style:name="P7239" style:parent-style-name="Normal" style:family="paragraph">
      <style:paragraph-properties style:vertical-align="auto" fo:margin-bottom="0in" fo:line-height="103%"/>
    </style:style>
    <style:style style:name="TableCell7240" style:family="table-cell">
      <style:table-cell-properties fo:border="0.0069in solid #000000" style:writing-mode="lr-tb" fo:padding-top="0in" fo:padding-left="0.075in" fo:padding-bottom="0in" fo:padding-right="0.075in"/>
    </style:style>
    <style:style style:name="P7241" style:parent-style-name="Normal" style:family="paragraph">
      <style:paragraph-properties style:vertical-align="auto" fo:margin-bottom="0in" fo:line-height="103%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style:vertical-align="auto" fo:margin-bottom="0in" fo:line-height="103%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style:vertical-align="auto" fo:margin-bottom="0in" fo:line-height="103%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style:vertical-align="auto" fo:margin-bottom="0in" fo:line-height="103%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style:vertical-align="auto" fo:margin-bottom="0in" fo:line-height="103%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style:vertical-align="auto" fo:margin-bottom="0in" fo:line-height="103%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style:vertical-align="auto" fo:margin-bottom="0in" fo:line-height="103%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style:vertical-align="auto" fo:margin-bottom="0in" fo:line-height="103%"/>
    </style:style>
    <style:style style:name="TableRow7256" style:family="table-row">
      <style:table-row-properties/>
    </style:style>
    <style:style style:name="TableCell7257" style:family="table-cell">
      <style:table-cell-properties fo:border="0.0069in solid #000000" style:writing-mode="lr-tb" fo:padding-top="0in" fo:padding-left="0.075in" fo:padding-bottom="0in" fo:padding-right="0.075in"/>
    </style:style>
    <style:style style:name="P72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72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style:vertical-align="auto" fo:margin-bottom="0in" fo:line-height="103%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style:vertical-align="auto" fo:margin-bottom="0in" fo:line-height="103%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style:vertical-align="auto" fo:margin-bottom="0in" fo:line-height="103%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style:vertical-align="auto" fo:margin-bottom="0in" fo:line-height="103%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style:vertical-align="auto" fo:margin-bottom="0in" fo:line-height="103%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style:vertical-align="auto" fo:margin-bottom="0in" fo:line-height="103%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style:vertical-align="auto" fo:margin-bottom="0in" fo:line-height="103%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Normal" style:family="paragraph">
      <style:paragraph-properties style:vertical-align="auto" fo:margin-bottom="0in" fo:line-height="103%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style:vertical-align="auto" fo:margin-bottom="0in" fo:line-height="103%"/>
    </style:style>
    <style:style style:name="TableRow7279" style:family="table-row">
      <style:table-row-properties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82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style:vertical-align="auto" fo:margin-bottom="0in" fo:line-height="103%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style:vertical-align="auto" fo:margin-bottom="0in" fo:line-height="103%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style:vertical-align="auto" fo:margin-bottom="0in" fo:line-height="103%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style:vertical-align="auto" fo:margin-bottom="0in" fo:line-height="103%"/>
    </style:style>
    <style:style style:name="TableCell7292" style:family="table-cell">
      <style:table-cell-properties fo:border="0.0069in solid #000000" style:writing-mode="lr-tb" fo:padding-top="0in" fo:padding-left="0.075in" fo:padding-bottom="0in" fo:padding-right="0.075in"/>
    </style:style>
    <style:style style:name="P7293" style:parent-style-name="Normal" style:family="paragraph">
      <style:paragraph-properties style:vertical-align="auto" fo:margin-bottom="0in" fo:line-height="103%"/>
    </style:style>
    <style:style style:name="TableCell7294" style:family="table-cell">
      <style:table-cell-properties fo:border="0.0069in solid #000000" style:writing-mode="lr-tb" fo:padding-top="0in" fo:padding-left="0.075in" fo:padding-bottom="0in" fo:padding-right="0.075in"/>
    </style:style>
    <style:style style:name="P7295" style:parent-style-name="Normal" style:family="paragraph">
      <style:paragraph-properties style:vertical-align="auto" fo:margin-bottom="0in" fo:line-height="103%"/>
    </style:style>
    <style:style style:name="TableCell7296" style:family="table-cell">
      <style:table-cell-properties fo:border="0.0069in solid #000000" style:writing-mode="lr-tb" fo:padding-top="0in" fo:padding-left="0.075in" fo:padding-bottom="0in" fo:padding-right="0.075in"/>
    </style:style>
    <style:style style:name="P7297" style:parent-style-name="Normal" style:family="paragraph">
      <style:paragraph-properties style:vertical-align="auto" fo:margin-bottom="0in" fo:line-height="103%"/>
    </style:style>
    <style:style style:name="TableCell7298" style:family="table-cell">
      <style:table-cell-properties fo:border="0.0069in solid #000000" style:writing-mode="lr-tb" fo:padding-top="0in" fo:padding-left="0.075in" fo:padding-bottom="0in" fo:padding-right="0.075in"/>
    </style:style>
    <style:style style:name="P7299" style:parent-style-name="Normal" style:family="paragraph">
      <style:paragraph-properties style:vertical-align="auto" fo:margin-bottom="0in" fo:line-height="103%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style:vertical-align="auto" fo:margin-bottom="0in" fo:line-height="103%"/>
    </style:style>
    <style:style style:name="TableRow7302" style:family="table-row">
      <style:table-row-properties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style:vertical-align="auto" fo:margin-bottom="0in" fo:line-height="103%"/>
    </style:style>
    <style:style style:name="TableCell7309" style:family="table-cell">
      <style:table-cell-properties fo:border="0.0069in solid #000000" style:writing-mode="lr-tb" fo:padding-top="0in" fo:padding-left="0.075in" fo:padding-bottom="0in" fo:padding-right="0.075in"/>
    </style:style>
    <style:style style:name="P7310" style:parent-style-name="Normal" style:family="paragraph">
      <style:paragraph-properties style:vertical-align="auto" fo:margin-bottom="0in" fo:line-height="103%"/>
    </style:style>
    <style:style style:name="TableCell7311" style:family="table-cell">
      <style:table-cell-properties fo:border="0.0069in solid #000000" style:writing-mode="lr-tb" fo:padding-top="0in" fo:padding-left="0.075in" fo:padding-bottom="0in" fo:padding-right="0.075in"/>
    </style:style>
    <style:style style:name="P7312" style:parent-style-name="Normal" style:family="paragraph">
      <style:paragraph-properties style:vertical-align="auto" fo:margin-bottom="0in" fo:line-height="103%"/>
    </style:style>
    <style:style style:name="TableCell7313" style:family="table-cell">
      <style:table-cell-properties fo:border="0.0069in solid #000000" style:writing-mode="lr-tb" fo:padding-top="0in" fo:padding-left="0.075in" fo:padding-bottom="0in" fo:padding-right="0.075in"/>
    </style:style>
    <style:style style:name="P7314" style:parent-style-name="Normal" style:family="paragraph">
      <style:paragraph-properties style:vertical-align="auto" fo:margin-bottom="0in" fo:line-height="103%"/>
    </style:style>
    <style:style style:name="TableCell7315" style:family="table-cell">
      <style:table-cell-properties fo:border="0.0069in solid #000000" style:writing-mode="lr-tb" fo:padding-top="0in" fo:padding-left="0.075in" fo:padding-bottom="0in" fo:padding-right="0.075in"/>
    </style:style>
    <style:style style:name="P7316" style:parent-style-name="Normal" style:family="paragraph">
      <style:paragraph-properties style:vertical-align="auto" fo:margin-bottom="0in" fo:line-height="103%"/>
    </style:style>
    <style:style style:name="TableCell7317" style:family="table-cell">
      <style:table-cell-properties fo:border="0.0069in solid #000000" style:writing-mode="lr-tb" fo:padding-top="0in" fo:padding-left="0.075in" fo:padding-bottom="0in" fo:padding-right="0.075in"/>
    </style:style>
    <style:style style:name="P7318" style:parent-style-name="Normal" style:family="paragraph">
      <style:paragraph-properties style:vertical-align="auto" fo:margin-bottom="0in" fo:line-height="103%"/>
    </style:style>
    <style:style style:name="TableCell7319" style:family="table-cell">
      <style:table-cell-properties fo:border="0.0069in solid #000000" style:writing-mode="lr-tb" fo:padding-top="0in" fo:padding-left="0.075in" fo:padding-bottom="0in" fo:padding-right="0.075in"/>
    </style:style>
    <style:style style:name="P7320" style:parent-style-name="Normal" style:family="paragraph">
      <style:paragraph-properties style:vertical-align="auto" fo:margin-bottom="0in" fo:line-height="103%"/>
    </style:style>
    <style:style style:name="TableCell7321" style:family="table-cell">
      <style:table-cell-properties fo:border="0.0069in solid #000000" style:writing-mode="lr-tb" fo:padding-top="0in" fo:padding-left="0.075in" fo:padding-bottom="0in" fo:padding-right="0.075in"/>
    </style:style>
    <style:style style:name="P7322" style:parent-style-name="Normal" style:family="paragraph">
      <style:paragraph-properties style:vertical-align="auto" fo:margin-bottom="0in" fo:line-height="103%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Normal" style:family="paragraph">
      <style:paragraph-properties style:vertical-align="auto" fo:margin-bottom="0in" fo:line-height="103%"/>
    </style:style>
    <style:style style:name="TableRow7325" style:family="table-row">
      <style:table-row-properties/>
    </style:style>
    <style:style style:name="TableCell7326" style:family="table-cell">
      <style:table-cell-properties fo:border="0.0069in solid #000000" style:writing-mode="lr-tb" fo:padding-top="0in" fo:padding-left="0.075in" fo:padding-bottom="0in" fo:padding-right="0.075in"/>
    </style:style>
    <style:style style:name="P73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73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30" style:family="table-cell">
      <style:table-cell-properties fo:border="0.0069in solid #000000" style:writing-mode="lr-tb" fo:padding-top="0in" fo:padding-left="0.075in" fo:padding-bottom="0in" fo:padding-right="0.075in"/>
    </style:style>
    <style:style style:name="P7331" style:parent-style-name="Normal" style:family="paragraph">
      <style:paragraph-properties style:vertical-align="auto" fo:margin-bottom="0in" fo:line-height="103%"/>
    </style:style>
    <style:style style:name="TableCell73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3" style:parent-style-name="Normal" style:family="paragraph">
      <style:paragraph-properties style:vertical-align="auto" fo:margin-bottom="0in" fo:line-height="103%"/>
    </style:style>
    <style:style style:name="TableCell7334" style:family="table-cell">
      <style:table-cell-properties fo:border="0.0069in solid #000000" style:writing-mode="lr-tb" fo:padding-top="0in" fo:padding-left="0.075in" fo:padding-bottom="0in" fo:padding-right="0.075in"/>
    </style:style>
    <style:style style:name="P7335" style:parent-style-name="Normal" style:family="paragraph">
      <style:paragraph-properties style:vertical-align="auto" fo:margin-bottom="0in" fo:line-height="103%"/>
    </style:style>
    <style:style style:name="TableCell7336" style:family="table-cell">
      <style:table-cell-properties fo:border="0.0069in solid #000000" style:writing-mode="lr-tb" fo:padding-top="0in" fo:padding-left="0.075in" fo:padding-bottom="0in" fo:padding-right="0.075in"/>
    </style:style>
    <style:style style:name="P7337" style:parent-style-name="Normal" style:family="paragraph">
      <style:paragraph-properties style:vertical-align="auto" fo:margin-bottom="0in" fo:line-height="103%"/>
    </style:style>
    <style:style style:name="TableCell7338" style:family="table-cell">
      <style:table-cell-properties fo:border="0.0069in solid #000000" style:writing-mode="lr-tb" fo:padding-top="0in" fo:padding-left="0.075in" fo:padding-bottom="0in" fo:padding-right="0.075in"/>
    </style:style>
    <style:style style:name="P7339" style:parent-style-name="Normal" style:family="paragraph">
      <style:paragraph-properties style:vertical-align="auto" fo:margin-bottom="0in" fo:line-height="103%"/>
    </style:style>
    <style:style style:name="TableCell7340" style:family="table-cell">
      <style:table-cell-properties fo:border="0.0069in solid #000000" style:writing-mode="lr-tb" fo:padding-top="0in" fo:padding-left="0.075in" fo:padding-bottom="0in" fo:padding-right="0.075in"/>
    </style:style>
    <style:style style:name="P7341" style:parent-style-name="Normal" style:family="paragraph">
      <style:paragraph-properties style:vertical-align="auto" fo:margin-bottom="0in" fo:line-height="103%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Normal" style:family="paragraph">
      <style:paragraph-properties style:vertical-align="auto" fo:margin-bottom="0in" fo:line-height="103%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style:vertical-align="auto" fo:margin-bottom="0in" fo:line-height="103%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style:vertical-align="auto" fo:margin-bottom="0in" fo:line-height="103%"/>
    </style:style>
    <style:style style:name="TableRow7348" style:family="table-row">
      <style:table-row-properties/>
    </style:style>
    <style:style style:name="TableCell7349" style:family="table-cell">
      <style:table-cell-properties fo:border="0.0069in solid #000000" style:writing-mode="lr-tb" fo:padding-top="0in" fo:padding-left="0.075in" fo:padding-bottom="0in" fo:padding-right="0.075in"/>
    </style:style>
    <style:style style:name="P73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51" style:family="table-cell">
      <style:table-cell-properties fo:border="0.0069in solid #000000" style:writing-mode="lr-tb" fo:padding-top="0in" fo:padding-left="0.0069in" fo:padding-bottom="0in" fo:padding-right="0.0069in"/>
    </style:style>
    <style:style style:name="P73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53" style:family="table-cell">
      <style:table-cell-properties fo:border="0.0069in solid #000000" style:writing-mode="lr-tb" fo:padding-top="0in" fo:padding-left="0.075in" fo:padding-bottom="0in" fo:padding-right="0.075in"/>
    </style:style>
    <style:style style:name="P7354" style:parent-style-name="Normal" style:family="paragraph">
      <style:paragraph-properties style:vertical-align="auto" fo:margin-bottom="0in" fo:line-height="103%"/>
    </style:style>
    <style:style style:name="TableCell7355" style:family="table-cell">
      <style:table-cell-properties fo:border="0.0069in solid #000000" style:writing-mode="lr-tb" fo:padding-top="0in" fo:padding-left="0.075in" fo:padding-bottom="0in" fo:padding-right="0.075in"/>
    </style:style>
    <style:style style:name="P7356" style:parent-style-name="Normal" style:family="paragraph">
      <style:paragraph-properties style:vertical-align="auto" fo:margin-bottom="0in" fo:line-height="103%"/>
    </style:style>
    <style:style style:name="TableCell7357" style:family="table-cell">
      <style:table-cell-properties fo:border="0.0069in solid #000000" style:writing-mode="lr-tb" fo:padding-top="0in" fo:padding-left="0.075in" fo:padding-bottom="0in" fo:padding-right="0.075in"/>
    </style:style>
    <style:style style:name="P7358" style:parent-style-name="Normal" style:family="paragraph">
      <style:paragraph-properties style:vertical-align="auto" fo:margin-bottom="0in" fo:line-height="103%"/>
    </style:style>
    <style:style style:name="TableCell7359" style:family="table-cell">
      <style:table-cell-properties fo:border="0.0069in solid #000000" style:writing-mode="lr-tb" fo:padding-top="0in" fo:padding-left="0.075in" fo:padding-bottom="0in" fo:padding-right="0.075in"/>
    </style:style>
    <style:style style:name="P7360" style:parent-style-name="Normal" style:family="paragraph">
      <style:paragraph-properties style:vertical-align="auto" fo:margin-bottom="0in" fo:line-height="103%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style:vertical-align="auto" fo:margin-bottom="0in" fo:line-height="103%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style:vertical-align="auto" fo:margin-bottom="0in" fo:line-height="103%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style:vertical-align="auto" fo:margin-bottom="0in" fo:line-height="103%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style:vertical-align="auto" fo:margin-bottom="0in" fo:line-height="103%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style:vertical-align="auto" fo:margin-bottom="0in" fo:line-height="103%"/>
    </style:style>
    <style:style style:name="TableRow7371" style:family="table-row">
      <style:table-row-properties/>
    </style:style>
    <style:style style:name="TableCell7372" style:family="table-cell">
      <style:table-cell-properties fo:border="0.0069in solid #000000" style:writing-mode="lr-tb" fo:padding-top="0in" fo:padding-left="0.075in" fo:padding-bottom="0in" fo:padding-right="0.075in"/>
    </style:style>
    <style:style style:name="P73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76" style:family="table-cell">
      <style:table-cell-properties fo:border="0.0069in solid #000000" style:writing-mode="lr-tb" fo:padding-top="0in" fo:padding-left="0.075in" fo:padding-bottom="0in" fo:padding-right="0.075in"/>
    </style:style>
    <style:style style:name="P7377" style:parent-style-name="Normal" style:family="paragraph">
      <style:paragraph-properties style:vertical-align="auto" fo:margin-bottom="0in" fo:line-height="103%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style:vertical-align="auto" fo:margin-bottom="0in" fo:line-height="103%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style:vertical-align="auto" fo:margin-bottom="0in" fo:line-height="103%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style:vertical-align="auto" fo:margin-bottom="0in" fo:line-height="103%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style:vertical-align="auto" fo:margin-bottom="0in" fo:line-height="103%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style:vertical-align="auto" fo:margin-bottom="0in" fo:line-height="103%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style:vertical-align="auto" fo:margin-bottom="0in" fo:line-height="103%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style:vertical-align="auto" fo:margin-bottom="0in" fo:line-height="103%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style:vertical-align="auto" fo:margin-bottom="0in" fo:line-height="103%"/>
    </style:style>
    <style:style style:name="TableRow7394" style:family="table-row">
      <style:table-row-properties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97" style:family="table-cell">
      <style:table-cell-properties fo:border="0.0069in solid #000000" style:writing-mode="lr-tb" fo:padding-top="0in" fo:padding-left="0.0069in" fo:padding-bottom="0in" fo:padding-right="0.0069in"/>
    </style:style>
    <style:style style:name="P73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style:vertical-align="auto" fo:margin-bottom="0in" fo:line-height="103%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style:vertical-align="auto" fo:margin-bottom="0in" fo:line-height="103%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style:vertical-align="auto" fo:margin-bottom="0in" fo:line-height="103%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style:vertical-align="auto" fo:margin-bottom="0in" fo:line-height="103%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style:vertical-align="auto" fo:margin-bottom="0in" fo:line-height="103%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style:vertical-align="auto" fo:margin-bottom="0in" fo:line-height="103%"/>
    </style:style>
    <style:style style:name="TableCell7411" style:family="table-cell">
      <style:table-cell-properties fo:border="0.0069in solid #000000" style:writing-mode="lr-tb" fo:padding-top="0in" fo:padding-left="0.075in" fo:padding-bottom="0in" fo:padding-right="0.075in"/>
    </style:style>
    <style:style style:name="P7412" style:parent-style-name="Normal" style:family="paragraph">
      <style:paragraph-properties style:vertical-align="auto" fo:margin-bottom="0in" fo:line-height="103%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Normal" style:family="paragraph">
      <style:paragraph-properties style:vertical-align="auto" fo:margin-bottom="0in" fo:line-height="103%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Normal" style:family="paragraph">
      <style:paragraph-properties style:vertical-align="auto" fo:margin-bottom="0in" fo:line-height="103%"/>
    </style:style>
    <style:style style:name="TableRow7417" style:family="table-row">
      <style:table-row-properties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74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style:vertical-align="auto" fo:margin-bottom="0in" fo:line-height="103%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style:vertical-align="auto" fo:margin-bottom="0in" fo:line-height="103%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style:vertical-align="auto" fo:margin-bottom="0in" fo:line-height="103%"/>
    </style:style>
    <style:style style:name="TableCell7428" style:family="table-cell">
      <style:table-cell-properties fo:border="0.0069in solid #000000" style:writing-mode="lr-tb" fo:padding-top="0in" fo:padding-left="0.075in" fo:padding-bottom="0in" fo:padding-right="0.075in"/>
    </style:style>
    <style:style style:name="P7429" style:parent-style-name="Normal" style:family="paragraph">
      <style:paragraph-properties style:vertical-align="auto" fo:margin-bottom="0in" fo:line-height="103%"/>
    </style:style>
    <style:style style:name="TableCell7430" style:family="table-cell">
      <style:table-cell-properties fo:border="0.0069in solid #000000" style:writing-mode="lr-tb" fo:padding-top="0in" fo:padding-left="0.075in" fo:padding-bottom="0in" fo:padding-right="0.075in"/>
    </style:style>
    <style:style style:name="P7431" style:parent-style-name="Normal" style:family="paragraph">
      <style:paragraph-properties style:vertical-align="auto" fo:margin-bottom="0in" fo:line-height="103%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Normal" style:family="paragraph">
      <style:paragraph-properties style:vertical-align="auto" fo:margin-bottom="0in" fo:line-height="103%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Normal" style:family="paragraph">
      <style:paragraph-properties style:vertical-align="auto" fo:margin-bottom="0in" fo:line-height="103%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Normal" style:family="paragraph">
      <style:paragraph-properties style:vertical-align="auto" fo:margin-bottom="0in" fo:line-height="103%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Normal" style:family="paragraph">
      <style:paragraph-properties style:vertical-align="auto" fo:margin-bottom="0in" fo:line-height="103%"/>
    </style:style>
    <style:style style:name="TableRow7440" style:family="table-row">
      <style:table-row-properties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4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45" style:family="table-cell">
      <style:table-cell-properties fo:border="0.0069in solid #000000" style:writing-mode="lr-tb" fo:padding-top="0in" fo:padding-left="0.075in" fo:padding-bottom="0in" fo:padding-right="0.075in"/>
    </style:style>
    <style:style style:name="P7446" style:parent-style-name="Normal" style:family="paragraph">
      <style:paragraph-properties style:vertical-align="auto" fo:margin-bottom="0in" fo:line-height="103%"/>
    </style:style>
    <style:style style:name="TableCell7447" style:family="table-cell">
      <style:table-cell-properties fo:border="0.0069in solid #000000" style:writing-mode="lr-tb" fo:padding-top="0in" fo:padding-left="0.075in" fo:padding-bottom="0in" fo:padding-right="0.075in"/>
    </style:style>
    <style:style style:name="P7448" style:parent-style-name="Normal" style:family="paragraph">
      <style:paragraph-properties style:vertical-align="auto" fo:margin-bottom="0in" fo:line-height="103%"/>
    </style:style>
    <style:style style:name="TableCell7449" style:family="table-cell">
      <style:table-cell-properties fo:border="0.0069in solid #000000" style:writing-mode="lr-tb" fo:padding-top="0in" fo:padding-left="0.075in" fo:padding-bottom="0in" fo:padding-right="0.075in"/>
    </style:style>
    <style:style style:name="P7450" style:parent-style-name="Normal" style:family="paragraph">
      <style:paragraph-properties style:vertical-align="auto" fo:margin-bottom="0in" fo:line-height="103%"/>
    </style:style>
    <style:style style:name="TableCell7451" style:family="table-cell">
      <style:table-cell-properties fo:border="0.0069in solid #000000" style:writing-mode="lr-tb" fo:padding-top="0in" fo:padding-left="0.075in" fo:padding-bottom="0in" fo:padding-right="0.075in"/>
    </style:style>
    <style:style style:name="P7452" style:parent-style-name="Normal" style:family="paragraph">
      <style:paragraph-properties style:vertical-align="auto" fo:margin-bottom="0in" fo:line-height="103%"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Normal" style:family="paragraph">
      <style:paragraph-properties style:vertical-align="auto" fo:margin-bottom="0in" fo:line-height="103%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Normal" style:family="paragraph">
      <style:paragraph-properties style:vertical-align="auto" fo:margin-bottom="0in" fo:line-height="103%"/>
    </style:style>
    <style:style style:name="TableCell7457" style:family="table-cell">
      <style:table-cell-properties fo:border="0.0069in solid #000000" style:writing-mode="lr-tb" fo:padding-top="0in" fo:padding-left="0.075in" fo:padding-bottom="0in" fo:padding-right="0.075in"/>
    </style:style>
    <style:style style:name="P7458" style:parent-style-name="Normal" style:family="paragraph">
      <style:paragraph-properties style:vertical-align="auto" fo:margin-bottom="0in" fo:line-height="103%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Normal" style:family="paragraph">
      <style:paragraph-properties style:vertical-align="auto" fo:margin-bottom="0in" fo:line-height="103%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Normal" style:family="paragraph">
      <style:paragraph-properties style:vertical-align="auto" fo:margin-bottom="0in" fo:line-height="103%"/>
    </style:style>
    <style:style style:name="TableRow7463" style:family="table-row">
      <style:table-row-properties/>
    </style:style>
    <style:style style:name="TableCell7464" style:family="table-cell">
      <style:table-cell-properties fo:border="0.0069in solid #000000" style:writing-mode="lr-tb" fo:padding-top="0in" fo:padding-left="0.075in" fo:padding-bottom="0in" fo:padding-right="0.075in"/>
    </style:style>
    <style:style style:name="P74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6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68" style:family="table-cell">
      <style:table-cell-properties fo:border="0.0069in solid #000000" style:writing-mode="lr-tb" fo:padding-top="0in" fo:padding-left="0.075in" fo:padding-bottom="0in" fo:padding-right="0.075in"/>
    </style:style>
    <style:style style:name="P7469" style:parent-style-name="Normal" style:family="paragraph">
      <style:paragraph-properties style:vertical-align="auto" fo:margin-bottom="0in" fo:line-height="103%"/>
    </style:style>
    <style:style style:name="TableCell7470" style:family="table-cell">
      <style:table-cell-properties fo:border="0.0069in solid #000000" style:writing-mode="lr-tb" fo:padding-top="0in" fo:padding-left="0.075in" fo:padding-bottom="0in" fo:padding-right="0.075in"/>
    </style:style>
    <style:style style:name="P7471" style:parent-style-name="Normal" style:family="paragraph">
      <style:paragraph-properties style:vertical-align="auto" fo:margin-bottom="0in" fo:line-height="103%"/>
    </style:style>
    <style:style style:name="TableCell7472" style:family="table-cell">
      <style:table-cell-properties fo:border="0.0069in solid #000000" style:writing-mode="lr-tb" fo:padding-top="0in" fo:padding-left="0.075in" fo:padding-bottom="0in" fo:padding-right="0.075in"/>
    </style:style>
    <style:style style:name="P7473" style:parent-style-name="Normal" style:family="paragraph">
      <style:paragraph-properties style:vertical-align="auto" fo:margin-bottom="0in" fo:line-height="103%"/>
    </style:style>
    <style:style style:name="TableCell7474" style:family="table-cell">
      <style:table-cell-properties fo:border="0.0069in solid #000000" style:writing-mode="lr-tb" fo:padding-top="0in" fo:padding-left="0.075in" fo:padding-bottom="0in" fo:padding-right="0.075in"/>
    </style:style>
    <style:style style:name="P7475" style:parent-style-name="Normal" style:family="paragraph">
      <style:paragraph-properties style:vertical-align="auto" fo:margin-bottom="0in" fo:line-height="103%"/>
    </style:style>
    <style:style style:name="TableCell7476" style:family="table-cell">
      <style:table-cell-properties fo:border="0.0069in solid #000000" style:writing-mode="lr-tb" fo:padding-top="0in" fo:padding-left="0.075in" fo:padding-bottom="0in" fo:padding-right="0.075in"/>
    </style:style>
    <style:style style:name="P7477" style:parent-style-name="Normal" style:family="paragraph">
      <style:paragraph-properties style:vertical-align="auto" fo:margin-bottom="0in" fo:line-height="103%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Normal" style:family="paragraph">
      <style:paragraph-properties style:vertical-align="auto" fo:margin-bottom="0in" fo:line-height="103%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style:vertical-align="auto" fo:margin-bottom="0in" fo:line-height="103%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style:vertical-align="auto" fo:margin-bottom="0in" fo:line-height="103%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style:vertical-align="auto" fo:margin-bottom="0in" fo:line-height="103%"/>
    </style:style>
    <style:style style:name="TableRow7486" style:family="table-row">
      <style:table-row-properties/>
    </style:style>
    <style:style style:name="TableCell7487" style:family="table-cell">
      <style:table-cell-properties fo:border="0.0069in solid #000000" style:writing-mode="lr-tb" fo:padding-top="0in" fo:padding-left="0.075in" fo:padding-bottom="0in" fo:padding-right="0.075in"/>
    </style:style>
    <style:style style:name="P74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89" style:family="table-cell">
      <style:table-cell-properties fo:border="0.0069in solid #000000" style:writing-mode="lr-tb" fo:padding-top="0in" fo:padding-left="0.0069in" fo:padding-bottom="0in" fo:padding-right="0.0069in"/>
    </style:style>
    <style:style style:name="P74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Normal" style:family="paragraph">
      <style:paragraph-properties style:vertical-align="auto" fo:margin-bottom="0in" fo:line-height="103%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Normal" style:family="paragraph">
      <style:paragraph-properties style:vertical-align="auto" fo:margin-bottom="0in" fo:line-height="103%"/>
    </style:style>
    <style:style style:name="TableCell7495" style:family="table-cell">
      <style:table-cell-properties fo:border="0.0069in solid #000000" style:writing-mode="lr-tb" fo:padding-top="0in" fo:padding-left="0.075in" fo:padding-bottom="0in" fo:padding-right="0.075in"/>
    </style:style>
    <style:style style:name="P7496" style:parent-style-name="Normal" style:family="paragraph">
      <style:paragraph-properties style:vertical-align="auto" fo:margin-bottom="0in" fo:line-height="103%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style:vertical-align="auto" fo:margin-bottom="0in" fo:line-height="103%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style:vertical-align="auto" fo:margin-bottom="0in" fo:line-height="103%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style:vertical-align="auto" fo:margin-bottom="0in" fo:line-height="103%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style:vertical-align="auto" fo:margin-bottom="0in" fo:line-height="103%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style:vertical-align="auto" fo:margin-bottom="0in" fo:line-height="103%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style:vertical-align="auto" fo:margin-bottom="0in" fo:line-height="103%"/>
    </style:style>
    <style:style style:name="TableRow7509" style:family="table-row">
      <style:table-row-properties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style:vertical-align="auto" fo:margin-bottom="0in" fo:line-height="103%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style:vertical-align="auto" fo:margin-bottom="0in" fo:line-height="103%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style:vertical-align="auto" fo:margin-bottom="0in" fo:line-height="103%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style:vertical-align="auto" fo:margin-bottom="0in" fo:line-height="103%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style:vertical-align="auto" fo:margin-bottom="0in" fo:line-height="103%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style:vertical-align="auto" fo:margin-bottom="0in" fo:line-height="103%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style:vertical-align="auto" fo:margin-bottom="0in" fo:line-height="103%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style:vertical-align="auto" fo:margin-bottom="0in" fo:line-height="103%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Normal" style:family="paragraph">
      <style:paragraph-properties style:vertical-align="auto" fo:margin-bottom="0in" fo:line-height="103%"/>
    </style:style>
    <style:style style:name="TableRow7532" style:family="table-row">
      <style:table-row-properties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35" style:family="table-cell">
      <style:table-cell-properties fo:border="0.0069in solid #000000" style:writing-mode="lr-tb" fo:padding-top="0in" fo:padding-left="0.0069in" fo:padding-bottom="0in" fo:padding-right="0.0069in"/>
    </style:style>
    <style:style style:name="P75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style:vertical-align="auto" fo:margin-bottom="0in" fo:line-height="103%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style:vertical-align="auto" fo:margin-bottom="0in" fo:line-height="103%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style:vertical-align="auto" fo:margin-bottom="0in" fo:line-height="103%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style:vertical-align="auto" fo:margin-bottom="0in" fo:line-height="103%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style:vertical-align="auto" fo:margin-bottom="0in" fo:line-height="103%"/>
    </style:style>
    <style:style style:name="TableCell7547" style:family="table-cell">
      <style:table-cell-properties fo:border="0.0069in solid #000000" style:writing-mode="lr-tb" fo:padding-top="0in" fo:padding-left="0.075in" fo:padding-bottom="0in" fo:padding-right="0.075in"/>
    </style:style>
    <style:style style:name="P7548" style:parent-style-name="Normal" style:family="paragraph">
      <style:paragraph-properties style:vertical-align="auto" fo:margin-bottom="0in" fo:line-height="103%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Normal" style:family="paragraph">
      <style:paragraph-properties style:vertical-align="auto" fo:margin-bottom="0in" fo:line-height="103%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Normal" style:family="paragraph">
      <style:paragraph-properties style:vertical-align="auto" fo:margin-bottom="0in" fo:line-height="103%"/>
    </style:style>
    <style:style style:name="TableCell7553" style:family="table-cell">
      <style:table-cell-properties fo:border="0.0069in solid #000000" style:writing-mode="lr-tb" fo:padding-top="0in" fo:padding-left="0.075in" fo:padding-bottom="0in" fo:padding-right="0.075in"/>
    </style:style>
    <style:style style:name="P7554" style:parent-style-name="Normal" style:family="paragraph">
      <style:paragraph-properties style:vertical-align="auto" fo:margin-bottom="0in" fo:line-height="103%"/>
    </style:style>
    <style:style style:name="TableRow7555" style:family="table-row">
      <style:table-row-properties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58" style:family="table-cell">
      <style:table-cell-properties fo:border="0.0069in solid #000000" style:writing-mode="lr-tb" fo:padding-top="0in" fo:padding-left="0.0069in" fo:padding-bottom="0in" fo:padding-right="0.0069in"/>
    </style:style>
    <style:style style:name="P75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style:vertical-align="auto" fo:margin-bottom="0in" fo:line-height="103%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style:vertical-align="auto" fo:margin-bottom="0in" fo:line-height="103%"/>
    </style:style>
    <style:style style:name="TableCell7564" style:family="table-cell">
      <style:table-cell-properties fo:border="0.0069in solid #000000" style:writing-mode="lr-tb" fo:padding-top="0in" fo:padding-left="0.075in" fo:padding-bottom="0in" fo:padding-right="0.075in"/>
    </style:style>
    <style:style style:name="P7565" style:parent-style-name="Normal" style:family="paragraph">
      <style:paragraph-properties style:vertical-align="auto" fo:margin-bottom="0in" fo:line-height="103%"/>
    </style:style>
    <style:style style:name="TableCell7566" style:family="table-cell">
      <style:table-cell-properties fo:border="0.0069in solid #000000" style:writing-mode="lr-tb" fo:padding-top="0in" fo:padding-left="0.075in" fo:padding-bottom="0in" fo:padding-right="0.075in"/>
    </style:style>
    <style:style style:name="P7567" style:parent-style-name="Normal" style:family="paragraph">
      <style:paragraph-properties style:vertical-align="auto" fo:margin-bottom="0in" fo:line-height="103%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Normal" style:family="paragraph">
      <style:paragraph-properties style:vertical-align="auto" fo:margin-bottom="0in" fo:line-height="103%"/>
    </style:style>
    <style:style style:name="TableCell7570" style:family="table-cell">
      <style:table-cell-properties fo:border="0.0069in solid #000000" style:writing-mode="lr-tb" fo:padding-top="0in" fo:padding-left="0.075in" fo:padding-bottom="0in" fo:padding-right="0.075in"/>
    </style:style>
    <style:style style:name="P7571" style:parent-style-name="Normal" style:family="paragraph">
      <style:paragraph-properties style:vertical-align="auto" fo:margin-bottom="0in" fo:line-height="103%"/>
    </style:style>
    <style:style style:name="TableCell7572" style:family="table-cell">
      <style:table-cell-properties fo:border="0.0069in solid #000000" style:writing-mode="lr-tb" fo:padding-top="0in" fo:padding-left="0.075in" fo:padding-bottom="0in" fo:padding-right="0.075in"/>
    </style:style>
    <style:style style:name="P7573" style:parent-style-name="Normal" style:family="paragraph">
      <style:paragraph-properties style:vertical-align="auto" fo:margin-bottom="0in" fo:line-height="103%"/>
    </style:style>
    <style:style style:name="TableCell7574" style:family="table-cell">
      <style:table-cell-properties fo:border="0.0069in solid #000000" style:writing-mode="lr-tb" fo:padding-top="0in" fo:padding-left="0.075in" fo:padding-bottom="0in" fo:padding-right="0.075in"/>
    </style:style>
    <style:style style:name="P7575" style:parent-style-name="Normal" style:family="paragraph">
      <style:paragraph-properties style:vertical-align="auto" fo:margin-bottom="0in" fo:line-height="103%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style:vertical-align="auto" fo:margin-bottom="0in" fo:line-height="103%"/>
    </style:style>
    <style:style style:name="TableRow7578" style:family="table-row">
      <style:table-row-properties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81" style:family="table-cell">
      <style:table-cell-properties fo:border="0.0069in solid #000000" style:writing-mode="lr-tb" fo:padding-top="0in" fo:padding-left="0.0069in" fo:padding-bottom="0in" fo:padding-right="0.0069in"/>
    </style:style>
    <style:style style:name="P75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583" style:family="table-cell">
      <style:table-cell-properties fo:border="0.0069in solid #000000" style:writing-mode="lr-tb" fo:padding-top="0in" fo:padding-left="0.075in" fo:padding-bottom="0in" fo:padding-right="0.075in"/>
    </style:style>
    <style:style style:name="P7584" style:parent-style-name="Normal" style:family="paragraph">
      <style:paragraph-properties style:vertical-align="auto" fo:margin-bottom="0in" fo:line-height="103%"/>
    </style:style>
    <style:style style:name="TableCell7585" style:family="table-cell">
      <style:table-cell-properties fo:border="0.0069in solid #000000" style:writing-mode="lr-tb" fo:padding-top="0in" fo:padding-left="0.075in" fo:padding-bottom="0in" fo:padding-right="0.075in"/>
    </style:style>
    <style:style style:name="P7586" style:parent-style-name="Normal" style:family="paragraph">
      <style:paragraph-properties style:vertical-align="auto" fo:margin-bottom="0in" fo:line-height="103%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Normal" style:family="paragraph">
      <style:paragraph-properties style:vertical-align="auto" fo:margin-bottom="0in" fo:line-height="103%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Normal" style:family="paragraph">
      <style:paragraph-properties style:vertical-align="auto" fo:margin-bottom="0in" fo:line-height="103%"/>
    </style:style>
    <style:style style:name="TableCell7591" style:family="table-cell">
      <style:table-cell-properties fo:border="0.0069in solid #000000" style:writing-mode="lr-tb" fo:padding-top="0in" fo:padding-left="0.075in" fo:padding-bottom="0in" fo:padding-right="0.075in"/>
    </style:style>
    <style:style style:name="P7592" style:parent-style-name="Normal" style:family="paragraph">
      <style:paragraph-properties style:vertical-align="auto" fo:margin-bottom="0in" fo:line-height="103%"/>
    </style:style>
    <style:style style:name="TableCell7593" style:family="table-cell">
      <style:table-cell-properties fo:border="0.0069in solid #000000" style:writing-mode="lr-tb" fo:padding-top="0in" fo:padding-left="0.075in" fo:padding-bottom="0in" fo:padding-right="0.075in"/>
    </style:style>
    <style:style style:name="P7594" style:parent-style-name="Normal" style:family="paragraph">
      <style:paragraph-properties style:vertical-align="auto" fo:margin-bottom="0in" fo:line-height="103%"/>
    </style:style>
    <style:style style:name="TableCell7595" style:family="table-cell">
      <style:table-cell-properties fo:border="0.0069in solid #000000" style:writing-mode="lr-tb" fo:padding-top="0in" fo:padding-left="0.075in" fo:padding-bottom="0in" fo:padding-right="0.075in"/>
    </style:style>
    <style:style style:name="P7596" style:parent-style-name="Normal" style:family="paragraph">
      <style:paragraph-properties style:vertical-align="auto" fo:margin-bottom="0in" fo:line-height="103%"/>
    </style:style>
    <style:style style:name="TableCell7597" style:family="table-cell">
      <style:table-cell-properties fo:border="0.0069in solid #000000" style:writing-mode="lr-tb" fo:padding-top="0in" fo:padding-left="0.075in" fo:padding-bottom="0in" fo:padding-right="0.075in"/>
    </style:style>
    <style:style style:name="P7598" style:parent-style-name="Normal" style:family="paragraph">
      <style:paragraph-properties style:vertical-align="auto" fo:margin-bottom="0in" fo:line-height="103%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style:vertical-align="auto" fo:margin-bottom="0in" fo:line-height="103%"/>
    </style:style>
    <style:style style:name="TableRow7601" style:family="table-row">
      <style:table-row-properties/>
    </style:style>
    <style:style style:name="TableCell7602" style:family="table-cell">
      <style:table-cell-properties fo:border="0.0069in solid #000000" style:writing-mode="lr-tb" fo:padding-top="0in" fo:padding-left="0.075in" fo:padding-bottom="0in" fo:padding-right="0.075in"/>
    </style:style>
    <style:style style:name="P76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6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Normal" style:family="paragraph">
      <style:paragraph-properties style:vertical-align="auto" fo:margin-bottom="0in" fo:line-height="103%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Normal" style:family="paragraph">
      <style:paragraph-properties style:vertical-align="auto" fo:margin-bottom="0in" fo:line-height="103%"/>
    </style:style>
    <style:style style:name="TableCell7610" style:family="table-cell">
      <style:table-cell-properties fo:border="0.0069in solid #000000" style:writing-mode="lr-tb" fo:padding-top="0in" fo:padding-left="0.075in" fo:padding-bottom="0in" fo:padding-right="0.075in"/>
    </style:style>
    <style:style style:name="P7611" style:parent-style-name="Normal" style:family="paragraph">
      <style:paragraph-properties style:vertical-align="auto" fo:margin-bottom="0in" fo:line-height="103%"/>
    </style:style>
    <style:style style:name="TableCell7612" style:family="table-cell">
      <style:table-cell-properties fo:border="0.0069in solid #000000" style:writing-mode="lr-tb" fo:padding-top="0in" fo:padding-left="0.075in" fo:padding-bottom="0in" fo:padding-right="0.075in"/>
    </style:style>
    <style:style style:name="P7613" style:parent-style-name="Normal" style:family="paragraph">
      <style:paragraph-properties style:vertical-align="auto" fo:margin-bottom="0in" fo:line-height="103%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Normal" style:family="paragraph">
      <style:paragraph-properties style:vertical-align="auto" fo:margin-bottom="0in" fo:line-height="103%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style:vertical-align="auto" fo:margin-bottom="0in" fo:line-height="103%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style:vertical-align="auto" fo:margin-bottom="0in" fo:line-height="103%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style:vertical-align="auto" fo:margin-bottom="0in" fo:line-height="103%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style:vertical-align="auto" fo:margin-bottom="0in" fo:line-height="103%"/>
    </style:style>
    <style:style style:name="TableRow7624" style:family="table-row">
      <style:table-row-properties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29" style:family="table-cell">
      <style:table-cell-properties fo:border="0.0069in solid #000000" style:writing-mode="lr-tb" fo:padding-top="0in" fo:padding-left="0.075in" fo:padding-bottom="0in" fo:padding-right="0.075in"/>
    </style:style>
    <style:style style:name="P7630" style:parent-style-name="Normal" style:family="paragraph">
      <style:paragraph-properties style:vertical-align="auto" fo:margin-bottom="0in" fo:line-height="103%"/>
    </style:style>
    <style:style style:name="TableCell7631" style:family="table-cell">
      <style:table-cell-properties fo:border="0.0069in solid #000000" style:writing-mode="lr-tb" fo:padding-top="0in" fo:padding-left="0.075in" fo:padding-bottom="0in" fo:padding-right="0.075in"/>
    </style:style>
    <style:style style:name="P7632" style:parent-style-name="Normal" style:family="paragraph">
      <style:paragraph-properties style:vertical-align="auto" fo:margin-bottom="0in" fo:line-height="103%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style:vertical-align="auto" fo:margin-bottom="0in" fo:line-height="103%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style:vertical-align="auto" fo:margin-bottom="0in" fo:line-height="103%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style:vertical-align="auto" fo:margin-bottom="0in" fo:line-height="103%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style:vertical-align="auto" fo:margin-bottom="0in" fo:line-height="103%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style:vertical-align="auto" fo:margin-bottom="0in" fo:line-height="103%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style:vertical-align="auto" fo:margin-bottom="0in" fo:line-height="103%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style:vertical-align="auto" fo:margin-bottom="0in" fo:line-height="103%"/>
    </style:style>
    <style:style style:name="TableRow7647" style:family="table-row">
      <style:table-row-properties/>
    </style:style>
    <style:style style:name="TableCell7648" style:family="table-cell">
      <style:table-cell-properties fo:border="0.0069in solid #000000" style:writing-mode="lr-tb" fo:padding-top="0in" fo:padding-left="0.075in" fo:padding-bottom="0in" fo:padding-right="0.075in"/>
    </style:style>
    <style:style style:name="P76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6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style:vertical-align="auto" fo:margin-bottom="0in" fo:line-height="103%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style:vertical-align="auto" fo:margin-bottom="0in" fo:line-height="103%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style:vertical-align="auto" fo:margin-bottom="0in" fo:line-height="103%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style:vertical-align="auto" fo:margin-bottom="0in" fo:line-height="103%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style:vertical-align="auto" fo:margin-bottom="0in" fo:line-height="103%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style:vertical-align="auto" fo:margin-bottom="0in" fo:line-height="103%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style:vertical-align="auto" fo:margin-bottom="0in" fo:line-height="103%"/>
    </style:style>
    <style:style style:name="TableCell7666" style:family="table-cell">
      <style:table-cell-properties fo:border="0.0069in solid #000000" style:writing-mode="lr-tb" fo:padding-top="0in" fo:padding-left="0.075in" fo:padding-bottom="0in" fo:padding-right="0.075in"/>
    </style:style>
    <style:style style:name="P7667" style:parent-style-name="Normal" style:family="paragraph">
      <style:paragraph-properties style:vertical-align="auto" fo:margin-bottom="0in" fo:line-height="103%"/>
    </style:style>
    <style:style style:name="TableCell7668" style:family="table-cell">
      <style:table-cell-properties fo:border="0.0069in solid #000000" style:writing-mode="lr-tb" fo:padding-top="0in" fo:padding-left="0.075in" fo:padding-bottom="0in" fo:padding-right="0.075in"/>
    </style:style>
    <style:style style:name="P7669" style:parent-style-name="Normal" style:family="paragraph">
      <style:paragraph-properties style:vertical-align="auto" fo:margin-bottom="0in" fo:line-height="103%"/>
    </style:style>
    <style:style style:name="TableRow7670" style:family="table-row">
      <style:table-row-properties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6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style:vertical-align="auto" fo:margin-bottom="0in" fo:line-height="103%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style:vertical-align="auto" fo:margin-bottom="0in" fo:line-height="103%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style:vertical-align="auto" fo:margin-bottom="0in" fo:line-height="103%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style:vertical-align="auto" fo:margin-bottom="0in" fo:line-height="103%"/>
    </style:style>
    <style:style style:name="TableCell7683" style:family="table-cell">
      <style:table-cell-properties fo:border="0.0069in solid #000000" style:writing-mode="lr-tb" fo:padding-top="0in" fo:padding-left="0.075in" fo:padding-bottom="0in" fo:padding-right="0.075in"/>
    </style:style>
    <style:style style:name="P7684" style:parent-style-name="Normal" style:family="paragraph">
      <style:paragraph-properties style:vertical-align="auto" fo:margin-bottom="0in" fo:line-height="103%"/>
    </style:style>
    <style:style style:name="TableCell7685" style:family="table-cell">
      <style:table-cell-properties fo:border="0.0069in solid #000000" style:writing-mode="lr-tb" fo:padding-top="0in" fo:padding-left="0.075in" fo:padding-bottom="0in" fo:padding-right="0.075in"/>
    </style:style>
    <style:style style:name="P7686" style:parent-style-name="Normal" style:family="paragraph">
      <style:paragraph-properties style:vertical-align="auto" fo:margin-bottom="0in" fo:line-height="103%"/>
    </style:style>
    <style:style style:name="TableCell7687" style:family="table-cell">
      <style:table-cell-properties fo:border="0.0069in solid #000000" style:writing-mode="lr-tb" fo:padding-top="0in" fo:padding-left="0.075in" fo:padding-bottom="0in" fo:padding-right="0.075in"/>
    </style:style>
    <style:style style:name="P7688" style:parent-style-name="Normal" style:family="paragraph">
      <style:paragraph-properties style:vertical-align="auto" fo:margin-bottom="0in" fo:line-height="103%"/>
    </style:style>
    <style:style style:name="TableCell7689" style:family="table-cell">
      <style:table-cell-properties fo:border="0.0069in solid #000000" style:writing-mode="lr-tb" fo:padding-top="0in" fo:padding-left="0.075in" fo:padding-bottom="0in" fo:padding-right="0.075in"/>
    </style:style>
    <style:style style:name="P7690" style:parent-style-name="Normal" style:family="paragraph">
      <style:paragraph-properties style:vertical-align="auto" fo:margin-bottom="0in" fo:line-height="103%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style:vertical-align="auto" fo:margin-bottom="0in" fo:line-height="103%"/>
    </style:style>
    <style:style style:name="TableRow7693" style:family="table-row">
      <style:table-row-properties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96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style:vertical-align="auto" fo:margin-bottom="0in" fo:line-height="103%"/>
    </style:style>
    <style:style style:name="TableCell7700" style:family="table-cell">
      <style:table-cell-properties fo:border="0.0069in solid #000000" style:writing-mode="lr-tb" fo:padding-top="0in" fo:padding-left="0.075in" fo:padding-bottom="0in" fo:padding-right="0.075in"/>
    </style:style>
    <style:style style:name="P7701" style:parent-style-name="Normal" style:family="paragraph">
      <style:paragraph-properties style:vertical-align="auto" fo:margin-bottom="0in" fo:line-height="103%"/>
    </style:style>
    <style:style style:name="TableCell7702" style:family="table-cell">
      <style:table-cell-properties fo:border="0.0069in solid #000000" style:writing-mode="lr-tb" fo:padding-top="0in" fo:padding-left="0.075in" fo:padding-bottom="0in" fo:padding-right="0.075in"/>
    </style:style>
    <style:style style:name="P7703" style:parent-style-name="Normal" style:family="paragraph">
      <style:paragraph-properties style:vertical-align="auto" fo:margin-bottom="0in" fo:line-height="103%"/>
    </style:style>
    <style:style style:name="TableCell7704" style:family="table-cell">
      <style:table-cell-properties fo:border="0.0069in solid #000000" style:writing-mode="lr-tb" fo:padding-top="0in" fo:padding-left="0.075in" fo:padding-bottom="0in" fo:padding-right="0.075in"/>
    </style:style>
    <style:style style:name="P7705" style:parent-style-name="Normal" style:family="paragraph">
      <style:paragraph-properties style:vertical-align="auto" fo:margin-bottom="0in" fo:line-height="103%"/>
    </style:style>
    <style:style style:name="TableCell7706" style:family="table-cell">
      <style:table-cell-properties fo:border="0.0069in solid #000000" style:writing-mode="lr-tb" fo:padding-top="0in" fo:padding-left="0.075in" fo:padding-bottom="0in" fo:padding-right="0.075in"/>
    </style:style>
    <style:style style:name="P7707" style:parent-style-name="Normal" style:family="paragraph">
      <style:paragraph-properties style:vertical-align="auto" fo:margin-bottom="0in" fo:line-height="103%"/>
    </style:style>
    <style:style style:name="TableCell7708" style:family="table-cell">
      <style:table-cell-properties fo:border="0.0069in solid #000000" style:writing-mode="lr-tb" fo:padding-top="0in" fo:padding-left="0.075in" fo:padding-bottom="0in" fo:padding-right="0.075in"/>
    </style:style>
    <style:style style:name="P7709" style:parent-style-name="Normal" style:family="paragraph">
      <style:paragraph-properties style:vertical-align="auto" fo:margin-bottom="0in" fo:line-height="103%"/>
    </style:style>
    <style:style style:name="TableCell7710" style:family="table-cell">
      <style:table-cell-properties fo:border="0.0069in solid #000000" style:writing-mode="lr-tb" fo:padding-top="0in" fo:padding-left="0.075in" fo:padding-bottom="0in" fo:padding-right="0.075in"/>
    </style:style>
    <style:style style:name="P7711" style:parent-style-name="Normal" style:family="paragraph">
      <style:paragraph-properties style:vertical-align="auto" fo:margin-bottom="0in" fo:line-height="103%"/>
    </style:style>
    <style:style style:name="TableCell7712" style:family="table-cell">
      <style:table-cell-properties fo:border="0.0069in solid #000000" style:writing-mode="lr-tb" fo:padding-top="0in" fo:padding-left="0.075in" fo:padding-bottom="0in" fo:padding-right="0.075in"/>
    </style:style>
    <style:style style:name="P7713" style:parent-style-name="Normal" style:family="paragraph">
      <style:paragraph-properties style:vertical-align="auto" fo:margin-bottom="0in" fo:line-height="103%"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style:vertical-align="auto" fo:margin-bottom="0in" fo:line-height="103%"/>
    </style:style>
    <style:style style:name="TableRow7716" style:family="table-row">
      <style:table-row-properties/>
    </style:style>
    <style:style style:name="TableCell7717" style:family="table-cell">
      <style:table-cell-properties fo:border="0.0069in solid #000000" style:writing-mode="lr-tb" fo:padding-top="0in" fo:padding-left="0.075in" fo:padding-bottom="0in" fo:padding-right="0.075in"/>
    </style:style>
    <style:style style:name="P77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1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21" style:family="table-cell">
      <style:table-cell-properties fo:border="0.0069in solid #000000" style:writing-mode="lr-tb" fo:padding-top="0in" fo:padding-left="0.075in" fo:padding-bottom="0in" fo:padding-right="0.075in"/>
    </style:style>
    <style:style style:name="P7722" style:parent-style-name="Normal" style:family="paragraph">
      <style:paragraph-properties style:vertical-align="auto" fo:margin-bottom="0in" fo:line-height="103%"/>
    </style:style>
    <style:style style:name="TableCell7723" style:family="table-cell">
      <style:table-cell-properties fo:border="0.0069in solid #000000" style:writing-mode="lr-tb" fo:padding-top="0in" fo:padding-left="0.075in" fo:padding-bottom="0in" fo:padding-right="0.075in"/>
    </style:style>
    <style:style style:name="P7724" style:parent-style-name="Normal" style:family="paragraph">
      <style:paragraph-properties style:vertical-align="auto" fo:margin-bottom="0in" fo:line-height="103%"/>
    </style:style>
    <style:style style:name="TableCell7725" style:family="table-cell">
      <style:table-cell-properties fo:border="0.0069in solid #000000" style:writing-mode="lr-tb" fo:padding-top="0in" fo:padding-left="0.075in" fo:padding-bottom="0in" fo:padding-right="0.075in"/>
    </style:style>
    <style:style style:name="P7726" style:parent-style-name="Normal" style:family="paragraph">
      <style:paragraph-properties style:vertical-align="auto" fo:margin-bottom="0in" fo:line-height="103%"/>
    </style:style>
    <style:style style:name="TableCell7727" style:family="table-cell">
      <style:table-cell-properties fo:border="0.0069in solid #000000" style:writing-mode="lr-tb" fo:padding-top="0in" fo:padding-left="0.075in" fo:padding-bottom="0in" fo:padding-right="0.075in"/>
    </style:style>
    <style:style style:name="P7728" style:parent-style-name="Normal" style:family="paragraph">
      <style:paragraph-properties style:vertical-align="auto" fo:margin-bottom="0in" fo:line-height="103%"/>
    </style:style>
    <style:style style:name="TableCell7729" style:family="table-cell">
      <style:table-cell-properties fo:border="0.0069in solid #000000" style:writing-mode="lr-tb" fo:padding-top="0in" fo:padding-left="0.075in" fo:padding-bottom="0in" fo:padding-right="0.075in"/>
    </style:style>
    <style:style style:name="P7730" style:parent-style-name="Normal" style:family="paragraph">
      <style:paragraph-properties style:vertical-align="auto" fo:margin-bottom="0in" fo:line-height="103%"/>
    </style:style>
    <style:style style:name="TableCell7731" style:family="table-cell">
      <style:table-cell-properties fo:border="0.0069in solid #000000" style:writing-mode="lr-tb" fo:padding-top="0in" fo:padding-left="0.075in" fo:padding-bottom="0in" fo:padding-right="0.075in"/>
    </style:style>
    <style:style style:name="P7732" style:parent-style-name="Normal" style:family="paragraph">
      <style:paragraph-properties style:vertical-align="auto" fo:margin-bottom="0in" fo:line-height="103%"/>
    </style:style>
    <style:style style:name="TableCell7733" style:family="table-cell">
      <style:table-cell-properties fo:border="0.0069in solid #000000" style:writing-mode="lr-tb" fo:padding-top="0in" fo:padding-left="0.075in" fo:padding-bottom="0in" fo:padding-right="0.075in"/>
    </style:style>
    <style:style style:name="P7734" style:parent-style-name="Normal" style:family="paragraph">
      <style:paragraph-properties style:vertical-align="auto" fo:margin-bottom="0in" fo:line-height="103%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style:vertical-align="auto" fo:margin-bottom="0in" fo:line-height="103%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style:vertical-align="auto" fo:margin-bottom="0in" fo:line-height="103%"/>
    </style:style>
    <style:style style:name="TableRow7739" style:family="table-row">
      <style:table-row-properties/>
    </style:style>
    <style:style style:name="TableCell7740" style:family="table-cell">
      <style:table-cell-properties fo:border="0.0069in solid #000000" style:writing-mode="lr-tb" fo:padding-top="0in" fo:padding-left="0.075in" fo:padding-bottom="0in" fo:padding-right="0.075in"/>
    </style:style>
    <style:style style:name="P77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4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44" style:family="table-cell">
      <style:table-cell-properties fo:border="0.0069in solid #000000" style:writing-mode="lr-tb" fo:padding-top="0in" fo:padding-left="0.075in" fo:padding-bottom="0in" fo:padding-right="0.075in"/>
    </style:style>
    <style:style style:name="P7745" style:parent-style-name="Normal" style:family="paragraph">
      <style:paragraph-properties style:vertical-align="auto" fo:margin-bottom="0in" fo:line-height="103%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Normal" style:family="paragraph">
      <style:paragraph-properties style:vertical-align="auto" fo:margin-bottom="0in" fo:line-height="103%"/>
    </style:style>
    <style:style style:name="TableCell7748" style:family="table-cell">
      <style:table-cell-properties fo:border="0.0069in solid #000000" style:writing-mode="lr-tb" fo:padding-top="0in" fo:padding-left="0.075in" fo:padding-bottom="0in" fo:padding-right="0.075in"/>
    </style:style>
    <style:style style:name="P7749" style:parent-style-name="Normal" style:family="paragraph">
      <style:paragraph-properties style:vertical-align="auto" fo:margin-bottom="0in" fo:line-height="103%"/>
    </style:style>
    <style:style style:name="TableCell7750" style:family="table-cell">
      <style:table-cell-properties fo:border="0.0069in solid #000000" style:writing-mode="lr-tb" fo:padding-top="0in" fo:padding-left="0.075in" fo:padding-bottom="0in" fo:padding-right="0.075in"/>
    </style:style>
    <style:style style:name="P7751" style:parent-style-name="Normal" style:family="paragraph">
      <style:paragraph-properties style:vertical-align="auto" fo:margin-bottom="0in" fo:line-height="103%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style:vertical-align="auto" fo:margin-bottom="0in" fo:line-height="103%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style:vertical-align="auto" fo:margin-bottom="0in" fo:line-height="103%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style:vertical-align="auto" fo:margin-bottom="0in" fo:line-height="103%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style:vertical-align="auto" fo:margin-bottom="0in" fo:line-height="103%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style:vertical-align="auto" fo:margin-bottom="0in" fo:line-height="103%"/>
    </style:style>
    <style:style style:name="TableRow7762" style:family="table-row">
      <style:table-row-properties/>
    </style:style>
    <style:style style:name="TableCell7763" style:family="table-cell">
      <style:table-cell-properties fo:border="0.0069in solid #000000" style:writing-mode="lr-tb" fo:padding-top="0in" fo:padding-left="0.075in" fo:padding-bottom="0in" fo:padding-right="0.075in"/>
    </style:style>
    <style:style style:name="P77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65" style:family="table-cell">
      <style:table-cell-properties fo:border="0.0069in solid #000000" style:writing-mode="lr-tb" fo:padding-top="0in" fo:padding-left="0.0069in" fo:padding-bottom="0in" fo:padding-right="0.0069in"/>
    </style:style>
    <style:style style:name="P77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67" style:family="table-cell">
      <style:table-cell-properties fo:border="0.0069in solid #000000" style:writing-mode="lr-tb" fo:padding-top="0in" fo:padding-left="0.075in" fo:padding-bottom="0in" fo:padding-right="0.075in"/>
    </style:style>
    <style:style style:name="P7768" style:parent-style-name="Normal" style:family="paragraph">
      <style:paragraph-properties style:vertical-align="auto" fo:margin-bottom="0in" fo:line-height="103%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style:vertical-align="auto" fo:margin-bottom="0in" fo:line-height="103%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style:vertical-align="auto" fo:margin-bottom="0in" fo:line-height="103%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style:vertical-align="auto" fo:margin-bottom="0in" fo:line-height="103%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style:vertical-align="auto" fo:margin-bottom="0in" fo:line-height="103%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style:vertical-align="auto" fo:margin-bottom="0in" fo:line-height="103%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style:vertical-align="auto" fo:margin-bottom="0in" fo:line-height="103%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style:vertical-align="auto" fo:margin-bottom="0in" fo:line-height="103%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style:vertical-align="auto" fo:margin-bottom="0in" fo:line-height="103%"/>
    </style:style>
    <style:style style:name="TableRow7785" style:family="table-row">
      <style:table-row-properties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88" style:family="table-cell">
      <style:table-cell-properties fo:border="0.0069in solid #000000" style:writing-mode="lr-tb" fo:padding-top="0in" fo:padding-left="0.0069in" fo:padding-bottom="0in" fo:padding-right="0.0069in"/>
    </style:style>
    <style:style style:name="P77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style:vertical-align="auto" fo:margin-bottom="0in" fo:line-height="103%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style:vertical-align="auto" fo:margin-bottom="0in" fo:line-height="103%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style:vertical-align="auto" fo:margin-bottom="0in" fo:line-height="103%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style:vertical-align="auto" fo:margin-bottom="0in" fo:line-height="103%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style:vertical-align="auto" fo:margin-bottom="0in" fo:line-height="103%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style:vertical-align="auto" fo:margin-bottom="0in" fo:line-height="103%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Normal" style:family="paragraph">
      <style:paragraph-properties style:vertical-align="auto" fo:margin-bottom="0in" fo:line-height="103%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Normal" style:family="paragraph">
      <style:paragraph-properties style:vertical-align="auto" fo:margin-bottom="0in" fo:line-height="103%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style:vertical-align="auto" fo:margin-bottom="0in" fo:line-height="103%"/>
    </style:style>
    <style:style style:name="TableRow7808" style:family="table-row">
      <style:table-row-properties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11" style:family="table-cell">
      <style:table-cell-properties fo:border="0.0069in solid #000000" style:writing-mode="lr-tb" fo:padding-top="0in" fo:padding-left="0.0069in" fo:padding-bottom="0in" fo:padding-right="0.0069in"/>
    </style:style>
    <style:style style:name="P78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style:vertical-align="auto" fo:margin-bottom="0in" fo:line-height="103%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style:vertical-align="auto" fo:margin-bottom="0in" fo:line-height="103%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style:vertical-align="auto" fo:margin-bottom="0in" fo:line-height="103%"/>
    </style:style>
    <style:style style:name="TableCell7819" style:family="table-cell">
      <style:table-cell-properties fo:border="0.0069in solid #000000" style:writing-mode="lr-tb" fo:padding-top="0in" fo:padding-left="0.075in" fo:padding-bottom="0in" fo:padding-right="0.075in"/>
    </style:style>
    <style:style style:name="P7820" style:parent-style-name="Normal" style:family="paragraph">
      <style:paragraph-properties style:vertical-align="auto" fo:margin-bottom="0in" fo:line-height="103%"/>
    </style:style>
    <style:style style:name="TableCell7821" style:family="table-cell">
      <style:table-cell-properties fo:border="0.0069in solid #000000" style:writing-mode="lr-tb" fo:padding-top="0in" fo:padding-left="0.075in" fo:padding-bottom="0in" fo:padding-right="0.075in"/>
    </style:style>
    <style:style style:name="P7822" style:parent-style-name="Normal" style:family="paragraph">
      <style:paragraph-properties style:vertical-align="auto" fo:margin-bottom="0in" fo:line-height="103%"/>
    </style:style>
    <style:style style:name="TableCell7823" style:family="table-cell">
      <style:table-cell-properties fo:border="0.0069in solid #000000" style:writing-mode="lr-tb" fo:padding-top="0in" fo:padding-left="0.075in" fo:padding-bottom="0in" fo:padding-right="0.075in"/>
    </style:style>
    <style:style style:name="P7824" style:parent-style-name="Normal" style:family="paragraph">
      <style:paragraph-properties style:vertical-align="auto" fo:margin-bottom="0in" fo:line-height="103%"/>
    </style:style>
    <style:style style:name="TableCell7825" style:family="table-cell">
      <style:table-cell-properties fo:border="0.0069in solid #000000" style:writing-mode="lr-tb" fo:padding-top="0in" fo:padding-left="0.075in" fo:padding-bottom="0in" fo:padding-right="0.075in"/>
    </style:style>
    <style:style style:name="P7826" style:parent-style-name="Normal" style:family="paragraph">
      <style:paragraph-properties style:vertical-align="auto" fo:margin-bottom="0in" fo:line-height="103%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Normal" style:family="paragraph">
      <style:paragraph-properties style:vertical-align="auto" fo:margin-bottom="0in" fo:line-height="103%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Normal" style:family="paragraph">
      <style:paragraph-properties style:vertical-align="auto" fo:margin-bottom="0in" fo:line-height="103%"/>
    </style:style>
    <style:style style:name="TableRow7831" style:family="table-row">
      <style:table-row-properties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34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Normal" style:family="paragraph">
      <style:paragraph-properties style:vertical-align="auto" fo:margin-bottom="0in" fo:line-height="103%"/>
    </style:style>
    <style:style style:name="TableCell7838" style:family="table-cell">
      <style:table-cell-properties fo:border="0.0069in solid #000000" style:writing-mode="lr-tb" fo:padding-top="0in" fo:padding-left="0.075in" fo:padding-bottom="0in" fo:padding-right="0.075in"/>
    </style:style>
    <style:style style:name="P7839" style:parent-style-name="Normal" style:family="paragraph">
      <style:paragraph-properties style:vertical-align="auto" fo:margin-bottom="0in" fo:line-height="103%"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Normal" style:family="paragraph">
      <style:paragraph-properties style:vertical-align="auto" fo:margin-bottom="0in" fo:line-height="103%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Normal" style:family="paragraph">
      <style:paragraph-properties style:vertical-align="auto" fo:margin-bottom="0in" fo:line-height="103%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Normal" style:family="paragraph">
      <style:paragraph-properties style:vertical-align="auto" fo:margin-bottom="0in" fo:line-height="103%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Normal" style:family="paragraph">
      <style:paragraph-properties style:vertical-align="auto" fo:margin-bottom="0in" fo:line-height="103%"/>
    </style:style>
    <style:style style:name="TableCell7848" style:family="table-cell">
      <style:table-cell-properties fo:border="0.0069in solid #000000" style:writing-mode="lr-tb" fo:padding-top="0in" fo:padding-left="0.075in" fo:padding-bottom="0in" fo:padding-right="0.075in"/>
    </style:style>
    <style:style style:name="P7849" style:parent-style-name="Normal" style:family="paragraph">
      <style:paragraph-properties style:vertical-align="auto" fo:margin-bottom="0in" fo:line-height="103%"/>
    </style:style>
    <style:style style:name="TableCell7850" style:family="table-cell">
      <style:table-cell-properties fo:border="0.0069in solid #000000" style:writing-mode="lr-tb" fo:padding-top="0in" fo:padding-left="0.075in" fo:padding-bottom="0in" fo:padding-right="0.075in"/>
    </style:style>
    <style:style style:name="P7851" style:parent-style-name="Normal" style:family="paragraph">
      <style:paragraph-properties style:vertical-align="auto" fo:margin-bottom="0in" fo:line-height="103%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Normal" style:family="paragraph">
      <style:paragraph-properties style:vertical-align="auto" fo:margin-bottom="0in" fo:line-height="103%"/>
    </style:style>
    <style:style style:name="TableRow7854" style:family="table-row">
      <style:table-row-properties/>
    </style:style>
    <style:style style:name="TableCell7855" style:family="table-cell">
      <style:table-cell-properties fo:border="0.0069in solid #000000" style:writing-mode="lr-tb" fo:padding-top="0in" fo:padding-left="0.075in" fo:padding-bottom="0in" fo:padding-right="0.075in"/>
    </style:style>
    <style:style style:name="P78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59" style:family="table-cell">
      <style:table-cell-properties fo:border="0.0069in solid #000000" style:writing-mode="lr-tb" fo:padding-top="0in" fo:padding-left="0.075in" fo:padding-bottom="0in" fo:padding-right="0.075in"/>
    </style:style>
    <style:style style:name="P7860" style:parent-style-name="Normal" style:family="paragraph">
      <style:paragraph-properties style:vertical-align="auto" fo:margin-bottom="0in" fo:line-height="103%"/>
    </style:style>
    <style:style style:name="TableCell7861" style:family="table-cell">
      <style:table-cell-properties fo:border="0.0069in solid #000000" style:writing-mode="lr-tb" fo:padding-top="0in" fo:padding-left="0.075in" fo:padding-bottom="0in" fo:padding-right="0.075in"/>
    </style:style>
    <style:style style:name="P7862" style:parent-style-name="Normal" style:family="paragraph">
      <style:paragraph-properties style:vertical-align="auto" fo:margin-bottom="0in" fo:line-height="103%"/>
    </style:style>
    <style:style style:name="TableCell7863" style:family="table-cell">
      <style:table-cell-properties fo:border="0.0069in solid #000000" style:writing-mode="lr-tb" fo:padding-top="0in" fo:padding-left="0.075in" fo:padding-bottom="0in" fo:padding-right="0.075in"/>
    </style:style>
    <style:style style:name="P7864" style:parent-style-name="Normal" style:family="paragraph">
      <style:paragraph-properties style:vertical-align="auto" fo:margin-bottom="0in" fo:line-height="103%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Normal" style:family="paragraph">
      <style:paragraph-properties style:vertical-align="auto" fo:margin-bottom="0in" fo:line-height="103%"/>
    </style:style>
    <style:style style:name="TableCell7867" style:family="table-cell">
      <style:table-cell-properties fo:border="0.0069in solid #000000" style:writing-mode="lr-tb" fo:padding-top="0in" fo:padding-left="0.075in" fo:padding-bottom="0in" fo:padding-right="0.075in"/>
    </style:style>
    <style:style style:name="P7868" style:parent-style-name="Normal" style:family="paragraph">
      <style:paragraph-properties style:vertical-align="auto" fo:margin-bottom="0in" fo:line-height="103%"/>
    </style:style>
    <style:style style:name="TableCell7869" style:family="table-cell">
      <style:table-cell-properties fo:border="0.0069in solid #000000" style:writing-mode="lr-tb" fo:padding-top="0in" fo:padding-left="0.075in" fo:padding-bottom="0in" fo:padding-right="0.075in"/>
    </style:style>
    <style:style style:name="P7870" style:parent-style-name="Normal" style:family="paragraph">
      <style:paragraph-properties style:vertical-align="auto" fo:margin-bottom="0in" fo:line-height="103%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style:vertical-align="auto" fo:margin-bottom="0in" fo:line-height="103%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style:vertical-align="auto" fo:margin-bottom="0in" fo:line-height="103%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style:vertical-align="auto" fo:margin-bottom="0in" fo:line-height="103%"/>
    </style:style>
    <style:style style:name="TableRow7877" style:family="table-row">
      <style:table-row-properties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80" style:family="table-cell">
      <style:table-cell-properties fo:border="0.0069in solid #000000" style:writing-mode="lr-tb" fo:padding-top="0in" fo:padding-left="0.0069in" fo:padding-bottom="0in" fo:padding-right="0.0069in"/>
    </style:style>
    <style:style style:name="P78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Normal" style:family="paragraph">
      <style:paragraph-properties style:vertical-align="auto" fo:margin-bottom="0in" fo:line-height="103%"/>
    </style:style>
    <style:style style:name="TableCell7884" style:family="table-cell">
      <style:table-cell-properties fo:border="0.0069in solid #000000" style:writing-mode="lr-tb" fo:padding-top="0in" fo:padding-left="0.075in" fo:padding-bottom="0in" fo:padding-right="0.075in"/>
    </style:style>
    <style:style style:name="P7885" style:parent-style-name="Normal" style:family="paragraph">
      <style:paragraph-properties style:vertical-align="auto" fo:margin-bottom="0in" fo:line-height="103%"/>
    </style:style>
    <style:style style:name="TableCell7886" style:family="table-cell">
      <style:table-cell-properties fo:border="0.0069in solid #000000" style:writing-mode="lr-tb" fo:padding-top="0in" fo:padding-left="0.075in" fo:padding-bottom="0in" fo:padding-right="0.075in"/>
    </style:style>
    <style:style style:name="P7887" style:parent-style-name="Normal" style:family="paragraph">
      <style:paragraph-properties style:vertical-align="auto" fo:margin-bottom="0in" fo:line-height="103%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style:vertical-align="auto" fo:margin-bottom="0in" fo:line-height="103%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style:vertical-align="auto" fo:margin-bottom="0in" fo:line-height="103%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style:vertical-align="auto" fo:margin-bottom="0in" fo:line-height="103%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style:vertical-align="auto" fo:margin-bottom="0in" fo:line-height="103%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style:vertical-align="auto" fo:margin-bottom="0in" fo:line-height="103%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style:vertical-align="auto" fo:margin-bottom="0in" fo:line-height="103%"/>
    </style:style>
    <style:style style:name="TableRow7900" style:family="table-row">
      <style:table-row-properties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03" style:family="table-cell">
      <style:table-cell-properties fo:border="0.0069in solid #000000" style:writing-mode="lr-tb" fo:padding-top="0in" fo:padding-left="0.0069in" fo:padding-bottom="0in" fo:padding-right="0.0069in"/>
    </style:style>
    <style:style style:name="P79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style:vertical-align="auto" fo:margin-bottom="0in" fo:line-height="103%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style:vertical-align="auto" fo:margin-bottom="0in" fo:line-height="103%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style:vertical-align="auto" fo:margin-bottom="0in" fo:line-height="103%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style:vertical-align="auto" fo:margin-bottom="0in" fo:line-height="103%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style:vertical-align="auto" fo:margin-bottom="0in" fo:line-height="103%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style:vertical-align="auto" fo:margin-bottom="0in" fo:line-height="103%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style:vertical-align="auto" fo:margin-bottom="0in" fo:line-height="103%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style:vertical-align="auto" fo:margin-bottom="0in" fo:line-height="103%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style:vertical-align="auto" fo:margin-bottom="0in" fo:line-height="103%"/>
    </style:style>
    <style:style style:name="TableRow7923" style:family="table-row">
      <style:table-row-properties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2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style:vertical-align="auto" fo:margin-bottom="0in" fo:line-height="103%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style:vertical-align="auto" fo:margin-bottom="0in" fo:line-height="103%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style:vertical-align="auto" fo:margin-bottom="0in" fo:line-height="103%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style:vertical-align="auto" fo:margin-bottom="0in" fo:line-height="103%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style:vertical-align="auto" fo:margin-bottom="0in" fo:line-height="103%"/>
    </style:style>
    <style:style style:name="TableCell7938" style:family="table-cell">
      <style:table-cell-properties fo:border="0.0069in solid #000000" style:writing-mode="lr-tb" fo:padding-top="0in" fo:padding-left="0.075in" fo:padding-bottom="0in" fo:padding-right="0.075in"/>
    </style:style>
    <style:style style:name="P7939" style:parent-style-name="Normal" style:family="paragraph">
      <style:paragraph-properties style:vertical-align="auto" fo:margin-bottom="0in" fo:line-height="103%"/>
    </style:style>
    <style:style style:name="TableCell7940" style:family="table-cell">
      <style:table-cell-properties fo:border="0.0069in solid #000000" style:writing-mode="lr-tb" fo:padding-top="0in" fo:padding-left="0.075in" fo:padding-bottom="0in" fo:padding-right="0.075in"/>
    </style:style>
    <style:style style:name="P7941" style:parent-style-name="Normal" style:family="paragraph">
      <style:paragraph-properties style:vertical-align="auto" fo:margin-bottom="0in" fo:line-height="103%"/>
    </style:style>
    <style:style style:name="TableCell7942" style:family="table-cell">
      <style:table-cell-properties fo:border="0.0069in solid #000000" style:writing-mode="lr-tb" fo:padding-top="0in" fo:padding-left="0.075in" fo:padding-bottom="0in" fo:padding-right="0.075in"/>
    </style:style>
    <style:style style:name="P7943" style:parent-style-name="Normal" style:family="paragraph">
      <style:paragraph-properties style:vertical-align="auto" fo:margin-bottom="0in" fo:line-height="103%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P7945" style:parent-style-name="Normal" style:family="paragraph">
      <style:paragraph-properties style:vertical-align="auto" fo:margin-bottom="0in" fo:line-height="103%"/>
    </style:style>
    <style:style style:name="TableRow7946" style:family="table-row">
      <style:table-row-properties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79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style:vertical-align="auto" fo:margin-bottom="0in" fo:line-height="103%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style:vertical-align="auto" fo:margin-bottom="0in" fo:line-height="103%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P7956" style:parent-style-name="Normal" style:family="paragraph">
      <style:paragraph-properties style:vertical-align="auto" fo:margin-bottom="0in" fo:line-height="103%"/>
    </style:style>
    <style:style style:name="TableCell7957" style:family="table-cell">
      <style:table-cell-properties fo:border="0.0069in solid #000000" style:writing-mode="lr-tb" fo:padding-top="0in" fo:padding-left="0.075in" fo:padding-bottom="0in" fo:padding-right="0.075in"/>
    </style:style>
    <style:style style:name="P7958" style:parent-style-name="Normal" style:family="paragraph">
      <style:paragraph-properties style:vertical-align="auto" fo:margin-bottom="0in" fo:line-height="103%"/>
    </style:style>
    <style:style style:name="TableCell7959" style:family="table-cell">
      <style:table-cell-properties fo:border="0.0069in solid #000000" style:writing-mode="lr-tb" fo:padding-top="0in" fo:padding-left="0.075in" fo:padding-bottom="0in" fo:padding-right="0.075in"/>
    </style:style>
    <style:style style:name="P7960" style:parent-style-name="Normal" style:family="paragraph">
      <style:paragraph-properties style:vertical-align="auto" fo:margin-bottom="0in" fo:line-height="103%"/>
    </style:style>
    <style:style style:name="TableCell7961" style:family="table-cell">
      <style:table-cell-properties fo:border="0.0069in solid #000000" style:writing-mode="lr-tb" fo:padding-top="0in" fo:padding-left="0.075in" fo:padding-bottom="0in" fo:padding-right="0.075in"/>
    </style:style>
    <style:style style:name="P7962" style:parent-style-name="Normal" style:family="paragraph">
      <style:paragraph-properties style:vertical-align="auto" fo:margin-bottom="0in" fo:line-height="103%"/>
    </style:style>
    <style:style style:name="TableCell7963" style:family="table-cell">
      <style:table-cell-properties fo:border="0.0069in solid #000000" style:writing-mode="lr-tb" fo:padding-top="0in" fo:padding-left="0.075in" fo:padding-bottom="0in" fo:padding-right="0.075in"/>
    </style:style>
    <style:style style:name="P7964" style:parent-style-name="Normal" style:family="paragraph">
      <style:paragraph-properties style:vertical-align="auto" fo:margin-bottom="0in" fo:line-height="103%"/>
    </style:style>
    <style:style style:name="TableCell7965" style:family="table-cell">
      <style:table-cell-properties fo:border="0.0069in solid #000000" style:writing-mode="lr-tb" fo:padding-top="0in" fo:padding-left="0.075in" fo:padding-bottom="0in" fo:padding-right="0.075in"/>
    </style:style>
    <style:style style:name="P7966" style:parent-style-name="Normal" style:family="paragraph">
      <style:paragraph-properties style:vertical-align="auto" fo:margin-bottom="0in" fo:line-height="103%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Normal" style:family="paragraph">
      <style:paragraph-properties style:vertical-align="auto" fo:margin-bottom="0in" fo:line-height="103%"/>
    </style:style>
    <style:style style:name="TableRow7969" style:family="table-row">
      <style:table-row-properties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74" style:family="table-cell">
      <style:table-cell-properties fo:border="0.0069in solid #000000" style:writing-mode="lr-tb" fo:padding-top="0in" fo:padding-left="0.075in" fo:padding-bottom="0in" fo:padding-right="0.075in"/>
    </style:style>
    <style:style style:name="P7975" style:parent-style-name="Normal" style:family="paragraph">
      <style:paragraph-properties style:vertical-align="auto" fo:margin-bottom="0in" fo:line-height="103%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Normal" style:family="paragraph">
      <style:paragraph-properties style:vertical-align="auto" fo:margin-bottom="0in" fo:line-height="103%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Normal" style:family="paragraph">
      <style:paragraph-properties style:vertical-align="auto" fo:margin-bottom="0in" fo:line-height="103%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Normal" style:family="paragraph">
      <style:paragraph-properties style:vertical-align="auto" fo:margin-bottom="0in" fo:line-height="103%"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Normal" style:family="paragraph">
      <style:paragraph-properties style:vertical-align="auto" fo:margin-bottom="0in" fo:line-height="103%"/>
    </style:style>
    <style:style style:name="TableCell7984" style:family="table-cell">
      <style:table-cell-properties fo:border="0.0069in solid #000000" style:writing-mode="lr-tb" fo:padding-top="0in" fo:padding-left="0.075in" fo:padding-bottom="0in" fo:padding-right="0.075in"/>
    </style:style>
    <style:style style:name="P7985" style:parent-style-name="Normal" style:family="paragraph">
      <style:paragraph-properties style:vertical-align="auto" fo:margin-bottom="0in" fo:line-height="103%"/>
    </style:style>
    <style:style style:name="TableCell7986" style:family="table-cell">
      <style:table-cell-properties fo:border="0.0069in solid #000000" style:writing-mode="lr-tb" fo:padding-top="0in" fo:padding-left="0.075in" fo:padding-bottom="0in" fo:padding-right="0.075in"/>
    </style:style>
    <style:style style:name="P7987" style:parent-style-name="Normal" style:family="paragraph">
      <style:paragraph-properties style:vertical-align="auto" fo:margin-bottom="0in" fo:line-height="103%"/>
    </style:style>
    <style:style style:name="TableCell7988" style:family="table-cell">
      <style:table-cell-properties fo:border="0.0069in solid #000000" style:writing-mode="lr-tb" fo:padding-top="0in" fo:padding-left="0.075in" fo:padding-bottom="0in" fo:padding-right="0.075in"/>
    </style:style>
    <style:style style:name="P7989" style:parent-style-name="Normal" style:family="paragraph">
      <style:paragraph-properties style:vertical-align="auto" fo:margin-bottom="0in" fo:line-height="103%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style:vertical-align="auto" fo:margin-bottom="0in" fo:line-height="103%"/>
    </style:style>
    <style:style style:name="TableRow7992" style:family="table-row">
      <style:table-row-properties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069in" fo:padding-bottom="0in" fo:padding-right="0.0069in"/>
    </style:style>
    <style:style style:name="P79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style:vertical-align="auto" fo:margin-bottom="0in" fo:line-height="103%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style:vertical-align="auto" fo:margin-bottom="0in" fo:line-height="103%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style:vertical-align="auto" fo:margin-bottom="0in" fo:line-height="103%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style:vertical-align="auto" fo:margin-bottom="0in" fo:line-height="103%"/>
    </style:style>
    <style:style style:name="TableCell8005" style:family="table-cell">
      <style:table-cell-properties fo:border="0.0069in solid #000000" style:writing-mode="lr-tb" fo:padding-top="0in" fo:padding-left="0.075in" fo:padding-bottom="0in" fo:padding-right="0.075in"/>
    </style:style>
    <style:style style:name="P8006" style:parent-style-name="Normal" style:family="paragraph">
      <style:paragraph-properties style:vertical-align="auto" fo:margin-bottom="0in" fo:line-height="103%"/>
    </style:style>
    <style:style style:name="TableCell8007" style:family="table-cell">
      <style:table-cell-properties fo:border="0.0069in solid #000000" style:writing-mode="lr-tb" fo:padding-top="0in" fo:padding-left="0.075in" fo:padding-bottom="0in" fo:padding-right="0.075in"/>
    </style:style>
    <style:style style:name="P8008" style:parent-style-name="Normal" style:family="paragraph">
      <style:paragraph-properties style:vertical-align="auto" fo:margin-bottom="0in" fo:line-height="103%"/>
    </style:style>
    <style:style style:name="TableCell8009" style:family="table-cell">
      <style:table-cell-properties fo:border="0.0069in solid #000000" style:writing-mode="lr-tb" fo:padding-top="0in" fo:padding-left="0.075in" fo:padding-bottom="0in" fo:padding-right="0.075in"/>
    </style:style>
    <style:style style:name="P8010" style:parent-style-name="Normal" style:family="paragraph">
      <style:paragraph-properties style:vertical-align="auto" fo:margin-bottom="0in" fo:line-height="103%"/>
    </style:style>
    <style:style style:name="TableCell8011" style:family="table-cell">
      <style:table-cell-properties fo:border="0.0069in solid #000000" style:writing-mode="lr-tb" fo:padding-top="0in" fo:padding-left="0.075in" fo:padding-bottom="0in" fo:padding-right="0.075in"/>
    </style:style>
    <style:style style:name="P8012" style:parent-style-name="Normal" style:family="paragraph">
      <style:paragraph-properties style:vertical-align="auto" fo:margin-bottom="0in" fo:line-height="103%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Normal" style:family="paragraph">
      <style:paragraph-properties style:vertical-align="auto" fo:margin-bottom="0in" fo:line-height="103%"/>
    </style:style>
    <style:style style:name="TableRow8015" style:family="table-row">
      <style:table-row-properties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1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style:vertical-align="auto" fo:margin-bottom="0in" fo:line-height="103%"/>
    </style:style>
    <style:style style:name="TableCell8022" style:family="table-cell">
      <style:table-cell-properties fo:border="0.0069in solid #000000" style:writing-mode="lr-tb" fo:padding-top="0in" fo:padding-left="0.075in" fo:padding-bottom="0in" fo:padding-right="0.075in"/>
    </style:style>
    <style:style style:name="P8023" style:parent-style-name="Normal" style:family="paragraph">
      <style:paragraph-properties style:vertical-align="auto" fo:margin-bottom="0in" fo:line-height="103%"/>
    </style:style>
    <style:style style:name="TableCell8024" style:family="table-cell">
      <style:table-cell-properties fo:border="0.0069in solid #000000" style:writing-mode="lr-tb" fo:padding-top="0in" fo:padding-left="0.075in" fo:padding-bottom="0in" fo:padding-right="0.075in"/>
    </style:style>
    <style:style style:name="P8025" style:parent-style-name="Normal" style:family="paragraph">
      <style:paragraph-properties style:vertical-align="auto" fo:margin-bottom="0in" fo:line-height="103%"/>
    </style:style>
    <style:style style:name="TableCell8026" style:family="table-cell">
      <style:table-cell-properties fo:border="0.0069in solid #000000" style:writing-mode="lr-tb" fo:padding-top="0in" fo:padding-left="0.075in" fo:padding-bottom="0in" fo:padding-right="0.075in"/>
    </style:style>
    <style:style style:name="P8027" style:parent-style-name="Normal" style:family="paragraph">
      <style:paragraph-properties style:vertical-align="auto" fo:margin-bottom="0in" fo:line-height="103%"/>
    </style:style>
    <style:style style:name="TableCell8028" style:family="table-cell">
      <style:table-cell-properties fo:border="0.0069in solid #000000" style:writing-mode="lr-tb" fo:padding-top="0in" fo:padding-left="0.075in" fo:padding-bottom="0in" fo:padding-right="0.075in"/>
    </style:style>
    <style:style style:name="P8029" style:parent-style-name="Normal" style:family="paragraph">
      <style:paragraph-properties style:vertical-align="auto" fo:margin-bottom="0in" fo:line-height="103%"/>
    </style:style>
    <style:style style:name="TableCell8030" style:family="table-cell">
      <style:table-cell-properties fo:border="0.0069in solid #000000" style:writing-mode="lr-tb" fo:padding-top="0in" fo:padding-left="0.075in" fo:padding-bottom="0in" fo:padding-right="0.075in"/>
    </style:style>
    <style:style style:name="P8031" style:parent-style-name="Normal" style:family="paragraph">
      <style:paragraph-properties style:vertical-align="auto" fo:margin-bottom="0in" fo:line-height="103%"/>
    </style:style>
    <style:style style:name="TableCell8032" style:family="table-cell">
      <style:table-cell-properties fo:border="0.0069in solid #000000" style:writing-mode="lr-tb" fo:padding-top="0in" fo:padding-left="0.075in" fo:padding-bottom="0in" fo:padding-right="0.075in"/>
    </style:style>
    <style:style style:name="P8033" style:parent-style-name="Normal" style:family="paragraph">
      <style:paragraph-properties style:vertical-align="auto" fo:margin-bottom="0in" fo:line-height="103%"/>
    </style:style>
    <style:style style:name="TableCell8034" style:family="table-cell">
      <style:table-cell-properties fo:border="0.0069in solid #000000" style:writing-mode="lr-tb" fo:padding-top="0in" fo:padding-left="0.075in" fo:padding-bottom="0in" fo:padding-right="0.075in"/>
    </style:style>
    <style:style style:name="P8035" style:parent-style-name="Normal" style:family="paragraph">
      <style:paragraph-properties style:vertical-align="auto" fo:margin-bottom="0in" fo:line-height="103%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Normal" style:family="paragraph">
      <style:paragraph-properties style:vertical-align="auto" fo:margin-bottom="0in" fo:line-height="103%"/>
    </style:style>
    <style:style style:name="TableRow8038" style:family="table-row">
      <style:table-row-properties/>
    </style:style>
    <style:style style:name="TableCell8039" style:family="table-cell">
      <style:table-cell-properties fo:border="0.0069in solid #000000" style:writing-mode="lr-tb" fo:padding-top="0in" fo:padding-left="0.075in" fo:padding-bottom="0in" fo:padding-right="0.075in"/>
    </style:style>
    <style:style style:name="P80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4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43" style:family="table-cell">
      <style:table-cell-properties fo:border="0.0069in solid #000000" style:writing-mode="lr-tb" fo:padding-top="0in" fo:padding-left="0.075in" fo:padding-bottom="0in" fo:padding-right="0.075in"/>
    </style:style>
    <style:style style:name="P8044" style:parent-style-name="Normal" style:family="paragraph">
      <style:paragraph-properties style:vertical-align="auto" fo:margin-bottom="0in" fo:line-height="103%"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Normal" style:family="paragraph">
      <style:paragraph-properties style:vertical-align="auto" fo:margin-bottom="0in" fo:line-height="103%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Normal" style:family="paragraph">
      <style:paragraph-properties style:vertical-align="auto" fo:margin-bottom="0in" fo:line-height="103%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P8050" style:parent-style-name="Normal" style:family="paragraph">
      <style:paragraph-properties style:vertical-align="auto" fo:margin-bottom="0in" fo:line-height="103%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P8052" style:parent-style-name="Normal" style:family="paragraph">
      <style:paragraph-properties style:vertical-align="auto" fo:margin-bottom="0in" fo:line-height="103%"/>
    </style:style>
    <style:style style:name="TableCell8053" style:family="table-cell">
      <style:table-cell-properties fo:border="0.0069in solid #000000" style:writing-mode="lr-tb" fo:padding-top="0in" fo:padding-left="0.075in" fo:padding-bottom="0in" fo:padding-right="0.075in"/>
    </style:style>
    <style:style style:name="P8054" style:parent-style-name="Normal" style:family="paragraph">
      <style:paragraph-properties style:vertical-align="auto" fo:margin-bottom="0in" fo:line-height="103%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Normal" style:family="paragraph">
      <style:paragraph-properties style:vertical-align="auto" fo:margin-bottom="0in" fo:line-height="103%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style:vertical-align="auto" fo:margin-bottom="0in" fo:line-height="103%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style:vertical-align="auto" fo:margin-bottom="0in" fo:line-height="103%"/>
    </style:style>
    <style:style style:name="TableRow8061" style:family="table-row">
      <style:table-row-properties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6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66" style:family="table-cell">
      <style:table-cell-properties fo:border="0.0069in solid #000000" style:writing-mode="lr-tb" fo:padding-top="0in" fo:padding-left="0.075in" fo:padding-bottom="0in" fo:padding-right="0.075in"/>
    </style:style>
    <style:style style:name="P8067" style:parent-style-name="Normal" style:family="paragraph">
      <style:paragraph-properties style:vertical-align="auto" fo:margin-bottom="0in" fo:line-height="103%"/>
    </style:style>
    <style:style style:name="TableCell8068" style:family="table-cell">
      <style:table-cell-properties fo:border="0.0069in solid #000000" style:writing-mode="lr-tb" fo:padding-top="0in" fo:padding-left="0.075in" fo:padding-bottom="0in" fo:padding-right="0.075in"/>
    </style:style>
    <style:style style:name="P8069" style:parent-style-name="Normal" style:family="paragraph">
      <style:paragraph-properties style:vertical-align="auto" fo:margin-bottom="0in" fo:line-height="103%"/>
    </style:style>
    <style:style style:name="TableCell8070" style:family="table-cell">
      <style:table-cell-properties fo:border="0.0069in solid #000000" style:writing-mode="lr-tb" fo:padding-top="0in" fo:padding-left="0.075in" fo:padding-bottom="0in" fo:padding-right="0.075in"/>
    </style:style>
    <style:style style:name="P8071" style:parent-style-name="Normal" style:family="paragraph">
      <style:paragraph-properties style:vertical-align="auto" fo:margin-bottom="0in" fo:line-height="103%"/>
    </style:style>
    <style:style style:name="TableCell8072" style:family="table-cell">
      <style:table-cell-properties fo:border="0.0069in solid #000000" style:writing-mode="lr-tb" fo:padding-top="0in" fo:padding-left="0.075in" fo:padding-bottom="0in" fo:padding-right="0.075in"/>
    </style:style>
    <style:style style:name="P8073" style:parent-style-name="Normal" style:family="paragraph">
      <style:paragraph-properties style:vertical-align="auto" fo:margin-bottom="0in" fo:line-height="103%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style:vertical-align="auto" fo:margin-bottom="0in" fo:line-height="103%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style:vertical-align="auto" fo:margin-bottom="0in" fo:line-height="103%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style:vertical-align="auto" fo:margin-bottom="0in" fo:line-height="103%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style:vertical-align="auto" fo:margin-bottom="0in" fo:line-height="103%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style:vertical-align="auto" fo:margin-bottom="0in" fo:line-height="103%"/>
    </style:style>
    <style:style style:name="TableRow8084" style:family="table-row">
      <style:table-row-properties/>
    </style:style>
    <style:style style:name="TableCell8085" style:family="table-cell">
      <style:table-cell-properties fo:border="0.0069in solid #000000" style:writing-mode="lr-tb" fo:padding-top="0in" fo:padding-left="0.075in" fo:padding-bottom="0in" fo:padding-right="0.075in"/>
    </style:style>
    <style:style style:name="P80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089" style:family="table-cell">
      <style:table-cell-properties fo:border="0.0069in solid #000000" style:writing-mode="lr-tb" fo:padding-top="0in" fo:padding-left="0.075in" fo:padding-bottom="0in" fo:padding-right="0.075in"/>
    </style:style>
    <style:style style:name="P8090" style:parent-style-name="Normal" style:family="paragraph">
      <style:paragraph-properties style:vertical-align="auto" fo:margin-bottom="0in" fo:line-height="103%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style:vertical-align="auto" fo:margin-bottom="0in" fo:line-height="103%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style:vertical-align="auto" fo:margin-bottom="0in" fo:line-height="103%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style:vertical-align="auto" fo:margin-bottom="0in" fo:line-height="103%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style:vertical-align="auto" fo:margin-bottom="0in" fo:line-height="103%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style:vertical-align="auto" fo:margin-bottom="0in" fo:line-height="103%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style:vertical-align="auto" fo:margin-bottom="0in" fo:line-height="103%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style:vertical-align="auto" fo:margin-bottom="0in" fo:line-height="103%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style:vertical-align="auto" fo:margin-bottom="0in" fo:line-height="103%"/>
    </style:style>
    <style:style style:name="TableRow8107" style:family="table-row">
      <style:table-row-properties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style:vertical-align="auto" fo:margin-bottom="0in" fo:line-height="103%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style:vertical-align="auto" fo:margin-bottom="0in" fo:line-height="103%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style:vertical-align="auto" fo:margin-bottom="0in" fo:line-height="103%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style:vertical-align="auto" fo:margin-bottom="0in" fo:line-height="103%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style:vertical-align="auto" fo:margin-bottom="0in" fo:line-height="103%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style:vertical-align="auto" fo:margin-bottom="0in" fo:line-height="103%"/>
    </style:style>
    <style:style style:name="TableCell8124" style:family="table-cell">
      <style:table-cell-properties fo:border="0.0069in solid #000000" style:writing-mode="lr-tb" fo:padding-top="0in" fo:padding-left="0.075in" fo:padding-bottom="0in" fo:padding-right="0.075in"/>
    </style:style>
    <style:style style:name="P8125" style:parent-style-name="Normal" style:family="paragraph">
      <style:paragraph-properties style:vertical-align="auto" fo:margin-bottom="0in" fo:line-height="103%"/>
    </style:style>
    <style:style style:name="TableCell8126" style:family="table-cell">
      <style:table-cell-properties fo:border="0.0069in solid #000000" style:writing-mode="lr-tb" fo:padding-top="0in" fo:padding-left="0.075in" fo:padding-bottom="0in" fo:padding-right="0.075in"/>
    </style:style>
    <style:style style:name="P8127" style:parent-style-name="Normal" style:family="paragraph">
      <style:paragraph-properties style:vertical-align="auto" fo:margin-bottom="0in" fo:line-height="103%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Normal" style:family="paragraph">
      <style:paragraph-properties style:vertical-align="auto" fo:margin-bottom="0in" fo:line-height="103%"/>
    </style:style>
    <style:style style:name="TableRow8130" style:family="table-row">
      <style:table-row-properties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style:vertical-align="auto" fo:margin-bottom="0in" fo:line-height="103%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style:vertical-align="auto" fo:margin-bottom="0in" fo:line-height="103%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style:vertical-align="auto" fo:margin-bottom="0in" fo:line-height="103%"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Normal" style:family="paragraph">
      <style:paragraph-properties style:vertical-align="auto" fo:margin-bottom="0in" fo:line-height="103%"/>
    </style:style>
    <style:style style:name="TableCell8143" style:family="table-cell">
      <style:table-cell-properties fo:border="0.0069in solid #000000" style:writing-mode="lr-tb" fo:padding-top="0in" fo:padding-left="0.075in" fo:padding-bottom="0in" fo:padding-right="0.075in"/>
    </style:style>
    <style:style style:name="P8144" style:parent-style-name="Normal" style:family="paragraph">
      <style:paragraph-properties style:vertical-align="auto" fo:margin-bottom="0in" fo:line-height="103%"/>
    </style:style>
    <style:style style:name="TableCell8145" style:family="table-cell">
      <style:table-cell-properties fo:border="0.0069in solid #000000" style:writing-mode="lr-tb" fo:padding-top="0in" fo:padding-left="0.075in" fo:padding-bottom="0in" fo:padding-right="0.075in"/>
    </style:style>
    <style:style style:name="P8146" style:parent-style-name="Normal" style:family="paragraph">
      <style:paragraph-properties style:vertical-align="auto" fo:margin-bottom="0in" fo:line-height="103%"/>
    </style:style>
    <style:style style:name="TableCell8147" style:family="table-cell">
      <style:table-cell-properties fo:border="0.0069in solid #000000" style:writing-mode="lr-tb" fo:padding-top="0in" fo:padding-left="0.075in" fo:padding-bottom="0in" fo:padding-right="0.075in"/>
    </style:style>
    <style:style style:name="P8148" style:parent-style-name="Normal" style:family="paragraph">
      <style:paragraph-properties style:vertical-align="auto" fo:margin-bottom="0in" fo:line-height="103%"/>
    </style:style>
    <style:style style:name="TableCell8149" style:family="table-cell">
      <style:table-cell-properties fo:border="0.0069in solid #000000" style:writing-mode="lr-tb" fo:padding-top="0in" fo:padding-left="0.075in" fo:padding-bottom="0in" fo:padding-right="0.075in"/>
    </style:style>
    <style:style style:name="P8150" style:parent-style-name="Normal" style:family="paragraph">
      <style:paragraph-properties style:vertical-align="auto" fo:margin-bottom="0in" fo:line-height="103%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Normal" style:family="paragraph">
      <style:paragraph-properties style:vertical-align="auto" fo:margin-bottom="0in" fo:line-height="103%"/>
    </style:style>
    <style:style style:name="TableRow8153" style:family="table-row">
      <style:table-row-properties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5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Normal" style:family="paragraph">
      <style:paragraph-properties style:vertical-align="auto" fo:margin-bottom="0in" fo:line-height="103%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Normal" style:family="paragraph">
      <style:paragraph-properties style:vertical-align="auto" fo:margin-bottom="0in" fo:line-height="103%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Normal" style:family="paragraph">
      <style:paragraph-properties style:vertical-align="auto" fo:margin-bottom="0in" fo:line-height="103%"/>
    </style:style>
    <style:style style:name="TableCell8164" style:family="table-cell">
      <style:table-cell-properties fo:border="0.0069in solid #000000" style:writing-mode="lr-tb" fo:padding-top="0in" fo:padding-left="0.075in" fo:padding-bottom="0in" fo:padding-right="0.075in"/>
    </style:style>
    <style:style style:name="P8165" style:parent-style-name="Normal" style:family="paragraph">
      <style:paragraph-properties style:vertical-align="auto" fo:margin-bottom="0in" fo:line-height="103%"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Normal" style:family="paragraph">
      <style:paragraph-properties style:vertical-align="auto" fo:margin-bottom="0in" fo:line-height="103%"/>
    </style:style>
    <style:style style:name="TableCell8168" style:family="table-cell">
      <style:table-cell-properties fo:border="0.0069in solid #000000" style:writing-mode="lr-tb" fo:padding-top="0in" fo:padding-left="0.075in" fo:padding-bottom="0in" fo:padding-right="0.075in"/>
    </style:style>
    <style:style style:name="P8169" style:parent-style-name="Normal" style:family="paragraph">
      <style:paragraph-properties style:vertical-align="auto" fo:margin-bottom="0in" fo:line-height="103%"/>
    </style:style>
    <style:style style:name="TableCell8170" style:family="table-cell">
      <style:table-cell-properties fo:border="0.0069in solid #000000" style:writing-mode="lr-tb" fo:padding-top="0in" fo:padding-left="0.075in" fo:padding-bottom="0in" fo:padding-right="0.075in"/>
    </style:style>
    <style:style style:name="P8171" style:parent-style-name="Normal" style:family="paragraph">
      <style:paragraph-properties style:vertical-align="auto" fo:margin-bottom="0in" fo:line-height="103%"/>
    </style:style>
    <style:style style:name="TableCell8172" style:family="table-cell">
      <style:table-cell-properties fo:border="0.0069in solid #000000" style:writing-mode="lr-tb" fo:padding-top="0in" fo:padding-left="0.075in" fo:padding-bottom="0in" fo:padding-right="0.075in"/>
    </style:style>
    <style:style style:name="P8173" style:parent-style-name="Normal" style:family="paragraph">
      <style:paragraph-properties style:vertical-align="auto" fo:margin-bottom="0in" fo:line-height="103%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Normal" style:family="paragraph">
      <style:paragraph-properties style:vertical-align="auto" fo:margin-bottom="0in" fo:line-height="103%"/>
    </style:style>
    <style:style style:name="TableRow8176" style:family="table-row">
      <style:table-row-properties/>
    </style:style>
    <style:style style:name="TableCell8177" style:family="table-cell">
      <style:table-cell-properties fo:border="0.0069in solid #000000" style:writing-mode="lr-tb" fo:padding-top="0in" fo:padding-left="0.075in" fo:padding-bottom="0in" fo:padding-right="0.075in"/>
    </style:style>
    <style:style style:name="P81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18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Normal" style:family="paragraph">
      <style:paragraph-properties style:vertical-align="auto" fo:margin-bottom="0in" fo:line-height="103%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Normal" style:family="paragraph">
      <style:paragraph-properties style:vertical-align="auto" fo:margin-bottom="0in" fo:line-height="103%"/>
    </style:style>
    <style:style style:name="TableCell8185" style:family="table-cell">
      <style:table-cell-properties fo:border="0.0069in solid #000000" style:writing-mode="lr-tb" fo:padding-top="0in" fo:padding-left="0.075in" fo:padding-bottom="0in" fo:padding-right="0.075in"/>
    </style:style>
    <style:style style:name="P8186" style:parent-style-name="Normal" style:family="paragraph">
      <style:paragraph-properties style:vertical-align="auto" fo:margin-bottom="0in" fo:line-height="103%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Normal" style:family="paragraph">
      <style:paragraph-properties style:vertical-align="auto" fo:margin-bottom="0in" fo:line-height="103%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Normal" style:family="paragraph">
      <style:paragraph-properties style:vertical-align="auto" fo:margin-bottom="0in" fo:line-height="103%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P8192" style:parent-style-name="Normal" style:family="paragraph">
      <style:paragraph-properties style:vertical-align="auto" fo:margin-bottom="0in" fo:line-height="103%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style:vertical-align="auto" fo:margin-bottom="0in" fo:line-height="103%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style:vertical-align="auto" fo:margin-bottom="0in" fo:line-height="103%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style:vertical-align="auto" fo:margin-bottom="0in" fo:line-height="103%"/>
    </style:style>
    <style:style style:name="TableRow8199" style:family="table-row">
      <style:table-row-properties/>
    </style:style>
    <style:style style:name="TableCell8200" style:family="table-cell">
      <style:table-cell-properties fo:border="0.0069in solid #000000" style:writing-mode="lr-tb" fo:padding-top="0in" fo:padding-left="0.075in" fo:padding-bottom="0in" fo:padding-right="0.075in"/>
    </style:style>
    <style:style style:name="P82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04" style:family="table-cell">
      <style:table-cell-properties fo:border="0.0069in solid #000000" style:writing-mode="lr-tb" fo:padding-top="0in" fo:padding-left="0.075in" fo:padding-bottom="0in" fo:padding-right="0.075in"/>
    </style:style>
    <style:style style:name="P8205" style:parent-style-name="Normal" style:family="paragraph">
      <style:paragraph-properties style:vertical-align="auto" fo:margin-bottom="0in" fo:line-height="103%"/>
    </style:style>
    <style:style style:name="TableCell8206" style:family="table-cell">
      <style:table-cell-properties fo:border="0.0069in solid #000000" style:writing-mode="lr-tb" fo:padding-top="0in" fo:padding-left="0.075in" fo:padding-bottom="0in" fo:padding-right="0.075in"/>
    </style:style>
    <style:style style:name="P8207" style:parent-style-name="Normal" style:family="paragraph">
      <style:paragraph-properties style:vertical-align="auto" fo:margin-bottom="0in" fo:line-height="103%"/>
    </style:style>
    <style:style style:name="TableCell8208" style:family="table-cell">
      <style:table-cell-properties fo:border="0.0069in solid #000000" style:writing-mode="lr-tb" fo:padding-top="0in" fo:padding-left="0.075in" fo:padding-bottom="0in" fo:padding-right="0.075in"/>
    </style:style>
    <style:style style:name="P8209" style:parent-style-name="Normal" style:family="paragraph">
      <style:paragraph-properties style:vertical-align="auto" fo:margin-bottom="0in" fo:line-height="103%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style:vertical-align="auto" fo:margin-bottom="0in" fo:line-height="103%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style:vertical-align="auto" fo:margin-bottom="0in" fo:line-height="103%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style:vertical-align="auto" fo:margin-bottom="0in" fo:line-height="103%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style:vertical-align="auto" fo:margin-bottom="0in" fo:line-height="103%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style:vertical-align="auto" fo:margin-bottom="0in" fo:line-height="103%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style:vertical-align="auto" fo:margin-bottom="0in" fo:line-height="103%"/>
    </style:style>
    <style:style style:name="TableRow8222" style:family="table-row">
      <style:table-row-properties/>
    </style:style>
    <style:style style:name="TableCell8223" style:family="table-cell">
      <style:table-cell-properties fo:border="0.0069in solid #000000" style:writing-mode="lr-tb" fo:padding-top="0in" fo:padding-left="0.075in" fo:padding-bottom="0in" fo:padding-right="0.075in"/>
    </style:style>
    <style:style style:name="P82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822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style:vertical-align="auto" fo:margin-bottom="0in" fo:line-height="103%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style:vertical-align="auto" fo:margin-bottom="0in" fo:line-height="103%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style:vertical-align="auto" fo:margin-bottom="0in" fo:line-height="103%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style:vertical-align="auto" fo:margin-bottom="0in" fo:line-height="103%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style:vertical-align="auto" fo:margin-bottom="0in" fo:line-height="103%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style:vertical-align="auto" fo:margin-bottom="0in" fo:line-height="103%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style:vertical-align="auto" fo:margin-bottom="0in" fo:line-height="103%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style:vertical-align="auto" fo:margin-bottom="0in" fo:line-height="103%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P8244" style:parent-style-name="Normal" style:family="paragraph">
      <style:paragraph-properties style:vertical-align="auto" fo:margin-bottom="0in" fo:line-height="103%"/>
    </style:style>
    <style:style style:name="TableRow8245" style:family="table-row">
      <style:table-row-properties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48" style:family="table-cell">
      <style:table-cell-properties fo:border="0.0069in solid #000000" style:writing-mode="lr-tb" fo:padding-top="0in" fo:padding-left="0.0069in" fo:padding-bottom="0in" fo:padding-right="0.0069in"/>
    </style:style>
    <style:style style:name="P824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style:vertical-align="auto" fo:margin-bottom="0in" fo:line-height="103%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style:vertical-align="auto" fo:margin-bottom="0in" fo:line-height="103%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style:vertical-align="auto" fo:margin-bottom="0in" fo:line-height="103%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style:vertical-align="auto" fo:margin-bottom="0in" fo:line-height="103%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style:vertical-align="auto" fo:margin-bottom="0in" fo:line-height="103%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Normal" style:family="paragraph">
      <style:paragraph-properties style:vertical-align="auto" fo:margin-bottom="0in" fo:line-height="103%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P8263" style:parent-style-name="Normal" style:family="paragraph">
      <style:paragraph-properties style:vertical-align="auto" fo:margin-bottom="0in" fo:line-height="103%"/>
    </style:style>
    <style:style style:name="TableCell8264" style:family="table-cell">
      <style:table-cell-properties fo:border="0.0069in solid #000000" style:writing-mode="lr-tb" fo:padding-top="0in" fo:padding-left="0.075in" fo:padding-bottom="0in" fo:padding-right="0.075in"/>
    </style:style>
    <style:style style:name="P8265" style:parent-style-name="Normal" style:family="paragraph">
      <style:paragraph-properties style:vertical-align="auto" fo:margin-bottom="0in" fo:line-height="103%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Normal" style:family="paragraph">
      <style:paragraph-properties style:vertical-align="auto" fo:margin-bottom="0in" fo:line-height="103%"/>
    </style:style>
    <style:style style:name="TableRow8268" style:family="table-row">
      <style:table-row-properties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7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style:vertical-align="auto" fo:margin-bottom="0in" fo:line-height="103%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style:vertical-align="auto" fo:margin-bottom="0in" fo:line-height="103%"/>
    </style:style>
    <style:style style:name="TableCell8277" style:family="table-cell">
      <style:table-cell-properties fo:border="0.0069in solid #000000" style:writing-mode="lr-tb" fo:padding-top="0in" fo:padding-left="0.075in" fo:padding-bottom="0in" fo:padding-right="0.075in"/>
    </style:style>
    <style:style style:name="P8278" style:parent-style-name="Normal" style:family="paragraph">
      <style:paragraph-properties style:vertical-align="auto" fo:margin-bottom="0in" fo:line-height="103%"/>
    </style:style>
    <style:style style:name="TableCell8279" style:family="table-cell">
      <style:table-cell-properties fo:border="0.0069in solid #000000" style:writing-mode="lr-tb" fo:padding-top="0in" fo:padding-left="0.075in" fo:padding-bottom="0in" fo:padding-right="0.075in"/>
    </style:style>
    <style:style style:name="P8280" style:parent-style-name="Normal" style:family="paragraph">
      <style:paragraph-properties style:vertical-align="auto" fo:margin-bottom="0in" fo:line-height="103%"/>
    </style:style>
    <style:style style:name="TableCell8281" style:family="table-cell">
      <style:table-cell-properties fo:border="0.0069in solid #000000" style:writing-mode="lr-tb" fo:padding-top="0in" fo:padding-left="0.075in" fo:padding-bottom="0in" fo:padding-right="0.075in"/>
    </style:style>
    <style:style style:name="P8282" style:parent-style-name="Normal" style:family="paragraph">
      <style:paragraph-properties style:vertical-align="auto" fo:margin-bottom="0in" fo:line-height="103%"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Normal" style:family="paragraph">
      <style:paragraph-properties style:vertical-align="auto" fo:margin-bottom="0in" fo:line-height="103%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Normal" style:family="paragraph">
      <style:paragraph-properties style:vertical-align="auto" fo:margin-bottom="0in" fo:line-height="103%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P8288" style:parent-style-name="Normal" style:family="paragraph">
      <style:paragraph-properties style:vertical-align="auto" fo:margin-bottom="0in" fo:line-height="103%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style:vertical-align="auto" fo:margin-bottom="0in" fo:line-height="103%"/>
    </style:style>
    <style:style style:name="TableRow8291" style:family="table-row">
      <style:table-row-properties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94" style:family="table-cell">
      <style:table-cell-properties fo:border="0.0069in solid #000000" style:writing-mode="lr-tb" fo:padding-top="0in" fo:padding-left="0.0069in" fo:padding-bottom="0in" fo:padding-right="0.0069in"/>
    </style:style>
    <style:style style:name="P829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296" style:family="table-cell">
      <style:table-cell-properties fo:border="0.0069in solid #000000" style:writing-mode="lr-tb" fo:padding-top="0in" fo:padding-left="0.075in" fo:padding-bottom="0in" fo:padding-right="0.075in"/>
    </style:style>
    <style:style style:name="P8297" style:parent-style-name="Normal" style:family="paragraph">
      <style:paragraph-properties style:vertical-align="auto" fo:margin-bottom="0in" fo:line-height="103%"/>
    </style:style>
    <style:style style:name="TableCell8298" style:family="table-cell">
      <style:table-cell-properties fo:border="0.0069in solid #000000" style:writing-mode="lr-tb" fo:padding-top="0in" fo:padding-left="0.075in" fo:padding-bottom="0in" fo:padding-right="0.075in"/>
    </style:style>
    <style:style style:name="P8299" style:parent-style-name="Normal" style:family="paragraph">
      <style:paragraph-properties style:vertical-align="auto" fo:margin-bottom="0in" fo:line-height="103%"/>
    </style:style>
    <style:style style:name="TableCell8300" style:family="table-cell">
      <style:table-cell-properties fo:border="0.0069in solid #000000" style:writing-mode="lr-tb" fo:padding-top="0in" fo:padding-left="0.075in" fo:padding-bottom="0in" fo:padding-right="0.075in"/>
    </style:style>
    <style:style style:name="P8301" style:parent-style-name="Normal" style:family="paragraph">
      <style:paragraph-properties style:vertical-align="auto" fo:margin-bottom="0in" fo:line-height="103%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Normal" style:family="paragraph">
      <style:paragraph-properties style:vertical-align="auto" fo:margin-bottom="0in" fo:line-height="103%"/>
    </style:style>
    <style:style style:name="TableCell8304" style:family="table-cell">
      <style:table-cell-properties fo:border="0.0069in solid #000000" style:writing-mode="lr-tb" fo:padding-top="0in" fo:padding-left="0.075in" fo:padding-bottom="0in" fo:padding-right="0.075in"/>
    </style:style>
    <style:style style:name="P8305" style:parent-style-name="Normal" style:family="paragraph">
      <style:paragraph-properties style:vertical-align="auto" fo:margin-bottom="0in" fo:line-height="103%"/>
    </style:style>
    <style:style style:name="TableCell8306" style:family="table-cell">
      <style:table-cell-properties fo:border="0.0069in solid #000000" style:writing-mode="lr-tb" fo:padding-top="0in" fo:padding-left="0.075in" fo:padding-bottom="0in" fo:padding-right="0.075in"/>
    </style:style>
    <style:style style:name="P8307" style:parent-style-name="Normal" style:family="paragraph">
      <style:paragraph-properties style:vertical-align="auto" fo:margin-bottom="0in" fo:line-height="103%"/>
    </style:style>
    <style:style style:name="TableCell8308" style:family="table-cell">
      <style:table-cell-properties fo:border="0.0069in solid #000000" style:writing-mode="lr-tb" fo:padding-top="0in" fo:padding-left="0.075in" fo:padding-bottom="0in" fo:padding-right="0.075in"/>
    </style:style>
    <style:style style:name="P8309" style:parent-style-name="Normal" style:family="paragraph">
      <style:paragraph-properties style:vertical-align="auto" fo:margin-bottom="0in" fo:line-height="103%"/>
    </style:style>
    <style:style style:name="TableCell8310" style:family="table-cell">
      <style:table-cell-properties fo:border="0.0069in solid #000000" style:writing-mode="lr-tb" fo:padding-top="0in" fo:padding-left="0.075in" fo:padding-bottom="0in" fo:padding-right="0.075in"/>
    </style:style>
    <style:style style:name="P8311" style:parent-style-name="Normal" style:family="paragraph">
      <style:paragraph-properties style:vertical-align="auto" fo:margin-bottom="0in" fo:line-height="103%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style:vertical-align="auto" fo:margin-bottom="0in" fo:line-height="103%"/>
    </style:style>
    <style:style style:name="TableRow8314" style:family="table-row">
      <style:table-row-properties/>
    </style:style>
    <style:style style:name="TableCell8315" style:family="table-cell">
      <style:table-cell-properties fo:border="0.0069in solid #000000" style:writing-mode="lr-tb" fo:padding-top="0in" fo:padding-left="0.075in" fo:padding-bottom="0in" fo:padding-right="0.075in"/>
    </style:style>
    <style:style style:name="P83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19" style:family="table-cell">
      <style:table-cell-properties fo:border="0.0069in solid #000000" style:writing-mode="lr-tb" fo:padding-top="0in" fo:padding-left="0.075in" fo:padding-bottom="0in" fo:padding-right="0.075in"/>
    </style:style>
    <style:style style:name="P8320" style:parent-style-name="Normal" style:family="paragraph">
      <style:paragraph-properties style:vertical-align="auto" fo:margin-bottom="0in" fo:line-height="103%"/>
    </style:style>
    <style:style style:name="TableCell8321" style:family="table-cell">
      <style:table-cell-properties fo:border="0.0069in solid #000000" style:writing-mode="lr-tb" fo:padding-top="0in" fo:padding-left="0.075in" fo:padding-bottom="0in" fo:padding-right="0.075in"/>
    </style:style>
    <style:style style:name="P8322" style:parent-style-name="Normal" style:family="paragraph">
      <style:paragraph-properties style:vertical-align="auto" fo:margin-bottom="0in" fo:line-height="103%"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Normal" style:family="paragraph">
      <style:paragraph-properties style:vertical-align="auto" fo:margin-bottom="0in" fo:line-height="103%"/>
    </style:style>
    <style:style style:name="TableCell8325" style:family="table-cell">
      <style:table-cell-properties fo:border="0.0069in solid #000000" style:writing-mode="lr-tb" fo:padding-top="0in" fo:padding-left="0.075in" fo:padding-bottom="0in" fo:padding-right="0.075in"/>
    </style:style>
    <style:style style:name="P8326" style:parent-style-name="Normal" style:family="paragraph">
      <style:paragraph-properties style:vertical-align="auto" fo:margin-bottom="0in" fo:line-height="103%"/>
    </style:style>
    <style:style style:name="TableCell8327" style:family="table-cell">
      <style:table-cell-properties fo:border="0.0069in solid #000000" style:writing-mode="lr-tb" fo:padding-top="0in" fo:padding-left="0.075in" fo:padding-bottom="0in" fo:padding-right="0.075in"/>
    </style:style>
    <style:style style:name="P8328" style:parent-style-name="Normal" style:family="paragraph">
      <style:paragraph-properties style:vertical-align="auto" fo:margin-bottom="0in" fo:line-height="103%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style:vertical-align="auto" fo:margin-bottom="0in" fo:line-height="103%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style:vertical-align="auto" fo:margin-bottom="0in" fo:line-height="103%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style:vertical-align="auto" fo:margin-bottom="0in" fo:line-height="103%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style:vertical-align="auto" fo:margin-bottom="0in" fo:line-height="103%"/>
    </style:style>
    <style:style style:name="TableRow8337" style:family="table-row">
      <style:table-row-properties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4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42" style:family="table-cell">
      <style:table-cell-properties fo:border="0.0069in solid #000000" style:writing-mode="lr-tb" fo:padding-top="0in" fo:padding-left="0.075in" fo:padding-bottom="0in" fo:padding-right="0.075in"/>
    </style:style>
    <style:style style:name="P8343" style:parent-style-name="Normal" style:family="paragraph">
      <style:paragraph-properties style:vertical-align="auto" fo:margin-bottom="0in" fo:line-height="103%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Normal" style:family="paragraph">
      <style:paragraph-properties style:vertical-align="auto" fo:margin-bottom="0in" fo:line-height="103%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style:vertical-align="auto" fo:margin-bottom="0in" fo:line-height="103%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style:vertical-align="auto" fo:margin-bottom="0in" fo:line-height="103%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style:vertical-align="auto" fo:margin-bottom="0in" fo:line-height="103%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style:vertical-align="auto" fo:margin-bottom="0in" fo:line-height="103%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style:vertical-align="auto" fo:margin-bottom="0in" fo:line-height="103%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style:vertical-align="auto" fo:margin-bottom="0in" fo:line-height="103%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style:vertical-align="auto" fo:margin-bottom="0in" fo:line-height="103%"/>
    </style:style>
    <style:style style:name="TableRow8360" style:family="table-row">
      <style:table-row-properties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6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style:vertical-align="auto" fo:margin-bottom="0in" fo:line-height="103%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style:vertical-align="auto" fo:margin-bottom="0in" fo:line-height="103%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style:vertical-align="auto" fo:margin-bottom="0in" fo:line-height="103%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style:vertical-align="auto" fo:margin-bottom="0in" fo:line-height="103%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style:vertical-align="auto" fo:margin-bottom="0in" fo:line-height="103%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style:vertical-align="auto" fo:margin-bottom="0in" fo:line-height="103%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style:vertical-align="auto" fo:margin-bottom="0in" fo:line-height="103%"/>
    </style:style>
    <style:style style:name="TableCell8379" style:family="table-cell">
      <style:table-cell-properties fo:border="0.0069in solid #000000" style:writing-mode="lr-tb" fo:padding-top="0in" fo:padding-left="0.075in" fo:padding-bottom="0in" fo:padding-right="0.075in"/>
    </style:style>
    <style:style style:name="P8380" style:parent-style-name="Normal" style:family="paragraph">
      <style:paragraph-properties style:vertical-align="auto" fo:margin-bottom="0in" fo:line-height="103%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Normal" style:family="paragraph">
      <style:paragraph-properties style:vertical-align="auto" fo:margin-bottom="0in" fo:line-height="103%"/>
    </style:style>
    <style:style style:name="TableRow8383" style:family="table-row">
      <style:table-row-properties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style:vertical-align="auto" fo:margin-bottom="0in" fo:line-height="103%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style:vertical-align="auto" fo:margin-bottom="0in" fo:line-height="103%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style:vertical-align="auto" fo:margin-bottom="0in" fo:line-height="103%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style:vertical-align="auto" fo:margin-bottom="0in" fo:line-height="103%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Normal" style:family="paragraph">
      <style:paragraph-properties style:vertical-align="auto" fo:margin-bottom="0in" fo:line-height="103%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Normal" style:family="paragraph">
      <style:paragraph-properties style:vertical-align="auto" fo:margin-bottom="0in" fo:line-height="103%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Normal" style:family="paragraph">
      <style:paragraph-properties style:vertical-align="auto" fo:margin-bottom="0in" fo:line-height="103%"/>
    </style:style>
    <style:style style:name="TableCell8402" style:family="table-cell">
      <style:table-cell-properties fo:border="0.0069in solid #000000" style:writing-mode="lr-tb" fo:padding-top="0in" fo:padding-left="0.075in" fo:padding-bottom="0in" fo:padding-right="0.075in"/>
    </style:style>
    <style:style style:name="P8403" style:parent-style-name="Normal" style:family="paragraph">
      <style:paragraph-properties style:vertical-align="auto" fo:margin-bottom="0in" fo:line-height="103%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Normal" style:family="paragraph">
      <style:paragraph-properties style:vertical-align="auto" fo:margin-bottom="0in" fo:line-height="103%"/>
    </style:style>
    <style:style style:name="TableRow8406" style:family="table-row">
      <style:table-row-properties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09" style:family="table-cell">
      <style:table-cell-properties fo:border="0.0069in solid #000000" style:writing-mode="lr-tb" fo:padding-top="0in" fo:padding-left="0.0069in" fo:padding-bottom="0in" fo:padding-right="0.0069in"/>
    </style:style>
    <style:style style:name="P841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style:vertical-align="auto" fo:margin-bottom="0in" fo:line-height="103%"/>
    </style:style>
    <style:style style:name="TableCell8413" style:family="table-cell">
      <style:table-cell-properties fo:border="0.0069in solid #000000" style:writing-mode="lr-tb" fo:padding-top="0in" fo:padding-left="0.075in" fo:padding-bottom="0in" fo:padding-right="0.075in"/>
    </style:style>
    <style:style style:name="P8414" style:parent-style-name="Normal" style:family="paragraph">
      <style:paragraph-properties style:vertical-align="auto" fo:margin-bottom="0in" fo:line-height="103%"/>
    </style:style>
    <style:style style:name="TableCell8415" style:family="table-cell">
      <style:table-cell-properties fo:border="0.0069in solid #000000" style:writing-mode="lr-tb" fo:padding-top="0in" fo:padding-left="0.075in" fo:padding-bottom="0in" fo:padding-right="0.075in"/>
    </style:style>
    <style:style style:name="P8416" style:parent-style-name="Normal" style:family="paragraph">
      <style:paragraph-properties style:vertical-align="auto" fo:margin-bottom="0in" fo:line-height="103%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Normal" style:family="paragraph">
      <style:paragraph-properties style:vertical-align="auto" fo:margin-bottom="0in" fo:line-height="103%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Normal" style:family="paragraph">
      <style:paragraph-properties style:vertical-align="auto" fo:margin-bottom="0in" fo:line-height="103%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Normal" style:family="paragraph">
      <style:paragraph-properties style:vertical-align="auto" fo:margin-bottom="0in" fo:line-height="103%"/>
    </style:style>
    <style:style style:name="TableCell8423" style:family="table-cell">
      <style:table-cell-properties fo:border="0.0069in solid #000000" style:writing-mode="lr-tb" fo:padding-top="0in" fo:padding-left="0.075in" fo:padding-bottom="0in" fo:padding-right="0.075in"/>
    </style:style>
    <style:style style:name="P8424" style:parent-style-name="Normal" style:family="paragraph">
      <style:paragraph-properties style:vertical-align="auto" fo:margin-bottom="0in" fo:line-height="103%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Normal" style:family="paragraph">
      <style:paragraph-properties style:vertical-align="auto" fo:margin-bottom="0in" fo:line-height="103%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Normal" style:family="paragraph">
      <style:paragraph-properties style:vertical-align="auto" fo:margin-bottom="0in" fo:line-height="103%"/>
    </style:style>
    <style:style style:name="TableRow8429" style:family="table-row">
      <style:table-row-properties/>
    </style:style>
    <style:style style:name="TableCell8430" style:family="table-cell">
      <style:table-cell-properties fo:border="0.0069in solid #000000" style:writing-mode="lr-tb" fo:padding-top="0in" fo:padding-left="0.075in" fo:padding-bottom="0in" fo:padding-right="0.075in"/>
    </style:style>
    <style:style style:name="P84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34" style:family="table-cell">
      <style:table-cell-properties fo:border="0.0069in solid #000000" style:writing-mode="lr-tb" fo:padding-top="0in" fo:padding-left="0.075in" fo:padding-bottom="0in" fo:padding-right="0.075in"/>
    </style:style>
    <style:style style:name="P8435" style:parent-style-name="Normal" style:family="paragraph">
      <style:paragraph-properties style:vertical-align="auto" fo:margin-bottom="0in" fo:line-height="103%"/>
    </style:style>
    <style:style style:name="TableCell8436" style:family="table-cell">
      <style:table-cell-properties fo:border="0.0069in solid #000000" style:writing-mode="lr-tb" fo:padding-top="0in" fo:padding-left="0.075in" fo:padding-bottom="0in" fo:padding-right="0.075in"/>
    </style:style>
    <style:style style:name="P8437" style:parent-style-name="Normal" style:family="paragraph">
      <style:paragraph-properties style:vertical-align="auto" fo:margin-bottom="0in" fo:line-height="103%"/>
    </style:style>
    <style:style style:name="TableCell8438" style:family="table-cell">
      <style:table-cell-properties fo:border="0.0069in solid #000000" style:writing-mode="lr-tb" fo:padding-top="0in" fo:padding-left="0.075in" fo:padding-bottom="0in" fo:padding-right="0.075in"/>
    </style:style>
    <style:style style:name="P8439" style:parent-style-name="Normal" style:family="paragraph">
      <style:paragraph-properties style:vertical-align="auto" fo:margin-bottom="0in" fo:line-height="103%"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Normal" style:family="paragraph">
      <style:paragraph-properties style:vertical-align="auto" fo:margin-bottom="0in" fo:line-height="103%"/>
    </style:style>
    <style:style style:name="TableCell8442" style:family="table-cell">
      <style:table-cell-properties fo:border="0.0069in solid #000000" style:writing-mode="lr-tb" fo:padding-top="0in" fo:padding-left="0.075in" fo:padding-bottom="0in" fo:padding-right="0.075in"/>
    </style:style>
    <style:style style:name="P8443" style:parent-style-name="Normal" style:family="paragraph">
      <style:paragraph-properties style:vertical-align="auto" fo:margin-bottom="0in" fo:line-height="103%"/>
    </style:style>
    <style:style style:name="TableCell8444" style:family="table-cell">
      <style:table-cell-properties fo:border="0.0069in solid #000000" style:writing-mode="lr-tb" fo:padding-top="0in" fo:padding-left="0.075in" fo:padding-bottom="0in" fo:padding-right="0.075in"/>
    </style:style>
    <style:style style:name="P8445" style:parent-style-name="Normal" style:family="paragraph">
      <style:paragraph-properties style:vertical-align="auto" fo:margin-bottom="0in" fo:line-height="103%"/>
    </style:style>
    <style:style style:name="TableCell8446" style:family="table-cell">
      <style:table-cell-properties fo:border="0.0069in solid #000000" style:writing-mode="lr-tb" fo:padding-top="0in" fo:padding-left="0.075in" fo:padding-bottom="0in" fo:padding-right="0.075in"/>
    </style:style>
    <style:style style:name="P8447" style:parent-style-name="Normal" style:family="paragraph">
      <style:paragraph-properties style:vertical-align="auto" fo:margin-bottom="0in" fo:line-height="103%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style:vertical-align="auto" fo:margin-bottom="0in" fo:line-height="103%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style:vertical-align="auto" fo:margin-bottom="0in" fo:line-height="103%"/>
    </style:style>
    <style:style style:name="TableRow8452" style:family="table-row">
      <style:table-row-properties/>
    </style:style>
    <style:style style:name="TableCell8453" style:family="table-cell">
      <style:table-cell-properties fo:border="0.0069in solid #000000" style:writing-mode="lr-tb" fo:padding-top="0in" fo:padding-left="0.075in" fo:padding-bottom="0in" fo:padding-right="0.075in"/>
    </style:style>
    <style:style style:name="P84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5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57" style:family="table-cell">
      <style:table-cell-properties fo:border="0.0069in solid #000000" style:writing-mode="lr-tb" fo:padding-top="0in" fo:padding-left="0.075in" fo:padding-bottom="0in" fo:padding-right="0.075in"/>
    </style:style>
    <style:style style:name="P8458" style:parent-style-name="Normal" style:family="paragraph">
      <style:paragraph-properties style:vertical-align="auto" fo:margin-bottom="0in" fo:line-height="103%"/>
    </style:style>
    <style:style style:name="TableCell8459" style:family="table-cell">
      <style:table-cell-properties fo:border="0.0069in solid #000000" style:writing-mode="lr-tb" fo:padding-top="0in" fo:padding-left="0.075in" fo:padding-bottom="0in" fo:padding-right="0.075in"/>
    </style:style>
    <style:style style:name="P8460" style:parent-style-name="Normal" style:family="paragraph">
      <style:paragraph-properties style:vertical-align="auto" fo:margin-bottom="0in" fo:line-height="103%"/>
    </style:style>
    <style:style style:name="TableCell8461" style:family="table-cell">
      <style:table-cell-properties fo:border="0.0069in solid #000000" style:writing-mode="lr-tb" fo:padding-top="0in" fo:padding-left="0.075in" fo:padding-bottom="0in" fo:padding-right="0.075in"/>
    </style:style>
    <style:style style:name="P8462" style:parent-style-name="Normal" style:family="paragraph">
      <style:paragraph-properties style:vertical-align="auto" fo:margin-bottom="0in" fo:line-height="103%"/>
    </style:style>
    <style:style style:name="TableCell8463" style:family="table-cell">
      <style:table-cell-properties fo:border="0.0069in solid #000000" style:writing-mode="lr-tb" fo:padding-top="0in" fo:padding-left="0.075in" fo:padding-bottom="0in" fo:padding-right="0.075in"/>
    </style:style>
    <style:style style:name="P8464" style:parent-style-name="Normal" style:family="paragraph">
      <style:paragraph-properties style:vertical-align="auto" fo:margin-bottom="0in" fo:line-height="103%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style:vertical-align="auto" fo:margin-bottom="0in" fo:line-height="103%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style:vertical-align="auto" fo:margin-bottom="0in" fo:line-height="103%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style:vertical-align="auto" fo:margin-bottom="0in" fo:line-height="103%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style:vertical-align="auto" fo:margin-bottom="0in" fo:line-height="103%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style:vertical-align="auto" fo:margin-bottom="0in" fo:line-height="103%"/>
    </style:style>
    <style:style style:name="TableRow8475" style:family="table-row">
      <style:table-row-properties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480" style:family="table-cell">
      <style:table-cell-properties fo:border="0.0069in solid #000000" style:writing-mode="lr-tb" fo:padding-top="0in" fo:padding-left="0.075in" fo:padding-bottom="0in" fo:padding-right="0.075in"/>
    </style:style>
    <style:style style:name="P8481" style:parent-style-name="Normal" style:family="paragraph">
      <style:paragraph-properties style:vertical-align="auto" fo:margin-bottom="0in" fo:line-height="103%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style:vertical-align="auto" fo:margin-bottom="0in" fo:line-height="103%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style:vertical-align="auto" fo:margin-bottom="0in" fo:line-height="103%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style:vertical-align="auto" fo:margin-bottom="0in" fo:line-height="103%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style:vertical-align="auto" fo:margin-bottom="0in" fo:line-height="103%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style:vertical-align="auto" fo:margin-bottom="0in" fo:line-height="103%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style:vertical-align="auto" fo:margin-bottom="0in" fo:line-height="103%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style:vertical-align="auto" fo:margin-bottom="0in" fo:line-height="103%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style:vertical-align="auto" fo:margin-bottom="0in" fo:line-height="103%"/>
    </style:style>
    <style:style style:name="TableRow8498" style:family="table-row">
      <style:table-row-properties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01" style:family="table-cell">
      <style:table-cell-properties fo:border="0.0069in solid #000000" style:writing-mode="lr-tb" fo:padding-top="0in" fo:padding-left="0.0069in" fo:padding-bottom="0in" fo:padding-right="0.0069in"/>
    </style:style>
    <style:style style:name="P850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style:vertical-align="auto" fo:margin-bottom="0in" fo:line-height="103%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style:vertical-align="auto" fo:margin-bottom="0in" fo:line-height="103%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style:vertical-align="auto" fo:margin-bottom="0in" fo:line-height="103%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style:vertical-align="auto" fo:margin-bottom="0in" fo:line-height="103%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style:vertical-align="auto" fo:margin-bottom="0in" fo:line-height="103%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style:vertical-align="auto" fo:margin-bottom="0in" fo:line-height="103%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Normal" style:family="paragraph">
      <style:paragraph-properties style:vertical-align="auto" fo:margin-bottom="0in" fo:line-height="103%"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Normal" style:family="paragraph">
      <style:paragraph-properties style:vertical-align="auto" fo:margin-bottom="0in" fo:line-height="103%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Normal" style:family="paragraph">
      <style:paragraph-properties style:vertical-align="auto" fo:margin-bottom="0in" fo:line-height="103%"/>
    </style:style>
    <style:style style:name="TableRow8521" style:family="table-row">
      <style:table-row-properties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2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2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style:vertical-align="auto" fo:margin-bottom="0in" fo:line-height="103%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style:vertical-align="auto" fo:margin-bottom="0in" fo:line-height="103%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style:vertical-align="auto" fo:margin-bottom="0in" fo:line-height="103%"/>
    </style:style>
    <style:style style:name="TableCell8532" style:family="table-cell">
      <style:table-cell-properties fo:border="0.0069in solid #000000" style:writing-mode="lr-tb" fo:padding-top="0in" fo:padding-left="0.075in" fo:padding-bottom="0in" fo:padding-right="0.075in"/>
    </style:style>
    <style:style style:name="P8533" style:parent-style-name="Normal" style:family="paragraph">
      <style:paragraph-properties style:vertical-align="auto" fo:margin-bottom="0in" fo:line-height="103%"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Normal" style:family="paragraph">
      <style:paragraph-properties style:vertical-align="auto" fo:margin-bottom="0in" fo:line-height="103%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Normal" style:family="paragraph">
      <style:paragraph-properties style:vertical-align="auto" fo:margin-bottom="0in" fo:line-height="103%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Normal" style:family="paragraph">
      <style:paragraph-properties style:vertical-align="auto" fo:margin-bottom="0in" fo:line-height="103%"/>
    </style:style>
    <style:style style:name="TableCell8540" style:family="table-cell">
      <style:table-cell-properties fo:border="0.0069in solid #000000" style:writing-mode="lr-tb" fo:padding-top="0in" fo:padding-left="0.075in" fo:padding-bottom="0in" fo:padding-right="0.075in"/>
    </style:style>
    <style:style style:name="P8541" style:parent-style-name="Normal" style:family="paragraph">
      <style:paragraph-properties style:vertical-align="auto" fo:margin-bottom="0in" fo:line-height="103%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Normal" style:family="paragraph">
      <style:paragraph-properties style:vertical-align="auto" fo:margin-bottom="0in" fo:line-height="103%"/>
    </style:style>
    <style:style style:name="TableRow8544" style:family="table-row">
      <style:table-row-properties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49" style:family="table-cell">
      <style:table-cell-properties fo:border="0.0069in solid #000000" style:writing-mode="lr-tb" fo:padding-top="0in" fo:padding-left="0.075in" fo:padding-bottom="0in" fo:padding-right="0.075in"/>
    </style:style>
    <style:style style:name="P8550" style:parent-style-name="Normal" style:family="paragraph">
      <style:paragraph-properties style:vertical-align="auto" fo:margin-bottom="0in" fo:line-height="103%"/>
    </style:style>
    <style:style style:name="TableCell8551" style:family="table-cell">
      <style:table-cell-properties fo:border="0.0069in solid #000000" style:writing-mode="lr-tb" fo:padding-top="0in" fo:padding-left="0.075in" fo:padding-bottom="0in" fo:padding-right="0.075in"/>
    </style:style>
    <style:style style:name="P8552" style:parent-style-name="Normal" style:family="paragraph">
      <style:paragraph-properties style:vertical-align="auto" fo:margin-bottom="0in" fo:line-height="103%"/>
    </style:style>
    <style:style style:name="TableCell8553" style:family="table-cell">
      <style:table-cell-properties fo:border="0.0069in solid #000000" style:writing-mode="lr-tb" fo:padding-top="0in" fo:padding-left="0.075in" fo:padding-bottom="0in" fo:padding-right="0.075in"/>
    </style:style>
    <style:style style:name="P8554" style:parent-style-name="Normal" style:family="paragraph">
      <style:paragraph-properties style:vertical-align="auto" fo:margin-bottom="0in" fo:line-height="103%"/>
    </style:style>
    <style:style style:name="TableCell8555" style:family="table-cell">
      <style:table-cell-properties fo:border="0.0069in solid #000000" style:writing-mode="lr-tb" fo:padding-top="0in" fo:padding-left="0.075in" fo:padding-bottom="0in" fo:padding-right="0.075in"/>
    </style:style>
    <style:style style:name="P8556" style:parent-style-name="Normal" style:family="paragraph">
      <style:paragraph-properties style:vertical-align="auto" fo:margin-bottom="0in" fo:line-height="103%"/>
    </style:style>
    <style:style style:name="TableCell8557" style:family="table-cell">
      <style:table-cell-properties fo:border="0.0069in solid #000000" style:writing-mode="lr-tb" fo:padding-top="0in" fo:padding-left="0.075in" fo:padding-bottom="0in" fo:padding-right="0.075in"/>
    </style:style>
    <style:style style:name="P8558" style:parent-style-name="Normal" style:family="paragraph">
      <style:paragraph-properties style:vertical-align="auto" fo:margin-bottom="0in" fo:line-height="103%"/>
    </style:style>
    <style:style style:name="TableCell8559" style:family="table-cell">
      <style:table-cell-properties fo:border="0.0069in solid #000000" style:writing-mode="lr-tb" fo:padding-top="0in" fo:padding-left="0.075in" fo:padding-bottom="0in" fo:padding-right="0.075in"/>
    </style:style>
    <style:style style:name="P8560" style:parent-style-name="Normal" style:family="paragraph">
      <style:paragraph-properties style:vertical-align="auto" fo:margin-bottom="0in" fo:line-height="103%"/>
    </style:style>
    <style:style style:name="TableCell8561" style:family="table-cell">
      <style:table-cell-properties fo:border="0.0069in solid #000000" style:writing-mode="lr-tb" fo:padding-top="0in" fo:padding-left="0.075in" fo:padding-bottom="0in" fo:padding-right="0.075in"/>
    </style:style>
    <style:style style:name="P8562" style:parent-style-name="Normal" style:family="paragraph">
      <style:paragraph-properties style:vertical-align="auto" fo:margin-bottom="0in" fo:line-height="103%"/>
    </style:style>
    <style:style style:name="TableCell8563" style:family="table-cell">
      <style:table-cell-properties fo:border="0.0069in solid #000000" style:writing-mode="lr-tb" fo:padding-top="0in" fo:padding-left="0.075in" fo:padding-bottom="0in" fo:padding-right="0.075in"/>
    </style:style>
    <style:style style:name="P8564" style:parent-style-name="Normal" style:family="paragraph">
      <style:paragraph-properties style:vertical-align="auto" fo:margin-bottom="0in" fo:line-height="103%"/>
    </style:style>
    <style:style style:name="TableCell8565" style:family="table-cell">
      <style:table-cell-properties fo:border="0.0069in solid #000000" style:writing-mode="lr-tb" fo:padding-top="0in" fo:padding-left="0.075in" fo:padding-bottom="0in" fo:padding-right="0.075in"/>
    </style:style>
    <style:style style:name="P8566" style:parent-style-name="Normal" style:family="paragraph">
      <style:paragraph-properties style:vertical-align="auto" fo:margin-bottom="0in" fo:line-height="103%"/>
    </style:style>
    <style:style style:name="TableRow8567" style:family="table-row">
      <style:table-row-properties/>
    </style:style>
    <style:style style:name="TableCell8568" style:family="table-cell">
      <style:table-cell-properties fo:border="0.0069in solid #000000" style:writing-mode="lr-tb" fo:padding-top="0in" fo:padding-left="0.075in" fo:padding-bottom="0in" fo:padding-right="0.075in"/>
    </style:style>
    <style:style style:name="P85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857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72" style:family="table-cell">
      <style:table-cell-properties fo:border="0.0069in solid #000000" style:writing-mode="lr-tb" fo:padding-top="0in" fo:padding-left="0.075in" fo:padding-bottom="0in" fo:padding-right="0.075in"/>
    </style:style>
    <style:style style:name="P8573" style:parent-style-name="Normal" style:family="paragraph">
      <style:paragraph-properties style:vertical-align="auto" fo:margin-bottom="0in" fo:line-height="103%"/>
    </style:style>
    <style:style style:name="TableCell8574" style:family="table-cell">
      <style:table-cell-properties fo:border="0.0069in solid #000000" style:writing-mode="lr-tb" fo:padding-top="0in" fo:padding-left="0.075in" fo:padding-bottom="0in" fo:padding-right="0.075in"/>
    </style:style>
    <style:style style:name="P8575" style:parent-style-name="Normal" style:family="paragraph">
      <style:paragraph-properties style:vertical-align="auto" fo:margin-bottom="0in" fo:line-height="103%"/>
    </style:style>
    <style:style style:name="TableCell8576" style:family="table-cell">
      <style:table-cell-properties fo:border="0.0069in solid #000000" style:writing-mode="lr-tb" fo:padding-top="0in" fo:padding-left="0.075in" fo:padding-bottom="0in" fo:padding-right="0.075in"/>
    </style:style>
    <style:style style:name="P8577" style:parent-style-name="Normal" style:family="paragraph">
      <style:paragraph-properties style:vertical-align="auto" fo:margin-bottom="0in" fo:line-height="103%"/>
    </style:style>
    <style:style style:name="TableCell8578" style:family="table-cell">
      <style:table-cell-properties fo:border="0.0069in solid #000000" style:writing-mode="lr-tb" fo:padding-top="0in" fo:padding-left="0.075in" fo:padding-bottom="0in" fo:padding-right="0.075in"/>
    </style:style>
    <style:style style:name="P8579" style:parent-style-name="Normal" style:family="paragraph">
      <style:paragraph-properties style:vertical-align="auto" fo:margin-bottom="0in" fo:line-height="103%"/>
    </style:style>
    <style:style style:name="TableCell8580" style:family="table-cell">
      <style:table-cell-properties fo:border="0.0069in solid #000000" style:writing-mode="lr-tb" fo:padding-top="0in" fo:padding-left="0.075in" fo:padding-bottom="0in" fo:padding-right="0.075in"/>
    </style:style>
    <style:style style:name="P8581" style:parent-style-name="Normal" style:family="paragraph">
      <style:paragraph-properties style:vertical-align="auto" fo:margin-bottom="0in" fo:line-height="103%"/>
    </style:style>
    <style:style style:name="TableCell8582" style:family="table-cell">
      <style:table-cell-properties fo:border="0.0069in solid #000000" style:writing-mode="lr-tb" fo:padding-top="0in" fo:padding-left="0.075in" fo:padding-bottom="0in" fo:padding-right="0.075in"/>
    </style:style>
    <style:style style:name="P8583" style:parent-style-name="Normal" style:family="paragraph">
      <style:paragraph-properties style:vertical-align="auto" fo:margin-bottom="0in" fo:line-height="103%"/>
    </style:style>
    <style:style style:name="TableCell8584" style:family="table-cell">
      <style:table-cell-properties fo:border="0.0069in solid #000000" style:writing-mode="lr-tb" fo:padding-top="0in" fo:padding-left="0.075in" fo:padding-bottom="0in" fo:padding-right="0.075in"/>
    </style:style>
    <style:style style:name="P8585" style:parent-style-name="Normal" style:family="paragraph">
      <style:paragraph-properties style:vertical-align="auto" fo:margin-bottom="0in" fo:line-height="103%"/>
    </style:style>
    <style:style style:name="TableCell8586" style:family="table-cell">
      <style:table-cell-properties fo:border="0.0069in solid #000000" style:writing-mode="lr-tb" fo:padding-top="0in" fo:padding-left="0.075in" fo:padding-bottom="0in" fo:padding-right="0.075in"/>
    </style:style>
    <style:style style:name="P8587" style:parent-style-name="Normal" style:family="paragraph">
      <style:paragraph-properties style:vertical-align="auto" fo:margin-bottom="0in" fo:line-height="103%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Normal" style:family="paragraph">
      <style:paragraph-properties style:vertical-align="auto" fo:margin-bottom="0in" fo:line-height="103%"/>
    </style:style>
    <style:style style:name="TableRow8590" style:family="table-row">
      <style:table-row-properties/>
    </style:style>
    <style:style style:name="TableCell8591" style:family="table-cell">
      <style:table-cell-properties fo:border="0.0069in solid #000000" style:writing-mode="lr-tb" fo:padding-top="0in" fo:padding-left="0.075in" fo:padding-bottom="0in" fo:padding-right="0.075in"/>
    </style:style>
    <style:style style:name="P85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93" style:family="table-cell">
      <style:table-cell-properties fo:border="0.0069in solid #000000" style:writing-mode="lr-tb" fo:padding-top="0in" fo:padding-left="0.0069in" fo:padding-bottom="0in" fo:padding-right="0.0069in"/>
    </style:style>
    <style:style style:name="P859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P8596" style:parent-style-name="Normal" style:family="paragraph">
      <style:paragraph-properties style:vertical-align="auto" fo:margin-bottom="0in" fo:line-height="103%"/>
    </style:style>
    <style:style style:name="TableCell8597" style:family="table-cell">
      <style:table-cell-properties fo:border="0.0069in solid #000000" style:writing-mode="lr-tb" fo:padding-top="0in" fo:padding-left="0.075in" fo:padding-bottom="0in" fo:padding-right="0.075in"/>
    </style:style>
    <style:style style:name="P8598" style:parent-style-name="Normal" style:family="paragraph">
      <style:paragraph-properties style:vertical-align="auto" fo:margin-bottom="0in" fo:line-height="103%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Normal" style:family="paragraph">
      <style:paragraph-properties style:vertical-align="auto" fo:margin-bottom="0in" fo:line-height="103%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Normal" style:family="paragraph">
      <style:paragraph-properties style:vertical-align="auto" fo:margin-bottom="0in" fo:line-height="103%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P8604" style:parent-style-name="Normal" style:family="paragraph">
      <style:paragraph-properties style:vertical-align="auto" fo:margin-bottom="0in" fo:line-height="103%"/>
    </style:style>
    <style:style style:name="TableCell8605" style:family="table-cell">
      <style:table-cell-properties fo:border="0.0069in solid #000000" style:writing-mode="lr-tb" fo:padding-top="0in" fo:padding-left="0.075in" fo:padding-bottom="0in" fo:padding-right="0.075in"/>
    </style:style>
    <style:style style:name="P8606" style:parent-style-name="Normal" style:family="paragraph">
      <style:paragraph-properties style:vertical-align="auto" fo:margin-bottom="0in" fo:line-height="103%"/>
    </style:style>
    <style:style style:name="TableCell8607" style:family="table-cell">
      <style:table-cell-properties fo:border="0.0069in solid #000000" style:writing-mode="lr-tb" fo:padding-top="0in" fo:padding-left="0.075in" fo:padding-bottom="0in" fo:padding-right="0.075in"/>
    </style:style>
    <style:style style:name="P8608" style:parent-style-name="Normal" style:family="paragraph">
      <style:paragraph-properties style:vertical-align="auto" fo:margin-bottom="0in" fo:line-height="103%"/>
    </style:style>
    <style:style style:name="TableCell8609" style:family="table-cell">
      <style:table-cell-properties fo:border="0.0069in solid #000000" style:writing-mode="lr-tb" fo:padding-top="0in" fo:padding-left="0.075in" fo:padding-bottom="0in" fo:padding-right="0.075in"/>
    </style:style>
    <style:style style:name="P8610" style:parent-style-name="Normal" style:family="paragraph">
      <style:paragraph-properties style:vertical-align="auto" fo:margin-bottom="0in" fo:line-height="103%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Normal" style:family="paragraph">
      <style:paragraph-properties style:vertical-align="auto" fo:margin-bottom="0in" fo:line-height="103%"/>
    </style:style>
    <style:style style:name="TableRow8613" style:family="table-row">
      <style:table-row-properties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style:vertical-align="auto" fo:margin-bottom="0in" fo:line-height="103%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style:vertical-align="auto" fo:margin-bottom="0in" fo:line-height="103%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style:vertical-align="auto" fo:margin-bottom="0in" fo:line-height="103%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style:vertical-align="auto" fo:margin-bottom="0in" fo:line-height="103%"/>
    </style:style>
    <style:style style:name="TableCell8626" style:family="table-cell">
      <style:table-cell-properties fo:border="0.0069in solid #000000" style:writing-mode="lr-tb" fo:padding-top="0in" fo:padding-left="0.075in" fo:padding-bottom="0in" fo:padding-right="0.075in"/>
    </style:style>
    <style:style style:name="P8627" style:parent-style-name="Normal" style:family="paragraph">
      <style:paragraph-properties style:vertical-align="auto" fo:margin-bottom="0in" fo:line-height="103%"/>
    </style:style>
    <style:style style:name="TableCell8628" style:family="table-cell">
      <style:table-cell-properties fo:border="0.0069in solid #000000" style:writing-mode="lr-tb" fo:padding-top="0in" fo:padding-left="0.075in" fo:padding-bottom="0in" fo:padding-right="0.075in"/>
    </style:style>
    <style:style style:name="P8629" style:parent-style-name="Normal" style:family="paragraph">
      <style:paragraph-properties style:vertical-align="auto" fo:margin-bottom="0in" fo:line-height="103%"/>
    </style:style>
    <style:style style:name="TableCell8630" style:family="table-cell">
      <style:table-cell-properties fo:border="0.0069in solid #000000" style:writing-mode="lr-tb" fo:padding-top="0in" fo:padding-left="0.075in" fo:padding-bottom="0in" fo:padding-right="0.075in"/>
    </style:style>
    <style:style style:name="P8631" style:parent-style-name="Normal" style:family="paragraph">
      <style:paragraph-properties style:vertical-align="auto" fo:margin-bottom="0in" fo:line-height="103%"/>
    </style:style>
    <style:style style:name="TableCell8632" style:family="table-cell">
      <style:table-cell-properties fo:border="0.0069in solid #000000" style:writing-mode="lr-tb" fo:padding-top="0in" fo:padding-left="0.075in" fo:padding-bottom="0in" fo:padding-right="0.075in"/>
    </style:style>
    <style:style style:name="P8633" style:parent-style-name="Normal" style:family="paragraph">
      <style:paragraph-properties style:vertical-align="auto" fo:margin-bottom="0in" fo:line-height="103%"/>
    </style:style>
    <style:style style:name="TableCell8634" style:family="table-cell">
      <style:table-cell-properties fo:border="0.0069in solid #000000" style:writing-mode="lr-tb" fo:padding-top="0in" fo:padding-left="0.075in" fo:padding-bottom="0in" fo:padding-right="0.075in"/>
    </style:style>
    <style:style style:name="P8635" style:parent-style-name="Normal" style:family="paragraph">
      <style:paragraph-properties style:vertical-align="auto" fo:margin-bottom="0in" fo:line-height="103%"/>
    </style:style>
    <style:style style:name="TableRow8636" style:family="table-row">
      <style:table-row-properties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39" style:family="table-cell">
      <style:table-cell-properties fo:border="0.0069in solid #000000" style:writing-mode="lr-tb" fo:padding-top="0in" fo:padding-left="0.0069in" fo:padding-bottom="0in" fo:padding-right="0.0069in"/>
    </style:style>
    <style:style style:name="P864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style:vertical-align="auto" fo:margin-bottom="0in" fo:line-height="103%"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P8644" style:parent-style-name="Normal" style:family="paragraph">
      <style:paragraph-properties style:vertical-align="auto" fo:margin-bottom="0in" fo:line-height="103%"/>
    </style:style>
    <style:style style:name="TableCell8645" style:family="table-cell">
      <style:table-cell-properties fo:border="0.0069in solid #000000" style:writing-mode="lr-tb" fo:padding-top="0in" fo:padding-left="0.075in" fo:padding-bottom="0in" fo:padding-right="0.075in"/>
    </style:style>
    <style:style style:name="P8646" style:parent-style-name="Normal" style:family="paragraph">
      <style:paragraph-properties style:vertical-align="auto" fo:margin-bottom="0in" fo:line-height="103%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Normal" style:family="paragraph">
      <style:paragraph-properties style:vertical-align="auto" fo:margin-bottom="0in" fo:line-height="103%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Normal" style:family="paragraph">
      <style:paragraph-properties style:vertical-align="auto" fo:margin-bottom="0in" fo:line-height="103%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Normal" style:family="paragraph">
      <style:paragraph-properties style:vertical-align="auto" fo:margin-bottom="0in" fo:line-height="103%"/>
    </style:style>
    <style:style style:name="TableCell8653" style:family="table-cell">
      <style:table-cell-properties fo:border="0.0069in solid #000000" style:writing-mode="lr-tb" fo:padding-top="0in" fo:padding-left="0.075in" fo:padding-bottom="0in" fo:padding-right="0.075in"/>
    </style:style>
    <style:style style:name="P8654" style:parent-style-name="Normal" style:family="paragraph">
      <style:paragraph-properties style:vertical-align="auto" fo:margin-bottom="0in" fo:line-height="103%"/>
    </style:style>
    <style:style style:name="TableCell8655" style:family="table-cell">
      <style:table-cell-properties fo:border="0.0069in solid #000000" style:writing-mode="lr-tb" fo:padding-top="0in" fo:padding-left="0.075in" fo:padding-bottom="0in" fo:padding-right="0.075in"/>
    </style:style>
    <style:style style:name="P8656" style:parent-style-name="Normal" style:family="paragraph">
      <style:paragraph-properties style:vertical-align="auto" fo:margin-bottom="0in" fo:line-height="103%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Normal" style:family="paragraph">
      <style:paragraph-properties style:vertical-align="auto" fo:margin-bottom="0in" fo:line-height="103%"/>
    </style:style>
    <style:style style:name="TableRow8659" style:family="table-row">
      <style:table-row-properties/>
    </style:style>
    <style:style style:name="TableCell8660" style:family="table-cell">
      <style:table-cell-properties fo:border="0.0069in solid #000000" style:writing-mode="lr-tb" fo:padding-top="0in" fo:padding-left="0.075in" fo:padding-bottom="0in" fo:padding-right="0.075in"/>
    </style:style>
    <style:style style:name="P86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64" style:family="table-cell">
      <style:table-cell-properties fo:border="0.0069in solid #000000" style:writing-mode="lr-tb" fo:padding-top="0in" fo:padding-left="0.075in" fo:padding-bottom="0in" fo:padding-right="0.075in"/>
    </style:style>
    <style:style style:name="P8665" style:parent-style-name="Normal" style:family="paragraph">
      <style:paragraph-properties style:vertical-align="auto" fo:margin-bottom="0in" fo:line-height="103%"/>
    </style:style>
    <style:style style:name="TableCell8666" style:family="table-cell">
      <style:table-cell-properties fo:border="0.0069in solid #000000" style:writing-mode="lr-tb" fo:padding-top="0in" fo:padding-left="0.075in" fo:padding-bottom="0in" fo:padding-right="0.075in"/>
    </style:style>
    <style:style style:name="P8667" style:parent-style-name="Normal" style:family="paragraph">
      <style:paragraph-properties style:vertical-align="auto" fo:margin-bottom="0in" fo:line-height="103%"/>
    </style:style>
    <style:style style:name="TableCell8668" style:family="table-cell">
      <style:table-cell-properties fo:border="0.0069in solid #000000" style:writing-mode="lr-tb" fo:padding-top="0in" fo:padding-left="0.075in" fo:padding-bottom="0in" fo:padding-right="0.075in"/>
    </style:style>
    <style:style style:name="P8669" style:parent-style-name="Normal" style:family="paragraph">
      <style:paragraph-properties style:vertical-align="auto" fo:margin-bottom="0in" fo:line-height="103%"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Normal" style:family="paragraph">
      <style:paragraph-properties style:vertical-align="auto" fo:margin-bottom="0in" fo:line-height="103%"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Normal" style:family="paragraph">
      <style:paragraph-properties style:vertical-align="auto" fo:margin-bottom="0in" fo:line-height="103%"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Normal" style:family="paragraph">
      <style:paragraph-properties style:vertical-align="auto" fo:margin-bottom="0in" fo:line-height="103%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Normal" style:family="paragraph">
      <style:paragraph-properties style:vertical-align="auto" fo:margin-bottom="0in" fo:line-height="103%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style:vertical-align="auto" fo:margin-bottom="0in" fo:line-height="103%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style:vertical-align="auto" fo:margin-bottom="0in" fo:line-height="103%"/>
    </style:style>
    <style:style style:name="TableRow8682" style:family="table-row">
      <style:table-row-properties/>
    </style:style>
    <style:style style:name="TableCell8683" style:family="table-cell">
      <style:table-cell-properties fo:border="0.0069in solid #000000" style:writing-mode="lr-tb" fo:padding-top="0in" fo:padding-left="0.075in" fo:padding-bottom="0in" fo:padding-right="0.075in"/>
    </style:style>
    <style:style style:name="P86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Normal" style:family="paragraph">
      <style:paragraph-properties style:vertical-align="auto" fo:margin-bottom="0in" fo:line-height="103%"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Normal" style:family="paragraph">
      <style:paragraph-properties style:vertical-align="auto" fo:margin-bottom="0in" fo:line-height="103%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Normal" style:family="paragraph">
      <style:paragraph-properties style:vertical-align="auto" fo:margin-bottom="0in" fo:line-height="103%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Normal" style:family="paragraph">
      <style:paragraph-properties style:vertical-align="auto" fo:margin-bottom="0in" fo:line-height="103%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style:vertical-align="auto" fo:margin-bottom="0in" fo:line-height="103%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style:vertical-align="auto" fo:margin-bottom="0in" fo:line-height="103%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style:vertical-align="auto" fo:margin-bottom="0in" fo:line-height="103%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style:vertical-align="auto" fo:margin-bottom="0in" fo:line-height="103%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style:vertical-align="auto" fo:margin-bottom="0in" fo:line-height="103%"/>
    </style:style>
    <style:style style:name="TableRow8705" style:family="table-row">
      <style:table-row-properties/>
    </style:style>
    <style:style style:name="TableCell8706" style:family="table-cell">
      <style:table-cell-properties fo:border="0.0069in solid #000000" style:writing-mode="lr-tb" fo:padding-top="0in" fo:padding-left="0.075in" fo:padding-bottom="0in" fo:padding-right="0.075in"/>
    </style:style>
    <style:style style:name="P87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08" style:family="table-cell">
      <style:table-cell-properties fo:border="0.0069in solid #000000" style:writing-mode="lr-tb" fo:padding-top="0in" fo:padding-left="0.0069in" fo:padding-bottom="0in" fo:padding-right="0.0069in"/>
    </style:style>
    <style:style style:name="P870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10" style:family="table-cell">
      <style:table-cell-properties fo:border="0.0069in solid #000000" style:writing-mode="lr-tb" fo:padding-top="0in" fo:padding-left="0.075in" fo:padding-bottom="0in" fo:padding-right="0.075in"/>
    </style:style>
    <style:style style:name="P8711" style:parent-style-name="Normal" style:family="paragraph">
      <style:paragraph-properties style:vertical-align="auto" fo:margin-bottom="0in" fo:line-height="103%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style:vertical-align="auto" fo:margin-bottom="0in" fo:line-height="103%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style:vertical-align="auto" fo:margin-bottom="0in" fo:line-height="103%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style:vertical-align="auto" fo:margin-bottom="0in" fo:line-height="103%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style:vertical-align="auto" fo:margin-bottom="0in" fo:line-height="103%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style:vertical-align="auto" fo:margin-bottom="0in" fo:line-height="103%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style:vertical-align="auto" fo:margin-bottom="0in" fo:line-height="103%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style:vertical-align="auto" fo:margin-bottom="0in" fo:line-height="103%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style:vertical-align="auto" fo:margin-bottom="0in" fo:line-height="103%"/>
    </style:style>
    <style:style style:name="TableRow8728" style:family="table-row">
      <style:table-row-properties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3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3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style:vertical-align="auto" fo:margin-bottom="0in" fo:line-height="103%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style:vertical-align="auto" fo:margin-bottom="0in" fo:line-height="103%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style:vertical-align="auto" fo:margin-bottom="0in" fo:line-height="103%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style:vertical-align="auto" fo:margin-bottom="0in" fo:line-height="103%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style:vertical-align="auto" fo:margin-bottom="0in" fo:line-height="103%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style:vertical-align="auto" fo:margin-bottom="0in" fo:line-height="103%"/>
    </style:style>
    <style:style style:name="TableCell8745" style:family="table-cell">
      <style:table-cell-properties fo:border="0.0069in solid #000000" style:writing-mode="lr-tb" fo:padding-top="0in" fo:padding-left="0.075in" fo:padding-bottom="0in" fo:padding-right="0.075in"/>
    </style:style>
    <style:style style:name="P8746" style:parent-style-name="Normal" style:family="paragraph">
      <style:paragraph-properties style:vertical-align="auto" fo:margin-bottom="0in" fo:line-height="103%"/>
    </style:style>
    <style:style style:name="TableCell8747" style:family="table-cell">
      <style:table-cell-properties fo:border="0.0069in solid #000000" style:writing-mode="lr-tb" fo:padding-top="0in" fo:padding-left="0.075in" fo:padding-bottom="0in" fo:padding-right="0.075in"/>
    </style:style>
    <style:style style:name="P8748" style:parent-style-name="Normal" style:family="paragraph">
      <style:paragraph-properties style:vertical-align="auto" fo:margin-bottom="0in" fo:line-height="103%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Normal" style:family="paragraph">
      <style:paragraph-properties style:vertical-align="auto" fo:margin-bottom="0in" fo:line-height="103%"/>
    </style:style>
    <style:style style:name="TableRow8751" style:family="table-row">
      <style:table-row-properties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54" style:family="table-cell">
      <style:table-cell-properties fo:border="0.0069in solid #000000" style:writing-mode="lr-tb" fo:padding-top="0in" fo:padding-left="0.0069in" fo:padding-bottom="0in" fo:padding-right="0.0069in"/>
    </style:style>
    <style:style style:name="P875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style:vertical-align="auto" fo:margin-bottom="0in" fo:line-height="103%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style:vertical-align="auto" fo:margin-bottom="0in" fo:line-height="103%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style:vertical-align="auto" fo:margin-bottom="0in" fo:line-height="103%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P8763" style:parent-style-name="Normal" style:family="paragraph">
      <style:paragraph-properties style:vertical-align="auto" fo:margin-bottom="0in" fo:line-height="103%"/>
    </style:style>
    <style:style style:name="TableCell8764" style:family="table-cell">
      <style:table-cell-properties fo:border="0.0069in solid #000000" style:writing-mode="lr-tb" fo:padding-top="0in" fo:padding-left="0.075in" fo:padding-bottom="0in" fo:padding-right="0.075in"/>
    </style:style>
    <style:style style:name="P8765" style:parent-style-name="Normal" style:family="paragraph">
      <style:paragraph-properties style:vertical-align="auto" fo:margin-bottom="0in" fo:line-height="103%"/>
    </style:style>
    <style:style style:name="TableCell8766" style:family="table-cell">
      <style:table-cell-properties fo:border="0.0069in solid #000000" style:writing-mode="lr-tb" fo:padding-top="0in" fo:padding-left="0.075in" fo:padding-bottom="0in" fo:padding-right="0.075in"/>
    </style:style>
    <style:style style:name="P8767" style:parent-style-name="Normal" style:family="paragraph">
      <style:paragraph-properties style:vertical-align="auto" fo:margin-bottom="0in" fo:line-height="103%"/>
    </style:style>
    <style:style style:name="TableCell8768" style:family="table-cell">
      <style:table-cell-properties fo:border="0.0069in solid #000000" style:writing-mode="lr-tb" fo:padding-top="0in" fo:padding-left="0.075in" fo:padding-bottom="0in" fo:padding-right="0.075in"/>
    </style:style>
    <style:style style:name="P8769" style:parent-style-name="Normal" style:family="paragraph">
      <style:paragraph-properties style:vertical-align="auto" fo:margin-bottom="0in" fo:line-height="103%"/>
    </style:style>
    <style:style style:name="TableCell8770" style:family="table-cell">
      <style:table-cell-properties fo:border="0.0069in solid #000000" style:writing-mode="lr-tb" fo:padding-top="0in" fo:padding-left="0.075in" fo:padding-bottom="0in" fo:padding-right="0.075in"/>
    </style:style>
    <style:style style:name="P8771" style:parent-style-name="Normal" style:family="paragraph">
      <style:paragraph-properties style:vertical-align="auto" fo:margin-bottom="0in" fo:line-height="103%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Normal" style:family="paragraph">
      <style:paragraph-properties style:vertical-align="auto" fo:margin-bottom="0in" fo:line-height="103%"/>
    </style:style>
    <style:style style:name="TableRow8774" style:family="table-row">
      <style:table-row-properties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77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779" style:family="table-cell">
      <style:table-cell-properties fo:border="0.0069in solid #000000" style:writing-mode="lr-tb" fo:padding-top="0in" fo:padding-left="0.075in" fo:padding-bottom="0in" fo:padding-right="0.075in"/>
    </style:style>
    <style:style style:name="P8780" style:parent-style-name="Normal" style:family="paragraph">
      <style:paragraph-properties style:vertical-align="auto" fo:margin-bottom="0in" fo:line-height="103%"/>
    </style:style>
    <style:style style:name="TableCell8781" style:family="table-cell">
      <style:table-cell-properties fo:border="0.0069in solid #000000" style:writing-mode="lr-tb" fo:padding-top="0in" fo:padding-left="0.075in" fo:padding-bottom="0in" fo:padding-right="0.075in"/>
    </style:style>
    <style:style style:name="P8782" style:parent-style-name="Normal" style:family="paragraph">
      <style:paragraph-properties style:vertical-align="auto" fo:margin-bottom="0in" fo:line-height="103%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Normal" style:family="paragraph">
      <style:paragraph-properties style:vertical-align="auto" fo:margin-bottom="0in" fo:line-height="103%"/>
    </style:style>
    <style:style style:name="TableCell8785" style:family="table-cell">
      <style:table-cell-properties fo:border="0.0069in solid #000000" style:writing-mode="lr-tb" fo:padding-top="0in" fo:padding-left="0.075in" fo:padding-bottom="0in" fo:padding-right="0.075in"/>
    </style:style>
    <style:style style:name="P8786" style:parent-style-name="Normal" style:family="paragraph">
      <style:paragraph-properties style:vertical-align="auto" fo:margin-bottom="0in" fo:line-height="103%"/>
    </style:style>
    <style:style style:name="TableCell8787" style:family="table-cell">
      <style:table-cell-properties fo:border="0.0069in solid #000000" style:writing-mode="lr-tb" fo:padding-top="0in" fo:padding-left="0.075in" fo:padding-bottom="0in" fo:padding-right="0.075in"/>
    </style:style>
    <style:style style:name="P8788" style:parent-style-name="Normal" style:family="paragraph">
      <style:paragraph-properties style:vertical-align="auto" fo:margin-bottom="0in" fo:line-height="103%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Normal" style:family="paragraph">
      <style:paragraph-properties style:vertical-align="auto" fo:margin-bottom="0in" fo:line-height="103%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Normal" style:family="paragraph">
      <style:paragraph-properties style:vertical-align="auto" fo:margin-bottom="0in" fo:line-height="103%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Normal" style:family="paragraph">
      <style:paragraph-properties style:vertical-align="auto" fo:margin-bottom="0in" fo:line-height="103%"/>
    </style:style>
    <style:style style:name="TableCell8795" style:family="table-cell">
      <style:table-cell-properties fo:border="0.0069in solid #000000" style:writing-mode="lr-tb" fo:padding-top="0in" fo:padding-left="0.075in" fo:padding-bottom="0in" fo:padding-right="0.075in"/>
    </style:style>
    <style:style style:name="P8796" style:parent-style-name="Normal" style:family="paragraph">
      <style:paragraph-properties style:vertical-align="auto" fo:margin-bottom="0in" fo:line-height="103%"/>
    </style:style>
    <style:style style:name="TableRow8797" style:family="table-row">
      <style:table-row-properties/>
    </style:style>
    <style:style style:name="TableCell8798" style:family="table-cell">
      <style:table-cell-properties fo:border="0.0069in solid #000000" style:writing-mode="lr-tb" fo:padding-top="0in" fo:padding-left="0.075in" fo:padding-bottom="0in" fo:padding-right="0.075in"/>
    </style:style>
    <style:style style:name="P87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00" style:family="table-cell">
      <style:table-cell-properties fo:border="0.0069in solid #000000" style:writing-mode="lr-tb" fo:padding-top="0in" fo:padding-left="0.0069in" fo:padding-bottom="0in" fo:padding-right="0.0069in"/>
    </style:style>
    <style:style style:name="P880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Normal" style:family="paragraph">
      <style:paragraph-properties style:vertical-align="auto" fo:margin-bottom="0in" fo:line-height="103%"/>
    </style:style>
    <style:style style:name="TableCell8804" style:family="table-cell">
      <style:table-cell-properties fo:border="0.0069in solid #000000" style:writing-mode="lr-tb" fo:padding-top="0in" fo:padding-left="0.075in" fo:padding-bottom="0in" fo:padding-right="0.075in"/>
    </style:style>
    <style:style style:name="P8805" style:parent-style-name="Normal" style:family="paragraph">
      <style:paragraph-properties style:vertical-align="auto" fo:margin-bottom="0in" fo:line-height="103%"/>
    </style:style>
    <style:style style:name="TableCell8806" style:family="table-cell">
      <style:table-cell-properties fo:border="0.0069in solid #000000" style:writing-mode="lr-tb" fo:padding-top="0in" fo:padding-left="0.075in" fo:padding-bottom="0in" fo:padding-right="0.075in"/>
    </style:style>
    <style:style style:name="P8807" style:parent-style-name="Normal" style:family="paragraph">
      <style:paragraph-properties style:vertical-align="auto" fo:margin-bottom="0in" fo:line-height="103%"/>
    </style:style>
    <style:style style:name="TableCell8808" style:family="table-cell">
      <style:table-cell-properties fo:border="0.0069in solid #000000" style:writing-mode="lr-tb" fo:padding-top="0in" fo:padding-left="0.075in" fo:padding-bottom="0in" fo:padding-right="0.075in"/>
    </style:style>
    <style:style style:name="P8809" style:parent-style-name="Normal" style:family="paragraph">
      <style:paragraph-properties style:vertical-align="auto" fo:margin-bottom="0in" fo:line-height="103%"/>
    </style:style>
    <style:style style:name="TableCell8810" style:family="table-cell">
      <style:table-cell-properties fo:border="0.0069in solid #000000" style:writing-mode="lr-tb" fo:padding-top="0in" fo:padding-left="0.075in" fo:padding-bottom="0in" fo:padding-right="0.075in"/>
    </style:style>
    <style:style style:name="P8811" style:parent-style-name="Normal" style:family="paragraph">
      <style:paragraph-properties style:vertical-align="auto" fo:margin-bottom="0in" fo:line-height="103%"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Normal" style:family="paragraph">
      <style:paragraph-properties style:vertical-align="auto" fo:margin-bottom="0in" fo:line-height="103%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style:vertical-align="auto" fo:margin-bottom="0in" fo:line-height="103%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style:vertical-align="auto" fo:margin-bottom="0in" fo:line-height="103%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style:vertical-align="auto" fo:margin-bottom="0in" fo:line-height="103%"/>
    </style:style>
    <style:style style:name="TableRow8820" style:family="table-row">
      <style:table-row-properties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23" style:family="table-cell">
      <style:table-cell-properties fo:border="0.0069in solid #000000" style:writing-mode="lr-tb" fo:padding-top="0in" fo:padding-left="0.0069in" fo:padding-bottom="0in" fo:padding-right="0.0069in"/>
    </style:style>
    <style:style style:name="P882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Normal" style:family="paragraph">
      <style:paragraph-properties style:vertical-align="auto" fo:margin-bottom="0in" fo:line-height="103%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Normal" style:family="paragraph">
      <style:paragraph-properties style:vertical-align="auto" fo:margin-bottom="0in" fo:line-height="103%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P8830" style:parent-style-name="Normal" style:family="paragraph">
      <style:paragraph-properties style:vertical-align="auto" fo:margin-bottom="0in" fo:line-height="103%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style:vertical-align="auto" fo:margin-bottom="0in" fo:line-height="103%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style:vertical-align="auto" fo:margin-bottom="0in" fo:line-height="103%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style:vertical-align="auto" fo:margin-bottom="0in" fo:line-height="103%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style:vertical-align="auto" fo:margin-bottom="0in" fo:line-height="103%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style:vertical-align="auto" fo:margin-bottom="0in" fo:line-height="103%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style:vertical-align="auto" fo:margin-bottom="0in" fo:line-height="103%"/>
    </style:style>
    <style:style style:name="TableRow8843" style:family="table-row">
      <style:table-row-properties/>
    </style:style>
    <style:style style:name="TableCell8844" style:family="table-cell">
      <style:table-cell-properties fo:border="0.0069in solid #000000" style:writing-mode="lr-tb" fo:padding-top="0in" fo:padding-left="0.075in" fo:padding-bottom="0in" fo:padding-right="0.075in"/>
    </style:style>
    <style:style style:name="P88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884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style:vertical-align="auto" fo:margin-bottom="0in" fo:line-height="103%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style:vertical-align="auto" fo:margin-bottom="0in" fo:line-height="103%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style:vertical-align="auto" fo:margin-bottom="0in" fo:line-height="103%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style:vertical-align="auto" fo:margin-bottom="0in" fo:line-height="103%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style:vertical-align="auto" fo:margin-bottom="0in" fo:line-height="103%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style:vertical-align="auto" fo:margin-bottom="0in" fo:line-height="103%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style:vertical-align="auto" fo:margin-bottom="0in" fo:line-height="103%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style:vertical-align="auto" fo:margin-bottom="0in" fo:line-height="103%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P8865" style:parent-style-name="Normal" style:family="paragraph">
      <style:paragraph-properties style:vertical-align="auto" fo:margin-bottom="0in" fo:line-height="103%"/>
    </style:style>
    <style:style style:name="TableRow8866" style:family="table-row">
      <style:table-row-properties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6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7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style:vertical-align="auto" fo:margin-bottom="0in" fo:line-height="103%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style:vertical-align="auto" fo:margin-bottom="0in" fo:line-height="103%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style:vertical-align="auto" fo:margin-bottom="0in" fo:line-height="103%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style:vertical-align="auto" fo:margin-bottom="0in" fo:line-height="103%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style:vertical-align="auto" fo:margin-bottom="0in" fo:line-height="103%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Normal" style:family="paragraph">
      <style:paragraph-properties style:vertical-align="auto" fo:margin-bottom="0in" fo:line-height="103%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Normal" style:family="paragraph">
      <style:paragraph-properties style:vertical-align="auto" fo:margin-bottom="0in" fo:line-height="103%"/>
    </style:style>
    <style:style style:name="TableCell8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86" style:parent-style-name="Normal" style:family="paragraph">
      <style:paragraph-properties style:vertical-align="auto" fo:margin-bottom="0in" fo:line-height="103%"/>
    </style:style>
    <style:style style:name="TableCell8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8" style:parent-style-name="Normal" style:family="paragraph">
      <style:paragraph-properties style:vertical-align="auto" fo:margin-bottom="0in" fo:line-height="103%"/>
    </style:style>
    <style:style style:name="TableRow8889" style:family="table-row">
      <style:table-row-properties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92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style:vertical-align="auto" fo:margin-bottom="0in" fo:line-height="103%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style:vertical-align="auto" fo:margin-bottom="0in" fo:line-height="103%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Normal" style:family="paragraph">
      <style:paragraph-properties style:vertical-align="auto" fo:margin-bottom="0in" fo:line-height="103%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Normal" style:family="paragraph">
      <style:paragraph-properties style:vertical-align="auto" fo:margin-bottom="0in" fo:line-height="103%"/>
    </style:style>
    <style:style style:name="TableCell8902" style:family="table-cell">
      <style:table-cell-properties fo:border="0.0069in solid #000000" style:writing-mode="lr-tb" fo:padding-top="0in" fo:padding-left="0.075in" fo:padding-bottom="0in" fo:padding-right="0.075in"/>
    </style:style>
    <style:style style:name="P8903" style:parent-style-name="Normal" style:family="paragraph">
      <style:paragraph-properties style:vertical-align="auto" fo:margin-bottom="0in" fo:line-height="103%"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Normal" style:family="paragraph">
      <style:paragraph-properties style:vertical-align="auto" fo:margin-bottom="0in" fo:line-height="103%"/>
    </style:style>
    <style:style style:name="TableCell8906" style:family="table-cell">
      <style:table-cell-properties fo:border="0.0069in solid #000000" style:writing-mode="lr-tb" fo:padding-top="0in" fo:padding-left="0.075in" fo:padding-bottom="0in" fo:padding-right="0.075in"/>
    </style:style>
    <style:style style:name="P8907" style:parent-style-name="Normal" style:family="paragraph">
      <style:paragraph-properties style:vertical-align="auto" fo:margin-bottom="0in" fo:line-height="103%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Normal" style:family="paragraph">
      <style:paragraph-properties style:vertical-align="auto" fo:margin-bottom="0in" fo:line-height="103%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Normal" style:family="paragraph">
      <style:paragraph-properties style:vertical-align="auto" fo:margin-bottom="0in" fo:line-height="103%"/>
    </style:style>
    <style:style style:name="TableRow8912" style:family="table-row">
      <style:table-row-properties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17" style:family="table-cell">
      <style:table-cell-properties fo:border="0.0069in solid #000000" style:writing-mode="lr-tb" fo:padding-top="0in" fo:padding-left="0.075in" fo:padding-bottom="0in" fo:padding-right="0.075in"/>
    </style:style>
    <style:style style:name="P8918" style:parent-style-name="Normal" style:family="paragraph">
      <style:paragraph-properties style:vertical-align="auto" fo:margin-bottom="0in" fo:line-height="103%"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Normal" style:family="paragraph">
      <style:paragraph-properties style:vertical-align="auto" fo:margin-bottom="0in" fo:line-height="103%"/>
    </style:style>
    <style:style style:name="TableCell8921" style:family="table-cell">
      <style:table-cell-properties fo:border="0.0069in solid #000000" style:writing-mode="lr-tb" fo:padding-top="0in" fo:padding-left="0.075in" fo:padding-bottom="0in" fo:padding-right="0.075in"/>
    </style:style>
    <style:style style:name="P8922" style:parent-style-name="Normal" style:family="paragraph">
      <style:paragraph-properties style:vertical-align="auto" fo:margin-bottom="0in" fo:line-height="103%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Normal" style:family="paragraph">
      <style:paragraph-properties style:vertical-align="auto" fo:margin-bottom="0in" fo:line-height="103%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Normal" style:family="paragraph">
      <style:paragraph-properties style:vertical-align="auto" fo:margin-bottom="0in" fo:line-height="103%"/>
    </style:style>
    <style:style style:name="TableCell8927" style:family="table-cell">
      <style:table-cell-properties fo:border="0.0069in solid #000000" style:writing-mode="lr-tb" fo:padding-top="0in" fo:padding-left="0.075in" fo:padding-bottom="0in" fo:padding-right="0.075in"/>
    </style:style>
    <style:style style:name="P8928" style:parent-style-name="Normal" style:family="paragraph">
      <style:paragraph-properties style:vertical-align="auto" fo:margin-bottom="0in" fo:line-height="103%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Normal" style:family="paragraph">
      <style:paragraph-properties style:vertical-align="auto" fo:margin-bottom="0in" fo:line-height="103%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Normal" style:family="paragraph">
      <style:paragraph-properties style:vertical-align="auto" fo:margin-bottom="0in" fo:line-height="103%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style:vertical-align="auto" fo:margin-bottom="0in" fo:line-height="103%"/>
    </style:style>
    <style:style style:name="TableRow8935" style:family="table-row">
      <style:table-row-properties/>
    </style:style>
    <style:style style:name="TableCell8936" style:family="table-cell">
      <style:table-cell-properties fo:border="0.0069in solid #000000" style:writing-mode="lr-tb" fo:padding-top="0in" fo:padding-left="0.075in" fo:padding-bottom="0in" fo:padding-right="0.075in"/>
    </style:style>
    <style:style style:name="P89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3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Normal" style:family="paragraph">
      <style:paragraph-properties style:vertical-align="auto" fo:margin-bottom="0in" fo:line-height="103%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Normal" style:family="paragraph">
      <style:paragraph-properties style:vertical-align="auto" fo:margin-bottom="0in" fo:line-height="103%"/>
    </style:style>
    <style:style style:name="TableCell8944" style:family="table-cell">
      <style:table-cell-properties fo:border="0.0069in solid #000000" style:writing-mode="lr-tb" fo:padding-top="0in" fo:padding-left="0.075in" fo:padding-bottom="0in" fo:padding-right="0.075in"/>
    </style:style>
    <style:style style:name="P8945" style:parent-style-name="Normal" style:family="paragraph">
      <style:paragraph-properties style:vertical-align="auto" fo:margin-bottom="0in" fo:line-height="103%"/>
    </style:style>
    <style:style style:name="TableCell8946" style:family="table-cell">
      <style:table-cell-properties fo:border="0.0069in solid #000000" style:writing-mode="lr-tb" fo:padding-top="0in" fo:padding-left="0.075in" fo:padding-bottom="0in" fo:padding-right="0.075in"/>
    </style:style>
    <style:style style:name="P8947" style:parent-style-name="Normal" style:family="paragraph">
      <style:paragraph-properties style:vertical-align="auto" fo:margin-bottom="0in" fo:line-height="103%"/>
    </style:style>
    <style:style style:name="TableCell8948" style:family="table-cell">
      <style:table-cell-properties fo:border="0.0069in solid #000000" style:writing-mode="lr-tb" fo:padding-top="0in" fo:padding-left="0.075in" fo:padding-bottom="0in" fo:padding-right="0.075in"/>
    </style:style>
    <style:style style:name="P8949" style:parent-style-name="Normal" style:family="paragraph">
      <style:paragraph-properties style:vertical-align="auto" fo:margin-bottom="0in" fo:line-height="103%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style:vertical-align="auto" fo:margin-bottom="0in" fo:line-height="103%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style:vertical-align="auto" fo:margin-bottom="0in" fo:line-height="103%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style:vertical-align="auto" fo:margin-bottom="0in" fo:line-height="103%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style:vertical-align="auto" fo:margin-bottom="0in" fo:line-height="103%"/>
    </style:style>
    <style:style style:name="TableRow8958" style:family="table-row">
      <style:table-row-properties/>
    </style:style>
    <style:style style:name="TableCell8959" style:family="table-cell">
      <style:table-cell-properties fo:border="0.0069in solid #000000" style:writing-mode="lr-tb" fo:padding-top="0in" fo:padding-left="0.075in" fo:padding-bottom="0in" fo:padding-right="0.075in"/>
    </style:style>
    <style:style style:name="P89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61" style:family="table-cell">
      <style:table-cell-properties fo:border="0.0069in solid #000000" style:writing-mode="lr-tb" fo:padding-top="0in" fo:padding-left="0.0069in" fo:padding-bottom="0in" fo:padding-right="0.0069in"/>
    </style:style>
    <style:style style:name="P896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63" style:family="table-cell">
      <style:table-cell-properties fo:border="0.0069in solid #000000" style:writing-mode="lr-tb" fo:padding-top="0in" fo:padding-left="0.075in" fo:padding-bottom="0in" fo:padding-right="0.075in"/>
    </style:style>
    <style:style style:name="P8964" style:parent-style-name="Normal" style:family="paragraph">
      <style:paragraph-properties style:vertical-align="auto" fo:margin-bottom="0in" fo:line-height="103%"/>
    </style:style>
    <style:style style:name="TableCell8965" style:family="table-cell">
      <style:table-cell-properties fo:border="0.0069in solid #000000" style:writing-mode="lr-tb" fo:padding-top="0in" fo:padding-left="0.075in" fo:padding-bottom="0in" fo:padding-right="0.075in"/>
    </style:style>
    <style:style style:name="P8966" style:parent-style-name="Normal" style:family="paragraph">
      <style:paragraph-properties style:vertical-align="auto" fo:margin-bottom="0in" fo:line-height="103%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style:vertical-align="auto" fo:margin-bottom="0in" fo:line-height="103%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style:vertical-align="auto" fo:margin-bottom="0in" fo:line-height="103%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style:vertical-align="auto" fo:margin-bottom="0in" fo:line-height="103%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style:vertical-align="auto" fo:margin-bottom="0in" fo:line-height="103%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style:vertical-align="auto" fo:margin-bottom="0in" fo:line-height="103%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style:vertical-align="auto" fo:margin-bottom="0in" fo:line-height="103%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style:vertical-align="auto" fo:margin-bottom="0in" fo:line-height="103%"/>
    </style:style>
    <style:style style:name="TableRow8981" style:family="table-row">
      <style:table-row-properties/>
    </style:style>
    <style:style style:name="TableCell8982" style:family="table-cell">
      <style:table-cell-properties fo:border="0.0069in solid #000000" style:writing-mode="lr-tb" fo:padding-top="0in" fo:padding-left="0.075in" fo:padding-bottom="0in" fo:padding-right="0.075in"/>
    </style:style>
    <style:style style:name="P89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98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style:vertical-align="auto" fo:margin-bottom="0in" fo:line-height="103%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style:vertical-align="auto" fo:margin-bottom="0in" fo:line-height="103%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style:vertical-align="auto" fo:margin-bottom="0in" fo:line-height="103%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style:vertical-align="auto" fo:margin-bottom="0in" fo:line-height="103%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style:vertical-align="auto" fo:margin-bottom="0in" fo:line-height="103%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style:vertical-align="auto" fo:margin-bottom="0in" fo:line-height="103%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style:vertical-align="auto" fo:margin-bottom="0in" fo:line-height="103%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Normal" style:family="paragraph">
      <style:paragraph-properties style:vertical-align="auto" fo:margin-bottom="0in" fo:line-height="103%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Normal" style:family="paragraph">
      <style:paragraph-properties style:vertical-align="auto" fo:margin-bottom="0in" fo:line-height="103%"/>
    </style:style>
    <style:style style:name="TableRow9004" style:family="table-row">
      <style:table-row-properties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07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style:vertical-align="auto" fo:margin-bottom="0in" fo:line-height="103%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style:vertical-align="auto" fo:margin-bottom="0in" fo:line-height="103%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style:vertical-align="auto" fo:margin-bottom="0in" fo:line-height="103%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style:vertical-align="auto" fo:margin-bottom="0in" fo:line-height="103%"/>
    </style:style>
    <style:style style:name="TableCell9017" style:family="table-cell">
      <style:table-cell-properties fo:border="0.0069in solid #000000" style:writing-mode="lr-tb" fo:padding-top="0in" fo:padding-left="0.075in" fo:padding-bottom="0in" fo:padding-right="0.075in"/>
    </style:style>
    <style:style style:name="P9018" style:parent-style-name="Normal" style:family="paragraph">
      <style:paragraph-properties style:vertical-align="auto" fo:margin-bottom="0in" fo:line-height="103%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P9020" style:parent-style-name="Normal" style:family="paragraph">
      <style:paragraph-properties style:vertical-align="auto" fo:margin-bottom="0in" fo:line-height="103%"/>
    </style:style>
    <style:style style:name="TableCell9021" style:family="table-cell">
      <style:table-cell-properties fo:border="0.0069in solid #000000" style:writing-mode="lr-tb" fo:padding-top="0in" fo:padding-left="0.075in" fo:padding-bottom="0in" fo:padding-right="0.075in"/>
    </style:style>
    <style:style style:name="P9022" style:parent-style-name="Normal" style:family="paragraph">
      <style:paragraph-properties style:vertical-align="auto" fo:margin-bottom="0in" fo:line-height="103%"/>
    </style:style>
    <style:style style:name="TableCell9023" style:family="table-cell">
      <style:table-cell-properties fo:border="0.0069in solid #000000" style:writing-mode="lr-tb" fo:padding-top="0in" fo:padding-left="0.075in" fo:padding-bottom="0in" fo:padding-right="0.075in"/>
    </style:style>
    <style:style style:name="P9024" style:parent-style-name="Normal" style:family="paragraph">
      <style:paragraph-properties style:vertical-align="auto" fo:margin-bottom="0in" fo:line-height="103%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Normal" style:family="paragraph">
      <style:paragraph-properties style:vertical-align="auto" fo:margin-bottom="0in" fo:line-height="103%"/>
    </style:style>
    <style:style style:name="TableRow9027" style:family="table-row">
      <style:table-row-properties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30" style:family="table-cell">
      <style:table-cell-properties fo:border="0.0069in solid #000000" style:writing-mode="lr-tb" fo:padding-top="0in" fo:padding-left="0.0069in" fo:padding-bottom="0in" fo:padding-right="0.0069in"/>
    </style:style>
    <style:style style:name="P903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style:vertical-align="auto" fo:margin-bottom="0in" fo:line-height="103%"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Normal" style:family="paragraph">
      <style:paragraph-properties style:vertical-align="auto" fo:margin-bottom="0in" fo:line-height="103%"/>
    </style:style>
    <style:style style:name="TableCell9036" style:family="table-cell">
      <style:table-cell-properties fo:border="0.0069in solid #000000" style:writing-mode="lr-tb" fo:padding-top="0in" fo:padding-left="0.075in" fo:padding-bottom="0in" fo:padding-right="0.075in"/>
    </style:style>
    <style:style style:name="P9037" style:parent-style-name="Normal" style:family="paragraph">
      <style:paragraph-properties style:vertical-align="auto" fo:margin-bottom="0in" fo:line-height="103%"/>
    </style:style>
    <style:style style:name="TableCell9038" style:family="table-cell">
      <style:table-cell-properties fo:border="0.0069in solid #000000" style:writing-mode="lr-tb" fo:padding-top="0in" fo:padding-left="0.075in" fo:padding-bottom="0in" fo:padding-right="0.075in"/>
    </style:style>
    <style:style style:name="P9039" style:parent-style-name="Normal" style:family="paragraph">
      <style:paragraph-properties style:vertical-align="auto" fo:margin-bottom="0in" fo:line-height="103%"/>
    </style:style>
    <style:style style:name="TableCell9040" style:family="table-cell">
      <style:table-cell-properties fo:border="0.0069in solid #000000" style:writing-mode="lr-tb" fo:padding-top="0in" fo:padding-left="0.075in" fo:padding-bottom="0in" fo:padding-right="0.075in"/>
    </style:style>
    <style:style style:name="P9041" style:parent-style-name="Normal" style:family="paragraph">
      <style:paragraph-properties style:vertical-align="auto" fo:margin-bottom="0in" fo:line-height="103%"/>
    </style:style>
    <style:style style:name="TableCell9042" style:family="table-cell">
      <style:table-cell-properties fo:border="0.0069in solid #000000" style:writing-mode="lr-tb" fo:padding-top="0in" fo:padding-left="0.075in" fo:padding-bottom="0in" fo:padding-right="0.075in"/>
    </style:style>
    <style:style style:name="P9043" style:parent-style-name="Normal" style:family="paragraph">
      <style:paragraph-properties style:vertical-align="auto" fo:margin-bottom="0in" fo:line-height="103%"/>
    </style:style>
    <style:style style:name="TableCell9044" style:family="table-cell">
      <style:table-cell-properties fo:border="0.0069in solid #000000" style:writing-mode="lr-tb" fo:padding-top="0in" fo:padding-left="0.075in" fo:padding-bottom="0in" fo:padding-right="0.075in"/>
    </style:style>
    <style:style style:name="P9045" style:parent-style-name="Normal" style:family="paragraph">
      <style:paragraph-properties style:vertical-align="auto" fo:margin-bottom="0in" fo:line-height="103%"/>
    </style:style>
    <style:style style:name="TableCell9046" style:family="table-cell">
      <style:table-cell-properties fo:border="0.0069in solid #000000" style:writing-mode="lr-tb" fo:padding-top="0in" fo:padding-left="0.075in" fo:padding-bottom="0in" fo:padding-right="0.075in"/>
    </style:style>
    <style:style style:name="P9047" style:parent-style-name="Normal" style:family="paragraph">
      <style:paragraph-properties style:vertical-align="auto" fo:margin-bottom="0in" fo:line-height="103%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Normal" style:family="paragraph">
      <style:paragraph-properties style:vertical-align="auto" fo:margin-bottom="0in" fo:line-height="103%"/>
    </style:style>
    <style:style style:name="TableRow9050" style:family="table-row">
      <style:table-row-properties/>
    </style:style>
    <style:style style:name="TableCell9051" style:family="table-cell">
      <style:table-cell-properties fo:border="0.0069in solid #000000" style:writing-mode="lr-tb" fo:padding-top="0in" fo:padding-left="0.075in" fo:padding-bottom="0in" fo:padding-right="0.075in"/>
    </style:style>
    <style:style style:name="P90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53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55" style:family="table-cell">
      <style:table-cell-properties fo:border="0.0069in solid #000000" style:writing-mode="lr-tb" fo:padding-top="0in" fo:padding-left="0.075in" fo:padding-bottom="0in" fo:padding-right="0.075in"/>
    </style:style>
    <style:style style:name="P9056" style:parent-style-name="Normal" style:family="paragraph">
      <style:paragraph-properties style:vertical-align="auto" fo:margin-bottom="0in" fo:line-height="103%"/>
    </style:style>
    <style:style style:name="TableCell9057" style:family="table-cell">
      <style:table-cell-properties fo:border="0.0069in solid #000000" style:writing-mode="lr-tb" fo:padding-top="0in" fo:padding-left="0.075in" fo:padding-bottom="0in" fo:padding-right="0.075in"/>
    </style:style>
    <style:style style:name="P9058" style:parent-style-name="Normal" style:family="paragraph">
      <style:paragraph-properties style:vertical-align="auto" fo:margin-bottom="0in" fo:line-height="103%"/>
    </style:style>
    <style:style style:name="TableCell9059" style:family="table-cell">
      <style:table-cell-properties fo:border="0.0069in solid #000000" style:writing-mode="lr-tb" fo:padding-top="0in" fo:padding-left="0.075in" fo:padding-bottom="0in" fo:padding-right="0.075in"/>
    </style:style>
    <style:style style:name="P9060" style:parent-style-name="Normal" style:family="paragraph">
      <style:paragraph-properties style:vertical-align="auto" fo:margin-bottom="0in" fo:line-height="103%"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Normal" style:family="paragraph">
      <style:paragraph-properties style:vertical-align="auto" fo:margin-bottom="0in" fo:line-height="103%"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Normal" style:family="paragraph">
      <style:paragraph-properties style:vertical-align="auto" fo:margin-bottom="0in" fo:line-height="103%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Normal" style:family="paragraph">
      <style:paragraph-properties style:vertical-align="auto" fo:margin-bottom="0in" fo:line-height="103%"/>
    </style:style>
    <style:style style:name="TableCell9067" style:family="table-cell">
      <style:table-cell-properties fo:border="0.0069in solid #000000" style:writing-mode="lr-tb" fo:padding-top="0in" fo:padding-left="0.075in" fo:padding-bottom="0in" fo:padding-right="0.075in"/>
    </style:style>
    <style:style style:name="P9068" style:parent-style-name="Normal" style:family="paragraph">
      <style:paragraph-properties style:vertical-align="auto" fo:margin-bottom="0in" fo:line-height="103%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style:vertical-align="auto" fo:margin-bottom="0in" fo:line-height="103%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style:vertical-align="auto" fo:margin-bottom="0in" fo:line-height="103%"/>
    </style:style>
    <style:style style:name="TableRow9073" style:family="table-row">
      <style:table-row-properties/>
    </style:style>
    <style:style style:name="TableCell9074" style:family="table-cell">
      <style:table-cell-properties fo:border="0.0069in solid #000000" style:writing-mode="lr-tb" fo:padding-top="0in" fo:padding-left="0.075in" fo:padding-bottom="0in" fo:padding-right="0.075in"/>
    </style:style>
    <style:style style:name="P90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76" style:family="table-cell">
      <style:table-cell-properties fo:border="0.0069in solid #000000" style:writing-mode="lr-tb" fo:padding-top="0in" fo:padding-left="0.0069in" fo:padding-bottom="0in" fo:padding-right="0.0069in"/>
    </style:style>
    <style:style style:name="P907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78" style:family="table-cell">
      <style:table-cell-properties fo:border="0.0069in solid #000000" style:writing-mode="lr-tb" fo:padding-top="0in" fo:padding-left="0.075in" fo:padding-bottom="0in" fo:padding-right="0.075in"/>
    </style:style>
    <style:style style:name="P9079" style:parent-style-name="Normal" style:family="paragraph">
      <style:paragraph-properties style:vertical-align="auto" fo:margin-bottom="0in" fo:line-height="103%"/>
    </style:style>
    <style:style style:name="TableCell9080" style:family="table-cell">
      <style:table-cell-properties fo:border="0.0069in solid #000000" style:writing-mode="lr-tb" fo:padding-top="0in" fo:padding-left="0.075in" fo:padding-bottom="0in" fo:padding-right="0.075in"/>
    </style:style>
    <style:style style:name="P9081" style:parent-style-name="Normal" style:family="paragraph">
      <style:paragraph-properties style:vertical-align="auto" fo:margin-bottom="0in" fo:line-height="103%"/>
    </style:style>
    <style:style style:name="TableCell9082" style:family="table-cell">
      <style:table-cell-properties fo:border="0.0069in solid #000000" style:writing-mode="lr-tb" fo:padding-top="0in" fo:padding-left="0.075in" fo:padding-bottom="0in" fo:padding-right="0.075in"/>
    </style:style>
    <style:style style:name="P9083" style:parent-style-name="Normal" style:family="paragraph">
      <style:paragraph-properties style:vertical-align="auto" fo:margin-bottom="0in" fo:line-height="103%"/>
    </style:style>
    <style:style style:name="TableCell9084" style:family="table-cell">
      <style:table-cell-properties fo:border="0.0069in solid #000000" style:writing-mode="lr-tb" fo:padding-top="0in" fo:padding-left="0.075in" fo:padding-bottom="0in" fo:padding-right="0.075in"/>
    </style:style>
    <style:style style:name="P9085" style:parent-style-name="Normal" style:family="paragraph">
      <style:paragraph-properties style:vertical-align="auto" fo:margin-bottom="0in" fo:line-height="103%"/>
    </style:style>
    <style:style style:name="TableCell9086" style:family="table-cell">
      <style:table-cell-properties fo:border="0.0069in solid #000000" style:writing-mode="lr-tb" fo:padding-top="0in" fo:padding-left="0.075in" fo:padding-bottom="0in" fo:padding-right="0.075in"/>
    </style:style>
    <style:style style:name="P9087" style:parent-style-name="Normal" style:family="paragraph">
      <style:paragraph-properties style:vertical-align="auto" fo:margin-bottom="0in" fo:line-height="103%"/>
    </style:style>
    <style:style style:name="TableCell9088" style:family="table-cell">
      <style:table-cell-properties fo:border="0.0069in solid #000000" style:writing-mode="lr-tb" fo:padding-top="0in" fo:padding-left="0.075in" fo:padding-bottom="0in" fo:padding-right="0.075in"/>
    </style:style>
    <style:style style:name="P9089" style:parent-style-name="Normal" style:family="paragraph">
      <style:paragraph-properties style:vertical-align="auto" fo:margin-bottom="0in" fo:line-height="103%"/>
    </style:style>
    <style:style style:name="TableCell9090" style:family="table-cell">
      <style:table-cell-properties fo:border="0.0069in solid #000000" style:writing-mode="lr-tb" fo:padding-top="0in" fo:padding-left="0.075in" fo:padding-bottom="0in" fo:padding-right="0.075in"/>
    </style:style>
    <style:style style:name="P9091" style:parent-style-name="Normal" style:family="paragraph">
      <style:paragraph-properties style:vertical-align="auto" fo:margin-bottom="0in" fo:line-height="103%"/>
    </style:style>
    <style:style style:name="TableCell9092" style:family="table-cell">
      <style:table-cell-properties fo:border="0.0069in solid #000000" style:writing-mode="lr-tb" fo:padding-top="0in" fo:padding-left="0.075in" fo:padding-bottom="0in" fo:padding-right="0.075in"/>
    </style:style>
    <style:style style:name="P9093" style:parent-style-name="Normal" style:family="paragraph">
      <style:paragraph-properties style:vertical-align="auto" fo:margin-bottom="0in" fo:line-height="103%"/>
    </style:style>
    <style:style style:name="TableCell9094" style:family="table-cell">
      <style:table-cell-properties fo:border="0.0069in solid #000000" style:writing-mode="lr-tb" fo:padding-top="0in" fo:padding-left="0.075in" fo:padding-bottom="0in" fo:padding-right="0.075in"/>
    </style:style>
    <style:style style:name="P9095" style:parent-style-name="Normal" style:family="paragraph">
      <style:paragraph-properties style:vertical-align="auto" fo:margin-bottom="0in" fo:line-height="103%"/>
    </style:style>
    <style:style style:name="TableRow9096" style:family="table-row">
      <style:table-row-properties/>
    </style:style>
    <style:style style:name="TableCell9097" style:family="table-cell">
      <style:table-cell-properties fo:border="0.0069in solid #000000" style:writing-mode="lr-tb" fo:padding-top="0in" fo:padding-left="0.075in" fo:padding-bottom="0in" fo:padding-right="0.075in"/>
    </style:style>
    <style:style style:name="P90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099" style:family="table-cell">
      <style:table-cell-properties fo:border="0.0069in solid #000000" style:writing-mode="lr-tb" fo:padding-top="0in" fo:padding-left="0.0069in" fo:padding-bottom="0in" fo:padding-right="0.0069in"/>
    </style:style>
    <style:style style:name="P910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01" style:family="table-cell">
      <style:table-cell-properties fo:border="0.0069in solid #000000" style:writing-mode="lr-tb" fo:padding-top="0in" fo:padding-left="0.075in" fo:padding-bottom="0in" fo:padding-right="0.075in"/>
    </style:style>
    <style:style style:name="P9102" style:parent-style-name="Normal" style:family="paragraph">
      <style:paragraph-properties style:vertical-align="auto" fo:margin-bottom="0in" fo:line-height="103%"/>
    </style:style>
    <style:style style:name="TableCell9103" style:family="table-cell">
      <style:table-cell-properties fo:border="0.0069in solid #000000" style:writing-mode="lr-tb" fo:padding-top="0in" fo:padding-left="0.075in" fo:padding-bottom="0in" fo:padding-right="0.075in"/>
    </style:style>
    <style:style style:name="P9104" style:parent-style-name="Normal" style:family="paragraph">
      <style:paragraph-properties style:vertical-align="auto" fo:margin-bottom="0in" fo:line-height="103%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style:vertical-align="auto" fo:margin-bottom="0in" fo:line-height="103%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style:vertical-align="auto" fo:margin-bottom="0in" fo:line-height="103%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style:vertical-align="auto" fo:margin-bottom="0in" fo:line-height="103%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style:vertical-align="auto" fo:margin-bottom="0in" fo:line-height="103%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style:vertical-align="auto" fo:margin-bottom="0in" fo:line-height="103%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style:vertical-align="auto" fo:margin-bottom="0in" fo:line-height="103%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style:vertical-align="auto" fo:margin-bottom="0in" fo:line-height="103%"/>
    </style:style>
    <style:style style:name="TableRow9119" style:family="table-row">
      <style:table-row-properties/>
    </style:style>
    <style:style style:name="TableCell9120" style:family="table-cell">
      <style:table-cell-properties fo:border="0.0069in solid #000000" style:writing-mode="lr-tb" fo:padding-top="0in" fo:padding-left="0.075in" fo:padding-bottom="0in" fo:padding-right="0.075in"/>
    </style:style>
    <style:style style:name="P91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style:vertical-align="auto" fo:margin-bottom="0in" fo:line-height="103%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style:vertical-align="auto" fo:margin-bottom="0in" fo:line-height="103%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style:vertical-align="auto" fo:margin-bottom="0in" fo:line-height="103%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style:vertical-align="auto" fo:margin-bottom="0in" fo:line-height="103%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style:vertical-align="auto" fo:margin-bottom="0in" fo:line-height="103%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style:vertical-align="auto" fo:margin-bottom="0in" fo:line-height="103%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style:vertical-align="auto" fo:margin-bottom="0in" fo:line-height="103%"/>
    </style:style>
    <style:style style:name="TableCell9138" style:family="table-cell">
      <style:table-cell-properties fo:border="0.0069in solid #000000" style:writing-mode="lr-tb" fo:padding-top="0in" fo:padding-left="0.075in" fo:padding-bottom="0in" fo:padding-right="0.075in"/>
    </style:style>
    <style:style style:name="P9139" style:parent-style-name="Normal" style:family="paragraph">
      <style:paragraph-properties style:vertical-align="auto" fo:margin-bottom="0in" fo:line-height="103%"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Normal" style:family="paragraph">
      <style:paragraph-properties style:vertical-align="auto" fo:margin-bottom="0in" fo:line-height="103%"/>
    </style:style>
    <style:style style:name="TableRow9142" style:family="table-row">
      <style:table-row-properties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14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style:vertical-align="auto" fo:margin-bottom="0in" fo:line-height="103%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style:vertical-align="auto" fo:margin-bottom="0in" fo:line-height="103%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style:vertical-align="auto" fo:margin-bottom="0in" fo:line-height="103%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style:vertical-align="auto" fo:margin-bottom="0in" fo:line-height="103%"/>
    </style:style>
    <style:style style:name="TableCell9155" style:family="table-cell">
      <style:table-cell-properties fo:border="0.0069in solid #000000" style:writing-mode="lr-tb" fo:padding-top="0in" fo:padding-left="0.075in" fo:padding-bottom="0in" fo:padding-right="0.075in"/>
    </style:style>
    <style:style style:name="P9156" style:parent-style-name="Normal" style:family="paragraph">
      <style:paragraph-properties style:vertical-align="auto" fo:margin-bottom="0in" fo:line-height="103%"/>
    </style:style>
    <style:style style:name="TableCell9157" style:family="table-cell">
      <style:table-cell-properties fo:border="0.0069in solid #000000" style:writing-mode="lr-tb" fo:padding-top="0in" fo:padding-left="0.075in" fo:padding-bottom="0in" fo:padding-right="0.075in"/>
    </style:style>
    <style:style style:name="P9158" style:parent-style-name="Normal" style:family="paragraph">
      <style:paragraph-properties style:vertical-align="auto" fo:margin-bottom="0in" fo:line-height="103%"/>
    </style:style>
    <style:style style:name="TableCell9159" style:family="table-cell">
      <style:table-cell-properties fo:border="0.0069in solid #000000" style:writing-mode="lr-tb" fo:padding-top="0in" fo:padding-left="0.075in" fo:padding-bottom="0in" fo:padding-right="0.075in"/>
    </style:style>
    <style:style style:name="P9160" style:parent-style-name="Normal" style:family="paragraph">
      <style:paragraph-properties style:vertical-align="auto" fo:margin-bottom="0in" fo:line-height="103%"/>
    </style:style>
    <style:style style:name="TableCell9161" style:family="table-cell">
      <style:table-cell-properties fo:border="0.0069in solid #000000" style:writing-mode="lr-tb" fo:padding-top="0in" fo:padding-left="0.075in" fo:padding-bottom="0in" fo:padding-right="0.075in"/>
    </style:style>
    <style:style style:name="P9162" style:parent-style-name="Normal" style:family="paragraph">
      <style:paragraph-properties style:vertical-align="auto" fo:margin-bottom="0in" fo:line-height="103%"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Normal" style:family="paragraph">
      <style:paragraph-properties style:vertical-align="auto" fo:margin-bottom="0in" fo:line-height="103%"/>
    </style:style>
    <style:style style:name="TableRow9165" style:family="table-row">
      <style:table-row-properties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16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style:vertical-align="auto" fo:margin-bottom="0in" fo:line-height="103%"/>
    </style:style>
    <style:style style:name="TableCell9172" style:family="table-cell">
      <style:table-cell-properties fo:border="0.0069in solid #000000" style:writing-mode="lr-tb" fo:padding-top="0in" fo:padding-left="0.075in" fo:padding-bottom="0in" fo:padding-right="0.075in"/>
    </style:style>
    <style:style style:name="P9173" style:parent-style-name="Normal" style:family="paragraph">
      <style:paragraph-properties style:vertical-align="auto" fo:margin-bottom="0in" fo:line-height="103%"/>
    </style:style>
    <style:style style:name="TableCell9174" style:family="table-cell">
      <style:table-cell-properties fo:border="0.0069in solid #000000" style:writing-mode="lr-tb" fo:padding-top="0in" fo:padding-left="0.075in" fo:padding-bottom="0in" fo:padding-right="0.075in"/>
    </style:style>
    <style:style style:name="P9175" style:parent-style-name="Normal" style:family="paragraph">
      <style:paragraph-properties style:vertical-align="auto" fo:margin-bottom="0in" fo:line-height="103%"/>
    </style:style>
    <style:style style:name="TableCell9176" style:family="table-cell">
      <style:table-cell-properties fo:border="0.0069in solid #000000" style:writing-mode="lr-tb" fo:padding-top="0in" fo:padding-left="0.075in" fo:padding-bottom="0in" fo:padding-right="0.075in"/>
    </style:style>
    <style:style style:name="P9177" style:parent-style-name="Normal" style:family="paragraph">
      <style:paragraph-properties style:vertical-align="auto" fo:margin-bottom="0in" fo:line-height="103%"/>
    </style:style>
    <style:style style:name="TableCell9178" style:family="table-cell">
      <style:table-cell-properties fo:border="0.0069in solid #000000" style:writing-mode="lr-tb" fo:padding-top="0in" fo:padding-left="0.075in" fo:padding-bottom="0in" fo:padding-right="0.075in"/>
    </style:style>
    <style:style style:name="P9179" style:parent-style-name="Normal" style:family="paragraph">
      <style:paragraph-properties style:vertical-align="auto" fo:margin-bottom="0in" fo:line-height="103%"/>
    </style:style>
    <style:style style:name="TableCell9180" style:family="table-cell">
      <style:table-cell-properties fo:border="0.0069in solid #000000" style:writing-mode="lr-tb" fo:padding-top="0in" fo:padding-left="0.075in" fo:padding-bottom="0in" fo:padding-right="0.075in"/>
    </style:style>
    <style:style style:name="P9181" style:parent-style-name="Normal" style:family="paragraph">
      <style:paragraph-properties style:vertical-align="auto" fo:margin-bottom="0in" fo:line-height="103%"/>
    </style:style>
    <style:style style:name="TableCell9182" style:family="table-cell">
      <style:table-cell-properties fo:border="0.0069in solid #000000" style:writing-mode="lr-tb" fo:padding-top="0in" fo:padding-left="0.075in" fo:padding-bottom="0in" fo:padding-right="0.075in"/>
    </style:style>
    <style:style style:name="P9183" style:parent-style-name="Normal" style:family="paragraph">
      <style:paragraph-properties style:vertical-align="auto" fo:margin-bottom="0in" fo:line-height="103%"/>
    </style:style>
    <style:style style:name="TableCell9184" style:family="table-cell">
      <style:table-cell-properties fo:border="0.0069in solid #000000" style:writing-mode="lr-tb" fo:padding-top="0in" fo:padding-left="0.075in" fo:padding-bottom="0in" fo:padding-right="0.075in"/>
    </style:style>
    <style:style style:name="P9185" style:parent-style-name="Normal" style:family="paragraph">
      <style:paragraph-properties style:vertical-align="auto" fo:margin-bottom="0in" fo:line-height="103%"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Normal" style:family="paragraph">
      <style:paragraph-properties style:vertical-align="auto" fo:margin-bottom="0in" fo:line-height="103%"/>
    </style:style>
    <style:style style:name="TableRow9188" style:family="table-row">
      <style:table-row-properties/>
    </style:style>
    <style:style style:name="TableCell9189" style:family="table-cell">
      <style:table-cell-properties fo:border="0.0069in solid #000000" style:writing-mode="lr-tb" fo:padding-top="0in" fo:padding-left="0.075in" fo:padding-bottom="0in" fo:padding-right="0.075in"/>
    </style:style>
    <style:style style:name="P91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19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193" style:family="table-cell">
      <style:table-cell-properties fo:border="0.0069in solid #000000" style:writing-mode="lr-tb" fo:padding-top="0in" fo:padding-left="0.075in" fo:padding-bottom="0in" fo:padding-right="0.075in"/>
    </style:style>
    <style:style style:name="P9194" style:parent-style-name="Normal" style:family="paragraph">
      <style:paragraph-properties style:vertical-align="auto" fo:margin-bottom="0in" fo:line-height="103%"/>
    </style:style>
    <style:style style:name="TableCell9195" style:family="table-cell">
      <style:table-cell-properties fo:border="0.0069in solid #000000" style:writing-mode="lr-tb" fo:padding-top="0in" fo:padding-left="0.075in" fo:padding-bottom="0in" fo:padding-right="0.075in"/>
    </style:style>
    <style:style style:name="P9196" style:parent-style-name="Normal" style:family="paragraph">
      <style:paragraph-properties style:vertical-align="auto" fo:margin-bottom="0in" fo:line-height="103%"/>
    </style:style>
    <style:style style:name="TableCell9197" style:family="table-cell">
      <style:table-cell-properties fo:border="0.0069in solid #000000" style:writing-mode="lr-tb" fo:padding-top="0in" fo:padding-left="0.075in" fo:padding-bottom="0in" fo:padding-right="0.075in"/>
    </style:style>
    <style:style style:name="P9198" style:parent-style-name="Normal" style:family="paragraph">
      <style:paragraph-properties style:vertical-align="auto" fo:margin-bottom="0in" fo:line-height="103%"/>
    </style:style>
    <style:style style:name="TableCell9199" style:family="table-cell">
      <style:table-cell-properties fo:border="0.0069in solid #000000" style:writing-mode="lr-tb" fo:padding-top="0in" fo:padding-left="0.075in" fo:padding-bottom="0in" fo:padding-right="0.075in"/>
    </style:style>
    <style:style style:name="P9200" style:parent-style-name="Normal" style:family="paragraph">
      <style:paragraph-properties style:vertical-align="auto" fo:margin-bottom="0in" fo:line-height="103%"/>
    </style:style>
    <style:style style:name="TableCell9201" style:family="table-cell">
      <style:table-cell-properties fo:border="0.0069in solid #000000" style:writing-mode="lr-tb" fo:padding-top="0in" fo:padding-left="0.075in" fo:padding-bottom="0in" fo:padding-right="0.075in"/>
    </style:style>
    <style:style style:name="P9202" style:parent-style-name="Normal" style:family="paragraph">
      <style:paragraph-properties style:vertical-align="auto" fo:margin-bottom="0in" fo:line-height="103%"/>
    </style:style>
    <style:style style:name="TableCell9203" style:family="table-cell">
      <style:table-cell-properties fo:border="0.0069in solid #000000" style:writing-mode="lr-tb" fo:padding-top="0in" fo:padding-left="0.075in" fo:padding-bottom="0in" fo:padding-right="0.075in"/>
    </style:style>
    <style:style style:name="P9204" style:parent-style-name="Normal" style:family="paragraph">
      <style:paragraph-properties style:vertical-align="auto" fo:margin-bottom="0in" fo:line-height="103%"/>
    </style:style>
    <style:style style:name="TableCell9205" style:family="table-cell">
      <style:table-cell-properties fo:border="0.0069in solid #000000" style:writing-mode="lr-tb" fo:padding-top="0in" fo:padding-left="0.075in" fo:padding-bottom="0in" fo:padding-right="0.075in"/>
    </style:style>
    <style:style style:name="P9206" style:parent-style-name="Normal" style:family="paragraph">
      <style:paragraph-properties style:vertical-align="auto" fo:margin-bottom="0in" fo:line-height="103%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style:vertical-align="auto" fo:margin-bottom="0in" fo:line-height="103%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style:vertical-align="auto" fo:margin-bottom="0in" fo:line-height="103%"/>
    </style:style>
    <style:style style:name="TableRow9211" style:family="table-row">
      <style:table-row-properties/>
    </style:style>
    <style:style style:name="TableCell9212" style:family="table-cell">
      <style:table-cell-properties fo:border="0.0069in solid #000000" style:writing-mode="lr-tb" fo:padding-top="0in" fo:padding-left="0.075in" fo:padding-bottom="0in" fo:padding-right="0.075in"/>
    </style:style>
    <style:style style:name="P92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921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16" style:family="table-cell">
      <style:table-cell-properties fo:border="0.0069in solid #000000" style:writing-mode="lr-tb" fo:padding-top="0in" fo:padding-left="0.075in" fo:padding-bottom="0in" fo:padding-right="0.075in"/>
    </style:style>
    <style:style style:name="P9217" style:parent-style-name="Normal" style:family="paragraph">
      <style:paragraph-properties style:vertical-align="auto" fo:margin-bottom="0in" fo:line-height="103%"/>
    </style:style>
    <style:style style:name="TableCell9218" style:family="table-cell">
      <style:table-cell-properties fo:border="0.0069in solid #000000" style:writing-mode="lr-tb" fo:padding-top="0in" fo:padding-left="0.075in" fo:padding-bottom="0in" fo:padding-right="0.075in"/>
    </style:style>
    <style:style style:name="P9219" style:parent-style-name="Normal" style:family="paragraph">
      <style:paragraph-properties style:vertical-align="auto" fo:margin-bottom="0in" fo:line-height="103%"/>
    </style:style>
    <style:style style:name="TableCell9220" style:family="table-cell">
      <style:table-cell-properties fo:border="0.0069in solid #000000" style:writing-mode="lr-tb" fo:padding-top="0in" fo:padding-left="0.075in" fo:padding-bottom="0in" fo:padding-right="0.075in"/>
    </style:style>
    <style:style style:name="P9221" style:parent-style-name="Normal" style:family="paragraph">
      <style:paragraph-properties style:vertical-align="auto" fo:margin-bottom="0in" fo:line-height="103%"/>
    </style:style>
    <style:style style:name="TableCell9222" style:family="table-cell">
      <style:table-cell-properties fo:border="0.0069in solid #000000" style:writing-mode="lr-tb" fo:padding-top="0in" fo:padding-left="0.075in" fo:padding-bottom="0in" fo:padding-right="0.075in"/>
    </style:style>
    <style:style style:name="P9223" style:parent-style-name="Normal" style:family="paragraph">
      <style:paragraph-properties style:vertical-align="auto" fo:margin-bottom="0in" fo:line-height="103%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style:vertical-align="auto" fo:margin-bottom="0in" fo:line-height="103%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style:vertical-align="auto" fo:margin-bottom="0in" fo:line-height="103%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style:vertical-align="auto" fo:margin-bottom="0in" fo:line-height="103%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style:vertical-align="auto" fo:margin-bottom="0in" fo:line-height="103%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style:vertical-align="auto" fo:margin-bottom="0in" fo:line-height="103%"/>
    </style:style>
    <style:style style:name="TableRow9234" style:family="table-row">
      <style:table-row-properties/>
    </style:style>
    <style:style style:name="TableCell9235" style:family="table-cell">
      <style:table-cell-properties fo:border="0.0069in solid #000000" style:writing-mode="lr-tb" fo:padding-top="0in" fo:padding-left="0.075in" fo:padding-bottom="0in" fo:padding-right="0.075in"/>
    </style:style>
    <style:style style:name="P923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39" style:family="table-cell">
      <style:table-cell-properties fo:border="0.0069in solid #000000" style:writing-mode="lr-tb" fo:padding-top="0in" fo:padding-left="0.075in" fo:padding-bottom="0in" fo:padding-right="0.075in"/>
    </style:style>
    <style:style style:name="P9240" style:parent-style-name="Normal" style:family="paragraph">
      <style:paragraph-properties style:vertical-align="auto" fo:margin-bottom="0in" fo:line-height="103%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style:vertical-align="auto" fo:margin-bottom="0in" fo:line-height="103%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style:vertical-align="auto" fo:margin-bottom="0in" fo:line-height="103%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style:vertical-align="auto" fo:margin-bottom="0in" fo:line-height="103%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style:vertical-align="auto" fo:margin-bottom="0in" fo:line-height="103%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style:vertical-align="auto" fo:margin-bottom="0in" fo:line-height="103%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style:vertical-align="auto" fo:margin-bottom="0in" fo:line-height="103%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style:vertical-align="auto" fo:margin-bottom="0in" fo:line-height="103%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style:vertical-align="auto" fo:margin-bottom="0in" fo:line-height="103%"/>
    </style:style>
    <style:style style:name="TableRow9257" style:family="table-row">
      <style:table-row-properties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926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style:vertical-align="auto" fo:margin-bottom="0in" fo:line-height="103%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style:vertical-align="auto" fo:margin-bottom="0in" fo:line-height="103%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style:vertical-align="auto" fo:margin-bottom="0in" fo:line-height="103%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style:vertical-align="auto" fo:margin-bottom="0in" fo:line-height="103%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style:vertical-align="auto" fo:margin-bottom="0in" fo:line-height="103%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style:vertical-align="auto" fo:margin-bottom="0in" fo:line-height="103%"/>
    </style:style>
    <style:style style:name="TableCell9274" style:family="table-cell">
      <style:table-cell-properties fo:border="0.0069in solid #000000" style:writing-mode="lr-tb" fo:padding-top="0in" fo:padding-left="0.075in" fo:padding-bottom="0in" fo:padding-right="0.075in"/>
    </style:style>
    <style:style style:name="P9275" style:parent-style-name="Normal" style:family="paragraph">
      <style:paragraph-properties style:vertical-align="auto" fo:margin-bottom="0in" fo:line-height="103%"/>
    </style:style>
    <style:style style:name="TableCell9276" style:family="table-cell">
      <style:table-cell-properties fo:border="0.0069in solid #000000" style:writing-mode="lr-tb" fo:padding-top="0in" fo:padding-left="0.075in" fo:padding-bottom="0in" fo:padding-right="0.075in"/>
    </style:style>
    <style:style style:name="P9277" style:parent-style-name="Normal" style:family="paragraph">
      <style:paragraph-properties style:vertical-align="auto" fo:margin-bottom="0in" fo:line-height="103%"/>
    </style:style>
    <style:style style:name="TableCell9278" style:family="table-cell">
      <style:table-cell-properties fo:border="0.0069in solid #000000" style:writing-mode="lr-tb" fo:padding-top="0in" fo:padding-left="0.075in" fo:padding-bottom="0in" fo:padding-right="0.075in"/>
    </style:style>
    <style:style style:name="P9279" style:parent-style-name="Normal" style:family="paragraph">
      <style:paragraph-properties style:vertical-align="auto" fo:margin-bottom="0in" fo:line-height="103%"/>
    </style:style>
    <style:style style:name="TableRow9280" style:family="table-row">
      <style:table-row-properties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83" style:family="table-cell">
      <style:table-cell-properties fo:border="0.0069in solid #000000" style:writing-mode="lr-tb" fo:padding-top="0in" fo:padding-left="0.0069in" fo:padding-bottom="0in" fo:padding-right="0.0069in"/>
    </style:style>
    <style:style style:name="P928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style:vertical-align="auto" fo:margin-bottom="0in" fo:line-height="103%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style:vertical-align="auto" fo:margin-bottom="0in" fo:line-height="103%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style:vertical-align="auto" fo:margin-bottom="0in" fo:line-height="103%"/>
    </style:style>
    <style:style style:name="TableCell9291" style:family="table-cell">
      <style:table-cell-properties fo:border="0.0069in solid #000000" style:writing-mode="lr-tb" fo:padding-top="0in" fo:padding-left="0.075in" fo:padding-bottom="0in" fo:padding-right="0.075in"/>
    </style:style>
    <style:style style:name="P9292" style:parent-style-name="Normal" style:family="paragraph">
      <style:paragraph-properties style:vertical-align="auto" fo:margin-bottom="0in" fo:line-height="103%"/>
    </style:style>
    <style:style style:name="TableCell9293" style:family="table-cell">
      <style:table-cell-properties fo:border="0.0069in solid #000000" style:writing-mode="lr-tb" fo:padding-top="0in" fo:padding-left="0.075in" fo:padding-bottom="0in" fo:padding-right="0.075in"/>
    </style:style>
    <style:style style:name="P9294" style:parent-style-name="Normal" style:family="paragraph">
      <style:paragraph-properties style:vertical-align="auto" fo:margin-bottom="0in" fo:line-height="103%"/>
    </style:style>
    <style:style style:name="TableCell9295" style:family="table-cell">
      <style:table-cell-properties fo:border="0.0069in solid #000000" style:writing-mode="lr-tb" fo:padding-top="0in" fo:padding-left="0.075in" fo:padding-bottom="0in" fo:padding-right="0.075in"/>
    </style:style>
    <style:style style:name="P9296" style:parent-style-name="Normal" style:family="paragraph">
      <style:paragraph-properties style:vertical-align="auto" fo:margin-bottom="0in" fo:line-height="103%"/>
    </style:style>
    <style:style style:name="TableCell9297" style:family="table-cell">
      <style:table-cell-properties fo:border="0.0069in solid #000000" style:writing-mode="lr-tb" fo:padding-top="0in" fo:padding-left="0.075in" fo:padding-bottom="0in" fo:padding-right="0.075in"/>
    </style:style>
    <style:style style:name="P9298" style:parent-style-name="Normal" style:family="paragraph">
      <style:paragraph-properties style:vertical-align="auto" fo:margin-bottom="0in" fo:line-height="103%"/>
    </style:style>
    <style:style style:name="TableCell9299" style:family="table-cell">
      <style:table-cell-properties fo:border="0.0069in solid #000000" style:writing-mode="lr-tb" fo:padding-top="0in" fo:padding-left="0.075in" fo:padding-bottom="0in" fo:padding-right="0.075in"/>
    </style:style>
    <style:style style:name="P9300" style:parent-style-name="Normal" style:family="paragraph">
      <style:paragraph-properties style:vertical-align="auto" fo:margin-bottom="0in" fo:line-height="103%"/>
    </style:style>
    <style:style style:name="TableCell9301" style:family="table-cell">
      <style:table-cell-properties fo:border="0.0069in solid #000000" style:writing-mode="lr-tb" fo:padding-top="0in" fo:padding-left="0.075in" fo:padding-bottom="0in" fo:padding-right="0.075in"/>
    </style:style>
    <style:style style:name="P9302" style:parent-style-name="Normal" style:family="paragraph">
      <style:paragraph-properties style:vertical-align="auto" fo:margin-bottom="0in" fo:line-height="103%"/>
    </style:style>
    <style:style style:name="TableRow9303" style:family="table-row">
      <style:table-row-properties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0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08" style:family="table-cell">
      <style:table-cell-properties fo:border="0.0069in solid #000000" style:writing-mode="lr-tb" fo:padding-top="0in" fo:padding-left="0.075in" fo:padding-bottom="0in" fo:padding-right="0.075in"/>
    </style:style>
    <style:style style:name="P9309" style:parent-style-name="Normal" style:family="paragraph">
      <style:paragraph-properties style:vertical-align="auto" fo:margin-bottom="0in" fo:line-height="103%"/>
    </style:style>
    <style:style style:name="TableCell9310" style:family="table-cell">
      <style:table-cell-properties fo:border="0.0069in solid #000000" style:writing-mode="lr-tb" fo:padding-top="0in" fo:padding-left="0.075in" fo:padding-bottom="0in" fo:padding-right="0.075in"/>
    </style:style>
    <style:style style:name="P9311" style:parent-style-name="Normal" style:family="paragraph">
      <style:paragraph-properties style:vertical-align="auto" fo:margin-bottom="0in" fo:line-height="103%"/>
    </style:style>
    <style:style style:name="TableCell9312" style:family="table-cell">
      <style:table-cell-properties fo:border="0.0069in solid #000000" style:writing-mode="lr-tb" fo:padding-top="0in" fo:padding-left="0.075in" fo:padding-bottom="0in" fo:padding-right="0.075in"/>
    </style:style>
    <style:style style:name="P9313" style:parent-style-name="Normal" style:family="paragraph">
      <style:paragraph-properties style:vertical-align="auto" fo:margin-bottom="0in" fo:line-height="103%"/>
    </style:style>
    <style:style style:name="TableCell9314" style:family="table-cell">
      <style:table-cell-properties fo:border="0.0069in solid #000000" style:writing-mode="lr-tb" fo:padding-top="0in" fo:padding-left="0.075in" fo:padding-bottom="0in" fo:padding-right="0.075in"/>
    </style:style>
    <style:style style:name="P9315" style:parent-style-name="Normal" style:family="paragraph">
      <style:paragraph-properties style:vertical-align="auto" fo:margin-bottom="0in" fo:line-height="103%"/>
    </style:style>
    <style:style style:name="TableCell9316" style:family="table-cell">
      <style:table-cell-properties fo:border="0.0069in solid #000000" style:writing-mode="lr-tb" fo:padding-top="0in" fo:padding-left="0.075in" fo:padding-bottom="0in" fo:padding-right="0.075in"/>
    </style:style>
    <style:style style:name="P9317" style:parent-style-name="Normal" style:family="paragraph">
      <style:paragraph-properties style:vertical-align="auto" fo:margin-bottom="0in" fo:line-height="103%"/>
    </style:style>
    <style:style style:name="TableCell9318" style:family="table-cell">
      <style:table-cell-properties fo:border="0.0069in solid #000000" style:writing-mode="lr-tb" fo:padding-top="0in" fo:padding-left="0.075in" fo:padding-bottom="0in" fo:padding-right="0.075in"/>
    </style:style>
    <style:style style:name="P9319" style:parent-style-name="Normal" style:family="paragraph">
      <style:paragraph-properties style:vertical-align="auto" fo:margin-bottom="0in" fo:line-height="103%"/>
    </style:style>
    <style:style style:name="TableCell9320" style:family="table-cell">
      <style:table-cell-properties fo:border="0.0069in solid #000000" style:writing-mode="lr-tb" fo:padding-top="0in" fo:padding-left="0.075in" fo:padding-bottom="0in" fo:padding-right="0.075in"/>
    </style:style>
    <style:style style:name="P9321" style:parent-style-name="Normal" style:family="paragraph">
      <style:paragraph-properties style:vertical-align="auto" fo:margin-bottom="0in" fo:line-height="103%"/>
    </style:style>
    <style:style style:name="TableCell9322" style:family="table-cell">
      <style:table-cell-properties fo:border="0.0069in solid #000000" style:writing-mode="lr-tb" fo:padding-top="0in" fo:padding-left="0.075in" fo:padding-bottom="0in" fo:padding-right="0.075in"/>
    </style:style>
    <style:style style:name="P9323" style:parent-style-name="Normal" style:family="paragraph">
      <style:paragraph-properties style:vertical-align="auto" fo:margin-bottom="0in" fo:line-height="103%"/>
    </style:style>
    <style:style style:name="TableCell9324" style:family="table-cell">
      <style:table-cell-properties fo:border="0.0069in solid #000000" style:writing-mode="lr-tb" fo:padding-top="0in" fo:padding-left="0.075in" fo:padding-bottom="0in" fo:padding-right="0.075in"/>
    </style:style>
    <style:style style:name="P9325" style:parent-style-name="Normal" style:family="paragraph">
      <style:paragraph-properties style:vertical-align="auto" fo:margin-bottom="0in" fo:line-height="103%"/>
    </style:style>
    <style:style style:name="TableRow9326" style:family="table-row">
      <style:table-row-properties/>
    </style:style>
    <style:style style:name="TableCell9327" style:family="table-cell">
      <style:table-cell-properties fo:border="0.0069in solid #000000" style:writing-mode="lr-tb" fo:padding-top="0in" fo:padding-left="0.075in" fo:padding-bottom="0in" fo:padding-right="0.075in"/>
    </style:style>
    <style:style style:name="P932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29" style:family="table-cell">
      <style:table-cell-properties fo:border="0.0069in solid #000000" style:writing-mode="lr-tb" fo:padding-top="0in" fo:padding-left="0.0069in" fo:padding-bottom="0in" fo:padding-right="0.0069in"/>
    </style:style>
    <style:style style:name="P933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31" style:family="table-cell">
      <style:table-cell-properties fo:border="0.0069in solid #000000" style:writing-mode="lr-tb" fo:padding-top="0in" fo:padding-left="0.075in" fo:padding-bottom="0in" fo:padding-right="0.075in"/>
    </style:style>
    <style:style style:name="P9332" style:parent-style-name="Normal" style:family="paragraph">
      <style:paragraph-properties style:vertical-align="auto" fo:margin-bottom="0in" fo:line-height="103%"/>
    </style:style>
    <style:style style:name="TableCell9333" style:family="table-cell">
      <style:table-cell-properties fo:border="0.0069in solid #000000" style:writing-mode="lr-tb" fo:padding-top="0in" fo:padding-left="0.075in" fo:padding-bottom="0in" fo:padding-right="0.075in"/>
    </style:style>
    <style:style style:name="P9334" style:parent-style-name="Normal" style:family="paragraph">
      <style:paragraph-properties style:vertical-align="auto" fo:margin-bottom="0in" fo:line-height="103%"/>
    </style:style>
    <style:style style:name="TableCell9335" style:family="table-cell">
      <style:table-cell-properties fo:border="0.0069in solid #000000" style:writing-mode="lr-tb" fo:padding-top="0in" fo:padding-left="0.075in" fo:padding-bottom="0in" fo:padding-right="0.075in"/>
    </style:style>
    <style:style style:name="P9336" style:parent-style-name="Normal" style:family="paragraph">
      <style:paragraph-properties style:vertical-align="auto" fo:margin-bottom="0in" fo:line-height="103%"/>
    </style:style>
    <style:style style:name="TableCell9337" style:family="table-cell">
      <style:table-cell-properties fo:border="0.0069in solid #000000" style:writing-mode="lr-tb" fo:padding-top="0in" fo:padding-left="0.075in" fo:padding-bottom="0in" fo:padding-right="0.075in"/>
    </style:style>
    <style:style style:name="P9338" style:parent-style-name="Normal" style:family="paragraph">
      <style:paragraph-properties style:vertical-align="auto" fo:margin-bottom="0in" fo:line-height="103%"/>
    </style:style>
    <style:style style:name="TableCell9339" style:family="table-cell">
      <style:table-cell-properties fo:border="0.0069in solid #000000" style:writing-mode="lr-tb" fo:padding-top="0in" fo:padding-left="0.075in" fo:padding-bottom="0in" fo:padding-right="0.075in"/>
    </style:style>
    <style:style style:name="P9340" style:parent-style-name="Normal" style:family="paragraph">
      <style:paragraph-properties style:vertical-align="auto" fo:margin-bottom="0in" fo:line-height="103%"/>
    </style:style>
    <style:style style:name="TableCell9341" style:family="table-cell">
      <style:table-cell-properties fo:border="0.0069in solid #000000" style:writing-mode="lr-tb" fo:padding-top="0in" fo:padding-left="0.075in" fo:padding-bottom="0in" fo:padding-right="0.075in"/>
    </style:style>
    <style:style style:name="P9342" style:parent-style-name="Normal" style:family="paragraph">
      <style:paragraph-properties style:vertical-align="auto" fo:margin-bottom="0in" fo:line-height="103%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style:vertical-align="auto" fo:margin-bottom="0in" fo:line-height="103%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style:vertical-align="auto" fo:margin-bottom="0in" fo:line-height="103%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style:vertical-align="auto" fo:margin-bottom="0in" fo:line-height="103%"/>
    </style:style>
    <style:style style:name="TableRow9349" style:family="table-row">
      <style:table-row-properties/>
    </style:style>
    <style:style style:name="TableCell9350" style:family="table-cell">
      <style:table-cell-properties fo:border="0.0069in solid #000000" style:writing-mode="lr-tb" fo:padding-top="0in" fo:padding-left="0.075in" fo:padding-bottom="0in" fo:padding-right="0.075in"/>
    </style:style>
    <style:style style:name="P935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5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54" style:family="table-cell">
      <style:table-cell-properties fo:border="0.0069in solid #000000" style:writing-mode="lr-tb" fo:padding-top="0in" fo:padding-left="0.075in" fo:padding-bottom="0in" fo:padding-right="0.075in"/>
    </style:style>
    <style:style style:name="P9355" style:parent-style-name="Normal" style:family="paragraph">
      <style:paragraph-properties style:vertical-align="auto" fo:margin-bottom="0in" fo:line-height="103%"/>
    </style:style>
    <style:style style:name="TableCell9356" style:family="table-cell">
      <style:table-cell-properties fo:border="0.0069in solid #000000" style:writing-mode="lr-tb" fo:padding-top="0in" fo:padding-left="0.075in" fo:padding-bottom="0in" fo:padding-right="0.075in"/>
    </style:style>
    <style:style style:name="P9357" style:parent-style-name="Normal" style:family="paragraph">
      <style:paragraph-properties style:vertical-align="auto" fo:margin-bottom="0in" fo:line-height="103%"/>
    </style:style>
    <style:style style:name="TableCell9358" style:family="table-cell">
      <style:table-cell-properties fo:border="0.0069in solid #000000" style:writing-mode="lr-tb" fo:padding-top="0in" fo:padding-left="0.075in" fo:padding-bottom="0in" fo:padding-right="0.075in"/>
    </style:style>
    <style:style style:name="P9359" style:parent-style-name="Normal" style:family="paragraph">
      <style:paragraph-properties style:vertical-align="auto" fo:margin-bottom="0in" fo:line-height="103%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style:vertical-align="auto" fo:margin-bottom="0in" fo:line-height="103%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style:vertical-align="auto" fo:margin-bottom="0in" fo:line-height="103%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style:vertical-align="auto" fo:margin-bottom="0in" fo:line-height="103%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style:vertical-align="auto" fo:margin-bottom="0in" fo:line-height="103%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style:vertical-align="auto" fo:margin-bottom="0in" fo:line-height="103%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style:vertical-align="auto" fo:margin-bottom="0in" fo:line-height="103%"/>
    </style:style>
    <style:style style:name="TableRow9372" style:family="table-row">
      <style:table-row-properties/>
    </style:style>
    <style:style style:name="TableCell9373" style:family="table-cell">
      <style:table-cell-properties fo:border="0.0069in solid #000000" style:writing-mode="lr-tb" fo:padding-top="0in" fo:padding-left="0.075in" fo:padding-bottom="0in" fo:padding-right="0.075in"/>
    </style:style>
    <style:style style:name="P937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style:vertical-align="auto" fo:margin-bottom="0in" fo:line-height="103%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style:vertical-align="auto" fo:margin-bottom="0in" fo:line-height="103%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style:vertical-align="auto" fo:margin-bottom="0in" fo:line-height="103%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style:vertical-align="auto" fo:margin-bottom="0in" fo:line-height="103%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style:vertical-align="auto" fo:margin-bottom="0in" fo:line-height="103%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style:vertical-align="auto" fo:margin-bottom="0in" fo:line-height="103%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style:vertical-align="auto" fo:margin-bottom="0in" fo:line-height="103%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style:vertical-align="auto" fo:margin-bottom="0in" fo:line-height="103%"/>
    </style:style>
    <style:style style:name="TableCell9393" style:family="table-cell">
      <style:table-cell-properties fo:border="0.0069in solid #000000" style:writing-mode="lr-tb" fo:padding-top="0in" fo:padding-left="0.075in" fo:padding-bottom="0in" fo:padding-right="0.075in"/>
    </style:style>
    <style:style style:name="P9394" style:parent-style-name="Normal" style:family="paragraph">
      <style:paragraph-properties style:vertical-align="auto" fo:margin-bottom="0in" fo:line-height="103%"/>
    </style:style>
    <style:style style:name="TableRow9395" style:family="table-row">
      <style:table-row-properties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3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39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style:vertical-align="auto" fo:margin-bottom="0in" fo:line-height="103%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style:vertical-align="auto" fo:margin-bottom="0in" fo:line-height="103%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style:vertical-align="auto" fo:margin-bottom="0in" fo:line-height="103%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style:vertical-align="auto" fo:margin-bottom="0in" fo:line-height="103%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style:vertical-align="auto" fo:margin-bottom="0in" fo:line-height="103%"/>
    </style:style>
    <style:style style:name="TableCell9410" style:family="table-cell">
      <style:table-cell-properties fo:border="0.0069in solid #000000" style:writing-mode="lr-tb" fo:padding-top="0in" fo:padding-left="0.075in" fo:padding-bottom="0in" fo:padding-right="0.075in"/>
    </style:style>
    <style:style style:name="P9411" style:parent-style-name="Normal" style:family="paragraph">
      <style:paragraph-properties style:vertical-align="auto" fo:margin-bottom="0in" fo:line-height="103%"/>
    </style:style>
    <style:style style:name="TableCell9412" style:family="table-cell">
      <style:table-cell-properties fo:border="0.0069in solid #000000" style:writing-mode="lr-tb" fo:padding-top="0in" fo:padding-left="0.075in" fo:padding-bottom="0in" fo:padding-right="0.075in"/>
    </style:style>
    <style:style style:name="P9413" style:parent-style-name="Normal" style:family="paragraph">
      <style:paragraph-properties style:vertical-align="auto" fo:margin-bottom="0in" fo:line-height="103%"/>
    </style:style>
    <style:style style:name="TableCell9414" style:family="table-cell">
      <style:table-cell-properties fo:border="0.0069in solid #000000" style:writing-mode="lr-tb" fo:padding-top="0in" fo:padding-left="0.075in" fo:padding-bottom="0in" fo:padding-right="0.075in"/>
    </style:style>
    <style:style style:name="P9415" style:parent-style-name="Normal" style:family="paragraph">
      <style:paragraph-properties style:vertical-align="auto" fo:margin-bottom="0in" fo:line-height="103%"/>
    </style:style>
    <style:style style:name="TableCell9416" style:family="table-cell">
      <style:table-cell-properties fo:border="0.0069in solid #000000" style:writing-mode="lr-tb" fo:padding-top="0in" fo:padding-left="0.075in" fo:padding-bottom="0in" fo:padding-right="0.075in"/>
    </style:style>
    <style:style style:name="P9417" style:parent-style-name="Normal" style:family="paragraph">
      <style:paragraph-properties style:vertical-align="auto" fo:margin-bottom="0in" fo:line-height="103%"/>
    </style:style>
    <style:style style:name="TableRow9418" style:family="table-row">
      <style:table-row-properties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2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style:vertical-align="auto" fo:margin-bottom="0in" fo:line-height="103%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style:vertical-align="auto" fo:margin-bottom="0in" fo:line-height="103%"/>
    </style:style>
    <style:style style:name="TableCell9427" style:family="table-cell">
      <style:table-cell-properties fo:border="0.0069in solid #000000" style:writing-mode="lr-tb" fo:padding-top="0in" fo:padding-left="0.075in" fo:padding-bottom="0in" fo:padding-right="0.075in"/>
    </style:style>
    <style:style style:name="P9428" style:parent-style-name="Normal" style:family="paragraph">
      <style:paragraph-properties style:vertical-align="auto" fo:margin-bottom="0in" fo:line-height="103%"/>
    </style:style>
    <style:style style:name="TableCell9429" style:family="table-cell">
      <style:table-cell-properties fo:border="0.0069in solid #000000" style:writing-mode="lr-tb" fo:padding-top="0in" fo:padding-left="0.075in" fo:padding-bottom="0in" fo:padding-right="0.075in"/>
    </style:style>
    <style:style style:name="P9430" style:parent-style-name="Normal" style:family="paragraph">
      <style:paragraph-properties style:vertical-align="auto" fo:margin-bottom="0in" fo:line-height="103%"/>
    </style:style>
    <style:style style:name="TableCell9431" style:family="table-cell">
      <style:table-cell-properties fo:border="0.0069in solid #000000" style:writing-mode="lr-tb" fo:padding-top="0in" fo:padding-left="0.075in" fo:padding-bottom="0in" fo:padding-right="0.075in"/>
    </style:style>
    <style:style style:name="P9432" style:parent-style-name="Normal" style:family="paragraph">
      <style:paragraph-properties style:vertical-align="auto" fo:margin-bottom="0in" fo:line-height="103%"/>
    </style:style>
    <style:style style:name="TableCell9433" style:family="table-cell">
      <style:table-cell-properties fo:border="0.0069in solid #000000" style:writing-mode="lr-tb" fo:padding-top="0in" fo:padding-left="0.075in" fo:padding-bottom="0in" fo:padding-right="0.075in"/>
    </style:style>
    <style:style style:name="P9434" style:parent-style-name="Normal" style:family="paragraph">
      <style:paragraph-properties style:vertical-align="auto" fo:margin-bottom="0in" fo:line-height="103%"/>
    </style:style>
    <style:style style:name="TableCell9435" style:family="table-cell">
      <style:table-cell-properties fo:border="0.0069in solid #000000" style:writing-mode="lr-tb" fo:padding-top="0in" fo:padding-left="0.075in" fo:padding-bottom="0in" fo:padding-right="0.075in"/>
    </style:style>
    <style:style style:name="P9436" style:parent-style-name="Normal" style:family="paragraph">
      <style:paragraph-properties style:vertical-align="auto" fo:margin-bottom="0in" fo:line-height="103%"/>
    </style:style>
    <style:style style:name="TableCell9437" style:family="table-cell">
      <style:table-cell-properties fo:border="0.0069in solid #000000" style:writing-mode="lr-tb" fo:padding-top="0in" fo:padding-left="0.075in" fo:padding-bottom="0in" fo:padding-right="0.075in"/>
    </style:style>
    <style:style style:name="P9438" style:parent-style-name="Normal" style:family="paragraph">
      <style:paragraph-properties style:vertical-align="auto" fo:margin-bottom="0in" fo:line-height="103%"/>
    </style:style>
    <style:style style:name="TableCell9439" style:family="table-cell">
      <style:table-cell-properties fo:border="0.0069in solid #000000" style:writing-mode="lr-tb" fo:padding-top="0in" fo:padding-left="0.075in" fo:padding-bottom="0in" fo:padding-right="0.075in"/>
    </style:style>
    <style:style style:name="P9440" style:parent-style-name="Normal" style:family="paragraph">
      <style:paragraph-properties style:vertical-align="auto" fo:margin-bottom="0in" fo:line-height="103%"/>
    </style:style>
    <style:style style:name="TableRow9441" style:family="table-row">
      <style:table-row-properties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44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46" style:family="table-cell">
      <style:table-cell-properties fo:border="0.0069in solid #000000" style:writing-mode="lr-tb" fo:padding-top="0in" fo:padding-left="0.075in" fo:padding-bottom="0in" fo:padding-right="0.075in"/>
    </style:style>
    <style:style style:name="P9447" style:parent-style-name="Normal" style:family="paragraph">
      <style:paragraph-properties style:vertical-align="auto" fo:margin-bottom="0in" fo:line-height="103%"/>
    </style:style>
    <style:style style:name="TableCell9448" style:family="table-cell">
      <style:table-cell-properties fo:border="0.0069in solid #000000" style:writing-mode="lr-tb" fo:padding-top="0in" fo:padding-left="0.075in" fo:padding-bottom="0in" fo:padding-right="0.075in"/>
    </style:style>
    <style:style style:name="P9449" style:parent-style-name="Normal" style:family="paragraph">
      <style:paragraph-properties style:vertical-align="auto" fo:margin-bottom="0in" fo:line-height="103%"/>
    </style:style>
    <style:style style:name="TableCell9450" style:family="table-cell">
      <style:table-cell-properties fo:border="0.0069in solid #000000" style:writing-mode="lr-tb" fo:padding-top="0in" fo:padding-left="0.075in" fo:padding-bottom="0in" fo:padding-right="0.075in"/>
    </style:style>
    <style:style style:name="P9451" style:parent-style-name="Normal" style:family="paragraph">
      <style:paragraph-properties style:vertical-align="auto" fo:margin-bottom="0in" fo:line-height="103%"/>
    </style:style>
    <style:style style:name="TableCell9452" style:family="table-cell">
      <style:table-cell-properties fo:border="0.0069in solid #000000" style:writing-mode="lr-tb" fo:padding-top="0in" fo:padding-left="0.075in" fo:padding-bottom="0in" fo:padding-right="0.075in"/>
    </style:style>
    <style:style style:name="P9453" style:parent-style-name="Normal" style:family="paragraph">
      <style:paragraph-properties style:vertical-align="auto" fo:margin-bottom="0in" fo:line-height="103%"/>
    </style:style>
    <style:style style:name="TableCell9454" style:family="table-cell">
      <style:table-cell-properties fo:border="0.0069in solid #000000" style:writing-mode="lr-tb" fo:padding-top="0in" fo:padding-left="0.075in" fo:padding-bottom="0in" fo:padding-right="0.075in"/>
    </style:style>
    <style:style style:name="P9455" style:parent-style-name="Normal" style:family="paragraph">
      <style:paragraph-properties style:vertical-align="auto" fo:margin-bottom="0in" fo:line-height="103%"/>
    </style:style>
    <style:style style:name="TableCell9456" style:family="table-cell">
      <style:table-cell-properties fo:border="0.0069in solid #000000" style:writing-mode="lr-tb" fo:padding-top="0in" fo:padding-left="0.075in" fo:padding-bottom="0in" fo:padding-right="0.075in"/>
    </style:style>
    <style:style style:name="P9457" style:parent-style-name="Normal" style:family="paragraph">
      <style:paragraph-properties style:vertical-align="auto" fo:margin-bottom="0in" fo:line-height="103%"/>
    </style:style>
    <style:style style:name="TableCell9458" style:family="table-cell">
      <style:table-cell-properties fo:border="0.0069in solid #000000" style:writing-mode="lr-tb" fo:padding-top="0in" fo:padding-left="0.075in" fo:padding-bottom="0in" fo:padding-right="0.075in"/>
    </style:style>
    <style:style style:name="P9459" style:parent-style-name="Normal" style:family="paragraph">
      <style:paragraph-properties style:vertical-align="auto" fo:margin-bottom="0in" fo:line-height="103%"/>
    </style:style>
    <style:style style:name="TableCell9460" style:family="table-cell">
      <style:table-cell-properties fo:border="0.0069in solid #000000" style:writing-mode="lr-tb" fo:padding-top="0in" fo:padding-left="0.075in" fo:padding-bottom="0in" fo:padding-right="0.075in"/>
    </style:style>
    <style:style style:name="P9461" style:parent-style-name="Normal" style:family="paragraph">
      <style:paragraph-properties style:vertical-align="auto" fo:margin-bottom="0in" fo:line-height="103%"/>
    </style:style>
    <style:style style:name="TableCell9462" style:family="table-cell">
      <style:table-cell-properties fo:border="0.0069in solid #000000" style:writing-mode="lr-tb" fo:padding-top="0in" fo:padding-left="0.075in" fo:padding-bottom="0in" fo:padding-right="0.075in"/>
    </style:style>
    <style:style style:name="P9463" style:parent-style-name="Normal" style:family="paragraph">
      <style:paragraph-properties style:vertical-align="auto" fo:margin-bottom="0in" fo:line-height="103%"/>
    </style:style>
    <style:style style:name="TableRow9464" style:family="table-row">
      <style:table-row-properties/>
    </style:style>
    <style:style style:name="TableCell9465" style:family="table-cell">
      <style:table-cell-properties fo:border="0.0069in solid #000000" style:writing-mode="lr-tb" fo:padding-top="0in" fo:padding-left="0.075in" fo:padding-bottom="0in" fo:padding-right="0.075in"/>
    </style:style>
    <style:style style:name="P946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67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69" style:family="table-cell">
      <style:table-cell-properties fo:border="0.0069in solid #000000" style:writing-mode="lr-tb" fo:padding-top="0in" fo:padding-left="0.075in" fo:padding-bottom="0in" fo:padding-right="0.075in"/>
    </style:style>
    <style:style style:name="P9470" style:parent-style-name="Normal" style:family="paragraph">
      <style:paragraph-properties style:vertical-align="auto" fo:margin-bottom="0in" fo:line-height="103%"/>
    </style:style>
    <style:style style:name="TableCell9471" style:family="table-cell">
      <style:table-cell-properties fo:border="0.0069in solid #000000" style:writing-mode="lr-tb" fo:padding-top="0in" fo:padding-left="0.075in" fo:padding-bottom="0in" fo:padding-right="0.075in"/>
    </style:style>
    <style:style style:name="P9472" style:parent-style-name="Normal" style:family="paragraph">
      <style:paragraph-properties style:vertical-align="auto" fo:margin-bottom="0in" fo:line-height="103%"/>
    </style:style>
    <style:style style:name="TableCell9473" style:family="table-cell">
      <style:table-cell-properties fo:border="0.0069in solid #000000" style:writing-mode="lr-tb" fo:padding-top="0in" fo:padding-left="0.075in" fo:padding-bottom="0in" fo:padding-right="0.075in"/>
    </style:style>
    <style:style style:name="P9474" style:parent-style-name="Normal" style:family="paragraph">
      <style:paragraph-properties style:vertical-align="auto" fo:margin-bottom="0in" fo:line-height="103%"/>
    </style:style>
    <style:style style:name="TableCell9475" style:family="table-cell">
      <style:table-cell-properties fo:border="0.0069in solid #000000" style:writing-mode="lr-tb" fo:padding-top="0in" fo:padding-left="0.075in" fo:padding-bottom="0in" fo:padding-right="0.075in"/>
    </style:style>
    <style:style style:name="P9476" style:parent-style-name="Normal" style:family="paragraph">
      <style:paragraph-properties style:vertical-align="auto" fo:margin-bottom="0in" fo:line-height="103%"/>
    </style:style>
    <style:style style:name="TableCell9477" style:family="table-cell">
      <style:table-cell-properties fo:border="0.0069in solid #000000" style:writing-mode="lr-tb" fo:padding-top="0in" fo:padding-left="0.075in" fo:padding-bottom="0in" fo:padding-right="0.075in"/>
    </style:style>
    <style:style style:name="P9478" style:parent-style-name="Normal" style:family="paragraph">
      <style:paragraph-properties style:vertical-align="auto" fo:margin-bottom="0in" fo:line-height="103%"/>
    </style:style>
    <style:style style:name="TableCell9479" style:family="table-cell">
      <style:table-cell-properties fo:border="0.0069in solid #000000" style:writing-mode="lr-tb" fo:padding-top="0in" fo:padding-left="0.075in" fo:padding-bottom="0in" fo:padding-right="0.075in"/>
    </style:style>
    <style:style style:name="P9480" style:parent-style-name="Normal" style:family="paragraph">
      <style:paragraph-properties style:vertical-align="auto" fo:margin-bottom="0in" fo:line-height="103%"/>
    </style:style>
    <style:style style:name="TableCell9481" style:family="table-cell">
      <style:table-cell-properties fo:border="0.0069in solid #000000" style:writing-mode="lr-tb" fo:padding-top="0in" fo:padding-left="0.075in" fo:padding-bottom="0in" fo:padding-right="0.075in"/>
    </style:style>
    <style:style style:name="P9482" style:parent-style-name="Normal" style:family="paragraph">
      <style:paragraph-properties style:vertical-align="auto" fo:margin-bottom="0in" fo:line-height="103%"/>
    </style:style>
    <style:style style:name="TableCell9483" style:family="table-cell">
      <style:table-cell-properties fo:border="0.0069in solid #000000" style:writing-mode="lr-tb" fo:padding-top="0in" fo:padding-left="0.075in" fo:padding-bottom="0in" fo:padding-right="0.075in"/>
    </style:style>
    <style:style style:name="P9484" style:parent-style-name="Normal" style:family="paragraph">
      <style:paragraph-properties style:vertical-align="auto" fo:margin-bottom="0in" fo:line-height="103%"/>
    </style:style>
    <style:style style:name="TableCell9485" style:family="table-cell">
      <style:table-cell-properties fo:border="0.0069in solid #000000" style:writing-mode="lr-tb" fo:padding-top="0in" fo:padding-left="0.075in" fo:padding-bottom="0in" fo:padding-right="0.075in"/>
    </style:style>
    <style:style style:name="P9486" style:parent-style-name="Normal" style:family="paragraph">
      <style:paragraph-properties style:vertical-align="auto" fo:margin-bottom="0in" fo:line-height="103%"/>
    </style:style>
    <style:style style:name="TableRow9487" style:family="table-row">
      <style:table-row-properties/>
    </style:style>
    <style:style style:name="TableCell9488" style:family="table-cell">
      <style:table-cell-properties fo:border="0.0069in solid #000000" style:writing-mode="lr-tb" fo:padding-top="0in" fo:padding-left="0.075in" fo:padding-bottom="0in" fo:padding-right="0.075in"/>
    </style:style>
    <style:style style:name="P948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49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492" style:family="table-cell">
      <style:table-cell-properties fo:border="0.0069in solid #000000" style:writing-mode="lr-tb" fo:padding-top="0in" fo:padding-left="0.075in" fo:padding-bottom="0in" fo:padding-right="0.075in"/>
    </style:style>
    <style:style style:name="P9493" style:parent-style-name="Normal" style:family="paragraph">
      <style:paragraph-properties style:vertical-align="auto" fo:margin-bottom="0in" fo:line-height="103%"/>
    </style:style>
    <style:style style:name="TableCell9494" style:family="table-cell">
      <style:table-cell-properties fo:border="0.0069in solid #000000" style:writing-mode="lr-tb" fo:padding-top="0in" fo:padding-left="0.075in" fo:padding-bottom="0in" fo:padding-right="0.075in"/>
    </style:style>
    <style:style style:name="P9495" style:parent-style-name="Normal" style:family="paragraph">
      <style:paragraph-properties style:vertical-align="auto" fo:margin-bottom="0in" fo:line-height="103%"/>
    </style:style>
    <style:style style:name="TableCell9496" style:family="table-cell">
      <style:table-cell-properties fo:border="0.0069in solid #000000" style:writing-mode="lr-tb" fo:padding-top="0in" fo:padding-left="0.075in" fo:padding-bottom="0in" fo:padding-right="0.075in"/>
    </style:style>
    <style:style style:name="P9497" style:parent-style-name="Normal" style:family="paragraph">
      <style:paragraph-properties style:vertical-align="auto" fo:margin-bottom="0in" fo:line-height="103%"/>
    </style:style>
    <style:style style:name="TableCell9498" style:family="table-cell">
      <style:table-cell-properties fo:border="0.0069in solid #000000" style:writing-mode="lr-tb" fo:padding-top="0in" fo:padding-left="0.075in" fo:padding-bottom="0in" fo:padding-right="0.075in"/>
    </style:style>
    <style:style style:name="P9499" style:parent-style-name="Normal" style:family="paragraph">
      <style:paragraph-properties style:vertical-align="auto" fo:margin-bottom="0in" fo:line-height="103%"/>
    </style:style>
    <style:style style:name="TableCell9500" style:family="table-cell">
      <style:table-cell-properties fo:border="0.0069in solid #000000" style:writing-mode="lr-tb" fo:padding-top="0in" fo:padding-left="0.075in" fo:padding-bottom="0in" fo:padding-right="0.075in"/>
    </style:style>
    <style:style style:name="P9501" style:parent-style-name="Normal" style:family="paragraph">
      <style:paragraph-properties style:vertical-align="auto" fo:margin-bottom="0in" fo:line-height="103%"/>
    </style:style>
    <style:style style:name="TableCell9502" style:family="table-cell">
      <style:table-cell-properties fo:border="0.0069in solid #000000" style:writing-mode="lr-tb" fo:padding-top="0in" fo:padding-left="0.075in" fo:padding-bottom="0in" fo:padding-right="0.075in"/>
    </style:style>
    <style:style style:name="P9503" style:parent-style-name="Normal" style:family="paragraph">
      <style:paragraph-properties style:vertical-align="auto" fo:margin-bottom="0in" fo:line-height="103%"/>
    </style:style>
    <style:style style:name="TableCell9504" style:family="table-cell">
      <style:table-cell-properties fo:border="0.0069in solid #000000" style:writing-mode="lr-tb" fo:padding-top="0in" fo:padding-left="0.075in" fo:padding-bottom="0in" fo:padding-right="0.075in"/>
    </style:style>
    <style:style style:name="P9505" style:parent-style-name="Normal" style:family="paragraph">
      <style:paragraph-properties style:vertical-align="auto" fo:margin-bottom="0in" fo:line-height="103%"/>
    </style:style>
    <style:style style:name="TableCell9506" style:family="table-cell">
      <style:table-cell-properties fo:border="0.0069in solid #000000" style:writing-mode="lr-tb" fo:padding-top="0in" fo:padding-left="0.075in" fo:padding-bottom="0in" fo:padding-right="0.075in"/>
    </style:style>
    <style:style style:name="P9507" style:parent-style-name="Normal" style:family="paragraph">
      <style:paragraph-properties style:vertical-align="auto" fo:margin-bottom="0in" fo:line-height="103%"/>
    </style:style>
    <style:style style:name="TableCell9508" style:family="table-cell">
      <style:table-cell-properties fo:border="0.0069in solid #000000" style:writing-mode="lr-tb" fo:padding-top="0in" fo:padding-left="0.075in" fo:padding-bottom="0in" fo:padding-right="0.075in"/>
    </style:style>
    <style:style style:name="P9509" style:parent-style-name="Normal" style:family="paragraph">
      <style:paragraph-properties style:vertical-align="auto" fo:margin-bottom="0in" fo:line-height="103%"/>
    </style:style>
    <style:style style:name="TableRow9510" style:family="table-row">
      <style:table-row-properties/>
    </style:style>
    <style:style style:name="TableCell9511" style:family="table-cell">
      <style:table-cell-properties fo:border="0.0069in solid #000000" style:writing-mode="lr-tb" fo:padding-top="0in" fo:padding-left="0.075in" fo:padding-bottom="0in" fo:padding-right="0.075in"/>
    </style:style>
    <style:style style:name="P951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951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15" style:family="table-cell">
      <style:table-cell-properties fo:border="0.0069in solid #000000" style:writing-mode="lr-tb" fo:padding-top="0in" fo:padding-left="0.075in" fo:padding-bottom="0in" fo:padding-right="0.075in"/>
    </style:style>
    <style:style style:name="P9516" style:parent-style-name="Normal" style:family="paragraph">
      <style:paragraph-properties style:vertical-align="auto" fo:margin-bottom="0in" fo:line-height="103%"/>
    </style:style>
    <style:style style:name="TableCell9517" style:family="table-cell">
      <style:table-cell-properties fo:border="0.0069in solid #000000" style:writing-mode="lr-tb" fo:padding-top="0in" fo:padding-left="0.075in" fo:padding-bottom="0in" fo:padding-right="0.075in"/>
    </style:style>
    <style:style style:name="P9518" style:parent-style-name="Normal" style:family="paragraph">
      <style:paragraph-properties style:vertical-align="auto" fo:margin-bottom="0in" fo:line-height="103%"/>
    </style:style>
    <style:style style:name="TableCell9519" style:family="table-cell">
      <style:table-cell-properties fo:border="0.0069in solid #000000" style:writing-mode="lr-tb" fo:padding-top="0in" fo:padding-left="0.075in" fo:padding-bottom="0in" fo:padding-right="0.075in"/>
    </style:style>
    <style:style style:name="P9520" style:parent-style-name="Normal" style:family="paragraph">
      <style:paragraph-properties style:vertical-align="auto" fo:margin-bottom="0in" fo:line-height="103%"/>
    </style:style>
    <style:style style:name="TableCell9521" style:family="table-cell">
      <style:table-cell-properties fo:border="0.0069in solid #000000" style:writing-mode="lr-tb" fo:padding-top="0in" fo:padding-left="0.075in" fo:padding-bottom="0in" fo:padding-right="0.075in"/>
    </style:style>
    <style:style style:name="P9522" style:parent-style-name="Normal" style:family="paragraph">
      <style:paragraph-properties style:vertical-align="auto" fo:margin-bottom="0in" fo:line-height="103%"/>
    </style:style>
    <style:style style:name="TableCell9523" style:family="table-cell">
      <style:table-cell-properties fo:border="0.0069in solid #000000" style:writing-mode="lr-tb" fo:padding-top="0in" fo:padding-left="0.075in" fo:padding-bottom="0in" fo:padding-right="0.075in"/>
    </style:style>
    <style:style style:name="P9524" style:parent-style-name="Normal" style:family="paragraph">
      <style:paragraph-properties style:vertical-align="auto" fo:margin-bottom="0in" fo:line-height="103%"/>
    </style:style>
    <style:style style:name="TableCell9525" style:family="table-cell">
      <style:table-cell-properties fo:border="0.0069in solid #000000" style:writing-mode="lr-tb" fo:padding-top="0in" fo:padding-left="0.075in" fo:padding-bottom="0in" fo:padding-right="0.075in"/>
    </style:style>
    <style:style style:name="P9526" style:parent-style-name="Normal" style:family="paragraph">
      <style:paragraph-properties style:vertical-align="auto" fo:margin-bottom="0in" fo:line-height="103%"/>
    </style:style>
    <style:style style:name="TableCell9527" style:family="table-cell">
      <style:table-cell-properties fo:border="0.0069in solid #000000" style:writing-mode="lr-tb" fo:padding-top="0in" fo:padding-left="0.075in" fo:padding-bottom="0in" fo:padding-right="0.075in"/>
    </style:style>
    <style:style style:name="P9528" style:parent-style-name="Normal" style:family="paragraph">
      <style:paragraph-properties style:vertical-align="auto" fo:margin-bottom="0in" fo:line-height="103%"/>
    </style:style>
    <style:style style:name="TableCell9529" style:family="table-cell">
      <style:table-cell-properties fo:border="0.0069in solid #000000" style:writing-mode="lr-tb" fo:padding-top="0in" fo:padding-left="0.075in" fo:padding-bottom="0in" fo:padding-right="0.075in"/>
    </style:style>
    <style:style style:name="P9530" style:parent-style-name="Normal" style:family="paragraph">
      <style:paragraph-properties style:vertical-align="auto" fo:margin-bottom="0in" fo:line-height="103%"/>
    </style:style>
    <style:style style:name="TableCell9531" style:family="table-cell">
      <style:table-cell-properties fo:border="0.0069in solid #000000" style:writing-mode="lr-tb" fo:padding-top="0in" fo:padding-left="0.075in" fo:padding-bottom="0in" fo:padding-right="0.075in"/>
    </style:style>
    <style:style style:name="P9532" style:parent-style-name="Normal" style:family="paragraph">
      <style:paragraph-properties style:vertical-align="auto" fo:margin-bottom="0in" fo:line-height="103%"/>
    </style:style>
    <style:style style:name="TableRow9533" style:family="table-row">
      <style:table-row-properties/>
    </style:style>
    <style:style style:name="TableCell9534" style:family="table-cell">
      <style:table-cell-properties fo:border="0.0069in solid #000000" style:writing-mode="lr-tb" fo:padding-top="0in" fo:padding-left="0.075in" fo:padding-bottom="0in" fo:padding-right="0.075in"/>
    </style:style>
    <style:style style:name="P953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3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3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38" style:family="table-cell">
      <style:table-cell-properties fo:border="0.0069in solid #000000" style:writing-mode="lr-tb" fo:padding-top="0in" fo:padding-left="0.075in" fo:padding-bottom="0in" fo:padding-right="0.075in"/>
    </style:style>
    <style:style style:name="P9539" style:parent-style-name="Normal" style:family="paragraph">
      <style:paragraph-properties style:vertical-align="auto" fo:margin-bottom="0in" fo:line-height="103%"/>
    </style:style>
    <style:style style:name="TableCell9540" style:family="table-cell">
      <style:table-cell-properties fo:border="0.0069in solid #000000" style:writing-mode="lr-tb" fo:padding-top="0in" fo:padding-left="0.075in" fo:padding-bottom="0in" fo:padding-right="0.075in"/>
    </style:style>
    <style:style style:name="P9541" style:parent-style-name="Normal" style:family="paragraph">
      <style:paragraph-properties style:vertical-align="auto" fo:margin-bottom="0in" fo:line-height="103%"/>
    </style:style>
    <style:style style:name="TableCell9542" style:family="table-cell">
      <style:table-cell-properties fo:border="0.0069in solid #000000" style:writing-mode="lr-tb" fo:padding-top="0in" fo:padding-left="0.075in" fo:padding-bottom="0in" fo:padding-right="0.075in"/>
    </style:style>
    <style:style style:name="P9543" style:parent-style-name="Normal" style:family="paragraph">
      <style:paragraph-properties style:vertical-align="auto" fo:margin-bottom="0in" fo:line-height="103%"/>
    </style:style>
    <style:style style:name="TableCell9544" style:family="table-cell">
      <style:table-cell-properties fo:border="0.0069in solid #000000" style:writing-mode="lr-tb" fo:padding-top="0in" fo:padding-left="0.075in" fo:padding-bottom="0in" fo:padding-right="0.075in"/>
    </style:style>
    <style:style style:name="P9545" style:parent-style-name="Normal" style:family="paragraph">
      <style:paragraph-properties style:vertical-align="auto" fo:margin-bottom="0in" fo:line-height="103%"/>
    </style:style>
    <style:style style:name="TableCell9546" style:family="table-cell">
      <style:table-cell-properties fo:border="0.0069in solid #000000" style:writing-mode="lr-tb" fo:padding-top="0in" fo:padding-left="0.075in" fo:padding-bottom="0in" fo:padding-right="0.075in"/>
    </style:style>
    <style:style style:name="P9547" style:parent-style-name="Normal" style:family="paragraph">
      <style:paragraph-properties style:vertical-align="auto" fo:margin-bottom="0in" fo:line-height="103%"/>
    </style:style>
    <style:style style:name="TableCell9548" style:family="table-cell">
      <style:table-cell-properties fo:border="0.0069in solid #000000" style:writing-mode="lr-tb" fo:padding-top="0in" fo:padding-left="0.075in" fo:padding-bottom="0in" fo:padding-right="0.075in"/>
    </style:style>
    <style:style style:name="P9549" style:parent-style-name="Normal" style:family="paragraph">
      <style:paragraph-properties style:vertical-align="auto" fo:margin-bottom="0in" fo:line-height="103%"/>
    </style:style>
    <style:style style:name="TableCell9550" style:family="table-cell">
      <style:table-cell-properties fo:border="0.0069in solid #000000" style:writing-mode="lr-tb" fo:padding-top="0in" fo:padding-left="0.075in" fo:padding-bottom="0in" fo:padding-right="0.075in"/>
    </style:style>
    <style:style style:name="P9551" style:parent-style-name="Normal" style:family="paragraph">
      <style:paragraph-properties style:vertical-align="auto" fo:margin-bottom="0in" fo:line-height="103%"/>
    </style:style>
    <style:style style:name="TableCell9552" style:family="table-cell">
      <style:table-cell-properties fo:border="0.0069in solid #000000" style:writing-mode="lr-tb" fo:padding-top="0in" fo:padding-left="0.075in" fo:padding-bottom="0in" fo:padding-right="0.075in"/>
    </style:style>
    <style:style style:name="P9553" style:parent-style-name="Normal" style:family="paragraph">
      <style:paragraph-properties style:vertical-align="auto" fo:margin-bottom="0in" fo:line-height="103%"/>
    </style:style>
    <style:style style:name="TableCell95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5" style:parent-style-name="Normal" style:family="paragraph">
      <style:paragraph-properties style:vertical-align="auto" fo:margin-bottom="0in" fo:line-height="103%"/>
    </style:style>
    <style:style style:name="TableRow9556" style:family="table-row">
      <style:table-row-properties/>
    </style:style>
    <style:style style:name="TableCell9557" style:family="table-cell">
      <style:table-cell-properties fo:border="0.0069in solid #000000" style:writing-mode="lr-tb" fo:padding-top="0in" fo:padding-left="0.075in" fo:padding-bottom="0in" fo:padding-right="0.075in"/>
    </style:style>
    <style:style style:name="P955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6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61" style:family="table-cell">
      <style:table-cell-properties fo:border="0.0069in solid #000000" style:writing-mode="lr-tb" fo:padding-top="0in" fo:padding-left="0.075in" fo:padding-bottom="0in" fo:padding-right="0.075in"/>
    </style:style>
    <style:style style:name="P9562" style:parent-style-name="Normal" style:family="paragraph">
      <style:paragraph-properties style:vertical-align="auto" fo:margin-bottom="0in" fo:line-height="103%"/>
    </style:style>
    <style:style style:name="TableCell9563" style:family="table-cell">
      <style:table-cell-properties fo:border="0.0069in solid #000000" style:writing-mode="lr-tb" fo:padding-top="0in" fo:padding-left="0.075in" fo:padding-bottom="0in" fo:padding-right="0.075in"/>
    </style:style>
    <style:style style:name="P9564" style:parent-style-name="Normal" style:family="paragraph">
      <style:paragraph-properties style:vertical-align="auto" fo:margin-bottom="0in" fo:line-height="103%"/>
    </style:style>
    <style:style style:name="TableCell9565" style:family="table-cell">
      <style:table-cell-properties fo:border="0.0069in solid #000000" style:writing-mode="lr-tb" fo:padding-top="0in" fo:padding-left="0.075in" fo:padding-bottom="0in" fo:padding-right="0.075in"/>
    </style:style>
    <style:style style:name="P9566" style:parent-style-name="Normal" style:family="paragraph">
      <style:paragraph-properties style:vertical-align="auto" fo:margin-bottom="0in" fo:line-height="103%"/>
    </style:style>
    <style:style style:name="TableCell9567" style:family="table-cell">
      <style:table-cell-properties fo:border="0.0069in solid #000000" style:writing-mode="lr-tb" fo:padding-top="0in" fo:padding-left="0.075in" fo:padding-bottom="0in" fo:padding-right="0.075in"/>
    </style:style>
    <style:style style:name="P9568" style:parent-style-name="Normal" style:family="paragraph">
      <style:paragraph-properties style:vertical-align="auto" fo:margin-bottom="0in" fo:line-height="103%"/>
    </style:style>
    <style:style style:name="TableCell9569" style:family="table-cell">
      <style:table-cell-properties fo:border="0.0069in solid #000000" style:writing-mode="lr-tb" fo:padding-top="0in" fo:padding-left="0.075in" fo:padding-bottom="0in" fo:padding-right="0.075in"/>
    </style:style>
    <style:style style:name="P9570" style:parent-style-name="Normal" style:family="paragraph">
      <style:paragraph-properties style:vertical-align="auto" fo:margin-bottom="0in" fo:line-height="103%"/>
    </style:style>
    <style:style style:name="TableCell9571" style:family="table-cell">
      <style:table-cell-properties fo:border="0.0069in solid #000000" style:writing-mode="lr-tb" fo:padding-top="0in" fo:padding-left="0.075in" fo:padding-bottom="0in" fo:padding-right="0.075in"/>
    </style:style>
    <style:style style:name="P9572" style:parent-style-name="Normal" style:family="paragraph">
      <style:paragraph-properties style:vertical-align="auto" fo:margin-bottom="0in" fo:line-height="103%"/>
    </style:style>
    <style:style style:name="TableCell9573" style:family="table-cell">
      <style:table-cell-properties fo:border="0.0069in solid #000000" style:writing-mode="lr-tb" fo:padding-top="0in" fo:padding-left="0.075in" fo:padding-bottom="0in" fo:padding-right="0.075in"/>
    </style:style>
    <style:style style:name="P9574" style:parent-style-name="Normal" style:family="paragraph">
      <style:paragraph-properties style:vertical-align="auto" fo:margin-bottom="0in" fo:line-height="103%"/>
    </style:style>
    <style:style style:name="TableCell9575" style:family="table-cell">
      <style:table-cell-properties fo:border="0.0069in solid #000000" style:writing-mode="lr-tb" fo:padding-top="0in" fo:padding-left="0.075in" fo:padding-bottom="0in" fo:padding-right="0.075in"/>
    </style:style>
    <style:style style:name="P9576" style:parent-style-name="Normal" style:family="paragraph">
      <style:paragraph-properties style:vertical-align="auto" fo:margin-bottom="0in" fo:line-height="103%"/>
    </style:style>
    <style:style style:name="TableCell9577" style:family="table-cell">
      <style:table-cell-properties fo:border="0.0069in solid #000000" style:writing-mode="lr-tb" fo:padding-top="0in" fo:padding-left="0.075in" fo:padding-bottom="0in" fo:padding-right="0.075in"/>
    </style:style>
    <style:style style:name="P9578" style:parent-style-name="Normal" style:family="paragraph">
      <style:paragraph-properties style:vertical-align="auto" fo:margin-bottom="0in" fo:line-height="103%"/>
    </style:style>
    <style:style style:name="TableRow9579" style:family="table-row">
      <style:table-row-properties/>
    </style:style>
    <style:style style:name="TableCell9580" style:family="table-cell">
      <style:table-cell-properties fo:border="0.0069in solid #000000" style:writing-mode="lr-tb" fo:padding-top="0in" fo:padding-left="0.075in" fo:padding-bottom="0in" fo:padding-right="0.075in"/>
    </style:style>
    <style:style style:name="P958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82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584" style:family="table-cell">
      <style:table-cell-properties fo:border="0.0069in solid #000000" style:writing-mode="lr-tb" fo:padding-top="0in" fo:padding-left="0.075in" fo:padding-bottom="0in" fo:padding-right="0.075in"/>
    </style:style>
    <style:style style:name="P9585" style:parent-style-name="Normal" style:family="paragraph">
      <style:paragraph-properties style:vertical-align="auto" fo:margin-bottom="0in" fo:line-height="103%"/>
    </style:style>
    <style:style style:name="TableCell9586" style:family="table-cell">
      <style:table-cell-properties fo:border="0.0069in solid #000000" style:writing-mode="lr-tb" fo:padding-top="0in" fo:padding-left="0.075in" fo:padding-bottom="0in" fo:padding-right="0.075in"/>
    </style:style>
    <style:style style:name="P9587" style:parent-style-name="Normal" style:family="paragraph">
      <style:paragraph-properties style:vertical-align="auto" fo:margin-bottom="0in" fo:line-height="103%"/>
    </style:style>
    <style:style style:name="TableCell9588" style:family="table-cell">
      <style:table-cell-properties fo:border="0.0069in solid #000000" style:writing-mode="lr-tb" fo:padding-top="0in" fo:padding-left="0.075in" fo:padding-bottom="0in" fo:padding-right="0.075in"/>
    </style:style>
    <style:style style:name="P9589" style:parent-style-name="Normal" style:family="paragraph">
      <style:paragraph-properties style:vertical-align="auto" fo:margin-bottom="0in" fo:line-height="103%"/>
    </style:style>
    <style:style style:name="TableCell9590" style:family="table-cell">
      <style:table-cell-properties fo:border="0.0069in solid #000000" style:writing-mode="lr-tb" fo:padding-top="0in" fo:padding-left="0.075in" fo:padding-bottom="0in" fo:padding-right="0.075in"/>
    </style:style>
    <style:style style:name="P9591" style:parent-style-name="Normal" style:family="paragraph">
      <style:paragraph-properties style:vertical-align="auto" fo:margin-bottom="0in" fo:line-height="103%"/>
    </style:style>
    <style:style style:name="TableCell9592" style:family="table-cell">
      <style:table-cell-properties fo:border="0.0069in solid #000000" style:writing-mode="lr-tb" fo:padding-top="0in" fo:padding-left="0.075in" fo:padding-bottom="0in" fo:padding-right="0.075in"/>
    </style:style>
    <style:style style:name="P9593" style:parent-style-name="Normal" style:family="paragraph">
      <style:paragraph-properties style:vertical-align="auto" fo:margin-bottom="0in" fo:line-height="103%"/>
    </style:style>
    <style:style style:name="TableCell9594" style:family="table-cell">
      <style:table-cell-properties fo:border="0.0069in solid #000000" style:writing-mode="lr-tb" fo:padding-top="0in" fo:padding-left="0.075in" fo:padding-bottom="0in" fo:padding-right="0.075in"/>
    </style:style>
    <style:style style:name="P9595" style:parent-style-name="Normal" style:family="paragraph">
      <style:paragraph-properties style:vertical-align="auto" fo:margin-bottom="0in" fo:line-height="103%"/>
    </style:style>
    <style:style style:name="TableCell9596" style:family="table-cell">
      <style:table-cell-properties fo:border="0.0069in solid #000000" style:writing-mode="lr-tb" fo:padding-top="0in" fo:padding-left="0.075in" fo:padding-bottom="0in" fo:padding-right="0.075in"/>
    </style:style>
    <style:style style:name="P9597" style:parent-style-name="Normal" style:family="paragraph">
      <style:paragraph-properties style:vertical-align="auto" fo:margin-bottom="0in" fo:line-height="103%"/>
    </style:style>
    <style:style style:name="TableCell9598" style:family="table-cell">
      <style:table-cell-properties fo:border="0.0069in solid #000000" style:writing-mode="lr-tb" fo:padding-top="0in" fo:padding-left="0.075in" fo:padding-bottom="0in" fo:padding-right="0.075in"/>
    </style:style>
    <style:style style:name="P9599" style:parent-style-name="Normal" style:family="paragraph">
      <style:paragraph-properties style:vertical-align="auto" fo:margin-bottom="0in" fo:line-height="103%"/>
    </style:style>
    <style:style style:name="TableCell9600" style:family="table-cell">
      <style:table-cell-properties fo:border="0.0069in solid #000000" style:writing-mode="lr-tb" fo:padding-top="0in" fo:padding-left="0.075in" fo:padding-bottom="0in" fo:padding-right="0.075in"/>
    </style:style>
    <style:style style:name="P9601" style:parent-style-name="Normal" style:family="paragraph">
      <style:paragraph-properties style:vertical-align="auto" fo:margin-bottom="0in" fo:line-height="103%"/>
    </style:style>
    <style:style style:name="TableRow9602" style:family="table-row">
      <style:table-row-properties/>
    </style:style>
    <style:style style:name="TableCell9603" style:family="table-cell">
      <style:table-cell-properties fo:border="0.0069in solid #000000" style:writing-mode="lr-tb" fo:padding-top="0in" fo:padding-left="0.075in" fo:padding-bottom="0in" fo:padding-right="0.075in"/>
    </style:style>
    <style:style style:name="P960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0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0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07" style:family="table-cell">
      <style:table-cell-properties fo:border="0.0069in solid #000000" style:writing-mode="lr-tb" fo:padding-top="0in" fo:padding-left="0.075in" fo:padding-bottom="0in" fo:padding-right="0.075in"/>
    </style:style>
    <style:style style:name="P9608" style:parent-style-name="Normal" style:family="paragraph">
      <style:paragraph-properties style:vertical-align="auto" fo:margin-bottom="0in" fo:line-height="103%"/>
    </style:style>
    <style:style style:name="TableCell9609" style:family="table-cell">
      <style:table-cell-properties fo:border="0.0069in solid #000000" style:writing-mode="lr-tb" fo:padding-top="0in" fo:padding-left="0.075in" fo:padding-bottom="0in" fo:padding-right="0.075in"/>
    </style:style>
    <style:style style:name="P9610" style:parent-style-name="Normal" style:family="paragraph">
      <style:paragraph-properties style:vertical-align="auto" fo:margin-bottom="0in" fo:line-height="103%"/>
    </style:style>
    <style:style style:name="TableCell9611" style:family="table-cell">
      <style:table-cell-properties fo:border="0.0069in solid #000000" style:writing-mode="lr-tb" fo:padding-top="0in" fo:padding-left="0.075in" fo:padding-bottom="0in" fo:padding-right="0.075in"/>
    </style:style>
    <style:style style:name="P9612" style:parent-style-name="Normal" style:family="paragraph">
      <style:paragraph-properties style:vertical-align="auto" fo:margin-bottom="0in" fo:line-height="103%"/>
    </style:style>
    <style:style style:name="TableCell9613" style:family="table-cell">
      <style:table-cell-properties fo:border="0.0069in solid #000000" style:writing-mode="lr-tb" fo:padding-top="0in" fo:padding-left="0.075in" fo:padding-bottom="0in" fo:padding-right="0.075in"/>
    </style:style>
    <style:style style:name="P9614" style:parent-style-name="Normal" style:family="paragraph">
      <style:paragraph-properties style:vertical-align="auto" fo:margin-bottom="0in" fo:line-height="103%"/>
    </style:style>
    <style:style style:name="TableCell9615" style:family="table-cell">
      <style:table-cell-properties fo:border="0.0069in solid #000000" style:writing-mode="lr-tb" fo:padding-top="0in" fo:padding-left="0.075in" fo:padding-bottom="0in" fo:padding-right="0.075in"/>
    </style:style>
    <style:style style:name="P9616" style:parent-style-name="Normal" style:family="paragraph">
      <style:paragraph-properties style:vertical-align="auto" fo:margin-bottom="0in" fo:line-height="103%"/>
    </style:style>
    <style:style style:name="TableCell9617" style:family="table-cell">
      <style:table-cell-properties fo:border="0.0069in solid #000000" style:writing-mode="lr-tb" fo:padding-top="0in" fo:padding-left="0.075in" fo:padding-bottom="0in" fo:padding-right="0.075in"/>
    </style:style>
    <style:style style:name="P9618" style:parent-style-name="Normal" style:family="paragraph">
      <style:paragraph-properties style:vertical-align="auto" fo:margin-bottom="0in" fo:line-height="103%"/>
    </style:style>
    <style:style style:name="TableCell9619" style:family="table-cell">
      <style:table-cell-properties fo:border="0.0069in solid #000000" style:writing-mode="lr-tb" fo:padding-top="0in" fo:padding-left="0.075in" fo:padding-bottom="0in" fo:padding-right="0.075in"/>
    </style:style>
    <style:style style:name="P9620" style:parent-style-name="Normal" style:family="paragraph">
      <style:paragraph-properties style:vertical-align="auto" fo:margin-bottom="0in" fo:line-height="103%"/>
    </style:style>
    <style:style style:name="TableCell9621" style:family="table-cell">
      <style:table-cell-properties fo:border="0.0069in solid #000000" style:writing-mode="lr-tb" fo:padding-top="0in" fo:padding-left="0.075in" fo:padding-bottom="0in" fo:padding-right="0.075in"/>
    </style:style>
    <style:style style:name="P9622" style:parent-style-name="Normal" style:family="paragraph">
      <style:paragraph-properties style:vertical-align="auto" fo:margin-bottom="0in" fo:line-height="103%"/>
    </style:style>
    <style:style style:name="TableCell9623" style:family="table-cell">
      <style:table-cell-properties fo:border="0.0069in solid #000000" style:writing-mode="lr-tb" fo:padding-top="0in" fo:padding-left="0.075in" fo:padding-bottom="0in" fo:padding-right="0.075in"/>
    </style:style>
    <style:style style:name="P9624" style:parent-style-name="Normal" style:family="paragraph">
      <style:paragraph-properties style:vertical-align="auto" fo:margin-bottom="0in" fo:line-height="103%"/>
    </style:style>
    <style:style style:name="TableRow9625" style:family="table-row">
      <style:table-row-properties/>
    </style:style>
    <style:style style:name="TableCell9626" style:family="table-cell">
      <style:table-cell-properties fo:border="0.0069in solid #000000" style:writing-mode="lr-tb" fo:padding-top="0in" fo:padding-left="0.075in" fo:padding-bottom="0in" fo:padding-right="0.075in"/>
    </style:style>
    <style:style style:name="P962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2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30" style:family="table-cell">
      <style:table-cell-properties fo:border="0.0069in solid #000000" style:writing-mode="lr-tb" fo:padding-top="0in" fo:padding-left="0.075in" fo:padding-bottom="0in" fo:padding-right="0.075in"/>
    </style:style>
    <style:style style:name="P9631" style:parent-style-name="Normal" style:family="paragraph">
      <style:paragraph-properties style:vertical-align="auto" fo:margin-bottom="0in" fo:line-height="103%"/>
    </style:style>
    <style:style style:name="TableCell9632" style:family="table-cell">
      <style:table-cell-properties fo:border="0.0069in solid #000000" style:writing-mode="lr-tb" fo:padding-top="0in" fo:padding-left="0.075in" fo:padding-bottom="0in" fo:padding-right="0.075in"/>
    </style:style>
    <style:style style:name="P9633" style:parent-style-name="Normal" style:family="paragraph">
      <style:paragraph-properties style:vertical-align="auto" fo:margin-bottom="0in" fo:line-height="103%"/>
    </style:style>
    <style:style style:name="TableCell9634" style:family="table-cell">
      <style:table-cell-properties fo:border="0.0069in solid #000000" style:writing-mode="lr-tb" fo:padding-top="0in" fo:padding-left="0.075in" fo:padding-bottom="0in" fo:padding-right="0.075in"/>
    </style:style>
    <style:style style:name="P9635" style:parent-style-name="Normal" style:family="paragraph">
      <style:paragraph-properties style:vertical-align="auto" fo:margin-bottom="0in" fo:line-height="103%"/>
    </style:style>
    <style:style style:name="TableCell9636" style:family="table-cell">
      <style:table-cell-properties fo:border="0.0069in solid #000000" style:writing-mode="lr-tb" fo:padding-top="0in" fo:padding-left="0.075in" fo:padding-bottom="0in" fo:padding-right="0.075in"/>
    </style:style>
    <style:style style:name="P9637" style:parent-style-name="Normal" style:family="paragraph">
      <style:paragraph-properties style:vertical-align="auto" fo:margin-bottom="0in" fo:line-height="103%"/>
    </style:style>
    <style:style style:name="TableCell9638" style:family="table-cell">
      <style:table-cell-properties fo:border="0.0069in solid #000000" style:writing-mode="lr-tb" fo:padding-top="0in" fo:padding-left="0.075in" fo:padding-bottom="0in" fo:padding-right="0.075in"/>
    </style:style>
    <style:style style:name="P9639" style:parent-style-name="Normal" style:family="paragraph">
      <style:paragraph-properties style:vertical-align="auto" fo:margin-bottom="0in" fo:line-height="103%"/>
    </style:style>
    <style:style style:name="TableCell9640" style:family="table-cell">
      <style:table-cell-properties fo:border="0.0069in solid #000000" style:writing-mode="lr-tb" fo:padding-top="0in" fo:padding-left="0.075in" fo:padding-bottom="0in" fo:padding-right="0.075in"/>
    </style:style>
    <style:style style:name="P9641" style:parent-style-name="Normal" style:family="paragraph">
      <style:paragraph-properties style:vertical-align="auto" fo:margin-bottom="0in" fo:line-height="103%"/>
    </style:style>
    <style:style style:name="TableCell9642" style:family="table-cell">
      <style:table-cell-properties fo:border="0.0069in solid #000000" style:writing-mode="lr-tb" fo:padding-top="0in" fo:padding-left="0.075in" fo:padding-bottom="0in" fo:padding-right="0.075in"/>
    </style:style>
    <style:style style:name="P9643" style:parent-style-name="Normal" style:family="paragraph">
      <style:paragraph-properties style:vertical-align="auto" fo:margin-bottom="0in" fo:line-height="103%"/>
    </style:style>
    <style:style style:name="TableCell9644" style:family="table-cell">
      <style:table-cell-properties fo:border="0.0069in solid #000000" style:writing-mode="lr-tb" fo:padding-top="0in" fo:padding-left="0.075in" fo:padding-bottom="0in" fo:padding-right="0.075in"/>
    </style:style>
    <style:style style:name="P9645" style:parent-style-name="Normal" style:family="paragraph">
      <style:paragraph-properties style:vertical-align="auto" fo:margin-bottom="0in" fo:line-height="103%"/>
    </style:style>
    <style:style style:name="TableCell9646" style:family="table-cell">
      <style:table-cell-properties fo:border="0.0069in solid #000000" style:writing-mode="lr-tb" fo:padding-top="0in" fo:padding-left="0.075in" fo:padding-bottom="0in" fo:padding-right="0.075in"/>
    </style:style>
    <style:style style:name="P9647" style:parent-style-name="Normal" style:family="paragraph">
      <style:paragraph-properties style:vertical-align="auto" fo:margin-bottom="0in" fo:line-height="103%"/>
    </style:style>
    <style:style style:name="TableRow9648" style:family="table-row">
      <style:table-row-properties/>
    </style:style>
    <style:style style:name="TableCell9649" style:family="table-cell">
      <style:table-cell-properties fo:border="0.0069in solid #000000" style:writing-mode="lr-tb" fo:padding-top="0in" fo:padding-left="0.075in" fo:padding-bottom="0in" fo:padding-right="0.075in"/>
    </style:style>
    <style:style style:name="P965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51" style:family="table-cell">
      <style:table-cell-properties fo:border="0.0069in solid #000000" style:writing-mode="lr-tb" fo:padding-top="0in" fo:padding-left="0.0069in" fo:padding-bottom="0in" fo:padding-right="0.0069in"/>
    </style:style>
    <style:style style:name="P965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53" style:family="table-cell">
      <style:table-cell-properties fo:border="0.0069in solid #000000" style:writing-mode="lr-tb" fo:padding-top="0in" fo:padding-left="0.075in" fo:padding-bottom="0in" fo:padding-right="0.075in"/>
    </style:style>
    <style:style style:name="P9654" style:parent-style-name="Normal" style:family="paragraph">
      <style:paragraph-properties style:vertical-align="auto" fo:margin-bottom="0in" fo:line-height="103%"/>
    </style:style>
    <style:style style:name="TableCell9655" style:family="table-cell">
      <style:table-cell-properties fo:border="0.0069in solid #000000" style:writing-mode="lr-tb" fo:padding-top="0in" fo:padding-left="0.075in" fo:padding-bottom="0in" fo:padding-right="0.075in"/>
    </style:style>
    <style:style style:name="P9656" style:parent-style-name="Normal" style:family="paragraph">
      <style:paragraph-properties style:vertical-align="auto" fo:margin-bottom="0in" fo:line-height="103%"/>
    </style:style>
    <style:style style:name="TableCell9657" style:family="table-cell">
      <style:table-cell-properties fo:border="0.0069in solid #000000" style:writing-mode="lr-tb" fo:padding-top="0in" fo:padding-left="0.075in" fo:padding-bottom="0in" fo:padding-right="0.075in"/>
    </style:style>
    <style:style style:name="P9658" style:parent-style-name="Normal" style:family="paragraph">
      <style:paragraph-properties style:vertical-align="auto" fo:margin-bottom="0in" fo:line-height="103%"/>
    </style:style>
    <style:style style:name="TableCell9659" style:family="table-cell">
      <style:table-cell-properties fo:border="0.0069in solid #000000" style:writing-mode="lr-tb" fo:padding-top="0in" fo:padding-left="0.075in" fo:padding-bottom="0in" fo:padding-right="0.075in"/>
    </style:style>
    <style:style style:name="P9660" style:parent-style-name="Normal" style:family="paragraph">
      <style:paragraph-properties style:vertical-align="auto" fo:margin-bottom="0in" fo:line-height="103%"/>
    </style:style>
    <style:style style:name="TableCell9661" style:family="table-cell">
      <style:table-cell-properties fo:border="0.0069in solid #000000" style:writing-mode="lr-tb" fo:padding-top="0in" fo:padding-left="0.075in" fo:padding-bottom="0in" fo:padding-right="0.075in"/>
    </style:style>
    <style:style style:name="P9662" style:parent-style-name="Normal" style:family="paragraph">
      <style:paragraph-properties style:vertical-align="auto" fo:margin-bottom="0in" fo:line-height="103%"/>
    </style:style>
    <style:style style:name="TableCell9663" style:family="table-cell">
      <style:table-cell-properties fo:border="0.0069in solid #000000" style:writing-mode="lr-tb" fo:padding-top="0in" fo:padding-left="0.075in" fo:padding-bottom="0in" fo:padding-right="0.075in"/>
    </style:style>
    <style:style style:name="P9664" style:parent-style-name="Normal" style:family="paragraph">
      <style:paragraph-properties style:vertical-align="auto" fo:margin-bottom="0in" fo:line-height="103%"/>
    </style:style>
    <style:style style:name="TableCell96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6" style:parent-style-name="Normal" style:family="paragraph">
      <style:paragraph-properties style:vertical-align="auto" fo:margin-bottom="0in" fo:line-height="103%"/>
    </style:style>
    <style:style style:name="TableCell9667" style:family="table-cell">
      <style:table-cell-properties fo:border="0.0069in solid #000000" style:writing-mode="lr-tb" fo:padding-top="0in" fo:padding-left="0.075in" fo:padding-bottom="0in" fo:padding-right="0.075in"/>
    </style:style>
    <style:style style:name="P9668" style:parent-style-name="Normal" style:family="paragraph">
      <style:paragraph-properties style:vertical-align="auto" fo:margin-bottom="0in" fo:line-height="103%"/>
    </style:style>
    <style:style style:name="TableCell9669" style:family="table-cell">
      <style:table-cell-properties fo:border="0.0069in solid #000000" style:writing-mode="lr-tb" fo:padding-top="0in" fo:padding-left="0.075in" fo:padding-bottom="0in" fo:padding-right="0.075in"/>
    </style:style>
    <style:style style:name="P9670" style:parent-style-name="Normal" style:family="paragraph">
      <style:paragraph-properties style:vertical-align="auto" fo:margin-bottom="0in" fo:line-height="103%"/>
    </style:style>
    <style:style style:name="TableRow9671" style:family="table-row">
      <style:table-row-properties/>
    </style:style>
    <style:style style:name="TableCell9672" style:family="table-cell">
      <style:table-cell-properties fo:border="0.0069in solid #000000" style:writing-mode="lr-tb" fo:padding-top="0in" fo:padding-left="0.075in" fo:padding-bottom="0in" fo:padding-right="0.075in"/>
    </style:style>
    <style:style style:name="P967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74" style:family="table-cell">
      <style:table-cell-properties fo:border="0.0069in solid #000000" style:writing-mode="lr-tb" fo:padding-top="0in" fo:padding-left="0.0069in" fo:padding-bottom="0in" fo:padding-right="0.0069in"/>
    </style:style>
    <style:style style:name="P967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76" style:family="table-cell">
      <style:table-cell-properties fo:border="0.0069in solid #000000" style:writing-mode="lr-tb" fo:padding-top="0in" fo:padding-left="0.075in" fo:padding-bottom="0in" fo:padding-right="0.075in"/>
    </style:style>
    <style:style style:name="P9677" style:parent-style-name="Normal" style:family="paragraph">
      <style:paragraph-properties style:vertical-align="auto" fo:margin-bottom="0in" fo:line-height="103%"/>
    </style:style>
    <style:style style:name="TableCell9678" style:family="table-cell">
      <style:table-cell-properties fo:border="0.0069in solid #000000" style:writing-mode="lr-tb" fo:padding-top="0in" fo:padding-left="0.075in" fo:padding-bottom="0in" fo:padding-right="0.075in"/>
    </style:style>
    <style:style style:name="P9679" style:parent-style-name="Normal" style:family="paragraph">
      <style:paragraph-properties style:vertical-align="auto" fo:margin-bottom="0in" fo:line-height="103%"/>
    </style:style>
    <style:style style:name="TableCell9680" style:family="table-cell">
      <style:table-cell-properties fo:border="0.0069in solid #000000" style:writing-mode="lr-tb" fo:padding-top="0in" fo:padding-left="0.075in" fo:padding-bottom="0in" fo:padding-right="0.075in"/>
    </style:style>
    <style:style style:name="P9681" style:parent-style-name="Normal" style:family="paragraph">
      <style:paragraph-properties style:vertical-align="auto" fo:margin-bottom="0in" fo:line-height="103%"/>
    </style:style>
    <style:style style:name="TableCell9682" style:family="table-cell">
      <style:table-cell-properties fo:border="0.0069in solid #000000" style:writing-mode="lr-tb" fo:padding-top="0in" fo:padding-left="0.075in" fo:padding-bottom="0in" fo:padding-right="0.075in"/>
    </style:style>
    <style:style style:name="P9683" style:parent-style-name="Normal" style:family="paragraph">
      <style:paragraph-properties style:vertical-align="auto" fo:margin-bottom="0in" fo:line-height="103%"/>
    </style:style>
    <style:style style:name="TableCell9684" style:family="table-cell">
      <style:table-cell-properties fo:border="0.0069in solid #000000" style:writing-mode="lr-tb" fo:padding-top="0in" fo:padding-left="0.075in" fo:padding-bottom="0in" fo:padding-right="0.075in"/>
    </style:style>
    <style:style style:name="P9685" style:parent-style-name="Normal" style:family="paragraph">
      <style:paragraph-properties style:vertical-align="auto" fo:margin-bottom="0in" fo:line-height="103%"/>
    </style:style>
    <style:style style:name="TableCell9686" style:family="table-cell">
      <style:table-cell-properties fo:border="0.0069in solid #000000" style:writing-mode="lr-tb" fo:padding-top="0in" fo:padding-left="0.075in" fo:padding-bottom="0in" fo:padding-right="0.075in"/>
    </style:style>
    <style:style style:name="P9687" style:parent-style-name="Normal" style:family="paragraph">
      <style:paragraph-properties style:vertical-align="auto" fo:margin-bottom="0in" fo:line-height="103%"/>
    </style:style>
    <style:style style:name="TableCell9688" style:family="table-cell">
      <style:table-cell-properties fo:border="0.0069in solid #000000" style:writing-mode="lr-tb" fo:padding-top="0in" fo:padding-left="0.075in" fo:padding-bottom="0in" fo:padding-right="0.075in"/>
    </style:style>
    <style:style style:name="P9689" style:parent-style-name="Normal" style:family="paragraph">
      <style:paragraph-properties style:vertical-align="auto" fo:margin-bottom="0in" fo:line-height="103%"/>
    </style:style>
    <style:style style:name="TableCell9690" style:family="table-cell">
      <style:table-cell-properties fo:border="0.0069in solid #000000" style:writing-mode="lr-tb" fo:padding-top="0in" fo:padding-left="0.075in" fo:padding-bottom="0in" fo:padding-right="0.075in"/>
    </style:style>
    <style:style style:name="P9691" style:parent-style-name="Normal" style:family="paragraph">
      <style:paragraph-properties style:vertical-align="auto" fo:margin-bottom="0in" fo:line-height="103%"/>
    </style:style>
    <style:style style:name="TableCell9692" style:family="table-cell">
      <style:table-cell-properties fo:border="0.0069in solid #000000" style:writing-mode="lr-tb" fo:padding-top="0in" fo:padding-left="0.075in" fo:padding-bottom="0in" fo:padding-right="0.075in"/>
    </style:style>
    <style:style style:name="P9693" style:parent-style-name="Normal" style:family="paragraph">
      <style:paragraph-properties style:vertical-align="auto" fo:margin-bottom="0in" fo:line-height="103%"/>
    </style:style>
    <style:style style:name="TableRow9694" style:family="table-row">
      <style:table-row-properties/>
    </style:style>
    <style:style style:name="TableCell9695" style:family="table-cell">
      <style:table-cell-properties fo:border="0.0069in solid #000000" style:writing-mode="lr-tb" fo:padding-top="0in" fo:padding-left="0.075in" fo:padding-bottom="0in" fo:padding-right="0.075in"/>
    </style:style>
    <style:style style:name="P9696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699" style:family="table-cell">
      <style:table-cell-properties fo:border="0.0069in solid #000000" style:writing-mode="lr-tb" fo:padding-top="0in" fo:padding-left="0.075in" fo:padding-bottom="0in" fo:padding-right="0.075in"/>
    </style:style>
    <style:style style:name="P9700" style:parent-style-name="Normal" style:family="paragraph">
      <style:paragraph-properties style:vertical-align="auto" fo:margin-bottom="0in" fo:line-height="103%"/>
    </style:style>
    <style:style style:name="TableCell9701" style:family="table-cell">
      <style:table-cell-properties fo:border="0.0069in solid #000000" style:writing-mode="lr-tb" fo:padding-top="0in" fo:padding-left="0.075in" fo:padding-bottom="0in" fo:padding-right="0.075in"/>
    </style:style>
    <style:style style:name="P9702" style:parent-style-name="Normal" style:family="paragraph">
      <style:paragraph-properties style:vertical-align="auto" fo:margin-bottom="0in" fo:line-height="103%"/>
    </style:style>
    <style:style style:name="TableCell9703" style:family="table-cell">
      <style:table-cell-properties fo:border="0.0069in solid #000000" style:writing-mode="lr-tb" fo:padding-top="0in" fo:padding-left="0.075in" fo:padding-bottom="0in" fo:padding-right="0.075in"/>
    </style:style>
    <style:style style:name="P9704" style:parent-style-name="Normal" style:family="paragraph">
      <style:paragraph-properties style:vertical-align="auto" fo:margin-bottom="0in" fo:line-height="103%"/>
    </style:style>
    <style:style style:name="TableCell9705" style:family="table-cell">
      <style:table-cell-properties fo:border="0.0069in solid #000000" style:writing-mode="lr-tb" fo:padding-top="0in" fo:padding-left="0.075in" fo:padding-bottom="0in" fo:padding-right="0.075in"/>
    </style:style>
    <style:style style:name="P9706" style:parent-style-name="Normal" style:family="paragraph">
      <style:paragraph-properties style:vertical-align="auto" fo:margin-bottom="0in" fo:line-height="103%"/>
    </style:style>
    <style:style style:name="TableCell9707" style:family="table-cell">
      <style:table-cell-properties fo:border="0.0069in solid #000000" style:writing-mode="lr-tb" fo:padding-top="0in" fo:padding-left="0.075in" fo:padding-bottom="0in" fo:padding-right="0.075in"/>
    </style:style>
    <style:style style:name="P9708" style:parent-style-name="Normal" style:family="paragraph">
      <style:paragraph-properties style:vertical-align="auto" fo:margin-bottom="0in" fo:line-height="103%"/>
    </style:style>
    <style:style style:name="TableCell9709" style:family="table-cell">
      <style:table-cell-properties fo:border="0.0069in solid #000000" style:writing-mode="lr-tb" fo:padding-top="0in" fo:padding-left="0.075in" fo:padding-bottom="0in" fo:padding-right="0.075in"/>
    </style:style>
    <style:style style:name="P9710" style:parent-style-name="Normal" style:family="paragraph">
      <style:paragraph-properties style:vertical-align="auto" fo:margin-bottom="0in" fo:line-height="103%"/>
    </style:style>
    <style:style style:name="TableCell9711" style:family="table-cell">
      <style:table-cell-properties fo:border="0.0069in solid #000000" style:writing-mode="lr-tb" fo:padding-top="0in" fo:padding-left="0.075in" fo:padding-bottom="0in" fo:padding-right="0.075in"/>
    </style:style>
    <style:style style:name="P9712" style:parent-style-name="Normal" style:family="paragraph">
      <style:paragraph-properties style:vertical-align="auto" fo:margin-bottom="0in" fo:line-height="103%"/>
    </style:style>
    <style:style style:name="TableCell9713" style:family="table-cell">
      <style:table-cell-properties fo:border="0.0069in solid #000000" style:writing-mode="lr-tb" fo:padding-top="0in" fo:padding-left="0.075in" fo:padding-bottom="0in" fo:padding-right="0.075in"/>
    </style:style>
    <style:style style:name="P9714" style:parent-style-name="Normal" style:family="paragraph">
      <style:paragraph-properties style:vertical-align="auto" fo:margin-bottom="0in" fo:line-height="103%"/>
    </style:style>
    <style:style style:name="TableCell9715" style:family="table-cell">
      <style:table-cell-properties fo:border="0.0069in solid #000000" style:writing-mode="lr-tb" fo:padding-top="0in" fo:padding-left="0.075in" fo:padding-bottom="0in" fo:padding-right="0.075in"/>
    </style:style>
    <style:style style:name="P9716" style:parent-style-name="Normal" style:family="paragraph">
      <style:paragraph-properties style:vertical-align="auto" fo:margin-bottom="0in" fo:line-height="103%"/>
    </style:style>
    <style:style style:name="TableRow9717" style:family="table-row">
      <style:table-row-properties/>
    </style:style>
    <style:style style:name="TableCell9718" style:family="table-cell">
      <style:table-cell-properties fo:border="0.0069in solid #000000" style:writing-mode="lr-tb" fo:padding-top="0in" fo:padding-left="0.075in" fo:padding-bottom="0in" fo:padding-right="0.075in"/>
    </style:style>
    <style:style style:name="P9719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20" style:family="table-cell">
      <style:table-cell-properties fo:border="0.0069in solid #000000" style:writing-mode="lr-tb" fo:padding-top="0in" fo:padding-left="0.0069in" fo:padding-bottom="0in" fo:padding-right="0.0069in"/>
    </style:style>
    <style:style style:name="P972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22" style:family="table-cell">
      <style:table-cell-properties fo:border="0.0069in solid #000000" style:writing-mode="lr-tb" fo:padding-top="0in" fo:padding-left="0.075in" fo:padding-bottom="0in" fo:padding-right="0.075in"/>
    </style:style>
    <style:style style:name="P9723" style:parent-style-name="Normal" style:family="paragraph">
      <style:paragraph-properties style:vertical-align="auto" fo:margin-bottom="0in" fo:line-height="103%"/>
    </style:style>
    <style:style style:name="TableCell9724" style:family="table-cell">
      <style:table-cell-properties fo:border="0.0069in solid #000000" style:writing-mode="lr-tb" fo:padding-top="0in" fo:padding-left="0.075in" fo:padding-bottom="0in" fo:padding-right="0.075in"/>
    </style:style>
    <style:style style:name="P9725" style:parent-style-name="Normal" style:family="paragraph">
      <style:paragraph-properties style:vertical-align="auto" fo:margin-bottom="0in" fo:line-height="103%"/>
    </style:style>
    <style:style style:name="TableCell9726" style:family="table-cell">
      <style:table-cell-properties fo:border="0.0069in solid #000000" style:writing-mode="lr-tb" fo:padding-top="0in" fo:padding-left="0.075in" fo:padding-bottom="0in" fo:padding-right="0.075in"/>
    </style:style>
    <style:style style:name="P9727" style:parent-style-name="Normal" style:family="paragraph">
      <style:paragraph-properties style:vertical-align="auto" fo:margin-bottom="0in" fo:line-height="103%"/>
    </style:style>
    <style:style style:name="TableCell9728" style:family="table-cell">
      <style:table-cell-properties fo:border="0.0069in solid #000000" style:writing-mode="lr-tb" fo:padding-top="0in" fo:padding-left="0.075in" fo:padding-bottom="0in" fo:padding-right="0.075in"/>
    </style:style>
    <style:style style:name="P9729" style:parent-style-name="Normal" style:family="paragraph">
      <style:paragraph-properties style:vertical-align="auto" fo:margin-bottom="0in" fo:line-height="103%"/>
    </style:style>
    <style:style style:name="TableCell9730" style:family="table-cell">
      <style:table-cell-properties fo:border="0.0069in solid #000000" style:writing-mode="lr-tb" fo:padding-top="0in" fo:padding-left="0.075in" fo:padding-bottom="0in" fo:padding-right="0.075in"/>
    </style:style>
    <style:style style:name="P9731" style:parent-style-name="Normal" style:family="paragraph">
      <style:paragraph-properties style:vertical-align="auto" fo:margin-bottom="0in" fo:line-height="103%"/>
    </style:style>
    <style:style style:name="TableCell9732" style:family="table-cell">
      <style:table-cell-properties fo:border="0.0069in solid #000000" style:writing-mode="lr-tb" fo:padding-top="0in" fo:padding-left="0.075in" fo:padding-bottom="0in" fo:padding-right="0.075in"/>
    </style:style>
    <style:style style:name="P9733" style:parent-style-name="Normal" style:family="paragraph">
      <style:paragraph-properties style:vertical-align="auto" fo:margin-bottom="0in" fo:line-height="103%"/>
    </style:style>
    <style:style style:name="TableCell9734" style:family="table-cell">
      <style:table-cell-properties fo:border="0.0069in solid #000000" style:writing-mode="lr-tb" fo:padding-top="0in" fo:padding-left="0.075in" fo:padding-bottom="0in" fo:padding-right="0.075in"/>
    </style:style>
    <style:style style:name="P9735" style:parent-style-name="Normal" style:family="paragraph">
      <style:paragraph-properties style:vertical-align="auto" fo:margin-bottom="0in" fo:line-height="103%"/>
    </style:style>
    <style:style style:name="TableCell9736" style:family="table-cell">
      <style:table-cell-properties fo:border="0.0069in solid #000000" style:writing-mode="lr-tb" fo:padding-top="0in" fo:padding-left="0.075in" fo:padding-bottom="0in" fo:padding-right="0.075in"/>
    </style:style>
    <style:style style:name="P9737" style:parent-style-name="Normal" style:family="paragraph">
      <style:paragraph-properties style:vertical-align="auto" fo:margin-bottom="0in" fo:line-height="103%"/>
    </style:style>
    <style:style style:name="TableCell9738" style:family="table-cell">
      <style:table-cell-properties fo:border="0.0069in solid #000000" style:writing-mode="lr-tb" fo:padding-top="0in" fo:padding-left="0.075in" fo:padding-bottom="0in" fo:padding-right="0.075in"/>
    </style:style>
    <style:style style:name="P9739" style:parent-style-name="Normal" style:family="paragraph">
      <style:paragraph-properties style:vertical-align="auto" fo:margin-bottom="0in" fo:line-height="103%"/>
    </style:style>
    <style:style style:name="TableRow9740" style:family="table-row">
      <style:table-row-properties/>
    </style:style>
    <style:style style:name="TableCell9741" style:family="table-cell">
      <style:table-cell-properties fo:border="0.0069in solid #000000" style:writing-mode="lr-tb" fo:padding-top="0in" fo:padding-left="0.075in" fo:padding-bottom="0in" fo:padding-right="0.075in"/>
    </style:style>
    <style:style style:name="P9742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43" style:family="table-cell">
      <style:table-cell-properties fo:border="0.0069in solid #000000" style:writing-mode="lr-tb" fo:padding-top="0in" fo:padding-left="0.0069in" fo:padding-bottom="0in" fo:padding-right="0.0069in"/>
    </style:style>
    <style:style style:name="P9744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45" style:family="table-cell">
      <style:table-cell-properties fo:border="0.0069in solid #000000" style:writing-mode="lr-tb" fo:padding-top="0in" fo:padding-left="0.075in" fo:padding-bottom="0in" fo:padding-right="0.075in"/>
    </style:style>
    <style:style style:name="P9746" style:parent-style-name="Normal" style:family="paragraph">
      <style:paragraph-properties style:vertical-align="auto" fo:margin-bottom="0in" fo:line-height="103%"/>
    </style:style>
    <style:style style:name="TableCell9747" style:family="table-cell">
      <style:table-cell-properties fo:border="0.0069in solid #000000" style:writing-mode="lr-tb" fo:padding-top="0in" fo:padding-left="0.075in" fo:padding-bottom="0in" fo:padding-right="0.075in"/>
    </style:style>
    <style:style style:name="P9748" style:parent-style-name="Normal" style:family="paragraph">
      <style:paragraph-properties style:vertical-align="auto" fo:margin-bottom="0in" fo:line-height="103%"/>
    </style:style>
    <style:style style:name="TableCell9749" style:family="table-cell">
      <style:table-cell-properties fo:border="0.0069in solid #000000" style:writing-mode="lr-tb" fo:padding-top="0in" fo:padding-left="0.075in" fo:padding-bottom="0in" fo:padding-right="0.075in"/>
    </style:style>
    <style:style style:name="P9750" style:parent-style-name="Normal" style:family="paragraph">
      <style:paragraph-properties style:vertical-align="auto" fo:margin-bottom="0in" fo:line-height="103%"/>
    </style:style>
    <style:style style:name="TableCell9751" style:family="table-cell">
      <style:table-cell-properties fo:border="0.0069in solid #000000" style:writing-mode="lr-tb" fo:padding-top="0in" fo:padding-left="0.075in" fo:padding-bottom="0in" fo:padding-right="0.075in"/>
    </style:style>
    <style:style style:name="P9752" style:parent-style-name="Normal" style:family="paragraph">
      <style:paragraph-properties style:vertical-align="auto" fo:margin-bottom="0in" fo:line-height="103%"/>
    </style:style>
    <style:style style:name="TableCell9753" style:family="table-cell">
      <style:table-cell-properties fo:border="0.0069in solid #000000" style:writing-mode="lr-tb" fo:padding-top="0in" fo:padding-left="0.075in" fo:padding-bottom="0in" fo:padding-right="0.075in"/>
    </style:style>
    <style:style style:name="P9754" style:parent-style-name="Normal" style:family="paragraph">
      <style:paragraph-properties style:vertical-align="auto" fo:margin-bottom="0in" fo:line-height="103%"/>
    </style:style>
    <style:style style:name="TableCell9755" style:family="table-cell">
      <style:table-cell-properties fo:border="0.0069in solid #000000" style:writing-mode="lr-tb" fo:padding-top="0in" fo:padding-left="0.075in" fo:padding-bottom="0in" fo:padding-right="0.075in"/>
    </style:style>
    <style:style style:name="P9756" style:parent-style-name="Normal" style:family="paragraph">
      <style:paragraph-properties style:vertical-align="auto" fo:margin-bottom="0in" fo:line-height="103%"/>
    </style:style>
    <style:style style:name="TableCell9757" style:family="table-cell">
      <style:table-cell-properties fo:border="0.0069in solid #000000" style:writing-mode="lr-tb" fo:padding-top="0in" fo:padding-left="0.075in" fo:padding-bottom="0in" fo:padding-right="0.075in"/>
    </style:style>
    <style:style style:name="P9758" style:parent-style-name="Normal" style:family="paragraph">
      <style:paragraph-properties style:vertical-align="auto" fo:margin-bottom="0in" fo:line-height="103%"/>
    </style:style>
    <style:style style:name="TableCell9759" style:family="table-cell">
      <style:table-cell-properties fo:border="0.0069in solid #000000" style:writing-mode="lr-tb" fo:padding-top="0in" fo:padding-left="0.075in" fo:padding-bottom="0in" fo:padding-right="0.075in"/>
    </style:style>
    <style:style style:name="P9760" style:parent-style-name="Normal" style:family="paragraph">
      <style:paragraph-properties style:vertical-align="auto" fo:margin-bottom="0in" fo:line-height="103%"/>
    </style:style>
    <style:style style:name="TableCell9761" style:family="table-cell">
      <style:table-cell-properties fo:border="0.0069in solid #000000" style:writing-mode="lr-tb" fo:padding-top="0in" fo:padding-left="0.075in" fo:padding-bottom="0in" fo:padding-right="0.075in"/>
    </style:style>
    <style:style style:name="P9762" style:parent-style-name="Normal" style:family="paragraph">
      <style:paragraph-properties style:vertical-align="auto" fo:margin-bottom="0in" fo:line-height="103%"/>
    </style:style>
    <style:style style:name="TableRow9763" style:family="table-row">
      <style:table-row-properties/>
    </style:style>
    <style:style style:name="TableCell9764" style:family="table-cell">
      <style:table-cell-properties fo:border="0.0069in solid #000000" style:writing-mode="lr-tb" fo:padding-top="0in" fo:padding-left="0.075in" fo:padding-bottom="0in" fo:padding-right="0.075in"/>
    </style:style>
    <style:style style:name="P9765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6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67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68" style:family="table-cell">
      <style:table-cell-properties fo:border="0.0069in solid #000000" style:writing-mode="lr-tb" fo:padding-top="0in" fo:padding-left="0.075in" fo:padding-bottom="0in" fo:padding-right="0.075in"/>
    </style:style>
    <style:style style:name="P9769" style:parent-style-name="Normal" style:family="paragraph">
      <style:paragraph-properties style:vertical-align="auto" fo:margin-bottom="0in" fo:line-height="103%"/>
    </style:style>
    <style:style style:name="TableCell9770" style:family="table-cell">
      <style:table-cell-properties fo:border="0.0069in solid #000000" style:writing-mode="lr-tb" fo:padding-top="0in" fo:padding-left="0.075in" fo:padding-bottom="0in" fo:padding-right="0.075in"/>
    </style:style>
    <style:style style:name="P9771" style:parent-style-name="Normal" style:family="paragraph">
      <style:paragraph-properties style:vertical-align="auto" fo:margin-bottom="0in" fo:line-height="103%"/>
    </style:style>
    <style:style style:name="TableCell9772" style:family="table-cell">
      <style:table-cell-properties fo:border="0.0069in solid #000000" style:writing-mode="lr-tb" fo:padding-top="0in" fo:padding-left="0.075in" fo:padding-bottom="0in" fo:padding-right="0.075in"/>
    </style:style>
    <style:style style:name="P9773" style:parent-style-name="Normal" style:family="paragraph">
      <style:paragraph-properties style:vertical-align="auto" fo:margin-bottom="0in" fo:line-height="103%"/>
    </style:style>
    <style:style style:name="TableCell9774" style:family="table-cell">
      <style:table-cell-properties fo:border="0.0069in solid #000000" style:writing-mode="lr-tb" fo:padding-top="0in" fo:padding-left="0.075in" fo:padding-bottom="0in" fo:padding-right="0.075in"/>
    </style:style>
    <style:style style:name="P9775" style:parent-style-name="Normal" style:family="paragraph">
      <style:paragraph-properties style:vertical-align="auto" fo:margin-bottom="0in" fo:line-height="103%"/>
    </style:style>
    <style:style style:name="TableCell97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7" style:parent-style-name="Normal" style:family="paragraph">
      <style:paragraph-properties style:vertical-align="auto" fo:margin-bottom="0in" fo:line-height="103%"/>
    </style:style>
    <style:style style:name="TableCell9778" style:family="table-cell">
      <style:table-cell-properties fo:border="0.0069in solid #000000" style:writing-mode="lr-tb" fo:padding-top="0in" fo:padding-left="0.075in" fo:padding-bottom="0in" fo:padding-right="0.075in"/>
    </style:style>
    <style:style style:name="P9779" style:parent-style-name="Normal" style:family="paragraph">
      <style:paragraph-properties style:vertical-align="auto" fo:margin-bottom="0in" fo:line-height="103%"/>
    </style:style>
    <style:style style:name="TableCell9780" style:family="table-cell">
      <style:table-cell-properties fo:border="0.0069in solid #000000" style:writing-mode="lr-tb" fo:padding-top="0in" fo:padding-left="0.075in" fo:padding-bottom="0in" fo:padding-right="0.075in"/>
    </style:style>
    <style:style style:name="P9781" style:parent-style-name="Normal" style:family="paragraph">
      <style:paragraph-properties style:vertical-align="auto" fo:margin-bottom="0in" fo:line-height="103%"/>
    </style:style>
    <style:style style:name="TableCell9782" style:family="table-cell">
      <style:table-cell-properties fo:border="0.0069in solid #000000" style:writing-mode="lr-tb" fo:padding-top="0in" fo:padding-left="0.075in" fo:padding-bottom="0in" fo:padding-right="0.075in"/>
    </style:style>
    <style:style style:name="P9783" style:parent-style-name="Normal" style:family="paragraph">
      <style:paragraph-properties style:vertical-align="auto" fo:margin-bottom="0in" fo:line-height="103%"/>
    </style:style>
    <style:style style:name="TableCell9784" style:family="table-cell">
      <style:table-cell-properties fo:border="0.0069in solid #000000" style:writing-mode="lr-tb" fo:padding-top="0in" fo:padding-left="0.075in" fo:padding-bottom="0in" fo:padding-right="0.075in"/>
    </style:style>
    <style:style style:name="P9785" style:parent-style-name="Normal" style:family="paragraph">
      <style:paragraph-properties style:vertical-align="auto" fo:margin-bottom="0in" fo:line-height="103%"/>
    </style:style>
    <style:style style:name="TableRow9786" style:family="table-row">
      <style:table-row-properties/>
    </style:style>
    <style:style style:name="TableCell9787" style:family="table-cell">
      <style:table-cell-properties fo:border="0.0069in solid #000000" style:writing-mode="lr-tb" fo:padding-top="0in" fo:padding-left="0.075in" fo:padding-bottom="0in" fo:padding-right="0.075in"/>
    </style:style>
    <style:style style:name="P9788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0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791" style:family="table-cell">
      <style:table-cell-properties fo:border="0.0069in solid #000000" style:writing-mode="lr-tb" fo:padding-top="0in" fo:padding-left="0.075in" fo:padding-bottom="0in" fo:padding-right="0.075in"/>
    </style:style>
    <style:style style:name="P9792" style:parent-style-name="Normal" style:family="paragraph">
      <style:paragraph-properties style:vertical-align="auto" fo:margin-bottom="0in" fo:line-height="103%"/>
    </style:style>
    <style:style style:name="TableCell9793" style:family="table-cell">
      <style:table-cell-properties fo:border="0.0069in solid #000000" style:writing-mode="lr-tb" fo:padding-top="0in" fo:padding-left="0.075in" fo:padding-bottom="0in" fo:padding-right="0.075in"/>
    </style:style>
    <style:style style:name="P9794" style:parent-style-name="Normal" style:family="paragraph">
      <style:paragraph-properties style:vertical-align="auto" fo:margin-bottom="0in" fo:line-height="103%"/>
    </style:style>
    <style:style style:name="TableCell9795" style:family="table-cell">
      <style:table-cell-properties fo:border="0.0069in solid #000000" style:writing-mode="lr-tb" fo:padding-top="0in" fo:padding-left="0.075in" fo:padding-bottom="0in" fo:padding-right="0.075in"/>
    </style:style>
    <style:style style:name="P9796" style:parent-style-name="Normal" style:family="paragraph">
      <style:paragraph-properties style:vertical-align="auto" fo:margin-bottom="0in" fo:line-height="103%"/>
    </style:style>
    <style:style style:name="TableCell9797" style:family="table-cell">
      <style:table-cell-properties fo:border="0.0069in solid #000000" style:writing-mode="lr-tb" fo:padding-top="0in" fo:padding-left="0.075in" fo:padding-bottom="0in" fo:padding-right="0.075in"/>
    </style:style>
    <style:style style:name="P9798" style:parent-style-name="Normal" style:family="paragraph">
      <style:paragraph-properties style:vertical-align="auto" fo:margin-bottom="0in" fo:line-height="103%"/>
    </style:style>
    <style:style style:name="TableCell9799" style:family="table-cell">
      <style:table-cell-properties fo:border="0.0069in solid #000000" style:writing-mode="lr-tb" fo:padding-top="0in" fo:padding-left="0.075in" fo:padding-bottom="0in" fo:padding-right="0.075in"/>
    </style:style>
    <style:style style:name="P9800" style:parent-style-name="Normal" style:family="paragraph">
      <style:paragraph-properties style:vertical-align="auto" fo:margin-bottom="0in" fo:line-height="103%"/>
    </style:style>
    <style:style style:name="TableCell9801" style:family="table-cell">
      <style:table-cell-properties fo:border="0.0069in solid #000000" style:writing-mode="lr-tb" fo:padding-top="0in" fo:padding-left="0.075in" fo:padding-bottom="0in" fo:padding-right="0.075in"/>
    </style:style>
    <style:style style:name="P9802" style:parent-style-name="Normal" style:family="paragraph">
      <style:paragraph-properties style:vertical-align="auto" fo:margin-bottom="0in" fo:line-height="103%"/>
    </style:style>
    <style:style style:name="TableCell9803" style:family="table-cell">
      <style:table-cell-properties fo:border="0.0069in solid #000000" style:writing-mode="lr-tb" fo:padding-top="0in" fo:padding-left="0.075in" fo:padding-bottom="0in" fo:padding-right="0.075in"/>
    </style:style>
    <style:style style:name="P9804" style:parent-style-name="Normal" style:family="paragraph">
      <style:paragraph-properties style:vertical-align="auto" fo:margin-bottom="0in" fo:line-height="103%"/>
    </style:style>
    <style:style style:name="TableCell9805" style:family="table-cell">
      <style:table-cell-properties fo:border="0.0069in solid #000000" style:writing-mode="lr-tb" fo:padding-top="0in" fo:padding-left="0.075in" fo:padding-bottom="0in" fo:padding-right="0.075in"/>
    </style:style>
    <style:style style:name="P9806" style:parent-style-name="Normal" style:family="paragraph">
      <style:paragraph-properties style:vertical-align="auto" fo:margin-bottom="0in" fo:line-height="103%"/>
    </style:style>
    <style:style style:name="TableCell9807" style:family="table-cell">
      <style:table-cell-properties fo:border="0.0069in solid #000000" style:writing-mode="lr-tb" fo:padding-top="0in" fo:padding-left="0.075in" fo:padding-bottom="0in" fo:padding-right="0.075in"/>
    </style:style>
    <style:style style:name="P9808" style:parent-style-name="Normal" style:family="paragraph">
      <style:paragraph-properties style:vertical-align="auto" fo:margin-bottom="0in" fo:line-height="103%"/>
    </style:style>
    <style:style style:name="TableRow9809" style:family="table-row">
      <style:table-row-properties/>
    </style:style>
    <style:style style:name="TableCell9810" style:family="table-cell">
      <style:table-cell-properties fo:border="0.0069in solid #000000" style:writing-mode="lr-tb" fo:padding-top="0in" fo:padding-left="0.075in" fo:padding-bottom="0in" fo:padding-right="0.075in"/>
    </style:style>
    <style:style style:name="P9811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812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3" style:parent-style-name="Normal" style:family="paragraph">
      <style:paragraph-properties style:vertical-align="auto" fo:margin-bottom="0in" fo:line-height="103%"/>
      <style:text-properties fo:font-weight="bold" style:font-weight-asian="bold" style:font-weight-complex="bold"/>
    </style:style>
    <style:style style:name="TableCell9814" style:family="table-cell">
      <style:table-cell-properties fo:border="0.0069in solid #000000" style:writing-mode="lr-tb" fo:padding-top="0in" fo:padding-left="0.075in" fo:padding-bottom="0in" fo:padding-right="0.075in"/>
    </style:style>
    <style:style style:name="P9815" style:parent-style-name="Normal" style:family="paragraph">
      <style:paragraph-properties style:vertical-align="auto" fo:margin-bottom="0in" fo:line-height="103%"/>
    </style:style>
    <style:style style:name="TableCell9816" style:family="table-cell">
      <style:table-cell-properties fo:border="0.0069in solid #000000" style:writing-mode="lr-tb" fo:padding-top="0in" fo:padding-left="0.075in" fo:padding-bottom="0in" fo:padding-right="0.075in"/>
    </style:style>
    <style:style style:name="P9817" style:parent-style-name="Normal" style:family="paragraph">
      <style:paragraph-properties style:vertical-align="auto" fo:margin-bottom="0in" fo:line-height="103%"/>
    </style:style>
    <style:style style:name="TableCell9818" style:family="table-cell">
      <style:table-cell-properties fo:border="0.0069in solid #000000" style:writing-mode="lr-tb" fo:padding-top="0in" fo:padding-left="0.075in" fo:padding-bottom="0in" fo:padding-right="0.075in"/>
    </style:style>
    <style:style style:name="P9819" style:parent-style-name="Normal" style:family="paragraph">
      <style:paragraph-properties style:vertical-align="auto" fo:margin-bottom="0in" fo:line-height="103%"/>
    </style:style>
    <style:style style:name="TableCell9820" style:family="table-cell">
      <style:table-cell-properties fo:border="0.0069in solid #000000" style:writing-mode="lr-tb" fo:padding-top="0in" fo:padding-left="0.075in" fo:padding-bottom="0in" fo:padding-right="0.075in"/>
    </style:style>
    <style:style style:name="P9821" style:parent-style-name="Normal" style:family="paragraph">
      <style:paragraph-properties style:vertical-align="auto" fo:margin-bottom="0in" fo:line-height="103%"/>
    </style:style>
    <style:style style:name="TableCell9822" style:family="table-cell">
      <style:table-cell-properties fo:border="0.0069in solid #000000" style:writing-mode="lr-tb" fo:padding-top="0in" fo:padding-left="0.075in" fo:padding-bottom="0in" fo:padding-right="0.075in"/>
    </style:style>
    <style:style style:name="P9823" style:parent-style-name="Normal" style:family="paragraph">
      <style:paragraph-properties style:vertical-align="auto" fo:margin-bottom="0in" fo:line-height="103%"/>
    </style:style>
    <style:style style:name="TableCell9824" style:family="table-cell">
      <style:table-cell-properties fo:border="0.0069in solid #000000" style:writing-mode="lr-tb" fo:padding-top="0in" fo:padding-left="0.075in" fo:padding-bottom="0in" fo:padding-right="0.075in"/>
    </style:style>
    <style:style style:name="P9825" style:parent-style-name="Normal" style:family="paragraph">
      <style:paragraph-properties style:vertical-align="auto" fo:margin-bottom="0in" fo:line-height="103%"/>
    </style:style>
    <style:style style:name="TableCell9826" style:family="table-cell">
      <style:table-cell-properties fo:border="0.0069in solid #000000" style:writing-mode="lr-tb" fo:padding-top="0in" fo:padding-left="0.075in" fo:padding-bottom="0in" fo:padding-right="0.075in"/>
    </style:style>
    <style:style style:name="P9827" style:parent-style-name="Normal" style:family="paragraph">
      <style:paragraph-properties style:vertical-align="auto" fo:margin-bottom="0in" fo:line-height="103%"/>
    </style:style>
    <style:style style:name="TableCell9828" style:family="table-cell">
      <style:table-cell-properties fo:border="0.0069in solid #000000" style:writing-mode="lr-tb" fo:padding-top="0in" fo:padding-left="0.075in" fo:padding-bottom="0in" fo:padding-right="0.075in"/>
    </style:style>
    <style:style style:name="P9829" style:parent-style-name="Normal" style:family="paragraph">
      <style:paragraph-properties style:vertical-align="auto" fo:margin-bottom="0in" fo:line-height="103%"/>
    </style:style>
    <style:style style:name="TableCell9830" style:family="table-cell">
      <style:table-cell-properties fo:border="0.0069in solid #000000" style:writing-mode="lr-tb" fo:padding-top="0in" fo:padding-left="0.075in" fo:padding-bottom="0in" fo:padding-right="0.075in"/>
    </style:style>
    <style:style style:name="P9831" style:parent-style-name="Normal" style:family="paragraph">
      <style:paragraph-properties style:vertical-align="auto" fo:margin-bottom="0in" fo:line-height="103%"/>
    </style:style>
    <style:style style:name="P9832" style:parent-style-name="Normal" style:family="paragraph">
      <style:paragraph-properties style:vertical-align="auto" fo:line-height="103%"/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uméro</text:p>
          </table:table-cell>
          <table:covered-table-cell/>
          <table:table-cell table:style-name="TableCell16">
            <text:p text:style-name="P17">Nom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V</text:p>
          </table:table-cell>
          <table:table-cell table:style-name="TableCell22">
            <text:p text:style-name="P23">Attaque</text:p>
          </table:table-cell>
          <table:table-cell table:style-name="TableCell24">
            <text:p text:style-name="P25">Défense</text:p>
          </table:table-cell>
          <table:table-cell table:style-name="TableCell26">
            <text:p text:style-name="P27">Att.spé</text:p>
          </table:table-cell>
          <table:table-cell table:style-name="TableCell28">
            <text:p text:style-name="P29">Déf.spé</text:p>
          </table:table-cell>
          <table:table-cell table:style-name="TableCell30">
            <text:p text:style-name="P31">Vitesse</text:p>
          </table:table-cell>
          <table:table-cell table:style-name="TableCell32">
            <text:p text:style-name="P33">Total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Bulbizarre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Herbizarre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Florizarre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Salamèche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>Reptincel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6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Dracaufeu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7</text:p>
          </table:table-cell>
          <table:table-cell table:style-name="TableCell244">
            <text:p text:style-name="P245">7</text:p>
          </table:table-cell>
          <table:table-cell table:style-name="TableCell246">
            <text:p text:style-name="P247">Carapuc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8</text:p>
          </table:table-cell>
          <table:table-cell table:style-name="TableCell267">
            <text:p text:style-name="P268">8</text:p>
          </table:table-cell>
          <table:table-cell table:style-name="TableCell269">
            <text:p text:style-name="P270">Carabaffe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Tortank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</text:p>
          </table:table-cell>
          <table:table-cell table:style-name="TableCell336">
            <text:p text:style-name="P337">10</text:p>
          </table:table-cell>
          <table:table-cell table:style-name="TableCell338">
            <text:p text:style-name="P339">Chenipan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11</text:p>
          </table:table-cell>
          <table:table-cell table:style-name="TableCell359">
            <text:p text:style-name="P360">11</text:p>
          </table:table-cell>
          <table:table-cell table:style-name="TableCell361">
            <text:p text:style-name="P362">Chrysacier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12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Papillusion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3</text:p>
          </table:table-cell>
          <table:table-cell table:style-name="TableCell428">
            <text:p text:style-name="P429">13</text:p>
          </table:table-cell>
          <table:table-cell table:style-name="TableCell430">
            <text:p text:style-name="P431">Aspicot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14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Coconfort</text:p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5</text:p>
          </table:table-cell>
          <table:table-cell table:style-name="TableCell474">
            <text:p text:style-name="P475">15</text:p>
          </table:table-cell>
          <table:table-cell table:style-name="TableCell476">
            <text:p text:style-name="P477">Dardargnant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6</text:p>
          </table:table-cell>
          <table:table-cell table:style-name="TableCell520">
            <text:p text:style-name="P521">16</text:p>
          </table:table-cell>
          <table:table-cell table:style-name="TableCell522">
            <text:p text:style-name="P523">Roucool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17</text:p>
          </table:table-cell>
          <table:table-cell table:style-name="TableCell543">
            <text:p text:style-name="P544">17</text:p>
          </table:table-cell>
          <table:table-cell table:style-name="TableCell545">
            <text:p text:style-name="P546">Roucoups</text:p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18</text:p>
          </table:table-cell>
          <table:table-cell table:style-name="TableCell566">
            <text:p text:style-name="P567">18</text:p>
          </table:table-cell>
          <table:table-cell table:style-name="TableCell568">
            <text:p text:style-name="P569">Roucarnage</text:p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19</text:p>
          </table:table-cell>
          <table:table-cell table:style-name="TableCell612">
            <text:p text:style-name="P613">396</text:p>
          </table:table-cell>
          <table:table-cell table:style-name="TableCell614">
            <text:p text:style-name="P615">Étourmi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20</text:p>
          </table:table-cell>
          <table:table-cell table:style-name="TableCell635">
            <text:p text:style-name="P636">397</text:p>
          </table:table-cell>
          <table:table-cell table:style-name="TableCell637">
            <text:p text:style-name="P638">Étourvol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21</text:p>
          </table:table-cell>
          <table:table-cell table:style-name="TableCell658">
            <text:p text:style-name="P659">398</text:p>
          </table:table-cell>
          <table:table-cell table:style-name="TableCell660">
            <text:p text:style-name="P661">Étouraptor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179</text:p>
          </table:table-cell>
          <table:table-cell table:style-name="TableCell706">
            <text:p text:style-name="P707">Wattouat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</table:table-row>
        <table:table-row table:style-name="TableRow724">
          <table:table-cell table:style-name="TableCell725">
            <text:p text:style-name="P726">23</text:p>
          </table:table-cell>
          <table:table-cell table:style-name="TableCell727">
            <text:p text:style-name="P728">180</text:p>
          </table:table-cell>
          <table:table-cell table:style-name="TableCell729">
            <text:p text:style-name="P730">Lainergie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24</text:p>
          </table:table-cell>
          <table:table-cell table:style-name="TableCell750">
            <text:p text:style-name="P751">181</text:p>
          </table:table-cell>
          <table:table-cell table:style-name="TableCell752">
            <text:p text:style-name="P753">Pharamp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25</text:p>
          </table:table-cell>
          <table:table-cell table:style-name="TableCell796">
            <text:p text:style-name="P797">403</text:p>
          </table:table-cell>
          <table:table-cell table:style-name="TableCell798">
            <text:p text:style-name="P799">Lixy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26</text:p>
          </table:table-cell>
          <table:table-cell table:style-name="TableCell819">
            <text:p text:style-name="P820">404</text:p>
          </table:table-cell>
          <table:table-cell table:style-name="TableCell821">
            <text:p text:style-name="P822">Luxio</text:p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</table:table-row>
        <table:table-row table:style-name="TableRow839">
          <table:table-cell table:style-name="TableCell840">
            <text:p text:style-name="P841">27</text:p>
          </table:table-cell>
          <table:table-cell table:style-name="TableCell842">
            <text:p text:style-name="P843">405</text:p>
          </table:table-cell>
          <table:table-cell table:style-name="TableCell844">
            <text:p text:style-name="P845">Luxray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>28</text:p>
          </table:table-cell>
          <table:table-cell table:style-name="TableCell888">
            <text:p text:style-name="P889">273</text:p>
          </table:table-cell>
          <table:table-cell table:style-name="TableCell890">
            <text:p text:style-name="P891">Granipiot</text:p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29</text:p>
          </table:table-cell>
          <table:table-cell table:style-name="TableCell911">
            <text:p text:style-name="P912">274</text:p>
          </table:table-cell>
          <table:table-cell table:style-name="TableCell913">
            <text:p text:style-name="P914">Pifeuil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30</text:p>
          </table:table-cell>
          <table:table-cell table:style-name="TableCell934">
            <text:p text:style-name="P935">275</text:p>
          </table:table-cell>
          <table:table-cell table:style-name="TableCell936">
            <text:p text:style-name="P937">Tengalice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</table:table-row>
        <table:table-row table:style-name="TableRow954"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</table:table-row>
        <table:table-row table:style-name="TableRow977">
          <table:table-cell table:style-name="TableCell978">
            <text:p text:style-name="P979">31</text:p>
          </table:table-cell>
          <table:table-cell table:style-name="TableCell980">
            <text:p text:style-name="P981">270</text:p>
          </table:table-cell>
          <table:table-cell table:style-name="TableCell982">
            <text:p text:style-name="P983">Nénupiot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>32</text:p>
          </table:table-cell>
          <table:table-cell table:style-name="TableCell1003">
            <text:p text:style-name="P1004">271</text:p>
          </table:table-cell>
          <table:table-cell table:style-name="TableCell1005">
            <text:p text:style-name="P1006">Lombre</text:p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>
            <text:p text:style-name="P1025">33</text:p>
          </table:table-cell>
          <table:table-cell table:style-name="TableCell1026">
            <text:p text:style-name="P1027">272</text:p>
          </table:table-cell>
          <table:table-cell table:style-name="TableCell1028">
            <text:p text:style-name="P1029">Ludicolo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P1071">34</text:p>
          </table:table-cell>
          <table:table-cell table:style-name="TableCell1072">
            <text:p text:style-name="P1073">19</text:p>
          </table:table-cell>
          <table:table-cell table:style-name="TableCell1074">
            <text:p text:style-name="P1075">Rattata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35</text:p>
          </table:table-cell>
          <table:table-cell table:style-name="TableCell1095">
            <text:p text:style-name="P1096">20</text:p>
          </table:table-cell>
          <table:table-cell table:style-name="TableCell1097">
            <text:p text:style-name="P1098">Rattatac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  <table:table-cell table:style-name="TableCell1113">
            <text:p text:style-name="P1114"/>
          </table:table-cell>
        </table:table-row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table-cell table:style-name="TableCell1139">
            <text:p text:style-name="P1140">36</text:p>
          </table:table-cell>
          <table:table-cell table:style-name="TableCell1141">
            <text:p text:style-name="P1142">161</text:p>
          </table:table-cell>
          <table:table-cell table:style-name="TableCell1143">
            <text:p text:style-name="P1144">Fouinette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P1163">37</text:p>
          </table:table-cell>
          <table:table-cell table:style-name="TableCell1164">
            <text:p text:style-name="P1165">162</text:p>
          </table:table-cell>
          <table:table-cell table:style-name="TableCell1166">
            <text:p text:style-name="P1167">Fouinar</text:p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</table:table-row>
        <table:table-row table:style-name="TableRow1184"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>38</text:p>
          </table:table-cell>
          <table:table-cell table:style-name="TableCell1210">
            <text:p text:style-name="P1211">261</text:p>
          </table:table-cell>
          <table:table-cell table:style-name="TableCell1212">
            <text:p text:style-name="P1213">Medhyèna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39</text:p>
          </table:table-cell>
          <table:table-cell table:style-name="TableCell1233">
            <text:p text:style-name="P1234">262</text:p>
          </table:table-cell>
          <table:table-cell table:style-name="TableCell1235">
            <text:p text:style-name="P1236">Grayèna</text:p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</table:table-row>
        <table:table-row table:style-name="TableRow1253"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 table:style-name="TableCell1270">
            <text:p text:style-name="P1271"/>
          </table:table-cell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</table:table-row>
        <table:table-row table:style-name="TableRow1276">
          <table:table-cell table:style-name="TableCell1277">
            <text:p text:style-name="P1278">40</text:p>
          </table:table-cell>
          <table:table-cell table:style-name="TableCell1279">
            <text:p text:style-name="P1280">283</text:p>
          </table:table-cell>
          <table:table-cell table:style-name="TableCell1281">
            <text:p text:style-name="P1282">Arakdo</text:p>
          </table:table-cell>
          <table:table-cell table:style-name="TableCell1283">
            <text:p text:style-name="P1284"/>
          </table:table-cell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41</text:p>
          </table:table-cell>
          <table:table-cell table:style-name="TableCell1302">
            <text:p text:style-name="P1303">284</text:p>
          </table:table-cell>
          <table:table-cell table:style-name="TableCell1304">
            <text:p text:style-name="P1305">Maskadra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/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 table:style-name="TableCell1333">
            <text:p text:style-name="P1334"/>
          </table:table-cell>
          <table:table-cell table:style-name="TableCell1335">
            <text:p text:style-name="P1336"/>
          </table:table-cell>
          <table:table-cell table:style-name="TableCell1337">
            <text:p text:style-name="P1338"/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/>
          </table:table-cell>
        </table:table-row>
        <table:table-row table:style-name="TableRow1345">
          <table:table-cell table:style-name="TableCell1346">
            <text:p text:style-name="P1347">42</text:p>
          </table:table-cell>
          <table:table-cell table:style-name="TableCell1348">
            <text:p text:style-name="P1349">276</text:p>
          </table:table-cell>
          <table:table-cell table:style-name="TableCell1350">
            <text:p text:style-name="P1351">Nirondelle</text:p>
          </table:table-cell>
          <table:table-cell table:style-name="TableCell1352">
            <text:p text:style-name="P1353"/>
          </table:table-cell>
          <table:table-cell table:style-name="TableCell1354">
            <text:p text:style-name="P1355"/>
          </table:table-cell>
          <table:table-cell table:style-name="TableCell1356">
            <text:p text:style-name="P1357"/>
          </table:table-cell>
          <table:table-cell table:style-name="TableCell1358">
            <text:p text:style-name="P1359"/>
          </table:table-cell>
          <table:table-cell table:style-name="TableCell1360">
            <text:p text:style-name="P1361"/>
          </table:table-cell>
          <table:table-cell table:style-name="TableCell1362">
            <text:p text:style-name="P1363"/>
          </table:table-cell>
          <table:table-cell table:style-name="TableCell1364">
            <text:p text:style-name="P1365"/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43</text:p>
          </table:table-cell>
          <table:table-cell table:style-name="TableCell1371">
            <text:p text:style-name="P1372">277</text:p>
          </table:table-cell>
          <table:table-cell table:style-name="TableCell1373">
            <text:p text:style-name="P1374">Hélédelle</text:p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</table:table-row>
        <table:table-row table:style-name="TableRow1391"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</table:table-row>
        <table:table-row table:style-name="TableRow1414">
          <table:table-cell table:style-name="TableCell1415">
            <text:p text:style-name="P1416">44</text:p>
          </table:table-cell>
          <table:table-cell table:style-name="TableCell1417">
            <text:p text:style-name="P1418">278</text:p>
          </table:table-cell>
          <table:table-cell table:style-name="TableCell1419">
            <text:p text:style-name="P1420">Goélise</text:p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/>
          </table:table-cell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45</text:p>
          </table:table-cell>
          <table:table-cell table:style-name="TableCell1440">
            <text:p text:style-name="P1441">279</text:p>
          </table:table-cell>
          <table:table-cell table:style-name="TableCell1442">
            <text:p text:style-name="P1443">Bekipan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P1476"/>
          </table:table-cell>
          <table:table-cell table:style-name="TableCell1477">
            <text:p text:style-name="P1478"/>
          </table:table-cell>
          <table:table-cell table:style-name="TableCell1479">
            <text:p text:style-name="P1480"/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46</text:p>
          </table:table-cell>
          <table:table-cell table:style-name="TableCell1486">
            <text:p text:style-name="P1487">21</text:p>
          </table:table-cell>
          <table:table-cell table:style-name="TableCell1488">
            <text:p text:style-name="P1489">Piafabec</text:p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</table:table-row>
        <table:table-row table:style-name="TableRow1506">
          <table:table-cell table:style-name="TableCell1507">
            <text:p text:style-name="P1508">47</text:p>
          </table:table-cell>
          <table:table-cell table:style-name="TableCell1509">
            <text:p text:style-name="P1510">22</text:p>
          </table:table-cell>
          <table:table-cell table:style-name="TableCell1511">
            <text:p text:style-name="P1512">Rapasdepic</text:p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48</text:p>
          </table:table-cell>
          <table:table-cell table:style-name="TableCell1555">
            <text:p text:style-name="P1556">23</text:p>
          </table:table-cell>
          <table:table-cell table:style-name="TableCell1557">
            <text:p text:style-name="P1558">Abo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  <table:table-cell table:style-name="TableCell1563">
            <text:p text:style-name="P1564"/>
          </table:table-cell>
          <table:table-cell table:style-name="TableCell1565">
            <text:p text:style-name="P1566"/>
          </table:table-cell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</table:table-row>
        <table:table-row table:style-name="TableRow1575">
          <table:table-cell table:style-name="TableCell1576">
            <text:p text:style-name="P1577">49</text:p>
          </table:table-cell>
          <table:table-cell table:style-name="TableCell1578">
            <text:p text:style-name="P1579">24</text:p>
          </table:table-cell>
          <table:table-cell table:style-name="TableCell1580">
            <text:p text:style-name="P1581">Arbock</text:p>
          </table:table-cell>
          <table:table-cell table:style-name="TableCell1582">
            <text:p text:style-name="P1583"/>
          </table:table-cell>
          <table:table-cell table:style-name="TableCell1584">
            <text:p text:style-name="P1585"/>
          </table:table-cell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/>
          </table:table-cell>
          <table:table-cell table:style-name="TableCell1592">
            <text:p text:style-name="P1593"/>
          </table:table-cell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</table:table-row>
        <table:table-row table:style-name="TableRow1621">
          <table:table-cell table:style-name="TableCell1622">
            <text:p text:style-name="P1623">50</text:p>
          </table:table-cell>
          <table:table-cell table:style-name="TableCell1624">
            <text:p text:style-name="P1625">293</text:p>
          </table:table-cell>
          <table:table-cell table:style-name="TableCell1626">
            <text:p text:style-name="P1627">Chuchmur</text:p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  <table:table-cell table:style-name="TableCell1638">
            <text:p text:style-name="P1639"/>
          </table:table-cell>
          <table:table-cell table:style-name="TableCell1640">
            <text:p text:style-name="P1641"/>
          </table:table-cell>
          <table:table-cell table:style-name="TableCell1642">
            <text:p text:style-name="P1643"/>
          </table:table-cell>
        </table:table-row>
        <table:table-row table:style-name="TableRow1644">
          <table:table-cell table:style-name="TableCell1645">
            <text:p text:style-name="P1646">51</text:p>
          </table:table-cell>
          <table:table-cell table:style-name="TableCell1647">
            <text:p text:style-name="P1648">294</text:p>
          </table:table-cell>
          <table:table-cell table:style-name="TableCell1649">
            <text:p text:style-name="P1650">Ramboum</text:p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</table:table-row>
        <table:table-row table:style-name="TableRow1667">
          <table:table-cell table:style-name="TableCell1668">
            <text:p text:style-name="P1669">52</text:p>
          </table:table-cell>
          <table:table-cell table:style-name="TableCell1670">
            <text:p text:style-name="P1671">295</text:p>
          </table:table-cell>
          <table:table-cell table:style-name="TableCell1672">
            <text:p text:style-name="P1673">Brouhabam</text:p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</table:table-row>
        <table:table-row table:style-name="TableRow1690"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>53</text:p>
          </table:table-cell>
          <table:table-cell table:style-name="TableCell1716">
            <text:p text:style-name="P1717">172</text:p>
          </table:table-cell>
          <table:table-cell table:style-name="TableCell1718">
            <text:p text:style-name="P1719">Pitchu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P1729"/>
          </table:table-cell>
          <table:table-cell table:style-name="TableCell1730">
            <text:p text:style-name="P1731"/>
          </table:table-cell>
          <table:table-cell table:style-name="TableCell1732">
            <text:p text:style-name="P1733"/>
          </table:table-cell>
          <table:table-cell table:style-name="TableCell1734">
            <text:p text:style-name="P1735"/>
          </table:table-cell>
        </table:table-row>
        <table:table-row table:style-name="TableRow1736">
          <table:table-cell table:style-name="TableCell1737">
            <text:p text:style-name="P1738">54</text:p>
          </table:table-cell>
          <table:table-cell table:style-name="TableCell1739">
            <text:p text:style-name="P1740">25</text:p>
          </table:table-cell>
          <table:table-cell table:style-name="TableCell1741">
            <text:p text:style-name="P1742">PIkatchu</text:p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>
            <text:p text:style-name="P1750"/>
          </table:table-cell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>55</text:p>
          </table:table-cell>
          <table:table-cell table:style-name="TableCell1762">
            <text:p text:style-name="P1763">26</text:p>
          </table:table-cell>
          <table:table-cell table:style-name="TableCell1764">
            <text:p text:style-name="P1765">Raitchu</text:p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>
            <text:p text:style-name="P1775"/>
          </table:table-cell>
          <table:table-cell table:style-name="TableCell1776">
            <text:p text:style-name="P1777"/>
          </table:table-cell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</table:table-row>
        <table:table-row table:style-name="TableRow1805">
          <table:table-cell table:style-name="TableCell1806">
            <text:p text:style-name="P1807">56</text:p>
          </table:table-cell>
          <table:table-cell table:style-name="TableCell1808">
            <text:p text:style-name="P1809">27</text:p>
          </table:table-cell>
          <table:table-cell table:style-name="TableCell1810">
            <text:p text:style-name="P1811">Sabelette</text:p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>57</text:p>
          </table:table-cell>
          <table:table-cell table:style-name="TableCell1831">
            <text:p text:style-name="P1832">28</text:p>
          </table:table-cell>
          <table:table-cell table:style-name="TableCell1833">
            <text:p text:style-name="P1834">Sablaireau</text:p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</table:table-row>
        <table:table-row table:style-name="TableRow1851"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>
            <text:p text:style-name="P1863"/>
          </table:table-cell>
          <table:table-cell table:style-name="TableCell1864">
            <text:p text:style-name="P1865"/>
          </table:table-cell>
          <table:table-cell table:style-name="TableCell1866">
            <text:p text:style-name="P1867"/>
          </table:table-cell>
          <table:table-cell table:style-name="TableCell1868">
            <text:p text:style-name="P1869"/>
          </table:table-cell>
          <table:table-cell table:style-name="TableCell1870">
            <text:p text:style-name="P1871"/>
          </table:table-cell>
          <table:table-cell table:style-name="TableCell1872">
            <text:p text:style-name="P1873"/>
          </table:table-cell>
        </table:table-row>
        <table:table-row table:style-name="TableRow1874">
          <table:table-cell table:style-name="TableCell1875">
            <text:p text:style-name="P1876">58</text:p>
          </table:table-cell>
          <table:table-cell table:style-name="TableCell1877">
            <text:p text:style-name="P1878">29</text:p>
          </table:table-cell>
          <table:table-cell table:style-name="TableCell1879">
            <text:p text:style-name="P1880">Nidoran</text:p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</table:table-row>
        <table:table-row table:style-name="TableRow1897">
          <table:table-cell table:style-name="TableCell1898">
            <text:p text:style-name="P1899">59</text:p>
          </table:table-cell>
          <table:table-cell table:style-name="TableCell1900">
            <text:p text:style-name="P1901">30</text:p>
          </table:table-cell>
          <table:table-cell table:style-name="TableCell1902">
            <text:p text:style-name="P1903">Nidorina</text:p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  <table:table-cell table:style-name="TableCell1918">
            <text:p text:style-name="P1919"/>
          </table:table-cell>
        </table:table-row>
        <table:table-row table:style-name="TableRow1920">
          <table:table-cell table:style-name="TableCell1921">
            <text:p text:style-name="P1922">60</text:p>
          </table:table-cell>
          <table:table-cell table:style-name="TableCell1923">
            <text:p text:style-name="P1924">31</text:p>
          </table:table-cell>
          <table:table-cell table:style-name="TableCell1925">
            <text:p text:style-name="P1926">Nidoqueen</text:p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>
            <text:p text:style-name="P1938"/>
          </table:table-cell>
          <table:table-cell table:style-name="TableCell1939">
            <text:p text:style-name="P1940"/>
          </table:table-cell>
          <table:table-cell table:style-name="TableCell1941">
            <text:p text:style-name="P1942"/>
          </table:table-cell>
        </table:table-row>
        <table:table-row table:style-name="TableRow1943"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</table:table-row>
        <table:table-row table:style-name="TableRow1966">
          <table:table-cell table:style-name="TableCell1967">
            <text:p text:style-name="P1968">61</text:p>
          </table:table-cell>
          <table:table-cell table:style-name="TableCell1969">
            <text:p text:style-name="P1970">32</text:p>
          </table:table-cell>
          <table:table-cell table:style-name="TableCell1971">
            <text:p text:style-name="P1972">Nidoran</text:p>
          </table:table-cell>
          <table:table-cell table:style-name="TableCell1973">
            <text:p text:style-name="P1974"/>
          </table:table-cell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</table:table-row>
        <table:table-row table:style-name="TableRow1989">
          <table:table-cell table:style-name="TableCell1990">
            <text:p text:style-name="P1991">62</text:p>
          </table:table-cell>
          <table:table-cell table:style-name="TableCell1992">
            <text:p text:style-name="P1993">33</text:p>
          </table:table-cell>
          <table:table-cell table:style-name="TableCell1994">
            <text:p text:style-name="P1995">Nidorino</text:p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63</text:p>
          </table:table-cell>
          <table:table-cell table:style-name="TableCell2015">
            <text:p text:style-name="P2016">34</text:p>
          </table:table-cell>
          <table:table-cell table:style-name="TableCell2017">
            <text:p text:style-name="P2018">Nidoking</text:p>
          </table:table-cell>
          <table:table-cell table:style-name="TableCell2019">
            <text:p text:style-name="P2020"/>
          </table:table-cell>
          <table:table-cell table:style-name="TableCell2021">
            <text:p text:style-name="P2022"/>
          </table:table-cell>
          <table:table-cell table:style-name="TableCell2023">
            <text:p text:style-name="P2024"/>
          </table:table-cell>
          <table:table-cell table:style-name="TableCell2025">
            <text:p text:style-name="P2026"/>
          </table:table-cell>
          <table:table-cell table:style-name="TableCell2027">
            <text:p text:style-name="P2028"/>
          </table:table-cell>
          <table:table-cell table:style-name="TableCell2029">
            <text:p text:style-name="P2030"/>
          </table:table-cell>
          <table:table-cell table:style-name="TableCell2031">
            <text:p text:style-name="P2032"/>
          </table:table-cell>
          <table:table-cell table:style-name="TableCell2033">
            <text:p text:style-name="P2034"/>
          </table:table-cell>
        </table:table-row>
        <table:table-row table:style-name="TableRow2035">
          <table:table-cell table:style-name="TableCell2036">
            <text:p text:style-name="P2037"/>
          </table:table-cell>
          <table:table-cell table:style-name="TableCell2038">
            <text:p text:style-name="P2039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</table:table-row>
        <table:table-row table:style-name="TableRow2058">
          <table:table-cell table:style-name="TableCell2059">
            <text:p text:style-name="P2060">64</text:p>
          </table:table-cell>
          <table:table-cell table:style-name="TableCell2061">
            <text:p text:style-name="P2062">175</text:p>
          </table:table-cell>
          <table:table-cell table:style-name="TableCell2063">
            <text:p text:style-name="P2064">Togepi</text:p>
          </table:table-cell>
          <table:table-cell table:style-name="TableCell2065">
            <text:p text:style-name="P2066"/>
          </table:table-cell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>65</text:p>
          </table:table-cell>
          <table:table-cell table:style-name="TableCell2084">
            <text:p text:style-name="P2085">176</text:p>
          </table:table-cell>
          <table:table-cell table:style-name="TableCell2086">
            <text:p text:style-name="P2087">Togetic</text:p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  <table:table-cell table:style-name="TableCell2096">
            <text:p text:style-name="P2097"/>
          </table:table-cell>
          <table:table-cell table:style-name="TableCell2098">
            <text:p text:style-name="P2099"/>
          </table:table-cell>
          <table:table-cell table:style-name="TableCell2100">
            <text:p text:style-name="P2101"/>
          </table:table-cell>
          <table:table-cell table:style-name="TableCell2102">
            <text:p text:style-name="P2103"/>
          </table:table-cell>
        </table:table-row>
        <table:table-row table:style-name="TableRow2104">
          <table:table-cell table:style-name="TableCell2105">
            <text:p text:style-name="P2106">66</text:p>
          </table:table-cell>
          <table:table-cell table:style-name="TableCell2107">
            <text:p text:style-name="P2108">468</text:p>
          </table:table-cell>
          <table:table-cell table:style-name="TableCell2109">
            <text:p text:style-name="P2110">Togekiss</text:p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  <table:table-cell table:style-name="TableCell2125">
            <text:p text:style-name="P2126"/>
          </table:table-cell>
        </table:table-row>
        <table:table-row table:style-name="TableRow2127">
          <table:table-cell table:style-name="TableCell2128">
            <text:p text:style-name="P2129"/>
          </table:table-cell>
          <table:table-cell table:style-name="TableCell2130">
            <text:p text:style-name="P2131"/>
          </table:table-cell>
          <table:table-cell table:style-name="TableCell2132">
            <text:p text:style-name="P2133"/>
          </table:table-cell>
          <table:table-cell table:style-name="TableCell2134">
            <text:p text:style-name="P2135"/>
          </table:table-cell>
          <table:table-cell table:style-name="TableCell2136">
            <text:p text:style-name="P2137"/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>67</text:p>
          </table:table-cell>
          <table:table-cell table:style-name="TableCell2153">
            <text:p text:style-name="P2154">287</text:p>
          </table:table-cell>
          <table:table-cell table:style-name="TableCell2155">
            <text:p text:style-name="P2156">Parecool</text:p>
          </table:table-cell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</table:table-row>
        <table:table-row table:style-name="TableRow2173">
          <table:table-cell table:style-name="TableCell2174">
            <text:p text:style-name="P2175">68</text:p>
          </table:table-cell>
          <table:table-cell table:style-name="TableCell2176">
            <text:p text:style-name="P2177">288</text:p>
          </table:table-cell>
          <table:table-cell table:style-name="TableCell2178">
            <text:p text:style-name="P2179">Vigoroth</text:p>
          </table:table-cell>
          <table:table-cell table:style-name="TableCell2180">
            <text:p text:style-name="P2181"/>
          </table:table-cell>
          <table:table-cell table:style-name="TableCell2182">
            <text:p text:style-name="P2183"/>
          </table:table-cell>
          <table:table-cell table:style-name="TableCell2184">
            <text:p text:style-name="P2185"/>
          </table:table-cell>
          <table:table-cell table:style-name="TableCell2186">
            <text:p text:style-name="P2187"/>
          </table:table-cell>
          <table:table-cell table:style-name="TableCell2188">
            <text:p text:style-name="P2189"/>
          </table:table-cell>
          <table:table-cell table:style-name="TableCell2190">
            <text:p text:style-name="P2191"/>
          </table:table-cell>
          <table:table-cell table:style-name="TableCell2192">
            <text:p text:style-name="P2193"/>
          </table:table-cell>
          <table:table-cell table:style-name="TableCell2194">
            <text:p text:style-name="P2195"/>
          </table:table-cell>
        </table:table-row>
        <table:table-row table:style-name="TableRow2196">
          <table:table-cell table:style-name="TableCell2197">
            <text:p text:style-name="P2198">69</text:p>
          </table:table-cell>
          <table:table-cell table:style-name="TableCell2199">
            <text:p text:style-name="P2200">289</text:p>
          </table:table-cell>
          <table:table-cell table:style-name="TableCell2201">
            <text:p text:style-name="P2202">Monaflèmit</text:p>
          </table:table-cell>
          <table:table-cell table:style-name="TableCell2203">
            <text:p text:style-name="P2204"/>
          </table:table-cell>
          <table:table-cell table:style-name="TableCell2205">
            <text:p text:style-name="P2206"/>
          </table:table-cell>
          <table:table-cell table:style-name="TableCell2207">
            <text:p text:style-name="P2208"/>
          </table:table-cell>
          <table:table-cell table:style-name="TableCell2209">
            <text:p text:style-name="P2210"/>
          </table:table-cell>
          <table:table-cell table:style-name="TableCell2211">
            <text:p text:style-name="P2212"/>
          </table:table-cell>
          <table:table-cell table:style-name="TableCell2213">
            <text:p text:style-name="P2214"/>
          </table:table-cell>
          <table:table-cell table:style-name="TableCell2215">
            <text:p text:style-name="P2216"/>
          </table:table-cell>
          <table:table-cell table:style-name="TableCell2217">
            <text:p text:style-name="P2218"/>
          </table:table-cell>
        </table:table-row>
        <table:table-row table:style-name="TableRow2219">
          <table:table-cell table:style-name="TableCell2220">
            <text:p text:style-name="P2221"/>
          </table:table-cell>
          <table:table-cell table:style-name="TableCell2222">
            <text:p text:style-name="P2223"/>
          </table:table-cell>
          <table:table-cell table:style-name="TableCell2224">
            <text:p text:style-name="P2225"/>
          </table:table-cell>
          <table:table-cell table:style-name="TableCell2226">
            <text:p text:style-name="P2227"/>
          </table:table-cell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  <table:table-cell table:style-name="TableCell2238">
            <text:p text:style-name="P2239"/>
          </table:table-cell>
          <table:table-cell table:style-name="TableCell2240">
            <text:p text:style-name="P2241"/>
          </table:table-cell>
        </table:table-row>
        <table:table-row table:style-name="TableRow2242">
          <table:table-cell table:style-name="TableCell2243">
            <text:p text:style-name="P2244">70</text:p>
          </table:table-cell>
          <table:table-cell table:style-name="TableCell2245">
            <text:p text:style-name="P2246">173</text:p>
          </table:table-cell>
          <table:table-cell table:style-name="TableCell2247">
            <text:p text:style-name="P2248">Mélo</text:p>
          </table:table-cell>
          <table:table-cell table:style-name="TableCell2249">
            <text:p text:style-name="P2250"/>
          </table:table-cell>
          <table:table-cell table:style-name="TableCell2251">
            <text:p text:style-name="P2252"/>
          </table:table-cell>
          <table:table-cell table:style-name="TableCell2253">
            <text:p text:style-name="P2254"/>
          </table:table-cell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</table:table-row>
        <table:table-row table:style-name="TableRow2265">
          <table:table-cell table:style-name="TableCell2266">
            <text:p text:style-name="P2267">71</text:p>
          </table:table-cell>
          <table:table-cell table:style-name="TableCell2268">
            <text:p text:style-name="P2269">35</text:p>
          </table:table-cell>
          <table:table-cell table:style-name="TableCell2270">
            <text:p text:style-name="P2271">Mélofée</text:p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  <table:table-cell table:style-name="TableCell2284">
            <text:p text:style-name="P2285"/>
          </table:table-cell>
          <table:table-cell table:style-name="TableCell2286">
            <text:p text:style-name="P2287"/>
          </table:table-cell>
        </table:table-row>
        <text:soft-page-break/>
        <table:table-row table:style-name="TableRow2288">
          <table:table-cell table:style-name="TableCell2289">
            <text:p text:style-name="P2290">72</text:p>
          </table:table-cell>
          <table:table-cell table:style-name="TableCell2291">
            <text:p text:style-name="P2292">36</text:p>
          </table:table-cell>
          <table:table-cell table:style-name="TableCell2293">
            <text:p text:style-name="P2294">Mélodelfe</text:p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  <table:table-cell table:style-name="TableCell2305">
            <text:p text:style-name="P2306"/>
          </table:table-cell>
          <table:table-cell table:style-name="TableCell2307">
            <text:p text:style-name="P2308"/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/>
          </table:table-cell>
          <table:table-cell table:style-name="TableCell2314">
            <text:p text:style-name="P2315"/>
          </table:table-cell>
          <table:table-cell table:style-name="TableCell2316">
            <text:p text:style-name="P2317"/>
          </table:table-cell>
          <table:table-cell table:style-name="TableCell2318">
            <text:p text:style-name="P2319"/>
          </table:table-cell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  <table:table-cell table:style-name="TableCell2326">
            <text:p text:style-name="P2327"/>
          </table:table-cell>
          <table:table-cell table:style-name="TableCell2328">
            <text:p text:style-name="P2329"/>
          </table:table-cell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</table:table-row>
        <table:table-row table:style-name="TableRow2334">
          <table:table-cell table:style-name="TableCell2335">
            <text:p text:style-name="P2336">73</text:p>
          </table:table-cell>
          <table:table-cell table:style-name="TableCell2337">
            <text:p text:style-name="P2338">425</text:p>
          </table:table-cell>
          <table:table-cell table:style-name="TableCell2339">
            <text:p text:style-name="P2340">Baudrive</text:p>
          </table:table-cell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</table:table-row>
        <table:table-row table:style-name="TableRow2357">
          <table:table-cell table:style-name="TableCell2358">
            <text:p text:style-name="P2359">74</text:p>
          </table:table-cell>
          <table:table-cell table:style-name="TableCell2360">
            <text:p text:style-name="P2361">426</text:p>
          </table:table-cell>
          <table:table-cell table:style-name="TableCell2362">
            <text:p text:style-name="P2363">Gridrive</text:p>
          </table:table-cell>
          <table:table-cell table:style-name="TableCell2364">
            <text:p text:style-name="P2365"/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  <table:table-cell table:style-name="TableCell2374">
            <text:p text:style-name="P2375"/>
          </table:table-cell>
          <table:table-cell table:style-name="TableCell2376">
            <text:p text:style-name="P2377"/>
          </table:table-cell>
          <table:table-cell table:style-name="TableCell2378">
            <text:p text:style-name="P2379"/>
          </table:table-cell>
        </table:table-row>
        <table:table-row table:style-name="TableRow2380"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  <table:table-cell table:style-name="TableCell2389">
            <text:p text:style-name="P2390"/>
          </table:table-cell>
          <table:table-cell table:style-name="TableCell2391">
            <text:p text:style-name="P2392"/>
          </table:table-cell>
          <table:table-cell table:style-name="TableCell2393">
            <text:p text:style-name="P2394"/>
          </table:table-cell>
          <table:table-cell table:style-name="TableCell2395">
            <text:p text:style-name="P2396"/>
          </table:table-cell>
          <table:table-cell table:style-name="TableCell2397">
            <text:p text:style-name="P2398"/>
          </table:table-cell>
          <table:table-cell table:style-name="TableCell2399">
            <text:p text:style-name="P2400"/>
          </table:table-cell>
          <table:table-cell table:style-name="TableCell2401">
            <text:p text:style-name="P2402"/>
          </table:table-cell>
        </table:table-row>
        <table:table-row table:style-name="TableRow2403">
          <table:table-cell table:style-name="TableCell2404">
            <text:p text:style-name="P2405">75</text:p>
          </table:table-cell>
          <table:table-cell table:style-name="TableCell2406">
            <text:p text:style-name="P2407">37</text:p>
          </table:table-cell>
          <table:table-cell table:style-name="TableCell2408">
            <text:p text:style-name="P2409">Goupix</text:p>
          </table:table-cell>
          <table:table-cell table:style-name="TableCell2410">
            <text:p text:style-name="P2411"/>
          </table:table-cell>
          <table:table-cell table:style-name="TableCell2412">
            <text:p text:style-name="P2413"/>
          </table:table-cell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</table:table-row>
        <table:table-row table:style-name="TableRow2426">
          <table:table-cell table:style-name="TableCell2427">
            <text:p text:style-name="P2428">76</text:p>
          </table:table-cell>
          <table:table-cell table:style-name="TableCell2429">
            <text:p text:style-name="P2430">38</text:p>
          </table:table-cell>
          <table:table-cell table:style-name="TableCell2431">
            <text:p text:style-name="P2432">Feunard</text:p>
          </table:table-cell>
          <table:table-cell table:style-name="TableCell2433">
            <text:p text:style-name="P2434"/>
          </table:table-cell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</table:table-row>
        <table:table-row table:style-name="TableRow2449"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  <table:table-cell table:style-name="TableCell2464">
            <text:p text:style-name="P2465"/>
          </table:table-cell>
          <table:table-cell table:style-name="TableCell2466">
            <text:p text:style-name="P2467"/>
          </table:table-cell>
          <table:table-cell table:style-name="TableCell2468">
            <text:p text:style-name="P2469"/>
          </table:table-cell>
          <table:table-cell table:style-name="TableCell2470">
            <text:p text:style-name="P2471"/>
          </table:table-cell>
        </table:table-row>
        <table:table-row table:style-name="TableRow2472">
          <table:table-cell table:style-name="TableCell2473">
            <text:p text:style-name="P2474">77</text:p>
          </table:table-cell>
          <table:table-cell table:style-name="TableCell2475">
            <text:p text:style-name="P2476">174</text:p>
          </table:table-cell>
          <table:table-cell table:style-name="TableCell2477">
            <text:p text:style-name="P2478">Toudoudou</text:p>
          </table:table-cell>
          <table:table-cell table:style-name="TableCell2479">
            <text:p text:style-name="P2480"/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  <table:table-cell table:style-name="TableCell2485">
            <text:p text:style-name="P2486"/>
          </table:table-cell>
          <table:table-cell table:style-name="TableCell2487">
            <text:p text:style-name="P2488"/>
          </table:table-cell>
          <table:table-cell table:style-name="TableCell2489">
            <text:p text:style-name="P2490"/>
          </table:table-cell>
          <table:table-cell table:style-name="TableCell2491">
            <text:p text:style-name="P2492"/>
          </table:table-cell>
          <table:table-cell table:style-name="TableCell2493">
            <text:p text:style-name="P2494"/>
          </table:table-cell>
        </table:table-row>
        <table:table-row table:style-name="TableRow2495">
          <table:table-cell table:style-name="TableCell2496">
            <text:p text:style-name="P2497">78</text:p>
          </table:table-cell>
          <table:table-cell table:style-name="TableCell2498">
            <text:p text:style-name="P2499">39</text:p>
          </table:table-cell>
          <table:table-cell table:style-name="TableCell2500">
            <text:p text:style-name="P2501">Rondoudou</text:p>
          </table:table-cell>
          <table:table-cell table:style-name="TableCell2502">
            <text:p text:style-name="P2503"/>
          </table:table-cell>
          <table:table-cell table:style-name="TableCell2504">
            <text:p text:style-name="P2505"/>
          </table:table-cell>
          <table:table-cell table:style-name="TableCell2506">
            <text:p text:style-name="P2507"/>
          </table:table-cell>
          <table:table-cell table:style-name="TableCell2508">
            <text:p text:style-name="P2509"/>
          </table:table-cell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p text:style-name="P2520">79</text:p>
          </table:table-cell>
          <table:table-cell table:style-name="TableCell2521">
            <text:p text:style-name="P2522">40</text:p>
          </table:table-cell>
          <table:table-cell table:style-name="TableCell2523">
            <text:p text:style-name="P2524">Grodoudou</text:p>
          </table:table-cell>
          <table:table-cell table:style-name="TableCell2525">
            <text:p text:style-name="P2526"/>
          </table:table-cell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  <table:table-cell table:style-name="TableCell2539">
            <text:p text:style-name="P2540"/>
          </table:table-cell>
        </table:table-row>
        <table:table-row table:style-name="TableRow2541"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/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  <table:table-cell table:style-name="TableCell2554">
            <text:p text:style-name="P2555"/>
          </table:table-cell>
          <table:table-cell table:style-name="TableCell2556">
            <text:p text:style-name="P2557"/>
          </table:table-cell>
          <table:table-cell table:style-name="TableCell2558">
            <text:p text:style-name="P2559"/>
          </table:table-cell>
          <table:table-cell table:style-name="TableCell2560">
            <text:p text:style-name="P2561"/>
          </table:table-cell>
          <table:table-cell table:style-name="TableCell2562">
            <text:p text:style-name="P2563"/>
          </table:table-cell>
        </table:table-row>
        <table:table-row table:style-name="TableRow2564">
          <table:table-cell table:style-name="TableCell2565">
            <text:p text:style-name="P2566">80</text:p>
          </table:table-cell>
          <table:table-cell table:style-name="TableCell2567">
            <text:p text:style-name="P2568">207</text:p>
          </table:table-cell>
          <table:table-cell table:style-name="TableCell2569">
            <text:p text:style-name="P2570">Scorplane</text:p>
          </table:table-cell>
          <table:table-cell table:style-name="TableCell2571">
            <text:p text:style-name="P2572"/>
          </table:table-cell>
          <table:table-cell table:style-name="TableCell2573">
            <text:p text:style-name="P2574"/>
          </table:table-cell>
          <table:table-cell table:style-name="TableCell2575">
            <text:p text:style-name="P2576"/>
          </table:table-cell>
          <table:table-cell table:style-name="TableCell2577">
            <text:p text:style-name="P2578"/>
          </table:table-cell>
          <table:table-cell table:style-name="TableCell2579">
            <text:p text:style-name="P2580"/>
          </table:table-cell>
          <table:table-cell table:style-name="TableCell2581">
            <text:p text:style-name="P2582"/>
          </table:table-cell>
          <table:table-cell table:style-name="TableCell2583">
            <text:p text:style-name="P2584"/>
          </table:table-cell>
          <table:table-cell table:style-name="TableCell2585">
            <text:p text:style-name="P2586"/>
          </table:table-cell>
        </table:table-row>
        <table:table-row table:style-name="TableRow2587">
          <table:table-cell table:style-name="TableCell2588">
            <text:p text:style-name="P2589">81</text:p>
          </table:table-cell>
          <table:table-cell table:style-name="TableCell2590">
            <text:p text:style-name="P2591">472</text:p>
          </table:table-cell>
          <table:table-cell table:style-name="TableCell2592">
            <text:p text:style-name="P2593">Scorvol</text:p>
          </table:table-cell>
          <table:table-cell table:style-name="TableCell2594">
            <text:p text:style-name="P2595"/>
          </table:table-cell>
          <table:table-cell table:style-name="TableCell2596">
            <text:p text:style-name="P2597"/>
          </table:table-cell>
          <table:table-cell table:style-name="TableCell2598">
            <text:p text:style-name="P2599"/>
          </table:table-cell>
          <table:table-cell table:style-name="TableCell2600">
            <text:p text:style-name="P2601"/>
          </table:table-cell>
          <table:table-cell table:style-name="TableCell2602">
            <text:p text:style-name="P2603"/>
          </table:table-cell>
          <table:table-cell table:style-name="TableCell2604">
            <text:p text:style-name="P2605"/>
          </table:table-cell>
          <table:table-cell table:style-name="TableCell2606">
            <text:p text:style-name="P2607"/>
          </table:table-cell>
          <table:table-cell table:style-name="TableCell2608">
            <text:p text:style-name="P2609"/>
          </table:table-cell>
        </table:table-row>
        <table:table-row table:style-name="TableRow2610">
          <table:table-cell table:style-name="TableCell2611">
            <text:p text:style-name="P2612"/>
          </table:table-cell>
          <table:table-cell table:style-name="TableCell2613">
            <text:p text:style-name="P2614"/>
          </table:table-cell>
          <table:table-cell table:style-name="TableCell2615">
            <text:p text:style-name="P2616"/>
          </table:table-cell>
          <table:table-cell table:style-name="TableCell2617">
            <text:p text:style-name="P2618"/>
          </table:table-cell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/>
          </table:table-cell>
          <table:table-cell table:style-name="TableCell2625">
            <text:p text:style-name="P2626"/>
          </table:table-cell>
          <table:table-cell table:style-name="TableCell2627">
            <text:p text:style-name="P2628"/>
          </table:table-cell>
          <table:table-cell table:style-name="TableCell2629">
            <text:p text:style-name="P2630"/>
          </table:table-cell>
          <table:table-cell table:style-name="TableCell2631">
            <text:p text:style-name="P2632"/>
          </table:table-cell>
        </table:table-row>
        <table:table-row table:style-name="TableRow2633">
          <table:table-cell table:style-name="TableCell2634">
            <text:p text:style-name="P2635">82</text:p>
          </table:table-cell>
          <table:table-cell table:style-name="TableCell2636">
            <text:p text:style-name="P2637">41</text:p>
          </table:table-cell>
          <table:table-cell table:style-name="TableCell2638">
            <text:p text:style-name="P2639">Nosferapti</text:p>
          </table:table-cell>
          <table:table-cell table:style-name="TableCell2640">
            <text:p text:style-name="P2641"/>
          </table:table-cell>
          <table:table-cell table:style-name="TableCell2642">
            <text:p text:style-name="P2643"/>
          </table:table-cell>
          <table:table-cell table:style-name="TableCell2644">
            <text:p text:style-name="P2645"/>
          </table:table-cell>
          <table:table-cell table:style-name="TableCell2646">
            <text:p text:style-name="P2647"/>
          </table:table-cell>
          <table:table-cell table:style-name="TableCell2648">
            <text:p text:style-name="P2649"/>
          </table:table-cell>
          <table:table-cell table:style-name="TableCell2650">
            <text:p text:style-name="P2651"/>
          </table:table-cell>
          <table:table-cell table:style-name="TableCell2652">
            <text:p text:style-name="P2653"/>
          </table:table-cell>
          <table:table-cell table:style-name="TableCell2654">
            <text:p text:style-name="P2655"/>
          </table:table-cell>
        </table:table-row>
        <table:table-row table:style-name="TableRow2656">
          <table:table-cell table:style-name="TableCell2657">
            <text:p text:style-name="P2658">83</text:p>
          </table:table-cell>
          <table:table-cell table:style-name="TableCell2659">
            <text:p text:style-name="P2660">42</text:p>
          </table:table-cell>
          <table:table-cell table:style-name="TableCell2661">
            <text:p text:style-name="P2662">Nosferalto</text:p>
          </table:table-cell>
          <table:table-cell table:style-name="TableCell2663">
            <text:p text:style-name="P2664"/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/>
          </table:table-cell>
          <table:table-cell table:style-name="TableCell2677">
            <text:p text:style-name="P2678"/>
          </table:table-cell>
        </table:table-row>
        <table:table-row table:style-name="TableRow2679">
          <table:table-cell table:style-name="TableCell2680">
            <text:p text:style-name="P2681">84</text:p>
          </table:table-cell>
          <table:table-cell table:style-name="TableCell2682">
            <text:p text:style-name="P2683">169</text:p>
          </table:table-cell>
          <table:table-cell table:style-name="TableCell2684">
            <text:p text:style-name="P2685">Nostenfer</text:p>
          </table:table-cell>
          <table:table-cell table:style-name="TableCell2686">
            <text:p text:style-name="P2687"/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  <table:table-cell table:style-name="TableCell2694">
            <text:p text:style-name="P2695"/>
          </table:table-cell>
          <table:table-cell table:style-name="TableCell2696">
            <text:p text:style-name="P2697"/>
          </table:table-cell>
          <table:table-cell table:style-name="TableCell2698">
            <text:p text:style-name="P2699"/>
          </table:table-cell>
          <table:table-cell table:style-name="TableCell2700">
            <text:p text:style-name="P2701"/>
          </table:table-cell>
        </table:table-row>
        <table:table-row table:style-name="TableRow2702"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  <table:table-cell table:style-name="TableCell2711">
            <text:p text:style-name="P2712"/>
          </table:table-cell>
          <table:table-cell table:style-name="TableCell2713">
            <text:p text:style-name="P2714"/>
          </table:table-cell>
          <table:table-cell table:style-name="TableCell2715">
            <text:p text:style-name="P2716"/>
          </table:table-cell>
          <table:table-cell table:style-name="TableCell2717">
            <text:p text:style-name="P2718"/>
          </table:table-cell>
          <table:table-cell table:style-name="TableCell2719">
            <text:p text:style-name="P2720"/>
          </table:table-cell>
          <table:table-cell table:style-name="TableCell2721">
            <text:p text:style-name="P2722"/>
          </table:table-cell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>
            <text:p text:style-name="P2727">85</text:p>
          </table:table-cell>
          <table:table-cell table:style-name="TableCell2728">
            <text:p text:style-name="P2729">43</text:p>
          </table:table-cell>
          <table:table-cell table:style-name="TableCell2730">
            <text:p text:style-name="P2731">Mystherbe</text:p>
          </table:table-cell>
          <table:table-cell table:style-name="TableCell2732">
            <text:p text:style-name="P2733"/>
          </table:table-cell>
          <table:table-cell table:style-name="TableCell2734">
            <text:p text:style-name="P2735"/>
          </table:table-cell>
          <table:table-cell table:style-name="TableCell2736">
            <text:p text:style-name="P2737"/>
          </table:table-cell>
          <table:table-cell table:style-name="TableCell2738">
            <text:p text:style-name="P2739"/>
          </table:table-cell>
          <table:table-cell table:style-name="TableCell2740">
            <text:p text:style-name="P2741"/>
          </table:table-cell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</table:table-row>
        <table:table-row table:style-name="TableRow2748">
          <table:table-cell table:style-name="TableCell2749">
            <text:p text:style-name="P2750">86</text:p>
          </table:table-cell>
          <table:table-cell table:style-name="TableCell2751">
            <text:p text:style-name="P2752">44</text:p>
          </table:table-cell>
          <table:table-cell table:style-name="TableCell2753">
            <text:p text:style-name="P2754">Ortide</text:p>
          </table:table-cell>
          <table:table-cell table:style-name="TableCell2755">
            <text:p text:style-name="P2756"/>
          </table:table-cell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>87</text:p>
          </table:table-cell>
          <table:table-cell table:style-name="TableCell2774">
            <text:p text:style-name="P2775">45</text:p>
          </table:table-cell>
          <table:table-cell table:style-name="TableCell2776">
            <text:p text:style-name="P2777">Rafflesia</text:p>
          </table:table-cell>
          <table:table-cell table:style-name="TableCell2778">
            <text:p text:style-name="P2779"/>
          </table:table-cell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/>
          </table:table-cell>
          <table:table-cell table:style-name="TableCell2786">
            <text:p text:style-name="P2787"/>
          </table:table-cell>
          <table:table-cell table:style-name="TableCell2788">
            <text:p text:style-name="P2789"/>
          </table:table-cell>
          <table:table-cell table:style-name="TableCell2790">
            <text:p text:style-name="P2791"/>
          </table:table-cell>
          <table:table-cell table:style-name="TableCell2792">
            <text:p text:style-name="P2793"/>
          </table:table-cell>
        </table:table-row>
        <table:table-row table:style-name="TableRow2794"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>
            <text:p text:style-name="P2800"/>
          </table:table-cell>
          <table:table-cell table:style-name="TableCell2801">
            <text:p text:style-name="P2802"/>
          </table:table-cell>
          <table:table-cell table:style-name="TableCell2803">
            <text:p text:style-name="P2804"/>
          </table:table-cell>
          <table:table-cell table:style-name="TableCell2805">
            <text:p text:style-name="P2806"/>
          </table:table-cell>
          <table:table-cell table:style-name="TableCell2807">
            <text:p text:style-name="P2808"/>
          </table:table-cell>
          <table:table-cell table:style-name="TableCell2809">
            <text:p text:style-name="P2810"/>
          </table:table-cell>
          <table:table-cell table:style-name="TableCell2811">
            <text:p text:style-name="P2812"/>
          </table:table-cell>
          <table:table-cell table:style-name="TableCell2813">
            <text:p text:style-name="P2814"/>
          </table:table-cell>
          <table:table-cell table:style-name="TableCell2815">
            <text:p text:style-name="P2816"/>
          </table:table-cell>
        </table:table-row>
        <table:table-row table:style-name="TableRow2817">
          <table:table-cell table:style-name="TableCell2818">
            <text:p text:style-name="P2819">88</text:p>
          </table:table-cell>
          <table:table-cell table:style-name="TableCell2820">
            <text:p text:style-name="P2821">165</text:p>
          </table:table-cell>
          <table:table-cell table:style-name="TableCell2822">
            <text:p text:style-name="P2823">Coxy</text:p>
          </table:table-cell>
          <table:table-cell table:style-name="TableCell2824">
            <text:p text:style-name="P2825"/>
          </table:table-cell>
          <table:table-cell table:style-name="TableCell2826">
            <text:p text:style-name="P2827"/>
          </table:table-cell>
          <table:table-cell table:style-name="TableCell2828">
            <text:p text:style-name="P2829"/>
          </table:table-cell>
          <table:table-cell table:style-name="TableCell2830">
            <text:p text:style-name="P2831"/>
          </table:table-cell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</table:table-row>
        <table:table-row table:style-name="TableRow2840">
          <table:table-cell table:style-name="TableCell2841">
            <text:p text:style-name="P2842">89</text:p>
          </table:table-cell>
          <table:table-cell table:style-name="TableCell2843">
            <text:p text:style-name="P2844">166</text:p>
          </table:table-cell>
          <table:table-cell table:style-name="TableCell2845">
            <text:p text:style-name="P2846">Coxyclaque</text:p>
          </table:table-cell>
          <table:table-cell table:style-name="TableCell2847">
            <text:p text:style-name="P2848"/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  <table:table-cell table:style-name="TableCell2861">
            <text:p text:style-name="P2862"/>
          </table:table-cell>
        </table:table-row>
        <table:table-row table:style-name="TableRow2863"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>
            <text:p text:style-name="P2869"/>
          </table:table-cell>
          <table:table-cell table:style-name="TableCell2870">
            <text:p text:style-name="P2871"/>
          </table:table-cell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  <table:table-cell table:style-name="TableCell2876">
            <text:p text:style-name="P2877"/>
          </table:table-cell>
          <table:table-cell table:style-name="TableCell2878">
            <text:p text:style-name="P2879"/>
          </table:table-cell>
          <table:table-cell table:style-name="TableCell2880">
            <text:p text:style-name="P2881"/>
          </table:table-cell>
          <table:table-cell table:style-name="TableCell2882">
            <text:p text:style-name="P2883"/>
          </table:table-cell>
          <table:table-cell table:style-name="TableCell2884">
            <text:p text:style-name="P2885"/>
          </table:table-cell>
        </table:table-row>
        <table:table-row table:style-name="TableRow2886">
          <table:table-cell table:style-name="TableCell2887">
            <text:p text:style-name="P2888">90</text:p>
          </table:table-cell>
          <table:table-cell table:style-name="TableCell2889">
            <text:p text:style-name="P2890">401</text:p>
          </table:table-cell>
          <table:table-cell table:style-name="TableCell2891">
            <text:p text:style-name="P2892">Crikzik</text:p>
          </table:table-cell>
          <table:table-cell table:style-name="TableCell2893">
            <text:p text:style-name="P2894"/>
          </table:table-cell>
          <table:table-cell table:style-name="TableCell2895">
            <text:p text:style-name="P2896"/>
          </table:table-cell>
          <table:table-cell table:style-name="TableCell2897">
            <text:p text:style-name="P2898"/>
          </table:table-cell>
          <table:table-cell table:style-name="TableCell2899">
            <text:p text:style-name="P2900"/>
          </table:table-cell>
          <table:table-cell table:style-name="TableCell2901">
            <text:p text:style-name="P2902"/>
          </table:table-cell>
          <table:table-cell table:style-name="TableCell2903">
            <text:p text:style-name="P2904"/>
          </table:table-cell>
          <table:table-cell table:style-name="TableCell2905">
            <text:p text:style-name="P2906"/>
          </table:table-cell>
          <table:table-cell table:style-name="TableCell2907">
            <text:p text:style-name="P2908"/>
          </table:table-cell>
        </table:table-row>
        <table:table-row table:style-name="TableRow2909">
          <table:table-cell table:style-name="TableCell2910">
            <text:p text:style-name="P2911">91</text:p>
          </table:table-cell>
          <table:table-cell table:style-name="TableCell2912">
            <text:p text:style-name="P2913">402</text:p>
          </table:table-cell>
          <table:table-cell table:style-name="TableCell2914">
            <text:p text:style-name="P2915">Mélokrik</text:p>
          </table:table-cell>
          <table:table-cell table:style-name="TableCell2916">
            <text:p text:style-name="P2917"/>
          </table:table-cell>
          <table:table-cell table:style-name="TableCell2918">
            <text:p text:style-name="P2919"/>
          </table:table-cell>
          <table:table-cell table:style-name="TableCell2920">
            <text:p text:style-name="P2921"/>
          </table:table-cell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</table:table-row>
        <table:table-row table:style-name="TableRow2932">
          <table:table-cell table:style-name="TableCell2933">
            <text:p text:style-name="P2934"/>
          </table:table-cell>
          <table:table-cell table:style-name="TableCell2935">
            <text:p text:style-name="P2936"/>
          </table:table-cell>
          <table:table-cell table:style-name="TableCell2937">
            <text:p text:style-name="P2938"/>
          </table:table-cell>
          <table:table-cell table:style-name="TableCell2939">
            <text:p text:style-name="P2940"/>
          </table:table-cell>
          <table:table-cell table:style-name="TableCell2941">
            <text:p text:style-name="P2942"/>
          </table:table-cell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  <table:table-cell table:style-name="TableCell2951">
            <text:p text:style-name="P2952"/>
          </table:table-cell>
          <table:table-cell table:style-name="TableCell2953">
            <text:p text:style-name="P2954"/>
          </table:table-cell>
        </table:table-row>
        <table:table-row table:style-name="TableRow2955">
          <table:table-cell table:style-name="TableCell2956">
            <text:p text:style-name="P2957">92</text:p>
          </table:table-cell>
          <table:table-cell table:style-name="TableCell2958">
            <text:p text:style-name="P2959">46</text:p>
          </table:table-cell>
          <table:table-cell table:style-name="TableCell2960">
            <text:p text:style-name="P2961">Paras</text:p>
          </table:table-cell>
          <table:table-cell table:style-name="TableCell2962">
            <text:p text:style-name="P2963"/>
          </table:table-cell>
          <table:table-cell table:style-name="TableCell2964">
            <text:p text:style-name="P2965"/>
          </table:table-cell>
          <table:table-cell table:style-name="TableCell2966">
            <text:p text:style-name="P2967"/>
          </table:table-cell>
          <table:table-cell table:style-name="TableCell2968">
            <text:p text:style-name="P2969"/>
          </table:table-cell>
          <table:table-cell table:style-name="TableCell2970">
            <text:p text:style-name="P2971"/>
          </table:table-cell>
          <table:table-cell table:style-name="TableCell2972">
            <text:p text:style-name="P2973"/>
          </table:table-cell>
          <table:table-cell table:style-name="TableCell2974">
            <text:p text:style-name="P2975"/>
          </table:table-cell>
          <table:table-cell table:style-name="TableCell2976">
            <text:p text:style-name="P2977"/>
          </table:table-cell>
        </table:table-row>
        <table:table-row table:style-name="TableRow2978">
          <table:table-cell table:style-name="TableCell2979">
            <text:p text:style-name="P2980">93</text:p>
          </table:table-cell>
          <table:table-cell table:style-name="TableCell2981">
            <text:p text:style-name="P2982">47</text:p>
          </table:table-cell>
          <table:table-cell table:style-name="TableCell2983">
            <text:p text:style-name="P2984">Parasect</text:p>
          </table:table-cell>
          <table:table-cell table:style-name="TableCell2985">
            <text:p text:style-name="P2986"/>
          </table:table-cell>
          <table:table-cell table:style-name="TableCell2987">
            <text:p text:style-name="P2988"/>
          </table:table-cell>
          <table:table-cell table:style-name="TableCell2989">
            <text:p text:style-name="P2990"/>
          </table:table-cell>
          <table:table-cell table:style-name="TableCell2991">
            <text:p text:style-name="P2992"/>
          </table:table-cell>
          <table:table-cell table:style-name="TableCell2993">
            <text:p text:style-name="P2994"/>
          </table:table-cell>
          <table:table-cell table:style-name="TableCell2995">
            <text:p text:style-name="P2996"/>
          </table:table-cell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</table:table-row>
        <table:table-row table:style-name="TableRow3001">
          <table:table-cell table:style-name="TableCell3002">
            <text:p text:style-name="P3003"/>
          </table:table-cell>
          <table:table-cell table:style-name="TableCell3004">
            <text:p text:style-name="P3005"/>
          </table:table-cell>
          <table:table-cell table:style-name="TableCell3006">
            <text:p text:style-name="P3007"/>
          </table:table-cell>
          <table:table-cell table:style-name="TableCell3008">
            <text:p text:style-name="P3009"/>
          </table:table-cell>
          <table:table-cell table:style-name="TableCell3010">
            <text:p text:style-name="P3011"/>
          </table:table-cell>
          <table:table-cell table:style-name="TableCell3012">
            <text:p text:style-name="P3013"/>
          </table:table-cell>
          <table:table-cell table:style-name="TableCell3014">
            <text:p text:style-name="P3015"/>
          </table:table-cell>
          <table:table-cell table:style-name="TableCell3016">
            <text:p text:style-name="P3017"/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</table:table-row>
        <table:table-row table:style-name="TableRow3024">
          <table:table-cell table:style-name="TableCell3025">
            <text:p text:style-name="P3026">94</text:p>
          </table:table-cell>
          <table:table-cell table:style-name="TableCell3027">
            <text:p text:style-name="P3028">48</text:p>
          </table:table-cell>
          <table:table-cell table:style-name="TableCell3029">
            <text:p text:style-name="P3030">Mimitoss</text:p>
          </table:table-cell>
          <table:table-cell table:style-name="TableCell3031">
            <text:p text:style-name="P3032"/>
          </table:table-cell>
          <table:table-cell table:style-name="TableCell3033">
            <text:p text:style-name="P3034"/>
          </table:table-cell>
          <table:table-cell table:style-name="TableCell3035">
            <text:p text:style-name="P3036"/>
          </table:table-cell>
          <table:table-cell table:style-name="TableCell3037">
            <text:p text:style-name="P3038"/>
          </table:table-cell>
          <table:table-cell table:style-name="TableCell3039">
            <text:p text:style-name="P3040"/>
          </table:table-cell>
          <table:table-cell table:style-name="TableCell3041">
            <text:p text:style-name="P3042"/>
          </table:table-cell>
          <table:table-cell table:style-name="TableCell3043">
            <text:p text:style-name="P3044"/>
          </table:table-cell>
          <table:table-cell table:style-name="TableCell3045">
            <text:p text:style-name="P3046"/>
          </table:table-cell>
        </table:table-row>
        <text:soft-page-break/>
        <table:table-row table:style-name="TableRow3047">
          <table:table-cell table:style-name="TableCell3048">
            <text:p text:style-name="P3049">95</text:p>
          </table:table-cell>
          <table:table-cell table:style-name="TableCell3050">
            <text:p text:style-name="P3051">49</text:p>
          </table:table-cell>
          <table:table-cell table:style-name="TableCell3052">
            <text:p text:style-name="P3053">Aéromite</text:p>
          </table:table-cell>
          <table:table-cell table:style-name="TableCell3054">
            <text:p text:style-name="P3055"/>
          </table:table-cell>
          <table:table-cell table:style-name="TableCell3056">
            <text:p text:style-name="P3057"/>
          </table:table-cell>
          <table:table-cell table:style-name="TableCell3058">
            <text:p text:style-name="P3059"/>
          </table:table-cell>
          <table:table-cell table:style-name="TableCell3060">
            <text:p text:style-name="P3061"/>
          </table:table-cell>
          <table:table-cell table:style-name="TableCell3062">
            <text:p text:style-name="P3063"/>
          </table:table-cell>
          <table:table-cell table:style-name="TableCell3064">
            <text:p text:style-name="P3065"/>
          </table:table-cell>
          <table:table-cell table:style-name="TableCell3066">
            <text:p text:style-name="P3067"/>
          </table:table-cell>
          <table:table-cell table:style-name="TableCell3068">
            <text:p text:style-name="P3069"/>
          </table:table-cell>
        </table:table-row>
        <table:table-row table:style-name="TableRow3070">
          <table:table-cell table:style-name="TableCell3071">
            <text:p text:style-name="P3072"/>
          </table:table-cell>
          <table:table-cell table:style-name="TableCell3073">
            <text:p text:style-name="P3074"/>
          </table:table-cell>
          <table:table-cell table:style-name="TableCell3075">
            <text:p text:style-name="P3076"/>
          </table:table-cell>
          <table:table-cell table:style-name="TableCell3077">
            <text:p text:style-name="P3078"/>
          </table:table-cell>
          <table:table-cell table:style-name="TableCell3079">
            <text:p text:style-name="P3080"/>
          </table:table-cell>
          <table:table-cell table:style-name="TableCell3081">
            <text:p text:style-name="P3082"/>
          </table:table-cell>
          <table:table-cell table:style-name="TableCell3083">
            <text:p text:style-name="P3084"/>
          </table:table-cell>
          <table:table-cell table:style-name="TableCell3085">
            <text:p text:style-name="P3086"/>
          </table:table-cell>
          <table:table-cell table:style-name="TableCell3087">
            <text:p text:style-name="P3088"/>
          </table:table-cell>
          <table:table-cell table:style-name="TableCell3089">
            <text:p text:style-name="P3090"/>
          </table:table-cell>
          <table:table-cell table:style-name="TableCell3091">
            <text:p text:style-name="P3092"/>
          </table:table-cell>
        </table:table-row>
        <table:table-row table:style-name="TableRow3093">
          <table:table-cell table:style-name="TableCell3094">
            <text:p text:style-name="P3095">96</text:p>
          </table:table-cell>
          <table:table-cell table:style-name="TableCell3096">
            <text:p text:style-name="P3097">50</text:p>
          </table:table-cell>
          <table:table-cell table:style-name="TableCell3098">
            <text:p text:style-name="P3099">Taupiqueur</text:p>
          </table:table-cell>
          <table:table-cell table:style-name="TableCell3100">
            <text:p text:style-name="P3101"/>
          </table:table-cell>
          <table:table-cell table:style-name="TableCell3102">
            <text:p text:style-name="P3103"/>
          </table:table-cell>
          <table:table-cell table:style-name="TableCell3104">
            <text:p text:style-name="P3105"/>
          </table:table-cell>
          <table:table-cell table:style-name="TableCell3106">
            <text:p text:style-name="P3107"/>
          </table:table-cell>
          <table:table-cell table:style-name="TableCell3108">
            <text:p text:style-name="P3109"/>
          </table:table-cell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</table:table-row>
        <table:table-row table:style-name="TableRow3116">
          <table:table-cell table:style-name="TableCell3117">
            <text:p text:style-name="P3118">97</text:p>
          </table:table-cell>
          <table:table-cell table:style-name="TableCell3119">
            <text:p text:style-name="P3120">51</text:p>
          </table:table-cell>
          <table:table-cell table:style-name="TableCell3121">
            <text:p text:style-name="P3122">Triopikeur</text:p>
          </table:table-cell>
          <table:table-cell table:style-name="TableCell3123">
            <text:p text:style-name="P3124"/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  <table:table-cell table:style-name="TableCell3137">
            <text:p text:style-name="P3138"/>
          </table:table-cell>
        </table:table-row>
        <table:table-row table:style-name="TableRow3139"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/>
          </table:table-cell>
          <table:table-cell table:style-name="TableCell3148">
            <text:p text:style-name="P3149"/>
          </table:table-cell>
          <table:table-cell table:style-name="TableCell3150">
            <text:p text:style-name="P3151"/>
          </table:table-cell>
          <table:table-cell table:style-name="TableCell3152">
            <text:p text:style-name="P3153"/>
          </table:table-cell>
          <table:table-cell table:style-name="TableCell3154">
            <text:p text:style-name="P3155"/>
          </table:table-cell>
          <table:table-cell table:style-name="TableCell3156">
            <text:p text:style-name="P3157"/>
          </table:table-cell>
          <table:table-cell table:style-name="TableCell3158">
            <text:p text:style-name="P3159"/>
          </table:table-cell>
          <table:table-cell table:style-name="TableCell3160">
            <text:p text:style-name="P3161"/>
          </table:table-cell>
        </table:table-row>
        <table:table-row table:style-name="TableRow3162">
          <table:table-cell table:style-name="TableCell3163">
            <text:p text:style-name="P3164">98</text:p>
          </table:table-cell>
          <table:table-cell table:style-name="TableCell3165">
            <text:p text:style-name="P3166">52</text:p>
          </table:table-cell>
          <table:table-cell table:style-name="TableCell3167">
            <text:p text:style-name="P3168">Miaouss</text:p>
          </table:table-cell>
          <table:table-cell table:style-name="TableCell3169">
            <text:p text:style-name="P3170"/>
          </table:table-cell>
          <table:table-cell table:style-name="TableCell3171">
            <text:p text:style-name="P3172"/>
          </table:table-cell>
          <table:table-cell table:style-name="TableCell3173">
            <text:p text:style-name="P3174"/>
          </table:table-cell>
          <table:table-cell table:style-name="TableCell3175">
            <text:p text:style-name="P3176"/>
          </table:table-cell>
          <table:table-cell table:style-name="TableCell3177">
            <text:p text:style-name="P3178"/>
          </table:table-cell>
          <table:table-cell table:style-name="TableCell3179">
            <text:p text:style-name="P3180"/>
          </table:table-cell>
          <table:table-cell table:style-name="TableCell3181">
            <text:p text:style-name="P3182"/>
          </table:table-cell>
          <table:table-cell table:style-name="TableCell3183">
            <text:p text:style-name="P3184"/>
          </table:table-cell>
        </table:table-row>
        <table:table-row table:style-name="TableRow3185">
          <table:table-cell table:style-name="TableCell3186">
            <text:p text:style-name="P3187">99</text:p>
          </table:table-cell>
          <table:table-cell table:style-name="TableCell3188">
            <text:p text:style-name="P3189">53</text:p>
          </table:table-cell>
          <table:table-cell table:style-name="TableCell3190">
            <text:p text:style-name="P3191">Persian</text:p>
          </table:table-cell>
          <table:table-cell table:style-name="TableCell3192">
            <text:p text:style-name="P3193"/>
          </table:table-cell>
          <table:table-cell table:style-name="TableCell3194">
            <text:p text:style-name="P3195"/>
          </table:table-cell>
          <table:table-cell table:style-name="TableCell3196">
            <text:p text:style-name="P3197"/>
          </table:table-cell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</table:table-row>
        <table:table-row table:style-name="TableRow3208">
          <table:table-cell table:style-name="TableCell3209">
            <text:p text:style-name="P3210"/>
          </table:table-cell>
          <table:table-cell table:style-name="TableCell3211">
            <text:p text:style-name="P3212"/>
          </table:table-cell>
          <table:table-cell table:style-name="TableCell3213">
            <text:p text:style-name="P3214"/>
          </table:table-cell>
          <table:table-cell table:style-name="TableCell3215">
            <text:p text:style-name="P3216"/>
          </table:table-cell>
          <table:table-cell table:style-name="TableCell3217">
            <text:p text:style-name="P3218"/>
          </table:table-cell>
          <table:table-cell table:style-name="TableCell3219">
            <text:p text:style-name="P3220"/>
          </table:table-cell>
          <table:table-cell table:style-name="TableCell3221">
            <text:p text:style-name="P3222"/>
          </table:table-cell>
          <table:table-cell table:style-name="TableCell3223">
            <text:p text:style-name="P3224"/>
          </table:table-cell>
          <table:table-cell table:style-name="TableCell3225">
            <text:p text:style-name="P3226"/>
          </table:table-cell>
          <table:table-cell table:style-name="TableCell3227">
            <text:p text:style-name="P3228"/>
          </table:table-cell>
          <table:table-cell table:style-name="TableCell3229">
            <text:p text:style-name="P3230"/>
          </table:table-cell>
        </table:table-row>
        <table:table-row table:style-name="TableRow3231">
          <table:table-cell table:style-name="TableCell3232">
            <text:p text:style-name="P3233">100</text:p>
          </table:table-cell>
          <table:table-cell table:style-name="TableCell3234">
            <text:p text:style-name="P3235">54</text:p>
          </table:table-cell>
          <table:table-cell table:style-name="TableCell3236">
            <text:p text:style-name="P3237">Psykokwak</text:p>
          </table:table-cell>
          <table:table-cell table:style-name="TableCell3238">
            <text:p text:style-name="P3239"/>
          </table:table-cell>
          <table:table-cell table:style-name="TableCell3240">
            <text:p text:style-name="P3241"/>
          </table:table-cell>
          <table:table-cell table:style-name="TableCell3242">
            <text:p text:style-name="P3243"/>
          </table:table-cell>
          <table:table-cell table:style-name="TableCell3244">
            <text:p text:style-name="P3245"/>
          </table:table-cell>
          <table:table-cell table:style-name="TableCell3246">
            <text:p text:style-name="P3247"/>
          </table:table-cell>
          <table:table-cell table:style-name="TableCell3248">
            <text:p text:style-name="P3249"/>
          </table:table-cell>
          <table:table-cell table:style-name="TableCell3250">
            <text:p text:style-name="P3251"/>
          </table:table-cell>
          <table:table-cell table:style-name="TableCell3252">
            <text:p text:style-name="P3253"/>
          </table:table-cell>
        </table:table-row>
        <table:table-row table:style-name="TableRow3254">
          <table:table-cell table:style-name="TableCell3255">
            <text:p text:style-name="P3256">101</text:p>
          </table:table-cell>
          <table:table-cell table:style-name="TableCell3257">
            <text:p text:style-name="P3258">55</text:p>
          </table:table-cell>
          <table:table-cell table:style-name="TableCell3259">
            <text:p text:style-name="P3260">Akwakwak</text:p>
          </table:table-cell>
          <table:table-cell table:style-name="TableCell3261">
            <text:p text:style-name="P3262"/>
          </table:table-cell>
          <table:table-cell table:style-name="TableCell3263">
            <text:p text:style-name="P3264"/>
          </table:table-cell>
          <table:table-cell table:style-name="TableCell3265">
            <text:p text:style-name="P3266"/>
          </table:table-cell>
          <table:table-cell table:style-name="TableCell3267">
            <text:p text:style-name="P3268"/>
          </table:table-cell>
          <table:table-cell table:style-name="TableCell3269">
            <text:p text:style-name="P3270"/>
          </table:table-cell>
          <table:table-cell table:style-name="TableCell3271">
            <text:p text:style-name="P3272"/>
          </table:table-cell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</table:table-row>
        <table:table-row table:style-name="TableRow3277">
          <table:table-cell table:style-name="TableCell3278">
            <text:p text:style-name="P3279"/>
          </table:table-cell>
          <table:table-cell table:style-name="TableCell3280">
            <text:p text:style-name="P3281"/>
          </table:table-cell>
          <table:table-cell table:style-name="TableCell3282">
            <text:p text:style-name="P3283"/>
          </table:table-cell>
          <table:table-cell table:style-name="TableCell3284">
            <text:p text:style-name="P3285"/>
          </table:table-cell>
          <table:table-cell table:style-name="TableCell3286">
            <text:p text:style-name="P3287"/>
          </table:table-cell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>
            <text:p text:style-name="P3299"/>
          </table:table-cell>
        </table:table-row>
        <table:table-row table:style-name="TableRow3300">
          <table:table-cell table:style-name="TableCell3301">
            <text:p text:style-name="P3302">102</text:p>
          </table:table-cell>
          <table:table-cell table:style-name="TableCell3303">
            <text:p text:style-name="P3304">56</text:p>
          </table:table-cell>
          <table:table-cell table:style-name="TableCell3305">
            <text:p text:style-name="P3306">Férosinge</text:p>
          </table:table-cell>
          <table:table-cell table:style-name="TableCell3307">
            <text:p text:style-name="P3308"/>
          </table:table-cell>
          <table:table-cell table:style-name="TableCell3309">
            <text:p text:style-name="P3310"/>
          </table:table-cell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  <table:table-cell table:style-name="TableCell3317">
            <text:p text:style-name="P3318"/>
          </table:table-cell>
          <table:table-cell table:style-name="TableCell3319">
            <text:p text:style-name="P3320"/>
          </table:table-cell>
          <table:table-cell table:style-name="TableCell3321">
            <text:p text:style-name="P3322"/>
          </table:table-cell>
        </table:table-row>
        <table:table-row table:style-name="TableRow3323">
          <table:table-cell table:style-name="TableCell3324">
            <text:p text:style-name="P3325">103</text:p>
          </table:table-cell>
          <table:table-cell table:style-name="TableCell3326">
            <text:p text:style-name="P3327">57</text:p>
          </table:table-cell>
          <table:table-cell table:style-name="TableCell3328">
            <text:p text:style-name="P3329">Colossinge</text:p>
          </table:table-cell>
          <table:table-cell table:style-name="TableCell3330">
            <text:p text:style-name="P3331"/>
          </table:table-cell>
          <table:table-cell table:style-name="TableCell3332">
            <text:p text:style-name="P3333">Courousinge</text:p>
          </table:table-cell>
          <table:table-cell table:style-name="TableCell3334">
            <text:p text:style-name="P3335"/>
          </table:table-cell>
          <table:table-cell table:style-name="TableCell3336">
            <text:p text:style-name="P3337"/>
          </table:table-cell>
          <table:table-cell table:style-name="TableCell3338">
            <text:p text:style-name="P3339"/>
          </table:table-cell>
          <table:table-cell table:style-name="TableCell3340">
            <text:p text:style-name="P3341"/>
          </table:table-cell>
          <table:table-cell table:style-name="TableCell3342">
            <text:p text:style-name="P3343"/>
          </table:table-cell>
          <table:table-cell table:style-name="TableCell3344"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  <table:table-cell table:style-name="TableCell3349">
            <text:p text:style-name="P3350"/>
          </table:table-cell>
          <table:table-cell table:style-name="TableCell3351">
            <text:p text:style-name="P3352"/>
          </table:table-cell>
          <table:table-cell table:style-name="TableCell3353">
            <text:p text:style-name="P3354"/>
          </table:table-cell>
          <table:table-cell table:style-name="TableCell3355">
            <text:p text:style-name="P3356"/>
          </table:table-cell>
          <table:table-cell table:style-name="TableCell3357">
            <text:p text:style-name="P3358"/>
          </table:table-cell>
          <table:table-cell table:style-name="TableCell3359">
            <text:p text:style-name="P3360"/>
          </table:table-cell>
          <table:table-cell table:style-name="TableCell3361">
            <text:p text:style-name="P3362"/>
          </table:table-cell>
          <table:table-cell table:style-name="TableCell3363">
            <text:p text:style-name="P3364"/>
          </table:table-cell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</table:table-row>
        <table:table-row table:style-name="TableRow3369">
          <table:table-cell table:style-name="TableCell3370">
            <text:p text:style-name="P3371">104</text:p>
          </table:table-cell>
          <table:table-cell table:style-name="TableCell3372">
            <text:p text:style-name="P3373">58</text:p>
          </table:table-cell>
          <table:table-cell table:style-name="TableCell3374">
            <text:p text:style-name="P3375">Caninos</text:p>
          </table:table-cell>
          <table:table-cell table:style-name="TableCell3376">
            <text:p text:style-name="P3377"/>
          </table:table-cell>
          <table:table-cell table:style-name="TableCell3378">
            <text:p text:style-name="P3379"/>
          </table:table-cell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</table:table-row>
        <table:table-row table:style-name="TableRow3392">
          <table:table-cell table:style-name="TableCell3393">
            <text:p text:style-name="P3394">105</text:p>
          </table:table-cell>
          <table:table-cell table:style-name="TableCell3395">
            <text:p text:style-name="P3396">59</text:p>
          </table:table-cell>
          <table:table-cell table:style-name="TableCell3397">
            <text:p text:style-name="P3398">Arkanin</text:p>
          </table:table-cell>
          <table:table-cell table:style-name="TableCell3399">
            <text:p text:style-name="P3400"/>
          </table:table-cell>
          <table:table-cell table:style-name="TableCell3401">
            <text:p text:style-name="P3402"/>
          </table:table-cell>
          <table:table-cell table:style-name="TableCell3403">
            <text:p text:style-name="P3404"/>
          </table:table-cell>
          <table:table-cell table:style-name="TableCell3405">
            <text:p text:style-name="P3406"/>
          </table:table-cell>
          <table:table-cell table:style-name="TableCell3407">
            <text:p text:style-name="P3408"/>
          </table:table-cell>
          <table:table-cell table:style-name="TableCell3409">
            <text:p text:style-name="P3410"/>
          </table:table-cell>
          <table:table-cell table:style-name="TableCell3411">
            <text:p text:style-name="P3412"/>
          </table:table-cell>
          <table:table-cell table:style-name="TableCell3413">
            <text:p text:style-name="P3414"/>
          </table:table-cell>
        </table:table-row>
        <table:table-row table:style-name="TableRow3415"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  <table:table-cell table:style-name="TableCell3422">
            <text:p text:style-name="P3423"/>
          </table:table-cell>
          <table:table-cell table:style-name="TableCell3424">
            <text:p text:style-name="P3425"/>
          </table:table-cell>
          <table:table-cell table:style-name="TableCell3426">
            <text:p text:style-name="P3427"/>
          </table:table-cell>
          <table:table-cell table:style-name="TableCell3428">
            <text:p text:style-name="P3429"/>
          </table:table-cell>
          <table:table-cell table:style-name="TableCell3430">
            <text:p text:style-name="P3431"/>
          </table:table-cell>
          <table:table-cell table:style-name="TableCell3432">
            <text:p text:style-name="P3433"/>
          </table:table-cell>
          <table:table-cell table:style-name="TableCell3434">
            <text:p text:style-name="P3435"/>
          </table:table-cell>
          <table:table-cell table:style-name="TableCell3436">
            <text:p text:style-name="P3437"/>
          </table:table-cell>
        </table:table-row>
        <table:table-row table:style-name="TableRow3438">
          <table:table-cell table:style-name="TableCell3439">
            <text:p text:style-name="P3440">106</text:p>
          </table:table-cell>
          <table:table-cell table:style-name="TableCell3441">
            <text:p text:style-name="P3442">60</text:p>
          </table:table-cell>
          <table:table-cell table:style-name="TableCell3443">
            <text:p text:style-name="P3444">Ptitard</text:p>
          </table:table-cell>
          <table:table-cell table:style-name="TableCell3445">
            <text:p text:style-name="P3446"/>
          </table:table-cell>
          <table:table-cell table:style-name="TableCell3447">
            <text:p text:style-name="P3448"/>
          </table:table-cell>
          <table:table-cell table:style-name="TableCell3449">
            <text:p text:style-name="P3450"/>
          </table:table-cell>
          <table:table-cell table:style-name="TableCell3451">
            <text:p text:style-name="P3452"/>
          </table:table-cell>
          <table:table-cell table:style-name="TableCell3453">
            <text:p text:style-name="P3454"/>
          </table:table-cell>
          <table:table-cell table:style-name="TableCell3455">
            <text:p text:style-name="P3456"/>
          </table:table-cell>
          <table:table-cell table:style-name="TableCell3457">
            <text:p text:style-name="P3458"/>
          </table:table-cell>
          <table:table-cell table:style-name="TableCell3459">
            <text:p text:style-name="P3460"/>
          </table:table-cell>
        </table:table-row>
        <table:table-row table:style-name="TableRow3461">
          <table:table-cell table:style-name="TableCell3462">
            <text:p text:style-name="P3463">107</text:p>
          </table:table-cell>
          <table:table-cell table:style-name="TableCell3464">
            <text:p text:style-name="P3465">61</text:p>
          </table:table-cell>
          <table:table-cell table:style-name="TableCell3466">
            <text:p text:style-name="P3467">Têtarte</text:p>
          </table:table-cell>
          <table:table-cell table:style-name="TableCell3468">
            <text:p text:style-name="P3469"/>
          </table:table-cell>
          <table:table-cell table:style-name="TableCell3470">
            <text:p text:style-name="P3471"/>
          </table:table-cell>
          <table:table-cell table:style-name="TableCell3472">
            <text:p text:style-name="P3473"/>
          </table:table-cell>
          <table:table-cell table:style-name="TableCell3474">
            <text:p text:style-name="P3475"/>
          </table:table-cell>
          <table:table-cell table:style-name="TableCell3476">
            <text:p text:style-name="P3477"/>
          </table:table-cell>
          <table:table-cell table:style-name="TableCell3478">
            <text:p text:style-name="P3479"/>
          </table:table-cell>
          <table:table-cell table:style-name="TableCell3480">
            <text:p text:style-name="P3481"/>
          </table:table-cell>
          <table:table-cell table:style-name="TableCell3482">
            <text:p text:style-name="P3483"/>
          </table:table-cell>
        </table:table-row>
        <table:table-row table:style-name="TableRow3484">
          <table:table-cell table:style-name="TableCell3485">
            <text:p text:style-name="P3486">108</text:p>
          </table:table-cell>
          <table:table-cell table:style-name="TableCell3487">
            <text:p text:style-name="P3488">62</text:p>
          </table:table-cell>
          <table:table-cell table:style-name="TableCell3489">
            <text:p text:style-name="P3490">Tartard</text:p>
          </table:table-cell>
          <table:table-cell table:style-name="TableCell3491">
            <text:p text:style-name="P3492"/>
          </table:table-cell>
          <table:table-cell table:style-name="TableCell3493">
            <text:p text:style-name="P3494"/>
          </table:table-cell>
          <table:table-cell table:style-name="TableCell3495">
            <text:p text:style-name="P3496"/>
          </table:table-cell>
          <table:table-cell table:style-name="TableCell3497">
            <text:p text:style-name="P3498"/>
          </table:table-cell>
          <table:table-cell table:style-name="TableCell3499">
            <text:p text:style-name="P3500"/>
          </table:table-cell>
          <table:table-cell table:style-name="TableCell3501">
            <text:p text:style-name="P3502"/>
          </table:table-cell>
          <table:table-cell table:style-name="TableCell3503">
            <text:p text:style-name="P3504"/>
          </table:table-cell>
          <table:table-cell table:style-name="TableCell3505">
            <text:p text:style-name="P3506"/>
          </table:table-cell>
        </table:table-row>
        <table:table-row table:style-name="TableRow3507">
          <table:table-cell table:style-name="TableCell3508">
            <text:p text:style-name="P3509">109</text:p>
          </table:table-cell>
          <table:table-cell table:style-name="TableCell3510">
            <text:p text:style-name="P3511">186</text:p>
          </table:table-cell>
          <table:table-cell table:style-name="TableCell3512">
            <text:p text:style-name="P3513">Tarpaud</text:p>
          </table:table-cell>
          <table:table-cell table:style-name="TableCell3514">
            <text:p text:style-name="P3515"/>
          </table:table-cell>
          <table:table-cell table:style-name="TableCell3516">
            <text:p text:style-name="P3517"/>
          </table:table-cell>
          <table:table-cell table:style-name="TableCell3518">
            <text:p text:style-name="P3519"/>
          </table:table-cell>
          <table:table-cell table:style-name="TableCell3520">
            <text:p text:style-name="P3521"/>
          </table:table-cell>
          <table:table-cell table:style-name="TableCell3522">
            <text:p text:style-name="P3523"/>
          </table:table-cell>
          <table:table-cell table:style-name="TableCell3524">
            <text:p text:style-name="P3525"/>
          </table:table-cell>
          <table:table-cell table:style-name="TableCell3526">
            <text:p text:style-name="P3527"/>
          </table:table-cell>
          <table:table-cell table:style-name="TableCell3528">
            <text:p text:style-name="P3529"/>
          </table:table-cell>
        </table:table-row>
        <table:table-row table:style-name="TableRow3530">
          <table:table-cell table:style-name="TableCell3531">
            <text:p text:style-name="P3532"/>
          </table:table-cell>
          <table:table-cell table:style-name="TableCell3533">
            <text:p text:style-name="P3534"/>
          </table:table-cell>
          <table:table-cell table:style-name="TableCell3535">
            <text:p text:style-name="P3536"/>
          </table:table-cell>
          <table:table-cell table:style-name="TableCell3537">
            <text:p text:style-name="P3538"/>
          </table:table-cell>
          <table:table-cell table:style-name="TableCell3539">
            <text:p text:style-name="P3540"/>
          </table:table-cell>
          <table:table-cell table:style-name="TableCell3541">
            <text:p text:style-name="P3542"/>
          </table:table-cell>
          <table:table-cell table:style-name="TableCell3543">
            <text:p text:style-name="P3544"/>
          </table:table-cell>
          <table:table-cell table:style-name="TableCell3545">
            <text:p text:style-name="P3546"/>
          </table:table-cell>
          <table:table-cell table:style-name="TableCell3547">
            <text:p text:style-name="P3548"/>
          </table:table-cell>
          <table:table-cell table:style-name="TableCell3549">
            <text:p text:style-name="P3550"/>
          </table:table-cell>
          <table:table-cell table:style-name="TableCell3551">
            <text:p text:style-name="P3552"/>
          </table:table-cell>
        </table:table-row>
        <table:table-row table:style-name="TableRow3553">
          <table:table-cell table:style-name="TableCell3554">
            <text:p text:style-name="P3555">110</text:p>
          </table:table-cell>
          <table:table-cell table:style-name="TableCell3556">
            <text:p text:style-name="P3557">281</text:p>
          </table:table-cell>
          <table:table-cell table:style-name="TableCell3558">
            <text:p text:style-name="P3559">Tarsal</text:p>
          </table:table-cell>
          <table:table-cell table:style-name="TableCell3560">
            <text:p text:style-name="P3561"/>
          </table:table-cell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  <table:table-cell table:style-name="TableCell3566">
            <text:p text:style-name="P3567"/>
          </table:table-cell>
          <table:table-cell table:style-name="TableCell3568">
            <text:p text:style-name="P3569"/>
          </table:table-cell>
          <table:table-cell table:style-name="TableCell3570">
            <text:p text:style-name="P3571"/>
          </table:table-cell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</table:table-row>
        <table:table-row table:style-name="TableRow3576">
          <table:table-cell table:style-name="TableCell3577">
            <text:p text:style-name="P3578">111</text:p>
          </table:table-cell>
          <table:table-cell table:style-name="TableCell3579">
            <text:p text:style-name="P3580">281</text:p>
          </table:table-cell>
          <table:table-cell table:style-name="TableCell3581">
            <text:p text:style-name="P3582">Kirlia</text:p>
          </table:table-cell>
          <table:table-cell table:style-name="TableCell3583">
            <text:p text:style-name="P3584"/>
          </table:table-cell>
          <table:table-cell table:style-name="TableCell3585">
            <text:p text:style-name="P3586"/>
          </table:table-cell>
          <table:table-cell table:style-name="TableCell3587">
            <text:p text:style-name="P3588"/>
          </table:table-cell>
          <table:table-cell table:style-name="TableCell3589">
            <text:p text:style-name="P3590"/>
          </table:table-cell>
          <table:table-cell table:style-name="TableCell3591">
            <text:p text:style-name="P3592"/>
          </table:table-cell>
          <table:table-cell table:style-name="TableCell3593">
            <text:p text:style-name="P3594"/>
          </table:table-cell>
          <table:table-cell table:style-name="TableCell3595">
            <text:p text:style-name="P3596"/>
          </table:table-cell>
          <table:table-cell table:style-name="TableCell3597">
            <text:p text:style-name="P3598"/>
          </table:table-cell>
        </table:table-row>
        <table:table-row table:style-name="TableRow3599">
          <table:table-cell table:style-name="TableCell3600">
            <text:p text:style-name="P3601">112</text:p>
          </table:table-cell>
          <table:table-cell table:style-name="TableCell3602">
            <text:p text:style-name="P3603">282</text:p>
          </table:table-cell>
          <table:table-cell table:style-name="TableCell3604">
            <text:p text:style-name="P3605">Gardevoir</text:p>
          </table:table-cell>
          <table:table-cell table:style-name="TableCell3606">
            <text:p text:style-name="P3607"/>
          </table:table-cell>
          <table:table-cell table:style-name="TableCell3608">
            <text:p text:style-name="P3609"/>
          </table:table-cell>
          <table:table-cell table:style-name="TableCell3610">
            <text:p text:style-name="P3611"/>
          </table:table-cell>
          <table:table-cell table:style-name="TableCell3612">
            <text:p text:style-name="P3613"/>
          </table: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</table:table-row>
        <table:table-row table:style-name="TableRow3622">
          <table:table-cell table:style-name="TableCell3623">
            <text:p text:style-name="P3624">113</text:p>
          </table:table-cell>
          <table:table-cell table:style-name="TableCell3625">
            <text:p text:style-name="P3626">475</text:p>
          </table:table-cell>
          <table:table-cell table:style-name="TableCell3627">
            <text:p text:style-name="P3628">Gallame</text:p>
          </table:table-cell>
          <table:table-cell table:style-name="TableCell3629">
            <text:p text:style-name="P3630"/>
          </table:table-cell>
          <table:table-cell table:style-name="TableCell3631">
            <text:p text:style-name="P3632"/>
          </table:table-cell>
          <table:table-cell table:style-name="TableCell3633">
            <text:p text:style-name="P3634"/>
          </table:table-cell>
          <table:table-cell table:style-name="TableCell3635">
            <text:p text:style-name="P3636"/>
          </table:table-cell>
          <table:table-cell table:style-name="TableCell3637">
            <text:p text:style-name="P3638"/>
          </table:table-cell>
          <table:table-cell table:style-name="TableCell3639">
            <text:p text:style-name="P3640"/>
          </table:table-cell>
          <table:table-cell table:style-name="TableCell3641">
            <text:p text:style-name="P3642"/>
          </table:table-cell>
          <table:table-cell table:style-name="TableCell3643">
            <text:p text:style-name="P3644"/>
          </table:table-cell>
        </table:table-row>
        <table:table-row table:style-name="TableRow3645">
          <table:table-cell table:style-name="TableCell3646">
            <text:p text:style-name="P3647"/>
          </table:table-cell>
          <table:table-cell table:style-name="TableCell3648">
            <text:p text:style-name="P3649"/>
          </table:table-cell>
          <table:table-cell table:style-name="TableCell3650">
            <text:p text:style-name="P3651"/>
          </table:table-cell>
          <table:table-cell table:style-name="TableCell3652">
            <text:p text:style-name="P3653"/>
          </table:table-cell>
          <table:table-cell table:style-name="TableCell3654">
            <text:p text:style-name="P3655"/>
          </table:table-cell>
          <table:table-cell table:style-name="TableCell3656">
            <text:p text:style-name="P3657"/>
          </table:table-cell>
          <table:table-cell table:style-name="TableCell3658">
            <text:p text:style-name="P3659"/>
          </table:table-cell>
          <table:table-cell table:style-name="TableCell3660">
            <text:p text:style-name="P3661"/>
          </table:table-cell>
          <table:table-cell table:style-name="TableCell3662">
            <text:p text:style-name="P3663"/>
          </table:table-cell>
          <table:table-cell table:style-name="TableCell3664">
            <text:p text:style-name="P3665"/>
          </table:table-cell>
          <table:table-cell table:style-name="TableCell3666">
            <text:p text:style-name="P3667"/>
          </table:table-cell>
        </table:table-row>
        <table:table-row table:style-name="TableRow3668">
          <table:table-cell table:style-name="TableCell3669">
            <text:p text:style-name="P3670">114</text:p>
          </table:table-cell>
          <table:table-cell table:style-name="TableCell3671">
            <text:p text:style-name="P3672">63</text:p>
          </table:table-cell>
          <table:table-cell table:style-name="TableCell3673">
            <text:p text:style-name="P3674">Abra</text:p>
          </table:table-cell>
          <table:table-cell table:style-name="TableCell3675">
            <text:p text:style-name="P3676"/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  <table:table-cell table:style-name="TableCell3683">
            <text:p text:style-name="P3684"/>
          </table:table-cell>
          <table:table-cell table:style-name="TableCell3685">
            <text:p text:style-name="P3686"/>
          </table:table-cell>
          <table:table-cell table:style-name="TableCell3687">
            <text:p text:style-name="P3688"/>
          </table:table-cell>
          <table:table-cell table:style-name="TableCell3689">
            <text:p text:style-name="P3690"/>
          </table:table-cell>
        </table:table-row>
        <table:table-row table:style-name="TableRow3691">
          <table:table-cell table:style-name="TableCell3692">
            <text:p text:style-name="P3693">115</text:p>
          </table:table-cell>
          <table:table-cell table:style-name="TableCell3694">
            <text:p text:style-name="P3695">64</text:p>
          </table:table-cell>
          <table:table-cell table:style-name="TableCell3696">
            <text:p text:style-name="P3697">Kadabra</text:p>
          </table:table-cell>
          <table:table-cell table:style-name="TableCell3698">
            <text:p text:style-name="P3699"/>
          </table:table-cell>
          <table:table-cell table:style-name="TableCell3700">
            <text:p text:style-name="P3701"/>
          </table:table-cell>
          <table:table-cell table:style-name="TableCell3702">
            <text:p text:style-name="P3703"/>
          </table:table-cell>
          <table:table-cell table:style-name="TableCell3704">
            <text:p text:style-name="P3705"/>
          </table:table-cell>
          <table:table-cell table:style-name="TableCell3706">
            <text:p text:style-name="P3707"/>
          </table:table-cell>
          <table:table-cell table:style-name="TableCell3708">
            <text:p text:style-name="P3709"/>
          </table:table-cell>
          <table:table-cell table:style-name="TableCell3710">
            <text:p text:style-name="P3711"/>
          </table:table-cell>
          <table:table-cell table:style-name="TableCell3712">
            <text:p text:style-name="P3713"/>
          </table:table-cell>
        </table:table-row>
        <table:table-row table:style-name="TableRow3714">
          <table:table-cell table:style-name="TableCell3715">
            <text:p text:style-name="P3716">116</text:p>
          </table:table-cell>
          <table:table-cell table:style-name="TableCell3717">
            <text:p text:style-name="P3718">65</text:p>
          </table:table-cell>
          <table:table-cell table:style-name="TableCell3719">
            <text:p text:style-name="P3720">Alakazam</text:p>
          </table:table-cell>
          <table:table-cell table:style-name="TableCell3721">
            <text:p text:style-name="P3722"/>
          </table:table-cell>
          <table:table-cell table:style-name="TableCell3723">
            <text:p text:style-name="P3724"/>
          </table:table-cell>
          <table:table-cell table:style-name="TableCell3725">
            <text:p text:style-name="P3726"/>
          </table:table-cell>
          <table:table-cell table:style-name="TableCell3727">
            <text:p text:style-name="P3728"/>
          </table:table-cell>
          <table:table-cell table:style-name="TableCell3729">
            <text:p text:style-name="P3730"/>
          </table:table-cell>
          <table:table-cell table:style-name="TableCell3731">
            <text:p text:style-name="P3732"/>
          </table:table-cell>
          <table:table-cell table:style-name="TableCell3733">
            <text:p text:style-name="P3734"/>
          </table:table-cell>
          <table:table-cell table:style-name="TableCell3735">
            <text:p text:style-name="P3736"/>
          </table:table-cell>
        </table:table-row>
        <table:table-row table:style-name="TableRow3737">
          <table:table-cell table:style-name="TableCell3738">
            <text:p text:style-name="P3739"/>
          </table:table-cell>
          <table:table-cell table:style-name="TableCell3740">
            <text:p text:style-name="P3741"/>
          </table:table-cell>
          <table:table-cell table:style-name="TableCell3742">
            <text:p text:style-name="P3743"/>
          </table:table-cell>
          <table:table-cell table:style-name="TableCell3744">
            <text:p text:style-name="P3745"/>
          </table:table-cell>
          <table:table-cell table:style-name="TableCell3746">
            <text:p text:style-name="P3747"/>
          </table:table-cell>
          <table:table-cell table:style-name="TableCell3748">
            <text:p text:style-name="P3749"/>
          </table:table-cell>
          <table:table-cell table:style-name="TableCell3750">
            <text:p text:style-name="P3751"/>
          </table:table-cell>
          <table:table-cell table:style-name="TableCell3752">
            <text:p text:style-name="P3753"/>
          </table:table-cell>
          <table:table-cell table:style-name="TableCell3754">
            <text:p text:style-name="P3755"/>
          </table:table-cell>
          <table:table-cell table:style-name="TableCell3756">
            <text:p text:style-name="P3757"/>
          </table:table-cell>
          <table:table-cell table:style-name="TableCell3758">
            <text:p text:style-name="P3759"/>
          </table:table-cell>
        </table:table-row>
        <table:table-row table:style-name="TableRow3760">
          <table:table-cell table:style-name="TableCell3761">
            <text:p text:style-name="P3762">117</text:p>
          </table:table-cell>
          <table:table-cell table:style-name="TableCell3763">
            <text:p text:style-name="P3764">66</text:p>
          </table:table-cell>
          <table:table-cell table:style-name="TableCell3765">
            <text:p text:style-name="P3766">Machoc</text:p>
          </table:table-cell>
          <table:table-cell table:style-name="TableCell3767">
            <text:p text:style-name="P3768"/>
          </table:table-cell>
          <table:table-cell table:style-name="TableCell3769">
            <text:p text:style-name="P3770"/>
          </table:table-cell>
          <table:table-cell table:style-name="TableCell3771">
            <text:p text:style-name="P3772"/>
          </table:table-cell>
          <table:table-cell table:style-name="TableCell3773">
            <text:p text:style-name="P3774"/>
          </table:table-cell>
          <table:table-cell table:style-name="TableCell3775">
            <text:p text:style-name="P3776"/>
          </table:table-cell>
          <table:table-cell table:style-name="TableCell3777">
            <text:p text:style-name="P3778"/>
          </table:table-cell>
          <table:table-cell table:style-name="TableCell3779">
            <text:p text:style-name="P3780"/>
          </table:table-cell>
          <table:table-cell table:style-name="TableCell3781">
            <text:p text:style-name="P3782"/>
          </table:table-cell>
        </table:table-row>
        <table:table-row table:style-name="TableRow3783">
          <table:table-cell table:style-name="TableCell3784">
            <text:p text:style-name="P3785">118</text:p>
          </table:table-cell>
          <table:table-cell table:style-name="TableCell3786">
            <text:p text:style-name="P3787">67</text:p>
          </table:table-cell>
          <table:table-cell table:style-name="TableCell3788">
            <text:p text:style-name="P3789">Machopeur</text:p>
          </table:table-cell>
          <table:table-cell table:style-name="TableCell3790">
            <text:p text:style-name="P3791"/>
          </table:table-cell>
          <table:table-cell table:style-name="TableCell3792">
            <text:p text:style-name="P3793"/>
          </table:table-cell>
          <table:table-cell table:style-name="TableCell3794">
            <text:p text:style-name="P3795"/>
          </table:table-cell>
          <table:table-cell table:style-name="TableCell3796">
            <text:p text:style-name="P3797"/>
          </table:table-cell>
          <table:table-cell table:style-name="TableCell3798">
            <text:p text:style-name="P3799"/>
          </table:table-cell>
          <table:table-cell table:style-name="TableCell3800">
            <text:p text:style-name="P3801"/>
          </table:table-cell>
          <table:table-cell table:style-name="TableCell3802">
            <text:p text:style-name="P3803"/>
          </table:table-cell>
          <table:table-cell table:style-name="TableCell3804">
            <text:p text:style-name="P3805"/>
          </table:table-cell>
        </table:table-row>
        <text:soft-page-break/>
        <table:table-row table:style-name="TableRow3806">
          <table:table-cell table:style-name="TableCell3807">
            <text:p text:style-name="P3808">119</text:p>
          </table:table-cell>
          <table:table-cell table:style-name="TableCell3809">
            <text:p text:style-name="P3810">68</text:p>
          </table:table-cell>
          <table:table-cell table:style-name="TableCell3811">
            <text:p text:style-name="P3812">Mackogneur</text:p>
          </table:table-cell>
          <table:table-cell table:style-name="TableCell3813">
            <text:p text:style-name="P3814"/>
          </table:table-cell>
          <table:table-cell table:style-name="TableCell3815">
            <text:p text:style-name="P3816"/>
          </table:table-cell>
          <table:table-cell table:style-name="TableCell3817">
            <text:p text:style-name="P3818"/>
          </table:table-cell>
          <table:table-cell table:style-name="TableCell3819">
            <text:p text:style-name="P3820"/>
          </table:table-cell>
          <table:table-cell table:style-name="TableCell3821">
            <text:p text:style-name="P3822"/>
          </table:table-cell>
          <table:table-cell table:style-name="TableCell3823">
            <text:p text:style-name="P3824"/>
          </table:table-cell>
          <table:table-cell table:style-name="TableCell3825">
            <text:p text:style-name="P3826"/>
          </table:table-cell>
          <table:table-cell table:style-name="TableCell3827">
            <text:p text:style-name="P3828"/>
          </table:table-cell>
        </table:table-row>
        <table:table-row table:style-name="TableRow3829">
          <table:table-cell table:style-name="TableCell3830">
            <text:p text:style-name="P3831"/>
          </table:table-cell>
          <table:table-cell table:style-name="TableCell3832">
            <text:p text:style-name="P3833"/>
          </table:table-cell>
          <table:table-cell table:style-name="TableCell3834">
            <text:p text:style-name="P3835"/>
          </table:table-cell>
          <table:table-cell table:style-name="TableCell3836">
            <text:p text:style-name="P3837"/>
          </table:table-cell>
          <table:table-cell table:style-name="TableCell3838">
            <text:p text:style-name="P3839"/>
          </table:table-cell>
          <table:table-cell table:style-name="TableCell3840">
            <text:p text:style-name="P3841"/>
          </table:table-cell>
          <table:table-cell table:style-name="TableCell3842">
            <text:p text:style-name="P3843"/>
          </table:table-cell>
          <table:table-cell table:style-name="TableCell3844">
            <text:p text:style-name="P3845"/>
          </table:table-cell>
          <table:table-cell table:style-name="TableCell3846">
            <text:p text:style-name="P3847"/>
          </table:table-cell>
          <table:table-cell table:style-name="TableCell3848">
            <text:p text:style-name="P3849"/>
          </table:table-cell>
          <table:table-cell table:style-name="TableCell3850">
            <text:p text:style-name="P3851"/>
          </table:table-cell>
        </table:table-row>
        <table:table-row table:style-name="TableRow3852">
          <table:table-cell table:style-name="TableCell3853">
            <text:p text:style-name="P3854">120</text:p>
          </table:table-cell>
          <table:table-cell table:style-name="TableCell3855">
            <text:p text:style-name="P3856">69</text:p>
          </table:table-cell>
          <table:table-cell table:style-name="TableCell3857">
            <text:p text:style-name="P3858">Chétiflor</text:p>
          </table:table-cell>
          <table:table-cell table:style-name="TableCell3859">
            <text:p text:style-name="P3860"/>
          </table:table-cell>
          <table:table-cell table:style-name="TableCell3861">
            <text:p text:style-name="P3862"/>
          </table:table-cell>
          <table:table-cell table:style-name="TableCell3863">
            <text:p text:style-name="P3864"/>
          </table:table-cell>
          <table:table-cell table:style-name="TableCell3865">
            <text:p text:style-name="P3866"/>
          </table:table-cell>
          <table:table-cell table:style-name="TableCell3867">
            <text:p text:style-name="P3868"/>
          </table:table-cell>
          <table:table-cell table:style-name="TableCell3869">
            <text:p text:style-name="P3870"/>
          </table:table-cell>
          <table:table-cell table:style-name="TableCell3871">
            <text:p text:style-name="P3872"/>
          </table:table-cell>
          <table:table-cell table:style-name="TableCell3873">
            <text:p text:style-name="P3874"/>
          </table:table-cell>
        </table:table-row>
        <table:table-row table:style-name="TableRow3875">
          <table:table-cell table:style-name="TableCell3876">
            <text:p text:style-name="P3877">121</text:p>
          </table:table-cell>
          <table:table-cell table:style-name="TableCell3878">
            <text:p text:style-name="P3879">70</text:p>
          </table:table-cell>
          <table:table-cell table:style-name="TableCell3880">
            <text:p text:style-name="P3881">Boustiflor</text:p>
          </table:table-cell>
          <table:table-cell table:style-name="TableCell3882">
            <text:p text:style-name="P3883"/>
          </table:table-cell>
          <table:table-cell table:style-name="TableCell3884">
            <text:p text:style-name="P3885"/>
          </table:table-cell>
          <table:table-cell table:style-name="TableCell3886">
            <text:p text:style-name="P3887"/>
          </table:table-cell>
          <table:table-cell table:style-name="TableCell3888">
            <text:p text:style-name="P3889"/>
          </table:table-cell>
          <table:table-cell table:style-name="TableCell3890">
            <text:p text:style-name="P3891"/>
          </table:table-cell>
          <table:table-cell table:style-name="TableCell3892">
            <text:p text:style-name="P3893"/>
          </table:table-cell>
          <table:table-cell table:style-name="TableCell3894">
            <text:p text:style-name="P3895"/>
          </table:table-cell>
          <table:table-cell table:style-name="TableCell3896">
            <text:p text:style-name="P3897"/>
          </table:table-cell>
        </table:table-row>
        <table:table-row table:style-name="TableRow3898">
          <table:table-cell table:style-name="TableCell3899">
            <text:p text:style-name="P3900">122</text:p>
          </table:table-cell>
          <table:table-cell table:style-name="TableCell3901">
            <text:p text:style-name="P3902">71</text:p>
          </table:table-cell>
          <table:table-cell table:style-name="TableCell3903">
            <text:p text:style-name="P3904">Empiflor</text:p>
          </table:table-cell>
          <table:table-cell table:style-name="TableCell3905">
            <text:p text:style-name="P3906"/>
          </table:table-cell>
          <table:table-cell table:style-name="TableCell3907">
            <text:p text:style-name="P3908"/>
          </table:table-cell>
          <table:table-cell table:style-name="TableCell3909">
            <text:p text:style-name="P3910"/>
          </table:table-cell>
          <table:table-cell table:style-name="TableCell3911">
            <text:p text:style-name="P3912"/>
          </table:table-cell>
          <table:table-cell table:style-name="TableCell3913">
            <text:p text:style-name="P3914"/>
          </table:table-cell>
          <table:table-cell table:style-name="TableCell3915">
            <text:p text:style-name="P3916"/>
          </table:table-cell>
          <table:table-cell table:style-name="TableCell3917">
            <text:p text:style-name="P3918"/>
          </table:table-cell>
          <table:table-cell table:style-name="TableCell3919">
            <text:p text:style-name="P3920"/>
          </table:table-cell>
        </table:table-row>
        <table:table-row table:style-name="TableRow3921">
          <table:table-cell table:style-name="TableCell3922">
            <text:p text:style-name="P3923"/>
          </table:table-cell>
          <table:table-cell table:style-name="TableCell3924">
            <text:p text:style-name="P3925"/>
          </table:table-cell>
          <table:table-cell table:style-name="TableCell3926">
            <text:p text:style-name="P3927"/>
          </table:table-cell>
          <table:table-cell table:style-name="TableCell3928">
            <text:p text:style-name="P3929"/>
          </table:table-cell>
          <table:table-cell table:style-name="TableCell3930">
            <text:p text:style-name="P3931"/>
          </table:table-cell>
          <table:table-cell table:style-name="TableCell3932">
            <text:p text:style-name="P3933"/>
          </table:table-cell>
          <table:table-cell table:style-name="TableCell3934">
            <text:p text:style-name="P3935"/>
          </table:table-cell>
          <table:table-cell table:style-name="TableCell3936">
            <text:p text:style-name="P3937"/>
          </table:table-cell>
          <table:table-cell table:style-name="TableCell3938">
            <text:p text:style-name="P3939"/>
          </table:table-cell>
          <table:table-cell table:style-name="TableCell3940">
            <text:p text:style-name="P3941"/>
          </table:table-cell>
          <table:table-cell table:style-name="TableCell3942">
            <text:p text:style-name="P3943"/>
          </table:table-cell>
        </table:table-row>
        <table:table-row table:style-name="TableRow3944">
          <table:table-cell table:style-name="TableCell3945">
            <text:p text:style-name="P3946">123</text:p>
          </table:table-cell>
          <table:table-cell table:style-name="TableCell3947">
            <text:p text:style-name="P3948">72</text:p>
          </table:table-cell>
          <table:table-cell table:style-name="TableCell3949">
            <text:p text:style-name="P3950">Tentacool</text:p>
          </table:table-cell>
          <table:table-cell table:style-name="TableCell3951">
            <text:p text:style-name="P3952"/>
          </table:table-cell>
          <table:table-cell table:style-name="TableCell3953">
            <text:p text:style-name="P3954"/>
          </table:table-cell>
          <table:table-cell table:style-name="TableCell3955">
            <text:p text:style-name="P3956"/>
          </table:table-cell>
          <table:table-cell table:style-name="TableCell3957">
            <text:p text:style-name="P3958"/>
          </table:table-cell>
          <table:table-cell table:style-name="TableCell3959">
            <text:p text:style-name="P3960"/>
          </table:table-cell>
          <table:table-cell table:style-name="TableCell3961">
            <text:p text:style-name="P3962"/>
          </table:table-cell>
          <table:table-cell table:style-name="TableCell3963">
            <text:p text:style-name="P3964"/>
          </table:table-cell>
          <table:table-cell table:style-name="TableCell3965">
            <text:p text:style-name="P3966"/>
          </table:table-cell>
        </table:table-row>
        <table:table-row table:style-name="TableRow3967">
          <table:table-cell table:style-name="TableCell3968">
            <text:p text:style-name="P3969">124</text:p>
          </table:table-cell>
          <table:table-cell table:style-name="TableCell3970">
            <text:p text:style-name="P3971">73</text:p>
          </table:table-cell>
          <table:table-cell table:style-name="TableCell3972">
            <text:p text:style-name="P3973">Tentacruel</text:p>
          </table:table-cell>
          <table:table-cell table:style-name="TableCell3974">
            <text:p text:style-name="P3975"/>
          </table:table-cell>
          <table:table-cell table:style-name="TableCell3976">
            <text:p text:style-name="P3977"/>
          </table:table-cell>
          <table:table-cell table:style-name="TableCell3978">
            <text:p text:style-name="P3979"/>
          </table:table-cell>
          <table:table-cell table:style-name="TableCell3980">
            <text:p text:style-name="P3981"/>
          </table:table-cell>
          <table:table-cell table:style-name="TableCell3982">
            <text:p text:style-name="P3983"/>
          </table:table-cell>
          <table:table-cell table:style-name="TableCell3984">
            <text:p text:style-name="P3985"/>
          </table:table-cell>
          <table:table-cell table:style-name="TableCell3986">
            <text:p text:style-name="P3987"/>
          </table:table-cell>
          <table:table-cell table:style-name="TableCell3988">
            <text:p text:style-name="P3989"/>
          </table:table-cell>
        </table:table-row>
        <table:table-row table:style-name="TableRow3990">
          <table:table-cell table:style-name="TableCell3991">
            <text:p text:style-name="P3992"/>
          </table:table-cell>
          <table:table-cell table:style-name="TableCell3993">
            <text:p text:style-name="P3994"/>
          </table:table-cell>
          <table:table-cell table:style-name="TableCell3995">
            <text:p text:style-name="P3996"/>
          </table:table-cell>
          <table:table-cell table:style-name="TableCell3997">
            <text:p text:style-name="P3998"/>
          </table:table-cell>
          <table:table-cell table:style-name="TableCell3999">
            <text:p text:style-name="P4000"/>
          </table:table-cell>
          <table:table-cell table:style-name="TableCell4001">
            <text:p text:style-name="P4002"/>
          </table:table-cell>
          <table:table-cell table:style-name="TableCell4003">
            <text:p text:style-name="P4004"/>
          </table:table-cell>
          <table:table-cell table:style-name="TableCell4005">
            <text:p text:style-name="P4006"/>
          </table:table-cell>
          <table:table-cell table:style-name="TableCell4007">
            <text:p text:style-name="P4008"/>
          </table:table-cell>
          <table:table-cell table:style-name="TableCell4009">
            <text:p text:style-name="P4010"/>
          </table:table-cell>
          <table:table-cell table:style-name="TableCell4011">
            <text:p text:style-name="P4012"/>
          </table:table-cell>
        </table:table-row>
        <table:table-row table:style-name="TableRow4013">
          <table:table-cell table:style-name="TableCell4014">
            <text:p text:style-name="P4015">125</text:p>
          </table:table-cell>
          <table:table-cell table:style-name="TableCell4016">
            <text:p text:style-name="P4017">74</text:p>
          </table:table-cell>
          <table:table-cell table:style-name="TableCell4018">
            <text:p text:style-name="P4019">Racaillou</text:p>
          </table:table-cell>
          <table:table-cell table:style-name="TableCell4020">
            <text:p text:style-name="P4021"/>
          </table:table-cell>
          <table:table-cell table:style-name="TableCell4022">
            <text:p text:style-name="P4023"/>
          </table:table-cell>
          <table:table-cell table:style-name="TableCell4024">
            <text:p text:style-name="P4025"/>
          </table:table-cell>
          <table:table-cell table:style-name="TableCell4026">
            <text:p text:style-name="P4027"/>
          </table:table-cell>
          <table:table-cell table:style-name="TableCell4028">
            <text:p text:style-name="P4029"/>
          </table:table-cell>
          <table:table-cell table:style-name="TableCell4030">
            <text:p text:style-name="P4031"/>
          </table:table-cell>
          <table:table-cell table:style-name="TableCell4032">
            <text:p text:style-name="P4033"/>
          </table:table-cell>
          <table:table-cell table:style-name="TableCell4034">
            <text:p text:style-name="P4035"/>
          </table:table-cell>
        </table:table-row>
        <table:table-row table:style-name="TableRow4036">
          <table:table-cell table:style-name="TableCell4037">
            <text:p text:style-name="P4038">126</text:p>
          </table:table-cell>
          <table:table-cell table:style-name="TableCell4039">
            <text:p text:style-name="P4040">75</text:p>
          </table:table-cell>
          <table:table-cell table:style-name="TableCell4041">
            <text:p text:style-name="P4042">Gravalanch</text:p>
          </table:table-cell>
          <table:table-cell table:style-name="TableCell4043">
            <text:p text:style-name="P4044"/>
          </table:table-cell>
          <table:table-cell table:style-name="TableCell4045">
            <text:p text:style-name="P4046"/>
          </table:table-cell>
          <table:table-cell table:style-name="TableCell4047">
            <text:p text:style-name="P4048"/>
          </table:table-cell>
          <table:table-cell table:style-name="TableCell4049">
            <text:p text:style-name="P4050"/>
          </table:table-cell>
          <table:table-cell table:style-name="TableCell4051">
            <text:p text:style-name="P4052"/>
          </table:table-cell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  <table:table-cell table:style-name="TableCell4057">
            <text:p text:style-name="P4058"/>
          </table:table-cell>
        </table:table-row>
        <table:table-row table:style-name="TableRow4059">
          <table:table-cell table:style-name="TableCell4060">
            <text:p text:style-name="P4061">127</text:p>
          </table:table-cell>
          <table:table-cell table:style-name="TableCell4062">
            <text:p text:style-name="P4063">76</text:p>
          </table:table-cell>
          <table:table-cell table:style-name="TableCell4064">
            <text:p text:style-name="P4065">Grolem</text:p>
          </table:table-cell>
          <table:table-cell table:style-name="TableCell4066">
            <text:p text:style-name="P4067"/>
          </table:table-cell>
          <table:table-cell table:style-name="TableCell4068">
            <text:p text:style-name="P4069"/>
          </table:table-cell>
          <table:table-cell table:style-name="TableCell4070">
            <text:p text:style-name="P4071"/>
          </table:table-cell>
          <table:table-cell table:style-name="TableCell4072">
            <text:p text:style-name="P4073"/>
          </table:table-cell>
          <table:table-cell table:style-name="TableCell4074">
            <text:p text:style-name="P4075"/>
          </table:table-cell>
          <table:table-cell table:style-name="TableCell4076">
            <text:p text:style-name="P4077"/>
          </table:table-cell>
          <table:table-cell table:style-name="TableCell4078">
            <text:p text:style-name="P4079"/>
          </table:table-cell>
          <table:table-cell table:style-name="TableCell4080">
            <text:p text:style-name="P4081"/>
          </table:table-cell>
        </table:table-row>
        <table:table-row table:style-name="TableRow4082">
          <table:table-cell table:style-name="TableCell4083">
            <text:p text:style-name="P4084"/>
          </table:table-cell>
          <table:table-cell table:style-name="TableCell4085">
            <text:p text:style-name="P4086"/>
          </table:table-cell>
          <table:table-cell table:style-name="TableCell4087">
            <text:p text:style-name="P4088"/>
          </table:table-cell>
          <table:table-cell table:style-name="TableCell4089">
            <text:p text:style-name="P4090"/>
          </table:table-cell>
          <table:table-cell table:style-name="TableCell4091">
            <text:p text:style-name="P4092"/>
          </table:table-cell>
          <table:table-cell table:style-name="TableCell4093">
            <text:p text:style-name="P4094"/>
          </table:table-cell>
          <table:table-cell table:style-name="TableCell4095">
            <text:p text:style-name="P4096"/>
          </table:table-cell>
          <table:table-cell table:style-name="TableCell4097">
            <text:p text:style-name="P4098"/>
          </table:table-cell>
          <table:table-cell table:style-name="TableCell4099">
            <text:p text:style-name="P4100"/>
          </table:table-cell>
          <table:table-cell table:style-name="TableCell4101">
            <text:p text:style-name="P4102"/>
          </table:table-cell>
          <table:table-cell table:style-name="TableCell4103">
            <text:p text:style-name="P4104"/>
          </table:table-cell>
        </table:table-row>
        <table:table-row table:style-name="TableRow4105">
          <table:table-cell table:style-name="TableCell4106">
            <text:p text:style-name="P4107">128</text:p>
          </table:table-cell>
          <table:table-cell table:style-name="TableCell4108">
            <text:p text:style-name="P4109">77</text:p>
          </table:table-cell>
          <table:table-cell table:style-name="TableCell4110">
            <text:p text:style-name="P4111">Ponyta</text:p>
          </table:table-cell>
          <table:table-cell table:style-name="TableCell4112">
            <text:p text:style-name="P4113"/>
          </table:table-cell>
          <table:table-cell table:style-name="TableCell4114">
            <text:p text:style-name="P4115"/>
          </table:table-cell>
          <table:table-cell table:style-name="TableCell4116">
            <text:p text:style-name="P4117"/>
          </table:table-cell>
          <table:table-cell table:style-name="TableCell4118">
            <text:p text:style-name="P4119"/>
          </table:table-cell>
          <table:table-cell table:style-name="TableCell4120">
            <text:p text:style-name="P4121"/>
          </table:table-cell>
          <table:table-cell table:style-name="TableCell4122">
            <text:p text:style-name="P4123"/>
          </table:table-cell>
          <table:table-cell table:style-name="TableCell4124">
            <text:p text:style-name="P4125"/>
          </table:table-cell>
          <table:table-cell table:style-name="TableCell4126">
            <text:p text:style-name="P4127"/>
          </table:table-cell>
        </table:table-row>
        <table:table-row table:style-name="TableRow4128">
          <table:table-cell table:style-name="TableCell4129">
            <text:p text:style-name="P4130">129</text:p>
          </table:table-cell>
          <table:table-cell table:style-name="TableCell4131">
            <text:p text:style-name="P4132">78</text:p>
          </table:table-cell>
          <table:table-cell table:style-name="TableCell4133">
            <text:p text:style-name="P4134">Galopa</text:p>
          </table:table-cell>
          <table:table-cell table:style-name="TableCell4135">
            <text:p text:style-name="P4136"/>
          </table:table-cell>
          <table:table-cell table:style-name="TableCell4137">
            <text:p text:style-name="P4138"/>
          </table:table-cell>
          <table:table-cell table:style-name="TableCell4139">
            <text:p text:style-name="P4140"/>
          </table:table-cell>
          <table:table-cell table:style-name="TableCell4141">
            <text:p text:style-name="P4142"/>
          </table:table-cell>
          <table:table-cell table:style-name="TableCell4143">
            <text:p text:style-name="P4144"/>
          </table:table-cell>
          <table:table-cell table:style-name="TableCell4145">
            <text:p text:style-name="P4146"/>
          </table:table-cell>
          <table:table-cell table:style-name="TableCell4147">
            <text:p text:style-name="P4148"/>
          </table:table-cell>
          <table:table-cell table:style-name="TableCell4149">
            <text:p text:style-name="P4150"/>
          </table:table-cell>
        </table:table-row>
        <table:table-row table:style-name="TableRow4151">
          <table:table-cell table:style-name="TableCell4152">
            <text:p text:style-name="P4153"/>
          </table:table-cell>
          <table:table-cell table:style-name="TableCell4154">
            <text:p text:style-name="P4155"/>
          </table:table-cell>
          <table:table-cell table:style-name="TableCell4156">
            <text:p text:style-name="P4157"/>
          </table:table-cell>
          <table:table-cell table:style-name="TableCell4158">
            <text:p text:style-name="P4159"/>
          </table:table-cell>
          <table:table-cell table:style-name="TableCell4160">
            <text:p text:style-name="P4161"/>
          </table:table-cell>
          <table:table-cell table:style-name="TableCell4162">
            <text:p text:style-name="P4163"/>
          </table:table-cell>
          <table:table-cell table:style-name="TableCell4164">
            <text:p text:style-name="P4165"/>
          </table:table-cell>
          <table:table-cell table:style-name="TableCell4166">
            <text:p text:style-name="P4167"/>
          </table:table-cell>
          <table:table-cell table:style-name="TableCell4168">
            <text:p text:style-name="P4169"/>
          </table:table-cell>
          <table:table-cell table:style-name="TableCell4170">
            <text:p text:style-name="P4171"/>
          </table:table-cell>
          <table:table-cell table:style-name="TableCell4172">
            <text:p text:style-name="P4173"/>
          </table:table-cell>
        </table:table-row>
        <table:table-row table:style-name="TableRow4174">
          <table:table-cell table:style-name="TableCell4175">
            <text:p text:style-name="P4176">130</text:p>
          </table:table-cell>
          <table:table-cell table:style-name="TableCell4177">
            <text:p text:style-name="P4178">79</text:p>
          </table:table-cell>
          <table:table-cell table:style-name="TableCell4179">
            <text:p text:style-name="P4180">Ramoloss</text:p>
          </table:table-cell>
          <table:table-cell table:style-name="TableCell4181">
            <text:p text:style-name="P4182"/>
          </table:table-cell>
          <table:table-cell table:style-name="TableCell4183">
            <text:p text:style-name="P4184"/>
          </table:table-cell>
          <table:table-cell table:style-name="TableCell4185">
            <text:p text:style-name="P4186"/>
          </table:table-cell>
          <table:table-cell table:style-name="TableCell4187">
            <text:p text:style-name="P4188"/>
          </table:table-cell>
          <table:table-cell table:style-name="TableCell4189">
            <text:p text:style-name="P4190"/>
          </table:table-cell>
          <table:table-cell table:style-name="TableCell4191">
            <text:p text:style-name="P4192"/>
          </table:table-cell>
          <table:table-cell table:style-name="TableCell4193">
            <text:p text:style-name="P4194"/>
          </table:table-cell>
          <table:table-cell table:style-name="TableCell4195">
            <text:p text:style-name="P4196"/>
          </table:table-cell>
        </table:table-row>
        <table:table-row table:style-name="TableRow4197">
          <table:table-cell table:style-name="TableCell4198">
            <text:p text:style-name="P4199">131</text:p>
          </table:table-cell>
          <table:table-cell table:style-name="TableCell4200">
            <text:p text:style-name="P4201">80</text:p>
          </table:table-cell>
          <table:table-cell table:style-name="TableCell4202">
            <text:p text:style-name="P4203">Flagadoss</text:p>
          </table:table-cell>
          <table:table-cell table:style-name="TableCell4204">
            <text:p text:style-name="P4205"/>
          </table:table-cell>
          <table:table-cell table:style-name="TableCell4206">
            <text:p text:style-name="P4207"/>
          </table:table-cell>
          <table:table-cell table:style-name="TableCell4208">
            <text:p text:style-name="P4209"/>
          </table:table-cell>
          <table:table-cell table:style-name="TableCell4210">
            <text:p text:style-name="P4211"/>
          </table:table-cell>
          <table:table-cell table:style-name="TableCell4212">
            <text:p text:style-name="P4213"/>
          </table:table-cell>
          <table:table-cell table:style-name="TableCell4214">
            <text:p text:style-name="P4215"/>
          </table:table-cell>
          <table:table-cell table:style-name="TableCell4216">
            <text:p text:style-name="P4217"/>
          </table:table-cell>
          <table:table-cell table:style-name="TableCell4218">
            <text:p text:style-name="P4219"/>
          </table:table-cell>
        </table:table-row>
        <table:table-row table:style-name="TableRow4220">
          <table:table-cell table:style-name="TableCell4221">
            <text:p text:style-name="P4222">132</text:p>
          </table:table-cell>
          <table:table-cell table:style-name="TableCell4223">
            <text:p text:style-name="P4224">199</text:p>
          </table:table-cell>
          <table:table-cell table:style-name="TableCell4225">
            <text:p text:style-name="P4226">Roigada</text:p>
          </table:table-cell>
          <table:table-cell table:style-name="TableCell4227">
            <text:p text:style-name="P4228"/>
          </table:table-cell>
          <table:table-cell table:style-name="TableCell4229">
            <text:p text:style-name="P4230"/>
          </table:table-cell>
          <table:table-cell table:style-name="TableCell4231">
            <text:p text:style-name="P4232"/>
          </table:table-cell>
          <table:table-cell table:style-name="TableCell4233">
            <text:p text:style-name="P4234"/>
          </table:table-cell>
          <table:table-cell table:style-name="TableCell4235">
            <text:p text:style-name="P4236"/>
          </table:table-cell>
          <table:table-cell table:style-name="TableCell4237">
            <text:p text:style-name="P4238"/>
          </table:table-cell>
          <table:table-cell table:style-name="TableCell4239">
            <text:p text:style-name="P4240"/>
          </table:table-cell>
          <table:table-cell table:style-name="TableCell4241">
            <text:p text:style-name="P4242"/>
          </table:table-cell>
        </table:table-row>
        <table:table-row table:style-name="TableRow4243">
          <table:table-cell table:style-name="TableCell4244">
            <text:p text:style-name="P4245"/>
          </table:table-cell>
          <table:table-cell table:style-name="TableCell4246">
            <text:p text:style-name="P4247"/>
          </table:table-cell>
          <table:table-cell table:style-name="TableCell4248">
            <text:p text:style-name="P4249"/>
          </table:table-cell>
          <table:table-cell table:style-name="TableCell4250">
            <text:p text:style-name="P4251"/>
          </table:table-cell>
          <table:table-cell table:style-name="TableCell4252">
            <text:p text:style-name="P4253"/>
          </table:table-cell>
          <table:table-cell table:style-name="TableCell4254">
            <text:p text:style-name="P4255"/>
          </table:table-cell>
          <table:table-cell table:style-name="TableCell4256">
            <text:p text:style-name="P4257"/>
          </table:table-cell>
          <table:table-cell table:style-name="TableCell4258">
            <text:p text:style-name="P4259"/>
          </table:table-cell>
          <table:table-cell table:style-name="TableCell4260">
            <text:p text:style-name="P4261"/>
          </table:table-cell>
          <table:table-cell table:style-name="TableCell4262">
            <text:p text:style-name="P4263"/>
          </table:table-cell>
          <table:table-cell table:style-name="TableCell4264">
            <text:p text:style-name="P4265"/>
          </table:table-cell>
        </table:table-row>
        <table:table-row table:style-name="TableRow4266">
          <table:table-cell table:style-name="TableCell4267">
            <text:p text:style-name="P4268">133</text:p>
          </table:table-cell>
          <table:table-cell table:style-name="TableCell4269">
            <text:p text:style-name="P4270">81</text:p>
          </table:table-cell>
          <table:table-cell table:style-name="TableCell4271">
            <text:p text:style-name="P4272">Magnéti</text:p>
          </table:table-cell>
          <table:table-cell table:style-name="TableCell4273">
            <text:p text:style-name="P4274"/>
          </table:table-cell>
          <table:table-cell table:style-name="TableCell4275">
            <text:p text:style-name="P4276"/>
          </table:table-cell>
          <table:table-cell table:style-name="TableCell4277">
            <text:p text:style-name="P4278"/>
          </table:table-cell>
          <table:table-cell table:style-name="TableCell4279">
            <text:p text:style-name="P4280"/>
          </table:table-cell>
          <table:table-cell table:style-name="TableCell4281">
            <text:p text:style-name="P4282"/>
          </table:table-cell>
          <table:table-cell table:style-name="TableCell4283">
            <text:p text:style-name="P4284"/>
          </table:table-cell>
          <table:table-cell table:style-name="TableCell4285">
            <text:p text:style-name="P4286"/>
          </table:table-cell>
          <table:table-cell table:style-name="TableCell4287">
            <text:p text:style-name="P4288"/>
          </table:table-cell>
        </table:table-row>
        <table:table-row table:style-name="TableRow4289">
          <table:table-cell table:style-name="TableCell4290">
            <text:p text:style-name="P4291">134</text:p>
          </table:table-cell>
          <table:table-cell table:style-name="TableCell4292">
            <text:p text:style-name="P4293">82</text:p>
          </table:table-cell>
          <table:table-cell table:style-name="TableCell4294">
            <text:p text:style-name="P4295">Magnéton</text:p>
          </table:table-cell>
          <table:table-cell table:style-name="TableCell4296">
            <text:p text:style-name="P4297"/>
          </table:table-cell>
          <table:table-cell table:style-name="TableCell4298">
            <text:p text:style-name="P4299"/>
          </table:table-cell>
          <table:table-cell table:style-name="TableCell4300">
            <text:p text:style-name="P4301"/>
          </table:table-cell>
          <table:table-cell table:style-name="TableCell4302">
            <text:p text:style-name="P4303"/>
          </table:table-cell>
          <table:table-cell table:style-name="TableCell4304">
            <text:p text:style-name="P4305"/>
          </table:table-cell>
          <table:table-cell table:style-name="TableCell4306">
            <text:p text:style-name="P4307"/>
          </table:table-cell>
          <table:table-cell table:style-name="TableCell4308">
            <text:p text:style-name="P4309"/>
          </table:table-cell>
          <table:table-cell table:style-name="TableCell4310">
            <text:p text:style-name="P4311"/>
          </table:table-cell>
        </table:table-row>
        <table:table-row table:style-name="TableRow4312">
          <table:table-cell table:style-name="TableCell4313">
            <text:p text:style-name="P4314">135</text:p>
          </table:table-cell>
          <table:table-cell table:style-name="TableCell4315">
            <text:p text:style-name="P4316">462</text:p>
          </table:table-cell>
          <table:table-cell table:style-name="TableCell4317">
            <text:p text:style-name="P4318">Magnézone</text:p>
          </table:table-cell>
          <table:table-cell table:style-name="TableCell4319">
            <text:p text:style-name="P4320"/>
          </table:table-cell>
          <table:table-cell table:style-name="TableCell4321">
            <text:p text:style-name="P4322"/>
          </table:table-cell>
          <table:table-cell table:style-name="TableCell4323">
            <text:p text:style-name="P4324"/>
          </table:table-cell>
          <table:table-cell table:style-name="TableCell4325">
            <text:p text:style-name="P4326"/>
          </table:table-cell>
          <table:table-cell table:style-name="TableCell4327">
            <text:p text:style-name="P4328"/>
          </table:table-cell>
          <table:table-cell table:style-name="TableCell4329">
            <text:p text:style-name="P4330"/>
          </table:table-cell>
          <table:table-cell table:style-name="TableCell4331">
            <text:p text:style-name="P4332"/>
          </table:table-cell>
          <table:table-cell table:style-name="TableCell4333">
            <text:p text:style-name="P4334"/>
          </table:table-cell>
        </table:table-row>
        <table:table-row table:style-name="TableRow4335">
          <table:table-cell table:style-name="TableCell4336">
            <text:p text:style-name="P4337"/>
          </table:table-cell>
          <table:table-cell table:style-name="TableCell4338">
            <text:p text:style-name="P4339"/>
          </table:table-cell>
          <table:table-cell table:style-name="TableCell4340">
            <text:p text:style-name="P4341"/>
          </table:table-cell>
          <table:table-cell table:style-name="TableCell4342">
            <text:p text:style-name="P4343"/>
          </table:table-cell>
          <table:table-cell table:style-name="TableCell4344">
            <text:p text:style-name="P4345"/>
          </table:table-cell>
          <table:table-cell table:style-name="TableCell4346">
            <text:p text:style-name="P4347"/>
          </table:table-cell>
          <table:table-cell table:style-name="TableCell4348">
            <text:p text:style-name="P4349"/>
          </table:table-cell>
          <table:table-cell table:style-name="TableCell4350">
            <text:p text:style-name="P4351"/>
          </table:table-cell>
          <table:table-cell table:style-name="TableCell4352">
            <text:p text:style-name="P4353"/>
          </table:table-cell>
          <table:table-cell table:style-name="TableCell4354">
            <text:p text:style-name="P4355"/>
          </table:table-cell>
          <table:table-cell table:style-name="TableCell4356">
            <text:p text:style-name="P4357"/>
          </table:table-cell>
        </table:table-row>
        <table:table-row table:style-name="TableRow4358">
          <table:table-cell table:style-name="TableCell4359">
            <text:p text:style-name="P4360">136</text:p>
          </table:table-cell>
          <table:table-cell table:style-name="TableCell4361">
            <text:p text:style-name="P4362">83</text:p>
          </table:table-cell>
          <table:table-cell table:style-name="TableCell4363">
            <text:p text:style-name="P4364">Canarticho</text:p>
          </table:table-cell>
          <table:table-cell table:style-name="TableCell4365">
            <text:p text:style-name="P4366"/>
          </table:table-cell>
          <table:table-cell table:style-name="TableCell4367">
            <text:p text:style-name="P4368"/>
          </table:table-cell>
          <table:table-cell table:style-name="TableCell4369">
            <text:p text:style-name="P4370"/>
          </table:table-cell>
          <table:table-cell table:style-name="TableCell4371">
            <text:p text:style-name="P4372"/>
          </table:table-cell>
          <table:table-cell table:style-name="TableCell4373">
            <text:p text:style-name="P4374"/>
          </table:table-cell>
          <table:table-cell table:style-name="TableCell4375">
            <text:p text:style-name="P4376"/>
          </table:table-cell>
          <table:table-cell table:style-name="TableCell4377">
            <text:p text:style-name="P4378"/>
          </table:table-cell>
          <table:table-cell table:style-name="TableCell4379">
            <text:p text:style-name="P4380"/>
          </table:table-cell>
        </table:table-row>
        <table:table-row table:style-name="TableRow4381">
          <table:table-cell table:style-name="TableCell4382">
            <text:p text:style-name="P4383"/>
          </table:table-cell>
          <table:table-cell table:style-name="TableCell4384">
            <text:p text:style-name="P4385"/>
          </table:table-cell>
          <table:table-cell table:style-name="TableCell4386">
            <text:p text:style-name="P4387"/>
          </table:table-cell>
          <table:table-cell table:style-name="TableCell4388">
            <text:p text:style-name="P4389"/>
          </table:table-cell>
          <table:table-cell table:style-name="TableCell4390">
            <text:p text:style-name="P4391"/>
          </table:table-cell>
          <table:table-cell table:style-name="TableCell4392">
            <text:p text:style-name="P4393"/>
          </table:table-cell>
          <table:table-cell table:style-name="TableCell4394">
            <text:p text:style-name="P4395"/>
          </table:table-cell>
          <table:table-cell table:style-name="TableCell4396">
            <text:p text:style-name="P4397"/>
          </table:table-cell>
          <table:table-cell table:style-name="TableCell4398">
            <text:p text:style-name="P4399"/>
          </table:table-cell>
          <table:table-cell table:style-name="TableCell4400">
            <text:p text:style-name="P4401"/>
          </table:table-cell>
          <table:table-cell table:style-name="TableCell4402">
            <text:p text:style-name="P4403"/>
          </table:table-cell>
        </table:table-row>
        <table:table-row table:style-name="TableRow4404">
          <table:table-cell table:style-name="TableCell4405">
            <text:p text:style-name="P4406">137</text:p>
          </table:table-cell>
          <table:table-cell table:style-name="TableCell4407">
            <text:p text:style-name="P4408">84</text:p>
          </table:table-cell>
          <table:table-cell table:style-name="TableCell4409">
            <text:p text:style-name="P4410">Doduo</text:p>
          </table:table-cell>
          <table:table-cell table:style-name="TableCell4411">
            <text:p text:style-name="P4412"/>
          </table:table-cell>
          <table:table-cell table:style-name="TableCell4413">
            <text:p text:style-name="P4414"/>
          </table:table-cell>
          <table:table-cell table:style-name="TableCell4415">
            <text:p text:style-name="P4416"/>
          </table:table-cell>
          <table:table-cell table:style-name="TableCell4417">
            <text:p text:style-name="P4418"/>
          </table:table-cell>
          <table:table-cell table:style-name="TableCell4419">
            <text:p text:style-name="P4420"/>
          </table:table-cell>
          <table:table-cell table:style-name="TableCell4421">
            <text:p text:style-name="P4422"/>
          </table:table-cell>
          <table:table-cell table:style-name="TableCell4423">
            <text:p text:style-name="P4424"/>
          </table:table-cell>
          <table:table-cell table:style-name="TableCell4425">
            <text:p text:style-name="P4426"/>
          </table:table-cell>
        </table:table-row>
        <table:table-row table:style-name="TableRow4427">
          <table:table-cell table:style-name="TableCell4428">
            <text:p text:style-name="P4429">138</text:p>
          </table:table-cell>
          <table:table-cell table:style-name="TableCell4430">
            <text:p text:style-name="P4431">85</text:p>
          </table:table-cell>
          <table:table-cell table:style-name="TableCell4432">
            <text:p text:style-name="P4433">Dodrio</text:p>
          </table:table-cell>
          <table:table-cell table:style-name="TableCell4434">
            <text:p text:style-name="P4435"/>
          </table:table-cell>
          <table:table-cell table:style-name="TableCell4436">
            <text:p text:style-name="P4437"/>
          </table:table-cell>
          <table:table-cell table:style-name="TableCell4438">
            <text:p text:style-name="P4439"/>
          </table:table-cell>
          <table:table-cell table:style-name="TableCell4440">
            <text:p text:style-name="P4441"/>
          </table:table-cell>
          <table:table-cell table:style-name="TableCell4442">
            <text:p text:style-name="P4443"/>
          </table:table-cell>
          <table:table-cell table:style-name="TableCell4444">
            <text:p text:style-name="P4445"/>
          </table:table-cell>
          <table:table-cell table:style-name="TableCell4446">
            <text:p text:style-name="P4447"/>
          </table:table-cell>
          <table:table-cell table:style-name="TableCell4448">
            <text:p text:style-name="P4449"/>
          </table:table-cell>
        </table:table-row>
        <table:table-row table:style-name="TableRow4450">
          <table:table-cell table:style-name="TableCell4451">
            <text:p text:style-name="P4452"/>
          </table:table-cell>
          <table:table-cell table:style-name="TableCell4453">
            <text:p text:style-name="P4454"/>
          </table:table-cell>
          <table:table-cell table:style-name="TableCell4455">
            <text:p text:style-name="P4456"/>
          </table:table-cell>
          <table:table-cell table:style-name="TableCell4457">
            <text:p text:style-name="P4458"/>
          </table:table-cell>
          <table:table-cell table:style-name="TableCell4459">
            <text:p text:style-name="P4460"/>
          </table:table-cell>
          <table:table-cell table:style-name="TableCell4461">
            <text:p text:style-name="P4462"/>
          </table:table-cell>
          <table:table-cell table:style-name="TableCell4463">
            <text:p text:style-name="P4464"/>
          </table:table-cell>
          <table:table-cell table:style-name="TableCell4465">
            <text:p text:style-name="P4466"/>
          </table:table-cell>
          <table:table-cell table:style-name="TableCell4467">
            <text:p text:style-name="P4468"/>
          </table:table-cell>
          <table:table-cell table:style-name="TableCell4469">
            <text:p text:style-name="P4470"/>
          </table:table-cell>
          <table:table-cell table:style-name="TableCell4471">
            <text:p text:style-name="P4472"/>
          </table:table-cell>
        </table:table-row>
        <table:table-row table:style-name="TableRow4473">
          <table:table-cell table:style-name="TableCell4474">
            <text:p text:style-name="P4475">139</text:p>
          </table:table-cell>
          <table:table-cell table:style-name="TableCell4476">
            <text:p text:style-name="P4477">309</text:p>
          </table:table-cell>
          <table:table-cell table:style-name="TableCell4478">
            <text:p text:style-name="P4479">Dynavolt</text:p>
          </table:table-cell>
          <table:table-cell table:style-name="TableCell4480">
            <text:p text:style-name="P4481"/>
          </table:table-cell>
          <table:table-cell table:style-name="TableCell4482">
            <text:p text:style-name="P4483"/>
          </table:table-cell>
          <table:table-cell table:style-name="TableCell4484">
            <text:p text:style-name="P4485"/>
          </table:table-cell>
          <table:table-cell table:style-name="TableCell4486">
            <text:p text:style-name="P4487"/>
          </table:table-cell>
          <table:table-cell table:style-name="TableCell4488">
            <text:p text:style-name="P4489"/>
          </table:table-cell>
          <table:table-cell table:style-name="TableCell4490">
            <text:p text:style-name="P4491"/>
          </table:table-cell>
          <table:table-cell table:style-name="TableCell4492">
            <text:p text:style-name="P4493"/>
          </table:table-cell>
          <table:table-cell table:style-name="TableCell4494">
            <text:p text:style-name="P4495"/>
          </table:table-cell>
        </table:table-row>
        <table:table-row table:style-name="TableRow4496">
          <table:table-cell table:style-name="TableCell4497">
            <text:p text:style-name="P4498">140</text:p>
          </table:table-cell>
          <table:table-cell table:style-name="TableCell4499">
            <text:p text:style-name="P4500">310</text:p>
          </table:table-cell>
          <table:table-cell table:style-name="TableCell4501">
            <text:p text:style-name="P4502">Élecsprint</text:p>
          </table:table-cell>
          <table:table-cell table:style-name="TableCell4503">
            <text:p text:style-name="P4504"/>
          </table:table-cell>
          <table:table-cell table:style-name="TableCell4505">
            <text:p text:style-name="P4506"/>
          </table:table-cell>
          <table:table-cell table:style-name="TableCell4507">
            <text:p text:style-name="P4508"/>
          </table:table-cell>
          <table:table-cell table:style-name="TableCell4509">
            <text:p text:style-name="P4510"/>
          </table:table-cell>
          <table:table-cell table:style-name="TableCell4511">
            <text:p text:style-name="P4512"/>
          </table:table-cell>
          <table:table-cell table:style-name="TableCell4513">
            <text:p text:style-name="P4514"/>
          </table:table-cell>
          <table:table-cell table:style-name="TableCell4515">
            <text:p text:style-name="P4516"/>
          </table:table-cell>
          <table:table-cell table:style-name="TableCell4517">
            <text:p text:style-name="P4518"/>
          </table:table-cell>
        </table:table-row>
        <table:table-row table:style-name="TableRow4519">
          <table:table-cell table:style-name="TableCell4520">
            <text:p text:style-name="P4521"/>
          </table:table-cell>
          <table:table-cell table:style-name="TableCell4522">
            <text:p text:style-name="P4523"/>
          </table:table-cell>
          <table:table-cell table:style-name="TableCell4524">
            <text:p text:style-name="P4525"/>
          </table:table-cell>
          <table:table-cell table:style-name="TableCell4526">
            <text:p text:style-name="P4527"/>
          </table:table-cell>
          <table:table-cell table:style-name="TableCell4528">
            <text:p text:style-name="P4529"/>
          </table:table-cell>
          <table:table-cell table:style-name="TableCell4530">
            <text:p text:style-name="P4531"/>
          </table:table-cell>
          <table:table-cell table:style-name="TableCell4532">
            <text:p text:style-name="P4533"/>
          </table:table-cell>
          <table:table-cell table:style-name="TableCell4534">
            <text:p text:style-name="P4535"/>
          </table:table-cell>
          <table:table-cell table:style-name="TableCell4536">
            <text:p text:style-name="P4537"/>
          </table:table-cell>
          <table:table-cell table:style-name="TableCell4538">
            <text:p text:style-name="P4539"/>
          </table:table-cell>
          <table:table-cell table:style-name="TableCell4540">
            <text:p text:style-name="P4541"/>
          </table:table-cell>
        </table:table-row>
        <table:table-row table:style-name="TableRow4542">
          <table:table-cell table:style-name="TableCell4543">
            <text:p text:style-name="P4544">141</text:p>
          </table:table-cell>
          <table:table-cell table:style-name="TableCell4545">
            <text:p text:style-name="P4546">453</text:p>
          </table:table-cell>
          <table:table-cell table:style-name="TableCell4547">
            <text:p text:style-name="P4548">Cradopeau</text:p>
          </table:table-cell>
          <table:table-cell table:style-name="TableCell4549">
            <text:p text:style-name="P4550"/>
          </table:table-cell>
          <table:table-cell table:style-name="TableCell4551">
            <text:p text:style-name="P4552"/>
          </table:table-cell>
          <table:table-cell table:style-name="TableCell4553">
            <text:p text:style-name="P4554"/>
          </table:table-cell>
          <table:table-cell table:style-name="TableCell4555">
            <text:p text:style-name="P4556"/>
          </table:table-cell>
          <table:table-cell table:style-name="TableCell4557">
            <text:p text:style-name="P4558"/>
          </table:table-cell>
          <table:table-cell table:style-name="TableCell4559">
            <text:p text:style-name="P4560"/>
          </table:table-cell>
          <table:table-cell table:style-name="TableCell4561">
            <text:p text:style-name="P4562"/>
          </table:table-cell>
          <table:table-cell table:style-name="TableCell4563">
            <text:p text:style-name="P4564"/>
          </table:table-cell>
        </table:table-row>
        <text:soft-page-break/>
        <table:table-row table:style-name="TableRow4565">
          <table:table-cell table:style-name="TableCell4566">
            <text:p text:style-name="P4567">142</text:p>
          </table:table-cell>
          <table:table-cell table:style-name="TableCell4568">
            <text:p text:style-name="P4569">454</text:p>
          </table:table-cell>
          <table:table-cell table:style-name="TableCell4570">
            <text:p text:style-name="P4571">Coatox</text:p>
          </table:table-cell>
          <table:table-cell table:style-name="TableCell4572">
            <text:p text:style-name="P4573"/>
          </table:table-cell>
          <table:table-cell table:style-name="TableCell4574">
            <text:p text:style-name="P4575"/>
          </table:table-cell>
          <table:table-cell table:style-name="TableCell4576">
            <text:p text:style-name="P4577"/>
          </table:table-cell>
          <table:table-cell table:style-name="TableCell4578">
            <text:p text:style-name="P4579"/>
          </table:table-cell>
          <table:table-cell table:style-name="TableCell4580">
            <text:p text:style-name="P4581"/>
          </table:table-cell>
          <table:table-cell table:style-name="TableCell4582">
            <text:p text:style-name="P4583"/>
          </table:table-cell>
          <table:table-cell table:style-name="TableCell4584">
            <text:p text:style-name="P4585"/>
          </table:table-cell>
          <table:table-cell table:style-name="TableCell4586">
            <text:p text:style-name="P4587"/>
          </table:table-cell>
        </table:table-row>
        <table:table-row table:style-name="TableRow4588">
          <table:table-cell table:style-name="TableCell4589">
            <text:p text:style-name="P4590"/>
          </table:table-cell>
          <table:table-cell table:style-name="TableCell4591">
            <text:p text:style-name="P4592"/>
          </table:table-cell>
          <table:table-cell table:style-name="TableCell4593">
            <text:p text:style-name="P4594"/>
          </table:table-cell>
          <table:table-cell table:style-name="TableCell4595">
            <text:p text:style-name="P4596"/>
          </table:table-cell>
          <table:table-cell table:style-name="TableCell4597">
            <text:p text:style-name="P4598"/>
          </table:table-cell>
          <table:table-cell table:style-name="TableCell4599">
            <text:p text:style-name="P4600"/>
          </table:table-cell>
          <table:table-cell table:style-name="TableCell4601">
            <text:p text:style-name="P4602"/>
          </table:table-cell>
          <table:table-cell table:style-name="TableCell4603">
            <text:p text:style-name="P4604"/>
          </table:table-cell>
          <table:table-cell table:style-name="TableCell4605">
            <text:p text:style-name="P4606"/>
          </table:table-cell>
          <table:table-cell table:style-name="TableCell4607">
            <text:p text:style-name="P4608"/>
          </table:table-cell>
          <table:table-cell table:style-name="TableCell4609">
            <text:p text:style-name="P4610"/>
          </table:table-cell>
        </table:table-row>
        <table:table-row table:style-name="TableRow4611">
          <table:table-cell table:style-name="TableCell4612">
            <text:p text:style-name="P4613">143</text:p>
          </table:table-cell>
          <table:table-cell table:style-name="TableCell4614">
            <text:p text:style-name="P4615">86</text:p>
          </table:table-cell>
          <table:table-cell table:style-name="TableCell4616">
            <text:p text:style-name="P4617">Otaria</text:p>
          </table:table-cell>
          <table:table-cell table:style-name="TableCell4618">
            <text:p text:style-name="P4619"/>
          </table:table-cell>
          <table:table-cell table:style-name="TableCell4620">
            <text:p text:style-name="P4621"/>
          </table:table-cell>
          <table:table-cell table:style-name="TableCell4622">
            <text:p text:style-name="P4623"/>
          </table:table-cell>
          <table:table-cell table:style-name="TableCell4624">
            <text:p text:style-name="P4625"/>
          </table:table-cell>
          <table:table-cell table:style-name="TableCell4626">
            <text:p text:style-name="P4627"/>
          </table:table-cell>
          <table:table-cell table:style-name="TableCell4628">
            <text:p text:style-name="P4629"/>
          </table:table-cell>
          <table:table-cell table:style-name="TableCell4630">
            <text:p text:style-name="P4631"/>
          </table:table-cell>
          <table:table-cell table:style-name="TableCell4632">
            <text:p text:style-name="P4633"/>
          </table:table-cell>
        </table:table-row>
        <table:table-row table:style-name="TableRow4634">
          <table:table-cell table:style-name="TableCell4635">
            <text:p text:style-name="P4636">144</text:p>
          </table:table-cell>
          <table:table-cell table:style-name="TableCell4637">
            <text:p text:style-name="P4638">87</text:p>
          </table:table-cell>
          <table:table-cell table:style-name="TableCell4639">
            <text:p text:style-name="P4640">Lamantine</text:p>
          </table:table-cell>
          <table:table-cell table:style-name="TableCell4641">
            <text:p text:style-name="P4642"/>
          </table:table-cell>
          <table:table-cell table:style-name="TableCell4643">
            <text:p text:style-name="P4644"/>
          </table:table-cell>
          <table:table-cell table:style-name="TableCell4645">
            <text:p text:style-name="P4646"/>
          </table:table-cell>
          <table:table-cell table:style-name="TableCell4647">
            <text:p text:style-name="P4648"/>
          </table:table-cell>
          <table:table-cell table:style-name="TableCell4649">
            <text:p text:style-name="P4650"/>
          </table:table-cell>
          <table:table-cell table:style-name="TableCell4651">
            <text:p text:style-name="P4652"/>
          </table:table-cell>
          <table:table-cell table:style-name="TableCell4653">
            <text:p text:style-name="P4654"/>
          </table:table-cell>
          <table:table-cell table:style-name="TableCell4655">
            <text:p text:style-name="P4656"/>
          </table:table-cell>
        </table:table-row>
        <table:table-row table:style-name="TableRow4657">
          <table:table-cell table:style-name="TableCell4658">
            <text:p text:style-name="P4659"/>
          </table:table-cell>
          <table:table-cell table:style-name="TableCell4660">
            <text:p text:style-name="P4661"/>
          </table:table-cell>
          <table:table-cell table:style-name="TableCell4662">
            <text:p text:style-name="P4663"/>
          </table:table-cell>
          <table:table-cell table:style-name="TableCell4664">
            <text:p text:style-name="P4665"/>
          </table:table-cell>
          <table:table-cell table:style-name="TableCell4666">
            <text:p text:style-name="P4667"/>
          </table:table-cell>
          <table:table-cell table:style-name="TableCell4668">
            <text:p text:style-name="P4669"/>
          </table:table-cell>
          <table:table-cell table:style-name="TableCell4670">
            <text:p text:style-name="P4671"/>
          </table:table-cell>
          <table:table-cell table:style-name="TableCell4672">
            <text:p text:style-name="P4673"/>
          </table:table-cell>
          <table:table-cell table:style-name="TableCell4674">
            <text:p text:style-name="P4675"/>
          </table:table-cell>
          <table:table-cell table:style-name="TableCell4676">
            <text:p text:style-name="P4677"/>
          </table:table-cell>
          <table:table-cell table:style-name="TableCell4678">
            <text:p text:style-name="P4679"/>
          </table:table-cell>
        </table:table-row>
        <table:table-row table:style-name="TableRow4680">
          <table:table-cell table:style-name="TableCell4681">
            <text:p text:style-name="P4682">145</text:p>
          </table:table-cell>
          <table:table-cell table:style-name="TableCell4683">
            <text:p text:style-name="P4684">88</text:p>
          </table:table-cell>
          <table:table-cell table:style-name="TableCell4685">
            <text:p text:style-name="P4686">Tadmorv</text:p>
          </table:table-cell>
          <table:table-cell table:style-name="TableCell4687">
            <text:p text:style-name="P4688"/>
          </table:table-cell>
          <table:table-cell table:style-name="TableCell4689">
            <text:p text:style-name="P4690"/>
          </table:table-cell>
          <table:table-cell table:style-name="TableCell4691">
            <text:p text:style-name="P4692"/>
          </table:table-cell>
          <table:table-cell table:style-name="TableCell4693">
            <text:p text:style-name="P4694"/>
          </table:table-cell>
          <table:table-cell table:style-name="TableCell4695">
            <text:p text:style-name="P4696"/>
          </table:table-cell>
          <table:table-cell table:style-name="TableCell4697">
            <text:p text:style-name="P4698"/>
          </table:table-cell>
          <table:table-cell table:style-name="TableCell4699">
            <text:p text:style-name="P4700"/>
          </table:table-cell>
          <table:table-cell table:style-name="TableCell4701">
            <text:p text:style-name="P4702"/>
          </table:table-cell>
        </table:table-row>
        <table:table-row table:style-name="TableRow4703">
          <table:table-cell table:style-name="TableCell4704">
            <text:p text:style-name="P4705">146</text:p>
          </table:table-cell>
          <table:table-cell table:style-name="TableCell4706">
            <text:p text:style-name="P4707">89</text:p>
          </table:table-cell>
          <table:table-cell table:style-name="TableCell4708">
            <text:p text:style-name="P4709">Grotadmorv</text:p>
          </table:table-cell>
          <table:table-cell table:style-name="TableCell4710">
            <text:p text:style-name="P4711"/>
          </table:table-cell>
          <table:table-cell table:style-name="TableCell4712">
            <text:p text:style-name="P4713"/>
          </table:table-cell>
          <table:table-cell table:style-name="TableCell4714">
            <text:p text:style-name="P4715"/>
          </table:table-cell>
          <table:table-cell table:style-name="TableCell4716">
            <text:p text:style-name="P4717"/>
          </table:table-cell>
          <table:table-cell table:style-name="TableCell4718">
            <text:p text:style-name="P4719"/>
          </table:table-cell>
          <table:table-cell table:style-name="TableCell4720">
            <text:p text:style-name="P4721"/>
          </table:table-cell>
          <table:table-cell table:style-name="TableCell4722">
            <text:p text:style-name="P4723"/>
          </table:table-cell>
          <table:table-cell table:style-name="TableCell4724">
            <text:p text:style-name="P4725"/>
          </table:table-cell>
        </table:table-row>
        <table:table-row table:style-name="TableRow4726">
          <table:table-cell table:style-name="TableCell4727">
            <text:p text:style-name="P4728"/>
          </table:table-cell>
          <table:table-cell table:style-name="TableCell4729">
            <text:p text:style-name="P4730"/>
          </table:table-cell>
          <table:table-cell table:style-name="TableCell4731">
            <text:p text:style-name="P4732"/>
          </table:table-cell>
          <table:table-cell table:style-name="TableCell4733">
            <text:p text:style-name="P4734"/>
          </table:table-cell>
          <table:table-cell table:style-name="TableCell4735">
            <text:p text:style-name="P4736"/>
          </table:table-cell>
          <table:table-cell table:style-name="TableCell4737">
            <text:p text:style-name="P4738"/>
          </table:table-cell>
          <table:table-cell table:style-name="TableCell4739">
            <text:p text:style-name="P4740"/>
          </table:table-cell>
          <table:table-cell table:style-name="TableCell4741">
            <text:p text:style-name="P4742"/>
          </table:table-cell>
          <table:table-cell table:style-name="TableCell4743">
            <text:p text:style-name="P4744"/>
          </table:table-cell>
          <table:table-cell table:style-name="TableCell4745">
            <text:p text:style-name="P4746"/>
          </table:table-cell>
          <table:table-cell table:style-name="TableCell4747">
            <text:p text:style-name="P4748"/>
          </table:table-cell>
        </table:table-row>
        <table:table-row table:style-name="TableRow4749">
          <table:table-cell table:style-name="TableCell4750">
            <text:p text:style-name="P4751">147</text:p>
          </table:table-cell>
          <table:table-cell table:style-name="TableCell4752">
            <text:p text:style-name="P4753">90</text:p>
          </table:table-cell>
          <table:table-cell table:style-name="TableCell4754">
            <text:p text:style-name="P4755">Kokiyas</text:p>
          </table:table-cell>
          <table:table-cell table:style-name="TableCell4756">
            <text:p text:style-name="P4757"/>
          </table:table-cell>
          <table:table-cell table:style-name="TableCell4758">
            <text:p text:style-name="P4759"/>
          </table:table-cell>
          <table:table-cell table:style-name="TableCell4760">
            <text:p text:style-name="P4761"/>
          </table:table-cell>
          <table:table-cell table:style-name="TableCell4762">
            <text:p text:style-name="P4763"/>
          </table:table-cell>
          <table:table-cell table:style-name="TableCell4764">
            <text:p text:style-name="P4765"/>
          </table:table-cell>
          <table:table-cell table:style-name="TableCell4766">
            <text:p text:style-name="P4767"/>
          </table:table-cell>
          <table:table-cell table:style-name="TableCell4768">
            <text:p text:style-name="P4769"/>
          </table:table-cell>
          <table:table-cell table:style-name="TableCell4770">
            <text:p text:style-name="P4771"/>
          </table:table-cell>
        </table:table-row>
        <table:table-row table:style-name="TableRow4772">
          <table:table-cell table:style-name="TableCell4773">
            <text:p text:style-name="P4774">148</text:p>
          </table:table-cell>
          <table:table-cell table:style-name="TableCell4775">
            <text:p text:style-name="P4776">91</text:p>
          </table:table-cell>
          <table:table-cell table:style-name="TableCell4777">
            <text:p text:style-name="P4778">Crustabri</text:p>
          </table:table-cell>
          <table:table-cell table:style-name="TableCell4779">
            <text:p text:style-name="P4780"/>
          </table:table-cell>
          <table:table-cell table:style-name="TableCell4781">
            <text:p text:style-name="P4782"/>
          </table:table-cell>
          <table:table-cell table:style-name="TableCell4783">
            <text:p text:style-name="P4784"/>
          </table:table-cell>
          <table:table-cell table:style-name="TableCell4785">
            <text:p text:style-name="P4786"/>
          </table:table-cell>
          <table:table-cell table:style-name="TableCell4787">
            <text:p text:style-name="P4788"/>
          </table:table-cell>
          <table:table-cell table:style-name="TableCell4789">
            <text:p text:style-name="P4790"/>
          </table:table-cell>
          <table:table-cell table:style-name="TableCell4791">
            <text:p text:style-name="P4792"/>
          </table:table-cell>
          <table:table-cell table:style-name="TableCell4793">
            <text:p text:style-name="P4794"/>
          </table:table-cell>
        </table:table-row>
        <table:table-row table:style-name="TableRow4795">
          <table:table-cell table:style-name="TableCell4796">
            <text:p text:style-name="P4797"/>
          </table:table-cell>
          <table:table-cell table:style-name="TableCell4798">
            <text:p text:style-name="P4799"/>
          </table:table-cell>
          <table:table-cell table:style-name="TableCell4800">
            <text:p text:style-name="P4801"/>
          </table:table-cell>
          <table:table-cell table:style-name="TableCell4802">
            <text:p text:style-name="P4803"/>
          </table:table-cell>
          <table:table-cell table:style-name="TableCell4804">
            <text:p text:style-name="P4805"/>
          </table:table-cell>
          <table:table-cell table:style-name="TableCell4806">
            <text:p text:style-name="P4807"/>
          </table:table-cell>
          <table:table-cell table:style-name="TableCell4808">
            <text:p text:style-name="P4809"/>
          </table:table-cell>
          <table:table-cell table:style-name="TableCell4810">
            <text:p text:style-name="P4811"/>
          </table:table-cell>
          <table:table-cell table:style-name="TableCell4812">
            <text:p text:style-name="P4813"/>
          </table:table-cell>
          <table:table-cell table:style-name="TableCell4814">
            <text:p text:style-name="P4815"/>
          </table:table-cell>
          <table:table-cell table:style-name="TableCell4816">
            <text:p text:style-name="P4817"/>
          </table:table-cell>
        </table:table-row>
        <table:table-row table:style-name="TableRow4818">
          <table:table-cell table:style-name="TableCell4819">
            <text:p text:style-name="P4820">149</text:p>
          </table:table-cell>
          <table:table-cell table:style-name="TableCell4821">
            <text:p text:style-name="P4822">200</text:p>
          </table:table-cell>
          <table:table-cell table:style-name="TableCell4823">
            <text:p text:style-name="P4824">Feuforêve</text:p>
          </table:table-cell>
          <table:table-cell table:style-name="TableCell4825">
            <text:p text:style-name="P4826"/>
          </table:table-cell>
          <table:table-cell table:style-name="TableCell4827">
            <text:p text:style-name="P4828"/>
          </table:table-cell>
          <table:table-cell table:style-name="TableCell4829">
            <text:p text:style-name="P4830"/>
          </table:table-cell>
          <table:table-cell table:style-name="TableCell4831">
            <text:p text:style-name="P4832"/>
          </table:table-cell>
          <table:table-cell table:style-name="TableCell4833">
            <text:p text:style-name="P4834"/>
          </table:table-cell>
          <table:table-cell table:style-name="TableCell4835">
            <text:p text:style-name="P4836"/>
          </table:table-cell>
          <table:table-cell table:style-name="TableCell4837">
            <text:p text:style-name="P4838"/>
          </table:table-cell>
          <table:table-cell table:style-name="TableCell4839">
            <text:p text:style-name="P4840"/>
          </table:table-cell>
        </table:table-row>
        <table:table-row table:style-name="TableRow4841">
          <table:table-cell table:style-name="TableCell4842">
            <text:p text:style-name="P4843">150</text:p>
          </table:table-cell>
          <table:table-cell table:style-name="TableCell4844">
            <text:p text:style-name="P4845">249</text:p>
          </table:table-cell>
          <table:table-cell table:style-name="TableCell4846">
            <text:p text:style-name="P4847">Magirêve</text:p>
          </table:table-cell>
          <table:table-cell table:style-name="TableCell4848">
            <text:p text:style-name="P4849"/>
          </table:table-cell>
          <table:table-cell table:style-name="TableCell4850">
            <text:p text:style-name="P4851"/>
          </table:table-cell>
          <table:table-cell table:style-name="TableCell4852">
            <text:p text:style-name="P4853"/>
          </table:table-cell>
          <table:table-cell table:style-name="TableCell4854">
            <text:p text:style-name="P4855"/>
          </table:table-cell>
          <table:table-cell table:style-name="TableCell4856">
            <text:p text:style-name="P4857"/>
          </table:table-cell>
          <table:table-cell table:style-name="TableCell4858">
            <text:p text:style-name="P4859"/>
          </table:table-cell>
          <table:table-cell table:style-name="TableCell4860">
            <text:p text:style-name="P4861"/>
          </table:table-cell>
          <table:table-cell table:style-name="TableCell4862">
            <text:p text:style-name="P4863"/>
          </table:table-cell>
        </table:table-row>
        <table:table-row table:style-name="TableRow4864">
          <table:table-cell table:style-name="TableCell4865">
            <text:p text:style-name="P4866"/>
          </table:table-cell>
          <table:table-cell table:style-name="TableCell4867">
            <text:p text:style-name="P4868"/>
          </table:table-cell>
          <table:table-cell table:style-name="TableCell4869">
            <text:p text:style-name="P4870"/>
          </table:table-cell>
          <table:table-cell table:style-name="TableCell4871">
            <text:p text:style-name="P4872"/>
          </table:table-cell>
          <table:table-cell table:style-name="TableCell4873">
            <text:p text:style-name="P4874"/>
          </table:table-cell>
          <table:table-cell table:style-name="TableCell4875">
            <text:p text:style-name="P4876"/>
          </table:table-cell>
          <table:table-cell table:style-name="TableCell4877">
            <text:p text:style-name="P4878"/>
          </table:table-cell>
          <table:table-cell table:style-name="TableCell4879">
            <text:p text:style-name="P4880"/>
          </table:table-cell>
          <table:table-cell table:style-name="TableCell4881">
            <text:p text:style-name="P4882"/>
          </table:table-cell>
          <table:table-cell table:style-name="TableCell4883">
            <text:p text:style-name="P4884"/>
          </table:table-cell>
          <table:table-cell table:style-name="TableCell4885">
            <text:p text:style-name="P4886"/>
          </table:table-cell>
        </table:table-row>
        <table:table-row table:style-name="TableRow4887">
          <table:table-cell table:style-name="TableCell4888">
            <text:p text:style-name="P4889">151</text:p>
          </table:table-cell>
          <table:table-cell table:style-name="TableCell4890">
            <text:p text:style-name="P4891">354</text:p>
          </table:table-cell>
          <table:table-cell table:style-name="TableCell4892">
            <text:p text:style-name="P4893">Branette</text:p>
          </table:table-cell>
          <table:table-cell table:style-name="TableCell4894">
            <text:p text:style-name="P4895"/>
          </table:table-cell>
          <table:table-cell table:style-name="TableCell4896">
            <text:p text:style-name="P4897"/>
          </table:table-cell>
          <table:table-cell table:style-name="TableCell4898">
            <text:p text:style-name="P4899"/>
          </table:table-cell>
          <table:table-cell table:style-name="TableCell4900">
            <text:p text:style-name="P4901"/>
          </table:table-cell>
          <table:table-cell table:style-name="TableCell4902">
            <text:p text:style-name="P4903"/>
          </table:table-cell>
          <table:table-cell table:style-name="TableCell4904">
            <text:p text:style-name="P4905"/>
          </table:table-cell>
          <table:table-cell table:style-name="TableCell4906">
            <text:p text:style-name="P4907"/>
          </table:table-cell>
          <table:table-cell table:style-name="TableCell4908">
            <text:p text:style-name="P4909"/>
          </table:table-cell>
        </table:table-row>
        <table:table-row table:style-name="TableRow4910">
          <table:table-cell table:style-name="TableCell4911">
            <text:p text:style-name="P4912">152</text:p>
          </table:table-cell>
          <table:table-cell table:style-name="TableCell4913">
            <text:p text:style-name="P4914">355</text:p>
          </table:table-cell>
          <table:table-cell table:style-name="TableCell4915">
            <text:p text:style-name="P4916">Skélénox</text:p>
          </table:table-cell>
          <table:table-cell table:style-name="TableCell4917">
            <text:p text:style-name="P4918"/>
          </table:table-cell>
          <table:table-cell table:style-name="TableCell4919">
            <text:p text:style-name="P4920"/>
          </table:table-cell>
          <table:table-cell table:style-name="TableCell4921">
            <text:p text:style-name="P4922"/>
          </table:table-cell>
          <table:table-cell table:style-name="TableCell4923">
            <text:p text:style-name="P4924"/>
          </table:table-cell>
          <table:table-cell table:style-name="TableCell4925">
            <text:p text:style-name="P4926"/>
          </table:table-cell>
          <table:table-cell table:style-name="TableCell4927">
            <text:p text:style-name="P4928"/>
          </table:table-cell>
          <table:table-cell table:style-name="TableCell4929">
            <text:p text:style-name="P4930"/>
          </table:table-cell>
          <table:table-cell table:style-name="TableCell4931">
            <text:p text:style-name="P4932"/>
          </table:table-cell>
        </table:table-row>
        <table:table-row table:style-name="TableRow4933">
          <table:table-cell table:style-name="TableCell4934">
            <text:p text:style-name="P4935">153</text:p>
          </table:table-cell>
          <table:table-cell table:style-name="TableCell4936">
            <text:p text:style-name="P4937">356</text:p>
          </table:table-cell>
          <table:table-cell table:style-name="TableCell4938">
            <text:p text:style-name="P4939">Téraclope</text:p>
          </table:table-cell>
          <table:table-cell table:style-name="TableCell4940">
            <text:p text:style-name="P4941"/>
          </table:table-cell>
          <table:table-cell table:style-name="TableCell4942">
            <text:p text:style-name="P4943"/>
          </table:table-cell>
          <table:table-cell table:style-name="TableCell4944">
            <text:p text:style-name="P4945"/>
          </table:table-cell>
          <table:table-cell table:style-name="TableCell4946">
            <text:p text:style-name="P4947"/>
          </table:table-cell>
          <table:table-cell table:style-name="TableCell4948">
            <text:p text:style-name="P4949"/>
          </table:table-cell>
          <table:table-cell table:style-name="TableCell4950">
            <text:p text:style-name="P4951"/>
          </table:table-cell>
          <table:table-cell table:style-name="TableCell4952">
            <text:p text:style-name="P4953"/>
          </table:table-cell>
          <table:table-cell table:style-name="TableCell4954">
            <text:p text:style-name="P4955"/>
          </table:table-cell>
        </table:table-row>
        <table:table-row table:style-name="TableRow4956">
          <table:table-cell table:style-name="TableCell4957">
            <text:p text:style-name="P4958"/>
          </table:table-cell>
          <table:table-cell table:style-name="TableCell4959">
            <text:p text:style-name="P4960"/>
          </table:table-cell>
          <table:table-cell table:style-name="TableCell4961">
            <text:p text:style-name="P4962"/>
          </table:table-cell>
          <table:table-cell table:style-name="TableCell4963">
            <text:p text:style-name="P4964"/>
          </table:table-cell>
          <table:table-cell table:style-name="TableCell4965">
            <text:p text:style-name="P4966"/>
          </table:table-cell>
          <table:table-cell table:style-name="TableCell4967">
            <text:p text:style-name="P4968"/>
          </table:table-cell>
          <table:table-cell table:style-name="TableCell4969">
            <text:p text:style-name="P4970"/>
          </table:table-cell>
          <table:table-cell table:style-name="TableCell4971">
            <text:p text:style-name="P4972"/>
          </table:table-cell>
          <table:table-cell table:style-name="TableCell4973">
            <text:p text:style-name="P4974"/>
          </table:table-cell>
          <table:table-cell table:style-name="TableCell4975">
            <text:p text:style-name="P4976"/>
          </table:table-cell>
          <table:table-cell table:style-name="TableCell4977">
            <text:p text:style-name="P4978"/>
          </table:table-cell>
        </table:table-row>
        <table:table-row table:style-name="TableRow4979">
          <table:table-cell table:style-name="TableCell4980">
            <text:p text:style-name="P4981">154</text:p>
          </table:table-cell>
          <table:table-cell table:style-name="TableCell4982">
            <text:p text:style-name="P4983">92</text:p>
          </table:table-cell>
          <table:table-cell table:style-name="TableCell4984">
            <text:p text:style-name="P4985">Fantominus</text:p>
          </table:table-cell>
          <table:table-cell table:style-name="TableCell4986">
            <text:p text:style-name="P4987"/>
          </table:table-cell>
          <table:table-cell table:style-name="TableCell4988">
            <text:p text:style-name="P4989"/>
          </table:table-cell>
          <table:table-cell table:style-name="TableCell4990">
            <text:p text:style-name="P4991"/>
          </table:table-cell>
          <table:table-cell table:style-name="TableCell4992">
            <text:p text:style-name="P4993"/>
          </table:table-cell>
          <table:table-cell table:style-name="TableCell4994">
            <text:p text:style-name="P4995"/>
          </table:table-cell>
          <table:table-cell table:style-name="TableCell4996">
            <text:p text:style-name="P4997"/>
          </table:table-cell>
          <table:table-cell table:style-name="TableCell4998">
            <text:p text:style-name="P4999"/>
          </table:table-cell>
          <table:table-cell table:style-name="TableCell5000">
            <text:p text:style-name="P5001"/>
          </table:table-cell>
        </table:table-row>
        <table:table-row table:style-name="TableRow5002">
          <table:table-cell table:style-name="TableCell5003">
            <text:p text:style-name="P5004">155</text:p>
          </table:table-cell>
          <table:table-cell table:style-name="TableCell5005">
            <text:p text:style-name="P5006">93</text:p>
          </table:table-cell>
          <table:table-cell table:style-name="TableCell5007">
            <text:p text:style-name="P5008">Spectrum</text:p>
          </table:table-cell>
          <table:table-cell table:style-name="TableCell5009">
            <text:p text:style-name="P5010"/>
          </table:table-cell>
          <table:table-cell table:style-name="TableCell5011">
            <text:p text:style-name="P5012"/>
          </table:table-cell>
          <table:table-cell table:style-name="TableCell5013">
            <text:p text:style-name="P5014"/>
          </table:table-cell>
          <table:table-cell table:style-name="TableCell5015">
            <text:p text:style-name="P5016"/>
          </table:table-cell>
          <table:table-cell table:style-name="TableCell5017">
            <text:p text:style-name="P5018"/>
          </table:table-cell>
          <table:table-cell table:style-name="TableCell5019">
            <text:p text:style-name="P5020"/>
          </table:table-cell>
          <table:table-cell table:style-name="TableCell5021">
            <text:p text:style-name="P5022"/>
          </table:table-cell>
          <table:table-cell table:style-name="TableCell5023">
            <text:p text:style-name="P5024"/>
          </table:table-cell>
        </table:table-row>
        <table:table-row table:style-name="TableRow5025">
          <table:table-cell table:style-name="TableCell5026">
            <text:p text:style-name="P5027">156</text:p>
          </table:table-cell>
          <table:table-cell table:style-name="TableCell5028">
            <text:p text:style-name="P5029">94</text:p>
          </table:table-cell>
          <table:table-cell table:style-name="TableCell5030">
            <text:p text:style-name="P5031">Ectoplasma</text:p>
          </table:table-cell>
          <table:table-cell table:style-name="TableCell5032">
            <text:p text:style-name="P5033"/>
          </table:table-cell>
          <table:table-cell table:style-name="TableCell5034">
            <text:p text:style-name="P5035"/>
          </table:table-cell>
          <table:table-cell table:style-name="TableCell5036">
            <text:p text:style-name="P5037"/>
          </table:table-cell>
          <table:table-cell table:style-name="TableCell5038">
            <text:p text:style-name="P5039"/>
          </table:table-cell>
          <table:table-cell table:style-name="TableCell5040">
            <text:p text:style-name="P5041"/>
          </table:table-cell>
          <table:table-cell table:style-name="TableCell5042">
            <text:p text:style-name="P5043"/>
          </table:table-cell>
          <table:table-cell table:style-name="TableCell5044">
            <text:p text:style-name="P5045"/>
          </table:table-cell>
          <table:table-cell table:style-name="TableCell5046">
            <text:p text:style-name="P5047"/>
          </table:table-cell>
        </table:table-row>
        <table:table-row table:style-name="TableRow5048">
          <table:table-cell table:style-name="TableCell5049">
            <text:p text:style-name="P5050"/>
          </table:table-cell>
          <table:table-cell table:style-name="TableCell5051">
            <text:p text:style-name="P5052"/>
          </table:table-cell>
          <table:table-cell table:style-name="TableCell5053">
            <text:p text:style-name="P5054"/>
          </table:table-cell>
          <table:table-cell table:style-name="TableCell5055">
            <text:p text:style-name="P5056"/>
          </table:table-cell>
          <table:table-cell table:style-name="TableCell5057">
            <text:p text:style-name="P5058"/>
          </table:table-cell>
          <table:table-cell table:style-name="TableCell5059">
            <text:p text:style-name="P5060"/>
          </table:table-cell>
          <table:table-cell table:style-name="TableCell5061">
            <text:p text:style-name="P5062"/>
          </table:table-cell>
          <table:table-cell table:style-name="TableCell5063">
            <text:p text:style-name="P5064"/>
          </table:table-cell>
          <table:table-cell table:style-name="TableCell5065">
            <text:p text:style-name="P5066"/>
          </table:table-cell>
          <table:table-cell table:style-name="TableCell5067">
            <text:p text:style-name="P5068"/>
          </table:table-cell>
          <table:table-cell table:style-name="TableCell5069">
            <text:p text:style-name="P5070"/>
          </table:table-cell>
        </table:table-row>
        <table:table-row table:style-name="TableRow5071">
          <table:table-cell table:style-name="TableCell5072">
            <text:p text:style-name="P5073">157</text:p>
          </table:table-cell>
          <table:table-cell table:style-name="TableCell5074">
            <text:p text:style-name="P5075">95</text:p>
          </table:table-cell>
          <table:table-cell table:style-name="TableCell5076">
            <text:p text:style-name="P5077">Onix</text:p>
          </table:table-cell>
          <table:table-cell table:style-name="TableCell5078">
            <text:p text:style-name="P5079"/>
          </table:table-cell>
          <table:table-cell table:style-name="TableCell5080">
            <text:p text:style-name="P5081"/>
          </table:table-cell>
          <table:table-cell table:style-name="TableCell5082">
            <text:p text:style-name="P5083"/>
          </table:table-cell>
          <table:table-cell table:style-name="TableCell5084">
            <text:p text:style-name="P5085"/>
          </table:table-cell>
          <table:table-cell table:style-name="TableCell5086">
            <text:p text:style-name="P5087"/>
          </table:table-cell>
          <table:table-cell table:style-name="TableCell5088">
            <text:p text:style-name="P5089"/>
          </table:table-cell>
          <table:table-cell table:style-name="TableCell5090">
            <text:p text:style-name="P5091"/>
          </table:table-cell>
          <table:table-cell table:style-name="TableCell5092">
            <text:p text:style-name="P5093"/>
          </table:table-cell>
        </table:table-row>
        <table:table-row table:style-name="TableRow5094">
          <table:table-cell table:style-name="TableCell5095">
            <text:p text:style-name="P5096">158</text:p>
          </table:table-cell>
          <table:table-cell table:style-name="TableCell5097">
            <text:p text:style-name="P5098">208</text:p>
          </table:table-cell>
          <table:table-cell table:style-name="TableCell5099">
            <text:p text:style-name="P5100">Steelix</text:p>
          </table:table-cell>
          <table:table-cell table:style-name="TableCell5101">
            <text:p text:style-name="P5102"/>
          </table:table-cell>
          <table:table-cell table:style-name="TableCell5103">
            <text:p text:style-name="P5104"/>
          </table:table-cell>
          <table:table-cell table:style-name="TableCell5105">
            <text:p text:style-name="P5106"/>
          </table:table-cell>
          <table:table-cell table:style-name="TableCell5107">
            <text:p text:style-name="P5108"/>
          </table:table-cell>
          <table:table-cell table:style-name="TableCell5109">
            <text:p text:style-name="P5110"/>
          </table:table-cell>
          <table:table-cell table:style-name="TableCell5111">
            <text:p text:style-name="P5112"/>
          </table:table-cell>
          <table:table-cell table:style-name="TableCell5113">
            <text:p text:style-name="P5114"/>
          </table:table-cell>
          <table:table-cell table:style-name="TableCell5115">
            <text:p text:style-name="P5116"/>
          </table:table-cell>
        </table:table-row>
        <table:table-row table:style-name="TableRow5117">
          <table:table-cell table:style-name="TableCell5118">
            <text:p text:style-name="P5119"/>
          </table:table-cell>
          <table:table-cell table:style-name="TableCell5120">
            <text:p text:style-name="P5121"/>
          </table:table-cell>
          <table:table-cell table:style-name="TableCell5122">
            <text:p text:style-name="P5123"/>
          </table:table-cell>
          <table:table-cell table:style-name="TableCell5124">
            <text:p text:style-name="P5125"/>
          </table:table-cell>
          <table:table-cell table:style-name="TableCell5126">
            <text:p text:style-name="P5127"/>
          </table:table-cell>
          <table:table-cell table:style-name="TableCell5128">
            <text:p text:style-name="P5129"/>
          </table:table-cell>
          <table:table-cell table:style-name="TableCell5130">
            <text:p text:style-name="P5131"/>
          </table:table-cell>
          <table:table-cell table:style-name="TableCell5132">
            <text:p text:style-name="P5133"/>
          </table:table-cell>
          <table:table-cell table:style-name="TableCell5134">
            <text:p text:style-name="P5135"/>
          </table:table-cell>
          <table:table-cell table:style-name="TableCell5136">
            <text:p text:style-name="P5137"/>
          </table:table-cell>
          <table:table-cell table:style-name="TableCell5138">
            <text:p text:style-name="P5139"/>
          </table:table-cell>
        </table:table-row>
        <table:table-row table:style-name="TableRow5140">
          <table:table-cell table:style-name="TableCell5141">
            <text:p text:style-name="P5142">159</text:p>
          </table:table-cell>
          <table:table-cell table:style-name="TableCell5143">
            <text:p text:style-name="P5144">96</text:p>
          </table:table-cell>
          <table:table-cell table:style-name="TableCell5145">
            <text:p text:style-name="P5146">Soporifik</text:p>
          </table:table-cell>
          <table:table-cell table:style-name="TableCell5147">
            <text:p text:style-name="P5148"/>
          </table:table-cell>
          <table:table-cell table:style-name="TableCell5149">
            <text:p text:style-name="P5150"/>
          </table:table-cell>
          <table:table-cell table:style-name="TableCell5151">
            <text:p text:style-name="P5152"/>
          </table:table-cell>
          <table:table-cell table:style-name="TableCell5153">
            <text:p text:style-name="P5154"/>
          </table:table-cell>
          <table:table-cell table:style-name="TableCell5155">
            <text:p text:style-name="P5156"/>
          </table:table-cell>
          <table:table-cell table:style-name="TableCell5157">
            <text:p text:style-name="P5158"/>
          </table:table-cell>
          <table:table-cell table:style-name="TableCell5159">
            <text:p text:style-name="P5160"/>
          </table:table-cell>
          <table:table-cell table:style-name="TableCell5161">
            <text:p text:style-name="P5162"/>
          </table:table-cell>
        </table:table-row>
        <table:table-row table:style-name="TableRow5163">
          <table:table-cell table:style-name="TableCell5164">
            <text:p text:style-name="P5165">160</text:p>
          </table:table-cell>
          <table:table-cell table:style-name="TableCell5166">
            <text:p text:style-name="P5167">97</text:p>
          </table:table-cell>
          <table:table-cell table:style-name="TableCell5168">
            <text:p text:style-name="P5169">Hypnomade</text:p>
          </table:table-cell>
          <table:table-cell table:style-name="TableCell5170">
            <text:p text:style-name="P5171"/>
          </table:table-cell>
          <table:table-cell table:style-name="TableCell5172">
            <text:p text:style-name="P5173"/>
          </table:table-cell>
          <table:table-cell table:style-name="TableCell5174">
            <text:p text:style-name="P5175"/>
          </table:table-cell>
          <table:table-cell table:style-name="TableCell5176">
            <text:p text:style-name="P5177"/>
          </table:table-cell>
          <table:table-cell table:style-name="TableCell5178">
            <text:p text:style-name="P5179"/>
          </table:table-cell>
          <table:table-cell table:style-name="TableCell5180">
            <text:p text:style-name="P5181"/>
          </table:table-cell>
          <table:table-cell table:style-name="TableCell5182">
            <text:p text:style-name="P5183"/>
          </table:table-cell>
          <table:table-cell table:style-name="TableCell5184">
            <text:p text:style-name="P5185"/>
          </table:table-cell>
        </table:table-row>
        <table:table-row table:style-name="TableRow5186">
          <table:table-cell table:style-name="TableCell5187">
            <text:p text:style-name="P5188"/>
          </table:table-cell>
          <table:table-cell table:style-name="TableCell5189">
            <text:p text:style-name="P5190"/>
          </table:table-cell>
          <table:table-cell table:style-name="TableCell5191">
            <text:p text:style-name="P5192"/>
          </table:table-cell>
          <table:table-cell table:style-name="TableCell5193">
            <text:p text:style-name="P5194"/>
          </table:table-cell>
          <table:table-cell table:style-name="TableCell5195">
            <text:p text:style-name="P5196"/>
          </table:table-cell>
          <table:table-cell table:style-name="TableCell5197">
            <text:p text:style-name="P5198"/>
          </table:table-cell>
          <table:table-cell table:style-name="TableCell5199">
            <text:p text:style-name="P5200"/>
          </table:table-cell>
          <table:table-cell table:style-name="TableCell5201">
            <text:p text:style-name="P5202"/>
          </table:table-cell>
          <table:table-cell table:style-name="TableCell5203">
            <text:p text:style-name="P5204"/>
          </table:table-cell>
          <table:table-cell table:style-name="TableCell5205">
            <text:p text:style-name="P5206"/>
          </table:table-cell>
          <table:table-cell table:style-name="TableCell5207">
            <text:p text:style-name="P5208"/>
          </table:table-cell>
        </table:table-row>
        <table:table-row table:style-name="TableRow5209">
          <table:table-cell table:style-name="TableCell5210">
            <text:p text:style-name="P5211">161</text:p>
          </table:table-cell>
          <table:table-cell table:style-name="TableCell5212">
            <text:p text:style-name="P5213">98</text:p>
          </table:table-cell>
          <table:table-cell table:style-name="TableCell5214">
            <text:p text:style-name="P5215">Krabby</text:p>
          </table:table-cell>
          <table:table-cell table:style-name="TableCell5216">
            <text:p text:style-name="P5217"/>
          </table:table-cell>
          <table:table-cell table:style-name="TableCell5218">
            <text:p text:style-name="P5219"/>
          </table:table-cell>
          <table:table-cell table:style-name="TableCell5220">
            <text:p text:style-name="P5221"/>
          </table:table-cell>
          <table:table-cell table:style-name="TableCell5222">
            <text:p text:style-name="P5223"/>
          </table:table-cell>
          <table:table-cell table:style-name="TableCell5224">
            <text:p text:style-name="P5225"/>
          </table:table-cell>
          <table:table-cell table:style-name="TableCell5226">
            <text:p text:style-name="P5227"/>
          </table:table-cell>
          <table:table-cell table:style-name="TableCell5228">
            <text:p text:style-name="P5229"/>
          </table:table-cell>
          <table:table-cell table:style-name="TableCell5230">
            <text:p text:style-name="P5231"/>
          </table:table-cell>
        </table:table-row>
        <table:table-row table:style-name="TableRow5232">
          <table:table-cell table:style-name="TableCell5233">
            <text:p text:style-name="P5234">162</text:p>
          </table:table-cell>
          <table:table-cell table:style-name="TableCell5235">
            <text:p text:style-name="P5236">99</text:p>
          </table:table-cell>
          <table:table-cell table:style-name="TableCell5237">
            <text:p text:style-name="P5238">Krabboss</text:p>
          </table:table-cell>
          <table:table-cell table:style-name="TableCell5239">
            <text:p text:style-name="P5240"/>
          </table:table-cell>
          <table:table-cell table:style-name="TableCell5241">
            <text:p text:style-name="P5242"/>
          </table:table-cell>
          <table:table-cell table:style-name="TableCell5243">
            <text:p text:style-name="P5244"/>
          </table:table-cell>
          <table:table-cell table:style-name="TableCell5245">
            <text:p text:style-name="P5246"/>
          </table:table-cell>
          <table:table-cell table:style-name="TableCell5247">
            <text:p text:style-name="P5248"/>
          </table:table-cell>
          <table:table-cell table:style-name="TableCell5249">
            <text:p text:style-name="P5250"/>
          </table:table-cell>
          <table:table-cell table:style-name="TableCell5251">
            <text:p text:style-name="P5252"/>
          </table:table-cell>
          <table:table-cell table:style-name="TableCell5253">
            <text:p text:style-name="P5254"/>
          </table:table-cell>
        </table:table-row>
        <table:table-row table:style-name="TableRow5255">
          <table:table-cell table:style-name="TableCell5256">
            <text:p text:style-name="P5257"/>
          </table:table-cell>
          <table:table-cell table:style-name="TableCell5258">
            <text:p text:style-name="P5259"/>
          </table:table-cell>
          <table:table-cell table:style-name="TableCell5260">
            <text:p text:style-name="P5261"/>
          </table:table-cell>
          <table:table-cell table:style-name="TableCell5262">
            <text:p text:style-name="P5263"/>
          </table:table-cell>
          <table:table-cell table:style-name="TableCell5264">
            <text:p text:style-name="P5265"/>
          </table:table-cell>
          <table:table-cell table:style-name="TableCell5266">
            <text:p text:style-name="P5267"/>
          </table:table-cell>
          <table:table-cell table:style-name="TableCell5268">
            <text:p text:style-name="P5269"/>
          </table:table-cell>
          <table:table-cell table:style-name="TableCell5270">
            <text:p text:style-name="P5271"/>
          </table:table-cell>
          <table:table-cell table:style-name="TableCell5272">
            <text:p text:style-name="P5273"/>
          </table:table-cell>
          <table:table-cell table:style-name="TableCell5274">
            <text:p text:style-name="P5275"/>
          </table:table-cell>
          <table:table-cell table:style-name="TableCell5276">
            <text:p text:style-name="P5277"/>
          </table:table-cell>
        </table:table-row>
        <table:table-row table:style-name="TableRow5278">
          <table:table-cell table:style-name="TableCell5279">
            <text:p text:style-name="P5280">163</text:p>
          </table:table-cell>
          <table:table-cell table:style-name="TableCell5281">
            <text:p text:style-name="P5282">100</text:p>
          </table:table-cell>
          <table:table-cell table:style-name="TableCell5283">
            <text:p text:style-name="P5284">Voltorbe</text:p>
          </table:table-cell>
          <table:table-cell table:style-name="TableCell5285">
            <text:p text:style-name="P5286"/>
          </table:table-cell>
          <table:table-cell table:style-name="TableCell5287">
            <text:p text:style-name="P5288"/>
          </table:table-cell>
          <table:table-cell table:style-name="TableCell5289">
            <text:p text:style-name="P5290"/>
          </table:table-cell>
          <table:table-cell table:style-name="TableCell5291">
            <text:p text:style-name="P5292"/>
          </table:table-cell>
          <table:table-cell table:style-name="TableCell5293">
            <text:p text:style-name="P5294"/>
          </table:table-cell>
          <table:table-cell table:style-name="TableCell5295">
            <text:p text:style-name="P5296"/>
          </table:table-cell>
          <table:table-cell table:style-name="TableCell5297">
            <text:p text:style-name="P5298"/>
          </table:table-cell>
          <table:table-cell table:style-name="TableCell5299">
            <text:p text:style-name="P5300"/>
          </table:table-cell>
        </table:table-row>
        <table:table-row table:style-name="TableRow5301">
          <table:table-cell table:style-name="TableCell5302">
            <text:p text:style-name="P5303">164</text:p>
          </table:table-cell>
          <table:table-cell table:style-name="TableCell5304">
            <text:p text:style-name="P5305">101</text:p>
          </table:table-cell>
          <table:table-cell table:style-name="TableCell5306">
            <text:p text:style-name="P5307">Électrode</text:p>
          </table:table-cell>
          <table:table-cell table:style-name="TableCell5308">
            <text:p text:style-name="P5309"/>
          </table:table-cell>
          <table:table-cell table:style-name="TableCell5310">
            <text:p text:style-name="P5311"/>
          </table:table-cell>
          <table:table-cell table:style-name="TableCell5312">
            <text:p text:style-name="P5313"/>
          </table:table-cell>
          <table:table-cell table:style-name="TableCell5314">
            <text:p text:style-name="P5315"/>
          </table:table-cell>
          <table:table-cell table:style-name="TableCell5316">
            <text:p text:style-name="P5317"/>
          </table:table-cell>
          <table:table-cell table:style-name="TableCell5318">
            <text:p text:style-name="P5319"/>
          </table:table-cell>
          <table:table-cell table:style-name="TableCell5320">
            <text:p text:style-name="P5321"/>
          </table:table-cell>
          <table:table-cell table:style-name="TableCell5322">
            <text:p text:style-name="P5323"/>
          </table:table-cell>
        </table:table-row>
        <table:table-row table:style-name="TableRow5324">
          <table:table-cell table:style-name="TableCell5325">
            <text:p text:style-name="P5326"/>
          </table:table-cell>
          <table:table-cell table:style-name="TableCell5327">
            <text:p text:style-name="P5328"/>
          </table:table-cell>
          <table:table-cell table:style-name="TableCell5329">
            <text:p text:style-name="P5330"/>
          </table:table-cell>
          <table:table-cell table:style-name="TableCell5331">
            <text:p text:style-name="P5332"/>
          </table:table-cell>
          <table:table-cell table:style-name="TableCell5333">
            <text:p text:style-name="P5334"/>
          </table:table-cell>
          <table:table-cell table:style-name="TableCell5335">
            <text:p text:style-name="P5336"/>
          </table:table-cell>
          <table:table-cell table:style-name="TableCell5337">
            <text:p text:style-name="P5338"/>
          </table:table-cell>
          <table:table-cell table:style-name="TableCell5339">
            <text:p text:style-name="P5340"/>
          </table:table-cell>
          <table:table-cell table:style-name="TableCell5341">
            <text:p text:style-name="P5342"/>
          </table:table-cell>
          <table:table-cell table:style-name="TableCell5343">
            <text:p text:style-name="P5344"/>
          </table:table-cell>
          <table:table-cell table:style-name="TableCell5345">
            <text:p text:style-name="P5346"/>
          </table:table-cell>
        </table:table-row>
        <table:table-row table:style-name="TableRow5347">
          <table:table-cell table:style-name="TableCell5348">
            <text:p text:style-name="P5349">165</text:p>
          </table:table-cell>
          <table:table-cell table:style-name="TableCell5350">
            <text:p text:style-name="P5351">102</text:p>
          </table:table-cell>
          <table:table-cell table:style-name="TableCell5352">
            <text:p text:style-name="P5353">Noeunoeuf</text:p>
          </table:table-cell>
          <table:table-cell table:style-name="TableCell5354">
            <text:p text:style-name="P5355"/>
          </table:table-cell>
          <table:table-cell table:style-name="TableCell5356">
            <text:p text:style-name="P5357"/>
          </table:table-cell>
          <table:table-cell table:style-name="TableCell5358">
            <text:p text:style-name="P5359"/>
          </table:table-cell>
          <table:table-cell table:style-name="TableCell5360">
            <text:p text:style-name="P5361"/>
          </table:table-cell>
          <table:table-cell table:style-name="TableCell5362">
            <text:p text:style-name="P5363"/>
          </table:table-cell>
          <table:table-cell table:style-name="TableCell5364">
            <text:p text:style-name="P5365"/>
          </table:table-cell>
          <table:table-cell table:style-name="TableCell5366">
            <text:p text:style-name="P5367"/>
          </table:table-cell>
          <table:table-cell table:style-name="TableCell5368">
            <text:p text:style-name="P5369"/>
          </table:table-cell>
        </table:table-row>
        <table:table-row table:style-name="TableRow5370">
          <table:table-cell table:style-name="TableCell5371">
            <text:p text:style-name="P5372">166</text:p>
          </table:table-cell>
          <table:table-cell table:style-name="TableCell5373">
            <text:p text:style-name="P5374">103</text:p>
          </table:table-cell>
          <table:table-cell table:style-name="TableCell5375">
            <text:p text:style-name="P5376">Noadkoko</text:p>
          </table:table-cell>
          <table:table-cell table:style-name="TableCell5377">
            <text:p text:style-name="P5378"/>
          </table:table-cell>
          <table:table-cell table:style-name="TableCell5379">
            <text:p text:style-name="P5380"/>
          </table:table-cell>
          <table:table-cell table:style-name="TableCell5381">
            <text:p text:style-name="P5382"/>
          </table:table-cell>
          <table:table-cell table:style-name="TableCell5383">
            <text:p text:style-name="P5384"/>
          </table:table-cell>
          <table:table-cell table:style-name="TableCell5385">
            <text:p text:style-name="P5386"/>
          </table:table-cell>
          <table:table-cell table:style-name="TableCell5387">
            <text:p text:style-name="P5388"/>
          </table:table-cell>
          <table:table-cell table:style-name="TableCell5389">
            <text:p text:style-name="P5390"/>
          </table:table-cell>
          <table:table-cell table:style-name="TableCell5391">
            <text:p text:style-name="P5392"/>
          </table:table-cell>
        </table:table-row>
        <table:table-row table:style-name="TableRow5393">
          <table:table-cell table:style-name="TableCell5394">
            <text:p text:style-name="P5395"/>
          </table:table-cell>
          <table:table-cell table:style-name="TableCell5396">
            <text:p text:style-name="P5397"/>
          </table:table-cell>
          <table:table-cell table:style-name="TableCell5398">
            <text:p text:style-name="P5399"/>
          </table:table-cell>
          <table:table-cell table:style-name="TableCell5400">
            <text:p text:style-name="P5401"/>
          </table:table-cell>
          <table:table-cell table:style-name="TableCell5402">
            <text:p text:style-name="P5403"/>
          </table:table-cell>
          <table:table-cell table:style-name="TableCell5404">
            <text:p text:style-name="P5405"/>
          </table:table-cell>
          <table:table-cell table:style-name="TableCell5406">
            <text:p text:style-name="P5407"/>
          </table:table-cell>
          <table:table-cell table:style-name="TableCell5408">
            <text:p text:style-name="P5409"/>
          </table:table-cell>
          <table:table-cell table:style-name="TableCell5410">
            <text:p text:style-name="P5411"/>
          </table:table-cell>
          <table:table-cell table:style-name="TableCell5412">
            <text:p text:style-name="P5413"/>
          </table:table-cell>
          <table:table-cell table:style-name="TableCell5414">
            <text:p text:style-name="P5415"/>
          </table:table-cell>
        </table:table-row>
        <table:table-row table:style-name="TableRow5416">
          <table:table-cell table:style-name="TableCell5417">
            <text:p text:style-name="P5418">167</text:p>
          </table:table-cell>
          <table:table-cell table:style-name="TableCell5419">
            <text:p text:style-name="P5420">104</text:p>
          </table:table-cell>
          <table:table-cell table:style-name="TableCell5421">
            <text:p text:style-name="P5422">Osselait</text:p>
          </table:table-cell>
          <table:table-cell table:style-name="TableCell5423">
            <text:p text:style-name="P5424"/>
          </table:table-cell>
          <table:table-cell table:style-name="TableCell5425">
            <text:p text:style-name="P5426"/>
          </table:table-cell>
          <table:table-cell table:style-name="TableCell5427">
            <text:p text:style-name="P5428"/>
          </table:table-cell>
          <table:table-cell table:style-name="TableCell5429">
            <text:p text:style-name="P5430"/>
          </table:table-cell>
          <table:table-cell table:style-name="TableCell5431">
            <text:p text:style-name="P5432"/>
          </table:table-cell>
          <table:table-cell table:style-name="TableCell5433">
            <text:p text:style-name="P5434"/>
          </table:table-cell>
          <table:table-cell table:style-name="TableCell5435">
            <text:p text:style-name="P5436"/>
          </table:table-cell>
          <table:table-cell table:style-name="TableCell5437">
            <text:p text:style-name="P5438"/>
          </table:table-cell>
        </table:table-row>
        <table:table-row table:style-name="TableRow5439">
          <table:table-cell table:style-name="TableCell5440">
            <text:p text:style-name="P5441">168</text:p>
          </table:table-cell>
          <table:table-cell table:style-name="TableCell5442">
            <text:p text:style-name="P5443">105</text:p>
          </table:table-cell>
          <table:table-cell table:style-name="TableCell5444">
            <text:p text:style-name="P5445">Ossatueur</text:p>
          </table:table-cell>
          <table:table-cell table:style-name="TableCell5446">
            <text:p text:style-name="P5447"/>
          </table:table-cell>
          <table:table-cell table:style-name="TableCell5448">
            <text:p text:style-name="P5449"/>
          </table:table-cell>
          <table:table-cell table:style-name="TableCell5450">
            <text:p text:style-name="P5451"/>
          </table:table-cell>
          <table:table-cell table:style-name="TableCell5452">
            <text:p text:style-name="P5453"/>
          </table:table-cell>
          <table:table-cell table:style-name="TableCell5454">
            <text:p text:style-name="P5455"/>
          </table:table-cell>
          <table:table-cell table:style-name="TableCell5456">
            <text:p text:style-name="P5457"/>
          </table:table-cell>
          <table:table-cell table:style-name="TableCell5458">
            <text:p text:style-name="P5459"/>
          </table:table-cell>
          <table:table-cell table:style-name="TableCell5460">
            <text:p text:style-name="P5461"/>
          </table:table-cell>
        </table:table-row>
        <table:table-row table:style-name="TableRow5462">
          <table:table-cell table:style-name="TableCell5463">
            <text:p text:style-name="P5464"/>
          </table:table-cell>
          <table:table-cell table:style-name="TableCell5465">
            <text:p text:style-name="P5466"/>
          </table:table-cell>
          <table:table-cell table:style-name="TableCell5467">
            <text:p text:style-name="P5468"/>
          </table:table-cell>
          <table:table-cell table:style-name="TableCell5469">
            <text:p text:style-name="P5470"/>
          </table:table-cell>
          <table:table-cell table:style-name="TableCell5471">
            <text:p text:style-name="P5472"/>
          </table:table-cell>
          <table:table-cell table:style-name="TableCell5473">
            <text:p text:style-name="P5474"/>
          </table:table-cell>
          <table:table-cell table:style-name="TableCell5475">
            <text:p text:style-name="P5476"/>
          </table:table-cell>
          <table:table-cell table:style-name="TableCell5477">
            <text:p text:style-name="P5478"/>
          </table:table-cell>
          <table:table-cell table:style-name="TableCell5479">
            <text:p text:style-name="P5480"/>
          </table:table-cell>
          <table:table-cell table:style-name="TableCell5481">
            <text:p text:style-name="P5482"/>
          </table:table-cell>
          <table:table-cell table:style-name="TableCell5483">
            <text:p text:style-name="P5484"/>
          </table:table-cell>
        </table:table-row>
        <table:table-row table:style-name="TableRow5485">
          <table:table-cell table:style-name="TableCell5486">
            <text:p text:style-name="P5487">169</text:p>
          </table:table-cell>
          <table:table-cell table:style-name="TableCell5488">
            <text:p text:style-name="P5489">296</text:p>
          </table:table-cell>
          <table:table-cell table:style-name="TableCell5490">
            <text:p text:style-name="P5491">Makuhita</text:p>
          </table:table-cell>
          <table:table-cell table:style-name="TableCell5492">
            <text:p text:style-name="P5493"/>
          </table:table-cell>
          <table:table-cell table:style-name="TableCell5494">
            <text:p text:style-name="P5495"/>
          </table:table-cell>
          <table:table-cell table:style-name="TableCell5496">
            <text:p text:style-name="P5497"/>
          </table:table-cell>
          <table:table-cell table:style-name="TableCell5498">
            <text:p text:style-name="P5499"/>
          </table:table-cell>
          <table:table-cell table:style-name="TableCell5500">
            <text:p text:style-name="P5501"/>
          </table:table-cell>
          <table:table-cell table:style-name="TableCell5502">
            <text:p text:style-name="P5503"/>
          </table:table-cell>
          <table:table-cell table:style-name="TableCell5504">
            <text:p text:style-name="P5505"/>
          </table:table-cell>
          <table:table-cell table:style-name="TableCell5506">
            <text:p text:style-name="P5507"/>
          </table:table-cell>
        </table:table-row>
        <table:table-row table:style-name="TableRow5508">
          <table:table-cell table:style-name="TableCell5509">
            <text:p text:style-name="P5510">170</text:p>
          </table:table-cell>
          <table:table-cell table:style-name="TableCell5511">
            <text:p text:style-name="P5512">297</text:p>
          </table:table-cell>
          <table:table-cell table:style-name="TableCell5513">
            <text:p text:style-name="P5514">Hariyama</text:p>
          </table:table-cell>
          <table:table-cell table:style-name="TableCell5515">
            <text:p text:style-name="P5516"/>
          </table:table-cell>
          <table:table-cell table:style-name="TableCell5517">
            <text:p text:style-name="P5518"/>
          </table:table-cell>
          <table:table-cell table:style-name="TableCell5519">
            <text:p text:style-name="P5520"/>
          </table:table-cell>
          <table:table-cell table:style-name="TableCell5521">
            <text:p text:style-name="P5522"/>
          </table:table-cell>
          <table:table-cell table:style-name="TableCell5523">
            <text:p text:style-name="P5524"/>
          </table:table-cell>
          <table:table-cell table:style-name="TableCell5525">
            <text:p text:style-name="P5526"/>
          </table:table-cell>
          <table:table-cell table:style-name="TableCell5527">
            <text:p text:style-name="P5528"/>
          </table:table-cell>
          <table:table-cell table:style-name="TableCell5529">
            <text:p text:style-name="P5530"/>
          </table:table-cell>
        </table:table-row>
        <table:table-row table:style-name="TableRow5531">
          <table:table-cell table:style-name="TableCell5532">
            <text:p text:style-name="P5533"/>
          </table:table-cell>
          <table:table-cell table:style-name="TableCell5534">
            <text:p text:style-name="P5535"/>
          </table:table-cell>
          <table:table-cell table:style-name="TableCell5536">
            <text:p text:style-name="P5537"/>
          </table:table-cell>
          <table:table-cell table:style-name="TableCell5538">
            <text:p text:style-name="P5539"/>
          </table:table-cell>
          <table:table-cell table:style-name="TableCell5540">
            <text:p text:style-name="P5541"/>
          </table:table-cell>
          <table:table-cell table:style-name="TableCell5542">
            <text:p text:style-name="P5543"/>
          </table:table-cell>
          <table:table-cell table:style-name="TableCell5544">
            <text:p text:style-name="P5545"/>
          </table:table-cell>
          <table:table-cell table:style-name="TableCell5546">
            <text:p text:style-name="P5547"/>
          </table:table-cell>
          <table:table-cell table:style-name="TableCell5548">
            <text:p text:style-name="P5549"/>
          </table:table-cell>
          <table:table-cell table:style-name="TableCell5550">
            <text:p text:style-name="P5551"/>
          </table:table-cell>
          <table:table-cell table:style-name="TableCell5552">
            <text:p text:style-name="P5553"/>
          </table:table-cell>
        </table:table-row>
        <table:table-row table:style-name="TableRow5554">
          <table:table-cell table:style-name="TableCell5555">
            <text:p text:style-name="P5556">171</text:p>
          </table:table-cell>
          <table:table-cell table:style-name="TableCell5557">
            <text:p text:style-name="P5558">236</text:p>
          </table:table-cell>
          <table:table-cell table:style-name="TableCell5559">
            <text:p text:style-name="P5560">Debugant</text:p>
          </table:table-cell>
          <table:table-cell table:style-name="TableCell5561">
            <text:p text:style-name="P5562"/>
          </table:table-cell>
          <table:table-cell table:style-name="TableCell5563">
            <text:p text:style-name="P5564"/>
          </table:table-cell>
          <table:table-cell table:style-name="TableCell5565">
            <text:p text:style-name="P5566"/>
          </table:table-cell>
          <table:table-cell table:style-name="TableCell5567">
            <text:p text:style-name="P5568"/>
          </table:table-cell>
          <table:table-cell table:style-name="TableCell5569">
            <text:p text:style-name="P5570"/>
          </table:table-cell>
          <table:table-cell table:style-name="TableCell5571">
            <text:p text:style-name="P5572"/>
          </table:table-cell>
          <table:table-cell table:style-name="TableCell5573">
            <text:p text:style-name="P5574"/>
          </table:table-cell>
          <table:table-cell table:style-name="TableCell5575">
            <text:p text:style-name="P5576"/>
          </table:table-cell>
        </table:table-row>
        <table:table-row table:style-name="TableRow5577">
          <table:table-cell table:style-name="TableCell5578">
            <text:p text:style-name="P5579">172</text:p>
          </table:table-cell>
          <table:table-cell table:style-name="TableCell5580">
            <text:p text:style-name="P5581">106</text:p>
          </table:table-cell>
          <table:table-cell table:style-name="TableCell5582">
            <text:p text:style-name="P5583">Kicklee</text:p>
          </table:table-cell>
          <table:table-cell table:style-name="TableCell5584">
            <text:p text:style-name="P5585"/>
          </table:table-cell>
          <table:table-cell table:style-name="TableCell5586">
            <text:p text:style-name="P5587"/>
          </table:table-cell>
          <table:table-cell table:style-name="TableCell5588">
            <text:p text:style-name="P5589"/>
          </table:table-cell>
          <table:table-cell table:style-name="TableCell5590">
            <text:p text:style-name="P5591"/>
          </table:table-cell>
          <table:table-cell table:style-name="TableCell5592">
            <text:p text:style-name="P5593"/>
          </table:table-cell>
          <table:table-cell table:style-name="TableCell5594">
            <text:p text:style-name="P5595"/>
          </table:table-cell>
          <table:table-cell table:style-name="TableCell5596">
            <text:p text:style-name="P5597"/>
          </table:table-cell>
          <table:table-cell table:style-name="TableCell5598">
            <text:p text:style-name="P5599"/>
          </table:table-cell>
        </table:table-row>
        <table:table-row table:style-name="TableRow5600">
          <table:table-cell table:style-name="TableCell5601">
            <text:p text:style-name="P5602">173</text:p>
          </table:table-cell>
          <table:table-cell table:style-name="TableCell5603">
            <text:p text:style-name="P5604">107</text:p>
          </table:table-cell>
          <table:table-cell table:style-name="TableCell5605">
            <text:p text:style-name="P5606">Tygnon</text:p>
          </table:table-cell>
          <table:table-cell table:style-name="TableCell5607">
            <text:p text:style-name="P5608"/>
          </table:table-cell>
          <table:table-cell table:style-name="TableCell5609">
            <text:p text:style-name="P5610"/>
          </table:table-cell>
          <table:table-cell table:style-name="TableCell5611">
            <text:p text:style-name="P5612"/>
          </table:table-cell>
          <table:table-cell table:style-name="TableCell5613">
            <text:p text:style-name="P5614"/>
          </table:table-cell>
          <table:table-cell table:style-name="TableCell5615">
            <text:p text:style-name="P5616"/>
          </table:table-cell>
          <table:table-cell table:style-name="TableCell5617">
            <text:p text:style-name="P5618"/>
          </table:table-cell>
          <table:table-cell table:style-name="TableCell5619">
            <text:p text:style-name="P5620"/>
          </table:table-cell>
          <table:table-cell table:style-name="TableCell5621">
            <text:p text:style-name="P5622"/>
          </table:table-cell>
        </table:table-row>
        <table:table-row table:style-name="TableRow5623">
          <table:table-cell table:style-name="TableCell5624">
            <text:p text:style-name="P5625">174</text:p>
          </table:table-cell>
          <table:table-cell table:style-name="TableCell5626">
            <text:p text:style-name="P5627">237</text:p>
          </table:table-cell>
          <table:table-cell table:style-name="TableCell5628">
            <text:p text:style-name="P5629">Kapoera</text:p>
          </table:table-cell>
          <table:table-cell table:style-name="TableCell5630">
            <text:p text:style-name="P5631"/>
          </table:table-cell>
          <table:table-cell table:style-name="TableCell5632">
            <text:p text:style-name="P5633"/>
          </table:table-cell>
          <table:table-cell table:style-name="TableCell5634">
            <text:p text:style-name="P5635"/>
          </table:table-cell>
          <table:table-cell table:style-name="TableCell5636">
            <text:p text:style-name="P5637"/>
          </table:table-cell>
          <table:table-cell table:style-name="TableCell5638">
            <text:p text:style-name="P5639"/>
          </table:table-cell>
          <table:table-cell table:style-name="TableCell5640">
            <text:p text:style-name="P5641"/>
          </table:table-cell>
          <table:table-cell table:style-name="TableCell5642">
            <text:p text:style-name="P5643"/>
          </table:table-cell>
          <table:table-cell table:style-name="TableCell5644">
            <text:p text:style-name="P5645"/>
          </table:table-cell>
        </table:table-row>
        <table:table-row table:style-name="TableRow5646">
          <table:table-cell table:style-name="TableCell5647">
            <text:p text:style-name="P5648"/>
          </table:table-cell>
          <table:table-cell table:style-name="TableCell5649">
            <text:p text:style-name="P5650"/>
          </table:table-cell>
          <table:table-cell table:style-name="TableCell5651">
            <text:p text:style-name="P5652"/>
          </table:table-cell>
          <table:table-cell table:style-name="TableCell5653">
            <text:p text:style-name="P5654"/>
          </table:table-cell>
          <table:table-cell table:style-name="TableCell5655">
            <text:p text:style-name="P5656"/>
          </table:table-cell>
          <table:table-cell table:style-name="TableCell5657">
            <text:p text:style-name="P5658"/>
          </table:table-cell>
          <table:table-cell table:style-name="TableCell5659">
            <text:p text:style-name="P5660"/>
          </table:table-cell>
          <table:table-cell table:style-name="TableCell5661">
            <text:p text:style-name="P5662"/>
          </table:table-cell>
          <table:table-cell table:style-name="TableCell5663">
            <text:p text:style-name="P5664"/>
          </table:table-cell>
          <table:table-cell table:style-name="TableCell5665">
            <text:p text:style-name="P5666"/>
          </table:table-cell>
          <table:table-cell table:style-name="TableCell5667">
            <text:p text:style-name="P5668"/>
          </table:table-cell>
        </table:table-row>
        <table:table-row table:style-name="TableRow5669">
          <table:table-cell table:style-name="TableCell5670">
            <text:p text:style-name="P5671">175</text:p>
          </table:table-cell>
          <table:table-cell table:style-name="TableCell5672">
            <text:p text:style-name="P5673">108</text:p>
          </table:table-cell>
          <table:table-cell table:style-name="TableCell5674">
            <text:p text:style-name="P5675">Excelangue</text:p>
          </table:table-cell>
          <table:table-cell table:style-name="TableCell5676">
            <text:p text:style-name="P5677"/>
          </table:table-cell>
          <table:table-cell table:style-name="TableCell5678">
            <text:p text:style-name="P5679"/>
          </table:table-cell>
          <table:table-cell table:style-name="TableCell5680">
            <text:p text:style-name="P5681"/>
          </table:table-cell>
          <table:table-cell table:style-name="TableCell5682">
            <text:p text:style-name="P5683"/>
          </table:table-cell>
          <table:table-cell table:style-name="TableCell5684">
            <text:p text:style-name="P5685"/>
          </table:table-cell>
          <table:table-cell table:style-name="TableCell5686">
            <text:p text:style-name="P5687"/>
          </table:table-cell>
          <table:table-cell table:style-name="TableCell5688">
            <text:p text:style-name="P5689"/>
          </table:table-cell>
          <table:table-cell table:style-name="TableCell5690">
            <text:p text:style-name="P5691"/>
          </table:table-cell>
        </table:table-row>
        <table:table-row table:style-name="TableRow5692">
          <table:table-cell table:style-name="TableCell5693">
            <text:p text:style-name="P5694">176</text:p>
          </table:table-cell>
          <table:table-cell table:style-name="TableCell5695">
            <text:p text:style-name="P5696">463</text:p>
          </table:table-cell>
          <table:table-cell table:style-name="TableCell5697">
            <text:p text:style-name="P5698">Coudlangue</text:p>
          </table:table-cell>
          <table:table-cell table:style-name="TableCell5699">
            <text:p text:style-name="P5700"/>
          </table:table-cell>
          <table:table-cell table:style-name="TableCell5701">
            <text:p text:style-name="P5702"/>
          </table:table-cell>
          <table:table-cell table:style-name="TableCell5703">
            <text:p text:style-name="P5704"/>
          </table:table-cell>
          <table:table-cell table:style-name="TableCell5705">
            <text:p text:style-name="P5706"/>
          </table:table-cell>
          <table:table-cell table:style-name="TableCell5707">
            <text:p text:style-name="P5708"/>
          </table:table-cell>
          <table:table-cell table:style-name="TableCell5709">
            <text:p text:style-name="P5710"/>
          </table:table-cell>
          <table:table-cell table:style-name="TableCell5711">
            <text:p text:style-name="P5712"/>
          </table:table-cell>
          <table:table-cell table:style-name="TableCell5713">
            <text:p text:style-name="P5714"/>
          </table:table-cell>
        </table:table-row>
        <table:table-row table:style-name="TableRow5715">
          <table:table-cell table:style-name="TableCell5716">
            <text:p text:style-name="P5717"/>
          </table:table-cell>
          <table:table-cell table:style-name="TableCell5718">
            <text:p text:style-name="P5719"/>
          </table:table-cell>
          <table:table-cell table:style-name="TableCell5720">
            <text:p text:style-name="P5721"/>
          </table:table-cell>
          <table:table-cell table:style-name="TableCell5722">
            <text:p text:style-name="P5723"/>
          </table:table-cell>
          <table:table-cell table:style-name="TableCell5724">
            <text:p text:style-name="P5725"/>
          </table:table-cell>
          <table:table-cell table:style-name="TableCell5726">
            <text:p text:style-name="P5727"/>
          </table:table-cell>
          <table:table-cell table:style-name="TableCell5728">
            <text:p text:style-name="P5729"/>
          </table:table-cell>
          <table:table-cell table:style-name="TableCell5730">
            <text:p text:style-name="P5731"/>
          </table:table-cell>
          <table:table-cell table:style-name="TableCell5732">
            <text:p text:style-name="P5733"/>
          </table:table-cell>
          <table:table-cell table:style-name="TableCell5734">
            <text:p text:style-name="P5735"/>
          </table:table-cell>
          <table:table-cell table:style-name="TableCell5736">
            <text:p text:style-name="P5737"/>
          </table:table-cell>
        </table:table-row>
        <table:table-row table:style-name="TableRow5738">
          <table:table-cell table:style-name="TableCell5739">
            <text:p text:style-name="P5740">177</text:p>
          </table:table-cell>
          <table:table-cell table:style-name="TableCell5741">
            <text:p text:style-name="P5742">109</text:p>
          </table:table-cell>
          <table:table-cell table:style-name="TableCell5743">
            <text:p text:style-name="P5744">Smogo</text:p>
          </table:table-cell>
          <table:table-cell table:style-name="TableCell5745">
            <text:p text:style-name="P5746"/>
          </table:table-cell>
          <table:table-cell table:style-name="TableCell5747">
            <text:p text:style-name="P5748"/>
          </table:table-cell>
          <table:table-cell table:style-name="TableCell5749">
            <text:p text:style-name="P5750"/>
          </table:table-cell>
          <table:table-cell table:style-name="TableCell5751">
            <text:p text:style-name="P5752"/>
          </table:table-cell>
          <table:table-cell table:style-name="TableCell5753">
            <text:p text:style-name="P5754"/>
          </table:table-cell>
          <table:table-cell table:style-name="TableCell5755">
            <text:p text:style-name="P5756"/>
          </table:table-cell>
          <table:table-cell table:style-name="TableCell5757">
            <text:p text:style-name="P5758"/>
          </table:table-cell>
          <table:table-cell table:style-name="TableCell5759">
            <text:p text:style-name="P5760"/>
          </table:table-cell>
        </table:table-row>
        <table:table-row table:style-name="TableRow5761">
          <table:table-cell table:style-name="TableCell5762">
            <text:p text:style-name="P5763">178</text:p>
          </table:table-cell>
          <table:table-cell table:style-name="TableCell5764">
            <text:p text:style-name="P5765">110</text:p>
          </table:table-cell>
          <table:table-cell table:style-name="TableCell5766">
            <text:p text:style-name="P5767">Smogogo</text:p>
          </table:table-cell>
          <table:table-cell table:style-name="TableCell5768">
            <text:p text:style-name="P5769"/>
          </table:table-cell>
          <table:table-cell table:style-name="TableCell5770">
            <text:p text:style-name="P5771"/>
          </table:table-cell>
          <table:table-cell table:style-name="TableCell5772">
            <text:p text:style-name="P5773"/>
          </table:table-cell>
          <table:table-cell table:style-name="TableCell5774">
            <text:p text:style-name="P5775"/>
          </table:table-cell>
          <table:table-cell table:style-name="TableCell5776">
            <text:p text:style-name="P5777"/>
          </table:table-cell>
          <table:table-cell table:style-name="TableCell5778">
            <text:p text:style-name="P5779"/>
          </table:table-cell>
          <table:table-cell table:style-name="TableCell5780">
            <text:p text:style-name="P5781"/>
          </table:table-cell>
          <table:table-cell table:style-name="TableCell5782">
            <text:p text:style-name="P5783"/>
          </table:table-cell>
        </table:table-row>
        <table:table-row table:style-name="TableRow5784">
          <table:table-cell table:style-name="TableCell5785">
            <text:p text:style-name="P5786"/>
          </table:table-cell>
          <table:table-cell table:style-name="TableCell5787">
            <text:p text:style-name="P5788"/>
          </table:table-cell>
          <table:table-cell table:style-name="TableCell5789">
            <text:p text:style-name="P5790"/>
          </table:table-cell>
          <table:table-cell table:style-name="TableCell5791">
            <text:p text:style-name="P5792"/>
          </table:table-cell>
          <table:table-cell table:style-name="TableCell5793">
            <text:p text:style-name="P5794"/>
          </table:table-cell>
          <table:table-cell table:style-name="TableCell5795">
            <text:p text:style-name="P5796"/>
          </table:table-cell>
          <table:table-cell table:style-name="TableCell5797">
            <text:p text:style-name="P5798"/>
          </table:table-cell>
          <table:table-cell table:style-name="TableCell5799">
            <text:p text:style-name="P5800"/>
          </table:table-cell>
          <table:table-cell table:style-name="TableCell5801">
            <text:p text:style-name="P5802"/>
          </table:table-cell>
          <table:table-cell table:style-name="TableCell5803">
            <text:p text:style-name="P5804"/>
          </table:table-cell>
          <table:table-cell table:style-name="TableCell5805">
            <text:p text:style-name="P5806"/>
          </table:table-cell>
        </table:table-row>
        <table:table-row table:style-name="TableRow5807">
          <table:table-cell table:style-name="TableCell5808">
            <text:p text:style-name="P5809">179</text:p>
          </table:table-cell>
          <table:table-cell table:style-name="TableCell5810">
            <text:p text:style-name="P5811">198</text:p>
          </table:table-cell>
          <table:table-cell table:style-name="TableCell5812">
            <text:p text:style-name="P5813">Cornèbre</text:p>
          </table:table-cell>
          <table:table-cell table:style-name="TableCell5814">
            <text:p text:style-name="P5815"/>
          </table:table-cell>
          <table:table-cell table:style-name="TableCell5816">
            <text:p text:style-name="P5817"/>
          </table:table-cell>
          <table:table-cell table:style-name="TableCell5818">
            <text:p text:style-name="P5819"/>
          </table:table-cell>
          <table:table-cell table:style-name="TableCell5820">
            <text:p text:style-name="P5821"/>
          </table:table-cell>
          <table:table-cell table:style-name="TableCell5822">
            <text:p text:style-name="P5823"/>
          </table:table-cell>
          <table:table-cell table:style-name="TableCell5824">
            <text:p text:style-name="P5825"/>
          </table:table-cell>
          <table:table-cell table:style-name="TableCell5826">
            <text:p text:style-name="P5827"/>
          </table:table-cell>
          <table:table-cell table:style-name="TableCell5828">
            <text:p text:style-name="P5829"/>
          </table:table-cell>
        </table:table-row>
        <table:table-row table:style-name="TableRow5830">
          <table:table-cell table:style-name="TableCell5831">
            <text:p text:style-name="P5832">180</text:p>
          </table:table-cell>
          <table:table-cell table:style-name="TableCell5833">
            <text:p text:style-name="P5834">430</text:p>
          </table:table-cell>
          <table:table-cell table:style-name="TableCell5835">
            <text:p text:style-name="P5836">Corboss</text:p>
          </table:table-cell>
          <table:table-cell table:style-name="TableCell5837">
            <text:p text:style-name="P5838"/>
          </table:table-cell>
          <table:table-cell table:style-name="TableCell5839">
            <text:p text:style-name="P5840"/>
          </table:table-cell>
          <table:table-cell table:style-name="TableCell5841">
            <text:p text:style-name="P5842"/>
          </table:table-cell>
          <table:table-cell table:style-name="TableCell5843">
            <text:p text:style-name="P5844"/>
          </table:table-cell>
          <table:table-cell table:style-name="TableCell5845">
            <text:p text:style-name="P5846"/>
          </table:table-cell>
          <table:table-cell table:style-name="TableCell5847">
            <text:p text:style-name="P5848"/>
          </table:table-cell>
          <table:table-cell table:style-name="TableCell5849">
            <text:p text:style-name="P5850"/>
          </table:table-cell>
          <table:table-cell table:style-name="TableCell5851">
            <text:p text:style-name="P5852"/>
          </table:table-cell>
        </table:table-row>
        <table:table-row table:style-name="TableRow5853">
          <table:table-cell table:style-name="TableCell5854">
            <text:p text:style-name="P5855"/>
          </table:table-cell>
          <table:table-cell table:style-name="TableCell5856">
            <text:p text:style-name="P5857"/>
          </table:table-cell>
          <table:table-cell table:style-name="TableCell5858">
            <text:p text:style-name="P5859"/>
          </table:table-cell>
          <table:table-cell table:style-name="TableCell5860">
            <text:p text:style-name="P5861"/>
          </table:table-cell>
          <table:table-cell table:style-name="TableCell5862">
            <text:p text:style-name="P5863"/>
          </table:table-cell>
          <table:table-cell table:style-name="TableCell5864">
            <text:p text:style-name="P5865"/>
          </table:table-cell>
          <table:table-cell table:style-name="TableCell5866">
            <text:p text:style-name="P5867"/>
          </table:table-cell>
          <table:table-cell table:style-name="TableCell5868">
            <text:p text:style-name="P5869"/>
          </table:table-cell>
          <table:table-cell table:style-name="TableCell5870">
            <text:p text:style-name="P5871"/>
          </table:table-cell>
          <table:table-cell table:style-name="TableCell5872">
            <text:p text:style-name="P5873"/>
          </table:table-cell>
          <table:table-cell table:style-name="TableCell5874">
            <text:p text:style-name="P5875"/>
          </table:table-cell>
        </table:table-row>
        <table:table-row table:style-name="TableRow5876">
          <table:table-cell table:style-name="TableCell5877">
            <text:p text:style-name="P5878">181</text:p>
          </table:table-cell>
          <table:table-cell table:style-name="TableCell5879">
            <text:p text:style-name="P5880">329</text:p>
          </table:table-cell>
          <table:table-cell table:style-name="TableCell5881">
            <text:p text:style-name="P5882">Vibranif</text:p>
          </table:table-cell>
          <table:table-cell table:style-name="TableCell5883">
            <text:p text:style-name="P5884"/>
          </table:table-cell>
          <table:table-cell table:style-name="TableCell5885">
            <text:p text:style-name="P5886"/>
          </table:table-cell>
          <table:table-cell table:style-name="TableCell5887">
            <text:p text:style-name="P5888"/>
          </table:table-cell>
          <table:table-cell table:style-name="TableCell5889">
            <text:p text:style-name="P5890"/>
          </table:table-cell>
          <table:table-cell table:style-name="TableCell5891">
            <text:p text:style-name="P5892"/>
          </table:table-cell>
          <table:table-cell table:style-name="TableCell5893">
            <text:p text:style-name="P5894"/>
          </table:table-cell>
          <table:table-cell table:style-name="TableCell5895">
            <text:p text:style-name="P5896"/>
          </table:table-cell>
          <table:table-cell table:style-name="TableCell5897">
            <text:p text:style-name="P5898"/>
          </table:table-cell>
        </table:table-row>
        <table:table-row table:style-name="TableRow5899">
          <table:table-cell table:style-name="TableCell5900">
            <text:p text:style-name="P5901">182</text:p>
          </table:table-cell>
          <table:table-cell table:style-name="TableCell5902">
            <text:p text:style-name="P5903">330</text:p>
          </table:table-cell>
          <table:table-cell table:style-name="TableCell5904">
            <text:p text:style-name="P5905">Libégon</text:p>
          </table:table-cell>
          <table:table-cell table:style-name="TableCell5906">
            <text:p text:style-name="P5907"/>
          </table:table-cell>
          <table:table-cell table:style-name="TableCell5908">
            <text:p text:style-name="P5909"/>
          </table:table-cell>
          <table:table-cell table:style-name="TableCell5910">
            <text:p text:style-name="P5911"/>
          </table:table-cell>
          <table:table-cell table:style-name="TableCell5912">
            <text:p text:style-name="P5913"/>
          </table:table-cell>
          <table:table-cell table:style-name="TableCell5914">
            <text:p text:style-name="P5915"/>
          </table:table-cell>
          <table:table-cell table:style-name="TableCell5916">
            <text:p text:style-name="P5917"/>
          </table:table-cell>
          <table:table-cell table:style-name="TableCell5918">
            <text:p text:style-name="P5919"/>
          </table:table-cell>
          <table:table-cell table:style-name="TableCell5920">
            <text:p text:style-name="P5921"/>
          </table:table-cell>
        </table:table-row>
        <table:table-row table:style-name="TableRow5922">
          <table:table-cell table:style-name="TableCell5923">
            <text:p text:style-name="P5924"/>
          </table:table-cell>
          <table:table-cell table:style-name="TableCell5925">
            <text:p text:style-name="P5926"/>
          </table:table-cell>
          <table:table-cell table:style-name="TableCell5927">
            <text:p text:style-name="P5928"/>
          </table:table-cell>
          <table:table-cell table:style-name="TableCell5929">
            <text:p text:style-name="P5930"/>
          </table:table-cell>
          <table:table-cell table:style-name="TableCell5931">
            <text:p text:style-name="P5932"/>
          </table:table-cell>
          <table:table-cell table:style-name="TableCell5933">
            <text:p text:style-name="P5934"/>
          </table:table-cell>
          <table:table-cell table:style-name="TableCell5935">
            <text:p text:style-name="P5936"/>
          </table:table-cell>
          <table:table-cell table:style-name="TableCell5937">
            <text:p text:style-name="P5938"/>
          </table:table-cell>
          <table:table-cell table:style-name="TableCell5939">
            <text:p text:style-name="P5940"/>
          </table:table-cell>
          <table:table-cell table:style-name="TableCell5941">
            <text:p text:style-name="P5942"/>
          </table:table-cell>
          <table:table-cell table:style-name="TableCell5943">
            <text:p text:style-name="P5944"/>
          </table:table-cell>
        </table:table-row>
        <table:table-row table:style-name="TableRow5945">
          <table:table-cell table:style-name="TableCell5946">
            <text:p text:style-name="P5947">183</text:p>
          </table:table-cell>
          <table:table-cell table:style-name="TableCell5948">
            <text:p text:style-name="P5949">449</text:p>
          </table:table-cell>
          <table:table-cell table:style-name="TableCell5950">
            <text:p text:style-name="P5951">Hippopotas</text:p>
          </table:table-cell>
          <table:table-cell table:style-name="TableCell5952">
            <text:p text:style-name="P5953"/>
          </table:table-cell>
          <table:table-cell table:style-name="TableCell5954">
            <text:p text:style-name="P5955"/>
          </table:table-cell>
          <table:table-cell table:style-name="TableCell5956">
            <text:p text:style-name="P5957"/>
          </table:table-cell>
          <table:table-cell table:style-name="TableCell5958">
            <text:p text:style-name="P5959"/>
          </table:table-cell>
          <table:table-cell table:style-name="TableCell5960">
            <text:p text:style-name="P5961"/>
          </table:table-cell>
          <table:table-cell table:style-name="TableCell5962">
            <text:p text:style-name="P5963"/>
          </table:table-cell>
          <table:table-cell table:style-name="TableCell5964">
            <text:p text:style-name="P5965"/>
          </table:table-cell>
          <table:table-cell table:style-name="TableCell5966">
            <text:p text:style-name="P5967"/>
          </table:table-cell>
        </table:table-row>
        <table:table-row table:style-name="TableRow5968">
          <table:table-cell table:style-name="TableCell5969">
            <text:p text:style-name="P5970">184</text:p>
          </table:table-cell>
          <table:table-cell table:style-name="TableCell5971">
            <text:p text:style-name="P5972">450</text:p>
          </table:table-cell>
          <table:table-cell table:style-name="TableCell5973">
            <text:p text:style-name="P5974">Hippodocus</text:p>
          </table:table-cell>
          <table:table-cell table:style-name="TableCell5975">
            <text:p text:style-name="P5976"/>
          </table:table-cell>
          <table:table-cell table:style-name="TableCell5977">
            <text:p text:style-name="P5978"/>
          </table:table-cell>
          <table:table-cell table:style-name="TableCell5979">
            <text:p text:style-name="P5980"/>
          </table:table-cell>
          <table:table-cell table:style-name="TableCell5981">
            <text:p text:style-name="P5982"/>
          </table:table-cell>
          <table:table-cell table:style-name="TableCell5983">
            <text:p text:style-name="P5984"/>
          </table:table-cell>
          <table:table-cell table:style-name="TableCell5985">
            <text:p text:style-name="P5986"/>
          </table:table-cell>
          <table:table-cell table:style-name="TableCell5987">
            <text:p text:style-name="P5988"/>
          </table:table-cell>
          <table:table-cell table:style-name="TableCell5989">
            <text:p text:style-name="P5990"/>
          </table:table-cell>
        </table:table-row>
        <table:table-row table:style-name="TableRow5991">
          <table:table-cell table:style-name="TableCell5992">
            <text:p text:style-name="P5993"/>
          </table:table-cell>
          <table:table-cell table:style-name="TableCell5994">
            <text:p text:style-name="P5995"/>
          </table:table-cell>
          <table:table-cell table:style-name="TableCell5996">
            <text:p text:style-name="P5997"/>
          </table:table-cell>
          <table:table-cell table:style-name="TableCell5998">
            <text:p text:style-name="P5999"/>
          </table:table-cell>
          <table:table-cell table:style-name="TableCell6000">
            <text:p text:style-name="P6001"/>
          </table:table-cell>
          <table:table-cell table:style-name="TableCell6002">
            <text:p text:style-name="P6003"/>
          </table:table-cell>
          <table:table-cell table:style-name="TableCell6004">
            <text:p text:style-name="P6005"/>
          </table:table-cell>
          <table:table-cell table:style-name="TableCell6006">
            <text:p text:style-name="P6007"/>
          </table:table-cell>
          <table:table-cell table:style-name="TableCell6008">
            <text:p text:style-name="P6009"/>
          </table:table-cell>
          <table:table-cell table:style-name="TableCell6010">
            <text:p text:style-name="P6011"/>
          </table:table-cell>
          <table:table-cell table:style-name="TableCell6012">
            <text:p text:style-name="P6013"/>
          </table:table-cell>
        </table:table-row>
        <table:table-row table:style-name="TableRow6014">
          <table:table-cell table:style-name="TableCell6015">
            <text:p text:style-name="P6016">185</text:p>
          </table:table-cell>
          <table:table-cell table:style-name="TableCell6017">
            <text:p text:style-name="P6018">111</text:p>
          </table:table-cell>
          <table:table-cell table:style-name="TableCell6019">
            <text:p text:style-name="P6020">Rhinocorne</text:p>
          </table:table-cell>
          <table:table-cell table:style-name="TableCell6021">
            <text:p text:style-name="P6022"/>
          </table:table-cell>
          <table:table-cell table:style-name="TableCell6023">
            <text:p text:style-name="P6024"/>
          </table:table-cell>
          <table:table-cell table:style-name="TableCell6025">
            <text:p text:style-name="P6026"/>
          </table:table-cell>
          <table:table-cell table:style-name="TableCell6027">
            <text:p text:style-name="P6028"/>
          </table:table-cell>
          <table:table-cell table:style-name="TableCell6029">
            <text:p text:style-name="P6030"/>
          </table:table-cell>
          <table:table-cell table:style-name="TableCell6031">
            <text:p text:style-name="P6032"/>
          </table:table-cell>
          <table:table-cell table:style-name="TableCell6033">
            <text:p text:style-name="P6034"/>
          </table:table-cell>
          <table:table-cell table:style-name="TableCell6035">
            <text:p text:style-name="P6036"/>
          </table:table-cell>
        </table:table-row>
        <table:table-row table:style-name="TableRow6037">
          <table:table-cell table:style-name="TableCell6038">
            <text:p text:style-name="P6039">186</text:p>
          </table:table-cell>
          <table:table-cell table:style-name="TableCell6040">
            <text:p text:style-name="P6041">112</text:p>
          </table:table-cell>
          <table:table-cell table:style-name="TableCell6042">
            <text:p text:style-name="P6043">Rhinoféros</text:p>
          </table:table-cell>
          <table:table-cell table:style-name="TableCell6044">
            <text:p text:style-name="P6045"/>
          </table:table-cell>
          <table:table-cell table:style-name="TableCell6046">
            <text:p text:style-name="P6047"/>
          </table:table-cell>
          <table:table-cell table:style-name="TableCell6048">
            <text:p text:style-name="P6049"/>
          </table:table-cell>
          <table:table-cell table:style-name="TableCell6050">
            <text:p text:style-name="P6051"/>
          </table:table-cell>
          <table:table-cell table:style-name="TableCell6052">
            <text:p text:style-name="P6053"/>
          </table:table-cell>
          <table:table-cell table:style-name="TableCell6054">
            <text:p text:style-name="P6055"/>
          </table:table-cell>
          <table:table-cell table:style-name="TableCell6056">
            <text:p text:style-name="P6057"/>
          </table:table-cell>
          <table:table-cell table:style-name="TableCell6058">
            <text:p text:style-name="P6059"/>
          </table:table-cell>
        </table:table-row>
        <table:table-row table:style-name="TableRow6060">
          <table:table-cell table:style-name="TableCell6061">
            <text:p text:style-name="P6062">187</text:p>
          </table:table-cell>
          <table:table-cell table:style-name="TableCell6063">
            <text:p text:style-name="P6064">464</text:p>
          </table:table-cell>
          <table:table-cell table:style-name="TableCell6065">
            <text:p text:style-name="P6066">Rinastock</text:p>
          </table:table-cell>
          <table:table-cell table:style-name="TableCell6067">
            <text:p text:style-name="P6068"/>
          </table:table-cell>
          <table:table-cell table:style-name="TableCell6069">
            <text:p text:style-name="P6070"/>
          </table:table-cell>
          <table:table-cell table:style-name="TableCell6071">
            <text:p text:style-name="P6072"/>
          </table:table-cell>
          <table:table-cell table:style-name="TableCell6073">
            <text:p text:style-name="P6074"/>
          </table:table-cell>
          <table:table-cell table:style-name="TableCell6075">
            <text:p text:style-name="P6076"/>
          </table:table-cell>
          <table:table-cell table:style-name="TableCell6077">
            <text:p text:style-name="P6078"/>
          </table:table-cell>
          <table:table-cell table:style-name="TableCell6079">
            <text:p text:style-name="P6080"/>
          </table:table-cell>
          <table:table-cell table:style-name="TableCell6081">
            <text:p text:style-name="P6082"/>
          </table:table-cell>
        </table:table-row>
        <table:table-row table:style-name="TableRow6083">
          <table:table-cell table:style-name="TableCell6084">
            <text:p text:style-name="P6085"/>
          </table:table-cell>
          <table:table-cell table:style-name="TableCell6086">
            <text:p text:style-name="P6087"/>
          </table:table-cell>
          <table:table-cell table:style-name="TableCell6088">
            <text:p text:style-name="P6089"/>
          </table:table-cell>
          <table:table-cell table:style-name="TableCell6090">
            <text:p text:style-name="P6091"/>
          </table:table-cell>
          <table:table-cell table:style-name="TableCell6092">
            <text:p text:style-name="P6093"/>
          </table:table-cell>
          <table:table-cell table:style-name="TableCell6094">
            <text:p text:style-name="P6095"/>
          </table:table-cell>
          <table:table-cell table:style-name="TableCell6096">
            <text:p text:style-name="P6097"/>
          </table:table-cell>
          <table:table-cell table:style-name="TableCell6098">
            <text:p text:style-name="P6099"/>
          </table:table-cell>
          <table:table-cell table:style-name="TableCell6100">
            <text:p text:style-name="P6101"/>
          </table:table-cell>
          <table:table-cell table:style-name="TableCell6102">
            <text:p text:style-name="P6103"/>
          </table:table-cell>
          <table:table-cell table:style-name="TableCell6104">
            <text:p text:style-name="P6105"/>
          </table:table-cell>
        </table:table-row>
        <table:table-row table:style-name="TableRow6106">
          <table:table-cell table:style-name="TableCell6107">
            <text:p text:style-name="P6108">188</text:p>
          </table:table-cell>
          <table:table-cell table:style-name="TableCell6109">
            <text:p text:style-name="P6110">440</text:p>
          </table:table-cell>
          <table:table-cell table:style-name="TableCell6111">
            <text:p text:style-name="P6112">Ptiravi</text:p>
          </table:table-cell>
          <table:table-cell table:style-name="TableCell6113">
            <text:p text:style-name="P6114"/>
          </table:table-cell>
          <table:table-cell table:style-name="TableCell6115">
            <text:p text:style-name="P6116"/>
          </table:table-cell>
          <table:table-cell table:style-name="TableCell6117">
            <text:p text:style-name="P6118"/>
          </table:table-cell>
          <table:table-cell table:style-name="TableCell6119">
            <text:p text:style-name="P6120"/>
          </table:table-cell>
          <table:table-cell table:style-name="TableCell6121">
            <text:p text:style-name="P6122"/>
          </table:table-cell>
          <table:table-cell table:style-name="TableCell6123">
            <text:p text:style-name="P6124"/>
          </table:table-cell>
          <table:table-cell table:style-name="TableCell6125">
            <text:p text:style-name="P6126"/>
          </table:table-cell>
          <table:table-cell table:style-name="TableCell6127">
            <text:p text:style-name="P6128"/>
          </table:table-cell>
        </table:table-row>
        <table:table-row table:style-name="TableRow6129">
          <table:table-cell table:style-name="TableCell6130">
            <text:p text:style-name="P6131">189</text:p>
          </table:table-cell>
          <table:table-cell table:style-name="TableCell6132">
            <text:p text:style-name="P6133">113</text:p>
          </table:table-cell>
          <table:table-cell table:style-name="TableCell6134">
            <text:p text:style-name="P6135">Leuveinard</text:p>
          </table:table-cell>
          <table:table-cell table:style-name="TableCell6136">
            <text:p text:style-name="P6137"/>
          </table:table-cell>
          <table:table-cell table:style-name="TableCell6138">
            <text:p text:style-name="P6139"/>
          </table:table-cell>
          <table:table-cell table:style-name="TableCell6140">
            <text:p text:style-name="P6141"/>
          </table:table-cell>
          <table:table-cell table:style-name="TableCell6142">
            <text:p text:style-name="P6143"/>
          </table:table-cell>
          <table:table-cell table:style-name="TableCell6144">
            <text:p text:style-name="P6145"/>
          </table:table-cell>
          <table:table-cell table:style-name="TableCell6146">
            <text:p text:style-name="P6147"/>
          </table:table-cell>
          <table:table-cell table:style-name="TableCell6148">
            <text:p text:style-name="P6149"/>
          </table:table-cell>
          <table:table-cell table:style-name="TableCell6150">
            <text:p text:style-name="P6151"/>
          </table:table-cell>
        </table:table-row>
        <table:table-row table:style-name="TableRow6152">
          <table:table-cell table:style-name="TableCell6153">
            <text:p text:style-name="P6154">190</text:p>
          </table:table-cell>
          <table:table-cell table:style-name="TableCell6155">
            <text:p text:style-name="P6156">242</text:p>
          </table:table-cell>
          <table:table-cell table:style-name="TableCell6157">
            <text:p text:style-name="P6158">Leuphorie</text:p>
          </table:table-cell>
          <table:table-cell table:style-name="TableCell6159">
            <text:p text:style-name="P6160"/>
          </table:table-cell>
          <table:table-cell table:style-name="TableCell6161">
            <text:p text:style-name="P6162"/>
          </table:table-cell>
          <table:table-cell table:style-name="TableCell6163">
            <text:p text:style-name="P6164"/>
          </table:table-cell>
          <table:table-cell table:style-name="TableCell6165">
            <text:p text:style-name="P6166"/>
          </table:table-cell>
          <table:table-cell table:style-name="TableCell6167">
            <text:p text:style-name="P6168"/>
          </table:table-cell>
          <table:table-cell table:style-name="TableCell6169">
            <text:p text:style-name="P6170"/>
          </table:table-cell>
          <table:table-cell table:style-name="TableCell6171">
            <text:p text:style-name="P6172"/>
          </table:table-cell>
          <table:table-cell table:style-name="TableCell6173">
            <text:p text:style-name="P6174"/>
          </table:table-cell>
        </table:table-row>
        <table:table-row table:style-name="TableRow6175">
          <table:table-cell table:style-name="TableCell6176">
            <text:p text:style-name="P6177"/>
          </table:table-cell>
          <table:table-cell table:style-name="TableCell6178">
            <text:p text:style-name="P6179"/>
          </table:table-cell>
          <table:table-cell table:style-name="TableCell6180">
            <text:p text:style-name="P6181"/>
          </table:table-cell>
          <table:table-cell table:style-name="TableCell6182">
            <text:p text:style-name="P6183"/>
          </table:table-cell>
          <table:table-cell table:style-name="TableCell6184">
            <text:p text:style-name="P6185"/>
          </table:table-cell>
          <table:table-cell table:style-name="TableCell6186">
            <text:p text:style-name="P6187"/>
          </table:table-cell>
          <table:table-cell table:style-name="TableCell6188">
            <text:p text:style-name="P6189"/>
          </table:table-cell>
          <table:table-cell table:style-name="TableCell6190">
            <text:p text:style-name="P6191"/>
          </table:table-cell>
          <table:table-cell table:style-name="TableCell6192">
            <text:p text:style-name="P6193"/>
          </table:table-cell>
          <table:table-cell table:style-name="TableCell6194">
            <text:p text:style-name="P6195"/>
          </table:table-cell>
          <table:table-cell table:style-name="TableCell6196">
            <text:p text:style-name="P6197"/>
          </table:table-cell>
        </table:table-row>
        <table:table-row table:style-name="TableRow6198">
          <table:table-cell table:style-name="TableCell6199">
            <text:p text:style-name="P6200">191</text:p>
          </table:table-cell>
          <table:table-cell table:style-name="TableCell6201">
            <text:p text:style-name="P6202">114</text:p>
          </table:table-cell>
          <table:table-cell table:style-name="TableCell6203">
            <text:p text:style-name="P6204">Saquedeneu</text:p>
          </table:table-cell>
          <table:table-cell table:style-name="TableCell6205">
            <text:p text:style-name="P6206"/>
          </table:table-cell>
          <table:table-cell table:style-name="TableCell6207">
            <text:p text:style-name="P6208"/>
          </table:table-cell>
          <table:table-cell table:style-name="TableCell6209">
            <text:p text:style-name="P6210"/>
          </table:table-cell>
          <table:table-cell table:style-name="TableCell6211">
            <text:p text:style-name="P6212"/>
          </table:table-cell>
          <table:table-cell table:style-name="TableCell6213">
            <text:p text:style-name="P6214"/>
          </table:table-cell>
          <table:table-cell table:style-name="TableCell6215">
            <text:p text:style-name="P6216"/>
          </table:table-cell>
          <table:table-cell table:style-name="TableCell6217">
            <text:p text:style-name="P6218"/>
          </table:table-cell>
          <table:table-cell table:style-name="TableCell6219">
            <text:p text:style-name="P6220"/>
          </table:table-cell>
        </table:table-row>
        <table:table-row table:style-name="TableRow6221">
          <table:table-cell table:style-name="TableCell6222">
            <text:p text:style-name="P6223">192</text:p>
          </table:table-cell>
          <table:table-cell table:style-name="TableCell6224">
            <text:p text:style-name="P6225">465</text:p>
          </table:table-cell>
          <table:table-cell table:style-name="TableCell6226">
            <text:p text:style-name="P6227">Bouldeneu</text:p>
          </table:table-cell>
          <table:table-cell table:style-name="TableCell6228">
            <text:p text:style-name="P6229"/>
          </table:table-cell>
          <table:table-cell table:style-name="TableCell6230">
            <text:p text:style-name="P6231"/>
          </table:table-cell>
          <table:table-cell table:style-name="TableCell6232">
            <text:p text:style-name="P6233"/>
          </table:table-cell>
          <table:table-cell table:style-name="TableCell6234">
            <text:p text:style-name="P6235"/>
          </table:table-cell>
          <table:table-cell table:style-name="TableCell6236">
            <text:p text:style-name="P6237"/>
          </table:table-cell>
          <table:table-cell table:style-name="TableCell6238">
            <text:p text:style-name="P6239"/>
          </table:table-cell>
          <table:table-cell table:style-name="TableCell6240">
            <text:p text:style-name="P6241"/>
          </table:table-cell>
          <table:table-cell table:style-name="TableCell6242">
            <text:p text:style-name="P6243"/>
          </table:table-cell>
        </table:table-row>
        <table:table-row table:style-name="TableRow6244">
          <table:table-cell table:style-name="TableCell6245">
            <text:p text:style-name="P6246"/>
          </table:table-cell>
          <table:table-cell table:style-name="TableCell6247">
            <text:p text:style-name="P6248"/>
          </table:table-cell>
          <table:table-cell table:style-name="TableCell6249">
            <text:p text:style-name="P6250"/>
          </table:table-cell>
          <table:table-cell table:style-name="TableCell6251">
            <text:p text:style-name="P6252"/>
          </table:table-cell>
          <table:table-cell table:style-name="TableCell6253">
            <text:p text:style-name="P6254"/>
          </table:table-cell>
          <table:table-cell table:style-name="TableCell6255">
            <text:p text:style-name="P6256"/>
          </table:table-cell>
          <table:table-cell table:style-name="TableCell6257">
            <text:p text:style-name="P6258"/>
          </table:table-cell>
          <table:table-cell table:style-name="TableCell6259">
            <text:p text:style-name="P6260"/>
          </table:table-cell>
          <table:table-cell table:style-name="TableCell6261">
            <text:p text:style-name="P6262"/>
          </table:table-cell>
          <table:table-cell table:style-name="TableCell6263">
            <text:p text:style-name="P6264"/>
          </table:table-cell>
          <table:table-cell table:style-name="TableCell6265">
            <text:p text:style-name="P6266"/>
          </table:table-cell>
        </table:table-row>
        <table:table-row table:style-name="TableRow6267">
          <table:table-cell table:style-name="TableCell6268">
            <text:p text:style-name="P6269">193</text:p>
          </table:table-cell>
          <table:table-cell table:style-name="TableCell6270">
            <text:p text:style-name="P6271">115</text:p>
          </table:table-cell>
          <table:table-cell table:style-name="TableCell6272">
            <text:p text:style-name="P6273">Kangourex</text:p>
          </table:table-cell>
          <table:table-cell table:style-name="TableCell6274">
            <text:p text:style-name="P6275"/>
          </table:table-cell>
          <table:table-cell table:style-name="TableCell6276">
            <text:p text:style-name="P6277"/>
          </table:table-cell>
          <table:table-cell table:style-name="TableCell6278">
            <text:p text:style-name="P6279"/>
          </table:table-cell>
          <table:table-cell table:style-name="TableCell6280">
            <text:p text:style-name="P6281"/>
          </table:table-cell>
          <table:table-cell table:style-name="TableCell6282">
            <text:p text:style-name="P6283"/>
          </table:table-cell>
          <table:table-cell table:style-name="TableCell6284">
            <text:p text:style-name="P6285"/>
          </table:table-cell>
          <table:table-cell table:style-name="TableCell6286">
            <text:p text:style-name="P6287"/>
          </table:table-cell>
          <table:table-cell table:style-name="TableCell6288">
            <text:p text:style-name="P6289"/>
          </table:table-cell>
        </table:table-row>
        <table:table-row table:style-name="TableRow6290">
          <table:table-cell table:style-name="TableCell6291">
            <text:p text:style-name="P6292"/>
          </table:table-cell>
          <table:table-cell table:style-name="TableCell6293">
            <text:p text:style-name="P6294"/>
          </table:table-cell>
          <table:table-cell table:style-name="TableCell6295">
            <text:p text:style-name="P6296"/>
          </table:table-cell>
          <table:table-cell table:style-name="TableCell6297">
            <text:p text:style-name="P6298"/>
          </table:table-cell>
          <table:table-cell table:style-name="TableCell6299">
            <text:p text:style-name="P6300"/>
          </table:table-cell>
          <table:table-cell table:style-name="TableCell6301">
            <text:p text:style-name="P6302"/>
          </table:table-cell>
          <table:table-cell table:style-name="TableCell6303">
            <text:p text:style-name="P6304"/>
          </table:table-cell>
          <table:table-cell table:style-name="TableCell6305">
            <text:p text:style-name="P6306"/>
          </table:table-cell>
          <table:table-cell table:style-name="TableCell6307">
            <text:p text:style-name="P6308"/>
          </table:table-cell>
          <table:table-cell table:style-name="TableCell6309">
            <text:p text:style-name="P6310"/>
          </table:table-cell>
          <table:table-cell table:style-name="TableCell6311">
            <text:p text:style-name="P6312"/>
          </table:table-cell>
        </table:table-row>
        <table:table-row table:style-name="TableRow6313">
          <table:table-cell table:style-name="TableCell6314">
            <text:p text:style-name="P6315">194</text:p>
          </table:table-cell>
          <table:table-cell table:style-name="TableCell6316">
            <text:p text:style-name="P6317">116</text:p>
          </table:table-cell>
          <table:table-cell table:style-name="TableCell6318">
            <text:p text:style-name="P6319">Hypotrempe</text:p>
          </table:table-cell>
          <table:table-cell table:style-name="TableCell6320">
            <text:p text:style-name="P6321"/>
          </table:table-cell>
          <table:table-cell table:style-name="TableCell6322">
            <text:p text:style-name="P6323"/>
          </table:table-cell>
          <table:table-cell table:style-name="TableCell6324">
            <text:p text:style-name="P6325"/>
          </table:table-cell>
          <table:table-cell table:style-name="TableCell6326">
            <text:p text:style-name="P6327"/>
          </table:table-cell>
          <table:table-cell table:style-name="TableCell6328">
            <text:p text:style-name="P6329"/>
          </table:table-cell>
          <table:table-cell table:style-name="TableCell6330">
            <text:p text:style-name="P6331"/>
          </table:table-cell>
          <table:table-cell table:style-name="TableCell6332">
            <text:p text:style-name="P6333"/>
          </table:table-cell>
          <table:table-cell table:style-name="TableCell6334">
            <text:p text:style-name="P6335"/>
          </table:table-cell>
        </table:table-row>
        <table:table-row table:style-name="TableRow6336">
          <table:table-cell table:style-name="TableCell6337">
            <text:p text:style-name="P6338">195</text:p>
          </table:table-cell>
          <table:table-cell table:style-name="TableCell6339">
            <text:p text:style-name="P6340">117</text:p>
          </table:table-cell>
          <table:table-cell table:style-name="TableCell6341">
            <text:p text:style-name="P6342">Hypocéan</text:p>
          </table:table-cell>
          <table:table-cell table:style-name="TableCell6343">
            <text:p text:style-name="P6344"/>
          </table:table-cell>
          <table:table-cell table:style-name="TableCell6345">
            <text:p text:style-name="P6346"/>
          </table:table-cell>
          <table:table-cell table:style-name="TableCell6347">
            <text:p text:style-name="P6348"/>
          </table:table-cell>
          <table:table-cell table:style-name="TableCell6349">
            <text:p text:style-name="P6350"/>
          </table:table-cell>
          <table:table-cell table:style-name="TableCell6351">
            <text:p text:style-name="P6352"/>
          </table:table-cell>
          <table:table-cell table:style-name="TableCell6353">
            <text:p text:style-name="P6354"/>
          </table:table-cell>
          <table:table-cell table:style-name="TableCell6355">
            <text:p text:style-name="P6356"/>
          </table:table-cell>
          <table:table-cell table:style-name="TableCell6357">
            <text:p text:style-name="P6358"/>
          </table:table-cell>
        </table:table-row>
        <table:table-row table:style-name="TableRow6359">
          <table:table-cell table:style-name="TableCell6360">
            <text:p text:style-name="P6361">196</text:p>
          </table:table-cell>
          <table:table-cell table:style-name="TableCell6362">
            <text:p text:style-name="P6363">230</text:p>
          </table:table-cell>
          <table:table-cell table:style-name="TableCell6364">
            <text:p text:style-name="P6365">Hyporoi</text:p>
          </table:table-cell>
          <table:table-cell table:style-name="TableCell6366">
            <text:p text:style-name="P6367"/>
          </table:table-cell>
          <table:table-cell table:style-name="TableCell6368">
            <text:p text:style-name="P6369"/>
          </table:table-cell>
          <table:table-cell table:style-name="TableCell6370">
            <text:p text:style-name="P6371"/>
          </table:table-cell>
          <table:table-cell table:style-name="TableCell6372">
            <text:p text:style-name="P6373"/>
          </table:table-cell>
          <table:table-cell table:style-name="TableCell6374">
            <text:p text:style-name="P6375"/>
          </table:table-cell>
          <table:table-cell table:style-name="TableCell6376">
            <text:p text:style-name="P6377"/>
          </table:table-cell>
          <table:table-cell table:style-name="TableCell6378">
            <text:p text:style-name="P6379"/>
          </table:table-cell>
          <table:table-cell table:style-name="TableCell6380">
            <text:p text:style-name="P6381"/>
          </table:table-cell>
        </table:table-row>
        <table:table-row table:style-name="TableRow6382">
          <table:table-cell table:style-name="TableCell6383">
            <text:p text:style-name="P6384"/>
          </table:table-cell>
          <table:table-cell table:style-name="TableCell6385">
            <text:p text:style-name="P6386"/>
          </table:table-cell>
          <table:table-cell table:style-name="TableCell6387">
            <text:p text:style-name="P6388"/>
          </table:table-cell>
          <table:table-cell table:style-name="TableCell6389">
            <text:p text:style-name="P6390"/>
          </table:table-cell>
          <table:table-cell table:style-name="TableCell6391">
            <text:p text:style-name="P6392"/>
          </table:table-cell>
          <table:table-cell table:style-name="TableCell6393">
            <text:p text:style-name="P6394"/>
          </table:table-cell>
          <table:table-cell table:style-name="TableCell6395">
            <text:p text:style-name="P6396"/>
          </table:table-cell>
          <table:table-cell table:style-name="TableCell6397">
            <text:p text:style-name="P6398"/>
          </table:table-cell>
          <table:table-cell table:style-name="TableCell6399">
            <text:p text:style-name="P6400"/>
          </table:table-cell>
          <table:table-cell table:style-name="TableCell6401">
            <text:p text:style-name="P6402"/>
          </table:table-cell>
          <table:table-cell table:style-name="TableCell6403">
            <text:p text:style-name="P6404"/>
          </table:table-cell>
        </table:table-row>
        <table:table-row table:style-name="TableRow6405">
          <table:table-cell table:style-name="TableCell6406">
            <text:p text:style-name="P6407">197</text:p>
          </table:table-cell>
          <table:table-cell table:style-name="TableCell6408">
            <text:p text:style-name="P6409">118</text:p>
          </table:table-cell>
          <table:table-cell table:style-name="TableCell6410">
            <text:p text:style-name="P6411">Poissirène</text:p>
          </table:table-cell>
          <table:table-cell table:style-name="TableCell6412">
            <text:p text:style-name="P6413"/>
          </table:table-cell>
          <table:table-cell table:style-name="TableCell6414">
            <text:p text:style-name="P6415"/>
          </table:table-cell>
          <table:table-cell table:style-name="TableCell6416">
            <text:p text:style-name="P6417"/>
          </table:table-cell>
          <table:table-cell table:style-name="TableCell6418">
            <text:p text:style-name="P6419"/>
          </table:table-cell>
          <table:table-cell table:style-name="TableCell6420">
            <text:p text:style-name="P6421"/>
          </table:table-cell>
          <table:table-cell table:style-name="TableCell6422">
            <text:p text:style-name="P6423"/>
          </table:table-cell>
          <table:table-cell table:style-name="TableCell6424">
            <text:p text:style-name="P6425"/>
          </table:table-cell>
          <table:table-cell table:style-name="TableCell6426">
            <text:p text:style-name="P6427"/>
          </table:table-cell>
        </table:table-row>
        <table:table-row table:style-name="TableRow6428">
          <table:table-cell table:style-name="TableCell6429">
            <text:p text:style-name="P6430">198</text:p>
          </table:table-cell>
          <table:table-cell table:style-name="TableCell6431">
            <text:p text:style-name="P6432">119</text:p>
          </table:table-cell>
          <table:table-cell table:style-name="TableCell6433">
            <text:p text:style-name="P6434">Poissoroy</text:p>
          </table:table-cell>
          <table:table-cell table:style-name="TableCell6435">
            <text:p text:style-name="P6436"/>
          </table:table-cell>
          <table:table-cell table:style-name="TableCell6437">
            <text:p text:style-name="P6438"/>
          </table:table-cell>
          <table:table-cell table:style-name="TableCell6439">
            <text:p text:style-name="P6440"/>
          </table:table-cell>
          <table:table-cell table:style-name="TableCell6441">
            <text:p text:style-name="P6442"/>
          </table:table-cell>
          <table:table-cell table:style-name="TableCell6443">
            <text:p text:style-name="P6444"/>
          </table:table-cell>
          <table:table-cell table:style-name="TableCell6445">
            <text:p text:style-name="P6446"/>
          </table:table-cell>
          <table:table-cell table:style-name="TableCell6447">
            <text:p text:style-name="P6448"/>
          </table:table-cell>
          <table:table-cell table:style-name="TableCell6449">
            <text:p text:style-name="P6450"/>
          </table:table-cell>
        </table:table-row>
        <table:table-row table:style-name="TableRow6451">
          <table:table-cell table:style-name="TableCell6452">
            <text:p text:style-name="P6453"/>
          </table:table-cell>
          <table:table-cell table:style-name="TableCell6454">
            <text:p text:style-name="P6455"/>
          </table:table-cell>
          <table:table-cell table:style-name="TableCell6456">
            <text:p text:style-name="P6457"/>
          </table:table-cell>
          <table:table-cell table:style-name="TableCell6458">
            <text:p text:style-name="P6459"/>
          </table:table-cell>
          <table:table-cell table:style-name="TableCell6460">
            <text:p text:style-name="P6461"/>
          </table:table-cell>
          <table:table-cell table:style-name="TableCell6462">
            <text:p text:style-name="P6463"/>
          </table:table-cell>
          <table:table-cell table:style-name="TableCell6464">
            <text:p text:style-name="P6465"/>
          </table:table-cell>
          <table:table-cell table:style-name="TableCell6466">
            <text:p text:style-name="P6467"/>
          </table:table-cell>
          <table:table-cell table:style-name="TableCell6468">
            <text:p text:style-name="P6469"/>
          </table:table-cell>
          <table:table-cell table:style-name="TableCell6470">
            <text:p text:style-name="P6471"/>
          </table:table-cell>
          <table:table-cell table:style-name="TableCell6472">
            <text:p text:style-name="P6473"/>
          </table:table-cell>
        </table:table-row>
        <table:table-row table:style-name="TableRow6474">
          <table:table-cell table:style-name="TableCell6475">
            <text:p text:style-name="P6476">199</text:p>
          </table:table-cell>
          <table:table-cell table:style-name="TableCell6477">
            <text:p text:style-name="P6478">120</text:p>
          </table:table-cell>
          <table:table-cell table:style-name="TableCell6479">
            <text:p text:style-name="P6480">Stari</text:p>
          </table:table-cell>
          <table:table-cell table:style-name="TableCell6481">
            <text:p text:style-name="P6482"/>
          </table:table-cell>
          <table:table-cell table:style-name="TableCell6483">
            <text:p text:style-name="P6484"/>
          </table:table-cell>
          <table:table-cell table:style-name="TableCell6485">
            <text:p text:style-name="P6486"/>
          </table:table-cell>
          <table:table-cell table:style-name="TableCell6487">
            <text:p text:style-name="P6488"/>
          </table:table-cell>
          <table:table-cell table:style-name="TableCell6489">
            <text:p text:style-name="P6490"/>
          </table:table-cell>
          <table:table-cell table:style-name="TableCell6491">
            <text:p text:style-name="P6492"/>
          </table:table-cell>
          <table:table-cell table:style-name="TableCell6493">
            <text:p text:style-name="P6494"/>
          </table:table-cell>
          <table:table-cell table:style-name="TableCell6495">
            <text:p text:style-name="P6496"/>
          </table:table-cell>
        </table:table-row>
        <table:table-row table:style-name="TableRow6497">
          <table:table-cell table:style-name="TableCell6498">
            <text:p text:style-name="P6499">200</text:p>
          </table:table-cell>
          <table:table-cell table:style-name="TableCell6500">
            <text:p text:style-name="P6501">121</text:p>
          </table:table-cell>
          <table:table-cell table:style-name="TableCell6502">
            <text:p text:style-name="P6503">Staross</text:p>
          </table:table-cell>
          <table:table-cell table:style-name="TableCell6504">
            <text:p text:style-name="P6505"/>
          </table:table-cell>
          <table:table-cell table:style-name="TableCell6506">
            <text:p text:style-name="P6507"/>
          </table:table-cell>
          <table:table-cell table:style-name="TableCell6508">
            <text:p text:style-name="P6509"/>
          </table:table-cell>
          <table:table-cell table:style-name="TableCell6510">
            <text:p text:style-name="P6511"/>
          </table:table-cell>
          <table:table-cell table:style-name="TableCell6512">
            <text:p text:style-name="P6513"/>
          </table:table-cell>
          <table:table-cell table:style-name="TableCell6514">
            <text:p text:style-name="P6515"/>
          </table:table-cell>
          <table:table-cell table:style-name="TableCell6516">
            <text:p text:style-name="P6517"/>
          </table:table-cell>
          <table:table-cell table:style-name="TableCell6518">
            <text:p text:style-name="P6519"/>
          </table:table-cell>
        </table:table-row>
        <table:table-row table:style-name="TableRow6520">
          <table:table-cell table:style-name="TableCell6521">
            <text:p text:style-name="P6522"/>
          </table:table-cell>
          <table:table-cell table:style-name="TableCell6523">
            <text:p text:style-name="P6524"/>
          </table:table-cell>
          <table:table-cell table:style-name="TableCell6525">
            <text:p text:style-name="P6526"/>
          </table:table-cell>
          <table:table-cell table:style-name="TableCell6527">
            <text:p text:style-name="P6528"/>
          </table:table-cell>
          <table:table-cell table:style-name="TableCell6529">
            <text:p text:style-name="P6530"/>
          </table:table-cell>
          <table:table-cell table:style-name="TableCell6531">
            <text:p text:style-name="P6532"/>
          </table:table-cell>
          <table:table-cell table:style-name="TableCell6533">
            <text:p text:style-name="P6534"/>
          </table:table-cell>
          <table:table-cell table:style-name="TableCell6535">
            <text:p text:style-name="P6536"/>
          </table:table-cell>
          <table:table-cell table:style-name="TableCell6537">
            <text:p text:style-name="P6538"/>
          </table:table-cell>
          <table:table-cell table:style-name="TableCell6539">
            <text:p text:style-name="P6540"/>
          </table:table-cell>
          <table:table-cell table:style-name="TableCell6541">
            <text:p text:style-name="P6542"/>
          </table:table-cell>
        </table:table-row>
        <table:table-row table:style-name="TableRow6543">
          <table:table-cell table:style-name="TableCell6544">
            <text:p text:style-name="P6545">201</text:p>
          </table:table-cell>
          <table:table-cell table:style-name="TableCell6546">
            <text:p text:style-name="P6547">325</text:p>
          </table:table-cell>
          <table:table-cell table:style-name="TableCell6548">
            <text:p text:style-name="P6549">Spoink</text:p>
          </table:table-cell>
          <table:table-cell table:style-name="TableCell6550">
            <text:p text:style-name="P6551"/>
          </table:table-cell>
          <table:table-cell table:style-name="TableCell6552">
            <text:p text:style-name="P6553"/>
          </table:table-cell>
          <table:table-cell table:style-name="TableCell6554">
            <text:p text:style-name="P6555"/>
          </table:table-cell>
          <table:table-cell table:style-name="TableCell6556">
            <text:p text:style-name="P6557"/>
          </table:table-cell>
          <table:table-cell table:style-name="TableCell6558">
            <text:p text:style-name="P6559"/>
          </table:table-cell>
          <table:table-cell table:style-name="TableCell6560">
            <text:p text:style-name="P6561"/>
          </table:table-cell>
          <table:table-cell table:style-name="TableCell6562">
            <text:p text:style-name="P6563"/>
          </table:table-cell>
          <table:table-cell table:style-name="TableCell6564">
            <text:p text:style-name="P6565"/>
          </table:table-cell>
        </table:table-row>
        <table:table-row table:style-name="TableRow6566">
          <table:table-cell table:style-name="TableCell6567">
            <text:p text:style-name="P6568">202</text:p>
          </table:table-cell>
          <table:table-cell table:style-name="TableCell6569">
            <text:p text:style-name="P6570">326</text:p>
          </table:table-cell>
          <table:table-cell table:style-name="TableCell6571">
            <text:p text:style-name="P6572">Goret</text:p>
          </table:table-cell>
          <table:table-cell table:style-name="TableCell6573">
            <text:p text:style-name="P6574"/>
          </table:table-cell>
          <table:table-cell table:style-name="TableCell6575">
            <text:p text:style-name="P6576"/>
          </table:table-cell>
          <table:table-cell table:style-name="TableCell6577">
            <text:p text:style-name="P6578"/>
          </table:table-cell>
          <table:table-cell table:style-name="TableCell6579">
            <text:p text:style-name="P6580"/>
          </table:table-cell>
          <table:table-cell table:style-name="TableCell6581">
            <text:p text:style-name="P6582"/>
          </table:table-cell>
          <table:table-cell table:style-name="TableCell6583">
            <text:p text:style-name="P6584"/>
          </table:table-cell>
          <table:table-cell table:style-name="TableCell6585">
            <text:p text:style-name="P6586"/>
          </table:table-cell>
          <table:table-cell table:style-name="TableCell6587">
            <text:p text:style-name="P6588"/>
          </table:table-cell>
        </table:table-row>
        <table:table-row table:style-name="TableRow6589">
          <table:table-cell table:style-name="TableCell6590">
            <text:p text:style-name="P6591"/>
          </table:table-cell>
          <table:table-cell table:style-name="TableCell6592">
            <text:p text:style-name="P6593"/>
          </table:table-cell>
          <table:table-cell table:style-name="TableCell6594">
            <text:p text:style-name="P6595"/>
          </table:table-cell>
          <table:table-cell table:style-name="TableCell6596">
            <text:p text:style-name="P6597"/>
          </table:table-cell>
          <table:table-cell table:style-name="TableCell6598">
            <text:p text:style-name="P6599"/>
          </table:table-cell>
          <table:table-cell table:style-name="TableCell6600">
            <text:p text:style-name="P6601"/>
          </table:table-cell>
          <table:table-cell table:style-name="TableCell6602">
            <text:p text:style-name="P6603"/>
          </table:table-cell>
          <table:table-cell table:style-name="TableCell6604">
            <text:p text:style-name="P6605"/>
          </table:table-cell>
          <table:table-cell table:style-name="TableCell6606">
            <text:p text:style-name="P6607"/>
          </table:table-cell>
          <table:table-cell table:style-name="TableCell6608">
            <text:p text:style-name="P6609"/>
          </table:table-cell>
          <table:table-cell table:style-name="TableCell6610">
            <text:p text:style-name="P6611"/>
          </table:table-cell>
        </table:table-row>
        <table:table-row table:style-name="TableRow6612">
          <table:table-cell table:style-name="TableCell6613">
            <text:p text:style-name="P6614">203</text:p>
          </table:table-cell>
          <table:table-cell table:style-name="TableCell6615">
            <text:p text:style-name="P6616">439</text:p>
          </table:table-cell>
          <table:table-cell table:style-name="TableCell6617">
            <text:p text:style-name="P6618">Mime Jr.</text:p>
          </table:table-cell>
          <table:table-cell table:style-name="TableCell6619">
            <text:p text:style-name="P6620"/>
          </table:table-cell>
          <table:table-cell table:style-name="TableCell6621">
            <text:p text:style-name="P6622"/>
          </table:table-cell>
          <table:table-cell table:style-name="TableCell6623">
            <text:p text:style-name="P6624"/>
          </table:table-cell>
          <table:table-cell table:style-name="TableCell6625">
            <text:p text:style-name="P6626"/>
          </table:table-cell>
          <table:table-cell table:style-name="TableCell6627">
            <text:p text:style-name="P6628"/>
          </table:table-cell>
          <table:table-cell table:style-name="TableCell6629">
            <text:p text:style-name="P6630"/>
          </table:table-cell>
          <table:table-cell table:style-name="TableCell6631">
            <text:p text:style-name="P6632"/>
          </table:table-cell>
          <table:table-cell table:style-name="TableCell6633">
            <text:p text:style-name="P6634"/>
          </table:table-cell>
        </table:table-row>
        <table:table-row table:style-name="TableRow6635">
          <table:table-cell table:style-name="TableCell6636">
            <text:p text:style-name="P6637">204</text:p>
          </table:table-cell>
          <table:table-cell table:style-name="TableCell6638">
            <text:p text:style-name="P6639">122</text:p>
          </table:table-cell>
          <table:table-cell table:style-name="TableCell6640">
            <text:p text:style-name="P6641">M. Mime</text:p>
          </table:table-cell>
          <table:table-cell table:style-name="TableCell6642">
            <text:p text:style-name="P6643"/>
          </table:table-cell>
          <table:table-cell table:style-name="TableCell6644">
            <text:p text:style-name="P6645"/>
          </table:table-cell>
          <table:table-cell table:style-name="TableCell6646">
            <text:p text:style-name="P6647"/>
          </table:table-cell>
          <table:table-cell table:style-name="TableCell6648">
            <text:p text:style-name="P6649"/>
          </table:table-cell>
          <table:table-cell table:style-name="TableCell6650">
            <text:p text:style-name="P6651"/>
          </table:table-cell>
          <table:table-cell table:style-name="TableCell6652">
            <text:p text:style-name="P6653"/>
          </table:table-cell>
          <table:table-cell table:style-name="TableCell6654">
            <text:p text:style-name="P6655"/>
          </table:table-cell>
          <table:table-cell table:style-name="TableCell6656">
            <text:p text:style-name="P6657"/>
          </table:table-cell>
        </table:table-row>
        <table:table-row table:style-name="TableRow6658">
          <table:table-cell table:style-name="TableCell6659">
            <text:p text:style-name="P6660"/>
          </table:table-cell>
          <table:table-cell table:style-name="TableCell6661">
            <text:p text:style-name="P6662"/>
          </table:table-cell>
          <table:table-cell table:style-name="TableCell6663">
            <text:p text:style-name="P6664"/>
          </table:table-cell>
          <table:table-cell table:style-name="TableCell6665">
            <text:p text:style-name="P6666"/>
          </table:table-cell>
          <table:table-cell table:style-name="TableCell6667">
            <text:p text:style-name="P6668"/>
          </table:table-cell>
          <table:table-cell table:style-name="TableCell6669">
            <text:p text:style-name="P6670"/>
          </table:table-cell>
          <table:table-cell table:style-name="TableCell6671">
            <text:p text:style-name="P6672"/>
          </table:table-cell>
          <table:table-cell table:style-name="TableCell6673">
            <text:p text:style-name="P6674"/>
          </table:table-cell>
          <table:table-cell table:style-name="TableCell6675">
            <text:p text:style-name="P6676"/>
          </table:table-cell>
          <table:table-cell table:style-name="TableCell6677">
            <text:p text:style-name="P6678"/>
          </table:table-cell>
          <table:table-cell table:style-name="TableCell6679">
            <text:p text:style-name="P6680"/>
          </table:table-cell>
        </table:table-row>
        <table:table-row table:style-name="TableRow6681">
          <table:table-cell table:style-name="TableCell6682">
            <text:p text:style-name="P6683">205</text:p>
          </table:table-cell>
          <table:table-cell table:style-name="TableCell6684">
            <text:p text:style-name="P6685">451</text:p>
          </table:table-cell>
          <table:table-cell table:style-name="TableCell6686">
            <text:p text:style-name="P6687">Rapion</text:p>
          </table:table-cell>
          <table:table-cell table:style-name="TableCell6688">
            <text:p text:style-name="P6689"/>
          </table:table-cell>
          <table:table-cell table:style-name="TableCell6690">
            <text:p text:style-name="P6691"/>
          </table:table-cell>
          <table:table-cell table:style-name="TableCell6692">
            <text:p text:style-name="P6693"/>
          </table:table-cell>
          <table:table-cell table:style-name="TableCell6694">
            <text:p text:style-name="P6695"/>
          </table:table-cell>
          <table:table-cell table:style-name="TableCell6696">
            <text:p text:style-name="P6697"/>
          </table:table-cell>
          <table:table-cell table:style-name="TableCell6698">
            <text:p text:style-name="P6699"/>
          </table:table-cell>
          <table:table-cell table:style-name="TableCell6700">
            <text:p text:style-name="P6701"/>
          </table:table-cell>
          <table:table-cell table:style-name="TableCell6702">
            <text:p text:style-name="P6703"/>
          </table:table-cell>
        </table:table-row>
        <table:table-row table:style-name="TableRow6704">
          <table:table-cell table:style-name="TableCell6705">
            <text:p text:style-name="P6706">206</text:p>
          </table:table-cell>
          <table:table-cell table:style-name="TableCell6707">
            <text:p text:style-name="P6708">452</text:p>
          </table:table-cell>
          <table:table-cell table:style-name="TableCell6709">
            <text:p text:style-name="P6710">Drascore</text:p>
          </table:table-cell>
          <table:table-cell table:style-name="TableCell6711">
            <text:p text:style-name="P6712"/>
          </table:table-cell>
          <table:table-cell table:style-name="TableCell6713">
            <text:p text:style-name="P6714"/>
          </table:table-cell>
          <table:table-cell table:style-name="TableCell6715">
            <text:p text:style-name="P6716"/>
          </table:table-cell>
          <table:table-cell table:style-name="TableCell6717">
            <text:p text:style-name="P6718"/>
          </table:table-cell>
          <table:table-cell table:style-name="TableCell6719">
            <text:p text:style-name="P6720"/>
          </table:table-cell>
          <table:table-cell table:style-name="TableCell6721">
            <text:p text:style-name="P6722"/>
          </table:table-cell>
          <table:table-cell table:style-name="TableCell6723">
            <text:p text:style-name="P6724"/>
          </table:table-cell>
          <table:table-cell table:style-name="TableCell6725">
            <text:p text:style-name="P6726"/>
          </table:table-cell>
        </table:table-row>
        <table:table-row table:style-name="TableRow6727">
          <table:table-cell table:style-name="TableCell6728">
            <text:p text:style-name="P6729"/>
          </table:table-cell>
          <table:table-cell table:style-name="TableCell6730">
            <text:p text:style-name="P6731"/>
          </table:table-cell>
          <table:table-cell table:style-name="TableCell6732">
            <text:p text:style-name="P6733"/>
          </table:table-cell>
          <table:table-cell table:style-name="TableCell6734">
            <text:p text:style-name="P6735"/>
          </table:table-cell>
          <table:table-cell table:style-name="TableCell6736">
            <text:p text:style-name="P6737"/>
          </table:table-cell>
          <table:table-cell table:style-name="TableCell6738">
            <text:p text:style-name="P6739"/>
          </table:table-cell>
          <table:table-cell table:style-name="TableCell6740">
            <text:p text:style-name="P6741"/>
          </table:table-cell>
          <table:table-cell table:style-name="TableCell6742">
            <text:p text:style-name="P6743"/>
          </table:table-cell>
          <table:table-cell table:style-name="TableCell6744">
            <text:p text:style-name="P6745"/>
          </table:table-cell>
          <table:table-cell table:style-name="TableCell6746">
            <text:p text:style-name="P6747"/>
          </table:table-cell>
          <table:table-cell table:style-name="TableCell6748">
            <text:p text:style-name="P6749"/>
          </table:table-cell>
        </table:table-row>
        <table:table-row table:style-name="TableRow6750">
          <table:table-cell table:style-name="TableCell6751">
            <text:p text:style-name="P6752">207</text:p>
          </table:table-cell>
          <table:table-cell table:style-name="TableCell6753">
            <text:p text:style-name="P6754">123</text:p>
          </table:table-cell>
          <table:table-cell table:style-name="TableCell6755">
            <text:p text:style-name="P6756">Insécateur</text:p>
          </table:table-cell>
          <table:table-cell table:style-name="TableCell6757">
            <text:p text:style-name="P6758"/>
          </table:table-cell>
          <table:table-cell table:style-name="TableCell6759">
            <text:p text:style-name="P6760"/>
          </table:table-cell>
          <table:table-cell table:style-name="TableCell6761">
            <text:p text:style-name="P6762"/>
          </table:table-cell>
          <table:table-cell table:style-name="TableCell6763">
            <text:p text:style-name="P6764"/>
          </table:table-cell>
          <table:table-cell table:style-name="TableCell6765">
            <text:p text:style-name="P6766"/>
          </table:table-cell>
          <table:table-cell table:style-name="TableCell6767">
            <text:p text:style-name="P6768"/>
          </table:table-cell>
          <table:table-cell table:style-name="TableCell6769">
            <text:p text:style-name="P6770"/>
          </table:table-cell>
          <table:table-cell table:style-name="TableCell6771">
            <text:p text:style-name="P6772"/>
          </table:table-cell>
        </table:table-row>
        <table:table-row table:style-name="TableRow6773">
          <table:table-cell table:style-name="TableCell6774">
            <text:p text:style-name="P6775">208</text:p>
          </table:table-cell>
          <table:table-cell table:style-name="TableCell6776">
            <text:p text:style-name="P6777">212</text:p>
          </table:table-cell>
          <table:table-cell table:style-name="TableCell6778">
            <text:p text:style-name="P6779">Cizayox</text:p>
          </table:table-cell>
          <table:table-cell table:style-name="TableCell6780">
            <text:p text:style-name="P6781"/>
          </table:table-cell>
          <table:table-cell table:style-name="TableCell6782">
            <text:p text:style-name="P6783"/>
          </table:table-cell>
          <table:table-cell table:style-name="TableCell6784">
            <text:p text:style-name="P6785"/>
          </table:table-cell>
          <table:table-cell table:style-name="TableCell6786">
            <text:p text:style-name="P6787"/>
          </table:table-cell>
          <table:table-cell table:style-name="TableCell6788">
            <text:p text:style-name="P6789"/>
          </table:table-cell>
          <table:table-cell table:style-name="TableCell6790">
            <text:p text:style-name="P6791"/>
          </table:table-cell>
          <table:table-cell table:style-name="TableCell6792">
            <text:p text:style-name="P6793"/>
          </table:table-cell>
          <table:table-cell table:style-name="TableCell6794">
            <text:p text:style-name="P6795"/>
          </table:table-cell>
        </table:table-row>
        <table:table-row table:style-name="TableRow6796">
          <table:table-cell table:style-name="TableCell6797">
            <text:p text:style-name="P6798"/>
          </table:table-cell>
          <table:table-cell table:style-name="TableCell6799">
            <text:p text:style-name="P6800"/>
          </table:table-cell>
          <table:table-cell table:style-name="TableCell6801">
            <text:p text:style-name="P6802"/>
          </table:table-cell>
          <table:table-cell table:style-name="TableCell6803">
            <text:p text:style-name="P6804"/>
          </table:table-cell>
          <table:table-cell table:style-name="TableCell6805">
            <text:p text:style-name="P6806"/>
          </table:table-cell>
          <table:table-cell table:style-name="TableCell6807">
            <text:p text:style-name="P6808"/>
          </table:table-cell>
          <table:table-cell table:style-name="TableCell6809">
            <text:p text:style-name="P6810"/>
          </table:table-cell>
          <table:table-cell table:style-name="TableCell6811">
            <text:p text:style-name="P6812"/>
          </table:table-cell>
          <table:table-cell table:style-name="TableCell6813">
            <text:p text:style-name="P6814"/>
          </table:table-cell>
          <table:table-cell table:style-name="TableCell6815">
            <text:p text:style-name="P6816"/>
          </table:table-cell>
          <table:table-cell table:style-name="TableCell6817">
            <text:p text:style-name="P6818"/>
          </table:table-cell>
        </table:table-row>
        <table:table-row table:style-name="TableRow6819">
          <table:table-cell table:style-name="TableCell6820">
            <text:p text:style-name="P6821">209</text:p>
          </table:table-cell>
          <table:table-cell table:style-name="TableCell6822">
            <text:p text:style-name="P6823">238</text:p>
          </table:table-cell>
          <table:table-cell table:style-name="TableCell6824">
            <text:p text:style-name="P6825">Lippouti</text:p>
          </table:table-cell>
          <table:table-cell table:style-name="TableCell6826">
            <text:p text:style-name="P6827"/>
          </table:table-cell>
          <table:table-cell table:style-name="TableCell6828">
            <text:p text:style-name="P6829"/>
          </table:table-cell>
          <table:table-cell table:style-name="TableCell6830">
            <text:p text:style-name="P6831"/>
          </table:table-cell>
          <table:table-cell table:style-name="TableCell6832">
            <text:p text:style-name="P6833"/>
          </table:table-cell>
          <table:table-cell table:style-name="TableCell6834">
            <text:p text:style-name="P6835"/>
          </table:table-cell>
          <table:table-cell table:style-name="TableCell6836">
            <text:p text:style-name="P6837"/>
          </table:table-cell>
          <table:table-cell table:style-name="TableCell6838">
            <text:p text:style-name="P6839"/>
          </table:table-cell>
          <table:table-cell table:style-name="TableCell6840">
            <text:p text:style-name="P6841"/>
          </table:table-cell>
        </table:table-row>
        <text:soft-page-break/>
        <table:table-row table:style-name="TableRow6842">
          <table:table-cell table:style-name="TableCell6843">
            <text:p text:style-name="P6844">210</text:p>
          </table:table-cell>
          <table:table-cell table:style-name="TableCell6845">
            <text:p text:style-name="P6846">124</text:p>
          </table:table-cell>
          <table:table-cell table:style-name="TableCell6847">
            <text:p text:style-name="P6848">Lippoutou</text:p>
          </table:table-cell>
          <table:table-cell table:style-name="TableCell6849">
            <text:p text:style-name="P6850"/>
          </table:table-cell>
          <table:table-cell table:style-name="TableCell6851">
            <text:p text:style-name="P6852"/>
          </table:table-cell>
          <table:table-cell table:style-name="TableCell6853">
            <text:p text:style-name="P6854"/>
          </table:table-cell>
          <table:table-cell table:style-name="TableCell6855">
            <text:p text:style-name="P6856"/>
          </table:table-cell>
          <table:table-cell table:style-name="TableCell6857">
            <text:p text:style-name="P6858"/>
          </table:table-cell>
          <table:table-cell table:style-name="TableCell6859">
            <text:p text:style-name="P6860"/>
          </table:table-cell>
          <table:table-cell table:style-name="TableCell6861">
            <text:p text:style-name="P6862"/>
          </table:table-cell>
          <table:table-cell table:style-name="TableCell6863">
            <text:p text:style-name="P6864"/>
          </table:table-cell>
        </table:table-row>
        <table:table-row table:style-name="TableRow6865">
          <table:table-cell table:style-name="TableCell6866">
            <text:p text:style-name="P6867"/>
          </table:table-cell>
          <table:table-cell table:style-name="TableCell6868">
            <text:p text:style-name="P6869"/>
          </table:table-cell>
          <table:table-cell table:style-name="TableCell6870">
            <text:p text:style-name="P6871"/>
          </table:table-cell>
          <table:table-cell table:style-name="TableCell6872">
            <text:p text:style-name="P6873"/>
          </table:table-cell>
          <table:table-cell table:style-name="TableCell6874">
            <text:p text:style-name="P6875"/>
          </table:table-cell>
          <table:table-cell table:style-name="TableCell6876">
            <text:p text:style-name="P6877"/>
          </table:table-cell>
          <table:table-cell table:style-name="TableCell6878">
            <text:p text:style-name="P6879"/>
          </table:table-cell>
          <table:table-cell table:style-name="TableCell6880">
            <text:p text:style-name="P6881"/>
          </table:table-cell>
          <table:table-cell table:style-name="TableCell6882">
            <text:p text:style-name="P6883"/>
          </table:table-cell>
          <table:table-cell table:style-name="TableCell6884">
            <text:p text:style-name="P6885"/>
          </table:table-cell>
          <table:table-cell table:style-name="TableCell6886">
            <text:p text:style-name="P6887"/>
          </table:table-cell>
        </table:table-row>
        <table:table-row table:style-name="TableRow6888">
          <table:table-cell table:style-name="TableCell6889">
            <text:p text:style-name="P6890">211</text:p>
          </table:table-cell>
          <table:table-cell table:style-name="TableCell6891">
            <text:p text:style-name="P6892">239</text:p>
          </table:table-cell>
          <table:table-cell table:style-name="TableCell6893">
            <text:p text:style-name="P6894">Élekid</text:p>
          </table:table-cell>
          <table:table-cell table:style-name="TableCell6895">
            <text:p text:style-name="P6896"/>
          </table:table-cell>
          <table:table-cell table:style-name="TableCell6897">
            <text:p text:style-name="P6898"/>
          </table:table-cell>
          <table:table-cell table:style-name="TableCell6899">
            <text:p text:style-name="P6900"/>
          </table:table-cell>
          <table:table-cell table:style-name="TableCell6901">
            <text:p text:style-name="P6902"/>
          </table:table-cell>
          <table:table-cell table:style-name="TableCell6903">
            <text:p text:style-name="P6904"/>
          </table:table-cell>
          <table:table-cell table:style-name="TableCell6905">
            <text:p text:style-name="P6906"/>
          </table:table-cell>
          <table:table-cell table:style-name="TableCell6907">
            <text:p text:style-name="P6908"/>
          </table:table-cell>
          <table:table-cell table:style-name="TableCell6909">
            <text:p text:style-name="P6910"/>
          </table:table-cell>
        </table:table-row>
        <table:table-row table:style-name="TableRow6911">
          <table:table-cell table:style-name="TableCell6912">
            <text:p text:style-name="P6913">212</text:p>
          </table:table-cell>
          <table:table-cell table:style-name="TableCell6914">
            <text:p text:style-name="P6915">125</text:p>
          </table:table-cell>
          <table:table-cell table:style-name="TableCell6916">
            <text:p text:style-name="P6917">Élektek</text:p>
          </table:table-cell>
          <table:table-cell table:style-name="TableCell6918">
            <text:p text:style-name="P6919"/>
          </table:table-cell>
          <table:table-cell table:style-name="TableCell6920">
            <text:p text:style-name="P6921"/>
          </table:table-cell>
          <table:table-cell table:style-name="TableCell6922">
            <text:p text:style-name="P6923"/>
          </table:table-cell>
          <table:table-cell table:style-name="TableCell6924">
            <text:p text:style-name="P6925"/>
          </table:table-cell>
          <table:table-cell table:style-name="TableCell6926">
            <text:p text:style-name="P6927"/>
          </table:table-cell>
          <table:table-cell table:style-name="TableCell6928">
            <text:p text:style-name="P6929"/>
          </table:table-cell>
          <table:table-cell table:style-name="TableCell6930">
            <text:p text:style-name="P6931"/>
          </table:table-cell>
          <table:table-cell table:style-name="TableCell6932">
            <text:p text:style-name="P6933"/>
          </table:table-cell>
        </table:table-row>
        <table:table-row table:style-name="TableRow6934">
          <table:table-cell table:style-name="TableCell6935">
            <text:p text:style-name="P6936">213</text:p>
          </table:table-cell>
          <table:table-cell table:style-name="TableCell6937">
            <text:p text:style-name="P6938">466</text:p>
          </table:table-cell>
          <table:table-cell table:style-name="TableCell6939">
            <text:p text:style-name="P6940">Élekable</text:p>
          </table:table-cell>
          <table:table-cell table:style-name="TableCell6941">
            <text:p text:style-name="P6942"/>
          </table:table-cell>
          <table:table-cell table:style-name="TableCell6943">
            <text:p text:style-name="P6944"/>
          </table:table-cell>
          <table:table-cell table:style-name="TableCell6945">
            <text:p text:style-name="P6946"/>
          </table:table-cell>
          <table:table-cell table:style-name="TableCell6947">
            <text:p text:style-name="P6948"/>
          </table:table-cell>
          <table:table-cell table:style-name="TableCell6949">
            <text:p text:style-name="P6950"/>
          </table:table-cell>
          <table:table-cell table:style-name="TableCell6951">
            <text:p text:style-name="P6952"/>
          </table:table-cell>
          <table:table-cell table:style-name="TableCell6953">
            <text:p text:style-name="P6954"/>
          </table:table-cell>
          <table:table-cell table:style-name="TableCell6955">
            <text:p text:style-name="P6956"/>
          </table:table-cell>
        </table:table-row>
        <table:table-row table:style-name="TableRow6957">
          <table:table-cell table:style-name="TableCell6958">
            <text:p text:style-name="P6959"/>
          </table:table-cell>
          <table:table-cell table:style-name="TableCell6960">
            <text:p text:style-name="P6961"/>
          </table:table-cell>
          <table:table-cell table:style-name="TableCell6962">
            <text:p text:style-name="P6963"/>
          </table:table-cell>
          <table:table-cell table:style-name="TableCell6964">
            <text:p text:style-name="P6965"/>
          </table:table-cell>
          <table:table-cell table:style-name="TableCell6966">
            <text:p text:style-name="P6967"/>
          </table:table-cell>
          <table:table-cell table:style-name="TableCell6968">
            <text:p text:style-name="P6969"/>
          </table:table-cell>
          <table:table-cell table:style-name="TableCell6970">
            <text:p text:style-name="P6971"/>
          </table:table-cell>
          <table:table-cell table:style-name="TableCell6972">
            <text:p text:style-name="P6973"/>
          </table:table-cell>
          <table:table-cell table:style-name="TableCell6974">
            <text:p text:style-name="P6975"/>
          </table:table-cell>
          <table:table-cell table:style-name="TableCell6976">
            <text:p text:style-name="P6977"/>
          </table:table-cell>
          <table:table-cell table:style-name="TableCell6978">
            <text:p text:style-name="P6979"/>
          </table:table-cell>
        </table:table-row>
        <table:table-row table:style-name="TableRow6980">
          <table:table-cell table:style-name="TableCell6981">
            <text:p text:style-name="P6982">214</text:p>
          </table:table-cell>
          <table:table-cell table:style-name="TableCell6983">
            <text:p text:style-name="P6984">240</text:p>
          </table:table-cell>
          <table:table-cell table:style-name="TableCell6985">
            <text:p text:style-name="P6986">Magby</text:p>
          </table:table-cell>
          <table:table-cell table:style-name="TableCell6987">
            <text:p text:style-name="P6988"/>
          </table:table-cell>
          <table:table-cell table:style-name="TableCell6989">
            <text:p text:style-name="P6990"/>
          </table:table-cell>
          <table:table-cell table:style-name="TableCell6991">
            <text:p text:style-name="P6992"/>
          </table:table-cell>
          <table:table-cell table:style-name="TableCell6993">
            <text:p text:style-name="P6994"/>
          </table:table-cell>
          <table:table-cell table:style-name="TableCell6995">
            <text:p text:style-name="P6996"/>
          </table:table-cell>
          <table:table-cell table:style-name="TableCell6997">
            <text:p text:style-name="P6998"/>
          </table:table-cell>
          <table:table-cell table:style-name="TableCell6999">
            <text:p text:style-name="P7000"/>
          </table:table-cell>
          <table:table-cell table:style-name="TableCell7001">
            <text:p text:style-name="P7002"/>
          </table:table-cell>
        </table:table-row>
        <table:table-row table:style-name="TableRow7003">
          <table:table-cell table:style-name="TableCell7004">
            <text:p text:style-name="P7005">215</text:p>
          </table:table-cell>
          <table:table-cell table:style-name="TableCell7006">
            <text:p text:style-name="P7007">126</text:p>
          </table:table-cell>
          <table:table-cell table:style-name="TableCell7008">
            <text:p text:style-name="P7009">Magmar</text:p>
          </table:table-cell>
          <table:table-cell table:style-name="TableCell7010">
            <text:p text:style-name="P7011"/>
          </table:table-cell>
          <table:table-cell table:style-name="TableCell7012">
            <text:p text:style-name="P7013"/>
          </table:table-cell>
          <table:table-cell table:style-name="TableCell7014">
            <text:p text:style-name="P7015"/>
          </table:table-cell>
          <table:table-cell table:style-name="TableCell7016">
            <text:p text:style-name="P7017"/>
          </table:table-cell>
          <table:table-cell table:style-name="TableCell7018">
            <text:p text:style-name="P7019"/>
          </table:table-cell>
          <table:table-cell table:style-name="TableCell7020">
            <text:p text:style-name="P7021"/>
          </table:table-cell>
          <table:table-cell table:style-name="TableCell7022">
            <text:p text:style-name="P7023"/>
          </table:table-cell>
          <table:table-cell table:style-name="TableCell7024">
            <text:p text:style-name="P7025"/>
          </table:table-cell>
        </table:table-row>
        <table:table-row table:style-name="TableRow7026">
          <table:table-cell table:style-name="TableCell7027">
            <text:p text:style-name="P7028">216</text:p>
          </table:table-cell>
          <table:table-cell table:style-name="TableCell7029">
            <text:p text:style-name="P7030">467</text:p>
          </table:table-cell>
          <table:table-cell table:style-name="TableCell7031">
            <text:p text:style-name="P7032">Maganon</text:p>
          </table:table-cell>
          <table:table-cell table:style-name="TableCell7033">
            <text:p text:style-name="P7034"/>
          </table:table-cell>
          <table:table-cell table:style-name="TableCell7035">
            <text:p text:style-name="P7036"/>
          </table:table-cell>
          <table:table-cell table:style-name="TableCell7037">
            <text:p text:style-name="P7038"/>
          </table:table-cell>
          <table:table-cell table:style-name="TableCell7039">
            <text:p text:style-name="P7040"/>
          </table:table-cell>
          <table:table-cell table:style-name="TableCell7041">
            <text:p text:style-name="P7042"/>
          </table:table-cell>
          <table:table-cell table:style-name="TableCell7043">
            <text:p text:style-name="P7044"/>
          </table:table-cell>
          <table:table-cell table:style-name="TableCell7045">
            <text:p text:style-name="P7046"/>
          </table:table-cell>
          <table:table-cell table:style-name="TableCell7047">
            <text:p text:style-name="P7048"/>
          </table:table-cell>
        </table:table-row>
        <table:table-row table:style-name="TableRow7049">
          <table:table-cell table:style-name="TableCell7050">
            <text:p text:style-name="P7051"/>
          </table:table-cell>
          <table:table-cell table:style-name="TableCell7052">
            <text:p text:style-name="P7053"/>
          </table:table-cell>
          <table:table-cell table:style-name="TableCell7054">
            <text:p text:style-name="P7055"/>
          </table:table-cell>
          <table:table-cell table:style-name="TableCell7056">
            <text:p text:style-name="P7057"/>
          </table:table-cell>
          <table:table-cell table:style-name="TableCell7058">
            <text:p text:style-name="P7059"/>
          </table:table-cell>
          <table:table-cell table:style-name="TableCell7060">
            <text:p text:style-name="P7061"/>
          </table:table-cell>
          <table:table-cell table:style-name="TableCell7062">
            <text:p text:style-name="P7063"/>
          </table:table-cell>
          <table:table-cell table:style-name="TableCell7064">
            <text:p text:style-name="P7065"/>
          </table:table-cell>
          <table:table-cell table:style-name="TableCell7066">
            <text:p text:style-name="P7067"/>
          </table:table-cell>
          <table:table-cell table:style-name="TableCell7068">
            <text:p text:style-name="P7069"/>
          </table:table-cell>
          <table:table-cell table:style-name="TableCell7070">
            <text:p text:style-name="P7071"/>
          </table:table-cell>
        </table:table-row>
        <table:table-row table:style-name="TableRow7072">
          <table:table-cell table:style-name="TableCell7073">
            <text:p text:style-name="P7074">217</text:p>
          </table:table-cell>
          <table:table-cell table:style-name="TableCell7075">
            <text:p text:style-name="P7076">214</text:p>
          </table:table-cell>
          <table:table-cell table:style-name="TableCell7077">
            <text:p text:style-name="P7078">Scarhiro</text:p>
          </table:table-cell>
          <table:table-cell table:style-name="TableCell7079">
            <text:p text:style-name="P7080"/>
          </table:table-cell>
          <table:table-cell table:style-name="TableCell7081">
            <text:p text:style-name="P7082"/>
          </table:table-cell>
          <table:table-cell table:style-name="TableCell7083">
            <text:p text:style-name="P7084"/>
          </table:table-cell>
          <table:table-cell table:style-name="TableCell7085">
            <text:p text:style-name="P7086"/>
          </table:table-cell>
          <table:table-cell table:style-name="TableCell7087">
            <text:p text:style-name="P7088"/>
          </table:table-cell>
          <table:table-cell table:style-name="TableCell7089">
            <text:p text:style-name="P7090"/>
          </table:table-cell>
          <table:table-cell table:style-name="TableCell7091">
            <text:p text:style-name="P7092"/>
          </table:table-cell>
          <table:table-cell table:style-name="TableCell7093">
            <text:p text:style-name="P7094"/>
          </table:table-cell>
        </table:table-row>
        <table:table-row table:style-name="TableRow7095">
          <table:table-cell table:style-name="TableCell7096">
            <text:p text:style-name="P7097"/>
          </table:table-cell>
          <table:table-cell table:style-name="TableCell7098">
            <text:p text:style-name="P7099"/>
          </table:table-cell>
          <table:table-cell table:style-name="TableCell7100">
            <text:p text:style-name="P7101"/>
          </table:table-cell>
          <table:table-cell table:style-name="TableCell7102">
            <text:p text:style-name="P7103"/>
          </table:table-cell>
          <table:table-cell table:style-name="TableCell7104">
            <text:p text:style-name="P7105"/>
          </table:table-cell>
          <table:table-cell table:style-name="TableCell7106">
            <text:p text:style-name="P7107"/>
          </table:table-cell>
          <table:table-cell table:style-name="TableCell7108">
            <text:p text:style-name="P7109"/>
          </table:table-cell>
          <table:table-cell table:style-name="TableCell7110">
            <text:p text:style-name="P7111"/>
          </table:table-cell>
          <table:table-cell table:style-name="TableCell7112">
            <text:p text:style-name="P7113"/>
          </table:table-cell>
          <table:table-cell table:style-name="TableCell7114">
            <text:p text:style-name="P7115"/>
          </table:table-cell>
          <table:table-cell table:style-name="TableCell7116">
            <text:p text:style-name="P7117"/>
          </table:table-cell>
        </table:table-row>
        <table:table-row table:style-name="TableRow7118">
          <table:table-cell table:style-name="TableCell7119">
            <text:p text:style-name="P7120">218</text:p>
          </table:table-cell>
          <table:table-cell table:style-name="TableCell7121">
            <text:p text:style-name="P7122">127</text:p>
          </table:table-cell>
          <table:table-cell table:style-name="TableCell7123">
            <text:p text:style-name="P7124">Scarabrute</text:p>
          </table:table-cell>
          <table:table-cell table:style-name="TableCell7125">
            <text:p text:style-name="P7126"/>
          </table:table-cell>
          <table:table-cell table:style-name="TableCell7127">
            <text:p text:style-name="P7128"/>
          </table:table-cell>
          <table:table-cell table:style-name="TableCell7129">
            <text:p text:style-name="P7130"/>
          </table:table-cell>
          <table:table-cell table:style-name="TableCell7131">
            <text:p text:style-name="P7132"/>
          </table:table-cell>
          <table:table-cell table:style-name="TableCell7133">
            <text:p text:style-name="P7134"/>
          </table:table-cell>
          <table:table-cell table:style-name="TableCell7135">
            <text:p text:style-name="P7136"/>
          </table:table-cell>
          <table:table-cell table:style-name="TableCell7137">
            <text:p text:style-name="P7138"/>
          </table:table-cell>
          <table:table-cell table:style-name="TableCell7139">
            <text:p text:style-name="P7140"/>
          </table:table-cell>
        </table:table-row>
        <table:table-row table:style-name="TableRow7141">
          <table:table-cell table:style-name="TableCell7142">
            <text:p text:style-name="P7143"/>
          </table:table-cell>
          <table:table-cell table:style-name="TableCell7144">
            <text:p text:style-name="P7145"/>
          </table:table-cell>
          <table:table-cell table:style-name="TableCell7146">
            <text:p text:style-name="P7147"/>
          </table:table-cell>
          <table:table-cell table:style-name="TableCell7148">
            <text:p text:style-name="P7149"/>
          </table:table-cell>
          <table:table-cell table:style-name="TableCell7150">
            <text:p text:style-name="P7151"/>
          </table:table-cell>
          <table:table-cell table:style-name="TableCell7152">
            <text:p text:style-name="P7153"/>
          </table:table-cell>
          <table:table-cell table:style-name="TableCell7154">
            <text:p text:style-name="P7155"/>
          </table:table-cell>
          <table:table-cell table:style-name="TableCell7156">
            <text:p text:style-name="P7157"/>
          </table:table-cell>
          <table:table-cell table:style-name="TableCell7158">
            <text:p text:style-name="P7159"/>
          </table:table-cell>
          <table:table-cell table:style-name="TableCell7160">
            <text:p text:style-name="P7161"/>
          </table:table-cell>
          <table:table-cell table:style-name="TableCell7162">
            <text:p text:style-name="P7163"/>
          </table:table-cell>
        </table:table-row>
        <table:table-row table:style-name="TableRow7164">
          <table:table-cell table:style-name="TableCell7165">
            <text:p text:style-name="P7166">219</text:p>
          </table:table-cell>
          <table:table-cell table:style-name="TableCell7167">
            <text:p text:style-name="P7168">228</text:p>
          </table:table-cell>
          <table:table-cell table:style-name="TableCell7169">
            <text:p text:style-name="P7170">Malosse</text:p>
          </table:table-cell>
          <table:table-cell table:style-name="TableCell7171">
            <text:p text:style-name="P7172"/>
          </table:table-cell>
          <table:table-cell table:style-name="TableCell7173">
            <text:p text:style-name="P7174"/>
          </table:table-cell>
          <table:table-cell table:style-name="TableCell7175">
            <text:p text:style-name="P7176"/>
          </table:table-cell>
          <table:table-cell table:style-name="TableCell7177">
            <text:p text:style-name="P7178"/>
          </table:table-cell>
          <table:table-cell table:style-name="TableCell7179">
            <text:p text:style-name="P7180"/>
          </table:table-cell>
          <table:table-cell table:style-name="TableCell7181">
            <text:p text:style-name="P7182"/>
          </table:table-cell>
          <table:table-cell table:style-name="TableCell7183">
            <text:p text:style-name="P7184"/>
          </table:table-cell>
          <table:table-cell table:style-name="TableCell7185">
            <text:p text:style-name="P7186"/>
          </table:table-cell>
        </table:table-row>
        <table:table-row table:style-name="TableRow7187">
          <table:table-cell table:style-name="TableCell7188">
            <text:p text:style-name="P7189">220</text:p>
          </table:table-cell>
          <table:table-cell table:style-name="TableCell7190">
            <text:p text:style-name="P7191">229</text:p>
          </table:table-cell>
          <table:table-cell table:style-name="TableCell7192">
            <text:p text:style-name="P7193">Démolosse</text:p>
          </table:table-cell>
          <table:table-cell table:style-name="TableCell7194">
            <text:p text:style-name="P7195"/>
          </table:table-cell>
          <table:table-cell table:style-name="TableCell7196">
            <text:p text:style-name="P7197"/>
          </table:table-cell>
          <table:table-cell table:style-name="TableCell7198">
            <text:p text:style-name="P7199"/>
          </table:table-cell>
          <table:table-cell table:style-name="TableCell7200">
            <text:p text:style-name="P7201"/>
          </table:table-cell>
          <table:table-cell table:style-name="TableCell7202">
            <text:p text:style-name="P7203"/>
          </table:table-cell>
          <table:table-cell table:style-name="TableCell7204">
            <text:p text:style-name="P7205"/>
          </table:table-cell>
          <table:table-cell table:style-name="TableCell7206">
            <text:p text:style-name="P7207"/>
          </table:table-cell>
          <table:table-cell table:style-name="TableCell7208">
            <text:p text:style-name="P7209"/>
          </table:table-cell>
        </table:table-row>
        <table:table-row table:style-name="TableRow7210">
          <table:table-cell table:style-name="TableCell7211">
            <text:p text:style-name="P7212"/>
          </table:table-cell>
          <table:table-cell table:style-name="TableCell7213">
            <text:p text:style-name="P7214"/>
          </table:table-cell>
          <table:table-cell table:style-name="TableCell7215">
            <text:p text:style-name="P7216"/>
          </table:table-cell>
          <table:table-cell table:style-name="TableCell7217">
            <text:p text:style-name="P7218"/>
          </table:table-cell>
          <table:table-cell table:style-name="TableCell7219">
            <text:p text:style-name="P7220"/>
          </table:table-cell>
          <table:table-cell table:style-name="TableCell7221">
            <text:p text:style-name="P7222"/>
          </table:table-cell>
          <table:table-cell table:style-name="TableCell7223">
            <text:p text:style-name="P7224"/>
          </table:table-cell>
          <table:table-cell table:style-name="TableCell7225">
            <text:p text:style-name="P7226"/>
          </table:table-cell>
          <table:table-cell table:style-name="TableCell7227">
            <text:p text:style-name="P7228"/>
          </table:table-cell>
          <table:table-cell table:style-name="TableCell7229">
            <text:p text:style-name="P7230"/>
          </table:table-cell>
          <table:table-cell table:style-name="TableCell7231">
            <text:p text:style-name="P7232"/>
          </table:table-cell>
        </table:table-row>
        <table:table-row table:style-name="TableRow7233">
          <table:table-cell table:style-name="TableCell7234">
            <text:p text:style-name="P7235">221</text:p>
          </table:table-cell>
          <table:table-cell table:style-name="TableCell7236">
            <text:p text:style-name="P7237">447</text:p>
          </table:table-cell>
          <table:table-cell table:style-name="TableCell7238">
            <text:p text:style-name="P7239">Rioulu</text:p>
          </table:table-cell>
          <table:table-cell table:style-name="TableCell7240">
            <text:p text:style-name="P7241"/>
          </table:table-cell>
          <table:table-cell table:style-name="TableCell7242">
            <text:p text:style-name="P7243"/>
          </table:table-cell>
          <table:table-cell table:style-name="TableCell7244">
            <text:p text:style-name="P7245"/>
          </table:table-cell>
          <table:table-cell table:style-name="TableCell7246">
            <text:p text:style-name="P7247"/>
          </table:table-cell>
          <table:table-cell table:style-name="TableCell7248">
            <text:p text:style-name="P7249"/>
          </table:table-cell>
          <table:table-cell table:style-name="TableCell7250">
            <text:p text:style-name="P7251"/>
          </table:table-cell>
          <table:table-cell table:style-name="TableCell7252">
            <text:p text:style-name="P7253"/>
          </table:table-cell>
          <table:table-cell table:style-name="TableCell7254">
            <text:p text:style-name="P7255"/>
          </table:table-cell>
        </table:table-row>
        <table:table-row table:style-name="TableRow7256">
          <table:table-cell table:style-name="TableCell7257">
            <text:p text:style-name="P7258">222</text:p>
          </table:table-cell>
          <table:table-cell table:style-name="TableCell7259">
            <text:p text:style-name="P7260">447</text:p>
          </table:table-cell>
          <table:table-cell table:style-name="TableCell7261">
            <text:p text:style-name="P7262">Lucario</text:p>
          </table:table-cell>
          <table:table-cell table:style-name="TableCell7263">
            <text:p text:style-name="P7264"/>
          </table:table-cell>
          <table:table-cell table:style-name="TableCell7265">
            <text:p text:style-name="P7266"/>
          </table:table-cell>
          <table:table-cell table:style-name="TableCell7267">
            <text:p text:style-name="P7268"/>
          </table:table-cell>
          <table:table-cell table:style-name="TableCell7269">
            <text:p text:style-name="P7270"/>
          </table:table-cell>
          <table:table-cell table:style-name="TableCell7271">
            <text:p text:style-name="P7272"/>
          </table:table-cell>
          <table:table-cell table:style-name="TableCell7273">
            <text:p text:style-name="P7274"/>
          </table:table-cell>
          <table:table-cell table:style-name="TableCell7275">
            <text:p text:style-name="P7276"/>
          </table:table-cell>
          <table:table-cell table:style-name="TableCell7277">
            <text:p text:style-name="P7278"/>
          </table:table-cell>
        </table:table-row>
        <table:table-row table:style-name="TableRow7279">
          <table:table-cell table:style-name="TableCell7280">
            <text:p text:style-name="P7281"/>
          </table:table-cell>
          <table:table-cell table:style-name="TableCell7282">
            <text:p text:style-name="P7283"/>
          </table:table-cell>
          <table:table-cell table:style-name="TableCell7284">
            <text:p text:style-name="P7285"/>
          </table:table-cell>
          <table:table-cell table:style-name="TableCell7286">
            <text:p text:style-name="P7287"/>
          </table:table-cell>
          <table:table-cell table:style-name="TableCell7288">
            <text:p text:style-name="P7289"/>
          </table:table-cell>
          <table:table-cell table:style-name="TableCell7290">
            <text:p text:style-name="P7291"/>
          </table:table-cell>
          <table:table-cell table:style-name="TableCell7292">
            <text:p text:style-name="P7293"/>
          </table:table-cell>
          <table:table-cell table:style-name="TableCell7294">
            <text:p text:style-name="P7295"/>
          </table:table-cell>
          <table:table-cell table:style-name="TableCell7296">
            <text:p text:style-name="P7297"/>
          </table:table-cell>
          <table:table-cell table:style-name="TableCell7298">
            <text:p text:style-name="P7299"/>
          </table:table-cell>
          <table:table-cell table:style-name="TableCell7300">
            <text:p text:style-name="P7301"/>
          </table:table-cell>
        </table:table-row>
        <table:table-row table:style-name="TableRow7302">
          <table:table-cell table:style-name="TableCell7303">
            <text:p text:style-name="P7304">223</text:p>
          </table:table-cell>
          <table:table-cell table:style-name="TableCell7305">
            <text:p text:style-name="P7306">442</text:p>
          </table:table-cell>
          <table:table-cell table:style-name="TableCell7307">
            <text:p text:style-name="P7308">Spiritomb</text:p>
          </table:table-cell>
          <table:table-cell table:style-name="TableCell7309">
            <text:p text:style-name="P7310"/>
          </table:table-cell>
          <table:table-cell table:style-name="TableCell7311">
            <text:p text:style-name="P7312"/>
          </table:table-cell>
          <table:table-cell table:style-name="TableCell7313">
            <text:p text:style-name="P7314"/>
          </table:table-cell>
          <table:table-cell table:style-name="TableCell7315">
            <text:p text:style-name="P7316"/>
          </table:table-cell>
          <table:table-cell table:style-name="TableCell7317">
            <text:p text:style-name="P7318"/>
          </table:table-cell>
          <table:table-cell table:style-name="TableCell7319">
            <text:p text:style-name="P7320"/>
          </table:table-cell>
          <table:table-cell table:style-name="TableCell7321">
            <text:p text:style-name="P7322"/>
          </table:table-cell>
          <table:table-cell table:style-name="TableCell7323">
            <text:p text:style-name="P7324"/>
          </table:table-cell>
        </table:table-row>
        <table:table-row table:style-name="TableRow7325">
          <table:table-cell table:style-name="TableCell7326">
            <text:p text:style-name="P7327"/>
          </table:table-cell>
          <table:table-cell table:style-name="TableCell7328">
            <text:p text:style-name="P7329"/>
          </table:table-cell>
          <table:table-cell table:style-name="TableCell7330">
            <text:p text:style-name="P7331"/>
          </table:table-cell>
          <table:table-cell table:style-name="TableCell7332">
            <text:p text:style-name="P7333"/>
          </table:table-cell>
          <table:table-cell table:style-name="TableCell7334">
            <text:p text:style-name="P7335"/>
          </table:table-cell>
          <table:table-cell table:style-name="TableCell7336">
            <text:p text:style-name="P7337"/>
          </table:table-cell>
          <table:table-cell table:style-name="TableCell7338">
            <text:p text:style-name="P7339"/>
          </table:table-cell>
          <table:table-cell table:style-name="TableCell7340">
            <text:p text:style-name="P7341"/>
          </table:table-cell>
          <table:table-cell table:style-name="TableCell7342">
            <text:p text:style-name="P7343"/>
          </table:table-cell>
          <table:table-cell table:style-name="TableCell7344">
            <text:p text:style-name="P7345"/>
          </table:table-cell>
          <table:table-cell table:style-name="TableCell7346">
            <text:p text:style-name="P7347"/>
          </table:table-cell>
        </table:table-row>
        <table:table-row table:style-name="TableRow7348">
          <table:table-cell table:style-name="TableCell7349">
            <text:p text:style-name="P7350">224</text:p>
          </table:table-cell>
          <table:table-cell table:style-name="TableCell7351">
            <text:p text:style-name="P7352">128</text:p>
          </table:table-cell>
          <table:table-cell table:style-name="TableCell7353">
            <text:p text:style-name="P7354">Tauros</text:p>
          </table:table-cell>
          <table:table-cell table:style-name="TableCell7355">
            <text:p text:style-name="P7356"/>
          </table:table-cell>
          <table:table-cell table:style-name="TableCell7357">
            <text:p text:style-name="P7358"/>
          </table:table-cell>
          <table:table-cell table:style-name="TableCell7359">
            <text:p text:style-name="P7360"/>
          </table:table-cell>
          <table:table-cell table:style-name="TableCell7361">
            <text:p text:style-name="P7362"/>
          </table:table-cell>
          <table:table-cell table:style-name="TableCell7363">
            <text:p text:style-name="P7364"/>
          </table:table-cell>
          <table:table-cell table:style-name="TableCell7365">
            <text:p text:style-name="P7366"/>
          </table:table-cell>
          <table:table-cell table:style-name="TableCell7367">
            <text:p text:style-name="P7368"/>
          </table:table-cell>
          <table:table-cell table:style-name="TableCell7369">
            <text:p text:style-name="P7370"/>
          </table:table-cell>
        </table:table-row>
        <table:table-row table:style-name="TableRow7371">
          <table:table-cell table:style-name="TableCell7372">
            <text:p text:style-name="P7373"/>
          </table:table-cell>
          <table:table-cell table:style-name="TableCell7374">
            <text:p text:style-name="P7375"/>
          </table:table-cell>
          <table:table-cell table:style-name="TableCell7376">
            <text:p text:style-name="P7377"/>
          </table:table-cell>
          <table:table-cell table:style-name="TableCell7378">
            <text:p text:style-name="P7379"/>
          </table:table-cell>
          <table:table-cell table:style-name="TableCell7380">
            <text:p text:style-name="P7381"/>
          </table:table-cell>
          <table:table-cell table:style-name="TableCell7382">
            <text:p text:style-name="P7383"/>
          </table:table-cell>
          <table:table-cell table:style-name="TableCell7384">
            <text:p text:style-name="P7385"/>
          </table:table-cell>
          <table:table-cell table:style-name="TableCell7386">
            <text:p text:style-name="P7387"/>
          </table:table-cell>
          <table:table-cell table:style-name="TableCell7388">
            <text:p text:style-name="P7389"/>
          </table:table-cell>
          <table:table-cell table:style-name="TableCell7390">
            <text:p text:style-name="P7391"/>
          </table:table-cell>
          <table:table-cell table:style-name="TableCell7392">
            <text:p text:style-name="P7393"/>
          </table:table-cell>
        </table:table-row>
        <table:table-row table:style-name="TableRow7394">
          <table:table-cell table:style-name="TableCell7395">
            <text:p text:style-name="P7396">225</text:p>
          </table:table-cell>
          <table:table-cell table:style-name="TableCell7397">
            <text:p text:style-name="P7398">349</text:p>
          </table:table-cell>
          <table:table-cell table:style-name="TableCell7399">
            <text:p text:style-name="P7400">Barpeau</text:p>
          </table:table-cell>
          <table:table-cell table:style-name="TableCell7401">
            <text:p text:style-name="P7402"/>
          </table:table-cell>
          <table:table-cell table:style-name="TableCell7403">
            <text:p text:style-name="P7404"/>
          </table:table-cell>
          <table:table-cell table:style-name="TableCell7405">
            <text:p text:style-name="P7406"/>
          </table:table-cell>
          <table:table-cell table:style-name="TableCell7407">
            <text:p text:style-name="P7408"/>
          </table:table-cell>
          <table:table-cell table:style-name="TableCell7409">
            <text:p text:style-name="P7410"/>
          </table:table-cell>
          <table:table-cell table:style-name="TableCell7411">
            <text:p text:style-name="P7412"/>
          </table:table-cell>
          <table:table-cell table:style-name="TableCell7413">
            <text:p text:style-name="P7414"/>
          </table:table-cell>
          <table:table-cell table:style-name="TableCell7415">
            <text:p text:style-name="P7416"/>
          </table:table-cell>
        </table:table-row>
        <table:table-row table:style-name="TableRow7417">
          <table:table-cell table:style-name="TableCell7418">
            <text:p text:style-name="P7419">226</text:p>
          </table:table-cell>
          <table:table-cell table:style-name="TableCell7420">
            <text:p text:style-name="P7421">350</text:p>
          </table:table-cell>
          <table:table-cell table:style-name="TableCell7422">
            <text:p text:style-name="P7423">Milobellus</text:p>
          </table:table-cell>
          <table:table-cell table:style-name="TableCell7424">
            <text:p text:style-name="P7425"/>
          </table:table-cell>
          <table:table-cell table:style-name="TableCell7426">
            <text:p text:style-name="P7427"/>
          </table:table-cell>
          <table:table-cell table:style-name="TableCell7428">
            <text:p text:style-name="P7429"/>
          </table:table-cell>
          <table:table-cell table:style-name="TableCell7430">
            <text:p text:style-name="P7431"/>
          </table:table-cell>
          <table:table-cell table:style-name="TableCell7432">
            <text:p text:style-name="P7433"/>
          </table:table-cell>
          <table:table-cell table:style-name="TableCell7434">
            <text:p text:style-name="P7435"/>
          </table:table-cell>
          <table:table-cell table:style-name="TableCell7436">
            <text:p text:style-name="P7437"/>
          </table:table-cell>
          <table:table-cell table:style-name="TableCell7438">
            <text:p text:style-name="P7439"/>
          </table:table-cell>
        </table:table-row>
        <table:table-row table:style-name="TableRow7440">
          <table:table-cell table:style-name="TableCell7441">
            <text:p text:style-name="P7442"/>
          </table:table-cell>
          <table:table-cell table:style-name="TableCell7443">
            <text:p text:style-name="P7444"/>
          </table:table-cell>
          <table:table-cell table:style-name="TableCell7445">
            <text:p text:style-name="P7446"/>
          </table:table-cell>
          <table:table-cell table:style-name="TableCell7447">
            <text:p text:style-name="P7448"/>
          </table:table-cell>
          <table:table-cell table:style-name="TableCell7449">
            <text:p text:style-name="P7450"/>
          </table:table-cell>
          <table:table-cell table:style-name="TableCell7451">
            <text:p text:style-name="P7452"/>
          </table:table-cell>
          <table:table-cell table:style-name="TableCell7453">
            <text:p text:style-name="P7454"/>
          </table:table-cell>
          <table:table-cell table:style-name="TableCell7455">
            <text:p text:style-name="P7456"/>
          </table:table-cell>
          <table:table-cell table:style-name="TableCell7457">
            <text:p text:style-name="P7458"/>
          </table:table-cell>
          <table:table-cell table:style-name="TableCell7459">
            <text:p text:style-name="P7460"/>
          </table:table-cell>
          <table:table-cell table:style-name="TableCell7461">
            <text:p text:style-name="P7462"/>
          </table:table-cell>
        </table:table-row>
        <table:table-row table:style-name="TableRow7463">
          <table:table-cell table:style-name="TableCell7464">
            <text:p text:style-name="P7465">227</text:p>
          </table:table-cell>
          <table:table-cell table:style-name="TableCell7466">
            <text:p text:style-name="P7467">129</text:p>
          </table:table-cell>
          <table:table-cell table:style-name="TableCell7468">
            <text:p text:style-name="P7469">Magicarpe</text:p>
          </table:table-cell>
          <table:table-cell table:style-name="TableCell7470">
            <text:p text:style-name="P7471"/>
          </table:table-cell>
          <table:table-cell table:style-name="TableCell7472">
            <text:p text:style-name="P7473"/>
          </table:table-cell>
          <table:table-cell table:style-name="TableCell7474">
            <text:p text:style-name="P7475"/>
          </table:table-cell>
          <table:table-cell table:style-name="TableCell7476">
            <text:p text:style-name="P7477"/>
          </table:table-cell>
          <table:table-cell table:style-name="TableCell7478">
            <text:p text:style-name="P7479"/>
          </table:table-cell>
          <table:table-cell table:style-name="TableCell7480">
            <text:p text:style-name="P7481"/>
          </table:table-cell>
          <table:table-cell table:style-name="TableCell7482">
            <text:p text:style-name="P7483"/>
          </table:table-cell>
          <table:table-cell table:style-name="TableCell7484">
            <text:p text:style-name="P7485"/>
          </table:table-cell>
        </table:table-row>
        <table:table-row table:style-name="TableRow7486">
          <table:table-cell table:style-name="TableCell7487">
            <text:p text:style-name="P7488">228</text:p>
          </table:table-cell>
          <table:table-cell table:style-name="TableCell7489">
            <text:p text:style-name="P7490">130</text:p>
          </table:table-cell>
          <table:table-cell table:style-name="TableCell7491">
            <text:p text:style-name="P7492">Leviator</text:p>
          </table:table-cell>
          <table:table-cell table:style-name="TableCell7493">
            <text:p text:style-name="P7494"/>
          </table:table-cell>
          <table:table-cell table:style-name="TableCell7495">
            <text:p text:style-name="P7496"/>
          </table:table-cell>
          <table:table-cell table:style-name="TableCell7497">
            <text:p text:style-name="P7498"/>
          </table:table-cell>
          <table:table-cell table:style-name="TableCell7499">
            <text:p text:style-name="P7500"/>
          </table:table-cell>
          <table:table-cell table:style-name="TableCell7501">
            <text:p text:style-name="P7502"/>
          </table:table-cell>
          <table:table-cell table:style-name="TableCell7503">
            <text:p text:style-name="P7504"/>
          </table:table-cell>
          <table:table-cell table:style-name="TableCell7505">
            <text:p text:style-name="P7506"/>
          </table:table-cell>
          <table:table-cell table:style-name="TableCell7507">
            <text:p text:style-name="P7508"/>
          </table:table-cell>
        </table:table-row>
        <table:table-row table:style-name="TableRow7509">
          <table:table-cell table:style-name="TableCell7510">
            <text:p text:style-name="P7511"/>
          </table:table-cell>
          <table:table-cell table:style-name="TableCell7512">
            <text:p text:style-name="P7513"/>
          </table:table-cell>
          <table:table-cell table:style-name="TableCell7514">
            <text:p text:style-name="P7515"/>
          </table:table-cell>
          <table:table-cell table:style-name="TableCell7516">
            <text:p text:style-name="P7517"/>
          </table:table-cell>
          <table:table-cell table:style-name="TableCell7518">
            <text:p text:style-name="P7519"/>
          </table:table-cell>
          <table:table-cell table:style-name="TableCell7520">
            <text:p text:style-name="P7521"/>
          </table:table-cell>
          <table:table-cell table:style-name="TableCell7522">
            <text:p text:style-name="P7523"/>
          </table:table-cell>
          <table:table-cell table:style-name="TableCell7524">
            <text:p text:style-name="P7525"/>
          </table:table-cell>
          <table:table-cell table:style-name="TableCell7526">
            <text:p text:style-name="P7527"/>
          </table:table-cell>
          <table:table-cell table:style-name="TableCell7528">
            <text:p text:style-name="P7529"/>
          </table:table-cell>
          <table:table-cell table:style-name="TableCell7530">
            <text:p text:style-name="P7531"/>
          </table:table-cell>
        </table:table-row>
        <table:table-row table:style-name="TableRow7532">
          <table:table-cell table:style-name="TableCell7533">
            <text:p text:style-name="P7534">229</text:p>
          </table:table-cell>
          <table:table-cell table:style-name="TableCell7535">
            <text:p text:style-name="P7536">131</text:p>
          </table:table-cell>
          <table:table-cell table:style-name="TableCell7537">
            <text:p text:style-name="P7538">Lokhlass</text:p>
          </table:table-cell>
          <table:table-cell table:style-name="TableCell7539">
            <text:p text:style-name="P7540"/>
          </table:table-cell>
          <table:table-cell table:style-name="TableCell7541">
            <text:p text:style-name="P7542"/>
          </table:table-cell>
          <table:table-cell table:style-name="TableCell7543">
            <text:p text:style-name="P7544"/>
          </table:table-cell>
          <table:table-cell table:style-name="TableCell7545">
            <text:p text:style-name="P7546"/>
          </table:table-cell>
          <table:table-cell table:style-name="TableCell7547">
            <text:p text:style-name="P7548"/>
          </table:table-cell>
          <table:table-cell table:style-name="TableCell7549">
            <text:p text:style-name="P7550"/>
          </table:table-cell>
          <table:table-cell table:style-name="TableCell7551">
            <text:p text:style-name="P7552"/>
          </table:table-cell>
          <table:table-cell table:style-name="TableCell7553">
            <text:p text:style-name="P7554"/>
          </table:table-cell>
        </table:table-row>
        <table:table-row table:style-name="TableRow7555">
          <table:table-cell table:style-name="TableCell7556">
            <text:p text:style-name="P7557"/>
          </table:table-cell>
          <table:table-cell table:style-name="TableCell7558">
            <text:p text:style-name="P7559"/>
          </table:table-cell>
          <table:table-cell table:style-name="TableCell7560">
            <text:p text:style-name="P7561"/>
          </table:table-cell>
          <table:table-cell table:style-name="TableCell7562">
            <text:p text:style-name="P7563"/>
          </table:table-cell>
          <table:table-cell table:style-name="TableCell7564">
            <text:p text:style-name="P7565"/>
          </table:table-cell>
          <table:table-cell table:style-name="TableCell7566">
            <text:p text:style-name="P7567"/>
          </table:table-cell>
          <table:table-cell table:style-name="TableCell7568">
            <text:p text:style-name="P7569"/>
          </table:table-cell>
          <table:table-cell table:style-name="TableCell7570">
            <text:p text:style-name="P7571"/>
          </table:table-cell>
          <table:table-cell table:style-name="TableCell7572">
            <text:p text:style-name="P7573"/>
          </table:table-cell>
          <table:table-cell table:style-name="TableCell7574">
            <text:p text:style-name="P7575"/>
          </table:table-cell>
          <table:table-cell table:style-name="TableCell7576">
            <text:p text:style-name="P7577"/>
          </table:table-cell>
        </table:table-row>
        <table:table-row table:style-name="TableRow7578">
          <table:table-cell table:style-name="TableCell7579">
            <text:p text:style-name="P7580">230</text:p>
          </table:table-cell>
          <table:table-cell table:style-name="TableCell7581">
            <text:p text:style-name="P7582">215</text:p>
          </table:table-cell>
          <table:table-cell table:style-name="TableCell7583">
            <text:p text:style-name="P7584">Farfuret</text:p>
          </table:table-cell>
          <table:table-cell table:style-name="TableCell7585">
            <text:p text:style-name="P7586"/>
          </table:table-cell>
          <table:table-cell table:style-name="TableCell7587">
            <text:p text:style-name="P7588"/>
          </table:table-cell>
          <table:table-cell table:style-name="TableCell7589">
            <text:p text:style-name="P7590"/>
          </table:table-cell>
          <table:table-cell table:style-name="TableCell7591">
            <text:p text:style-name="P7592"/>
          </table:table-cell>
          <table:table-cell table:style-name="TableCell7593">
            <text:p text:style-name="P7594"/>
          </table:table-cell>
          <table:table-cell table:style-name="TableCell7595">
            <text:p text:style-name="P7596"/>
          </table:table-cell>
          <table:table-cell table:style-name="TableCell7597">
            <text:p text:style-name="P7598"/>
          </table:table-cell>
          <table:table-cell table:style-name="TableCell7599">
            <text:p text:style-name="P7600"/>
          </table:table-cell>
        </table:table-row>
        <text:soft-page-break/>
        <table:table-row table:style-name="TableRow7601">
          <table:table-cell table:style-name="TableCell7602">
            <text:p text:style-name="P7603">231</text:p>
          </table:table-cell>
          <table:table-cell table:style-name="TableCell7604">
            <text:p text:style-name="P7605">461</text:p>
          </table:table-cell>
          <table:table-cell table:style-name="TableCell7606">
            <text:p text:style-name="P7607">Dimoret</text:p>
          </table:table-cell>
          <table:table-cell table:style-name="TableCell7608">
            <text:p text:style-name="P7609"/>
          </table:table-cell>
          <table:table-cell table:style-name="TableCell7610">
            <text:p text:style-name="P7611"/>
          </table:table-cell>
          <table:table-cell table:style-name="TableCell7612">
            <text:p text:style-name="P7613"/>
          </table:table-cell>
          <table:table-cell table:style-name="TableCell7614">
            <text:p text:style-name="P7615"/>
          </table:table-cell>
          <table:table-cell table:style-name="TableCell7616">
            <text:p text:style-name="P7617"/>
          </table:table-cell>
          <table:table-cell table:style-name="TableCell7618">
            <text:p text:style-name="P7619"/>
          </table:table-cell>
          <table:table-cell table:style-name="TableCell7620">
            <text:p text:style-name="P7621"/>
          </table:table-cell>
          <table:table-cell table:style-name="TableCell7622">
            <text:p text:style-name="P7623"/>
          </table:table-cell>
        </table:table-row>
        <table:table-row table:style-name="TableRow7624">
          <table:table-cell table:style-name="TableCell7625">
            <text:p text:style-name="P7626"/>
          </table:table-cell>
          <table:table-cell table:style-name="TableCell7627">
            <text:p text:style-name="P7628"/>
          </table:table-cell>
          <table:table-cell table:style-name="TableCell7629">
            <text:p text:style-name="P7630"/>
          </table:table-cell>
          <table:table-cell table:style-name="TableCell7631">
            <text:p text:style-name="P7632"/>
          </table:table-cell>
          <table:table-cell table:style-name="TableCell7633">
            <text:p text:style-name="P7634"/>
          </table:table-cell>
          <table:table-cell table:style-name="TableCell7635">
            <text:p text:style-name="P7636"/>
          </table:table-cell>
          <table:table-cell table:style-name="TableCell7637">
            <text:p text:style-name="P7638"/>
          </table:table-cell>
          <table:table-cell table:style-name="TableCell7639">
            <text:p text:style-name="P7640"/>
          </table:table-cell>
          <table:table-cell table:style-name="TableCell7641">
            <text:p text:style-name="P7642"/>
          </table:table-cell>
          <table:table-cell table:style-name="TableCell7643">
            <text:p text:style-name="P7644"/>
          </table:table-cell>
          <table:table-cell table:style-name="TableCell7645">
            <text:p text:style-name="P7646"/>
          </table:table-cell>
        </table:table-row>
        <table:table-row table:style-name="TableRow7647">
          <table:table-cell table:style-name="TableCell7648">
            <text:p text:style-name="P7649">232</text:p>
          </table:table-cell>
          <table:table-cell table:style-name="TableCell7650">
            <text:p text:style-name="P7651">459</text:p>
          </table:table-cell>
          <table:table-cell table:style-name="TableCell7652">
            <text:p text:style-name="P7653">Blizzi</text:p>
          </table:table-cell>
          <table:table-cell table:style-name="TableCell7654">
            <text:p text:style-name="P7655"/>
          </table:table-cell>
          <table:table-cell table:style-name="TableCell7656">
            <text:p text:style-name="P7657"/>
          </table:table-cell>
          <table:table-cell table:style-name="TableCell7658">
            <text:p text:style-name="P7659"/>
          </table:table-cell>
          <table:table-cell table:style-name="TableCell7660">
            <text:p text:style-name="P7661"/>
          </table:table-cell>
          <table:table-cell table:style-name="TableCell7662">
            <text:p text:style-name="P7663"/>
          </table:table-cell>
          <table:table-cell table:style-name="TableCell7664">
            <text:p text:style-name="P7665"/>
          </table:table-cell>
          <table:table-cell table:style-name="TableCell7666">
            <text:p text:style-name="P7667"/>
          </table:table-cell>
          <table:table-cell table:style-name="TableCell7668">
            <text:p text:style-name="P7669"/>
          </table:table-cell>
        </table:table-row>
        <table:table-row table:style-name="TableRow7670">
          <table:table-cell table:style-name="TableCell7671">
            <text:p text:style-name="P7672">233</text:p>
          </table:table-cell>
          <table:table-cell table:style-name="TableCell7673">
            <text:p text:style-name="P7674">460</text:p>
          </table:table-cell>
          <table:table-cell table:style-name="TableCell7675">
            <text:p text:style-name="P7676">Blizzaroi</text:p>
          </table:table-cell>
          <table:table-cell table:style-name="TableCell7677">
            <text:p text:style-name="P7678"/>
          </table:table-cell>
          <table:table-cell table:style-name="TableCell7679">
            <text:p text:style-name="P7680"/>
          </table:table-cell>
          <table:table-cell table:style-name="TableCell7681">
            <text:p text:style-name="P7682"/>
          </table:table-cell>
          <table:table-cell table:style-name="TableCell7683">
            <text:p text:style-name="P7684"/>
          </table:table-cell>
          <table:table-cell table:style-name="TableCell7685">
            <text:p text:style-name="P7686"/>
          </table:table-cell>
          <table:table-cell table:style-name="TableCell7687">
            <text:p text:style-name="P7688"/>
          </table:table-cell>
          <table:table-cell table:style-name="TableCell7689">
            <text:p text:style-name="P7690"/>
          </table:table-cell>
          <table:table-cell table:style-name="TableCell7691">
            <text:p text:style-name="P7692"/>
          </table:table-cell>
        </table:table-row>
        <table:table-row table:style-name="TableRow7693">
          <table:table-cell table:style-name="TableCell7694">
            <text:p text:style-name="P7695"/>
          </table:table-cell>
          <table:table-cell table:style-name="TableCell7696">
            <text:p text:style-name="P7697"/>
          </table:table-cell>
          <table:table-cell table:style-name="TableCell7698">
            <text:p text:style-name="P7699"/>
          </table:table-cell>
          <table:table-cell table:style-name="TableCell7700">
            <text:p text:style-name="P7701"/>
          </table:table-cell>
          <table:table-cell table:style-name="TableCell7702">
            <text:p text:style-name="P7703"/>
          </table:table-cell>
          <table:table-cell table:style-name="TableCell7704">
            <text:p text:style-name="P7705"/>
          </table:table-cell>
          <table:table-cell table:style-name="TableCell7706">
            <text:p text:style-name="P7707"/>
          </table:table-cell>
          <table:table-cell table:style-name="TableCell7708">
            <text:p text:style-name="P7709"/>
          </table:table-cell>
          <table:table-cell table:style-name="TableCell7710">
            <text:p text:style-name="P7711"/>
          </table:table-cell>
          <table:table-cell table:style-name="TableCell7712">
            <text:p text:style-name="P7713"/>
          </table:table-cell>
          <table:table-cell table:style-name="TableCell7714">
            <text:p text:style-name="P7715"/>
          </table:table-cell>
        </table:table-row>
        <table:table-row table:style-name="TableRow7716">
          <table:table-cell table:style-name="TableCell7717">
            <text:p text:style-name="P7718">234</text:p>
          </table:table-cell>
          <table:table-cell table:style-name="TableCell7719">
            <text:p text:style-name="P7720">363</text:p>
          </table:table-cell>
          <table:table-cell table:style-name="TableCell7721">
            <text:p text:style-name="P7722">Obalie</text:p>
          </table:table-cell>
          <table:table-cell table:style-name="TableCell7723">
            <text:p text:style-name="P7724"/>
          </table:table-cell>
          <table:table-cell table:style-name="TableCell7725">
            <text:p text:style-name="P7726"/>
          </table:table-cell>
          <table:table-cell table:style-name="TableCell7727">
            <text:p text:style-name="P7728"/>
          </table:table-cell>
          <table:table-cell table:style-name="TableCell7729">
            <text:p text:style-name="P7730"/>
          </table:table-cell>
          <table:table-cell table:style-name="TableCell7731">
            <text:p text:style-name="P7732"/>
          </table:table-cell>
          <table:table-cell table:style-name="TableCell7733">
            <text:p text:style-name="P7734"/>
          </table:table-cell>
          <table:table-cell table:style-name="TableCell7735">
            <text:p text:style-name="P7736"/>
          </table:table-cell>
          <table:table-cell table:style-name="TableCell7737">
            <text:p text:style-name="P7738"/>
          </table:table-cell>
        </table:table-row>
        <table:table-row table:style-name="TableRow7739">
          <table:table-cell table:style-name="TableCell7740">
            <text:p text:style-name="P7741">235</text:p>
          </table:table-cell>
          <table:table-cell table:style-name="TableCell7742">
            <text:p text:style-name="P7743">364</text:p>
          </table:table-cell>
          <table:table-cell table:style-name="TableCell7744">
            <text:p text:style-name="P7745">Phogleur</text:p>
          </table:table-cell>
          <table:table-cell table:style-name="TableCell7746">
            <text:p text:style-name="P7747"/>
          </table:table-cell>
          <table:table-cell table:style-name="TableCell7748">
            <text:p text:style-name="P7749"/>
          </table:table-cell>
          <table:table-cell table:style-name="TableCell7750">
            <text:p text:style-name="P7751"/>
          </table:table-cell>
          <table:table-cell table:style-name="TableCell7752">
            <text:p text:style-name="P7753"/>
          </table:table-cell>
          <table:table-cell table:style-name="TableCell7754">
            <text:p text:style-name="P7755"/>
          </table:table-cell>
          <table:table-cell table:style-name="TableCell7756">
            <text:p text:style-name="P7757"/>
          </table:table-cell>
          <table:table-cell table:style-name="TableCell7758">
            <text:p text:style-name="P7759"/>
          </table:table-cell>
          <table:table-cell table:style-name="TableCell7760">
            <text:p text:style-name="P7761"/>
          </table:table-cell>
        </table:table-row>
        <table:table-row table:style-name="TableRow7762">
          <table:table-cell table:style-name="TableCell7763">
            <text:p text:style-name="P7764">236</text:p>
          </table:table-cell>
          <table:table-cell table:style-name="TableCell7765">
            <text:p text:style-name="P7766">365</text:p>
          </table:table-cell>
          <table:table-cell table:style-name="TableCell7767">
            <text:p text:style-name="P7768">Kaimorse</text:p>
          </table:table-cell>
          <table:table-cell table:style-name="TableCell7769">
            <text:p text:style-name="P7770"/>
          </table:table-cell>
          <table:table-cell table:style-name="TableCell7771">
            <text:p text:style-name="P7772"/>
          </table:table-cell>
          <table:table-cell table:style-name="TableCell7773">
            <text:p text:style-name="P7774"/>
          </table:table-cell>
          <table:table-cell table:style-name="TableCell7775">
            <text:p text:style-name="P7776"/>
          </table:table-cell>
          <table:table-cell table:style-name="TableCell7777">
            <text:p text:style-name="P7778"/>
          </table:table-cell>
          <table:table-cell table:style-name="TableCell7779">
            <text:p text:style-name="P7780"/>
          </table:table-cell>
          <table:table-cell table:style-name="TableCell7781">
            <text:p text:style-name="P7782"/>
          </table:table-cell>
          <table:table-cell table:style-name="TableCell7783">
            <text:p text:style-name="P7784"/>
          </table:table-cell>
        </table:table-row>
        <table:table-row table:style-name="TableRow7785">
          <table:table-cell table:style-name="TableCell7786">
            <text:p text:style-name="P7787"/>
          </table:table-cell>
          <table:table-cell table:style-name="TableCell7788">
            <text:p text:style-name="P7789"/>
          </table:table-cell>
          <table:table-cell table:style-name="TableCell7790">
            <text:p text:style-name="P7791"/>
          </table:table-cell>
          <table:table-cell table:style-name="TableCell7792">
            <text:p text:style-name="P7793"/>
          </table:table-cell>
          <table:table-cell table:style-name="TableCell7794">
            <text:p text:style-name="P7795"/>
          </table:table-cell>
          <table:table-cell table:style-name="TableCell7796">
            <text:p text:style-name="P7797"/>
          </table:table-cell>
          <table:table-cell table:style-name="TableCell7798">
            <text:p text:style-name="P7799"/>
          </table:table-cell>
          <table:table-cell table:style-name="TableCell7800">
            <text:p text:style-name="P7801"/>
          </table:table-cell>
          <table:table-cell table:style-name="TableCell7802">
            <text:p text:style-name="P7803"/>
          </table:table-cell>
          <table:table-cell table:style-name="TableCell7804">
            <text:p text:style-name="P7805"/>
          </table:table-cell>
          <table:table-cell table:style-name="TableCell7806">
            <text:p text:style-name="P7807"/>
          </table:table-cell>
        </table:table-row>
        <table:table-row table:style-name="TableRow7808">
          <table:table-cell table:style-name="TableCell7809">
            <text:p text:style-name="P7810">237</text:p>
          </table:table-cell>
          <table:table-cell table:style-name="TableCell7811">
            <text:p text:style-name="P7812">220</text:p>
          </table:table-cell>
          <table:table-cell table:style-name="TableCell7813">
            <text:p text:style-name="P7814">Marcacrin</text:p>
          </table:table-cell>
          <table:table-cell table:style-name="TableCell7815">
            <text:p text:style-name="P7816"/>
          </table:table-cell>
          <table:table-cell table:style-name="TableCell7817">
            <text:p text:style-name="P7818"/>
          </table:table-cell>
          <table:table-cell table:style-name="TableCell7819">
            <text:p text:style-name="P7820"/>
          </table:table-cell>
          <table:table-cell table:style-name="TableCell7821">
            <text:p text:style-name="P7822"/>
          </table:table-cell>
          <table:table-cell table:style-name="TableCell7823">
            <text:p text:style-name="P7824"/>
          </table:table-cell>
          <table:table-cell table:style-name="TableCell7825">
            <text:p text:style-name="P7826"/>
          </table:table-cell>
          <table:table-cell table:style-name="TableCell7827">
            <text:p text:style-name="P7828"/>
          </table:table-cell>
          <table:table-cell table:style-name="TableCell7829">
            <text:p text:style-name="P7830"/>
          </table:table-cell>
        </table:table-row>
        <table:table-row table:style-name="TableRow7831">
          <table:table-cell table:style-name="TableCell7832">
            <text:p text:style-name="P7833">238</text:p>
          </table:table-cell>
          <table:table-cell table:style-name="TableCell7834">
            <text:p text:style-name="P7835">221</text:p>
          </table:table-cell>
          <table:table-cell table:style-name="TableCell7836">
            <text:p text:style-name="P7837">Cochignon</text:p>
          </table:table-cell>
          <table:table-cell table:style-name="TableCell7838">
            <text:p text:style-name="P7839"/>
          </table:table-cell>
          <table:table-cell table:style-name="TableCell7840">
            <text:p text:style-name="P7841"/>
          </table:table-cell>
          <table:table-cell table:style-name="TableCell7842">
            <text:p text:style-name="P7843"/>
          </table:table-cell>
          <table:table-cell table:style-name="TableCell7844">
            <text:p text:style-name="P7845"/>
          </table:table-cell>
          <table:table-cell table:style-name="TableCell7846">
            <text:p text:style-name="P7847"/>
          </table:table-cell>
          <table:table-cell table:style-name="TableCell7848">
            <text:p text:style-name="P7849"/>
          </table:table-cell>
          <table:table-cell table:style-name="TableCell7850">
            <text:p text:style-name="P7851"/>
          </table:table-cell>
          <table:table-cell table:style-name="TableCell7852">
            <text:p text:style-name="P7853"/>
          </table:table-cell>
        </table:table-row>
        <table:table-row table:style-name="TableRow7854">
          <table:table-cell table:style-name="TableCell7855">
            <text:p text:style-name="P7856">239</text:p>
          </table:table-cell>
          <table:table-cell table:style-name="TableCell7857">
            <text:p text:style-name="P7858">473</text:p>
          </table:table-cell>
          <table:table-cell table:style-name="TableCell7859">
            <text:p text:style-name="P7860">Mammochon</text:p>
          </table:table-cell>
          <table:table-cell table:style-name="TableCell7861">
            <text:p text:style-name="P7862"/>
          </table:table-cell>
          <table:table-cell table:style-name="TableCell7863">
            <text:p text:style-name="P7864"/>
          </table:table-cell>
          <table:table-cell table:style-name="TableCell7865">
            <text:p text:style-name="P7866"/>
          </table:table-cell>
          <table:table-cell table:style-name="TableCell7867">
            <text:p text:style-name="P7868"/>
          </table:table-cell>
          <table:table-cell table:style-name="TableCell7869">
            <text:p text:style-name="P7870"/>
          </table:table-cell>
          <table:table-cell table:style-name="TableCell7871">
            <text:p text:style-name="P7872"/>
          </table:table-cell>
          <table:table-cell table:style-name="TableCell7873">
            <text:p text:style-name="P7874"/>
          </table:table-cell>
          <table:table-cell table:style-name="TableCell7875">
            <text:p text:style-name="P7876"/>
          </table:table-cell>
        </table:table-row>
        <table:table-row table:style-name="TableRow7877">
          <table:table-cell table:style-name="TableCell7878">
            <text:p text:style-name="P7879"/>
          </table:table-cell>
          <table:table-cell table:style-name="TableCell7880">
            <text:p text:style-name="P7881"/>
          </table:table-cell>
          <table:table-cell table:style-name="TableCell7882">
            <text:p text:style-name="P7883"/>
          </table:table-cell>
          <table:table-cell table:style-name="TableCell7884">
            <text:p text:style-name="P7885"/>
          </table:table-cell>
          <table:table-cell table:style-name="TableCell7886">
            <text:p text:style-name="P7887"/>
          </table:table-cell>
          <table:table-cell table:style-name="TableCell7888">
            <text:p text:style-name="P7889"/>
          </table:table-cell>
          <table:table-cell table:style-name="TableCell7890">
            <text:p text:style-name="P7891"/>
          </table:table-cell>
          <table:table-cell table:style-name="TableCell7892">
            <text:p text:style-name="P7893"/>
          </table:table-cell>
          <table:table-cell table:style-name="TableCell7894">
            <text:p text:style-name="P7895"/>
          </table:table-cell>
          <table:table-cell table:style-name="TableCell7896">
            <text:p text:style-name="P7897"/>
          </table:table-cell>
          <table:table-cell table:style-name="TableCell7898">
            <text:p text:style-name="P7899"/>
          </table:table-cell>
        </table:table-row>
        <table:table-row table:style-name="TableRow7900">
          <table:table-cell table:style-name="TableCell7901">
            <text:p text:style-name="P7902">240</text:p>
          </table:table-cell>
          <table:table-cell table:style-name="TableCell7903">
            <text:p text:style-name="P7904">132</text:p>
          </table:table-cell>
          <table:table-cell table:style-name="TableCell7905">
            <text:p text:style-name="P7906">Métamorph</text:p>
          </table:table-cell>
          <table:table-cell table:style-name="TableCell7907">
            <text:p text:style-name="P7908"/>
          </table:table-cell>
          <table:table-cell table:style-name="TableCell7909">
            <text:p text:style-name="P7910"/>
          </table:table-cell>
          <table:table-cell table:style-name="TableCell7911">
            <text:p text:style-name="P7912"/>
          </table:table-cell>
          <table:table-cell table:style-name="TableCell7913">
            <text:p text:style-name="P7914"/>
          </table:table-cell>
          <table:table-cell table:style-name="TableCell7915">
            <text:p text:style-name="P7916"/>
          </table:table-cell>
          <table:table-cell table:style-name="TableCell7917">
            <text:p text:style-name="P7918"/>
          </table:table-cell>
          <table:table-cell table:style-name="TableCell7919">
            <text:p text:style-name="P7920"/>
          </table:table-cell>
          <table:table-cell table:style-name="TableCell7921">
            <text:p text:style-name="P7922"/>
          </table:table-cell>
        </table:table-row>
        <table:table-row table:style-name="TableRow7923">
          <table:table-cell table:style-name="TableCell7924">
            <text:p text:style-name="P7925"/>
          </table:table-cell>
          <table:table-cell table:style-name="TableCell7926">
            <text:p text:style-name="P7927"/>
          </table:table-cell>
          <table:table-cell table:style-name="TableCell7928">
            <text:p text:style-name="P7929"/>
          </table:table-cell>
          <table:table-cell table:style-name="TableCell7930">
            <text:p text:style-name="P7931"/>
          </table:table-cell>
          <table:table-cell table:style-name="TableCell7932">
            <text:p text:style-name="P7933"/>
          </table:table-cell>
          <table:table-cell table:style-name="TableCell7934">
            <text:p text:style-name="P7935"/>
          </table:table-cell>
          <table:table-cell table:style-name="TableCell7936">
            <text:p text:style-name="P7937"/>
          </table:table-cell>
          <table:table-cell table:style-name="TableCell7938">
            <text:p text:style-name="P7939"/>
          </table:table-cell>
          <table:table-cell table:style-name="TableCell7940">
            <text:p text:style-name="P7941"/>
          </table:table-cell>
          <table:table-cell table:style-name="TableCell7942">
            <text:p text:style-name="P7943"/>
          </table:table-cell>
          <table:table-cell table:style-name="TableCell7944">
            <text:p text:style-name="P7945"/>
          </table:table-cell>
        </table:table-row>
        <table:table-row table:style-name="TableRow7946">
          <table:table-cell table:style-name="TableCell7947">
            <text:p text:style-name="P7948">241</text:p>
          </table:table-cell>
          <table:table-cell table:style-name="TableCell7949">
            <text:p text:style-name="P7950">133</text:p>
          </table:table-cell>
          <table:table-cell table:style-name="TableCell7951">
            <text:p text:style-name="P7952">Évoli</text:p>
          </table:table-cell>
          <table:table-cell table:style-name="TableCell7953">
            <text:p text:style-name="P7954"/>
          </table:table-cell>
          <table:table-cell table:style-name="TableCell7955">
            <text:p text:style-name="P7956"/>
          </table:table-cell>
          <table:table-cell table:style-name="TableCell7957">
            <text:p text:style-name="P7958"/>
          </table:table-cell>
          <table:table-cell table:style-name="TableCell7959">
            <text:p text:style-name="P7960"/>
          </table:table-cell>
          <table:table-cell table:style-name="TableCell7961">
            <text:p text:style-name="P7962"/>
          </table:table-cell>
          <table:table-cell table:style-name="TableCell7963">
            <text:p text:style-name="P7964"/>
          </table:table-cell>
          <table:table-cell table:style-name="TableCell7965">
            <text:p text:style-name="P7966"/>
          </table:table-cell>
          <table:table-cell table:style-name="TableCell7967">
            <text:p text:style-name="P7968"/>
          </table:table-cell>
        </table:table-row>
        <table:table-row table:style-name="TableRow7969">
          <table:table-cell table:style-name="TableCell7970">
            <text:p text:style-name="P7971">242</text:p>
          </table:table-cell>
          <table:table-cell table:style-name="TableCell7972">
            <text:p text:style-name="P7973">134</text:p>
          </table:table-cell>
          <table:table-cell table:style-name="TableCell7974">
            <text:p text:style-name="P7975">Aquali</text:p>
          </table:table-cell>
          <table:table-cell table:style-name="TableCell7976">
            <text:p text:style-name="P7977"/>
          </table:table-cell>
          <table:table-cell table:style-name="TableCell7978">
            <text:p text:style-name="P7979"/>
          </table:table-cell>
          <table:table-cell table:style-name="TableCell7980">
            <text:p text:style-name="P7981"/>
          </table:table-cell>
          <table:table-cell table:style-name="TableCell7982">
            <text:p text:style-name="P7983"/>
          </table:table-cell>
          <table:table-cell table:style-name="TableCell7984">
            <text:p text:style-name="P7985"/>
          </table:table-cell>
          <table:table-cell table:style-name="TableCell7986">
            <text:p text:style-name="P7987"/>
          </table:table-cell>
          <table:table-cell table:style-name="TableCell7988">
            <text:p text:style-name="P7989"/>
          </table:table-cell>
          <table:table-cell table:style-name="TableCell7990">
            <text:p text:style-name="P7991"/>
          </table:table-cell>
        </table:table-row>
        <table:table-row table:style-name="TableRow7992">
          <table:table-cell table:style-name="TableCell7993">
            <text:p text:style-name="P7994">243</text:p>
          </table:table-cell>
          <table:table-cell table:style-name="TableCell7995">
            <text:p text:style-name="P7996">135</text:p>
          </table:table-cell>
          <table:table-cell table:style-name="TableCell7997">
            <text:p text:style-name="P7998">Voltali</text:p>
          </table:table-cell>
          <table:table-cell table:style-name="TableCell7999">
            <text:p text:style-name="P8000"/>
          </table:table-cell>
          <table:table-cell table:style-name="TableCell8001">
            <text:p text:style-name="P8002"/>
          </table:table-cell>
          <table:table-cell table:style-name="TableCell8003">
            <text:p text:style-name="P8004"/>
          </table:table-cell>
          <table:table-cell table:style-name="TableCell8005">
            <text:p text:style-name="P8006"/>
          </table:table-cell>
          <table:table-cell table:style-name="TableCell8007">
            <text:p text:style-name="P8008"/>
          </table:table-cell>
          <table:table-cell table:style-name="TableCell8009">
            <text:p text:style-name="P8010"/>
          </table:table-cell>
          <table:table-cell table:style-name="TableCell8011">
            <text:p text:style-name="P8012"/>
          </table:table-cell>
          <table:table-cell table:style-name="TableCell8013">
            <text:p text:style-name="P8014"/>
          </table:table-cell>
        </table:table-row>
        <table:table-row table:style-name="TableRow8015">
          <table:table-cell table:style-name="TableCell8016">
            <text:p text:style-name="P8017">244</text:p>
          </table:table-cell>
          <table:table-cell table:style-name="TableCell8018">
            <text:p text:style-name="P8019">136</text:p>
          </table:table-cell>
          <table:table-cell table:style-name="TableCell8020">
            <text:p text:style-name="P8021">Pyroli</text:p>
          </table:table-cell>
          <table:table-cell table:style-name="TableCell8022">
            <text:p text:style-name="P8023"/>
          </table:table-cell>
          <table:table-cell table:style-name="TableCell8024">
            <text:p text:style-name="P8025"/>
          </table:table-cell>
          <table:table-cell table:style-name="TableCell8026">
            <text:p text:style-name="P8027"/>
          </table:table-cell>
          <table:table-cell table:style-name="TableCell8028">
            <text:p text:style-name="P8029"/>
          </table:table-cell>
          <table:table-cell table:style-name="TableCell8030">
            <text:p text:style-name="P8031"/>
          </table:table-cell>
          <table:table-cell table:style-name="TableCell8032">
            <text:p text:style-name="P8033"/>
          </table:table-cell>
          <table:table-cell table:style-name="TableCell8034">
            <text:p text:style-name="P8035"/>
          </table:table-cell>
          <table:table-cell table:style-name="TableCell8036">
            <text:p text:style-name="P8037"/>
          </table:table-cell>
        </table:table-row>
        <table:table-row table:style-name="TableRow8038">
          <table:table-cell table:style-name="TableCell8039">
            <text:p text:style-name="P8040">245</text:p>
          </table:table-cell>
          <table:table-cell table:style-name="TableCell8041">
            <text:p text:style-name="P8042">196</text:p>
          </table:table-cell>
          <table:table-cell table:style-name="TableCell8043">
            <text:p text:style-name="P8044">Mentali</text:p>
          </table:table-cell>
          <table:table-cell table:style-name="TableCell8045">
            <text:p text:style-name="P8046"/>
          </table:table-cell>
          <table:table-cell table:style-name="TableCell8047">
            <text:p text:style-name="P8048"/>
          </table:table-cell>
          <table:table-cell table:style-name="TableCell8049">
            <text:p text:style-name="P8050"/>
          </table:table-cell>
          <table:table-cell table:style-name="TableCell8051">
            <text:p text:style-name="P8052"/>
          </table:table-cell>
          <table:table-cell table:style-name="TableCell8053">
            <text:p text:style-name="P8054"/>
          </table:table-cell>
          <table:table-cell table:style-name="TableCell8055">
            <text:p text:style-name="P8056"/>
          </table:table-cell>
          <table:table-cell table:style-name="TableCell8057">
            <text:p text:style-name="P8058"/>
          </table:table-cell>
          <table:table-cell table:style-name="TableCell8059">
            <text:p text:style-name="P8060"/>
          </table:table-cell>
        </table:table-row>
        <table:table-row table:style-name="TableRow8061">
          <table:table-cell table:style-name="TableCell8062">
            <text:p text:style-name="P8063">246</text:p>
          </table:table-cell>
          <table:table-cell table:style-name="TableCell8064">
            <text:p text:style-name="P8065">197</text:p>
          </table:table-cell>
          <table:table-cell table:style-name="TableCell8066">
            <text:p text:style-name="P8067">Noctali</text:p>
          </table:table-cell>
          <table:table-cell table:style-name="TableCell8068">
            <text:p text:style-name="P8069"/>
          </table:table-cell>
          <table:table-cell table:style-name="TableCell8070">
            <text:p text:style-name="P8071"/>
          </table:table-cell>
          <table:table-cell table:style-name="TableCell8072">
            <text:p text:style-name="P8073"/>
          </table:table-cell>
          <table:table-cell table:style-name="TableCell8074">
            <text:p text:style-name="P8075"/>
          </table:table-cell>
          <table:table-cell table:style-name="TableCell8076">
            <text:p text:style-name="P8077"/>
          </table:table-cell>
          <table:table-cell table:style-name="TableCell8078">
            <text:p text:style-name="P8079"/>
          </table:table-cell>
          <table:table-cell table:style-name="TableCell8080">
            <text:p text:style-name="P8081"/>
          </table:table-cell>
          <table:table-cell table:style-name="TableCell8082">
            <text:p text:style-name="P8083"/>
          </table:table-cell>
        </table:table-row>
        <table:table-row table:style-name="TableRow8084">
          <table:table-cell table:style-name="TableCell8085">
            <text:p text:style-name="P8086">247</text:p>
          </table:table-cell>
          <table:table-cell table:style-name="TableCell8087">
            <text:p text:style-name="P8088">470</text:p>
          </table:table-cell>
          <table:table-cell table:style-name="TableCell8089">
            <text:p text:style-name="P8090">Phyllali</text:p>
          </table:table-cell>
          <table:table-cell table:style-name="TableCell8091">
            <text:p text:style-name="P8092"/>
          </table:table-cell>
          <table:table-cell table:style-name="TableCell8093">
            <text:p text:style-name="P8094"/>
          </table:table-cell>
          <table:table-cell table:style-name="TableCell8095">
            <text:p text:style-name="P8096"/>
          </table:table-cell>
          <table:table-cell table:style-name="TableCell8097">
            <text:p text:style-name="P8098"/>
          </table:table-cell>
          <table:table-cell table:style-name="TableCell8099">
            <text:p text:style-name="P8100"/>
          </table:table-cell>
          <table:table-cell table:style-name="TableCell8101">
            <text:p text:style-name="P8102"/>
          </table:table-cell>
          <table:table-cell table:style-name="TableCell8103">
            <text:p text:style-name="P8104"/>
          </table:table-cell>
          <table:table-cell table:style-name="TableCell8105">
            <text:p text:style-name="P8106"/>
          </table:table-cell>
        </table:table-row>
        <table:table-row table:style-name="TableRow8107">
          <table:table-cell table:style-name="TableCell8108">
            <text:p text:style-name="P8109">248</text:p>
          </table:table-cell>
          <table:table-cell table:style-name="TableCell8110">
            <text:p text:style-name="P8111">471</text:p>
          </table:table-cell>
          <table:table-cell table:style-name="TableCell8112">
            <text:p text:style-name="P8113">Givrali</text:p>
          </table:table-cell>
          <table:table-cell table:style-name="TableCell8114">
            <text:p text:style-name="P8115"/>
          </table:table-cell>
          <table:table-cell table:style-name="TableCell8116">
            <text:p text:style-name="P8117"/>
          </table:table-cell>
          <table:table-cell table:style-name="TableCell8118">
            <text:p text:style-name="P8119"/>
          </table:table-cell>
          <table:table-cell table:style-name="TableCell8120">
            <text:p text:style-name="P8121"/>
          </table:table-cell>
          <table:table-cell table:style-name="TableCell8122">
            <text:p text:style-name="P8123"/>
          </table:table-cell>
          <table:table-cell table:style-name="TableCell8124">
            <text:p text:style-name="P8125"/>
          </table:table-cell>
          <table:table-cell table:style-name="TableCell8126">
            <text:p text:style-name="P8127"/>
          </table:table-cell>
          <table:table-cell table:style-name="TableCell8128">
            <text:p text:style-name="P8129"/>
          </table:table-cell>
        </table:table-row>
        <table:table-row table:style-name="TableRow8130">
          <table:table-cell table:style-name="TableCell8131">
            <text:p text:style-name="P8132">249</text:p>
          </table:table-cell>
          <table:table-cell table:style-name="TableCell8133">
            <text:p text:style-name="P8134">700</text:p>
          </table:table-cell>
          <table:table-cell table:style-name="TableCell8135">
            <text:p text:style-name="P8136">Nymphali</text:p>
          </table:table-cell>
          <table:table-cell table:style-name="TableCell8137">
            <text:p text:style-name="P8138"/>
          </table:table-cell>
          <table:table-cell table:style-name="TableCell8139">
            <text:p text:style-name="P8140"/>
          </table:table-cell>
          <table:table-cell table:style-name="TableCell8141">
            <text:p text:style-name="P8142"/>
          </table:table-cell>
          <table:table-cell table:style-name="TableCell8143">
            <text:p text:style-name="P8144"/>
          </table:table-cell>
          <table:table-cell table:style-name="TableCell8145">
            <text:p text:style-name="P8146"/>
          </table:table-cell>
          <table:table-cell table:style-name="TableCell8147">
            <text:p text:style-name="P8148"/>
          </table:table-cell>
          <table:table-cell table:style-name="TableCell8149">
            <text:p text:style-name="P8150"/>
          </table:table-cell>
          <table:table-cell table:style-name="TableCell8151">
            <text:p text:style-name="P8152"/>
          </table:table-cell>
        </table:table-row>
        <table:table-row table:style-name="TableRow8153">
          <table:table-cell table:style-name="TableCell8154">
            <text:p text:style-name="P8155"/>
          </table:table-cell>
          <table:table-cell table:style-name="TableCell8156">
            <text:p text:style-name="P8157"/>
          </table:table-cell>
          <table:table-cell table:style-name="TableCell8158">
            <text:p text:style-name="P8159"/>
          </table:table-cell>
          <table:table-cell table:style-name="TableCell8160">
            <text:p text:style-name="P8161"/>
          </table:table-cell>
          <table:table-cell table:style-name="TableCell8162">
            <text:p text:style-name="P8163"/>
          </table:table-cell>
          <table:table-cell table:style-name="TableCell8164">
            <text:p text:style-name="P8165"/>
          </table:table-cell>
          <table:table-cell table:style-name="TableCell8166">
            <text:p text:style-name="P8167"/>
          </table:table-cell>
          <table:table-cell table:style-name="TableCell8168">
            <text:p text:style-name="P8169"/>
          </table:table-cell>
          <table:table-cell table:style-name="TableCell8170">
            <text:p text:style-name="P8171"/>
          </table:table-cell>
          <table:table-cell table:style-name="TableCell8172">
            <text:p text:style-name="P8173"/>
          </table:table-cell>
          <table:table-cell table:style-name="TableCell8174">
            <text:p text:style-name="P8175"/>
          </table:table-cell>
        </table:table-row>
        <table:table-row table:style-name="TableRow8176">
          <table:table-cell table:style-name="TableCell8177">
            <text:p text:style-name="P8178">250</text:p>
          </table:table-cell>
          <table:table-cell table:style-name="TableCell8179">
            <text:p text:style-name="P8180">137</text:p>
          </table:table-cell>
          <table:table-cell table:style-name="TableCell8181">
            <text:p text:style-name="P8182">Porygon</text:p>
          </table:table-cell>
          <table:table-cell table:style-name="TableCell8183">
            <text:p text:style-name="P8184"/>
          </table:table-cell>
          <table:table-cell table:style-name="TableCell8185">
            <text:p text:style-name="P8186"/>
          </table:table-cell>
          <table:table-cell table:style-name="TableCell8187">
            <text:p text:style-name="P8188"/>
          </table:table-cell>
          <table:table-cell table:style-name="TableCell8189">
            <text:p text:style-name="P8190"/>
          </table:table-cell>
          <table:table-cell table:style-name="TableCell8191">
            <text:p text:style-name="P8192"/>
          </table:table-cell>
          <table:table-cell table:style-name="TableCell8193">
            <text:p text:style-name="P8194"/>
          </table:table-cell>
          <table:table-cell table:style-name="TableCell8195">
            <text:p text:style-name="P8196"/>
          </table:table-cell>
          <table:table-cell table:style-name="TableCell8197">
            <text:p text:style-name="P8198"/>
          </table:table-cell>
        </table:table-row>
        <table:table-row table:style-name="TableRow8199">
          <table:table-cell table:style-name="TableCell8200">
            <text:p text:style-name="P8201">251</text:p>
          </table:table-cell>
          <table:table-cell table:style-name="TableCell8202">
            <text:p text:style-name="P8203">233</text:p>
          </table:table-cell>
          <table:table-cell table:style-name="TableCell8204">
            <text:p text:style-name="P8205">Porygon2</text:p>
          </table:table-cell>
          <table:table-cell table:style-name="TableCell8206">
            <text:p text:style-name="P8207"/>
          </table:table-cell>
          <table:table-cell table:style-name="TableCell8208">
            <text:p text:style-name="P8209"/>
          </table:table-cell>
          <table:table-cell table:style-name="TableCell8210">
            <text:p text:style-name="P8211"/>
          </table:table-cell>
          <table:table-cell table:style-name="TableCell8212">
            <text:p text:style-name="P8213"/>
          </table:table-cell>
          <table:table-cell table:style-name="TableCell8214">
            <text:p text:style-name="P8215"/>
          </table:table-cell>
          <table:table-cell table:style-name="TableCell8216">
            <text:p text:style-name="P8217"/>
          </table:table-cell>
          <table:table-cell table:style-name="TableCell8218">
            <text:p text:style-name="P8219"/>
          </table:table-cell>
          <table:table-cell table:style-name="TableCell8220">
            <text:p text:style-name="P8221"/>
          </table:table-cell>
        </table:table-row>
        <table:table-row table:style-name="TableRow8222">
          <table:table-cell table:style-name="TableCell8223">
            <text:p text:style-name="P8224">252</text:p>
          </table:table-cell>
          <table:table-cell table:style-name="TableCell8225">
            <text:p text:style-name="P8226">474</text:p>
          </table:table-cell>
          <table:table-cell table:style-name="TableCell8227">
            <text:p text:style-name="P8228">Porygon-Z</text:p>
          </table:table-cell>
          <table:table-cell table:style-name="TableCell8229">
            <text:p text:style-name="P8230"/>
          </table:table-cell>
          <table:table-cell table:style-name="TableCell8231">
            <text:p text:style-name="P8232"/>
          </table:table-cell>
          <table:table-cell table:style-name="TableCell8233">
            <text:p text:style-name="P8234"/>
          </table:table-cell>
          <table:table-cell table:style-name="TableCell8235">
            <text:p text:style-name="P8236"/>
          </table:table-cell>
          <table:table-cell table:style-name="TableCell8237">
            <text:p text:style-name="P8238"/>
          </table:table-cell>
          <table:table-cell table:style-name="TableCell8239">
            <text:p text:style-name="P8240"/>
          </table:table-cell>
          <table:table-cell table:style-name="TableCell8241">
            <text:p text:style-name="P8242"/>
          </table:table-cell>
          <table:table-cell table:style-name="TableCell8243">
            <text:p text:style-name="P8244"/>
          </table:table-cell>
        </table:table-row>
        <table:table-row table:style-name="TableRow8245">
          <table:table-cell table:style-name="TableCell8246">
            <text:p text:style-name="P8247"/>
          </table:table-cell>
          <table:table-cell table:style-name="TableCell8248">
            <text:p text:style-name="P8249"/>
          </table:table-cell>
          <table:table-cell table:style-name="TableCell8250">
            <text:p text:style-name="P8251"/>
          </table:table-cell>
          <table:table-cell table:style-name="TableCell8252">
            <text:p text:style-name="P8253"/>
          </table:table-cell>
          <table:table-cell table:style-name="TableCell8254">
            <text:p text:style-name="P8255"/>
          </table:table-cell>
          <table:table-cell table:style-name="TableCell8256">
            <text:p text:style-name="P8257"/>
          </table:table-cell>
          <table:table-cell table:style-name="TableCell8258">
            <text:p text:style-name="P8259"/>
          </table:table-cell>
          <table:table-cell table:style-name="TableCell8260">
            <text:p text:style-name="P8261"/>
          </table:table-cell>
          <table:table-cell table:style-name="TableCell8262">
            <text:p text:style-name="P8263"/>
          </table:table-cell>
          <table:table-cell table:style-name="TableCell8264">
            <text:p text:style-name="P8265"/>
          </table:table-cell>
          <table:table-cell table:style-name="TableCell8266">
            <text:p text:style-name="P8267"/>
          </table:table-cell>
        </table:table-row>
        <table:table-row table:style-name="TableRow8268">
          <table:table-cell table:style-name="TableCell8269">
            <text:p text:style-name="P8270">253</text:p>
          </table:table-cell>
          <table:table-cell table:style-name="TableCell8271">
            <text:p text:style-name="P8272">138</text:p>
          </table:table-cell>
          <table:table-cell table:style-name="TableCell8273">
            <text:p text:style-name="P8274">Amonita</text:p>
          </table:table-cell>
          <table:table-cell table:style-name="TableCell8275">
            <text:p text:style-name="P8276"/>
          </table:table-cell>
          <table:table-cell table:style-name="TableCell8277">
            <text:p text:style-name="P8278"/>
          </table:table-cell>
          <table:table-cell table:style-name="TableCell8279">
            <text:p text:style-name="P8280"/>
          </table:table-cell>
          <table:table-cell table:style-name="TableCell8281">
            <text:p text:style-name="P8282"/>
          </table:table-cell>
          <table:table-cell table:style-name="TableCell8283">
            <text:p text:style-name="P8284"/>
          </table:table-cell>
          <table:table-cell table:style-name="TableCell8285">
            <text:p text:style-name="P8286"/>
          </table:table-cell>
          <table:table-cell table:style-name="TableCell8287">
            <text:p text:style-name="P8288"/>
          </table:table-cell>
          <table:table-cell table:style-name="TableCell8289">
            <text:p text:style-name="P8290"/>
          </table:table-cell>
        </table:table-row>
        <table:table-row table:style-name="TableRow8291">
          <table:table-cell table:style-name="TableCell8292">
            <text:p text:style-name="P8293">254</text:p>
          </table:table-cell>
          <table:table-cell table:style-name="TableCell8294">
            <text:p text:style-name="P8295">139</text:p>
          </table:table-cell>
          <table:table-cell table:style-name="TableCell8296">
            <text:p text:style-name="P8297">Amonistar</text:p>
          </table:table-cell>
          <table:table-cell table:style-name="TableCell8298">
            <text:p text:style-name="P8299"/>
          </table:table-cell>
          <table:table-cell table:style-name="TableCell8300">
            <text:p text:style-name="P8301"/>
          </table:table-cell>
          <table:table-cell table:style-name="TableCell8302">
            <text:p text:style-name="P8303"/>
          </table:table-cell>
          <table:table-cell table:style-name="TableCell8304">
            <text:p text:style-name="P8305"/>
          </table:table-cell>
          <table:table-cell table:style-name="TableCell8306">
            <text:p text:style-name="P8307"/>
          </table:table-cell>
          <table:table-cell table:style-name="TableCell8308">
            <text:p text:style-name="P8309"/>
          </table:table-cell>
          <table:table-cell table:style-name="TableCell8310">
            <text:p text:style-name="P8311"/>
          </table:table-cell>
          <table:table-cell table:style-name="TableCell8312">
            <text:p text:style-name="P8313"/>
          </table:table-cell>
        </table:table-row>
        <table:table-row table:style-name="TableRow8314">
          <table:table-cell table:style-name="TableCell8315">
            <text:p text:style-name="P8316"/>
          </table:table-cell>
          <table:table-cell table:style-name="TableCell8317">
            <text:p text:style-name="P8318"/>
          </table:table-cell>
          <table:table-cell table:style-name="TableCell8319">
            <text:p text:style-name="P8320"/>
          </table:table-cell>
          <table:table-cell table:style-name="TableCell8321">
            <text:p text:style-name="P8322"/>
          </table:table-cell>
          <table:table-cell table:style-name="TableCell8323">
            <text:p text:style-name="P8324"/>
          </table:table-cell>
          <table:table-cell table:style-name="TableCell8325">
            <text:p text:style-name="P8326"/>
          </table:table-cell>
          <table:table-cell table:style-name="TableCell8327">
            <text:p text:style-name="P8328"/>
          </table:table-cell>
          <table:table-cell table:style-name="TableCell8329">
            <text:p text:style-name="P8330"/>
          </table:table-cell>
          <table:table-cell table:style-name="TableCell8331">
            <text:p text:style-name="P8332"/>
          </table:table-cell>
          <table:table-cell table:style-name="TableCell8333">
            <text:p text:style-name="P8334"/>
          </table:table-cell>
          <table:table-cell table:style-name="TableCell8335">
            <text:p text:style-name="P8336"/>
          </table:table-cell>
        </table:table-row>
        <table:table-row table:style-name="TableRow8337">
          <table:table-cell table:style-name="TableCell8338">
            <text:p text:style-name="P8339">255</text:p>
          </table:table-cell>
          <table:table-cell table:style-name="TableCell8340">
            <text:p text:style-name="P8341">140</text:p>
          </table:table-cell>
          <table:table-cell table:style-name="TableCell8342">
            <text:p text:style-name="P8343">Kabuto</text:p>
          </table:table-cell>
          <table:table-cell table:style-name="TableCell8344">
            <text:p text:style-name="P8345"/>
          </table:table-cell>
          <table:table-cell table:style-name="TableCell8346">
            <text:p text:style-name="P8347"/>
          </table:table-cell>
          <table:table-cell table:style-name="TableCell8348">
            <text:p text:style-name="P8349"/>
          </table:table-cell>
          <table:table-cell table:style-name="TableCell8350">
            <text:p text:style-name="P8351"/>
          </table:table-cell>
          <table:table-cell table:style-name="TableCell8352">
            <text:p text:style-name="P8353"/>
          </table:table-cell>
          <table:table-cell table:style-name="TableCell8354">
            <text:p text:style-name="P8355"/>
          </table:table-cell>
          <table:table-cell table:style-name="TableCell8356">
            <text:p text:style-name="P8357"/>
          </table:table-cell>
          <table:table-cell table:style-name="TableCell8358">
            <text:p text:style-name="P8359"/>
          </table:table-cell>
        </table:table-row>
        <text:soft-page-break/>
        <table:table-row table:style-name="TableRow8360">
          <table:table-cell table:style-name="TableCell8361">
            <text:p text:style-name="P8362">256</text:p>
          </table:table-cell>
          <table:table-cell table:style-name="TableCell8363">
            <text:p text:style-name="P8364">141</text:p>
          </table:table-cell>
          <table:table-cell table:style-name="TableCell8365">
            <text:p text:style-name="P8366">Kabutops</text:p>
          </table:table-cell>
          <table:table-cell table:style-name="TableCell8367">
            <text:p text:style-name="P8368"/>
          </table:table-cell>
          <table:table-cell table:style-name="TableCell8369">
            <text:p text:style-name="P8370"/>
          </table:table-cell>
          <table:table-cell table:style-name="TableCell8371">
            <text:p text:style-name="P8372"/>
          </table:table-cell>
          <table:table-cell table:style-name="TableCell8373">
            <text:p text:style-name="P8374"/>
          </table:table-cell>
          <table:table-cell table:style-name="TableCell8375">
            <text:p text:style-name="P8376"/>
          </table:table-cell>
          <table:table-cell table:style-name="TableCell8377">
            <text:p text:style-name="P8378"/>
          </table:table-cell>
          <table:table-cell table:style-name="TableCell8379">
            <text:p text:style-name="P8380"/>
          </table:table-cell>
          <table:table-cell table:style-name="TableCell8381">
            <text:p text:style-name="P8382"/>
          </table:table-cell>
        </table:table-row>
        <table:table-row table:style-name="TableRow8383">
          <table:table-cell table:style-name="TableCell8384">
            <text:p text:style-name="P8385"/>
          </table:table-cell>
          <table:table-cell table:style-name="TableCell8386">
            <text:p text:style-name="P8387"/>
          </table:table-cell>
          <table:table-cell table:style-name="TableCell8388">
            <text:p text:style-name="P8389"/>
          </table:table-cell>
          <table:table-cell table:style-name="TableCell8390">
            <text:p text:style-name="P8391"/>
          </table:table-cell>
          <table:table-cell table:style-name="TableCell8392">
            <text:p text:style-name="P8393"/>
          </table:table-cell>
          <table:table-cell table:style-name="TableCell8394">
            <text:p text:style-name="P8395"/>
          </table:table-cell>
          <table:table-cell table:style-name="TableCell8396">
            <text:p text:style-name="P8397"/>
          </table:table-cell>
          <table:table-cell table:style-name="TableCell8398">
            <text:p text:style-name="P8399"/>
          </table:table-cell>
          <table:table-cell table:style-name="TableCell8400">
            <text:p text:style-name="P8401"/>
          </table:table-cell>
          <table:table-cell table:style-name="TableCell8402">
            <text:p text:style-name="P8403"/>
          </table:table-cell>
          <table:table-cell table:style-name="TableCell8404">
            <text:p text:style-name="P8405"/>
          </table:table-cell>
        </table:table-row>
        <table:table-row table:style-name="TableRow8406">
          <table:table-cell table:style-name="TableCell8407">
            <text:p text:style-name="P8408">257</text:p>
          </table:table-cell>
          <table:table-cell table:style-name="TableCell8409">
            <text:p text:style-name="P8410">408</text:p>
          </table:table-cell>
          <table:table-cell table:style-name="TableCell8411">
            <text:p text:style-name="P8412">Kranidos</text:p>
          </table:table-cell>
          <table:table-cell table:style-name="TableCell8413">
            <text:p text:style-name="P8414"/>
          </table:table-cell>
          <table:table-cell table:style-name="TableCell8415">
            <text:p text:style-name="P8416"/>
          </table:table-cell>
          <table:table-cell table:style-name="TableCell8417">
            <text:p text:style-name="P8418"/>
          </table:table-cell>
          <table:table-cell table:style-name="TableCell8419">
            <text:p text:style-name="P8420"/>
          </table:table-cell>
          <table:table-cell table:style-name="TableCell8421">
            <text:p text:style-name="P8422"/>
          </table:table-cell>
          <table:table-cell table:style-name="TableCell8423">
            <text:p text:style-name="P8424"/>
          </table:table-cell>
          <table:table-cell table:style-name="TableCell8425">
            <text:p text:style-name="P8426"/>
          </table:table-cell>
          <table:table-cell table:style-name="TableCell8427">
            <text:p text:style-name="P8428"/>
          </table:table-cell>
        </table:table-row>
        <table:table-row table:style-name="TableRow8429">
          <table:table-cell table:style-name="TableCell8430">
            <text:p text:style-name="P8431">258</text:p>
          </table:table-cell>
          <table:table-cell table:style-name="TableCell8432">
            <text:p text:style-name="P8433">409</text:p>
          </table:table-cell>
          <table:table-cell table:style-name="TableCell8434">
            <text:p text:style-name="P8435">Charkos</text:p>
          </table:table-cell>
          <table:table-cell table:style-name="TableCell8436">
            <text:p text:style-name="P8437"/>
          </table:table-cell>
          <table:table-cell table:style-name="TableCell8438">
            <text:p text:style-name="P8439"/>
          </table:table-cell>
          <table:table-cell table:style-name="TableCell8440">
            <text:p text:style-name="P8441"/>
          </table:table-cell>
          <table:table-cell table:style-name="TableCell8442">
            <text:p text:style-name="P8443"/>
          </table:table-cell>
          <table:table-cell table:style-name="TableCell8444">
            <text:p text:style-name="P8445"/>
          </table:table-cell>
          <table:table-cell table:style-name="TableCell8446">
            <text:p text:style-name="P8447"/>
          </table:table-cell>
          <table:table-cell table:style-name="TableCell8448">
            <text:p text:style-name="P8449"/>
          </table:table-cell>
          <table:table-cell table:style-name="TableCell8450">
            <text:p text:style-name="P8451"/>
          </table:table-cell>
        </table:table-row>
        <table:table-row table:style-name="TableRow8452">
          <table:table-cell table:style-name="TableCell8453">
            <text:p text:style-name="P8454"/>
          </table:table-cell>
          <table:table-cell table:style-name="TableCell8455">
            <text:p text:style-name="P8456"/>
          </table:table-cell>
          <table:table-cell table:style-name="TableCell8457">
            <text:p text:style-name="P8458"/>
          </table:table-cell>
          <table:table-cell table:style-name="TableCell8459">
            <text:p text:style-name="P8460"/>
          </table:table-cell>
          <table:table-cell table:style-name="TableCell8461">
            <text:p text:style-name="P8462"/>
          </table:table-cell>
          <table:table-cell table:style-name="TableCell8463">
            <text:p text:style-name="P8464"/>
          </table:table-cell>
          <table:table-cell table:style-name="TableCell8465">
            <text:p text:style-name="P8466"/>
          </table:table-cell>
          <table:table-cell table:style-name="TableCell8467">
            <text:p text:style-name="P8468"/>
          </table:table-cell>
          <table:table-cell table:style-name="TableCell8469">
            <text:p text:style-name="P8470"/>
          </table:table-cell>
          <table:table-cell table:style-name="TableCell8471">
            <text:p text:style-name="P8472"/>
          </table:table-cell>
          <table:table-cell table:style-name="TableCell8473">
            <text:p text:style-name="P8474"/>
          </table:table-cell>
        </table:table-row>
        <table:table-row table:style-name="TableRow8475">
          <table:table-cell table:style-name="TableCell8476">
            <text:p text:style-name="P8477">259</text:p>
          </table:table-cell>
          <table:table-cell table:style-name="TableCell8478">
            <text:p text:style-name="P8479">410</text:p>
          </table:table-cell>
          <table:table-cell table:style-name="TableCell8480">
            <text:p text:style-name="P8481">Dinoclier</text:p>
          </table:table-cell>
          <table:table-cell table:style-name="TableCell8482">
            <text:p text:style-name="P8483"/>
          </table:table-cell>
          <table:table-cell table:style-name="TableCell8484">
            <text:p text:style-name="P8485"/>
          </table:table-cell>
          <table:table-cell table:style-name="TableCell8486">
            <text:p text:style-name="P8487"/>
          </table:table-cell>
          <table:table-cell table:style-name="TableCell8488">
            <text:p text:style-name="P8489"/>
          </table:table-cell>
          <table:table-cell table:style-name="TableCell8490">
            <text:p text:style-name="P8491"/>
          </table:table-cell>
          <table:table-cell table:style-name="TableCell8492">
            <text:p text:style-name="P8493"/>
          </table:table-cell>
          <table:table-cell table:style-name="TableCell8494">
            <text:p text:style-name="P8495"/>
          </table:table-cell>
          <table:table-cell table:style-name="TableCell8496">
            <text:p text:style-name="P8497"/>
          </table:table-cell>
        </table:table-row>
        <table:table-row table:style-name="TableRow8498">
          <table:table-cell table:style-name="TableCell8499">
            <text:p text:style-name="P8500">260</text:p>
          </table:table-cell>
          <table:table-cell table:style-name="TableCell8501">
            <text:p text:style-name="P8502">411</text:p>
          </table:table-cell>
          <table:table-cell table:style-name="TableCell8503">
            <text:p text:style-name="P8504">Bastiodon</text:p>
          </table:table-cell>
          <table:table-cell table:style-name="TableCell8505">
            <text:p text:style-name="P8506"/>
          </table:table-cell>
          <table:table-cell table:style-name="TableCell8507">
            <text:p text:style-name="P8508"/>
          </table:table-cell>
          <table:table-cell table:style-name="TableCell8509">
            <text:p text:style-name="P8510"/>
          </table:table-cell>
          <table:table-cell table:style-name="TableCell8511">
            <text:p text:style-name="P8512"/>
          </table:table-cell>
          <table:table-cell table:style-name="TableCell8513">
            <text:p text:style-name="P8514"/>
          </table:table-cell>
          <table:table-cell table:style-name="TableCell8515">
            <text:p text:style-name="P8516"/>
          </table:table-cell>
          <table:table-cell table:style-name="TableCell8517">
            <text:p text:style-name="P8518"/>
          </table:table-cell>
          <table:table-cell table:style-name="TableCell8519">
            <text:p text:style-name="P8520"/>
          </table:table-cell>
        </table:table-row>
        <table:table-row table:style-name="TableRow8521">
          <table:table-cell table:style-name="TableCell8522">
            <text:p text:style-name="P8523"/>
          </table:table-cell>
          <table:table-cell table:style-name="TableCell8524">
            <text:p text:style-name="P8525"/>
          </table:table-cell>
          <table:table-cell table:style-name="TableCell8526">
            <text:p text:style-name="P8527"/>
          </table:table-cell>
          <table:table-cell table:style-name="TableCell8528">
            <text:p text:style-name="P8529"/>
          </table:table-cell>
          <table:table-cell table:style-name="TableCell8530">
            <text:p text:style-name="P8531"/>
          </table:table-cell>
          <table:table-cell table:style-name="TableCell8532">
            <text:p text:style-name="P8533"/>
          </table:table-cell>
          <table:table-cell table:style-name="TableCell8534">
            <text:p text:style-name="P8535"/>
          </table:table-cell>
          <table:table-cell table:style-name="TableCell8536">
            <text:p text:style-name="P8537"/>
          </table:table-cell>
          <table:table-cell table:style-name="TableCell8538">
            <text:p text:style-name="P8539"/>
          </table:table-cell>
          <table:table-cell table:style-name="TableCell8540">
            <text:p text:style-name="P8541"/>
          </table:table-cell>
          <table:table-cell table:style-name="TableCell8542">
            <text:p text:style-name="P8543"/>
          </table:table-cell>
        </table:table-row>
        <table:table-row table:style-name="TableRow8544">
          <table:table-cell table:style-name="TableCell8545">
            <text:p text:style-name="P8546">261</text:p>
          </table:table-cell>
          <table:table-cell table:style-name="TableCell8547">
            <text:p text:style-name="P8548">333</text:p>
          </table:table-cell>
          <table:table-cell table:style-name="TableCell8549">
            <text:p text:style-name="P8550">Tylton</text:p>
          </table:table-cell>
          <table:table-cell table:style-name="TableCell8551">
            <text:p text:style-name="P8552"/>
          </table:table-cell>
          <table:table-cell table:style-name="TableCell8553">
            <text:p text:style-name="P8554"/>
          </table:table-cell>
          <table:table-cell table:style-name="TableCell8555">
            <text:p text:style-name="P8556"/>
          </table:table-cell>
          <table:table-cell table:style-name="TableCell8557">
            <text:p text:style-name="P8558"/>
          </table:table-cell>
          <table:table-cell table:style-name="TableCell8559">
            <text:p text:style-name="P8560"/>
          </table:table-cell>
          <table:table-cell table:style-name="TableCell8561">
            <text:p text:style-name="P8562"/>
          </table:table-cell>
          <table:table-cell table:style-name="TableCell8563">
            <text:p text:style-name="P8564"/>
          </table:table-cell>
          <table:table-cell table:style-name="TableCell8565">
            <text:p text:style-name="P8566"/>
          </table:table-cell>
        </table:table-row>
        <table:table-row table:style-name="TableRow8567">
          <table:table-cell table:style-name="TableCell8568">
            <text:p text:style-name="P8569">262</text:p>
          </table:table-cell>
          <table:table-cell table:style-name="TableCell8570">
            <text:p text:style-name="P8571">334</text:p>
          </table:table-cell>
          <table:table-cell table:style-name="TableCell8572">
            <text:p text:style-name="P8573">Altaria</text:p>
          </table:table-cell>
          <table:table-cell table:style-name="TableCell8574">
            <text:p text:style-name="P8575"/>
          </table:table-cell>
          <table:table-cell table:style-name="TableCell8576">
            <text:p text:style-name="P8577"/>
          </table:table-cell>
          <table:table-cell table:style-name="TableCell8578">
            <text:p text:style-name="P8579"/>
          </table:table-cell>
          <table:table-cell table:style-name="TableCell8580">
            <text:p text:style-name="P8581"/>
          </table:table-cell>
          <table:table-cell table:style-name="TableCell8582">
            <text:p text:style-name="P8583"/>
          </table:table-cell>
          <table:table-cell table:style-name="TableCell8584">
            <text:p text:style-name="P8585"/>
          </table:table-cell>
          <table:table-cell table:style-name="TableCell8586">
            <text:p text:style-name="P8587"/>
          </table:table-cell>
          <table:table-cell table:style-name="TableCell8588">
            <text:p text:style-name="P8589"/>
          </table:table-cell>
        </table:table-row>
        <table:table-row table:style-name="TableRow8590">
          <table:table-cell table:style-name="TableCell8591">
            <text:p text:style-name="P8592"/>
          </table:table-cell>
          <table:table-cell table:style-name="TableCell8593">
            <text:p text:style-name="P8594"/>
          </table:table-cell>
          <table:table-cell table:style-name="TableCell8595">
            <text:p text:style-name="P8596"/>
          </table:table-cell>
          <table:table-cell table:style-name="TableCell8597">
            <text:p text:style-name="P8598"/>
          </table:table-cell>
          <table:table-cell table:style-name="TableCell8599">
            <text:p text:style-name="P8600"/>
          </table:table-cell>
          <table:table-cell table:style-name="TableCell8601">
            <text:p text:style-name="P8602"/>
          </table:table-cell>
          <table:table-cell table:style-name="TableCell8603">
            <text:p text:style-name="P8604"/>
          </table:table-cell>
          <table:table-cell table:style-name="TableCell8605">
            <text:p text:style-name="P8606"/>
          </table:table-cell>
          <table:table-cell table:style-name="TableCell8607">
            <text:p text:style-name="P8608"/>
          </table:table-cell>
          <table:table-cell table:style-name="TableCell8609">
            <text:p text:style-name="P8610"/>
          </table:table-cell>
          <table:table-cell table:style-name="TableCell8611">
            <text:p text:style-name="P8612"/>
          </table:table-cell>
        </table:table-row>
        <table:table-row table:style-name="TableRow8613">
          <table:table-cell table:style-name="TableCell8614">
            <text:p text:style-name="P8615">263</text:p>
          </table:table-cell>
          <table:table-cell table:style-name="TableCell8616">
            <text:p text:style-name="P8617">359</text:p>
          </table:table-cell>
          <table:table-cell table:style-name="TableCell8618">
            <text:p text:style-name="P8619">Absol</text:p>
          </table:table-cell>
          <table:table-cell table:style-name="TableCell8620">
            <text:p text:style-name="P8621"/>
          </table:table-cell>
          <table:table-cell table:style-name="TableCell8622">
            <text:p text:style-name="P8623"/>
          </table:table-cell>
          <table:table-cell table:style-name="TableCell8624">
            <text:p text:style-name="P8625"/>
          </table:table-cell>
          <table:table-cell table:style-name="TableCell8626">
            <text:p text:style-name="P8627"/>
          </table:table-cell>
          <table:table-cell table:style-name="TableCell8628">
            <text:p text:style-name="P8629"/>
          </table:table-cell>
          <table:table-cell table:style-name="TableCell8630">
            <text:p text:style-name="P8631"/>
          </table:table-cell>
          <table:table-cell table:style-name="TableCell8632">
            <text:p text:style-name="P8633"/>
          </table:table-cell>
          <table:table-cell table:style-name="TableCell8634">
            <text:p text:style-name="P8635"/>
          </table:table-cell>
        </table:table-row>
        <table:table-row table:style-name="TableRow8636">
          <table:table-cell table:style-name="TableCell8637">
            <text:p text:style-name="P8638"/>
          </table:table-cell>
          <table:table-cell table:style-name="TableCell8639">
            <text:p text:style-name="P8640"/>
          </table:table-cell>
          <table:table-cell table:style-name="TableCell8641">
            <text:p text:style-name="P8642"/>
          </table:table-cell>
          <table:table-cell table:style-name="TableCell8643">
            <text:p text:style-name="P8644"/>
          </table:table-cell>
          <table:table-cell table:style-name="TableCell8645">
            <text:p text:style-name="P8646"/>
          </table:table-cell>
          <table:table-cell table:style-name="TableCell8647">
            <text:p text:style-name="P8648"/>
          </table:table-cell>
          <table:table-cell table:style-name="TableCell8649">
            <text:p text:style-name="P8650"/>
          </table:table-cell>
          <table:table-cell table:style-name="TableCell8651">
            <text:p text:style-name="P8652"/>
          </table:table-cell>
          <table:table-cell table:style-name="TableCell8653">
            <text:p text:style-name="P8654"/>
          </table:table-cell>
          <table:table-cell table:style-name="TableCell8655">
            <text:p text:style-name="P8656"/>
          </table:table-cell>
          <table:table-cell table:style-name="TableCell8657">
            <text:p text:style-name="P8658"/>
          </table:table-cell>
        </table:table-row>
        <table:table-row table:style-name="TableRow8659">
          <table:table-cell table:style-name="TableCell8660">
            <text:p text:style-name="P8661">264</text:p>
          </table:table-cell>
          <table:table-cell table:style-name="TableCell8662">
            <text:p text:style-name="P8663">227</text:p>
          </table:table-cell>
          <table:table-cell table:style-name="TableCell8664">
            <text:p text:style-name="P8665">Airmure</text:p>
          </table:table-cell>
          <table:table-cell table:style-name="TableCell8666">
            <text:p text:style-name="P8667"/>
          </table:table-cell>
          <table:table-cell table:style-name="TableCell8668">
            <text:p text:style-name="P8669"/>
          </table:table-cell>
          <table:table-cell table:style-name="TableCell8670">
            <text:p text:style-name="P8671"/>
          </table:table-cell>
          <table:table-cell table:style-name="TableCell8672">
            <text:p text:style-name="P8673"/>
          </table:table-cell>
          <table:table-cell table:style-name="TableCell8674">
            <text:p text:style-name="P8675"/>
          </table:table-cell>
          <table:table-cell table:style-name="TableCell8676">
            <text:p text:style-name="P8677"/>
          </table:table-cell>
          <table:table-cell table:style-name="TableCell8678">
            <text:p text:style-name="P8679"/>
          </table:table-cell>
          <table:table-cell table:style-name="TableCell8680">
            <text:p text:style-name="P8681"/>
          </table:table-cell>
        </table:table-row>
        <table:table-row table:style-name="TableRow8682">
          <table:table-cell table:style-name="TableCell8683">
            <text:p text:style-name="P8684"/>
          </table:table-cell>
          <table:table-cell table:style-name="TableCell8685">
            <text:p text:style-name="P8686"/>
          </table:table-cell>
          <table:table-cell table:style-name="TableCell8687">
            <text:p text:style-name="P8688"/>
          </table:table-cell>
          <table:table-cell table:style-name="TableCell8689">
            <text:p text:style-name="P8690"/>
          </table:table-cell>
          <table:table-cell table:style-name="TableCell8691">
            <text:p text:style-name="P8692"/>
          </table:table-cell>
          <table:table-cell table:style-name="TableCell8693">
            <text:p text:style-name="P8694"/>
          </table:table-cell>
          <table:table-cell table:style-name="TableCell8695">
            <text:p text:style-name="P8696"/>
          </table:table-cell>
          <table:table-cell table:style-name="TableCell8697">
            <text:p text:style-name="P8698"/>
          </table:table-cell>
          <table:table-cell table:style-name="TableCell8699">
            <text:p text:style-name="P8700"/>
          </table:table-cell>
          <table:table-cell table:style-name="TableCell8701">
            <text:p text:style-name="P8702"/>
          </table:table-cell>
          <table:table-cell table:style-name="TableCell8703">
            <text:p text:style-name="P8704"/>
          </table:table-cell>
        </table:table-row>
        <table:table-row table:style-name="TableRow8705">
          <table:table-cell table:style-name="TableCell8706">
            <text:p text:style-name="P8707">265</text:p>
          </table:table-cell>
          <table:table-cell table:style-name="TableCell8708">
            <text:p text:style-name="P8709">142</text:p>
          </table:table-cell>
          <table:table-cell table:style-name="TableCell8710">
            <text:p text:style-name="P8711">Ptéra</text:p>
          </table:table-cell>
          <table:table-cell table:style-name="TableCell8712">
            <text:p text:style-name="P8713"/>
          </table:table-cell>
          <table:table-cell table:style-name="TableCell8714">
            <text:p text:style-name="P8715"/>
          </table:table-cell>
          <table:table-cell table:style-name="TableCell8716">
            <text:p text:style-name="P8717"/>
          </table:table-cell>
          <table:table-cell table:style-name="TableCell8718">
            <text:p text:style-name="P8719"/>
          </table:table-cell>
          <table:table-cell table:style-name="TableCell8720">
            <text:p text:style-name="P8721"/>
          </table:table-cell>
          <table:table-cell table:style-name="TableCell8722">
            <text:p text:style-name="P8723"/>
          </table:table-cell>
          <table:table-cell table:style-name="TableCell8724">
            <text:p text:style-name="P8725"/>
          </table:table-cell>
          <table:table-cell table:style-name="TableCell8726">
            <text:p text:style-name="P8727"/>
          </table:table-cell>
        </table:table-row>
        <table:table-row table:style-name="TableRow8728">
          <table:table-cell table:style-name="TableCell8729">
            <text:p text:style-name="P8730"/>
          </table:table-cell>
          <table:table-cell table:style-name="TableCell8731">
            <text:p text:style-name="P8732"/>
          </table:table-cell>
          <table:table-cell table:style-name="TableCell8733">
            <text:p text:style-name="P8734"/>
          </table:table-cell>
          <table:table-cell table:style-name="TableCell8735">
            <text:p text:style-name="P8736"/>
          </table:table-cell>
          <table:table-cell table:style-name="TableCell8737">
            <text:p text:style-name="P8738"/>
          </table:table-cell>
          <table:table-cell table:style-name="TableCell8739">
            <text:p text:style-name="P8740"/>
          </table:table-cell>
          <table:table-cell table:style-name="TableCell8741">
            <text:p text:style-name="P8742"/>
          </table:table-cell>
          <table:table-cell table:style-name="TableCell8743">
            <text:p text:style-name="P8744"/>
          </table:table-cell>
          <table:table-cell table:style-name="TableCell8745">
            <text:p text:style-name="P8746"/>
          </table:table-cell>
          <table:table-cell table:style-name="TableCell8747">
            <text:p text:style-name="P8748"/>
          </table:table-cell>
          <table:table-cell table:style-name="TableCell8749">
            <text:p text:style-name="P8750"/>
          </table:table-cell>
        </table:table-row>
        <table:table-row table:style-name="TableRow8751">
          <table:table-cell table:style-name="TableCell8752">
            <text:p text:style-name="P8753">266</text:p>
          </table:table-cell>
          <table:table-cell table:style-name="TableCell8754">
            <text:p text:style-name="P8755">446</text:p>
          </table:table-cell>
          <table:table-cell table:style-name="TableCell8756">
            <text:p text:style-name="P8757">Goinfex</text:p>
          </table:table-cell>
          <table:table-cell table:style-name="TableCell8758">
            <text:p text:style-name="P8759"/>
          </table:table-cell>
          <table:table-cell table:style-name="TableCell8760">
            <text:p text:style-name="P8761"/>
          </table:table-cell>
          <table:table-cell table:style-name="TableCell8762">
            <text:p text:style-name="P8763"/>
          </table:table-cell>
          <table:table-cell table:style-name="TableCell8764">
            <text:p text:style-name="P8765"/>
          </table:table-cell>
          <table:table-cell table:style-name="TableCell8766">
            <text:p text:style-name="P8767"/>
          </table:table-cell>
          <table:table-cell table:style-name="TableCell8768">
            <text:p text:style-name="P8769"/>
          </table:table-cell>
          <table:table-cell table:style-name="TableCell8770">
            <text:p text:style-name="P8771"/>
          </table:table-cell>
          <table:table-cell table:style-name="TableCell8772">
            <text:p text:style-name="P8773"/>
          </table:table-cell>
        </table:table-row>
        <table:table-row table:style-name="TableRow8774">
          <table:table-cell table:style-name="TableCell8775">
            <text:p text:style-name="P8776">267</text:p>
          </table:table-cell>
          <table:table-cell table:style-name="TableCell8777">
            <text:p text:style-name="P8778">143</text:p>
          </table:table-cell>
          <table:table-cell table:style-name="TableCell8779">
            <text:p text:style-name="P8780">Ronflex</text:p>
          </table:table-cell>
          <table:table-cell table:style-name="TableCell8781">
            <text:p text:style-name="P8782"/>
          </table:table-cell>
          <table:table-cell table:style-name="TableCell8783">
            <text:p text:style-name="P8784"/>
          </table:table-cell>
          <table:table-cell table:style-name="TableCell8785">
            <text:p text:style-name="P8786"/>
          </table:table-cell>
          <table:table-cell table:style-name="TableCell8787">
            <text:p text:style-name="P8788"/>
          </table:table-cell>
          <table:table-cell table:style-name="TableCell8789">
            <text:p text:style-name="P8790"/>
          </table:table-cell>
          <table:table-cell table:style-name="TableCell8791">
            <text:p text:style-name="P8792"/>
          </table:table-cell>
          <table:table-cell table:style-name="TableCell8793">
            <text:p text:style-name="P8794"/>
          </table:table-cell>
          <table:table-cell table:style-name="TableCell8795">
            <text:p text:style-name="P8796"/>
          </table:table-cell>
        </table:table-row>
        <table:table-row table:style-name="TableRow8797">
          <table:table-cell table:style-name="TableCell8798">
            <text:p text:style-name="P8799"/>
          </table:table-cell>
          <table:table-cell table:style-name="TableCell8800">
            <text:p text:style-name="P8801"/>
          </table:table-cell>
          <table:table-cell table:style-name="TableCell8802">
            <text:p text:style-name="P8803"/>
          </table:table-cell>
          <table:table-cell table:style-name="TableCell8804">
            <text:p text:style-name="P8805"/>
          </table:table-cell>
          <table:table-cell table:style-name="TableCell8806">
            <text:p text:style-name="P8807"/>
          </table:table-cell>
          <table:table-cell table:style-name="TableCell8808">
            <text:p text:style-name="P8809"/>
          </table:table-cell>
          <table:table-cell table:style-name="TableCell8810">
            <text:p text:style-name="P8811"/>
          </table:table-cell>
          <table:table-cell table:style-name="TableCell8812">
            <text:p text:style-name="P8813"/>
          </table:table-cell>
          <table:table-cell table:style-name="TableCell8814">
            <text:p text:style-name="P8815"/>
          </table:table-cell>
          <table:table-cell table:style-name="TableCell8816">
            <text:p text:style-name="P8817"/>
          </table:table-cell>
          <table:table-cell table:style-name="TableCell8818">
            <text:p text:style-name="P8819"/>
          </table:table-cell>
        </table:table-row>
        <table:table-row table:style-name="TableRow8820">
          <table:table-cell table:style-name="TableCell8821">
            <text:p text:style-name="P8822">268</text:p>
          </table:table-cell>
          <table:table-cell table:style-name="TableCell8823">
            <text:p text:style-name="P8824">144</text:p>
          </table:table-cell>
          <table:table-cell table:style-name="TableCell8825">
            <text:p text:style-name="P8826">Artikodin</text:p>
          </table:table-cell>
          <table:table-cell table:style-name="TableCell8827">
            <text:p text:style-name="P8828"/>
          </table:table-cell>
          <table:table-cell table:style-name="TableCell8829">
            <text:p text:style-name="P8830"/>
          </table:table-cell>
          <table:table-cell table:style-name="TableCell8831">
            <text:p text:style-name="P8832"/>
          </table:table-cell>
          <table:table-cell table:style-name="TableCell8833">
            <text:p text:style-name="P8834"/>
          </table:table-cell>
          <table:table-cell table:style-name="TableCell8835">
            <text:p text:style-name="P8836"/>
          </table:table-cell>
          <table:table-cell table:style-name="TableCell8837">
            <text:p text:style-name="P8838"/>
          </table:table-cell>
          <table:table-cell table:style-name="TableCell8839">
            <text:p text:style-name="P8840"/>
          </table:table-cell>
          <table:table-cell table:style-name="TableCell8841">
            <text:p text:style-name="P8842"/>
          </table:table-cell>
        </table:table-row>
        <table:table-row table:style-name="TableRow8843">
          <table:table-cell table:style-name="TableCell8844">
            <text:p text:style-name="P8845">269</text:p>
          </table:table-cell>
          <table:table-cell table:style-name="TableCell8846">
            <text:p text:style-name="P8847">145</text:p>
          </table:table-cell>
          <table:table-cell table:style-name="TableCell8848">
            <text:p text:style-name="P8849">Électhor</text:p>
          </table:table-cell>
          <table:table-cell table:style-name="TableCell8850">
            <text:p text:style-name="P8851"/>
          </table:table-cell>
          <table:table-cell table:style-name="TableCell8852">
            <text:p text:style-name="P8853"/>
          </table:table-cell>
          <table:table-cell table:style-name="TableCell8854">
            <text:p text:style-name="P8855"/>
          </table:table-cell>
          <table:table-cell table:style-name="TableCell8856">
            <text:p text:style-name="P8857"/>
          </table:table-cell>
          <table:table-cell table:style-name="TableCell8858">
            <text:p text:style-name="P8859"/>
          </table:table-cell>
          <table:table-cell table:style-name="TableCell8860">
            <text:p text:style-name="P8861"/>
          </table:table-cell>
          <table:table-cell table:style-name="TableCell8862">
            <text:p text:style-name="P8863"/>
          </table:table-cell>
          <table:table-cell table:style-name="TableCell8864">
            <text:p text:style-name="P8865"/>
          </table:table-cell>
        </table:table-row>
        <table:table-row table:style-name="TableRow8866">
          <table:table-cell table:style-name="TableCell8867">
            <text:p text:style-name="P8868">270</text:p>
          </table:table-cell>
          <table:table-cell table:style-name="TableCell8869">
            <text:p text:style-name="P8870">146</text:p>
          </table:table-cell>
          <table:table-cell table:style-name="TableCell8871">
            <text:p text:style-name="P8872">Sulfura</text:p>
          </table:table-cell>
          <table:table-cell table:style-name="TableCell8873">
            <text:p text:style-name="P8874"/>
          </table:table-cell>
          <table:table-cell table:style-name="TableCell8875">
            <text:p text:style-name="P8876"/>
          </table:table-cell>
          <table:table-cell table:style-name="TableCell8877">
            <text:p text:style-name="P8878"/>
          </table:table-cell>
          <table:table-cell table:style-name="TableCell8879">
            <text:p text:style-name="P8880"/>
          </table:table-cell>
          <table:table-cell table:style-name="TableCell8881">
            <text:p text:style-name="P8882"/>
          </table:table-cell>
          <table:table-cell table:style-name="TableCell8883">
            <text:p text:style-name="P8884"/>
          </table:table-cell>
          <table:table-cell table:style-name="TableCell8885">
            <text:p text:style-name="P8886"/>
          </table:table-cell>
          <table:table-cell table:style-name="TableCell8887">
            <text:p text:style-name="P8888"/>
          </table:table-cell>
        </table:table-row>
        <table:table-row table:style-name="TableRow8889">
          <table:table-cell table:style-name="TableCell8890">
            <text:p text:style-name="P8891"/>
          </table:table-cell>
          <table:table-cell table:style-name="TableCell8892">
            <text:p text:style-name="P8893"/>
          </table:table-cell>
          <table:table-cell table:style-name="TableCell8894">
            <text:p text:style-name="P8895"/>
          </table:table-cell>
          <table:table-cell table:style-name="TableCell8896">
            <text:p text:style-name="P8897"/>
          </table:table-cell>
          <table:table-cell table:style-name="TableCell8898">
            <text:p text:style-name="P8899"/>
          </table:table-cell>
          <table:table-cell table:style-name="TableCell8900">
            <text:p text:style-name="P8901"/>
          </table:table-cell>
          <table:table-cell table:style-name="TableCell8902">
            <text:p text:style-name="P8903"/>
          </table:table-cell>
          <table:table-cell table:style-name="TableCell8904">
            <text:p text:style-name="P8905"/>
          </table:table-cell>
          <table:table-cell table:style-name="TableCell8906">
            <text:p text:style-name="P8907"/>
          </table:table-cell>
          <table:table-cell table:style-name="TableCell8908">
            <text:p text:style-name="P8909"/>
          </table:table-cell>
          <table:table-cell table:style-name="TableCell8910">
            <text:p text:style-name="P8911"/>
          </table:table-cell>
        </table:table-row>
        <table:table-row table:style-name="TableRow8912">
          <table:table-cell table:style-name="TableCell8913">
            <text:p text:style-name="P8914">271</text:p>
          </table:table-cell>
          <table:table-cell table:style-name="TableCell8915">
            <text:p text:style-name="P8916">243</text:p>
          </table:table-cell>
          <table:table-cell table:style-name="TableCell8917">
            <text:p text:style-name="P8918">Raikou</text:p>
          </table:table-cell>
          <table:table-cell table:style-name="TableCell8919">
            <text:p text:style-name="P8920"/>
          </table:table-cell>
          <table:table-cell table:style-name="TableCell8921">
            <text:p text:style-name="P8922"/>
          </table:table-cell>
          <table:table-cell table:style-name="TableCell8923">
            <text:p text:style-name="P8924"/>
          </table:table-cell>
          <table:table-cell table:style-name="TableCell8925">
            <text:p text:style-name="P8926"/>
          </table:table-cell>
          <table:table-cell table:style-name="TableCell8927">
            <text:p text:style-name="P8928"/>
          </table:table-cell>
          <table:table-cell table:style-name="TableCell8929">
            <text:p text:style-name="P8930"/>
          </table:table-cell>
          <table:table-cell table:style-name="TableCell8931">
            <text:p text:style-name="P8932"/>
          </table:table-cell>
          <table:table-cell table:style-name="TableCell8933">
            <text:p text:style-name="P8934"/>
          </table:table-cell>
        </table:table-row>
        <table:table-row table:style-name="TableRow8935">
          <table:table-cell table:style-name="TableCell8936">
            <text:p text:style-name="P8937">272</text:p>
          </table:table-cell>
          <table:table-cell table:style-name="TableCell8938">
            <text:p text:style-name="P8939">244</text:p>
          </table:table-cell>
          <table:table-cell table:style-name="TableCell8940">
            <text:p text:style-name="P8941">Entei</text:p>
          </table:table-cell>
          <table:table-cell table:style-name="TableCell8942">
            <text:p text:style-name="P8943"/>
          </table:table-cell>
          <table:table-cell table:style-name="TableCell8944">
            <text:p text:style-name="P8945"/>
          </table:table-cell>
          <table:table-cell table:style-name="TableCell8946">
            <text:p text:style-name="P8947"/>
          </table:table-cell>
          <table:table-cell table:style-name="TableCell8948">
            <text:p text:style-name="P8949"/>
          </table:table-cell>
          <table:table-cell table:style-name="TableCell8950">
            <text:p text:style-name="P8951"/>
          </table:table-cell>
          <table:table-cell table:style-name="TableCell8952">
            <text:p text:style-name="P8953"/>
          </table:table-cell>
          <table:table-cell table:style-name="TableCell8954">
            <text:p text:style-name="P8955"/>
          </table:table-cell>
          <table:table-cell table:style-name="TableCell8956">
            <text:p text:style-name="P8957"/>
          </table:table-cell>
        </table:table-row>
        <table:table-row table:style-name="TableRow8958">
          <table:table-cell table:style-name="TableCell8959">
            <text:p text:style-name="P8960">273</text:p>
          </table:table-cell>
          <table:table-cell table:style-name="TableCell8961">
            <text:p text:style-name="P8962">243</text:p>
          </table:table-cell>
          <table:table-cell table:style-name="TableCell8963">
            <text:p text:style-name="P8964">Suicune</text:p>
          </table:table-cell>
          <table:table-cell table:style-name="TableCell8965">
            <text:p text:style-name="P8966"/>
          </table:table-cell>
          <table:table-cell table:style-name="TableCell8967">
            <text:p text:style-name="P8968"/>
          </table:table-cell>
          <table:table-cell table:style-name="TableCell8969">
            <text:p text:style-name="P8970"/>
          </table:table-cell>
          <table:table-cell table:style-name="TableCell8971">
            <text:p text:style-name="P8972"/>
          </table:table-cell>
          <table:table-cell table:style-name="TableCell8973">
            <text:p text:style-name="P8974"/>
          </table:table-cell>
          <table:table-cell table:style-name="TableCell8975">
            <text:p text:style-name="P8976"/>
          </table:table-cell>
          <table:table-cell table:style-name="TableCell8977">
            <text:p text:style-name="P8978"/>
          </table:table-cell>
          <table:table-cell table:style-name="TableCell8979">
            <text:p text:style-name="P8980"/>
          </table:table-cell>
        </table:table-row>
        <table:table-row table:style-name="TableRow8981">
          <table:table-cell table:style-name="TableCell8982">
            <text:p text:style-name="P8983"/>
          </table:table-cell>
          <table:table-cell table:style-name="TableCell8984">
            <text:p text:style-name="P8985"/>
          </table:table-cell>
          <table:table-cell table:style-name="TableCell8986">
            <text:p text:style-name="P8987"/>
          </table:table-cell>
          <table:table-cell table:style-name="TableCell8988">
            <text:p text:style-name="P8989"/>
          </table:table-cell>
          <table:table-cell table:style-name="TableCell8990">
            <text:p text:style-name="P8991"/>
          </table:table-cell>
          <table:table-cell table:style-name="TableCell8992">
            <text:p text:style-name="P8993"/>
          </table:table-cell>
          <table:table-cell table:style-name="TableCell8994">
            <text:p text:style-name="P8995"/>
          </table:table-cell>
          <table:table-cell table:style-name="TableCell8996">
            <text:p text:style-name="P8997"/>
          </table:table-cell>
          <table:table-cell table:style-name="TableCell8998">
            <text:p text:style-name="P8999"/>
          </table:table-cell>
          <table:table-cell table:style-name="TableCell9000">
            <text:p text:style-name="P9001"/>
          </table:table-cell>
          <table:table-cell table:style-name="TableCell9002">
            <text:p text:style-name="P9003"/>
          </table:table-cell>
        </table:table-row>
        <table:table-row table:style-name="TableRow9004">
          <table:table-cell table:style-name="TableCell9005">
            <text:p text:style-name="P9006">274</text:p>
          </table:table-cell>
          <table:table-cell table:style-name="TableCell9007">
            <text:p text:style-name="P9008">371</text:p>
          </table:table-cell>
          <table:table-cell table:style-name="TableCell9009">
            <text:p text:style-name="P9010">Darby</text:p>
          </table:table-cell>
          <table:table-cell table:style-name="TableCell9011">
            <text:p text:style-name="P9012"/>
          </table:table-cell>
          <table:table-cell table:style-name="TableCell9013">
            <text:p text:style-name="P9014"/>
          </table:table-cell>
          <table:table-cell table:style-name="TableCell9015">
            <text:p text:style-name="P9016"/>
          </table:table-cell>
          <table:table-cell table:style-name="TableCell9017">
            <text:p text:style-name="P9018"/>
          </table:table-cell>
          <table:table-cell table:style-name="TableCell9019">
            <text:p text:style-name="P9020"/>
          </table:table-cell>
          <table:table-cell table:style-name="TableCell9021">
            <text:p text:style-name="P9022"/>
          </table:table-cell>
          <table:table-cell table:style-name="TableCell9023">
            <text:p text:style-name="P9024"/>
          </table:table-cell>
          <table:table-cell table:style-name="TableCell9025">
            <text:p text:style-name="P9026"/>
          </table:table-cell>
        </table:table-row>
        <table:table-row table:style-name="TableRow9027">
          <table:table-cell table:style-name="TableCell9028">
            <text:p text:style-name="P9029">275</text:p>
          </table:table-cell>
          <table:table-cell table:style-name="TableCell9030">
            <text:p text:style-name="P9031">372</text:p>
          </table:table-cell>
          <table:table-cell table:style-name="TableCell9032">
            <text:p text:style-name="P9033">Drakhahaus</text:p>
          </table:table-cell>
          <table:table-cell table:style-name="TableCell9034">
            <text:p text:style-name="P9035"/>
          </table:table-cell>
          <table:table-cell table:style-name="TableCell9036">
            <text:p text:style-name="P9037"/>
          </table:table-cell>
          <table:table-cell table:style-name="TableCell9038">
            <text:p text:style-name="P9039"/>
          </table:table-cell>
          <table:table-cell table:style-name="TableCell9040">
            <text:p text:style-name="P9041"/>
          </table:table-cell>
          <table:table-cell table:style-name="TableCell9042">
            <text:p text:style-name="P9043"/>
          </table:table-cell>
          <table:table-cell table:style-name="TableCell9044">
            <text:p text:style-name="P9045"/>
          </table:table-cell>
          <table:table-cell table:style-name="TableCell9046">
            <text:p text:style-name="P9047"/>
          </table:table-cell>
          <table:table-cell table:style-name="TableCell9048">
            <text:p text:style-name="P9049"/>
          </table:table-cell>
        </table:table-row>
        <table:table-row table:style-name="TableRow9050">
          <table:table-cell table:style-name="TableCell9051">
            <text:p text:style-name="P9052">276</text:p>
          </table:table-cell>
          <table:table-cell table:style-name="TableCell9053">
            <text:p text:style-name="P9054">373</text:p>
          </table:table-cell>
          <table:table-cell table:style-name="TableCell9055">
            <text:p text:style-name="P9056">Drattack</text:p>
          </table:table-cell>
          <table:table-cell table:style-name="TableCell9057">
            <text:p text:style-name="P9058"/>
          </table:table-cell>
          <table:table-cell table:style-name="TableCell9059">
            <text:p text:style-name="P9060"/>
          </table:table-cell>
          <table:table-cell table:style-name="TableCell9061">
            <text:p text:style-name="P9062"/>
          </table:table-cell>
          <table:table-cell table:style-name="TableCell9063">
            <text:p text:style-name="P9064"/>
          </table:table-cell>
          <table:table-cell table:style-name="TableCell9065">
            <text:p text:style-name="P9066"/>
          </table:table-cell>
          <table:table-cell table:style-name="TableCell9067">
            <text:p text:style-name="P9068"/>
          </table:table-cell>
          <table:table-cell table:style-name="TableCell9069">
            <text:p text:style-name="P9070"/>
          </table:table-cell>
          <table:table-cell table:style-name="TableCell9071">
            <text:p text:style-name="P9072"/>
          </table:table-cell>
        </table:table-row>
        <table:table-row table:style-name="TableRow9073">
          <table:table-cell table:style-name="TableCell9074">
            <text:p text:style-name="P9075"/>
          </table:table-cell>
          <table:table-cell table:style-name="TableCell9076">
            <text:p text:style-name="P9077"/>
          </table:table-cell>
          <table:table-cell table:style-name="TableCell9078">
            <text:p text:style-name="P9079"/>
          </table:table-cell>
          <table:table-cell table:style-name="TableCell9080">
            <text:p text:style-name="P9081"/>
          </table:table-cell>
          <table:table-cell table:style-name="TableCell9082">
            <text:p text:style-name="P9083"/>
          </table:table-cell>
          <table:table-cell table:style-name="TableCell9084">
            <text:p text:style-name="P9085"/>
          </table:table-cell>
          <table:table-cell table:style-name="TableCell9086">
            <text:p text:style-name="P9087"/>
          </table:table-cell>
          <table:table-cell table:style-name="TableCell9088">
            <text:p text:style-name="P9089"/>
          </table:table-cell>
          <table:table-cell table:style-name="TableCell9090">
            <text:p text:style-name="P9091"/>
          </table:table-cell>
          <table:table-cell table:style-name="TableCell9092">
            <text:p text:style-name="P9093"/>
          </table:table-cell>
          <table:table-cell table:style-name="TableCell9094">
            <text:p text:style-name="P9095"/>
          </table:table-cell>
        </table:table-row>
        <table:table-row table:style-name="TableRow9096">
          <table:table-cell table:style-name="TableCell9097">
            <text:p text:style-name="P9098">277</text:p>
          </table:table-cell>
          <table:table-cell table:style-name="TableCell9099">
            <text:p text:style-name="P9100">443</text:p>
          </table:table-cell>
          <table:table-cell table:style-name="TableCell9101">
            <text:p text:style-name="P9102">Griknot</text:p>
          </table:table-cell>
          <table:table-cell table:style-name="TableCell9103">
            <text:p text:style-name="P9104"/>
          </table:table-cell>
          <table:table-cell table:style-name="TableCell9105">
            <text:p text:style-name="P9106"/>
          </table:table-cell>
          <table:table-cell table:style-name="TableCell9107">
            <text:p text:style-name="P9108"/>
          </table:table-cell>
          <table:table-cell table:style-name="TableCell9109">
            <text:p text:style-name="P9110"/>
          </table:table-cell>
          <table:table-cell table:style-name="TableCell9111">
            <text:p text:style-name="P9112"/>
          </table:table-cell>
          <table:table-cell table:style-name="TableCell9113">
            <text:p text:style-name="P9114"/>
          </table:table-cell>
          <table:table-cell table:style-name="TableCell9115">
            <text:p text:style-name="P9116"/>
          </table:table-cell>
          <table:table-cell table:style-name="TableCell9117">
            <text:p text:style-name="P9118"/>
          </table:table-cell>
        </table:table-row>
        <text:soft-page-break/>
        <table:table-row table:style-name="TableRow9119">
          <table:table-cell table:style-name="TableCell9120">
            <text:p text:style-name="P9121">278</text:p>
          </table:table-cell>
          <table:table-cell table:style-name="TableCell9122">
            <text:p text:style-name="P9123">444</text:p>
          </table:table-cell>
          <table:table-cell table:style-name="TableCell9124">
            <text:p text:style-name="P9125">Carmache</text:p>
          </table:table-cell>
          <table:table-cell table:style-name="TableCell9126">
            <text:p text:style-name="P9127"/>
          </table:table-cell>
          <table:table-cell table:style-name="TableCell9128">
            <text:p text:style-name="P9129"/>
          </table:table-cell>
          <table:table-cell table:style-name="TableCell9130">
            <text:p text:style-name="P9131"/>
          </table:table-cell>
          <table:table-cell table:style-name="TableCell9132">
            <text:p text:style-name="P9133"/>
          </table:table-cell>
          <table:table-cell table:style-name="TableCell9134">
            <text:p text:style-name="P9135"/>
          </table:table-cell>
          <table:table-cell table:style-name="TableCell9136">
            <text:p text:style-name="P9137"/>
          </table:table-cell>
          <table:table-cell table:style-name="TableCell9138">
            <text:p text:style-name="P9139"/>
          </table:table-cell>
          <table:table-cell table:style-name="TableCell9140">
            <text:p text:style-name="P9141"/>
          </table:table-cell>
        </table:table-row>
        <table:table-row table:style-name="TableRow9142">
          <table:table-cell table:style-name="TableCell9143">
            <text:p text:style-name="P9144">279</text:p>
          </table:table-cell>
          <table:table-cell table:style-name="TableCell9145">
            <text:p text:style-name="P9146">445</text:p>
          </table:table-cell>
          <table:table-cell table:style-name="TableCell9147">
            <text:p text:style-name="P9148">Carchacrock</text:p>
          </table:table-cell>
          <table:table-cell table:style-name="TableCell9149">
            <text:p text:style-name="P9150"/>
          </table:table-cell>
          <table:table-cell table:style-name="TableCell9151">
            <text:p text:style-name="P9152"/>
          </table:table-cell>
          <table:table-cell table:style-name="TableCell9153">
            <text:p text:style-name="P9154"/>
          </table:table-cell>
          <table:table-cell table:style-name="TableCell9155">
            <text:p text:style-name="P9156"/>
          </table:table-cell>
          <table:table-cell table:style-name="TableCell9157">
            <text:p text:style-name="P9158"/>
          </table:table-cell>
          <table:table-cell table:style-name="TableCell9159">
            <text:p text:style-name="P9160"/>
          </table:table-cell>
          <table:table-cell table:style-name="TableCell9161">
            <text:p text:style-name="P9162"/>
          </table:table-cell>
          <table:table-cell table:style-name="TableCell9163">
            <text:p text:style-name="P9164"/>
          </table:table-cell>
        </table:table-row>
        <table:table-row table:style-name="TableRow9165">
          <table:table-cell table:style-name="TableCell9166">
            <text:p text:style-name="P9167"/>
          </table:table-cell>
          <table:table-cell table:style-name="TableCell9168">
            <text:p text:style-name="P9169"/>
          </table:table-cell>
          <table:table-cell table:style-name="TableCell9170">
            <text:p text:style-name="P9171"/>
          </table:table-cell>
          <table:table-cell table:style-name="TableCell9172">
            <text:p text:style-name="P9173"/>
          </table:table-cell>
          <table:table-cell table:style-name="TableCell9174">
            <text:p text:style-name="P9175"/>
          </table:table-cell>
          <table:table-cell table:style-name="TableCell9176">
            <text:p text:style-name="P9177"/>
          </table:table-cell>
          <table:table-cell table:style-name="TableCell9178">
            <text:p text:style-name="P9179"/>
          </table:table-cell>
          <table:table-cell table:style-name="TableCell9180">
            <text:p text:style-name="P9181"/>
          </table:table-cell>
          <table:table-cell table:style-name="TableCell9182">
            <text:p text:style-name="P9183"/>
          </table:table-cell>
          <table:table-cell table:style-name="TableCell9184">
            <text:p text:style-name="P9185"/>
          </table:table-cell>
          <table:table-cell table:style-name="TableCell9186">
            <text:p text:style-name="P9187"/>
          </table:table-cell>
        </table:table-row>
        <table:table-row table:style-name="TableRow9188">
          <table:table-cell table:style-name="TableCell9189">
            <text:p text:style-name="P9190">280</text:p>
          </table:table-cell>
          <table:table-cell table:style-name="TableCell9191">
            <text:p text:style-name="P9192">147</text:p>
          </table:table-cell>
          <table:table-cell table:style-name="TableCell9193">
            <text:p text:style-name="P9194">Minidraco</text:p>
          </table:table-cell>
          <table:table-cell table:style-name="TableCell9195">
            <text:p text:style-name="P9196"/>
          </table:table-cell>
          <table:table-cell table:style-name="TableCell9197">
            <text:p text:style-name="P9198"/>
          </table:table-cell>
          <table:table-cell table:style-name="TableCell9199">
            <text:p text:style-name="P9200"/>
          </table:table-cell>
          <table:table-cell table:style-name="TableCell9201">
            <text:p text:style-name="P9202"/>
          </table:table-cell>
          <table:table-cell table:style-name="TableCell9203">
            <text:p text:style-name="P9204"/>
          </table:table-cell>
          <table:table-cell table:style-name="TableCell9205">
            <text:p text:style-name="P9206"/>
          </table:table-cell>
          <table:table-cell table:style-name="TableCell9207">
            <text:p text:style-name="P9208"/>
          </table:table-cell>
          <table:table-cell table:style-name="TableCell9209">
            <text:p text:style-name="P9210"/>
          </table:table-cell>
        </table:table-row>
        <table:table-row table:style-name="TableRow9211">
          <table:table-cell table:style-name="TableCell9212">
            <text:p text:style-name="P9213">281</text:p>
          </table:table-cell>
          <table:table-cell table:style-name="TableCell9214">
            <text:p text:style-name="P9215">148</text:p>
          </table:table-cell>
          <table:table-cell table:style-name="TableCell9216">
            <text:p text:style-name="P9217">Draco</text:p>
          </table:table-cell>
          <table:table-cell table:style-name="TableCell9218">
            <text:p text:style-name="P9219"/>
          </table:table-cell>
          <table:table-cell table:style-name="TableCell9220">
            <text:p text:style-name="P9221"/>
          </table:table-cell>
          <table:table-cell table:style-name="TableCell9222">
            <text:p text:style-name="P9223"/>
          </table:table-cell>
          <table:table-cell table:style-name="TableCell9224">
            <text:p text:style-name="P9225"/>
          </table:table-cell>
          <table:table-cell table:style-name="TableCell9226">
            <text:p text:style-name="P9227"/>
          </table:table-cell>
          <table:table-cell table:style-name="TableCell9228">
            <text:p text:style-name="P9229"/>
          </table:table-cell>
          <table:table-cell table:style-name="TableCell9230">
            <text:p text:style-name="P9231"/>
          </table:table-cell>
          <table:table-cell table:style-name="TableCell9232">
            <text:p text:style-name="P9233"/>
          </table:table-cell>
        </table:table-row>
        <table:table-row table:style-name="TableRow9234">
          <table:table-cell table:style-name="TableCell9235">
            <text:p text:style-name="P9236">282</text:p>
          </table:table-cell>
          <table:table-cell table:style-name="TableCell9237">
            <text:p text:style-name="P9238">149</text:p>
          </table:table-cell>
          <table:table-cell table:style-name="TableCell9239">
            <text:p text:style-name="P9240">Dracolosse</text:p>
          </table:table-cell>
          <table:table-cell table:style-name="TableCell9241">
            <text:p text:style-name="P9242"/>
          </table:table-cell>
          <table:table-cell table:style-name="TableCell9243">
            <text:p text:style-name="P9244"/>
          </table:table-cell>
          <table:table-cell table:style-name="TableCell9245">
            <text:p text:style-name="P9246"/>
          </table:table-cell>
          <table:table-cell table:style-name="TableCell9247">
            <text:p text:style-name="P9248"/>
          </table:table-cell>
          <table:table-cell table:style-name="TableCell9249">
            <text:p text:style-name="P9250"/>
          </table:table-cell>
          <table:table-cell table:style-name="TableCell9251">
            <text:p text:style-name="P9252"/>
          </table:table-cell>
          <table:table-cell table:style-name="TableCell9253">
            <text:p text:style-name="P9254"/>
          </table:table-cell>
          <table:table-cell table:style-name="TableCell9255">
            <text:p text:style-name="P9256"/>
          </table:table-cell>
        </table:table-row>
        <table:table-row table:style-name="TableRow9257">
          <table:table-cell table:style-name="TableCell9258">
            <text:p text:style-name="P9259"/>
          </table:table-cell>
          <table:table-cell table:style-name="TableCell9260">
            <text:p text:style-name="P9261"/>
          </table:table-cell>
          <table:table-cell table:style-name="TableCell9262">
            <text:p text:style-name="P9263"/>
          </table:table-cell>
          <table:table-cell table:style-name="TableCell9264">
            <text:p text:style-name="P9265"/>
          </table:table-cell>
          <table:table-cell table:style-name="TableCell9266">
            <text:p text:style-name="P9267"/>
          </table:table-cell>
          <table:table-cell table:style-name="TableCell9268">
            <text:p text:style-name="P9269"/>
          </table:table-cell>
          <table:table-cell table:style-name="TableCell9270">
            <text:p text:style-name="P9271"/>
          </table:table-cell>
          <table:table-cell table:style-name="TableCell9272">
            <text:p text:style-name="P9273"/>
          </table:table-cell>
          <table:table-cell table:style-name="TableCell9274">
            <text:p text:style-name="P9275"/>
          </table:table-cell>
          <table:table-cell table:style-name="TableCell9276">
            <text:p text:style-name="P9277"/>
          </table:table-cell>
          <table:table-cell table:style-name="TableCell9278">
            <text:p text:style-name="P9279"/>
          </table:table-cell>
        </table:table-row>
        <table:table-row table:style-name="TableRow9280">
          <table:table-cell table:style-name="TableCell9281">
            <text:p text:style-name="P9282">283</text:p>
          </table:table-cell>
          <table:table-cell table:style-name="TableCell9283">
            <text:p text:style-name="P9284">246</text:p>
          </table:table-cell>
          <table:table-cell table:style-name="TableCell9285">
            <text:p text:style-name="P9286">Embrylex</text:p>
          </table:table-cell>
          <table:table-cell table:style-name="TableCell9287">
            <text:p text:style-name="P9288"/>
          </table:table-cell>
          <table:table-cell table:style-name="TableCell9289">
            <text:p text:style-name="P9290"/>
          </table:table-cell>
          <table:table-cell table:style-name="TableCell9291">
            <text:p text:style-name="P9292"/>
          </table:table-cell>
          <table:table-cell table:style-name="TableCell9293">
            <text:p text:style-name="P9294"/>
          </table:table-cell>
          <table:table-cell table:style-name="TableCell9295">
            <text:p text:style-name="P9296"/>
          </table:table-cell>
          <table:table-cell table:style-name="TableCell9297">
            <text:p text:style-name="P9298"/>
          </table:table-cell>
          <table:table-cell table:style-name="TableCell9299">
            <text:p text:style-name="P9300"/>
          </table:table-cell>
          <table:table-cell table:style-name="TableCell9301">
            <text:p text:style-name="P9302"/>
          </table:table-cell>
        </table:table-row>
        <table:table-row table:style-name="TableRow9303">
          <table:table-cell table:style-name="TableCell9304">
            <text:p text:style-name="P9305">284</text:p>
          </table:table-cell>
          <table:table-cell table:style-name="TableCell9306">
            <text:p text:style-name="P9307">247</text:p>
          </table:table-cell>
          <table:table-cell table:style-name="TableCell9308">
            <text:p text:style-name="P9309">Ymphect</text:p>
          </table:table-cell>
          <table:table-cell table:style-name="TableCell9310">
            <text:p text:style-name="P9311"/>
          </table:table-cell>
          <table:table-cell table:style-name="TableCell9312">
            <text:p text:style-name="P9313"/>
          </table:table-cell>
          <table:table-cell table:style-name="TableCell9314">
            <text:p text:style-name="P9315"/>
          </table:table-cell>
          <table:table-cell table:style-name="TableCell9316">
            <text:p text:style-name="P9317"/>
          </table:table-cell>
          <table:table-cell table:style-name="TableCell9318">
            <text:p text:style-name="P9319"/>
          </table:table-cell>
          <table:table-cell table:style-name="TableCell9320">
            <text:p text:style-name="P9321"/>
          </table:table-cell>
          <table:table-cell table:style-name="TableCell9322">
            <text:p text:style-name="P9323"/>
          </table:table-cell>
          <table:table-cell table:style-name="TableCell9324">
            <text:p text:style-name="P9325"/>
          </table:table-cell>
        </table:table-row>
        <table:table-row table:style-name="TableRow9326">
          <table:table-cell table:style-name="TableCell9327">
            <text:p text:style-name="P9328">285</text:p>
          </table:table-cell>
          <table:table-cell table:style-name="TableCell9329">
            <text:p text:style-name="P9330">248</text:p>
          </table:table-cell>
          <table:table-cell table:style-name="TableCell9331">
            <text:p text:style-name="P9332">Tyranocif</text:p>
          </table:table-cell>
          <table:table-cell table:style-name="TableCell9333">
            <text:p text:style-name="P9334"/>
          </table:table-cell>
          <table:table-cell table:style-name="TableCell9335">
            <text:p text:style-name="P9336"/>
          </table:table-cell>
          <table:table-cell table:style-name="TableCell9337">
            <text:p text:style-name="P9338"/>
          </table:table-cell>
          <table:table-cell table:style-name="TableCell9339">
            <text:p text:style-name="P9340"/>
          </table:table-cell>
          <table:table-cell table:style-name="TableCell9341">
            <text:p text:style-name="P9342"/>
          </table:table-cell>
          <table:table-cell table:style-name="TableCell9343">
            <text:p text:style-name="P9344"/>
          </table:table-cell>
          <table:table-cell table:style-name="TableCell9345">
            <text:p text:style-name="P9346"/>
          </table:table-cell>
          <table:table-cell table:style-name="TableCell9347">
            <text:p text:style-name="P9348"/>
          </table:table-cell>
        </table:table-row>
        <table:table-row table:style-name="TableRow9349">
          <table:table-cell table:style-name="TableCell9350">
            <text:p text:style-name="P9351"/>
          </table:table-cell>
          <table:table-cell table:style-name="TableCell9352">
            <text:p text:style-name="P9353"/>
          </table:table-cell>
          <table:table-cell table:style-name="TableCell9354">
            <text:p text:style-name="P9355"/>
          </table:table-cell>
          <table:table-cell table:style-name="TableCell9356">
            <text:p text:style-name="P9357"/>
          </table:table-cell>
          <table:table-cell table:style-name="TableCell9358">
            <text:p text:style-name="P9359"/>
          </table:table-cell>
          <table:table-cell table:style-name="TableCell9360">
            <text:p text:style-name="P9361"/>
          </table:table-cell>
          <table:table-cell table:style-name="TableCell9362">
            <text:p text:style-name="P9363"/>
          </table:table-cell>
          <table:table-cell table:style-name="TableCell9364">
            <text:p text:style-name="P9365"/>
          </table:table-cell>
          <table:table-cell table:style-name="TableCell9366">
            <text:p text:style-name="P9367"/>
          </table:table-cell>
          <table:table-cell table:style-name="TableCell9368">
            <text:p text:style-name="P9369"/>
          </table:table-cell>
          <table:table-cell table:style-name="TableCell9370">
            <text:p text:style-name="P9371"/>
          </table:table-cell>
        </table:table-row>
        <table:table-row table:style-name="TableRow9372">
          <table:table-cell table:style-name="TableCell9373">
            <text:p text:style-name="P9374">286</text:p>
          </table:table-cell>
          <table:table-cell table:style-name="TableCell9375">
            <text:p text:style-name="P9376">304</text:p>
          </table:table-cell>
          <table:table-cell table:style-name="TableCell9377">
            <text:p text:style-name="P9378">Galekid</text:p>
          </table:table-cell>
          <table:table-cell table:style-name="TableCell9379">
            <text:p text:style-name="P9380"/>
          </table:table-cell>
          <table:table-cell table:style-name="TableCell9381">
            <text:p text:style-name="P9382"/>
          </table:table-cell>
          <table:table-cell table:style-name="TableCell9383">
            <text:p text:style-name="P9384"/>
          </table:table-cell>
          <table:table-cell table:style-name="TableCell9385">
            <text:p text:style-name="P9386"/>
          </table:table-cell>
          <table:table-cell table:style-name="TableCell9387">
            <text:p text:style-name="P9388"/>
          </table:table-cell>
          <table:table-cell table:style-name="TableCell9389">
            <text:p text:style-name="P9390"/>
          </table:table-cell>
          <table:table-cell table:style-name="TableCell9391">
            <text:p text:style-name="P9392"/>
          </table:table-cell>
          <table:table-cell table:style-name="TableCell9393">
            <text:p text:style-name="P9394"/>
          </table:table-cell>
        </table:table-row>
        <table:table-row table:style-name="TableRow9395">
          <table:table-cell table:style-name="TableCell9396">
            <text:p text:style-name="P9397">287</text:p>
          </table:table-cell>
          <table:table-cell table:style-name="TableCell9398">
            <text:p text:style-name="P9399">305</text:p>
          </table:table-cell>
          <table:table-cell table:style-name="TableCell9400">
            <text:p text:style-name="P9401">Galegon</text:p>
          </table:table-cell>
          <table:table-cell table:style-name="TableCell9402">
            <text:p text:style-name="P9403"/>
          </table:table-cell>
          <table:table-cell table:style-name="TableCell9404">
            <text:p text:style-name="P9405"/>
          </table:table-cell>
          <table:table-cell table:style-name="TableCell9406">
            <text:p text:style-name="P9407"/>
          </table:table-cell>
          <table:table-cell table:style-name="TableCell9408">
            <text:p text:style-name="P9409"/>
          </table:table-cell>
          <table:table-cell table:style-name="TableCell9410">
            <text:p text:style-name="P9411"/>
          </table:table-cell>
          <table:table-cell table:style-name="TableCell9412">
            <text:p text:style-name="P9413"/>
          </table:table-cell>
          <table:table-cell table:style-name="TableCell9414">
            <text:p text:style-name="P9415"/>
          </table:table-cell>
          <table:table-cell table:style-name="TableCell9416">
            <text:p text:style-name="P9417"/>
          </table:table-cell>
        </table:table-row>
        <table:table-row table:style-name="TableRow9418">
          <table:table-cell table:style-name="TableCell9419">
            <text:p text:style-name="P9420">288</text:p>
          </table:table-cell>
          <table:table-cell table:style-name="TableCell9421">
            <text:p text:style-name="P9422">306</text:p>
          </table:table-cell>
          <table:table-cell table:style-name="TableCell9423">
            <text:p text:style-name="P9424">Galeking</text:p>
          </table:table-cell>
          <table:table-cell table:style-name="TableCell9425">
            <text:p text:style-name="P9426"/>
          </table:table-cell>
          <table:table-cell table:style-name="TableCell9427">
            <text:p text:style-name="P9428"/>
          </table:table-cell>
          <table:table-cell table:style-name="TableCell9429">
            <text:p text:style-name="P9430"/>
          </table:table-cell>
          <table:table-cell table:style-name="TableCell9431">
            <text:p text:style-name="P9432"/>
          </table:table-cell>
          <table:table-cell table:style-name="TableCell9433">
            <text:p text:style-name="P9434"/>
          </table:table-cell>
          <table:table-cell table:style-name="TableCell9435">
            <text:p text:style-name="P9436"/>
          </table:table-cell>
          <table:table-cell table:style-name="TableCell9437">
            <text:p text:style-name="P9438"/>
          </table:table-cell>
          <table:table-cell table:style-name="TableCell9439">
            <text:p text:style-name="P9440"/>
          </table:table-cell>
        </table:table-row>
        <table:table-row table:style-name="TableRow9441">
          <table:table-cell table:style-name="TableCell9442">
            <text:p text:style-name="P9443"/>
          </table:table-cell>
          <table:table-cell table:style-name="TableCell9444">
            <text:p text:style-name="P9445"/>
          </table:table-cell>
          <table:table-cell table:style-name="TableCell9446">
            <text:p text:style-name="P9447"/>
          </table:table-cell>
          <table:table-cell table:style-name="TableCell9448">
            <text:p text:style-name="P9449"/>
          </table:table-cell>
          <table:table-cell table:style-name="TableCell9450">
            <text:p text:style-name="P9451"/>
          </table:table-cell>
          <table:table-cell table:style-name="TableCell9452">
            <text:p text:style-name="P9453"/>
          </table:table-cell>
          <table:table-cell table:style-name="TableCell9454">
            <text:p text:style-name="P9455"/>
          </table:table-cell>
          <table:table-cell table:style-name="TableCell9456">
            <text:p text:style-name="P9457"/>
          </table:table-cell>
          <table:table-cell table:style-name="TableCell9458">
            <text:p text:style-name="P9459"/>
          </table:table-cell>
          <table:table-cell table:style-name="TableCell9460">
            <text:p text:style-name="P9461"/>
          </table:table-cell>
          <table:table-cell table:style-name="TableCell9462">
            <text:p text:style-name="P9463"/>
          </table:table-cell>
        </table:table-row>
        <table:table-row table:style-name="TableRow9464">
          <table:table-cell table:style-name="TableCell9465">
            <text:p text:style-name="P9466">289</text:p>
          </table:table-cell>
          <table:table-cell table:style-name="TableCell9467">
            <text:p text:style-name="P9468">374</text:p>
          </table:table-cell>
          <table:table-cell table:style-name="TableCell9469">
            <text:p text:style-name="P9470">Terhal</text:p>
          </table:table-cell>
          <table:table-cell table:style-name="TableCell9471">
            <text:p text:style-name="P9472"/>
          </table:table-cell>
          <table:table-cell table:style-name="TableCell9473">
            <text:p text:style-name="P9474"/>
          </table:table-cell>
          <table:table-cell table:style-name="TableCell9475">
            <text:p text:style-name="P9476"/>
          </table:table-cell>
          <table:table-cell table:style-name="TableCell9477">
            <text:p text:style-name="P9478"/>
          </table:table-cell>
          <table:table-cell table:style-name="TableCell9479">
            <text:p text:style-name="P9480"/>
          </table:table-cell>
          <table:table-cell table:style-name="TableCell9481">
            <text:p text:style-name="P9482"/>
          </table:table-cell>
          <table:table-cell table:style-name="TableCell9483">
            <text:p text:style-name="P9484"/>
          </table:table-cell>
          <table:table-cell table:style-name="TableCell9485">
            <text:p text:style-name="P9486"/>
          </table:table-cell>
        </table:table-row>
        <table:table-row table:style-name="TableRow9487">
          <table:table-cell table:style-name="TableCell9488">
            <text:p text:style-name="P9489">290</text:p>
          </table:table-cell>
          <table:table-cell table:style-name="TableCell9490">
            <text:p text:style-name="P9491">375</text:p>
          </table:table-cell>
          <table:table-cell table:style-name="TableCell9492">
            <text:p text:style-name="P9493">Métang</text:p>
          </table:table-cell>
          <table:table-cell table:style-name="TableCell9494">
            <text:p text:style-name="P9495"/>
          </table:table-cell>
          <table:table-cell table:style-name="TableCell9496">
            <text:p text:style-name="P9497"/>
          </table:table-cell>
          <table:table-cell table:style-name="TableCell9498">
            <text:p text:style-name="P9499"/>
          </table:table-cell>
          <table:table-cell table:style-name="TableCell9500">
            <text:p text:style-name="P9501"/>
          </table:table-cell>
          <table:table-cell table:style-name="TableCell9502">
            <text:p text:style-name="P9503"/>
          </table:table-cell>
          <table:table-cell table:style-name="TableCell9504">
            <text:p text:style-name="P9505"/>
          </table:table-cell>
          <table:table-cell table:style-name="TableCell9506">
            <text:p text:style-name="P9507"/>
          </table:table-cell>
          <table:table-cell table:style-name="TableCell9508">
            <text:p text:style-name="P9509"/>
          </table:table-cell>
        </table:table-row>
        <table:table-row table:style-name="TableRow9510">
          <table:table-cell table:style-name="TableCell9511">
            <text:p text:style-name="P9512">291</text:p>
          </table:table-cell>
          <table:table-cell table:style-name="TableCell9513">
            <text:p text:style-name="P9514">376</text:p>
          </table:table-cell>
          <table:table-cell table:style-name="TableCell9515">
            <text:p text:style-name="P9516">Métalosse</text:p>
          </table:table-cell>
          <table:table-cell table:style-name="TableCell9517">
            <text:p text:style-name="P9518"/>
          </table:table-cell>
          <table:table-cell table:style-name="TableCell9519">
            <text:p text:style-name="P9520"/>
          </table:table-cell>
          <table:table-cell table:style-name="TableCell9521">
            <text:p text:style-name="P9522"/>
          </table:table-cell>
          <table:table-cell table:style-name="TableCell9523">
            <text:p text:style-name="P9524"/>
          </table:table-cell>
          <table:table-cell table:style-name="TableCell9525">
            <text:p text:style-name="P9526"/>
          </table:table-cell>
          <table:table-cell table:style-name="TableCell9527">
            <text:p text:style-name="P9528"/>
          </table:table-cell>
          <table:table-cell table:style-name="TableCell9529">
            <text:p text:style-name="P9530"/>
          </table:table-cell>
          <table:table-cell table:style-name="TableCell9531">
            <text:p text:style-name="P9532"/>
          </table:table-cell>
        </table:table-row>
        <table:table-row table:style-name="TableRow9533">
          <table:table-cell table:style-name="TableCell9534">
            <text:p text:style-name="P9535"/>
          </table:table-cell>
          <table:table-cell table:style-name="TableCell9536">
            <text:p text:style-name="P9537"/>
          </table:table-cell>
          <table:table-cell table:style-name="TableCell9538">
            <text:p text:style-name="P9539"/>
          </table:table-cell>
          <table:table-cell table:style-name="TableCell9540">
            <text:p text:style-name="P9541"/>
          </table:table-cell>
          <table:table-cell table:style-name="TableCell9542">
            <text:p text:style-name="P9543"/>
          </table:table-cell>
          <table:table-cell table:style-name="TableCell9544">
            <text:p text:style-name="P9545"/>
          </table:table-cell>
          <table:table-cell table:style-name="TableCell9546">
            <text:p text:style-name="P9547"/>
          </table:table-cell>
          <table:table-cell table:style-name="TableCell9548">
            <text:p text:style-name="P9549"/>
          </table:table-cell>
          <table:table-cell table:style-name="TableCell9550">
            <text:p text:style-name="P9551"/>
          </table:table-cell>
          <table:table-cell table:style-name="TableCell9552">
            <text:p text:style-name="P9553"/>
          </table:table-cell>
          <table:table-cell table:style-name="TableCell9554">
            <text:p text:style-name="P9555"/>
          </table:table-cell>
        </table:table-row>
        <table:table-row table:style-name="TableRow9556">
          <table:table-cell table:style-name="TableCell9557">
            <text:p text:style-name="P9558">292</text:p>
          </table:table-cell>
          <table:table-cell table:style-name="TableCell9559">
            <text:p text:style-name="P9560">807</text:p>
          </table:table-cell>
          <table:table-cell table:style-name="TableCell9561">
            <text:p text:style-name="P9562">Zeraora</text:p>
          </table:table-cell>
          <table:table-cell table:style-name="TableCell9563">
            <text:p text:style-name="P9564"/>
          </table:table-cell>
          <table:table-cell table:style-name="TableCell9565">
            <text:p text:style-name="P9566"/>
          </table:table-cell>
          <table:table-cell table:style-name="TableCell9567">
            <text:p text:style-name="P9568"/>
          </table:table-cell>
          <table:table-cell table:style-name="TableCell9569">
            <text:p text:style-name="P9570"/>
          </table:table-cell>
          <table:table-cell table:style-name="TableCell9571">
            <text:p text:style-name="P9572"/>
          </table:table-cell>
          <table:table-cell table:style-name="TableCell9573">
            <text:p text:style-name="P9574"/>
          </table:table-cell>
          <table:table-cell table:style-name="TableCell9575">
            <text:p text:style-name="P9576"/>
          </table:table-cell>
          <table:table-cell table:style-name="TableCell9577">
            <text:p text:style-name="P9578"/>
          </table:table-cell>
        </table:table-row>
        <table:table-row table:style-name="TableRow9579">
          <table:table-cell table:style-name="TableCell9580">
            <text:p text:style-name="P9581">293</text:p>
          </table:table-cell>
          <table:table-cell table:style-name="TableCell9582">
            <text:p text:style-name="P9583">386</text:p>
          </table:table-cell>
          <table:table-cell table:style-name="TableCell9584">
            <text:p text:style-name="P9585">Deoxys</text:p>
          </table:table-cell>
          <table:table-cell table:style-name="TableCell9586">
            <text:p text:style-name="P9587"/>
          </table:table-cell>
          <table:table-cell table:style-name="TableCell9588">
            <text:p text:style-name="P9589"/>
          </table:table-cell>
          <table:table-cell table:style-name="TableCell9590">
            <text:p text:style-name="P9591"/>
          </table:table-cell>
          <table:table-cell table:style-name="TableCell9592">
            <text:p text:style-name="P9593"/>
          </table:table-cell>
          <table:table-cell table:style-name="TableCell9594">
            <text:p text:style-name="P9595"/>
          </table:table-cell>
          <table:table-cell table:style-name="TableCell9596">
            <text:p text:style-name="P9597"/>
          </table:table-cell>
          <table:table-cell table:style-name="TableCell9598">
            <text:p text:style-name="P9599"/>
          </table:table-cell>
          <table:table-cell table:style-name="TableCell9600">
            <text:p text:style-name="P9601"/>
          </table:table-cell>
        </table:table-row>
        <table:table-row table:style-name="TableRow9602">
          <table:table-cell table:style-name="TableCell9603">
            <text:p text:style-name="P9604">294</text:p>
          </table:table-cell>
          <table:table-cell table:style-name="TableCell9605">
            <text:p text:style-name="P9606">150</text:p>
          </table:table-cell>
          <table:table-cell table:style-name="TableCell9607">
            <text:p text:style-name="P9608">Mewtwo</text:p>
          </table:table-cell>
          <table:table-cell table:style-name="TableCell9609">
            <text:p text:style-name="P9610"/>
          </table:table-cell>
          <table:table-cell table:style-name="TableCell9611">
            <text:p text:style-name="P9612"/>
          </table:table-cell>
          <table:table-cell table:style-name="TableCell9613">
            <text:p text:style-name="P9614"/>
          </table:table-cell>
          <table:table-cell table:style-name="TableCell9615">
            <text:p text:style-name="P9616"/>
          </table:table-cell>
          <table:table-cell table:style-name="TableCell9617">
            <text:p text:style-name="P9618"/>
          </table:table-cell>
          <table:table-cell table:style-name="TableCell9619">
            <text:p text:style-name="P9620"/>
          </table:table-cell>
          <table:table-cell table:style-name="TableCell9621">
            <text:p text:style-name="P9622"/>
          </table:table-cell>
          <table:table-cell table:style-name="TableCell9623">
            <text:p text:style-name="P9624"/>
          </table:table-cell>
        </table:table-row>
        <table:table-row table:style-name="TableRow9625">
          <table:table-cell table:style-name="TableCell9626">
            <text:p text:style-name="P9627"/>
          </table:table-cell>
          <table:table-cell table:style-name="TableCell9628">
            <text:p text:style-name="P9629"/>
          </table:table-cell>
          <table:table-cell table:style-name="TableCell9630">
            <text:p text:style-name="P9631"/>
          </table:table-cell>
          <table:table-cell table:style-name="TableCell9632">
            <text:p text:style-name="P9633"/>
          </table:table-cell>
          <table:table-cell table:style-name="TableCell9634">
            <text:p text:style-name="P9635"/>
          </table:table-cell>
          <table:table-cell table:style-name="TableCell9636">
            <text:p text:style-name="P9637"/>
          </table:table-cell>
          <table:table-cell table:style-name="TableCell9638">
            <text:p text:style-name="P9639"/>
          </table:table-cell>
          <table:table-cell table:style-name="TableCell9640">
            <text:p text:style-name="P9641"/>
          </table:table-cell>
          <table:table-cell table:style-name="TableCell9642">
            <text:p text:style-name="P9643"/>
          </table:table-cell>
          <table:table-cell table:style-name="TableCell9644">
            <text:p text:style-name="P9645"/>
          </table:table-cell>
          <table:table-cell table:style-name="TableCell9646">
            <text:p text:style-name="P9647"/>
          </table:table-cell>
        </table:table-row>
        <table:table-row table:style-name="TableRow9648">
          <table:table-cell table:style-name="TableCell9649">
            <text:p text:style-name="P9650">295</text:p>
          </table:table-cell>
          <table:table-cell table:style-name="TableCell9651">
            <text:p text:style-name="P9652">251</text:p>
          </table:table-cell>
          <table:table-cell table:style-name="TableCell9653">
            <text:p text:style-name="P9654">Celebi</text:p>
          </table:table-cell>
          <table:table-cell table:style-name="TableCell9655">
            <text:p text:style-name="P9656"/>
          </table:table-cell>
          <table:table-cell table:style-name="TableCell9657">
            <text:p text:style-name="P9658"/>
          </table:table-cell>
          <table:table-cell table:style-name="TableCell9659">
            <text:p text:style-name="P9660"/>
          </table:table-cell>
          <table:table-cell table:style-name="TableCell9661">
            <text:p text:style-name="P9662"/>
          </table:table-cell>
          <table:table-cell table:style-name="TableCell9663">
            <text:p text:style-name="P9664"/>
          </table:table-cell>
          <table:table-cell table:style-name="TableCell9665">
            <text:p text:style-name="P9666"/>
          </table:table-cell>
          <table:table-cell table:style-name="TableCell9667">
            <text:p text:style-name="P9668"/>
          </table:table-cell>
          <table:table-cell table:style-name="TableCell9669">
            <text:p text:style-name="P9670"/>
          </table:table-cell>
        </table:table-row>
        <table:table-row table:style-name="TableRow9671">
          <table:table-cell table:style-name="TableCell9672">
            <text:p text:style-name="P9673">296</text:p>
          </table:table-cell>
          <table:table-cell table:style-name="TableCell9674">
            <text:p text:style-name="P9675">385</text:p>
          </table:table-cell>
          <table:table-cell table:style-name="TableCell9676">
            <text:p text:style-name="P9677">Jirachi</text:p>
          </table:table-cell>
          <table:table-cell table:style-name="TableCell9678">
            <text:p text:style-name="P9679"/>
          </table:table-cell>
          <table:table-cell table:style-name="TableCell9680">
            <text:p text:style-name="P9681"/>
          </table:table-cell>
          <table:table-cell table:style-name="TableCell9682">
            <text:p text:style-name="P9683"/>
          </table:table-cell>
          <table:table-cell table:style-name="TableCell9684">
            <text:p text:style-name="P9685"/>
          </table:table-cell>
          <table:table-cell table:style-name="TableCell9686">
            <text:p text:style-name="P9687"/>
          </table:table-cell>
          <table:table-cell table:style-name="TableCell9688">
            <text:p text:style-name="P9689"/>
          </table:table-cell>
          <table:table-cell table:style-name="TableCell9690">
            <text:p text:style-name="P9691"/>
          </table:table-cell>
          <table:table-cell table:style-name="TableCell9692">
            <text:p text:style-name="P9693"/>
          </table:table-cell>
        </table:table-row>
        <table:table-row table:style-name="TableRow9694">
          <table:table-cell table:style-name="TableCell9695">
            <text:p text:style-name="P9696">297</text:p>
          </table:table-cell>
          <table:table-cell table:style-name="TableCell9697">
            <text:p text:style-name="P9698">151</text:p>
          </table:table-cell>
          <table:table-cell table:style-name="TableCell9699">
            <text:p text:style-name="P9700">Mew</text:p>
          </table:table-cell>
          <table:table-cell table:style-name="TableCell9701">
            <text:p text:style-name="P9702"/>
          </table:table-cell>
          <table:table-cell table:style-name="TableCell9703">
            <text:p text:style-name="P9704"/>
          </table:table-cell>
          <table:table-cell table:style-name="TableCell9705">
            <text:p text:style-name="P9706"/>
          </table:table-cell>
          <table:table-cell table:style-name="TableCell9707">
            <text:p text:style-name="P9708"/>
          </table:table-cell>
          <table:table-cell table:style-name="TableCell9709">
            <text:p text:style-name="P9710"/>
          </table:table-cell>
          <table:table-cell table:style-name="TableCell9711">
            <text:p text:style-name="P9712"/>
          </table:table-cell>
          <table:table-cell table:style-name="TableCell9713">
            <text:p text:style-name="P9714"/>
          </table:table-cell>
          <table:table-cell table:style-name="TableCell9715">
            <text:p text:style-name="P9716"/>
          </table:table-cell>
        </table:table-row>
        <table:table-row table:style-name="TableRow9717">
          <table:table-cell table:style-name="TableCell9718">
            <text:p text:style-name="P9719"/>
          </table:table-cell>
          <table:table-cell table:style-name="TableCell9720">
            <text:p text:style-name="P9721"/>
          </table:table-cell>
          <table:table-cell table:style-name="TableCell9722">
            <text:p text:style-name="P9723"/>
          </table:table-cell>
          <table:table-cell table:style-name="TableCell9724">
            <text:p text:style-name="P9725"/>
          </table:table-cell>
          <table:table-cell table:style-name="TableCell9726">
            <text:p text:style-name="P9727"/>
          </table:table-cell>
          <table:table-cell table:style-name="TableCell9728">
            <text:p text:style-name="P9729"/>
          </table:table-cell>
          <table:table-cell table:style-name="TableCell9730">
            <text:p text:style-name="P9731"/>
          </table:table-cell>
          <table:table-cell table:style-name="TableCell9732">
            <text:p text:style-name="P9733"/>
          </table:table-cell>
          <table:table-cell table:style-name="TableCell9734">
            <text:p text:style-name="P9735"/>
          </table:table-cell>
          <table:table-cell table:style-name="TableCell9736">
            <text:p text:style-name="P9737"/>
          </table:table-cell>
          <table:table-cell table:style-name="TableCell9738">
            <text:p text:style-name="P9739"/>
          </table:table-cell>
        </table:table-row>
        <table:table-row table:style-name="TableRow9740">
          <table:table-cell table:style-name="TableCell9741">
            <text:p text:style-name="P9742">298</text:p>
          </table:table-cell>
          <table:table-cell table:style-name="TableCell9743">
            <text:p text:style-name="P9744">647</text:p>
          </table:table-cell>
          <table:table-cell table:style-name="TableCell9745">
            <text:p text:style-name="P9746">Keldeo</text:p>
          </table:table-cell>
          <table:table-cell table:style-name="TableCell9747">
            <text:p text:style-name="P9748"/>
          </table:table-cell>
          <table:table-cell table:style-name="TableCell9749">
            <text:p text:style-name="P9750"/>
          </table:table-cell>
          <table:table-cell table:style-name="TableCell9751">
            <text:p text:style-name="P9752"/>
          </table:table-cell>
          <table:table-cell table:style-name="TableCell9753">
            <text:p text:style-name="P9754"/>
          </table:table-cell>
          <table:table-cell table:style-name="TableCell9755">
            <text:p text:style-name="P9756"/>
          </table:table-cell>
          <table:table-cell table:style-name="TableCell9757">
            <text:p text:style-name="P9758"/>
          </table:table-cell>
          <table:table-cell table:style-name="TableCell9759">
            <text:p text:style-name="P9760"/>
          </table:table-cell>
          <table:table-cell table:style-name="TableCell9761">
            <text:p text:style-name="P9762"/>
          </table:table-cell>
        </table:table-row>
        <table:table-row table:style-name="TableRow9763">
          <table:table-cell table:style-name="TableCell9764">
            <text:p text:style-name="P9765">299</text:p>
          </table:table-cell>
          <table:table-cell table:style-name="TableCell9766">
            <text:p text:style-name="P9767">384</text:p>
          </table:table-cell>
          <table:table-cell table:style-name="TableCell9768">
            <text:p text:style-name="P9769">Rayquaza</text:p>
          </table:table-cell>
          <table:table-cell table:style-name="TableCell9770">
            <text:p text:style-name="P9771"/>
          </table:table-cell>
          <table:table-cell table:style-name="TableCell9772">
            <text:p text:style-name="P9773"/>
          </table:table-cell>
          <table:table-cell table:style-name="TableCell9774">
            <text:p text:style-name="P9775"/>
          </table:table-cell>
          <table:table-cell table:style-name="TableCell9776">
            <text:p text:style-name="P9777"/>
          </table:table-cell>
          <table:table-cell table:style-name="TableCell9778">
            <text:p text:style-name="P9779"/>
          </table:table-cell>
          <table:table-cell table:style-name="TableCell9780">
            <text:p text:style-name="P9781"/>
          </table:table-cell>
          <table:table-cell table:style-name="TableCell9782">
            <text:p text:style-name="P9783"/>
          </table:table-cell>
          <table:table-cell table:style-name="TableCell9784">
            <text:p text:style-name="P9785"/>
          </table:table-cell>
        </table:table-row>
        <table:table-row table:style-name="TableRow9786">
          <table:table-cell table:style-name="TableCell9787">
            <text:p text:style-name="P9788">300</text:p>
          </table:table-cell>
          <table:table-cell table:style-name="TableCell9789">
            <text:p text:style-name="P9790">487</text:p>
          </table:table-cell>
          <table:table-cell table:style-name="TableCell9791">
            <text:p text:style-name="P9792">Giratina</text:p>
          </table:table-cell>
          <table:table-cell table:style-name="TableCell9793">
            <text:p text:style-name="P9794"/>
          </table:table-cell>
          <table:table-cell table:style-name="TableCell9795">
            <text:p text:style-name="P9796"/>
          </table:table-cell>
          <table:table-cell table:style-name="TableCell9797">
            <text:p text:style-name="P9798"/>
          </table:table-cell>
          <table:table-cell table:style-name="TableCell9799">
            <text:p text:style-name="P9800"/>
          </table:table-cell>
          <table:table-cell table:style-name="TableCell9801">
            <text:p text:style-name="P9802"/>
          </table:table-cell>
          <table:table-cell table:style-name="TableCell9803">
            <text:p text:style-name="P9804"/>
          </table:table-cell>
          <table:table-cell table:style-name="TableCell9805">
            <text:p text:style-name="P9806"/>
          </table:table-cell>
          <table:table-cell table:style-name="TableCell9807">
            <text:p text:style-name="P9808"/>
          </table:table-cell>
        </table:table-row>
        <table:table-row table:style-name="TableRow9809">
          <table:table-cell table:style-name="TableCell9810">
            <text:p text:style-name="P9811">301</text:p>
          </table:table-cell>
          <table:table-cell table:style-name="TableCell9812">
            <text:p text:style-name="P9813">493</text:p>
          </table:table-cell>
          <table:table-cell table:style-name="TableCell9814">
            <text:p text:style-name="P9815">Arceus</text:p>
          </table:table-cell>
          <table:table-cell table:style-name="TableCell9816">
            <text:p text:style-name="P9817"/>
          </table:table-cell>
          <table:table-cell table:style-name="TableCell9818">
            <text:p text:style-name="P9819"/>
          </table:table-cell>
          <table:table-cell table:style-name="TableCell9820">
            <text:p text:style-name="P9821"/>
          </table:table-cell>
          <table:table-cell table:style-name="TableCell9822">
            <text:p text:style-name="P9823"/>
          </table:table-cell>
          <table:table-cell table:style-name="TableCell9824">
            <text:p text:style-name="P9825"/>
          </table:table-cell>
          <table:table-cell table:style-name="TableCell9826">
            <text:p text:style-name="P9827"/>
          </table:table-cell>
          <table:table-cell table:style-name="TableCell9828">
            <text:p text:style-name="P9829"/>
          </table:table-cell>
          <table:table-cell table:style-name="TableCell9830">
            <text:p text:style-name="P9831"/>
          </table:table-cell>
        </table:table-row>
      </table:table>
      <text:p text:style-name="P9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2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</office:automatic-styles>
  <office:master-styles>
    <style:master-page style:name="MP0" style:page-layout-name="PL0">
      <style:header>
        <text:p text:style-name="En-tête">Pokéde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24T06:44:00Z</meta:creation-date>
    <dc:date>2023-09-30T19:53:00Z</dc:date>
    <meta:template xlink:href="Normal" xlink:type="simple"/>
    <meta:editing-cycles>35</meta:editing-cycles>
    <meta:editing-duration>PT0S</meta:editing-duration>
    <meta:document-statistic meta:page-count="13" meta:paragraph-count="18" meta:word-count="1403" meta:character-count="9104" meta:row-count="64" meta:non-whitespace-character-count="7719"/>
  </office:meta>
</office:document-meta>
</file>